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425in"/>
    </style:style>
    <style:style style:name="co2" style:family="table-column">
      <style:table-column-properties fo:break-before="auto" style:column-width="1.1008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0.7528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2.8945in"/>
    </style:style>
    <style:style style:name="co7" style:family="table-column">
      <style:table-column-properties fo:break-before="auto" style:column-width="2.7008in"/>
    </style:style>
    <style:style style:name="co8" style:family="table-column">
      <style:table-column-properties fo:break-before="auto" style:column-width="4.5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ce2" style:family="table-cell" style:parent-style-name="Default" style:data-style-name="N116">
      <style:table-cell-properties fo:background-color="#ff00ff"/>
    </style:style>
    <style:style style:name="ce3" style:family="table-cell" style:parent-style-name="Default" style:data-style-name="N116">
      <style:table-cell-properties fo:background-color="#ffff00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float" office:value="673.914008">
            <text:p>673.914008</text:p>
          </table:table-cell>
          <table:table-cell office:value-type="float" office:value="2664775242940">
            <text:p>2664775242940</text:p>
          </table:table-cell>
          <table:table-cell table:number-columns-repeated="5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14011">
            <text:p>673.914011</text:p>
          </table:table-cell>
          <table:table-cell office:value-type="float" office:value="2664775278283">
            <text:p>2664775278283</text:p>
          </table:table-cell>
          <table:table-cell office:value-type="float" office:value="0">
            <text:p>0.000000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14012">
            <text:p>673.914012</text:p>
          </table:table-cell>
          <table:table-cell office:value-type="float" office:value="2664775278283">
            <text:p>2664775278283</text:p>
          </table:table-cell>
          <table:table-cell table:formula="of:=([.B3]-[.B$2])/10^9" office:value-type="float" office:value="0">
            <text:p>0.000000</text:p>
          </table:table-cell>
          <table:table-cell table:formula="of:=[.C3]-[.C2]" office:value-type="float" office:value="0">
            <text:p>0.000000</text:p>
          </table:table-cell>
          <table:table-cell table:formula="of:=[.A3]-[.A2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782278283; c_s is fully topped up</text:p>
          </table:table-cell>
        </table:table-row>
        <table:table-row table:style-name="ro1">
          <table:table-cell office:value-type="float" office:value="673.914017">
            <text:p>673.914017</text:p>
          </table:table-cell>
          <table:table-cell office:value-type="float" office:value="2664775278283">
            <text:p>2664775278283</text:p>
          </table:table-cell>
          <table:table-cell table:formula="of:=([.B4]-[.B$2])/10^9" office:value-type="float" office:value="0">
            <text:p>0.000000</text:p>
          </table:table-cell>
          <table:table-cell table:formula="of:=[.C4]-[.C3]" office:value-type="float" office:value="0">
            <text:p>0.000000</text:p>
          </table:table-cell>
          <table:table-cell table:formula="of:=[.A4]-[.A3]" office:value-type="float" office:value="0.00000499999998737621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14019">
            <text:p>673.914019</text:p>
          </table:table-cell>
          <table:table-cell office:value-type="float" office:value="2664775286636">
            <text:p>2664775286636</text:p>
          </table:table-cell>
          <table:table-cell table:formula="of:=([.B5]-[.B$2])/10^9" office:value-type="float" office:value="0.000008353">
            <text:p>0.000008</text:p>
          </table:table-cell>
          <table:table-cell table:formula="of:=[.C5]-[.C4]" office:value-type="float" office:value="0.000008353">
            <text:p>0.000008</text:p>
          </table:table-cell>
          <table:table-cell table:formula="of:=[.A5]-[.A4]" office:value-type="float" office:value="0.00000200000010863732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1402">
            <text:p>673.914020</text:p>
          </table:table-cell>
          <table:table-cell office:value-type="float" office:value="2664775286636">
            <text:p>2664775286636</text:p>
          </table:table-cell>
          <table:table-cell table:formula="of:=([.B6]-[.B$2])/10^9" office:value-type="float" office:value="0.000008353">
            <text:p>0.000008</text:p>
          </table:table-cell>
          <table:table-cell table:formula="of:=[.C6]-[.C5]" office:value-type="float" office:value="0">
            <text:p>0.000000</text:p>
          </table:table-cell>
          <table:table-cell table:formula="of:=[.A6]-[.A5]" office:value-type="float" office:value="0.000000999999997475243">
            <text:p>0.000001</text:p>
          </table:table-cell>
          <table:table-cell/>
          <table:table-cell office:value-type="string">
            <text:p>d_s is renewed (r + D) to 2664780286636; c_s is fully topped up</text:p>
          </table:table-cell>
          <table:table-cell/>
        </table:table-row>
        <table:table-row table:style-name="ro1">
          <table:table-cell office:value-type="float" office:value="673.914023">
            <text:p>673.914023</text:p>
          </table:table-cell>
          <table:table-cell office:value-type="float" office:value="2664775286636">
            <text:p>2664775286636</text:p>
          </table:table-cell>
          <table:table-cell table:formula="of:=([.B7]-[.B$2])/10^9" office:value-type="float" office:value="0.000008353">
            <text:p>0.000008</text:p>
          </table:table-cell>
          <table:table-cell table:formula="of:=[.C7]-[.C6]" office:value-type="float" office:value="0">
            <text:p>0.000000</text:p>
          </table:table-cell>
          <table:table-cell table:formula="of:=[.A7]-[.A6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14026">
            <text:p>673.914026</text:p>
          </table:table-cell>
          <table:table-cell office:value-type="float" office:value="2664775293103">
            <text:p>2664775293103</text:p>
          </table:table-cell>
          <table:table-cell table:formula="of:=([.B8]-[.B$2])/10^9" office:value-type="float" office:value="0.00001482">
            <text:p>0.000015</text:p>
          </table:table-cell>
          <table:table-cell table:formula="of:=[.C8]-[.C7]" office:value-type="float" office:value="0.000006467">
            <text:p>0.000006</text:p>
          </table:table-cell>
          <table:table-cell table:formula="of:=[.A8]-[.A7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14026">
            <text:p>673.914026</text:p>
          </table:table-cell>
          <table:table-cell office:value-type="float" office:value="2664775293103">
            <text:p>2664775293103</text:p>
          </table:table-cell>
          <table:table-cell table:formula="of:=([.B9]-[.B$2])/10^9" office:value-type="float" office:value="0.00001482">
            <text:p>0.000015</text:p>
          </table:table-cell>
          <table:table-cell table:formula="of:=[.C9]-[.C8]" office:value-type="float" office:value="0">
            <text:p>0.000000</text:p>
          </table:table-cell>
          <table:table-cell table:formula="of:=[.A9]-[.A8]" office:value-type="float" office:value="0">
            <text:p>0.000000</text:p>
          </table:table-cell>
          <table:table-cell office:value-type="string">
            <text:p>d_s is renewed (r + D) to 2664777293103; c_s is fully topped up</text:p>
          </table:table-cell>
          <table:table-cell table:number-columns-repeated="2"/>
        </table:table-row>
        <table:table-row table:style-name="ro1">
          <table:table-cell office:value-type="float" office:value="673.914046">
            <text:p>673.914046</text:p>
          </table:table-cell>
          <table:table-cell office:value-type="float" office:value="2664775293103">
            <text:p>2664775293103</text:p>
          </table:table-cell>
          <table:table-cell table:formula="of:=([.B10]-[.B$2])/10^9" office:value-type="float" office:value="0.00001482">
            <text:p>0.000015</text:p>
          </table:table-cell>
          <table:table-cell table:formula="of:=[.C10]-[.C9]" office:value-type="float" office:value="0">
            <text:p>0.000000</text:p>
          </table:table-cell>
          <table:table-cell table:formula="of:=[.A10]-[.A9]" office:value-type="float" office:value="0.0000199999999495049">
            <text:p>0.00002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3.914972">
            <text:p>673.914972</text:p>
          </table:table-cell>
          <table:table-cell office:value-type="float" office:value="2664776240736">
            <text:p>2664776240736</text:p>
          </table:table-cell>
          <table:table-cell table:formula="of:=([.B11]-[.B$2])/10^9" office:value-type="float" office:value="0.000962453">
            <text:p>0.000962</text:p>
          </table:table-cell>
          <table:table-cell table:formula="of:=[.C11]-[.C10]" office:value-type="float" office:value="0.000947633">
            <text:p>0.000948</text:p>
          </table:table-cell>
          <table:table-cell table:formula="of:=[.A11]-[.A10]" office:value-type="float" office:value="0.000926000000049498">
            <text:p>0.00092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14973">
            <text:p>673.914973</text:p>
          </table:table-cell>
          <table:table-cell office:value-type="float" office:value="2664776240736">
            <text:p>2664776240736</text:p>
          </table:table-cell>
          <table:table-cell table:formula="of:=([.B12]-[.B$2])/10^9" office:value-type="float" office:value="0.000962453">
            <text:p>0.000962</text:p>
          </table:table-cell>
          <table:table-cell table:formula="of:=[.C12]-[.C11]" office:value-type="float" office:value="0">
            <text:p>0.000000</text:p>
          </table:table-cell>
          <table:table-cell table:formula="of:=[.A12]-[.A1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1498">
            <text:p>673.914980</text:p>
          </table:table-cell>
          <table:table-cell office:value-type="float" office:value="2664776240736">
            <text:p>2664776240736</text:p>
          </table:table-cell>
          <table:table-cell table:formula="of:=([.B13]-[.B$2])/10^9" office:value-type="float" office:value="0.000962453">
            <text:p>0.000962</text:p>
          </table:table-cell>
          <table:table-cell table:formula="of:=[.C13]-[.C12]" office:value-type="float" office:value="0">
            <text:p>0.000000</text:p>
          </table:table-cell>
          <table:table-cell table:formula="of:=[.A13]-[.A12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16885">
            <text:p>673.916885</text:p>
          </table:table-cell>
          <table:table-cell office:value-type="float" office:value="2664778154342">
            <text:p>2664778154342</text:p>
          </table:table-cell>
          <table:table-cell table:formula="of:=([.B14]-[.B$2])/10^9" office:value-type="float" office:value="0.002876059">
            <text:p>0.002876</text:p>
          </table:table-cell>
          <table:table-cell table:formula="of:=[.C14]-[.C13]" office:value-type="float" office:value="0.001913606">
            <text:p>0.001914</text:p>
          </table:table-cell>
          <table:table-cell table:formula="of:=[.A14]-[.A13]" office:value-type="float" office:value="0.00190499999996518">
            <text:p>0.0019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16887">
            <text:p>673.916887</text:p>
          </table:table-cell>
          <table:table-cell office:value-type="float" office:value="2664778154342">
            <text:p>2664778154342</text:p>
          </table:table-cell>
          <table:table-cell table:formula="of:=([.B15]-[.B$2])/10^9" office:value-type="float" office:value="0.002876059">
            <text:p>0.002876</text:p>
          </table:table-cell>
          <table:table-cell table:formula="of:=[.C15]-[.C14]" office:value-type="float" office:value="0">
            <text:p>0.000000</text:p>
          </table:table-cell>
          <table:table-cell table:formula="of:=[.A15]-[.A1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16891">
            <text:p>673.916891</text:p>
          </table:table-cell>
          <table:table-cell office:value-type="float" office:value="2664778154342">
            <text:p>2664778154342</text:p>
          </table:table-cell>
          <table:table-cell table:formula="of:=([.B16]-[.B$2])/10^9" office:value-type="float" office:value="0.002876059">
            <text:p>0.002876</text:p>
          </table:table-cell>
          <table:table-cell table:formula="of:=[.C16]-[.C15]" office:value-type="float" office:value="0">
            <text:p>0.000000</text:p>
          </table:table-cell>
          <table:table-cell table:formula="of:=[.A16]-[.A15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17988">
            <text:p>673.917988</text:p>
          </table:table-cell>
          <table:table-cell office:value-type="float" office:value="2664778154342">
            <text:p>2664778154342</text:p>
          </table:table-cell>
          <table:table-cell table:formula="of:=([.B17]-[.B$2])/10^9" office:value-type="float" office:value="0.002876059">
            <text:p>0.002876</text:p>
          </table:table-cell>
          <table:table-cell table:formula="of:=[.C17]-[.C16]" office:value-type="float" office:value="0">
            <text:p>0.000000</text:p>
          </table:table-cell>
          <table:table-cell table:formula="of:=[.A17]-[.A16]" office:value-type="float" office:value="0.00109700000007251">
            <text:p>0.00109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1799">
            <text:p>673.917990</text:p>
          </table:table-cell>
          <table:table-cell office:value-type="float" office:value="2664779259493">
            <text:p>2664779259493</text:p>
          </table:table-cell>
          <table:table-cell table:formula="of:=([.B18]-[.B$2])/10^9" office:value-type="float" office:value="0.00398121">
            <text:p>0.003981</text:p>
          </table:table-cell>
          <table:table-cell table:formula="of:=[.C18]-[.C17]" office:value-type="float" office:value="0.001105151">
            <text:p>0.001105</text:p>
          </table:table-cell>
          <table:table-cell table:formula="of:=[.A18]-[.A1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17991">
            <text:p>673.917991</text:p>
          </table:table-cell>
          <table:table-cell office:value-type="float" office:value="2664779259493">
            <text:p>2664779259493</text:p>
          </table:table-cell>
          <table:table-cell table:formula="of:=([.B19]-[.B$2])/10^9" office:value-type="float" office:value="0.00398121">
            <text:p>0.003981</text:p>
          </table:table-cell>
          <table:table-cell table:formula="of:=[.C19]-[.C18]" office:value-type="float" office:value="0">
            <text:p>0.000000</text:p>
          </table:table-cell>
          <table:table-cell table:formula="of:=[.A19]-[.A18]" office:value-type="float" office:value="0.000000999999997475243">
            <text:p>0.000001</text:p>
          </table:table-cell>
          <table:table-cell office:value-type="string">
            <text:p>d_s is renewed (r + D) to 2664781259493; c_s is fully topped up</text:p>
          </table:table-cell>
          <table:table-cell table:number-columns-repeated="2"/>
        </table:table-row>
        <table:table-row table:style-name="ro1">
          <table:table-cell office:value-type="float" office:value="673.917992">
            <text:p>673.917992</text:p>
          </table:table-cell>
          <table:table-cell office:value-type="float" office:value="2664779259493">
            <text:p>2664779259493</text:p>
          </table:table-cell>
          <table:table-cell table:formula="of:=([.B20]-[.B$2])/10^9" office:value-type="float" office:value="0.00398121">
            <text:p>0.003981</text:p>
          </table:table-cell>
          <table:table-cell table:formula="of:=[.C20]-[.C19]" office:value-type="float" office:value="0">
            <text:p>0.000000</text:p>
          </table:table-cell>
          <table:table-cell table:formula="of:=[.A20]-[.A19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3.917999">
            <text:p>673.917999</text:p>
          </table:table-cell>
          <table:table-cell office:value-type="float" office:value="2664779268566">
            <text:p>2664779268566</text:p>
          </table:table-cell>
          <table:table-cell table:formula="of:=([.B21]-[.B$2])/10^9" office:value-type="float" office:value="0.003990283">
            <text:p>0.003990</text:p>
          </table:table-cell>
          <table:table-cell table:formula="of:=[.C21]-[.C20]" office:value-type="float" office:value="0.00000907300000000007">
            <text:p>0.000009</text:p>
          </table:table-cell>
          <table:table-cell table:formula="of:=[.A21]-[.A20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18005">
            <text:p>673.918005</text:p>
          </table:table-cell>
          <table:table-cell office:value-type="float" office:value="2664779268566">
            <text:p>2664779268566</text:p>
          </table:table-cell>
          <table:table-cell table:formula="of:=([.B22]-[.B$2])/10^9" office:value-type="float" office:value="0.003990283">
            <text:p>0.003990</text:p>
          </table:table-cell>
          <table:table-cell table:formula="of:=[.C22]-[.C21]" office:value-type="float" office:value="0">
            <text:p>0.000000</text:p>
          </table:table-cell>
          <table:table-cell table:formula="of:=[.A22]-[.A21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3.918916">
            <text:p>673.918916</text:p>
          </table:table-cell>
          <table:table-cell office:value-type="float" office:value="2664780193927">
            <text:p>2664780193927</text:p>
          </table:table-cell>
          <table:table-cell table:formula="of:=([.B23]-[.B$2])/10^9" office:value-type="float" office:value="0.004915644">
            <text:p>0.004916</text:p>
          </table:table-cell>
          <table:table-cell table:formula="of:=[.C23]-[.C22]" office:value-type="float" office:value="0.000925361">
            <text:p>0.000925</text:p>
          </table:table-cell>
          <table:table-cell table:formula="of:=[.A23]-[.A22]" office:value-type="float" office:value="0.000910999999973683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18918">
            <text:p>673.918918</text:p>
          </table:table-cell>
          <table:table-cell office:value-type="float" office:value="2664780193927">
            <text:p>2664780193927</text:p>
          </table:table-cell>
          <table:table-cell table:formula="of:=([.B24]-[.B$2])/10^9" office:value-type="float" office:value="0.004915644">
            <text:p>0.004916</text:p>
          </table:table-cell>
          <table:table-cell table:formula="of:=[.C24]-[.C23]" office:value-type="float" office:value="0">
            <text:p>0.000000</text:p>
          </table:table-cell>
          <table:table-cell table:formula="of:=[.A24]-[.A2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18923">
            <text:p>673.918923</text:p>
          </table:table-cell>
          <table:table-cell office:value-type="float" office:value="2664780193927">
            <text:p>2664780193927</text:p>
          </table:table-cell>
          <table:table-cell table:formula="of:=([.B25]-[.B$2])/10^9" office:value-type="float" office:value="0.004915644">
            <text:p>0.004916</text:p>
          </table:table-cell>
          <table:table-cell table:formula="of:=[.C25]-[.C24]" office:value-type="float" office:value="0">
            <text:p>0.000000</text:p>
          </table:table-cell>
          <table:table-cell table:formula="of:=[.A25]-[.A2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3.918986">
            <text:p>673.918986</text:p>
          </table:table-cell>
          <table:table-cell office:value-type="float" office:value="2664780193927">
            <text:p>2664780193927</text:p>
          </table:table-cell>
          <table:table-cell table:formula="of:=([.B26]-[.B$2])/10^9" office:value-type="float" office:value="0.004915644">
            <text:p>0.004916</text:p>
          </table:table-cell>
          <table:table-cell table:formula="of:=[.C26]-[.C25]" office:value-type="float" office:value="0">
            <text:p>0.000000</text:p>
          </table:table-cell>
          <table:table-cell table:formula="of:=[.A26]-[.A25]" office:value-type="float" office:value="0.000063000000068314">
            <text:p>0.00006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18988">
            <text:p>673.918988</text:p>
          </table:table-cell>
          <table:table-cell office:value-type="float" office:value="2664780265415">
            <text:p>2664780265415</text:p>
          </table:table-cell>
          <table:table-cell table:formula="of:=([.B27]-[.B$2])/10^9" office:value-type="float" office:value="0.004987132">
            <text:p>0.004987</text:p>
          </table:table-cell>
          <table:table-cell table:formula="of:=[.C27]-[.C26]" office:value-type="float" office:value="0.0000714879999999998">
            <text:p>0.000071</text:p>
          </table:table-cell>
          <table:table-cell table:formula="of:=[.A27]-[.A2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18989">
            <text:p>673.918989</text:p>
          </table:table-cell>
          <table:table-cell office:value-type="float" office:value="2664780265415">
            <text:p>2664780265415</text:p>
          </table:table-cell>
          <table:table-cell table:formula="of:=([.B28]-[.B$2])/10^9" office:value-type="float" office:value="0.004987132">
            <text:p>0.004987</text:p>
          </table:table-cell>
          <table:table-cell table:formula="of:=[.C28]-[.C27]" office:value-type="float" office:value="0">
            <text:p>0.000000</text:p>
          </table:table-cell>
          <table:table-cell table:formula="of:=[.A28]-[.A27]" office:value-type="float" office:value="0.000000999999997475243">
            <text:p>0.000001</text:p>
          </table:table-cell>
          <table:table-cell/>
          <table:table-cell office:value-type="string">
            <text:p>86394 / 21221 &gt; 2000000 / 5000000</text:p>
          </table:table-cell>
          <table:table-cell/>
        </table:table-row>
        <table:table-row table:style-name="ro1">
          <table:table-cell office:value-type="float" office:value="673.91899">
            <text:p>673.918990</text:p>
          </table:table-cell>
          <table:table-cell office:value-type="float" office:value="2664780265415">
            <text:p>2664780265415</text:p>
          </table:table-cell>
          <table:table-cell table:formula="of:=([.B29]-[.B$2])/10^9" office:value-type="float" office:value="0.004987132">
            <text:p>0.004987</text:p>
          </table:table-cell>
          <table:table-cell table:formula="of:=[.C29]-[.C28]" office:value-type="float" office:value="0">
            <text:p>0.000000</text:p>
          </table:table-cell>
          <table:table-cell table:formula="of:=[.A29]-[.A28]" office:value-type="float" office:value="0.000000999999997475243">
            <text:p>0.000001</text:p>
          </table:table-cell>
          <table:table-cell/>
          <table:table-cell office:value-type="string">
            <text:p>d_s is renewed (r + D) to 2664785265415; c_s is fully topped up</text:p>
          </table:table-cell>
          <table:table-cell/>
        </table:table-row>
        <table:table-row table:style-name="ro1">
          <table:table-cell office:value-type="float" office:value="673.920761">
            <text:p>673.920761</text:p>
          </table:table-cell>
          <table:table-cell office:value-type="float" office:value="2664782038363">
            <text:p>2664782038363</text:p>
          </table:table-cell>
          <table:table-cell table:formula="of:=([.B30]-[.B$2])/10^9" office:value-type="float" office:value="0.00676008">
            <text:p>0.006760</text:p>
          </table:table-cell>
          <table:table-cell table:formula="of:=[.C30]-[.C29]" office:value-type="float" office:value="0.001772948">
            <text:p>0.001773</text:p>
          </table:table-cell>
          <table:table-cell table:formula="of:=[.A30]-[.A29]" office:value-type="float" office:value="0.00177099999996244">
            <text:p>0.00177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20762">
            <text:p>673.920762</text:p>
          </table:table-cell>
          <table:table-cell office:value-type="float" office:value="2664782038363">
            <text:p>2664782038363</text:p>
          </table:table-cell>
          <table:table-cell table:formula="of:=([.B31]-[.B$2])/10^9" office:value-type="float" office:value="0.00676008">
            <text:p>0.006760</text:p>
          </table:table-cell>
          <table:table-cell table:formula="of:=[.C31]-[.C30]" office:value-type="float" office:value="0">
            <text:p>0.000000</text:p>
          </table:table-cell>
          <table:table-cell table:formula="of:=[.A31]-[.A30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20767">
            <text:p>673.920767</text:p>
          </table:table-cell>
          <table:table-cell office:value-type="float" office:value="2664782038363">
            <text:p>2664782038363</text:p>
          </table:table-cell>
          <table:table-cell table:formula="of:=([.B32]-[.B$2])/10^9" office:value-type="float" office:value="0.00676008">
            <text:p>0.006760</text:p>
          </table:table-cell>
          <table:table-cell table:formula="of:=[.C32]-[.C31]" office:value-type="float" office:value="0">
            <text:p>0.000000</text:p>
          </table:table-cell>
          <table:table-cell table:formula="of:=[.A32]-[.A31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21979">
            <text:p>673.921979</text:p>
          </table:table-cell>
          <table:table-cell office:value-type="float" office:value="2664782038363">
            <text:p>2664782038363</text:p>
          </table:table-cell>
          <table:table-cell table:formula="of:=([.B33]-[.B$2])/10^9" office:value-type="float" office:value="0.00676008">
            <text:p>0.006760</text:p>
          </table:table-cell>
          <table:table-cell table:formula="of:=[.C33]-[.C32]" office:value-type="float" office:value="0">
            <text:p>0.000000</text:p>
          </table:table-cell>
          <table:table-cell table:formula="of:=[.A33]-[.A32]" office:value-type="float" office:value="0.00121200000000954">
            <text:p>0.0012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21982">
            <text:p>673.921982</text:p>
          </table:table-cell>
          <table:table-cell office:value-type="float" office:value="2664783259270">
            <text:p>2664783259270</text:p>
          </table:table-cell>
          <table:table-cell table:formula="of:=([.B34]-[.B$2])/10^9" office:value-type="float" office:value="0.007980987">
            <text:p>0.007981</text:p>
          </table:table-cell>
          <table:table-cell table:formula="of:=[.C34]-[.C33]" office:value-type="float" office:value="0.001220907">
            <text:p>0.001221</text:p>
          </table:table-cell>
          <table:table-cell table:formula="of:=[.A34]-[.A33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21982">
            <text:p>673.921982</text:p>
          </table:table-cell>
          <table:table-cell office:value-type="float" office:value="2664783259270">
            <text:p>2664783259270</text:p>
          </table:table-cell>
          <table:table-cell table:formula="of:=([.B35]-[.B$2])/10^9" office:value-type="float" office:value="0.007980987">
            <text:p>0.007981</text:p>
          </table:table-cell>
          <table:table-cell table:formula="of:=[.C35]-[.C34]" office:value-type="float" office:value="0">
            <text:p>0.000000</text:p>
          </table:table-cell>
          <table:table-cell table:formula="of:=[.A35]-[.A34]" office:value-type="float" office:value="0">
            <text:p>0.000000</text:p>
          </table:table-cell>
          <table:table-cell office:value-type="string">
            <text:p>d_s is renewed (r + D) to 2664785259270; c_s is fully topped up</text:p>
          </table:table-cell>
          <table:table-cell table:number-columns-repeated="2"/>
        </table:table-row>
        <table:table-row table:style-name="ro1">
          <table:table-cell office:value-type="float" office:value="673.921984">
            <text:p>673.921984</text:p>
          </table:table-cell>
          <table:table-cell office:value-type="float" office:value="2664783259270">
            <text:p>2664783259270</text:p>
          </table:table-cell>
          <table:table-cell table:formula="of:=([.B36]-[.B$2])/10^9" office:value-type="float" office:value="0.007980987">
            <text:p>0.007981</text:p>
          </table:table-cell>
          <table:table-cell table:formula="of:=[.C36]-[.C35]" office:value-type="float" office:value="0">
            <text:p>0.000000</text:p>
          </table:table-cell>
          <table:table-cell table:formula="of:=[.A36]-[.A3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21991">
            <text:p>673.921991</text:p>
          </table:table-cell>
          <table:table-cell office:value-type="float" office:value="2664783268337">
            <text:p>2664783268337</text:p>
          </table:table-cell>
          <table:table-cell table:formula="of:=([.B37]-[.B$2])/10^9" office:value-type="float" office:value="0.007990054">
            <text:p>0.007990</text:p>
          </table:table-cell>
          <table:table-cell table:formula="of:=[.C37]-[.C36]" office:value-type="float" office:value="0.00000906699999999976">
            <text:p>0.000009</text:p>
          </table:table-cell>
          <table:table-cell table:formula="of:=[.A37]-[.A36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21996">
            <text:p>673.921996</text:p>
          </table:table-cell>
          <table:table-cell office:value-type="float" office:value="2664783268337">
            <text:p>2664783268337</text:p>
          </table:table-cell>
          <table:table-cell table:formula="of:=([.B38]-[.B$2])/10^9" office:value-type="float" office:value="0.007990054">
            <text:p>0.007990</text:p>
          </table:table-cell>
          <table:table-cell table:formula="of:=[.C38]-[.C37]" office:value-type="float" office:value="0">
            <text:p>0.000000</text:p>
          </table:table-cell>
          <table:table-cell table:formula="of:=[.A38]-[.A37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2292">
            <text:p>673.922920</text:p>
          </table:table-cell>
          <table:table-cell office:value-type="float" office:value="2664784206527">
            <text:p>2664784206527</text:p>
          </table:table-cell>
          <table:table-cell table:formula="of:=([.B39]-[.B$2])/10^9" office:value-type="float" office:value="0.008928244">
            <text:p>0.008928</text:p>
          </table:table-cell>
          <table:table-cell table:formula="of:=[.C39]-[.C38]" office:value-type="float" office:value="0.00093819">
            <text:p>0.000938</text:p>
          </table:table-cell>
          <table:table-cell table:formula="of:=[.A39]-[.A38]" office:value-type="float" office:value="0.000923999999940861">
            <text:p>0.00092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22921">
            <text:p>673.922921</text:p>
          </table:table-cell>
          <table:table-cell office:value-type="float" office:value="2664784206527">
            <text:p>2664784206527</text:p>
          </table:table-cell>
          <table:table-cell table:formula="of:=([.B40]-[.B$2])/10^9" office:value-type="float" office:value="0.008928244">
            <text:p>0.008928</text:p>
          </table:table-cell>
          <table:table-cell table:formula="of:=[.C40]-[.C39]" office:value-type="float" office:value="0">
            <text:p>0.000000</text:p>
          </table:table-cell>
          <table:table-cell table:formula="of:=[.A40]-[.A3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22929">
            <text:p>673.922929</text:p>
          </table:table-cell>
          <table:table-cell office:value-type="float" office:value="2664784206527">
            <text:p>2664784206527</text:p>
          </table:table-cell>
          <table:table-cell table:formula="of:=([.B41]-[.B$2])/10^9" office:value-type="float" office:value="0.008928244">
            <text:p>0.008928</text:p>
          </table:table-cell>
          <table:table-cell table:formula="of:=[.C41]-[.C40]" office:value-type="float" office:value="0">
            <text:p>0.000000</text:p>
          </table:table-cell>
          <table:table-cell table:formula="of:=[.A41]-[.A40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23611">
            <text:p>673.923611</text:p>
          </table:table-cell>
          <table:table-cell office:value-type="float" office:value="2664784897857">
            <text:p>2664784897857</text:p>
          </table:table-cell>
          <table:table-cell table:formula="of:=([.B42]-[.B$2])/10^9" office:value-type="float" office:value="0.009619574">
            <text:p>0.009620</text:p>
          </table:table-cell>
          <table:table-cell table:formula="of:=[.C42]-[.C41]" office:value-type="float" office:value="0.00069133">
            <text:p>0.000691</text:p>
          </table:table-cell>
          <table:table-cell table:formula="of:=[.A42]-[.A41]" office:value-type="float" office:value="0.000682000000097105">
            <text:p>0.00068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23614">
            <text:p>673.923614</text:p>
          </table:table-cell>
          <table:table-cell office:value-type="float" office:value="2664784897857">
            <text:p>2664784897857</text:p>
          </table:table-cell>
          <table:table-cell table:formula="of:=([.B43]-[.B$2])/10^9" office:value-type="float" office:value="0.009619574">
            <text:p>0.009620</text:p>
          </table:table-cell>
          <table:table-cell table:formula="of:=[.C43]-[.C42]" office:value-type="float" office:value="0">
            <text:p>0.000000</text:p>
          </table:table-cell>
          <table:table-cell table:formula="of:=[.A43]-[.A42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23768">
            <text:p>673.923768</text:p>
          </table:table-cell>
          <table:table-cell office:value-type="float" office:value="2664784897857">
            <text:p>2664784897857</text:p>
          </table:table-cell>
          <table:table-cell table:formula="of:=([.B44]-[.B$2])/10^9" office:value-type="float" office:value="0.009619574">
            <text:p>0.009620</text:p>
          </table:table-cell>
          <table:table-cell table:formula="of:=[.C44]-[.C43]" office:value-type="float" office:value="0">
            <text:p>0.000000</text:p>
          </table:table-cell>
          <table:table-cell table:formula="of:=[.A44]-[.A43]" office:value-type="float" office:value="0.000153999999952248">
            <text:p>0.00015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2377">
            <text:p>673.923770</text:p>
          </table:table-cell>
          <table:table-cell office:value-type="float" office:value="2664785326625">
            <text:p>2664785326625</text:p>
          </table:table-cell>
          <table:table-cell table:formula="of:=([.B45]-[.B$2])/10^9" office:value-type="float" office:value="0.010048342">
            <text:p>0.010048</text:p>
          </table:table-cell>
          <table:table-cell table:formula="of:=[.C45]-[.C44]" office:value-type="float" office:value="0.000428767999999999">
            <text:p>0.000429</text:p>
          </table:table-cell>
          <table:table-cell table:formula="of:=[.A45]-[.A4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23771">
            <text:p>673.923771</text:p>
          </table:table-cell>
          <table:table-cell office:value-type="float" office:value="2664785326625">
            <text:p>2664785326625</text:p>
          </table:table-cell>
          <table:table-cell table:formula="of:=([.B46]-[.B$2])/10^9" office:value-type="float" office:value="0.010048342">
            <text:p>0.010048</text:p>
          </table:table-cell>
          <table:table-cell table:formula="of:=[.C46]-[.C45]" office:value-type="float" office:value="0">
            <text:p>0.000000</text:p>
          </table:table-cell>
          <table:table-cell table:formula="of:=[.A46]-[.A45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792326625; c_s is fully topped up</text:p>
          </table:table-cell>
        </table:table-row>
        <table:table-row table:style-name="ro1">
          <table:table-cell office:value-type="float" office:value="673.923774">
            <text:p>673.923774</text:p>
          </table:table-cell>
          <table:table-cell office:value-type="float" office:value="2664785326625">
            <text:p>2664785326625</text:p>
          </table:table-cell>
          <table:table-cell table:formula="of:=([.B47]-[.B$2])/10^9" office:value-type="float" office:value="0.010048342">
            <text:p>0.010048</text:p>
          </table:table-cell>
          <table:table-cell table:formula="of:=[.C47]-[.C46]" office:value-type="float" office:value="0">
            <text:p>0.000000</text:p>
          </table:table-cell>
          <table:table-cell table:formula="of:=[.A47]-[.A46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23777">
            <text:p>673.923777</text:p>
          </table:table-cell>
          <table:table-cell office:value-type="float" office:value="2664785332816">
            <text:p>2664785332816</text:p>
          </table:table-cell>
          <table:table-cell table:formula="of:=([.B48]-[.B$2])/10^9" office:value-type="float" office:value="0.010054533">
            <text:p>0.010055</text:p>
          </table:table-cell>
          <table:table-cell table:formula="of:=[.C48]-[.C47]" office:value-type="float" office:value="0.00000619099999999914">
            <text:p>0.000006</text:p>
          </table:table-cell>
          <table:table-cell table:formula="of:=[.A48]-[.A47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23777">
            <text:p>673.923777</text:p>
          </table:table-cell>
          <table:table-cell office:value-type="float" office:value="2664785332816">
            <text:p>2664785332816</text:p>
          </table:table-cell>
          <table:table-cell table:formula="of:=([.B49]-[.B$2])/10^9" office:value-type="float" office:value="0.010054533">
            <text:p>0.010055</text:p>
          </table:table-cell>
          <table:table-cell table:formula="of:=[.C49]-[.C48]" office:value-type="float" office:value="0">
            <text:p>0.000000</text:p>
          </table:table-cell>
          <table:table-cell table:formula="of:=[.A49]-[.A48]" office:value-type="float" office:value="0">
            <text:p>0.000000</text:p>
          </table:table-cell>
          <table:table-cell/>
          <table:table-cell office:value-type="string">
            <text:p>d_s is renewed (r + D) to 2664790332816; c_s is fully topped up</text:p>
          </table:table-cell>
          <table:table-cell/>
        </table:table-row>
        <table:table-row table:style-name="ro1">
          <table:table-cell office:value-type="float" office:value="673.923805">
            <text:p>673.923805</text:p>
          </table:table-cell>
          <table:table-cell office:value-type="float" office:value="2664785332816">
            <text:p>2664785332816</text:p>
          </table:table-cell>
          <table:table-cell table:formula="of:=([.B50]-[.B$2])/10^9" office:value-type="float" office:value="0.010054533">
            <text:p>0.010055</text:p>
          </table:table-cell>
          <table:table-cell table:formula="of:=[.C50]-[.C49]" office:value-type="float" office:value="0">
            <text:p>0.000000</text:p>
          </table:table-cell>
          <table:table-cell table:formula="of:=[.A50]-[.A49]" office:value-type="float" office:value="0.0000280000000429936">
            <text:p>0.00002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3.925705">
            <text:p>673.925705</text:p>
          </table:table-cell>
          <table:table-cell office:value-type="float" office:value="2664785332816">
            <text:p>2664785332816</text:p>
          </table:table-cell>
          <table:table-cell table:formula="of:=([.B51]-[.B$2])/10^9" office:value-type="float" office:value="0.010054533">
            <text:p>0.010055</text:p>
          </table:table-cell>
          <table:table-cell table:formula="of:=[.C51]-[.C50]" office:value-type="float" office:value="0">
            <text:p>0.000000</text:p>
          </table:table-cell>
          <table:table-cell table:formula="of:=[.A51]-[.A50]" office:value-type="float" office:value="0.00189999999997781">
            <text:p>0.0019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25707">
            <text:p>673.925707</text:p>
          </table:table-cell>
          <table:table-cell office:value-type="float" office:value="2664787263170">
            <text:p>2664787263170</text:p>
          </table:table-cell>
          <table:table-cell table:formula="of:=([.B52]-[.B$2])/10^9" office:value-type="float" office:value="0.011984887">
            <text:p>0.011985</text:p>
          </table:table-cell>
          <table:table-cell table:formula="of:=[.C52]-[.C51]" office:value-type="float" office:value="0.001930354">
            <text:p>0.001930</text:p>
          </table:table-cell>
          <table:table-cell table:formula="of:=[.A52]-[.A5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25708">
            <text:p>673.925708</text:p>
          </table:table-cell>
          <table:table-cell office:value-type="float" office:value="2664787263170">
            <text:p>2664787263170</text:p>
          </table:table-cell>
          <table:table-cell table:formula="of:=([.B53]-[.B$2])/10^9" office:value-type="float" office:value="0.011984887">
            <text:p>0.011985</text:p>
          </table:table-cell>
          <table:table-cell table:formula="of:=[.C53]-[.C52]" office:value-type="float" office:value="0">
            <text:p>0.000000</text:p>
          </table:table-cell>
          <table:table-cell table:formula="of:=[.A53]-[.A52]" office:value-type="float" office:value="0.000000999999997475243">
            <text:p>0.000001</text:p>
          </table:table-cell>
          <table:table-cell office:value-type="string">
            <text:p>d_s is renewed (r + D) to 2664789263170; c_s is fully topped up</text:p>
          </table:table-cell>
          <table:table-cell table:number-columns-repeated="2"/>
        </table:table-row>
        <table:table-row table:style-name="ro1">
          <table:table-cell office:value-type="float" office:value="673.92571">
            <text:p>673.925710</text:p>
          </table:table-cell>
          <table:table-cell office:value-type="float" office:value="2664787263170">
            <text:p>2664787263170</text:p>
          </table:table-cell>
          <table:table-cell table:formula="of:=([.B54]-[.B$2])/10^9" office:value-type="float" office:value="0.011984887">
            <text:p>0.011985</text:p>
          </table:table-cell>
          <table:table-cell table:formula="of:=[.C54]-[.C53]" office:value-type="float" office:value="0">
            <text:p>0.000000</text:p>
          </table:table-cell>
          <table:table-cell table:formula="of:=[.A54]-[.A5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25724">
            <text:p>673.925724</text:p>
          </table:table-cell>
          <table:table-cell office:value-type="float" office:value="2664787279977">
            <text:p>2664787279977</text:p>
          </table:table-cell>
          <table:table-cell table:formula="of:=([.B55]-[.B$2])/10^9" office:value-type="float" office:value="0.012001694">
            <text:p>0.012002</text:p>
          </table:table-cell>
          <table:table-cell table:formula="of:=[.C55]-[.C54]" office:value-type="float" office:value="0.0000168070000000006">
            <text:p>0.000017</text:p>
          </table:table-cell>
          <table:table-cell table:formula="of:=[.A55]-[.A54]" office:value-type="float" office:value="0.0000139999999646534">
            <text:p>0.0000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25725">
            <text:p>673.925725</text:p>
          </table:table-cell>
          <table:table-cell office:value-type="float" office:value="2664787279977">
            <text:p>2664787279977</text:p>
          </table:table-cell>
          <table:table-cell table:formula="of:=([.B56]-[.B$2])/10^9" office:value-type="float" office:value="0.012001694">
            <text:p>0.012002</text:p>
          </table:table-cell>
          <table:table-cell table:formula="of:=[.C56]-[.C55]" office:value-type="float" office:value="0">
            <text:p>0.000000</text:p>
          </table:table-cell>
          <table:table-cell table:formula="of:=[.A56]-[.A55]" office:value-type="float" office:value="0.00000100000011116208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2573">
            <text:p>673.925730</text:p>
          </table:table-cell>
          <table:table-cell office:value-type="float" office:value="2664787279977">
            <text:p>2664787279977</text:p>
          </table:table-cell>
          <table:table-cell table:formula="of:=([.B57]-[.B$2])/10^9" office:value-type="float" office:value="0.012001694">
            <text:p>0.012002</text:p>
          </table:table-cell>
          <table:table-cell table:formula="of:=[.C57]-[.C56]" office:value-type="float" office:value="0">
            <text:p>0.000000</text:p>
          </table:table-cell>
          <table:table-cell table:formula="of:=[.A57]-[.A56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26648">
            <text:p>673.926648</text:p>
          </table:table-cell>
          <table:table-cell office:value-type="float" office:value="2664788208981">
            <text:p>2664788208981</text:p>
          </table:table-cell>
          <table:table-cell table:formula="of:=([.B58]-[.B$2])/10^9" office:value-type="float" office:value="0.012930698">
            <text:p>0.012931</text:p>
          </table:table-cell>
          <table:table-cell table:formula="of:=[.C58]-[.C57]" office:value-type="float" office:value="0.000929003999999999">
            <text:p>0.000929</text:p>
          </table:table-cell>
          <table:table-cell table:formula="of:=[.A58]-[.A57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26649">
            <text:p>673.926649</text:p>
          </table:table-cell>
          <table:table-cell office:value-type="float" office:value="2664788208981">
            <text:p>2664788208981</text:p>
          </table:table-cell>
          <table:table-cell table:formula="of:=([.B59]-[.B$2])/10^9" office:value-type="float" office:value="0.012930698">
            <text:p>0.012931</text:p>
          </table:table-cell>
          <table:table-cell table:formula="of:=[.C59]-[.C58]" office:value-type="float" office:value="0">
            <text:p>0.000000</text:p>
          </table:table-cell>
          <table:table-cell table:formula="of:=[.A59]-[.A5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26654">
            <text:p>673.926654</text:p>
          </table:table-cell>
          <table:table-cell office:value-type="float" office:value="2664788208981">
            <text:p>2664788208981</text:p>
          </table:table-cell>
          <table:table-cell table:formula="of:=([.B60]-[.B$2])/10^9" office:value-type="float" office:value="0.012930698">
            <text:p>0.012931</text:p>
          </table:table-cell>
          <table:table-cell table:formula="of:=[.C60]-[.C59]" office:value-type="float" office:value="0">
            <text:p>0.000000</text:p>
          </table:table-cell>
          <table:table-cell table:formula="of:=[.A60]-[.A5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3.928698">
            <text:p>673.928698</text:p>
          </table:table-cell>
          <table:table-cell office:value-type="float" office:value="2664788208981">
            <text:p>2664788208981</text:p>
          </table:table-cell>
          <table:table-cell table:formula="of:=([.B61]-[.B$2])/10^9" office:value-type="float" office:value="0.012930698">
            <text:p>0.012931</text:p>
          </table:table-cell>
          <table:table-cell table:formula="of:=[.C61]-[.C60]" office:value-type="float" office:value="0">
            <text:p>0.000000</text:p>
          </table:table-cell>
          <table:table-cell table:formula="of:=[.A61]-[.A60]" office:value-type="float" office:value="0.00204400000006899">
            <text:p>0.00204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287">
            <text:p>673.928700</text:p>
          </table:table-cell>
          <table:table-cell office:value-type="float" office:value="2664790262345">
            <text:p>2664790262345</text:p>
          </table:table-cell>
          <table:table-cell table:formula="of:=([.B62]-[.B$2])/10^9" office:value-type="float" office:value="0.014984062">
            <text:p>0.014984</text:p>
          </table:table-cell>
          <table:table-cell table:formula="of:=[.C62]-[.C61]" office:value-type="float" office:value="0.002053364">
            <text:p>0.002053</text:p>
          </table:table-cell>
          <table:table-cell table:formula="of:=[.A62]-[.A6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28701">
            <text:p>673.928701</text:p>
          </table:table-cell>
          <table:table-cell office:value-type="float" office:value="2664790262345">
            <text:p>2664790262345</text:p>
          </table:table-cell>
          <table:table-cell table:formula="of:=([.B63]-[.B$2])/10^9" office:value-type="float" office:value="0.014984062">
            <text:p>0.014984</text:p>
          </table:table-cell>
          <table:table-cell table:formula="of:=[.C63]-[.C62]" office:value-type="float" office:value="0">
            <text:p>0.000000</text:p>
          </table:table-cell>
          <table:table-cell table:formula="of:=[.A63]-[.A62]" office:value-type="float" office:value="0.000000999999997475243">
            <text:p>0.000001</text:p>
          </table:table-cell>
          <table:table-cell/>
          <table:table-cell office:value-type="string">
            <text:p>52839 / 70471 &gt; 2000000 / 5000000</text:p>
          </table:table-cell>
          <table:table-cell/>
        </table:table-row>
        <table:table-row table:style-name="ro1">
          <table:table-cell office:value-type="float" office:value="673.928702">
            <text:p>673.928702</text:p>
          </table:table-cell>
          <table:table-cell office:value-type="float" office:value="2664790262345">
            <text:p>2664790262345</text:p>
          </table:table-cell>
          <table:table-cell table:formula="of:=([.B64]-[.B$2])/10^9" office:value-type="float" office:value="0.014984062">
            <text:p>0.014984</text:p>
          </table:table-cell>
          <table:table-cell table:formula="of:=[.C64]-[.C63]" office:value-type="float" office:value="0">
            <text:p>0.000000</text:p>
          </table:table-cell>
          <table:table-cell table:formula="of:=[.A64]-[.A63]" office:value-type="float" office:value="0.000000999999997475243">
            <text:p>0.000001</text:p>
          </table:table-cell>
          <table:table-cell/>
          <table:table-cell office:value-type="string">
            <text:p>d_s is renewed (r + D) to 2664795262345; c_s is fully topped up</text:p>
          </table:table-cell>
          <table:table-cell/>
        </table:table-row>
        <table:table-row table:style-name="ro1">
          <table:table-cell office:value-type="float" office:value="673.929641">
            <text:p>673.929641</text:p>
          </table:table-cell>
          <table:table-cell office:value-type="float" office:value="2664791202925">
            <text:p>2664791202925</text:p>
          </table:table-cell>
          <table:table-cell table:formula="of:=([.B65]-[.B$2])/10^9" office:value-type="float" office:value="0.015924642">
            <text:p>0.015925</text:p>
          </table:table-cell>
          <table:table-cell table:formula="of:=[.C65]-[.C64]" office:value-type="float" office:value="0.00094058">
            <text:p>0.000941</text:p>
          </table:table-cell>
          <table:table-cell table:formula="of:=[.A65]-[.A64]" office:value-type="float" office:value="0.00093899999990299">
            <text:p>0.00093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29642">
            <text:p>673.929642</text:p>
          </table:table-cell>
          <table:table-cell office:value-type="float" office:value="2664791202925">
            <text:p>2664791202925</text:p>
          </table:table-cell>
          <table:table-cell table:formula="of:=([.B66]-[.B$2])/10^9" office:value-type="float" office:value="0.015924642">
            <text:p>0.015925</text:p>
          </table:table-cell>
          <table:table-cell table:formula="of:=[.C66]-[.C65]" office:value-type="float" office:value="0">
            <text:p>0.000000</text:p>
          </table:table-cell>
          <table:table-cell table:formula="of:=[.A66]-[.A65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29647">
            <text:p>673.929647</text:p>
          </table:table-cell>
          <table:table-cell office:value-type="float" office:value="2664791202925">
            <text:p>2664791202925</text:p>
          </table:table-cell>
          <table:table-cell table:formula="of:=([.B67]-[.B$2])/10^9" office:value-type="float" office:value="0.015924642">
            <text:p>0.015925</text:p>
          </table:table-cell>
          <table:table-cell table:formula="of:=[.C67]-[.C66]" office:value-type="float" office:value="0">
            <text:p>0.000000</text:p>
          </table:table-cell>
          <table:table-cell table:formula="of:=[.A67]-[.A66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29695">
            <text:p>673.929695</text:p>
          </table:table-cell>
          <table:table-cell office:value-type="float" office:value="2664791202925">
            <text:p>2664791202925</text:p>
          </table:table-cell>
          <table:table-cell table:formula="of:=([.B68]-[.B$2])/10^9" office:value-type="float" office:value="0.015924642">
            <text:p>0.015925</text:p>
          </table:table-cell>
          <table:table-cell table:formula="of:=[.C68]-[.C67]" office:value-type="float" office:value="0">
            <text:p>0.000000</text:p>
          </table:table-cell>
          <table:table-cell table:formula="of:=[.A68]-[.A67]" office:value-type="float" office:value="0.0000479999999924985">
            <text:p>0.00004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29697">
            <text:p>673.929697</text:p>
          </table:table-cell>
          <table:table-cell office:value-type="float" office:value="2664791259143">
            <text:p>2664791259143</text:p>
          </table:table-cell>
          <table:table-cell table:formula="of:=([.B69]-[.B$2])/10^9" office:value-type="float" office:value="0.01598086">
            <text:p>0.015981</text:p>
          </table:table-cell>
          <table:table-cell table:formula="of:=[.C69]-[.C68]" office:value-type="float" office:value="0.0000562180000000002">
            <text:p>0.000056</text:p>
          </table:table-cell>
          <table:table-cell table:formula="of:=[.A69]-[.A6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29698">
            <text:p>673.929698</text:p>
          </table:table-cell>
          <table:table-cell office:value-type="float" office:value="2664791259143">
            <text:p>2664791259143</text:p>
          </table:table-cell>
          <table:table-cell table:formula="of:=([.B70]-[.B$2])/10^9" office:value-type="float" office:value="0.01598086">
            <text:p>0.015981</text:p>
          </table:table-cell>
          <table:table-cell table:formula="of:=[.C70]-[.C69]" office:value-type="float" office:value="0">
            <text:p>0.000000</text:p>
          </table:table-cell>
          <table:table-cell table:formula="of:=[.A70]-[.A69]" office:value-type="float" office:value="0.000000999999997475243">
            <text:p>0.000001</text:p>
          </table:table-cell>
          <table:table-cell office:value-type="string">
            <text:p>d_s is renewed (r + D) to 2664793259143; c_s is fully topped up</text:p>
          </table:table-cell>
          <table:table-cell table:number-columns-repeated="2"/>
        </table:table-row>
        <table:table-row table:style-name="ro1">
          <table:table-cell office:value-type="float" office:value="673.929699">
            <text:p>673.929699</text:p>
          </table:table-cell>
          <table:table-cell office:value-type="float" office:value="2664791259143">
            <text:p>2664791259143</text:p>
          </table:table-cell>
          <table:table-cell table:formula="of:=([.B71]-[.B$2])/10^9" office:value-type="float" office:value="0.01598086">
            <text:p>0.015981</text:p>
          </table:table-cell>
          <table:table-cell table:formula="of:=[.C71]-[.C70]" office:value-type="float" office:value="0">
            <text:p>0.000000</text:p>
          </table:table-cell>
          <table:table-cell table:formula="of:=[.A71]-[.A7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29706">
            <text:p>673.929706</text:p>
          </table:table-cell>
          <table:table-cell office:value-type="float" office:value="2664791268361">
            <text:p>2664791268361</text:p>
          </table:table-cell>
          <table:table-cell table:formula="of:=([.B72]-[.B$2])/10^9" office:value-type="float" office:value="0.015990078">
            <text:p>0.015990</text:p>
          </table:table-cell>
          <table:table-cell table:formula="of:=[.C72]-[.C71]" office:value-type="float" office:value="0.00000921800000000181">
            <text:p>0.000009</text:p>
          </table:table-cell>
          <table:table-cell table:formula="of:=[.A72]-[.A71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29711">
            <text:p>673.929711</text:p>
          </table:table-cell>
          <table:table-cell office:value-type="float" office:value="2664791268361">
            <text:p>2664791268361</text:p>
          </table:table-cell>
          <table:table-cell table:formula="of:=([.B73]-[.B$2])/10^9" office:value-type="float" office:value="0.015990078">
            <text:p>0.015990</text:p>
          </table:table-cell>
          <table:table-cell table:formula="of:=[.C73]-[.C72]" office:value-type="float" office:value="0">
            <text:p>0.000000</text:p>
          </table:table-cell>
          <table:table-cell table:formula="of:=[.A73]-[.A7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30625">
            <text:p>673.930625</text:p>
          </table:table-cell>
          <table:table-cell office:value-type="float" office:value="2664792196269">
            <text:p>2664792196269</text:p>
          </table:table-cell>
          <table:table-cell table:formula="of:=([.B74]-[.B$2])/10^9" office:value-type="float" office:value="0.016917986">
            <text:p>0.016918</text:p>
          </table:table-cell>
          <table:table-cell table:formula="of:=[.C74]-[.C73]" office:value-type="float" office:value="0.000927907999999998">
            <text:p>0.000928</text:p>
          </table:table-cell>
          <table:table-cell table:formula="of:=[.A74]-[.A73]" office:value-type="float" office:value="0.000913999999966109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30626">
            <text:p>673.930626</text:p>
          </table:table-cell>
          <table:table-cell office:value-type="float" office:value="2664792196269">
            <text:p>2664792196269</text:p>
          </table:table-cell>
          <table:table-cell table:formula="of:=([.B75]-[.B$2])/10^9" office:value-type="float" office:value="0.016917986">
            <text:p>0.016918</text:p>
          </table:table-cell>
          <table:table-cell table:formula="of:=[.C75]-[.C74]" office:value-type="float" office:value="0">
            <text:p>0.000000</text:p>
          </table:table-cell>
          <table:table-cell table:formula="of:=[.A75]-[.A7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30634">
            <text:p>673.930634</text:p>
          </table:table-cell>
          <table:table-cell office:value-type="float" office:value="2664792196269">
            <text:p>2664792196269</text:p>
          </table:table-cell>
          <table:table-cell table:formula="of:=([.B76]-[.B$2])/10^9" office:value-type="float" office:value="0.016917986">
            <text:p>0.016918</text:p>
          </table:table-cell>
          <table:table-cell table:formula="of:=[.C76]-[.C75]" office:value-type="float" office:value="0">
            <text:p>0.000000</text:p>
          </table:table-cell>
          <table:table-cell table:formula="of:=[.A76]-[.A75]" office:value-type="float" office:value="0.00000800000009348878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32497">
            <text:p>673.932497</text:p>
          </table:table-cell>
          <table:table-cell office:value-type="float" office:value="2664794067733">
            <text:p>2664794067733</text:p>
          </table:table-cell>
          <table:table-cell table:formula="of:=([.B77]-[.B$2])/10^9" office:value-type="float" office:value="0.01878945">
            <text:p>0.018789</text:p>
          </table:table-cell>
          <table:table-cell table:formula="of:=[.C77]-[.C76]" office:value-type="float" office:value="0.001871464">
            <text:p>0.001871</text:p>
          </table:table-cell>
          <table:table-cell table:formula="of:=[.A77]-[.A76]" office:value-type="float" office:value="0.00186299999995754">
            <text:p>0.00186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325">
            <text:p>673.932500</text:p>
          </table:table-cell>
          <table:table-cell office:value-type="float" office:value="2664794067733">
            <text:p>2664794067733</text:p>
          </table:table-cell>
          <table:table-cell table:formula="of:=([.B78]-[.B$2])/10^9" office:value-type="float" office:value="0.01878945">
            <text:p>0.018789</text:p>
          </table:table-cell>
          <table:table-cell table:formula="of:=[.C78]-[.C77]" office:value-type="float" office:value="0">
            <text:p>0.000000</text:p>
          </table:table-cell>
          <table:table-cell table:formula="of:=[.A78]-[.A77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32598">
            <text:p>673.932598</text:p>
          </table:table-cell>
          <table:table-cell office:value-type="float" office:value="2664794067733">
            <text:p>2664794067733</text:p>
          </table:table-cell>
          <table:table-cell table:formula="of:=([.B79]-[.B$2])/10^9" office:value-type="float" office:value="0.01878945">
            <text:p>0.018789</text:p>
          </table:table-cell>
          <table:table-cell table:formula="of:=[.C79]-[.C78]" office:value-type="float" office:value="0">
            <text:p>0.000000</text:p>
          </table:table-cell>
          <table:table-cell table:formula="of:=[.A79]-[.A78]" office:value-type="float" office:value="0.0000979999999799475">
            <text:p>0.00009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32601">
            <text:p>673.932601</text:p>
          </table:table-cell>
          <table:table-cell office:value-type="float" office:value="2664795359246">
            <text:p>2664795359246</text:p>
          </table:table-cell>
          <table:table-cell table:formula="of:=([.B80]-[.B$2])/10^9" office:value-type="float" office:value="0.020080963">
            <text:p>0.020081</text:p>
          </table:table-cell>
          <table:table-cell table:formula="of:=[.C80]-[.C79]" office:value-type="float" office:value="0.001291513">
            <text:p>0.001292</text:p>
          </table:table-cell>
          <table:table-cell table:formula="of:=[.A80]-[.A7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32601">
            <text:p>673.932601</text:p>
          </table:table-cell>
          <table:table-cell office:value-type="float" office:value="2664795359246">
            <text:p>2664795359246</text:p>
          </table:table-cell>
          <table:table-cell table:formula="of:=([.B81]-[.B$2])/10^9" office:value-type="float" office:value="0.020080963">
            <text:p>0.020081</text:p>
          </table:table-cell>
          <table:table-cell table:formula="of:=[.C81]-[.C80]" office:value-type="float" office:value="0">
            <text:p>0.000000</text:p>
          </table:table-cell>
          <table:table-cell table:formula="of:=[.A81]-[.A80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4802359246; c_s is fully topped up</text:p>
          </table:table-cell>
        </table:table-row>
        <table:table-row table:style-name="ro1">
          <table:table-cell office:value-type="float" office:value="673.932605">
            <text:p>673.932605</text:p>
          </table:table-cell>
          <table:table-cell office:value-type="float" office:value="2664795359246">
            <text:p>2664795359246</text:p>
          </table:table-cell>
          <table:table-cell table:formula="of:=([.B82]-[.B$2])/10^9" office:value-type="float" office:value="0.020080963">
            <text:p>0.020081</text:p>
          </table:table-cell>
          <table:table-cell table:formula="of:=[.C82]-[.C81]" office:value-type="float" office:value="0">
            <text:p>0.000000</text:p>
          </table:table-cell>
          <table:table-cell table:formula="of:=[.A82]-[.A81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32607">
            <text:p>673.932607</text:p>
          </table:table-cell>
          <table:table-cell office:value-type="float" office:value="2664795365881">
            <text:p>2664795365881</text:p>
          </table:table-cell>
          <table:table-cell table:formula="of:=([.B83]-[.B$2])/10^9" office:value-type="float" office:value="0.020087598">
            <text:p>0.020088</text:p>
          </table:table-cell>
          <table:table-cell table:formula="of:=[.C83]-[.C82]" office:value-type="float" office:value="0.00000663500000000136">
            <text:p>0.000007</text:p>
          </table:table-cell>
          <table:table-cell table:formula="of:=[.A83]-[.A8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32608">
            <text:p>673.932608</text:p>
          </table:table-cell>
          <table:table-cell office:value-type="float" office:value="2664795365881">
            <text:p>2664795365881</text:p>
          </table:table-cell>
          <table:table-cell table:formula="of:=([.B84]-[.B$2])/10^9" office:value-type="float" office:value="0.020087598">
            <text:p>0.020088</text:p>
          </table:table-cell>
          <table:table-cell table:formula="of:=[.C84]-[.C83]" office:value-type="float" office:value="0">
            <text:p>0.000000</text:p>
          </table:table-cell>
          <table:table-cell table:formula="of:=[.A84]-[.A83]" office:value-type="float" office:value="0.000000999999997475243">
            <text:p>0.000001</text:p>
          </table:table-cell>
          <table:table-cell office:value-type="string">
            <text:p>d_s is renewed (r + D) to 2664797365881; c_s is fully topped up</text:p>
          </table:table-cell>
          <table:table-cell table:number-columns-repeated="2"/>
        </table:table-row>
        <table:table-row table:style-name="ro1">
          <table:table-cell office:value-type="float" office:value="673.932611">
            <text:p>673.932611</text:p>
          </table:table-cell>
          <table:table-cell office:value-type="float" office:value="2664795365881">
            <text:p>2664795365881</text:p>
          </table:table-cell>
          <table:table-cell table:formula="of:=([.B85]-[.B$2])/10^9" office:value-type="float" office:value="0.020087598">
            <text:p>0.020088</text:p>
          </table:table-cell>
          <table:table-cell table:formula="of:=[.C85]-[.C84]" office:value-type="float" office:value="0">
            <text:p>0.000000</text:p>
          </table:table-cell>
          <table:table-cell table:formula="of:=[.A85]-[.A84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32613">
            <text:p>673.932613</text:p>
          </table:table-cell>
          <table:table-cell office:value-type="float" office:value="2664795372157">
            <text:p>2664795372157</text:p>
          </table:table-cell>
          <table:table-cell table:formula="of:=([.B86]-[.B$2])/10^9" office:value-type="float" office:value="0.020093874">
            <text:p>0.020094</text:p>
          </table:table-cell>
          <table:table-cell table:formula="of:=[.C86]-[.C85]" office:value-type="float" office:value="0.0000062759999999995">
            <text:p>0.000006</text:p>
          </table:table-cell>
          <table:table-cell table:formula="of:=[.A86]-[.A8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32614">
            <text:p>673.932614</text:p>
          </table:table-cell>
          <table:table-cell office:value-type="float" office:value="2664795372157">
            <text:p>2664795372157</text:p>
          </table:table-cell>
          <table:table-cell table:formula="of:=([.B87]-[.B$2])/10^9" office:value-type="float" office:value="0.020093874">
            <text:p>0.020094</text:p>
          </table:table-cell>
          <table:table-cell table:formula="of:=[.C87]-[.C86]" office:value-type="float" office:value="0">
            <text:p>0.000000</text:p>
          </table:table-cell>
          <table:table-cell table:formula="of:=[.A87]-[.A86]" office:value-type="float" office:value="0.000000999999997475243">
            <text:p>0.000001</text:p>
          </table:table-cell>
          <table:table-cell/>
          <table:table-cell office:value-type="string">
            <text:p>d_s is renewed (r + D) to 2664800372157; c_s is fully topped up</text:p>
          </table:table-cell>
          <table:table-cell/>
        </table:table-row>
        <table:table-row table:style-name="ro1">
          <table:table-cell office:value-type="float" office:value="673.932652">
            <text:p>673.932652</text:p>
          </table:table-cell>
          <table:table-cell office:value-type="float" office:value="2664795372157">
            <text:p>2664795372157</text:p>
          </table:table-cell>
          <table:table-cell table:formula="of:=([.B88]-[.B$2])/10^9" office:value-type="float" office:value="0.020093874">
            <text:p>0.020094</text:p>
          </table:table-cell>
          <table:table-cell table:formula="of:=[.C88]-[.C87]" office:value-type="float" office:value="0">
            <text:p>0.000000</text:p>
          </table:table-cell>
          <table:table-cell table:formula="of:=[.A88]-[.A87]" office:value-type="float" office:value="0.0000380000000177461">
            <text:p>0.00003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3.933578">
            <text:p>673.933578</text:p>
          </table:table-cell>
          <table:table-cell office:value-type="float" office:value="2664796338248">
            <text:p>2664796338248</text:p>
          </table:table-cell>
          <table:table-cell table:formula="of:=([.B89]-[.B$2])/10^9" office:value-type="float" office:value="0.021059965">
            <text:p>0.021060</text:p>
          </table:table-cell>
          <table:table-cell table:formula="of:=[.C89]-[.C88]" office:value-type="float" office:value="0.000966090999999999">
            <text:p>0.000966</text:p>
          </table:table-cell>
          <table:table-cell table:formula="of:=[.A89]-[.A88]" office:value-type="float" office:value="0.000926000000049498">
            <text:p>0.00092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33579">
            <text:p>673.933579</text:p>
          </table:table-cell>
          <table:table-cell office:value-type="float" office:value="2664796338248">
            <text:p>2664796338248</text:p>
          </table:table-cell>
          <table:table-cell table:formula="of:=([.B90]-[.B$2])/10^9" office:value-type="float" office:value="0.021059965">
            <text:p>0.021060</text:p>
          </table:table-cell>
          <table:table-cell table:formula="of:=[.C90]-[.C89]" office:value-type="float" office:value="0">
            <text:p>0.000000</text:p>
          </table:table-cell>
          <table:table-cell table:formula="of:=[.A90]-[.A8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33586">
            <text:p>673.933586</text:p>
          </table:table-cell>
          <table:table-cell office:value-type="float" office:value="2664796338248">
            <text:p>2664796338248</text:p>
          </table:table-cell>
          <table:table-cell table:formula="of:=([.B91]-[.B$2])/10^9" office:value-type="float" office:value="0.021059965">
            <text:p>0.021060</text:p>
          </table:table-cell>
          <table:table-cell table:formula="of:=[.C91]-[.C90]" office:value-type="float" office:value="0">
            <text:p>0.000000</text:p>
          </table:table-cell>
          <table:table-cell table:formula="of:=[.A91]-[.A90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35487">
            <text:p>673.935487</text:p>
          </table:table-cell>
          <table:table-cell office:value-type="float" office:value="2664798247416">
            <text:p>2664798247416</text:p>
          </table:table-cell>
          <table:table-cell table:formula="of:=([.B92]-[.B$2])/10^9" office:value-type="float" office:value="0.022969133">
            <text:p>0.022969</text:p>
          </table:table-cell>
          <table:table-cell table:formula="of:=[.C92]-[.C91]" office:value-type="float" office:value="0.001909168">
            <text:p>0.001909</text:p>
          </table:table-cell>
          <table:table-cell table:formula="of:=[.A92]-[.A91]" office:value-type="float" office:value="0.00190099999997528">
            <text:p>0.00190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35488">
            <text:p>673.935488</text:p>
          </table:table-cell>
          <table:table-cell office:value-type="float" office:value="2664798247416">
            <text:p>2664798247416</text:p>
          </table:table-cell>
          <table:table-cell table:formula="of:=([.B93]-[.B$2])/10^9" office:value-type="float" office:value="0.022969133">
            <text:p>0.022969</text:p>
          </table:table-cell>
          <table:table-cell table:formula="of:=[.C93]-[.C92]" office:value-type="float" office:value="0">
            <text:p>0.000000</text:p>
          </table:table-cell>
          <table:table-cell table:formula="of:=[.A93]-[.A92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35493">
            <text:p>673.935493</text:p>
          </table:table-cell>
          <table:table-cell office:value-type="float" office:value="2664798247416">
            <text:p>2664798247416</text:p>
          </table:table-cell>
          <table:table-cell table:formula="of:=([.B94]-[.B$2])/10^9" office:value-type="float" office:value="0.022969133">
            <text:p>0.022969</text:p>
          </table:table-cell>
          <table:table-cell table:formula="of:=[.C94]-[.C93]" office:value-type="float" office:value="0">
            <text:p>0.000000</text:p>
          </table:table-cell>
          <table:table-cell table:formula="of:=[.A94]-[.A93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36497">
            <text:p>673.936497</text:p>
          </table:table-cell>
          <table:table-cell office:value-type="float" office:value="2664798247416">
            <text:p>2664798247416</text:p>
          </table:table-cell>
          <table:table-cell table:formula="of:=([.B95]-[.B$2])/10^9" office:value-type="float" office:value="0.022969133">
            <text:p>0.022969</text:p>
          </table:table-cell>
          <table:table-cell table:formula="of:=[.C95]-[.C94]" office:value-type="float" office:value="0">
            <text:p>0.000000</text:p>
          </table:table-cell>
          <table:table-cell table:formula="of:=[.A95]-[.A94]" office:value-type="float" office:value="0.00100400000007994">
            <text:p>0.001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36499">
            <text:p>673.936499</text:p>
          </table:table-cell>
          <table:table-cell office:value-type="float" office:value="2664799259053">
            <text:p>2664799259053</text:p>
          </table:table-cell>
          <table:table-cell table:formula="of:=([.B96]-[.B$2])/10^9" office:value-type="float" office:value="0.02398077">
            <text:p>0.023981</text:p>
          </table:table-cell>
          <table:table-cell table:formula="of:=[.C96]-[.C95]" office:value-type="float" office:value="0.001011637">
            <text:p>0.001012</text:p>
          </table:table-cell>
          <table:table-cell table:formula="of:=[.A96]-[.A9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36499">
            <text:p>673.936499</text:p>
          </table:table-cell>
          <table:table-cell office:value-type="float" office:value="2664799259053">
            <text:p>2664799259053</text:p>
          </table:table-cell>
          <table:table-cell table:formula="of:=([.B97]-[.B$2])/10^9" office:value-type="float" office:value="0.02398077">
            <text:p>0.023981</text:p>
          </table:table-cell>
          <table:table-cell table:formula="of:=[.C97]-[.C96]" office:value-type="float" office:value="0">
            <text:p>0.000000</text:p>
          </table:table-cell>
          <table:table-cell table:formula="of:=[.A97]-[.A96]" office:value-type="float" office:value="0">
            <text:p>0.000000</text:p>
          </table:table-cell>
          <table:table-cell office:value-type="string">
            <text:p>d_s is renewed (r + D) to 2664801259053; c_s is fully topped up</text:p>
          </table:table-cell>
          <table:table-cell table:number-columns-repeated="2"/>
        </table:table-row>
        <table:table-row table:style-name="ro1">
          <table:table-cell office:value-type="float" office:value="673.936501">
            <text:p>673.936501</text:p>
          </table:table-cell>
          <table:table-cell office:value-type="float" office:value="2664799259053">
            <text:p>2664799259053</text:p>
          </table:table-cell>
          <table:table-cell table:formula="of:=([.B98]-[.B$2])/10^9" office:value-type="float" office:value="0.02398077">
            <text:p>0.023981</text:p>
          </table:table-cell>
          <table:table-cell table:formula="of:=[.C98]-[.C97]" office:value-type="float" office:value="0">
            <text:p>0.000000</text:p>
          </table:table-cell>
          <table:table-cell table:formula="of:=[.A98]-[.A97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3.936508">
            <text:p>673.936508</text:p>
          </table:table-cell>
          <table:table-cell office:value-type="float" office:value="2664799268096">
            <text:p>2664799268096</text:p>
          </table:table-cell>
          <table:table-cell table:formula="of:=([.B99]-[.B$2])/10^9" office:value-type="float" office:value="0.023989813">
            <text:p>0.023990</text:p>
          </table:table-cell>
          <table:table-cell table:formula="of:=[.C99]-[.C98]" office:value-type="float" office:value="0.00000904300000000025">
            <text:p>0.000009</text:p>
          </table:table-cell>
          <table:table-cell table:formula="of:=[.A99]-[.A98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36512">
            <text:p>673.936512</text:p>
          </table:table-cell>
          <table:table-cell office:value-type="float" office:value="2664799268096">
            <text:p>2664799268096</text:p>
          </table:table-cell>
          <table:table-cell table:formula="of:=([.B100]-[.B$2])/10^9" office:value-type="float" office:value="0.023989813">
            <text:p>0.023990</text:p>
          </table:table-cell>
          <table:table-cell table:formula="of:=[.C100]-[.C99]" office:value-type="float" office:value="0">
            <text:p>0.000000</text:p>
          </table:table-cell>
          <table:table-cell table:formula="of:=[.A100]-[.A99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3.937432">
            <text:p>673.937432</text:p>
          </table:table-cell>
          <table:table-cell office:value-type="float" office:value="2664800201189">
            <text:p>2664800201189</text:p>
          </table:table-cell>
          <table:table-cell table:formula="of:=([.B101]-[.B$2])/10^9" office:value-type="float" office:value="0.024922906">
            <text:p>0.024923</text:p>
          </table:table-cell>
          <table:table-cell table:formula="of:=[.C101]-[.C100]" office:value-type="float" office:value="0.000933093000000003">
            <text:p>0.000933</text:p>
          </table:table-cell>
          <table:table-cell table:formula="of:=[.A101]-[.A100]" office:value-type="float" office:value="0.00091999999995096">
            <text:p>0.0009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37433">
            <text:p>673.937433</text:p>
          </table:table-cell>
          <table:table-cell office:value-type="float" office:value="2664800201189">
            <text:p>2664800201189</text:p>
          </table:table-cell>
          <table:table-cell table:formula="of:=([.B102]-[.B$2])/10^9" office:value-type="float" office:value="0.024922906">
            <text:p>0.024923</text:p>
          </table:table-cell>
          <table:table-cell table:formula="of:=[.C102]-[.C101]" office:value-type="float" office:value="0">
            <text:p>0.000000</text:p>
          </table:table-cell>
          <table:table-cell table:formula="of:=[.A102]-[.A101]" office:value-type="float" office:value="0.00000100000011116208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37438">
            <text:p>673.937438</text:p>
          </table:table-cell>
          <table:table-cell office:value-type="float" office:value="2664800201189">
            <text:p>2664800201189</text:p>
          </table:table-cell>
          <table:table-cell table:formula="of:=([.B103]-[.B$2])/10^9" office:value-type="float" office:value="0.024922906">
            <text:p>0.024923</text:p>
          </table:table-cell>
          <table:table-cell table:formula="of:=[.C103]-[.C102]" office:value-type="float" office:value="0">
            <text:p>0.000000</text:p>
          </table:table-cell>
          <table:table-cell table:formula="of:=[.A103]-[.A10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3.937494">
            <text:p>673.937494</text:p>
          </table:table-cell>
          <table:table-cell office:value-type="float" office:value="2664800201189">
            <text:p>2664800201189</text:p>
          </table:table-cell>
          <table:table-cell table:formula="of:=([.B104]-[.B$2])/10^9" office:value-type="float" office:value="0.024922906">
            <text:p>0.024923</text:p>
          </table:table-cell>
          <table:table-cell table:formula="of:=[.C104]-[.C103]" office:value-type="float" office:value="0">
            <text:p>0.000000</text:p>
          </table:table-cell>
          <table:table-cell table:formula="of:=[.A104]-[.A103]" office:value-type="float" office:value="0.0000559999999723004">
            <text:p>0.00005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37496">
            <text:p>673.937496</text:p>
          </table:table-cell>
          <table:table-cell office:value-type="float" office:value="2664800265591">
            <text:p>2664800265591</text:p>
          </table:table-cell>
          <table:table-cell table:formula="of:=([.B105]-[.B$2])/10^9" office:value-type="float" office:value="0.024987308">
            <text:p>0.024987</text:p>
          </table:table-cell>
          <table:table-cell table:formula="of:=[.C105]-[.C104]" office:value-type="float" office:value="0.0000644019999999981">
            <text:p>0.000064</text:p>
          </table:table-cell>
          <table:table-cell table:formula="of:=[.A105]-[.A10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37498">
            <text:p>673.937498</text:p>
          </table:table-cell>
          <table:table-cell office:value-type="float" office:value="2664800265591">
            <text:p>2664800265591</text:p>
          </table:table-cell>
          <table:table-cell table:formula="of:=([.B106]-[.B$2])/10^9" office:value-type="float" office:value="0.024987308">
            <text:p>0.024987</text:p>
          </table:table-cell>
          <table:table-cell table:formula="of:=[.C106]-[.C105]" office:value-type="float" office:value="0">
            <text:p>0.000000</text:p>
          </table:table-cell>
          <table:table-cell table:formula="of:=[.A106]-[.A105]" office:value-type="float" office:value="0.00000199999999495049">
            <text:p>0.000002</text:p>
          </table:table-cell>
          <table:table-cell/>
          <table:table-cell office:value-type="string">
            <text:p>90832 / 106566 &gt; 2000000 / 5000000</text:p>
          </table:table-cell>
          <table:table-cell/>
        </table:table-row>
        <table:table-row table:style-name="ro1">
          <table:table-cell office:value-type="float" office:value="673.937498">
            <text:p>673.937498</text:p>
          </table:table-cell>
          <table:table-cell office:value-type="float" office:value="2664800265591">
            <text:p>2664800265591</text:p>
          </table:table-cell>
          <table:table-cell table:formula="of:=([.B107]-[.B$2])/10^9" office:value-type="float" office:value="0.024987308">
            <text:p>0.024987</text:p>
          </table:table-cell>
          <table:table-cell table:formula="of:=[.C107]-[.C106]" office:value-type="float" office:value="0">
            <text:p>0.000000</text:p>
          </table:table-cell>
          <table:table-cell table:formula="of:=[.A107]-[.A106]" office:value-type="float" office:value="0">
            <text:p>0.000000</text:p>
          </table:table-cell>
          <table:table-cell/>
          <table:table-cell office:value-type="string">
            <text:p>d_s is renewed (r + D) to 2664805265591; c_s is fully topped up</text:p>
          </table:table-cell>
          <table:table-cell/>
        </table:table-row>
        <table:table-row table:style-name="ro1">
          <table:table-cell office:value-type="float" office:value="673.939358">
            <text:p>673.939358</text:p>
          </table:table-cell>
          <table:table-cell office:value-type="float" office:value="2664802127057">
            <text:p>2664802127057</text:p>
          </table:table-cell>
          <table:table-cell table:formula="of:=([.B108]-[.B$2])/10^9" office:value-type="float" office:value="0.026848774">
            <text:p>0.026849</text:p>
          </table:table-cell>
          <table:table-cell table:formula="of:=[.C108]-[.C107]" office:value-type="float" office:value="0.001861466">
            <text:p>0.001861</text:p>
          </table:table-cell>
          <table:table-cell table:formula="of:=[.A108]-[.A107]" office:value-type="float" office:value="0.00185999999996511">
            <text:p>0.00186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39359">
            <text:p>673.939359</text:p>
          </table:table-cell>
          <table:table-cell office:value-type="float" office:value="2664802127057">
            <text:p>2664802127057</text:p>
          </table:table-cell>
          <table:table-cell table:formula="of:=([.B109]-[.B$2])/10^9" office:value-type="float" office:value="0.026848774">
            <text:p>0.026849</text:p>
          </table:table-cell>
          <table:table-cell table:formula="of:=[.C109]-[.C108]" office:value-type="float" office:value="0">
            <text:p>0.000000</text:p>
          </table:table-cell>
          <table:table-cell table:formula="of:=[.A109]-[.A108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39364">
            <text:p>673.939364</text:p>
          </table:table-cell>
          <table:table-cell office:value-type="float" office:value="2664802127057">
            <text:p>2664802127057</text:p>
          </table:table-cell>
          <table:table-cell table:formula="of:=([.B110]-[.B$2])/10^9" office:value-type="float" office:value="0.026848774">
            <text:p>0.026849</text:p>
          </table:table-cell>
          <table:table-cell table:formula="of:=[.C110]-[.C109]" office:value-type="float" office:value="0">
            <text:p>0.000000</text:p>
          </table:table-cell>
          <table:table-cell table:formula="of:=[.A110]-[.A109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40489">
            <text:p>673.940489</text:p>
          </table:table-cell>
          <table:table-cell office:value-type="float" office:value="2664802127057">
            <text:p>2664802127057</text:p>
          </table:table-cell>
          <table:table-cell table:formula="of:=([.B111]-[.B$2])/10^9" office:value-type="float" office:value="0.026848774">
            <text:p>0.026849</text:p>
          </table:table-cell>
          <table:table-cell table:formula="of:=[.C111]-[.C110]" office:value-type="float" office:value="0">
            <text:p>0.000000</text:p>
          </table:table-cell>
          <table:table-cell table:formula="of:=[.A111]-[.A110]" office:value-type="float" office:value="0.00112500000000182">
            <text:p>0.00112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40492">
            <text:p>673.940492</text:p>
          </table:table-cell>
          <table:table-cell office:value-type="float" office:value="2664803260521">
            <text:p>2664803260521</text:p>
          </table:table-cell>
          <table:table-cell table:formula="of:=([.B112]-[.B$2])/10^9" office:value-type="float" office:value="0.027982238">
            <text:p>0.027982</text:p>
          </table:table-cell>
          <table:table-cell table:formula="of:=[.C112]-[.C111]" office:value-type="float" office:value="0.001133464">
            <text:p>0.001133</text:p>
          </table:table-cell>
          <table:table-cell table:formula="of:=[.A112]-[.A111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40492">
            <text:p>673.940492</text:p>
          </table:table-cell>
          <table:table-cell office:value-type="float" office:value="2664803260521">
            <text:p>2664803260521</text:p>
          </table:table-cell>
          <table:table-cell table:formula="of:=([.B113]-[.B$2])/10^9" office:value-type="float" office:value="0.027982238">
            <text:p>0.027982</text:p>
          </table:table-cell>
          <table:table-cell table:formula="of:=[.C113]-[.C112]" office:value-type="float" office:value="0">
            <text:p>0.000000</text:p>
          </table:table-cell>
          <table:table-cell table:formula="of:=[.A113]-[.A112]" office:value-type="float" office:value="0">
            <text:p>0.000000</text:p>
          </table:table-cell>
          <table:table-cell office:value-type="string">
            <text:p>d_s is renewed (r + D) to 2664805260521; c_s is fully topped up</text:p>
          </table:table-cell>
          <table:table-cell table:number-columns-repeated="2"/>
        </table:table-row>
        <table:table-row table:style-name="ro1">
          <table:table-cell office:value-type="float" office:value="673.940494">
            <text:p>673.940494</text:p>
          </table:table-cell>
          <table:table-cell office:value-type="float" office:value="2664803260521">
            <text:p>2664803260521</text:p>
          </table:table-cell>
          <table:table-cell table:formula="of:=([.B114]-[.B$2])/10^9" office:value-type="float" office:value="0.027982238">
            <text:p>0.027982</text:p>
          </table:table-cell>
          <table:table-cell table:formula="of:=[.C114]-[.C113]" office:value-type="float" office:value="0">
            <text:p>0.000000</text:p>
          </table:table-cell>
          <table:table-cell table:formula="of:=[.A114]-[.A11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40501">
            <text:p>673.940501</text:p>
          </table:table-cell>
          <table:table-cell office:value-type="float" office:value="2664803270020">
            <text:p>2664803270020</text:p>
          </table:table-cell>
          <table:table-cell table:formula="of:=([.B115]-[.B$2])/10^9" office:value-type="float" office:value="0.027991737">
            <text:p>0.027992</text:p>
          </table:table-cell>
          <table:table-cell table:formula="of:=[.C115]-[.C114]" office:value-type="float" office:value="0.00000949899999999962">
            <text:p>0.000009</text:p>
          </table:table-cell>
          <table:table-cell table:formula="of:=[.A115]-[.A114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40506">
            <text:p>673.940506</text:p>
          </table:table-cell>
          <table:table-cell office:value-type="float" office:value="2664803270020">
            <text:p>2664803270020</text:p>
          </table:table-cell>
          <table:table-cell table:formula="of:=([.B116]-[.B$2])/10^9" office:value-type="float" office:value="0.027991737">
            <text:p>0.027992</text:p>
          </table:table-cell>
          <table:table-cell table:formula="of:=[.C116]-[.C115]" office:value-type="float" office:value="0">
            <text:p>0.000000</text:p>
          </table:table-cell>
          <table:table-cell table:formula="of:=[.A116]-[.A115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4142">
            <text:p>673.941420</text:p>
          </table:table-cell>
          <table:table-cell office:value-type="float" office:value="2664804198053">
            <text:p>2664804198053</text:p>
          </table:table-cell>
          <table:table-cell table:formula="of:=([.B117]-[.B$2])/10^9" office:value-type="float" office:value="0.02891977">
            <text:p>0.028920</text:p>
          </table:table-cell>
          <table:table-cell table:formula="of:=[.C117]-[.C116]" office:value-type="float" office:value="0.000928033000000002">
            <text:p>0.000928</text:p>
          </table:table-cell>
          <table:table-cell table:formula="of:=[.A117]-[.A116]" office:value-type="float" office:value="0.000913999999966109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41422">
            <text:p>673.941422</text:p>
          </table:table-cell>
          <table:table-cell office:value-type="float" office:value="2664804198053">
            <text:p>2664804198053</text:p>
          </table:table-cell>
          <table:table-cell table:formula="of:=([.B118]-[.B$2])/10^9" office:value-type="float" office:value="0.02891977">
            <text:p>0.028920</text:p>
          </table:table-cell>
          <table:table-cell table:formula="of:=[.C118]-[.C117]" office:value-type="float" office:value="0">
            <text:p>0.000000</text:p>
          </table:table-cell>
          <table:table-cell table:formula="of:=[.A118]-[.A11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41429">
            <text:p>673.941429</text:p>
          </table:table-cell>
          <table:table-cell office:value-type="float" office:value="2664804198053">
            <text:p>2664804198053</text:p>
          </table:table-cell>
          <table:table-cell table:formula="of:=([.B119]-[.B$2])/10^9" office:value-type="float" office:value="0.02891977">
            <text:p>0.028920</text:p>
          </table:table-cell>
          <table:table-cell table:formula="of:=[.C119]-[.C118]" office:value-type="float" office:value="0">
            <text:p>0.000000</text:p>
          </table:table-cell>
          <table:table-cell table:formula="of:=[.A119]-[.A118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42265">
            <text:p>673.942265</text:p>
          </table:table-cell>
          <table:table-cell office:value-type="float" office:value="2664805042544">
            <text:p>2664805042544</text:p>
          </table:table-cell>
          <table:table-cell table:formula="of:=([.B120]-[.B$2])/10^9" office:value-type="float" office:value="0.029764261">
            <text:p>0.029764</text:p>
          </table:table-cell>
          <table:table-cell table:formula="of:=[.C120]-[.C119]" office:value-type="float" office:value="0.000844490999999999">
            <text:p>0.000844</text:p>
          </table:table-cell>
          <table:table-cell table:formula="of:=[.A120]-[.A119]" office:value-type="float" office:value="0.000836000000049353">
            <text:p>0.0008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42268">
            <text:p>673.942268</text:p>
          </table:table-cell>
          <table:table-cell office:value-type="float" office:value="2664805042544">
            <text:p>2664805042544</text:p>
          </table:table-cell>
          <table:table-cell table:formula="of:=([.B121]-[.B$2])/10^9" office:value-type="float" office:value="0.029764261">
            <text:p>0.029764</text:p>
          </table:table-cell>
          <table:table-cell table:formula="of:=[.C121]-[.C120]" office:value-type="float" office:value="0">
            <text:p>0.000000</text:p>
          </table:table-cell>
          <table:table-cell table:formula="of:=[.A121]-[.A120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42364">
            <text:p>673.942364</text:p>
          </table:table-cell>
          <table:table-cell office:value-type="float" office:value="2664805042544">
            <text:p>2664805042544</text:p>
          </table:table-cell>
          <table:table-cell table:formula="of:=([.B122]-[.B$2])/10^9" office:value-type="float" office:value="0.029764261">
            <text:p>0.029764</text:p>
          </table:table-cell>
          <table:table-cell table:formula="of:=[.C122]-[.C121]" office:value-type="float" office:value="0">
            <text:p>0.000000</text:p>
          </table:table-cell>
          <table:table-cell table:formula="of:=[.A122]-[.A121]" office:value-type="float" office:value="0.000095999999984997">
            <text:p>0.00009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42367">
            <text:p>673.942367</text:p>
          </table:table-cell>
          <table:table-cell office:value-type="float" office:value="2664805357254">
            <text:p>2664805357254</text:p>
          </table:table-cell>
          <table:table-cell table:formula="of:=([.B123]-[.B$2])/10^9" office:value-type="float" office:value="0.030078971">
            <text:p>0.030079</text:p>
          </table:table-cell>
          <table:table-cell table:formula="of:=[.C123]-[.C122]" office:value-type="float" office:value="0.000314709999999999">
            <text:p>0.000315</text:p>
          </table:table-cell>
          <table:table-cell table:formula="of:=[.A123]-[.A122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42368">
            <text:p>673.942368</text:p>
          </table:table-cell>
          <table:table-cell office:value-type="float" office:value="2664805357254">
            <text:p>2664805357254</text:p>
          </table:table-cell>
          <table:table-cell table:formula="of:=([.B124]-[.B$2])/10^9" office:value-type="float" office:value="0.030078971">
            <text:p>0.030079</text:p>
          </table:table-cell>
          <table:table-cell table:formula="of:=[.C124]-[.C123]" office:value-type="float" office:value="0">
            <text:p>0.000000</text:p>
          </table:table-cell>
          <table:table-cell table:formula="of:=[.A124]-[.A123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812357254; c_s is fully topped up</text:p>
          </table:table-cell>
        </table:table-row>
        <table:table-row table:style-name="ro1">
          <table:table-cell office:value-type="float" office:value="673.942371">
            <text:p>673.942371</text:p>
          </table:table-cell>
          <table:table-cell office:value-type="float" office:value="2664805357254">
            <text:p>2664805357254</text:p>
          </table:table-cell>
          <table:table-cell table:formula="of:=([.B125]-[.B$2])/10^9" office:value-type="float" office:value="0.030078971">
            <text:p>0.030079</text:p>
          </table:table-cell>
          <table:table-cell table:formula="of:=[.C125]-[.C124]" office:value-type="float" office:value="0">
            <text:p>0.000000</text:p>
          </table:table-cell>
          <table:table-cell table:formula="of:=[.A125]-[.A124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42374">
            <text:p>673.942374</text:p>
          </table:table-cell>
          <table:table-cell office:value-type="float" office:value="2664805364129">
            <text:p>2664805364129</text:p>
          </table:table-cell>
          <table:table-cell table:formula="of:=([.B126]-[.B$2])/10^9" office:value-type="float" office:value="0.030085846">
            <text:p>0.030086</text:p>
          </table:table-cell>
          <table:table-cell table:formula="of:=[.C126]-[.C125]" office:value-type="float" office:value="0.00000687499999999994">
            <text:p>0.000007</text:p>
          </table:table-cell>
          <table:table-cell table:formula="of:=[.A126]-[.A125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42374">
            <text:p>673.942374</text:p>
          </table:table-cell>
          <table:table-cell office:value-type="float" office:value="2664805364129">
            <text:p>2664805364129</text:p>
          </table:table-cell>
          <table:table-cell table:formula="of:=([.B127]-[.B$2])/10^9" office:value-type="float" office:value="0.030085846">
            <text:p>0.030086</text:p>
          </table:table-cell>
          <table:table-cell table:formula="of:=[.C127]-[.C126]" office:value-type="float" office:value="0">
            <text:p>0.000000</text:p>
          </table:table-cell>
          <table:table-cell table:formula="of:=[.A127]-[.A126]" office:value-type="float" office:value="0">
            <text:p>0.000000</text:p>
          </table:table-cell>
          <table:table-cell/>
          <table:table-cell office:value-type="string">
            <text:p>d_s is renewed (r + D) to 2664810364129; c_s is fully topped up</text:p>
          </table:table-cell>
          <table:table-cell/>
        </table:table-row>
        <table:table-row table:style-name="ro1">
          <table:table-cell office:value-type="float" office:value="673.942409">
            <text:p>673.942409</text:p>
          </table:table-cell>
          <table:table-cell office:value-type="float" office:value="2664805364129">
            <text:p>2664805364129</text:p>
          </table:table-cell>
          <table:table-cell table:formula="of:=([.B128]-[.B$2])/10^9" office:value-type="float" office:value="0.030085846">
            <text:p>0.030086</text:p>
          </table:table-cell>
          <table:table-cell table:formula="of:=[.C128]-[.C127]" office:value-type="float" office:value="0">
            <text:p>0.000000</text:p>
          </table:table-cell>
          <table:table-cell table:formula="of:=[.A128]-[.A127]" office:value-type="float" office:value="0.0000350000000253203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3.94427">
            <text:p>673.944270</text:p>
          </table:table-cell>
          <table:table-cell office:value-type="float" office:value="2664805364129">
            <text:p>2664805364129</text:p>
          </table:table-cell>
          <table:table-cell table:formula="of:=([.B129]-[.B$2])/10^9" office:value-type="float" office:value="0.030085846">
            <text:p>0.030086</text:p>
          </table:table-cell>
          <table:table-cell table:formula="of:=[.C129]-[.C128]" office:value-type="float" office:value="0">
            <text:p>0.000000</text:p>
          </table:table-cell>
          <table:table-cell table:formula="of:=[.A129]-[.A128]" office:value-type="float" office:value="0.00186099999996259">
            <text:p>0.0018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44272">
            <text:p>673.944272</text:p>
          </table:table-cell>
          <table:table-cell office:value-type="float" office:value="2664807262279">
            <text:p>2664807262279</text:p>
          </table:table-cell>
          <table:table-cell table:formula="of:=([.B130]-[.B$2])/10^9" office:value-type="float" office:value="0.031983996">
            <text:p>0.031984</text:p>
          </table:table-cell>
          <table:table-cell table:formula="of:=[.C130]-[.C129]" office:value-type="float" office:value="0.00189815">
            <text:p>0.001898</text:p>
          </table:table-cell>
          <table:table-cell table:formula="of:=[.A130]-[.A12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44272">
            <text:p>673.944272</text:p>
          </table:table-cell>
          <table:table-cell office:value-type="float" office:value="2664807262279">
            <text:p>2664807262279</text:p>
          </table:table-cell>
          <table:table-cell table:formula="of:=([.B131]-[.B$2])/10^9" office:value-type="float" office:value="0.031983996">
            <text:p>0.031984</text:p>
          </table:table-cell>
          <table:table-cell table:formula="of:=[.C131]-[.C130]" office:value-type="float" office:value="0">
            <text:p>0.000000</text:p>
          </table:table-cell>
          <table:table-cell table:formula="of:=[.A131]-[.A130]" office:value-type="float" office:value="0">
            <text:p>0.000000</text:p>
          </table:table-cell>
          <table:table-cell office:value-type="string">
            <text:p>d_s is renewed (r + D) to 2664809262279; c_s is fully topped up</text:p>
          </table:table-cell>
          <table:table-cell table:number-columns-repeated="2"/>
        </table:table-row>
        <table:table-row table:style-name="ro1">
          <table:table-cell office:value-type="float" office:value="673.944274">
            <text:p>673.944274</text:p>
          </table:table-cell>
          <table:table-cell office:value-type="float" office:value="2664807262279">
            <text:p>2664807262279</text:p>
          </table:table-cell>
          <table:table-cell table:formula="of:=([.B132]-[.B$2])/10^9" office:value-type="float" office:value="0.031983996">
            <text:p>0.031984</text:p>
          </table:table-cell>
          <table:table-cell table:formula="of:=[.C132]-[.C131]" office:value-type="float" office:value="0">
            <text:p>0.000000</text:p>
          </table:table-cell>
          <table:table-cell table:formula="of:=[.A132]-[.A13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44284">
            <text:p>673.944284</text:p>
          </table:table-cell>
          <table:table-cell office:value-type="float" office:value="2664807274312">
            <text:p>2664807274312</text:p>
          </table:table-cell>
          <table:table-cell table:formula="of:=([.B133]-[.B$2])/10^9" office:value-type="float" office:value="0.031996029">
            <text:p>0.031996</text:p>
          </table:table-cell>
          <table:table-cell table:formula="of:=[.C133]-[.C132]" office:value-type="float" office:value="0.0000120330000000016">
            <text:p>0.000012</text:p>
          </table:table-cell>
          <table:table-cell table:formula="of:=[.A133]-[.A132]" office:value-type="float" office:value="0.000010000000088439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44289">
            <text:p>673.944289</text:p>
          </table:table-cell>
          <table:table-cell office:value-type="float" office:value="2664807274312">
            <text:p>2664807274312</text:p>
          </table:table-cell>
          <table:table-cell table:formula="of:=([.B134]-[.B$2])/10^9" office:value-type="float" office:value="0.031996029">
            <text:p>0.031996</text:p>
          </table:table-cell>
          <table:table-cell table:formula="of:=[.C134]-[.C133]" office:value-type="float" office:value="0">
            <text:p>0.000000</text:p>
          </table:table-cell>
          <table:table-cell table:formula="of:=[.A134]-[.A133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45219">
            <text:p>673.945219</text:p>
          </table:table-cell>
          <table:table-cell office:value-type="float" office:value="2664808215688">
            <text:p>2664808215688</text:p>
          </table:table-cell>
          <table:table-cell table:formula="of:=([.B135]-[.B$2])/10^9" office:value-type="float" office:value="0.032937405">
            <text:p>0.032937</text:p>
          </table:table-cell>
          <table:table-cell table:formula="of:=[.C135]-[.C134]" office:value-type="float" office:value="0.000941376000000001">
            <text:p>0.000941</text:p>
          </table:table-cell>
          <table:table-cell table:formula="of:=[.A135]-[.A134]" office:value-type="float" office:value="0.000929999999925713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45221">
            <text:p>673.945221</text:p>
          </table:table-cell>
          <table:table-cell office:value-type="float" office:value="2664808215688">
            <text:p>2664808215688</text:p>
          </table:table-cell>
          <table:table-cell table:formula="of:=([.B136]-[.B$2])/10^9" office:value-type="float" office:value="0.032937405">
            <text:p>0.032937</text:p>
          </table:table-cell>
          <table:table-cell table:formula="of:=[.C136]-[.C135]" office:value-type="float" office:value="0">
            <text:p>0.000000</text:p>
          </table:table-cell>
          <table:table-cell table:formula="of:=[.A136]-[.A13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45228">
            <text:p>673.945228</text:p>
          </table:table-cell>
          <table:table-cell office:value-type="float" office:value="2664808215688">
            <text:p>2664808215688</text:p>
          </table:table-cell>
          <table:table-cell table:formula="of:=([.B137]-[.B$2])/10^9" office:value-type="float" office:value="0.032937405">
            <text:p>0.032937</text:p>
          </table:table-cell>
          <table:table-cell table:formula="of:=[.C137]-[.C136]" office:value-type="float" office:value="0">
            <text:p>0.000000</text:p>
          </table:table-cell>
          <table:table-cell table:formula="of:=[.A137]-[.A136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45279">
            <text:p>673.945279</text:p>
          </table:table-cell>
          <table:table-cell office:value-type="float" office:value="2664808275148">
            <text:p>2664808275148</text:p>
          </table:table-cell>
          <table:table-cell table:formula="of:=([.B138]-[.B$2])/10^9" office:value-type="float" office:value="0.032996865">
            <text:p>0.032997</text:p>
          </table:table-cell>
          <table:table-cell table:formula="of:=[.C138]-[.C137]" office:value-type="float" office:value="0.0000594599999999973">
            <text:p>0.000059</text:p>
          </table:table-cell>
          <table:table-cell table:formula="of:=[.A138]-[.A137]" office:value-type="float" office:value="0.0000509999999849242">
            <text:p>0.00005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4528">
            <text:p>673.945280</text:p>
          </table:table-cell>
          <table:table-cell office:value-type="float" office:value="2664808275148">
            <text:p>2664808275148</text:p>
          </table:table-cell>
          <table:table-cell table:formula="of:=([.B139]-[.B$2])/10^9" office:value-type="float" office:value="0.032996865">
            <text:p>0.032997</text:p>
          </table:table-cell>
          <table:table-cell table:formula="of:=[.C139]-[.C138]" office:value-type="float" office:value="0">
            <text:p>0.000000</text:p>
          </table:table-cell>
          <table:table-cell table:formula="of:=[.A139]-[.A138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45285">
            <text:p>673.945285</text:p>
          </table:table-cell>
          <table:table-cell office:value-type="float" office:value="2664808275148">
            <text:p>2664808275148</text:p>
          </table:table-cell>
          <table:table-cell table:formula="of:=([.B140]-[.B$2])/10^9" office:value-type="float" office:value="0.032996865">
            <text:p>0.032997</text:p>
          </table:table-cell>
          <table:table-cell table:formula="of:=[.C140]-[.C139]" office:value-type="float" office:value="0">
            <text:p>0.000000</text:p>
          </table:table-cell>
          <table:table-cell table:formula="of:=[.A140]-[.A13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47263">
            <text:p>673.947263</text:p>
          </table:table-cell>
          <table:table-cell office:value-type="float" office:value="2664808275148">
            <text:p>2664808275148</text:p>
          </table:table-cell>
          <table:table-cell table:formula="of:=([.B141]-[.B$2])/10^9" office:value-type="float" office:value="0.032996865">
            <text:p>0.032997</text:p>
          </table:table-cell>
          <table:table-cell table:formula="of:=[.C141]-[.C140]" office:value-type="float" office:value="0">
            <text:p>0.000000</text:p>
          </table:table-cell>
          <table:table-cell table:formula="of:=[.A141]-[.A140]" office:value-type="float" office:value="0.00197800000000825">
            <text:p>0.00197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47265">
            <text:p>673.947265</text:p>
          </table:table-cell>
          <table:table-cell office:value-type="float" office:value="2664810261618">
            <text:p>2664810261618</text:p>
          </table:table-cell>
          <table:table-cell table:formula="of:=([.B142]-[.B$2])/10^9" office:value-type="float" office:value="0.034983335">
            <text:p>0.034983</text:p>
          </table:table-cell>
          <table:table-cell table:formula="of:=[.C142]-[.C141]" office:value-type="float" office:value="0.00198647">
            <text:p>0.001986</text:p>
          </table:table-cell>
          <table:table-cell table:formula="of:=[.A142]-[.A14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47266">
            <text:p>673.947266</text:p>
          </table:table-cell>
          <table:table-cell office:value-type="float" office:value="2664810261618">
            <text:p>2664810261618</text:p>
          </table:table-cell>
          <table:table-cell table:formula="of:=([.B143]-[.B$2])/10^9" office:value-type="float" office:value="0.034983335">
            <text:p>0.034983</text:p>
          </table:table-cell>
          <table:table-cell table:formula="of:=[.C143]-[.C142]" office:value-type="float" office:value="0">
            <text:p>0.000000</text:p>
          </table:table-cell>
          <table:table-cell table:formula="of:=[.A143]-[.A142]" office:value-type="float" office:value="0.000000999999997475243">
            <text:p>0.000001</text:p>
          </table:table-cell>
          <table:table-cell/>
          <table:table-cell office:value-type="string">
            <text:p>30357 / 102511 &lt;= 2000000 / 5000000</text:p>
          </table:table-cell>
          <table:table-cell/>
        </table:table-row>
        <table:table-row table:style-name="ro1">
          <table:table-cell office:value-type="float" office:value="673.947267">
            <text:p>673.947267</text:p>
          </table:table-cell>
          <table:table-cell office:value-type="float" office:value="2664810261618">
            <text:p>2664810261618</text:p>
          </table:table-cell>
          <table:table-cell table:formula="of:=([.B144]-[.B$2])/10^9" office:value-type="float" office:value="0.034983335">
            <text:p>0.034983</text:p>
          </table:table-cell>
          <table:table-cell table:formula="of:=[.C144]-[.C143]" office:value-type="float" office:value="0">
            <text:p>0.000000</text:p>
          </table:table-cell>
          <table:table-cell table:formula="of:=[.A144]-[.A143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3.947268">
            <text:p>673.947268</text:p>
          </table:table-cell>
          <table:table-cell office:value-type="float" office:value="2664810261618">
            <text:p>2664810261618</text:p>
          </table:table-cell>
          <table:table-cell table:formula="of:=([.B145]-[.B$2])/10^9" office:value-type="float" office:value="0.034983335">
            <text:p>0.034983</text:p>
          </table:table-cell>
          <table:table-cell table:formula="of:=[.C145]-[.C144]" office:value-type="float" office:value="0">
            <text:p>0.000000</text:p>
          </table:table-cell>
          <table:table-cell table:formula="of:=[.A145]-[.A144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3.947275">
            <text:p>673.947275</text:p>
          </table:table-cell>
          <table:table-cell office:value-type="float" office:value="2664810271544">
            <text:p>2664810271544</text:p>
          </table:table-cell>
          <table:table-cell table:formula="of:=([.B146]-[.B$2])/10^9" office:value-type="float" office:value="0.034993261">
            <text:p>0.034993</text:p>
          </table:table-cell>
          <table:table-cell table:formula="of:=[.C146]-[.C145]" office:value-type="float" office:value="0.00000992600000000038">
            <text:p>0.000010</text:p>
          </table:table-cell>
          <table:table-cell table:formula="of:=[.A146]-[.A145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47283">
            <text:p>673.947283</text:p>
          </table:table-cell>
          <table:table-cell office:value-type="float" office:value="2664810271544">
            <text:p>2664810271544</text:p>
          </table:table-cell>
          <table:table-cell table:formula="of:=([.B147]-[.B$2])/10^9" office:value-type="float" office:value="0.034993261">
            <text:p>0.034993</text:p>
          </table:table-cell>
          <table:table-cell table:formula="of:=[.C147]-[.C146]" office:value-type="float" office:value="0">
            <text:p>0.000000</text:p>
          </table:table-cell>
          <table:table-cell table:formula="of:=[.A147]-[.A146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47316">
            <text:p>673.947316</text:p>
          </table:table-cell>
          <table:table-cell office:value-type="float" office:value="2664810311008">
            <text:p>2664810311008</text:p>
          </table:table-cell>
          <table:table-cell table:formula="of:=([.B148]-[.B$2])/10^9" office:value-type="float" office:value="0.035032725">
            <text:p>0.035033</text:p>
          </table:table-cell>
          <table:table-cell table:formula="of:=[.C148]-[.C147]" office:value-type="float" office:value="0.0000394640000000029">
            <text:p>0.000039</text:p>
          </table:table-cell>
          <table:table-cell table:formula="of:=[.A148]-[.A147]" office:value-type="float" office:value="0.0000330000000303698">
            <text:p>0.00003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3.947317">
            <text:p>673.947317</text:p>
          </table:table-cell>
          <table:table-cell office:value-type="float" office:value="2664810311008">
            <text:p>2664810311008</text:p>
          </table:table-cell>
          <table:table-cell table:formula="of:=([.B149]-[.B$2])/10^9" office:value-type="float" office:value="0.035032725">
            <text:p>0.035033</text:p>
          </table:table-cell>
          <table:table-cell table:formula="of:=[.C149]-[.C148]" office:value-type="float" office:value="0">
            <text:p>0.000000</text:p>
          </table:table-cell>
          <table:table-cell table:formula="of:=[.A149]-[.A148]" office:value-type="float" office:value="0.000000999999997475243">
            <text:p>0.000001</text:p>
          </table:table-cell>
          <table:table-cell/>
          <table:table-cell office:value-type="string">
            <text:p>uses up its c_s; 2664810311008-2664810271544=39464</text:p>
          </table:table-cell>
          <table:table-cell/>
        </table:table-row>
        <table:table-row table:style-name="ro1">
          <table:table-cell office:value-type="float" office:value="673.947329">
            <text:p>673.947329</text:p>
          </table:table-cell>
          <table:table-cell office:value-type="float" office:value="2664810325011">
            <text:p>2664810325011</text:p>
          </table:table-cell>
          <table:table-cell table:formula="of:=([.B150]-[.B$2])/10^9" office:value-type="float" office:value="0.035046728">
            <text:p>0.035047</text:p>
          </table:table-cell>
          <table:table-cell table:formula="of:=[.C150]-[.C149]" office:value-type="float" office:value="0.0000140029999999985">
            <text:p>0.000014</text:p>
          </table:table-cell>
          <table:table-cell table:formula="of:=[.A150]-[.A149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47334">
            <text:p>673.947334</text:p>
          </table:table-cell>
          <table:table-cell office:value-type="float" office:value="2664810325011">
            <text:p>2664810325011</text:p>
          </table:table-cell>
          <table:table-cell table:formula="of:=([.B151]-[.B$2])/10^9" office:value-type="float" office:value="0.035046728">
            <text:p>0.035047</text:p>
          </table:table-cell>
          <table:table-cell table:formula="of:=[.C151]-[.C150]" office:value-type="float" office:value="0">
            <text:p>0.000000</text:p>
          </table:table-cell>
          <table:table-cell table:formula="of:=[.A151]-[.A15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47377">
            <text:p>673.947377</text:p>
          </table:table-cell>
          <table:table-cell office:value-type="float" office:value="2664810325011">
            <text:p>2664810325011</text:p>
          </table:table-cell>
          <table:table-cell table:formula="of:=([.B152]-[.B$2])/10^9" office:value-type="float" office:value="0.035046728">
            <text:p>0.035047</text:p>
          </table:table-cell>
          <table:table-cell table:formula="of:=[.C152]-[.C151]" office:value-type="float" office:value="0">
            <text:p>0.000000</text:p>
          </table:table-cell>
          <table:table-cell table:formula="of:=[.A152]-[.A151]" office:value-type="float" office:value="0.0000430000000051223">
            <text:p>0.00004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3.947377">
            <text:p>673.947377</text:p>
          </table:table-cell>
          <table:table-cell office:value-type="float" office:value="2664810325011">
            <text:p>2664810325011</text:p>
          </table:table-cell>
          <table:table-cell table:formula="of:=([.B153]-[.B$2])/10^9" office:value-type="float" office:value="0.035046728">
            <text:p>0.035047</text:p>
          </table:table-cell>
          <table:table-cell table:formula="of:=[.C153]-[.C152]" office:value-type="float" office:value="0">
            <text:p>0.000000</text:p>
          </table:table-cell>
          <table:table-cell table:formula="of:=[.A153]-[.A152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47378">
            <text:p>673.947378</text:p>
          </table:table-cell>
          <table:table-cell office:value-type="float" office:value="2664810325011">
            <text:p>2664810325011</text:p>
          </table:table-cell>
          <table:table-cell table:formula="of:=([.B154]-[.B$2])/10^9" office:value-type="float" office:value="0.035046728">
            <text:p>0.035047</text:p>
          </table:table-cell>
          <table:table-cell table:formula="of:=[.C154]-[.C153]" office:value-type="float" office:value="0">
            <text:p>0.000000</text:p>
          </table:table-cell>
          <table:table-cell table:formula="of:=[.A154]-[.A153]" office:value-type="float" office:value="0.000000999999997475243">
            <text:p>0.000001</text:p>
          </table:table-cell>
          <table:table-cell/>
          <table:table-cell office:value-type="string">
            <text:p>postpones its deadline to 2664815364129; c_s is topped up to 1990893</text:p>
          </table:table-cell>
          <table:table-cell/>
        </table:table-row>
        <table:table-row table:style-name="ro1">
          <table:table-cell office:value-type="float" office:value="673.94826">
            <text:p>673.948260</text:p>
          </table:table-cell>
          <table:table-cell office:value-type="float" office:value="2664810325011">
            <text:p>2664810325011</text:p>
          </table:table-cell>
          <table:table-cell table:formula="of:=([.B155]-[.B$2])/10^9" office:value-type="float" office:value="0.035046728">
            <text:p>0.035047</text:p>
          </table:table-cell>
          <table:table-cell table:formula="of:=[.C155]-[.C154]" office:value-type="float" office:value="0">
            <text:p>0.000000</text:p>
          </table:table-cell>
          <table:table-cell table:formula="of:=[.A155]-[.A154]" office:value-type="float" office:value="0.000882000000046901">
            <text:p>0.0008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48263">
            <text:p>673.948263</text:p>
          </table:table-cell>
          <table:table-cell office:value-type="float" office:value="2664811258705">
            <text:p>2664811258705</text:p>
          </table:table-cell>
          <table:table-cell table:formula="of:=([.B156]-[.B$2])/10^9" office:value-type="float" office:value="0.035980422">
            <text:p>0.035980</text:p>
          </table:table-cell>
          <table:table-cell table:formula="of:=[.C156]-[.C155]" office:value-type="float" office:value="0.000933693999999999">
            <text:p>0.000934</text:p>
          </table:table-cell>
          <table:table-cell table:formula="of:=[.A156]-[.A155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48263">
            <text:p>673.948263</text:p>
          </table:table-cell>
          <table:table-cell office:value-type="float" office:value="2664811258705">
            <text:p>2664811258705</text:p>
          </table:table-cell>
          <table:table-cell table:formula="of:=([.B157]-[.B$2])/10^9" office:value-type="float" office:value="0.035980422">
            <text:p>0.035980</text:p>
          </table:table-cell>
          <table:table-cell table:formula="of:=[.C157]-[.C156]" office:value-type="float" office:value="0">
            <text:p>0.000000</text:p>
          </table:table-cell>
          <table:table-cell table:formula="of:=[.A157]-[.A156]" office:value-type="float" office:value="0">
            <text:p>0.000000</text:p>
          </table:table-cell>
          <table:table-cell office:value-type="string">
            <text:p>d_s is renewed (r + D) to 2664813258705; c_s is fully topped up</text:p>
          </table:table-cell>
          <table:table-cell table:number-columns-repeated="2"/>
        </table:table-row>
        <table:table-row table:style-name="ro1">
          <table:table-cell office:value-type="float" office:value="673.948287">
            <text:p>673.948287</text:p>
          </table:table-cell>
          <table:table-cell office:value-type="float" office:value="2664811283751">
            <text:p>2664811283751</text:p>
          </table:table-cell>
          <table:table-cell table:formula="of:=([.B158]-[.B$2])/10^9" office:value-type="float" office:value="0.036005468">
            <text:p>0.036005</text:p>
          </table:table-cell>
          <table:table-cell table:formula="of:=[.C158]-[.C157]" office:value-type="float" office:value="0.0000250460000000008">
            <text:p>0.000025</text:p>
          </table:table-cell>
          <table:table-cell table:formula="of:=[.A158]-[.A157]" office:value-type="float" office:value="0.0000240000000530927">
            <text:p>0.00002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48289">
            <text:p>673.948289</text:p>
          </table:table-cell>
          <table:table-cell office:value-type="float" office:value="2664811283751">
            <text:p>2664811283751</text:p>
          </table:table-cell>
          <table:table-cell table:formula="of:=([.B159]-[.B$2])/10^9" office:value-type="float" office:value="0.036005468">
            <text:p>0.036005</text:p>
          </table:table-cell>
          <table:table-cell table:formula="of:=[.C159]-[.C158]" office:value-type="float" office:value="0">
            <text:p>0.000000</text:p>
          </table:table-cell>
          <table:table-cell table:formula="of:=[.A159]-[.A15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48293">
            <text:p>673.948293</text:p>
          </table:table-cell>
          <table:table-cell office:value-type="float" office:value="2664811283751">
            <text:p>2664811283751</text:p>
          </table:table-cell>
          <table:table-cell table:formula="of:=([.B160]-[.B$2])/10^9" office:value-type="float" office:value="0.036005468">
            <text:p>0.036005</text:p>
          </table:table-cell>
          <table:table-cell table:formula="of:=[.C160]-[.C159]" office:value-type="float" office:value="0">
            <text:p>0.000000</text:p>
          </table:table-cell>
          <table:table-cell table:formula="of:=[.A160]-[.A159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3.949202">
            <text:p>673.949202</text:p>
          </table:table-cell>
          <table:table-cell office:value-type="float" office:value="2664812206941">
            <text:p>2664812206941</text:p>
          </table:table-cell>
          <table:table-cell table:formula="of:=([.B161]-[.B$2])/10^9" office:value-type="float" office:value="0.036928658">
            <text:p>0.036929</text:p>
          </table:table-cell>
          <table:table-cell table:formula="of:=[.C161]-[.C160]" office:value-type="float" office:value="0.000923190000000004">
            <text:p>0.000923</text:p>
          </table:table-cell>
          <table:table-cell table:formula="of:=[.A161]-[.A160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49203">
            <text:p>673.949203</text:p>
          </table:table-cell>
          <table:table-cell office:value-type="float" office:value="2664812206941">
            <text:p>2664812206941</text:p>
          </table:table-cell>
          <table:table-cell table:formula="of:=([.B162]-[.B$2])/10^9" office:value-type="float" office:value="0.036928658">
            <text:p>0.036929</text:p>
          </table:table-cell>
          <table:table-cell table:formula="of:=[.C162]-[.C161]" office:value-type="float" office:value="0">
            <text:p>0.000000</text:p>
          </table:table-cell>
          <table:table-cell table:formula="of:=[.A162]-[.A16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49211">
            <text:p>673.949211</text:p>
          </table:table-cell>
          <table:table-cell office:value-type="float" office:value="2664812206941">
            <text:p>2664812206941</text:p>
          </table:table-cell>
          <table:table-cell table:formula="of:=([.B163]-[.B$2])/10^9" office:value-type="float" office:value="0.036928658">
            <text:p>0.036929</text:p>
          </table:table-cell>
          <table:table-cell table:formula="of:=[.C163]-[.C162]" office:value-type="float" office:value="0">
            <text:p>0.000000</text:p>
          </table:table-cell>
          <table:table-cell table:formula="of:=[.A163]-[.A162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51086">
            <text:p>673.951086</text:p>
          </table:table-cell>
          <table:table-cell office:value-type="float" office:value="2664814090870">
            <text:p>2664814090870</text:p>
          </table:table-cell>
          <table:table-cell table:formula="of:=([.B164]-[.B$2])/10^9" office:value-type="float" office:value="0.038812587">
            <text:p>0.038813</text:p>
          </table:table-cell>
          <table:table-cell table:formula="of:=[.C164]-[.C163]" office:value-type="float" office:value="0.001883929">
            <text:p>0.001884</text:p>
          </table:table-cell>
          <table:table-cell table:formula="of:=[.A164]-[.A163]" office:value-type="float" office:value="0.00187500000004093">
            <text:p>0.0018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51089">
            <text:p>673.951089</text:p>
          </table:table-cell>
          <table:table-cell office:value-type="float" office:value="2664814090870">
            <text:p>2664814090870</text:p>
          </table:table-cell>
          <table:table-cell table:formula="of:=([.B165]-[.B$2])/10^9" office:value-type="float" office:value="0.038812587">
            <text:p>0.038813</text:p>
          </table:table-cell>
          <table:table-cell table:formula="of:=[.C165]-[.C164]" office:value-type="float" office:value="0">
            <text:p>0.000000</text:p>
          </table:table-cell>
          <table:table-cell table:formula="of:=[.A165]-[.A164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5117">
            <text:p>673.951170</text:p>
          </table:table-cell>
          <table:table-cell office:value-type="float" office:value="2664814090870">
            <text:p>2664814090870</text:p>
          </table:table-cell>
          <table:table-cell table:formula="of:=([.B166]-[.B$2])/10^9" office:value-type="float" office:value="0.038812587">
            <text:p>0.038813</text:p>
          </table:table-cell>
          <table:table-cell table:formula="of:=[.C166]-[.C165]" office:value-type="float" office:value="0">
            <text:p>0.000000</text:p>
          </table:table-cell>
          <table:table-cell table:formula="of:=[.A166]-[.A165]" office:value-type="float" office:value="0.0000810000000228683">
            <text:p>0.00008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51172">
            <text:p>673.951172</text:p>
          </table:table-cell>
          <table:table-cell office:value-type="float" office:value="2664815333011">
            <text:p>2664815333011</text:p>
          </table:table-cell>
          <table:table-cell table:formula="of:=([.B167]-[.B$2])/10^9" office:value-type="float" office:value="0.040054728">
            <text:p>0.040055</text:p>
          </table:table-cell>
          <table:table-cell table:formula="of:=[.C167]-[.C166]" office:value-type="float" office:value="0.001242141">
            <text:p>0.001242</text:p>
          </table:table-cell>
          <table:table-cell table:formula="of:=[.A167]-[.A16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51173">
            <text:p>673.951173</text:p>
          </table:table-cell>
          <table:table-cell office:value-type="float" office:value="2664815333011">
            <text:p>2664815333011</text:p>
          </table:table-cell>
          <table:table-cell table:formula="of:=([.B168]-[.B$2])/10^9" office:value-type="float" office:value="0.040054728">
            <text:p>0.040055</text:p>
          </table:table-cell>
          <table:table-cell table:formula="of:=[.C168]-[.C167]" office:value-type="float" office:value="0">
            <text:p>0.000000</text:p>
          </table:table-cell>
          <table:table-cell table:formula="of:=[.A168]-[.A167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822333011; c_s is fully topped up</text:p>
          </table:table-cell>
        </table:table-row>
        <table:table-row table:style-name="ro1">
          <table:table-cell office:value-type="float" office:value="673.951176">
            <text:p>673.951176</text:p>
          </table:table-cell>
          <table:table-cell office:value-type="float" office:value="2664815333011">
            <text:p>2664815333011</text:p>
          </table:table-cell>
          <table:table-cell table:formula="of:=([.B169]-[.B$2])/10^9" office:value-type="float" office:value="0.040054728">
            <text:p>0.040055</text:p>
          </table:table-cell>
          <table:table-cell table:formula="of:=[.C169]-[.C168]" office:value-type="float" office:value="0">
            <text:p>0.000000</text:p>
          </table:table-cell>
          <table:table-cell table:formula="of:=[.A169]-[.A168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51178">
            <text:p>673.951178</text:p>
          </table:table-cell>
          <table:table-cell office:value-type="float" office:value="2664815339268">
            <text:p>2664815339268</text:p>
          </table:table-cell>
          <table:table-cell table:formula="of:=([.B170]-[.B$2])/10^9" office:value-type="float" office:value="0.040060985">
            <text:p>0.040061</text:p>
          </table:table-cell>
          <table:table-cell table:formula="of:=[.C170]-[.C169]" office:value-type="float" office:value="0.00000625700000000257">
            <text:p>0.000006</text:p>
          </table:table-cell>
          <table:table-cell table:formula="of:=[.A170]-[.A16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51179">
            <text:p>673.951179</text:p>
          </table:table-cell>
          <table:table-cell office:value-type="float" office:value="2664815339268">
            <text:p>2664815339268</text:p>
          </table:table-cell>
          <table:table-cell table:formula="of:=([.B171]-[.B$2])/10^9" office:value-type="float" office:value="0.040060985">
            <text:p>0.040061</text:p>
          </table:table-cell>
          <table:table-cell table:formula="of:=[.C171]-[.C170]" office:value-type="float" office:value="0">
            <text:p>0.000000</text:p>
          </table:table-cell>
          <table:table-cell table:formula="of:=[.A171]-[.A170]" office:value-type="float" office:value="0.000000999999997475243">
            <text:p>0.000001</text:p>
          </table:table-cell>
          <table:table-cell office:value-type="string">
            <text:p>d_s is renewed (r + D) to 2664817339268; c_s is fully topped up</text:p>
          </table:table-cell>
          <table:table-cell table:number-columns-repeated="2"/>
        </table:table-row>
        <table:table-row table:style-name="ro1">
          <table:table-cell office:value-type="float" office:value="673.951183">
            <text:p>673.951183</text:p>
          </table:table-cell>
          <table:table-cell office:value-type="float" office:value="2664815339268">
            <text:p>2664815339268</text:p>
          </table:table-cell>
          <table:table-cell table:formula="of:=([.B172]-[.B$2])/10^9" office:value-type="float" office:value="0.040060985">
            <text:p>0.040061</text:p>
          </table:table-cell>
          <table:table-cell table:formula="of:=[.C172]-[.C171]" office:value-type="float" office:value="0">
            <text:p>0.000000</text:p>
          </table:table-cell>
          <table:table-cell table:formula="of:=[.A172]-[.A17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51185">
            <text:p>673.951185</text:p>
          </table:table-cell>
          <table:table-cell office:value-type="float" office:value="2664815345639">
            <text:p>2664815345639</text:p>
          </table:table-cell>
          <table:table-cell table:formula="of:=([.B173]-[.B$2])/10^9" office:value-type="float" office:value="0.040067356">
            <text:p>0.040067</text:p>
          </table:table-cell>
          <table:table-cell table:formula="of:=[.C173]-[.C172]" office:value-type="float" office:value="0.00000637099999999807">
            <text:p>0.000006</text:p>
          </table:table-cell>
          <table:table-cell table:formula="of:=[.A173]-[.A17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51186">
            <text:p>673.951186</text:p>
          </table:table-cell>
          <table:table-cell office:value-type="float" office:value="2664815345639">
            <text:p>2664815345639</text:p>
          </table:table-cell>
          <table:table-cell table:formula="of:=([.B174]-[.B$2])/10^9" office:value-type="float" office:value="0.040067356">
            <text:p>0.040067</text:p>
          </table:table-cell>
          <table:table-cell table:formula="of:=[.C174]-[.C173]" office:value-type="float" office:value="0">
            <text:p>0.000000</text:p>
          </table:table-cell>
          <table:table-cell table:formula="of:=[.A174]-[.A173]" office:value-type="float" office:value="0.000000999999997475243">
            <text:p>0.000001</text:p>
          </table:table-cell>
          <table:table-cell/>
          <table:table-cell office:value-type="string">
            <text:p>106964 / 18490 &gt; 2000000 / 5000000</text:p>
          </table:table-cell>
          <table:table-cell/>
        </table:table-row>
        <table:table-row table:style-name="ro1">
          <table:table-cell office:value-type="float" office:value="673.951186">
            <text:p>673.951186</text:p>
          </table:table-cell>
          <table:table-cell office:value-type="float" office:value="2664815345639">
            <text:p>2664815345639</text:p>
          </table:table-cell>
          <table:table-cell table:formula="of:=([.B175]-[.B$2])/10^9" office:value-type="float" office:value="0.040067356">
            <text:p>0.040067</text:p>
          </table:table-cell>
          <table:table-cell table:formula="of:=[.C175]-[.C174]" office:value-type="float" office:value="0">
            <text:p>0.000000</text:p>
          </table:table-cell>
          <table:table-cell table:formula="of:=[.A175]-[.A174]" office:value-type="float" office:value="0">
            <text:p>0.000000</text:p>
          </table:table-cell>
          <table:table-cell/>
          <table:table-cell office:value-type="string">
            <text:p>d_s is renewed (r + D) to 2664820345639; c_s is fully topped up</text:p>
          </table:table-cell>
          <table:table-cell/>
        </table:table-row>
        <table:table-row table:style-name="ro1">
          <table:table-cell office:value-type="float" office:value="673.951209">
            <text:p>673.951209</text:p>
          </table:table-cell>
          <table:table-cell office:value-type="float" office:value="2664815345639">
            <text:p>2664815345639</text:p>
          </table:table-cell>
          <table:table-cell table:formula="of:=([.B176]-[.B$2])/10^9" office:value-type="float" office:value="0.040067356">
            <text:p>0.040067</text:p>
          </table:table-cell>
          <table:table-cell table:formula="of:=[.C176]-[.C175]" office:value-type="float" office:value="0">
            <text:p>0.000000</text:p>
          </table:table-cell>
          <table:table-cell table:formula="of:=[.A176]-[.A175]" office:value-type="float" office:value="0.0000229999999419306">
            <text:p>0.00002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3.952128">
            <text:p>673.952128</text:p>
          </table:table-cell>
          <table:table-cell office:value-type="float" office:value="2664816290427">
            <text:p>2664816290427</text:p>
          </table:table-cell>
          <table:table-cell table:formula="of:=([.B177]-[.B$2])/10^9" office:value-type="float" office:value="0.041012144">
            <text:p>0.041012</text:p>
          </table:table-cell>
          <table:table-cell table:formula="of:=[.C177]-[.C176]" office:value-type="float" office:value="0.000944788000000002">
            <text:p>0.000945</text:p>
          </table:table-cell>
          <table:table-cell table:formula="of:=[.A177]-[.A176]" office:value-type="float" office:value="0.000919000000067172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5213">
            <text:p>673.952130</text:p>
          </table:table-cell>
          <table:table-cell office:value-type="float" office:value="2664816290427">
            <text:p>2664816290427</text:p>
          </table:table-cell>
          <table:table-cell table:formula="of:=([.B178]-[.B$2])/10^9" office:value-type="float" office:value="0.041012144">
            <text:p>0.041012</text:p>
          </table:table-cell>
          <table:table-cell table:formula="of:=[.C178]-[.C177]" office:value-type="float" office:value="0">
            <text:p>0.000000</text:p>
          </table:table-cell>
          <table:table-cell table:formula="of:=[.A178]-[.A17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52137">
            <text:p>673.952137</text:p>
          </table:table-cell>
          <table:table-cell office:value-type="float" office:value="2664816290427">
            <text:p>2664816290427</text:p>
          </table:table-cell>
          <table:table-cell table:formula="of:=([.B179]-[.B$2])/10^9" office:value-type="float" office:value="0.041012144">
            <text:p>0.041012</text:p>
          </table:table-cell>
          <table:table-cell table:formula="of:=[.C179]-[.C178]" office:value-type="float" office:value="0">
            <text:p>0.000000</text:p>
          </table:table-cell>
          <table:table-cell table:formula="of:=[.A179]-[.A178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54095">
            <text:p>673.954095</text:p>
          </table:table-cell>
          <table:table-cell office:value-type="float" office:value="2664818256798">
            <text:p>2664818256798</text:p>
          </table:table-cell>
          <table:table-cell table:formula="of:=([.B180]-[.B$2])/10^9" office:value-type="float" office:value="0.042978515">
            <text:p>0.042979</text:p>
          </table:table-cell>
          <table:table-cell table:formula="of:=[.C180]-[.C179]" office:value-type="float" office:value="0.001966371">
            <text:p>0.001966</text:p>
          </table:table-cell>
          <table:table-cell table:formula="of:=[.A180]-[.A179]" office:value-type="float" office:value="0.00195800000005875">
            <text:p>0.00195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54096">
            <text:p>673.954096</text:p>
          </table:table-cell>
          <table:table-cell office:value-type="float" office:value="2664818256798">
            <text:p>2664818256798</text:p>
          </table:table-cell>
          <table:table-cell table:formula="of:=([.B181]-[.B$2])/10^9" office:value-type="float" office:value="0.042978515">
            <text:p>0.042979</text:p>
          </table:table-cell>
          <table:table-cell table:formula="of:=[.C181]-[.C180]" office:value-type="float" office:value="0">
            <text:p>0.000000</text:p>
          </table:table-cell>
          <table:table-cell table:formula="of:=[.A181]-[.A180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54102">
            <text:p>673.954102</text:p>
          </table:table-cell>
          <table:table-cell office:value-type="float" office:value="2664818256798">
            <text:p>2664818256798</text:p>
          </table:table-cell>
          <table:table-cell table:formula="of:=([.B182]-[.B$2])/10^9" office:value-type="float" office:value="0.042978515">
            <text:p>0.042979</text:p>
          </table:table-cell>
          <table:table-cell table:formula="of:=[.C182]-[.C181]" office:value-type="float" office:value="0">
            <text:p>0.000000</text:p>
          </table:table-cell>
          <table:table-cell table:formula="of:=[.A182]-[.A181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55095">
            <text:p>673.955095</text:p>
          </table:table-cell>
          <table:table-cell office:value-type="float" office:value="2664818256798">
            <text:p>2664818256798</text:p>
          </table:table-cell>
          <table:table-cell table:formula="of:=([.B183]-[.B$2])/10^9" office:value-type="float" office:value="0.042978515">
            <text:p>0.042979</text:p>
          </table:table-cell>
          <table:table-cell table:formula="of:=[.C183]-[.C182]" office:value-type="float" office:value="0">
            <text:p>0.000000</text:p>
          </table:table-cell>
          <table:table-cell table:formula="of:=[.A183]-[.A182]" office:value-type="float" office:value="0.000992999999994026">
            <text:p>0.00099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55098">
            <text:p>673.955098</text:p>
          </table:table-cell>
          <table:table-cell office:value-type="float" office:value="2664819259841">
            <text:p>2664819259841</text:p>
          </table:table-cell>
          <table:table-cell table:formula="of:=([.B184]-[.B$2])/10^9" office:value-type="float" office:value="0.043981558">
            <text:p>0.043982</text:p>
          </table:table-cell>
          <table:table-cell table:formula="of:=[.C184]-[.C183]" office:value-type="float" office:value="0.001003043">
            <text:p>0.001003</text:p>
          </table:table-cell>
          <table:table-cell table:formula="of:=[.A184]-[.A183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55098">
            <text:p>673.955098</text:p>
          </table:table-cell>
          <table:table-cell office:value-type="float" office:value="2664819259841">
            <text:p>2664819259841</text:p>
          </table:table-cell>
          <table:table-cell table:formula="of:=([.B185]-[.B$2])/10^9" office:value-type="float" office:value="0.043981558">
            <text:p>0.043982</text:p>
          </table:table-cell>
          <table:table-cell table:formula="of:=[.C185]-[.C184]" office:value-type="float" office:value="0">
            <text:p>0.000000</text:p>
          </table:table-cell>
          <table:table-cell table:formula="of:=[.A185]-[.A184]" office:value-type="float" office:value="0">
            <text:p>0.000000</text:p>
          </table:table-cell>
          <table:table-cell office:value-type="string">
            <text:p>d_s is renewed (r + D) to 2664821259841; c_s is fully topped up</text:p>
          </table:table-cell>
          <table:table-cell table:number-columns-repeated="2"/>
        </table:table-row>
        <table:table-row table:style-name="ro1">
          <table:table-cell office:value-type="float" office:value="673.9551">
            <text:p>673.955100</text:p>
          </table:table-cell>
          <table:table-cell office:value-type="float" office:value="2664819259841">
            <text:p>2664819259841</text:p>
          </table:table-cell>
          <table:table-cell table:formula="of:=([.B186]-[.B$2])/10^9" office:value-type="float" office:value="0.043981558">
            <text:p>0.043982</text:p>
          </table:table-cell>
          <table:table-cell table:formula="of:=[.C186]-[.C185]" office:value-type="float" office:value="0">
            <text:p>0.000000</text:p>
          </table:table-cell>
          <table:table-cell table:formula="of:=[.A186]-[.A185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3.955107">
            <text:p>673.955107</text:p>
          </table:table-cell>
          <table:table-cell office:value-type="float" office:value="2664819269293">
            <text:p>2664819269293</text:p>
          </table:table-cell>
          <table:table-cell table:formula="of:=([.B187]-[.B$2])/10^9" office:value-type="float" office:value="0.04399101">
            <text:p>0.043991</text:p>
          </table:table-cell>
          <table:table-cell table:formula="of:=[.C187]-[.C186]" office:value-type="float" office:value="0.00000945200000000007">
            <text:p>0.000009</text:p>
          </table:table-cell>
          <table:table-cell table:formula="of:=[.A187]-[.A186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55112">
            <text:p>673.955112</text:p>
          </table:table-cell>
          <table:table-cell office:value-type="float" office:value="2664819269293">
            <text:p>2664819269293</text:p>
          </table:table-cell>
          <table:table-cell table:formula="of:=([.B188]-[.B$2])/10^9" office:value-type="float" office:value="0.04399101">
            <text:p>0.043991</text:p>
          </table:table-cell>
          <table:table-cell table:formula="of:=[.C188]-[.C187]" office:value-type="float" office:value="0">
            <text:p>0.000000</text:p>
          </table:table-cell>
          <table:table-cell table:formula="of:=[.A188]-[.A187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3.956034">
            <text:p>673.956034</text:p>
          </table:table-cell>
          <table:table-cell office:value-type="float" office:value="2664820205440">
            <text:p>2664820205440</text:p>
          </table:table-cell>
          <table:table-cell table:formula="of:=([.B189]-[.B$2])/10^9" office:value-type="float" office:value="0.044927157">
            <text:p>0.044927</text:p>
          </table:table-cell>
          <table:table-cell table:formula="of:=[.C189]-[.C188]" office:value-type="float" office:value="0.000936147000000005">
            <text:p>0.000936</text:p>
          </table:table-cell>
          <table:table-cell table:formula="of:=[.A189]-[.A188]" office:value-type="float" office:value="0.000922000000059597">
            <text:p>0.0009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56036">
            <text:p>673.956036</text:p>
          </table:table-cell>
          <table:table-cell office:value-type="float" office:value="2664820205440">
            <text:p>2664820205440</text:p>
          </table:table-cell>
          <table:table-cell table:formula="of:=([.B190]-[.B$2])/10^9" office:value-type="float" office:value="0.044927157">
            <text:p>0.044927</text:p>
          </table:table-cell>
          <table:table-cell table:formula="of:=[.C190]-[.C189]" office:value-type="float" office:value="0">
            <text:p>0.000000</text:p>
          </table:table-cell>
          <table:table-cell table:formula="of:=[.A190]-[.A18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56041">
            <text:p>673.956041</text:p>
          </table:table-cell>
          <table:table-cell office:value-type="float" office:value="2664820205440">
            <text:p>2664820205440</text:p>
          </table:table-cell>
          <table:table-cell table:formula="of:=([.B191]-[.B$2])/10^9" office:value-type="float" office:value="0.044927157">
            <text:p>0.044927</text:p>
          </table:table-cell>
          <table:table-cell table:formula="of:=[.C191]-[.C190]" office:value-type="float" office:value="0">
            <text:p>0.000000</text:p>
          </table:table-cell>
          <table:table-cell table:formula="of:=[.A191]-[.A19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3.956092">
            <text:p>673.956092</text:p>
          </table:table-cell>
          <table:table-cell office:value-type="float" office:value="2664820205440">
            <text:p>2664820205440</text:p>
          </table:table-cell>
          <table:table-cell table:formula="of:=([.B192]-[.B$2])/10^9" office:value-type="float" office:value="0.044927157">
            <text:p>0.044927</text:p>
          </table:table-cell>
          <table:table-cell table:formula="of:=[.C192]-[.C191]" office:value-type="float" office:value="0">
            <text:p>0.000000</text:p>
          </table:table-cell>
          <table:table-cell table:formula="of:=[.A192]-[.A191]" office:value-type="float" office:value="0.0000509999999849242">
            <text:p>0.00005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56094">
            <text:p>673.956094</text:p>
          </table:table-cell>
          <table:table-cell office:value-type="float" office:value="2664820265513">
            <text:p>2664820265513</text:p>
          </table:table-cell>
          <table:table-cell table:formula="of:=([.B193]-[.B$2])/10^9" office:value-type="float" office:value="0.04498723">
            <text:p>0.044987</text:p>
          </table:table-cell>
          <table:table-cell table:formula="of:=[.C193]-[.C192]" office:value-type="float" office:value="0.0000600730000000008">
            <text:p>0.000060</text:p>
          </table:table-cell>
          <table:table-cell table:formula="of:=[.A193]-[.A19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56095">
            <text:p>673.956095</text:p>
          </table:table-cell>
          <table:table-cell office:value-type="float" office:value="2664820265513">
            <text:p>2664820265513</text:p>
          </table:table-cell>
          <table:table-cell table:formula="of:=([.B194]-[.B$2])/10^9" office:value-type="float" office:value="0.04498723">
            <text:p>0.044987</text:p>
          </table:table-cell>
          <table:table-cell table:formula="of:=[.C194]-[.C193]" office:value-type="float" office:value="0">
            <text:p>0.000000</text:p>
          </table:table-cell>
          <table:table-cell table:formula="of:=[.A194]-[.A193]" office:value-type="float" office:value="0.000000999999997475243">
            <text:p>0.000001</text:p>
          </table:table-cell>
          <table:table-cell/>
          <table:table-cell office:value-type="string">
            <text:p>33629 / 80126 &gt; 2000000 / 5000000</text:p>
          </table:table-cell>
          <table:table-cell/>
        </table:table-row>
        <table:table-row table:style-name="ro1">
          <table:table-cell office:value-type="float" office:value="673.956096">
            <text:p>673.956096</text:p>
          </table:table-cell>
          <table:table-cell office:value-type="float" office:value="2664820265513">
            <text:p>2664820265513</text:p>
          </table:table-cell>
          <table:table-cell table:formula="of:=([.B195]-[.B$2])/10^9" office:value-type="float" office:value="0.04498723">
            <text:p>0.044987</text:p>
          </table:table-cell>
          <table:table-cell table:formula="of:=[.C195]-[.C194]" office:value-type="float" office:value="0">
            <text:p>0.000000</text:p>
          </table:table-cell>
          <table:table-cell table:formula="of:=[.A195]-[.A194]" office:value-type="float" office:value="0.000000999999997475243">
            <text:p>0.000001</text:p>
          </table:table-cell>
          <table:table-cell/>
          <table:table-cell office:value-type="string">
            <text:p>d_s is renewed (r + D) to 2664825265513; c_s is fully topped up</text:p>
          </table:table-cell>
          <table:table-cell/>
        </table:table-row>
        <table:table-row table:style-name="ro1">
          <table:table-cell office:value-type="float" office:value="673.957971">
            <text:p>673.957971</text:p>
          </table:table-cell>
          <table:table-cell office:value-type="float" office:value="2664822141619">
            <text:p>2664822141619</text:p>
          </table:table-cell>
          <table:table-cell table:formula="of:=([.B196]-[.B$2])/10^9" office:value-type="float" office:value="0.046863336">
            <text:p>0.046863</text:p>
          </table:table-cell>
          <table:table-cell table:formula="of:=[.C196]-[.C195]" office:value-type="float" office:value="0.001876106">
            <text:p>0.001876</text:p>
          </table:table-cell>
          <table:table-cell table:formula="of:=[.A196]-[.A195]" office:value-type="float" office:value="0.00187500000004093">
            <text:p>0.00187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57972">
            <text:p>673.957972</text:p>
          </table:table-cell>
          <table:table-cell office:value-type="float" office:value="2664822141619">
            <text:p>2664822141619</text:p>
          </table:table-cell>
          <table:table-cell table:formula="of:=([.B197]-[.B$2])/10^9" office:value-type="float" office:value="0.046863336">
            <text:p>0.046863</text:p>
          </table:table-cell>
          <table:table-cell table:formula="of:=[.C197]-[.C196]" office:value-type="float" office:value="0">
            <text:p>0.000000</text:p>
          </table:table-cell>
          <table:table-cell table:formula="of:=[.A197]-[.A196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57977">
            <text:p>673.957977</text:p>
          </table:table-cell>
          <table:table-cell office:value-type="float" office:value="2664822141619">
            <text:p>2664822141619</text:p>
          </table:table-cell>
          <table:table-cell table:formula="of:=([.B198]-[.B$2])/10^9" office:value-type="float" office:value="0.046863336">
            <text:p>0.046863</text:p>
          </table:table-cell>
          <table:table-cell table:formula="of:=[.C198]-[.C197]" office:value-type="float" office:value="0">
            <text:p>0.000000</text:p>
          </table:table-cell>
          <table:table-cell table:formula="of:=[.A198]-[.A197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59086">
            <text:p>673.959086</text:p>
          </table:table-cell>
          <table:table-cell office:value-type="float" office:value="2664822141619">
            <text:p>2664822141619</text:p>
          </table:table-cell>
          <table:table-cell table:formula="of:=([.B199]-[.B$2])/10^9" office:value-type="float" office:value="0.046863336">
            <text:p>0.046863</text:p>
          </table:table-cell>
          <table:table-cell table:formula="of:=[.C199]-[.C198]" office:value-type="float" office:value="0">
            <text:p>0.000000</text:p>
          </table:table-cell>
          <table:table-cell table:formula="of:=[.A199]-[.A198]" office:value-type="float" office:value="0.00110899999992853">
            <text:p>0.0011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59088">
            <text:p>673.959088</text:p>
          </table:table-cell>
          <table:table-cell office:value-type="float" office:value="2664823259247">
            <text:p>2664823259247</text:p>
          </table:table-cell>
          <table:table-cell table:formula="of:=([.B200]-[.B$2])/10^9" office:value-type="float" office:value="0.047980964">
            <text:p>0.047981</text:p>
          </table:table-cell>
          <table:table-cell table:formula="of:=[.C200]-[.C199]" office:value-type="float" office:value="0.001117628">
            <text:p>0.001118</text:p>
          </table:table-cell>
          <table:table-cell table:formula="of:=[.A200]-[.A19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59089">
            <text:p>673.959089</text:p>
          </table:table-cell>
          <table:table-cell office:value-type="float" office:value="2664823259247">
            <text:p>2664823259247</text:p>
          </table:table-cell>
          <table:table-cell table:formula="of:=([.B201]-[.B$2])/10^9" office:value-type="float" office:value="0.047980964">
            <text:p>0.047981</text:p>
          </table:table-cell>
          <table:table-cell table:formula="of:=[.C201]-[.C200]" office:value-type="float" office:value="0">
            <text:p>0.000000</text:p>
          </table:table-cell>
          <table:table-cell table:formula="of:=[.A201]-[.A200]" office:value-type="float" office:value="0.000000999999997475243">
            <text:p>0.000001</text:p>
          </table:table-cell>
          <table:table-cell office:value-type="string">
            <text:p>d_s is renewed (r + D) to 2664825259247; c_s is fully topped up</text:p>
          </table:table-cell>
          <table:table-cell table:number-columns-repeated="2"/>
        </table:table-row>
        <table:table-row table:style-name="ro1">
          <table:table-cell office:value-type="float" office:value="673.95909">
            <text:p>673.959090</text:p>
          </table:table-cell>
          <table:table-cell office:value-type="float" office:value="2664823259247">
            <text:p>2664823259247</text:p>
          </table:table-cell>
          <table:table-cell table:formula="of:=([.B202]-[.B$2])/10^9" office:value-type="float" office:value="0.047980964">
            <text:p>0.047981</text:p>
          </table:table-cell>
          <table:table-cell table:formula="of:=[.C202]-[.C201]" office:value-type="float" office:value="0">
            <text:p>0.000000</text:p>
          </table:table-cell>
          <table:table-cell table:formula="of:=[.A202]-[.A201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59098">
            <text:p>673.959098</text:p>
          </table:table-cell>
          <table:table-cell office:value-type="float" office:value="2664823268819">
            <text:p>2664823268819</text:p>
          </table:table-cell>
          <table:table-cell table:formula="of:=([.B203]-[.B$2])/10^9" office:value-type="float" office:value="0.047990536">
            <text:p>0.047991</text:p>
          </table:table-cell>
          <table:table-cell table:formula="of:=[.C203]-[.C202]" office:value-type="float" office:value="0.00000957199999999936">
            <text:p>0.000010</text:p>
          </table:table-cell>
          <table:table-cell table:formula="of:=[.A203]-[.A202]" office:value-type="float" office:value="0.00000800000009348878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59103">
            <text:p>673.959103</text:p>
          </table:table-cell>
          <table:table-cell office:value-type="float" office:value="2664823268819">
            <text:p>2664823268819</text:p>
          </table:table-cell>
          <table:table-cell table:formula="of:=([.B204]-[.B$2])/10^9" office:value-type="float" office:value="0.047990536">
            <text:p>0.047991</text:p>
          </table:table-cell>
          <table:table-cell table:formula="of:=[.C204]-[.C203]" office:value-type="float" office:value="0">
            <text:p>0.000000</text:p>
          </table:table-cell>
          <table:table-cell table:formula="of:=[.A204]-[.A203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60012">
            <text:p>673.960012</text:p>
          </table:table-cell>
          <table:table-cell office:value-type="float" office:value="2664824191684">
            <text:p>2664824191684</text:p>
          </table:table-cell>
          <table:table-cell table:formula="of:=([.B205]-[.B$2])/10^9" office:value-type="float" office:value="0.048913401">
            <text:p>0.048913</text:p>
          </table:table-cell>
          <table:table-cell table:formula="of:=[.C205]-[.C204]" office:value-type="float" office:value="0.000922865000000002">
            <text:p>0.000923</text:p>
          </table:table-cell>
          <table:table-cell table:formula="of:=[.A205]-[.A204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60014">
            <text:p>673.960014</text:p>
          </table:table-cell>
          <table:table-cell office:value-type="float" office:value="2664824191684">
            <text:p>2664824191684</text:p>
          </table:table-cell>
          <table:table-cell table:formula="of:=([.B206]-[.B$2])/10^9" office:value-type="float" office:value="0.048913401">
            <text:p>0.048913</text:p>
          </table:table-cell>
          <table:table-cell table:formula="of:=[.C206]-[.C205]" office:value-type="float" office:value="0">
            <text:p>0.000000</text:p>
          </table:table-cell>
          <table:table-cell table:formula="of:=[.A206]-[.A20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60021">
            <text:p>673.960021</text:p>
          </table:table-cell>
          <table:table-cell office:value-type="float" office:value="2664824191684">
            <text:p>2664824191684</text:p>
          </table:table-cell>
          <table:table-cell table:formula="of:=([.B207]-[.B$2])/10^9" office:value-type="float" office:value="0.048913401">
            <text:p>0.048913</text:p>
          </table:table-cell>
          <table:table-cell table:formula="of:=[.C207]-[.C206]" office:value-type="float" office:value="0">
            <text:p>0.000000</text:p>
          </table:table-cell>
          <table:table-cell table:formula="of:=[.A207]-[.A206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6082">
            <text:p>673.960820</text:p>
          </table:table-cell>
          <table:table-cell office:value-type="float" office:value="2664824999142">
            <text:p>2664824999142</text:p>
          </table:table-cell>
          <table:table-cell table:formula="of:=([.B208]-[.B$2])/10^9" office:value-type="float" office:value="0.049720859">
            <text:p>0.049721</text:p>
          </table:table-cell>
          <table:table-cell table:formula="of:=[.C208]-[.C207]" office:value-type="float" office:value="0.000807457999999997">
            <text:p>0.000807</text:p>
          </table:table-cell>
          <table:table-cell table:formula="of:=[.A208]-[.A207]" office:value-type="float" office:value="0.000799000000029082">
            <text:p>0.0007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60822">
            <text:p>673.960822</text:p>
          </table:table-cell>
          <table:table-cell office:value-type="float" office:value="2664824999142">
            <text:p>2664824999142</text:p>
          </table:table-cell>
          <table:table-cell table:formula="of:=([.B209]-[.B$2])/10^9" office:value-type="float" office:value="0.049720859">
            <text:p>0.049721</text:p>
          </table:table-cell>
          <table:table-cell table:formula="of:=[.C209]-[.C208]" office:value-type="float" office:value="0">
            <text:p>0.000000</text:p>
          </table:table-cell>
          <table:table-cell table:formula="of:=[.A209]-[.A20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60918">
            <text:p>673.960918</text:p>
          </table:table-cell>
          <table:table-cell office:value-type="float" office:value="2664824999142">
            <text:p>2664824999142</text:p>
          </table:table-cell>
          <table:table-cell table:formula="of:=([.B210]-[.B$2])/10^9" office:value-type="float" office:value="0.049720859">
            <text:p>0.049721</text:p>
          </table:table-cell>
          <table:table-cell table:formula="of:=[.C210]-[.C209]" office:value-type="float" office:value="0">
            <text:p>0.000000</text:p>
          </table:table-cell>
          <table:table-cell table:formula="of:=[.A210]-[.A209]" office:value-type="float" office:value="0.000095999999984997">
            <text:p>0.00009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60921">
            <text:p>673.960921</text:p>
          </table:table-cell>
          <table:table-cell office:value-type="float" office:value="2664825357451">
            <text:p>2664825357451</text:p>
          </table:table-cell>
          <table:table-cell table:formula="of:=([.B211]-[.B$2])/10^9" office:value-type="float" office:value="0.050079168">
            <text:p>0.050079</text:p>
          </table:table-cell>
          <table:table-cell table:formula="of:=[.C211]-[.C210]" office:value-type="float" office:value="0.000358309000000001">
            <text:p>0.000358</text:p>
          </table:table-cell>
          <table:table-cell table:formula="of:=[.A211]-[.A21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60921">
            <text:p>673.960921</text:p>
          </table:table-cell>
          <table:table-cell office:value-type="float" office:value="2664825357451">
            <text:p>2664825357451</text:p>
          </table:table-cell>
          <table:table-cell table:formula="of:=([.B212]-[.B$2])/10^9" office:value-type="float" office:value="0.050079168">
            <text:p>0.050079</text:p>
          </table:table-cell>
          <table:table-cell table:formula="of:=[.C212]-[.C211]" office:value-type="float" office:value="0">
            <text:p>0.000000</text:p>
          </table:table-cell>
          <table:table-cell table:formula="of:=[.A212]-[.A211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4832357451; c_s is fully topped up</text:p>
          </table:table-cell>
        </table:table-row>
        <table:table-row table:style-name="ro1">
          <table:table-cell office:value-type="float" office:value="673.960925">
            <text:p>673.960925</text:p>
          </table:table-cell>
          <table:table-cell office:value-type="float" office:value="2664825357451">
            <text:p>2664825357451</text:p>
          </table:table-cell>
          <table:table-cell table:formula="of:=([.B213]-[.B$2])/10^9" office:value-type="float" office:value="0.050079168">
            <text:p>0.050079</text:p>
          </table:table-cell>
          <table:table-cell table:formula="of:=[.C213]-[.C212]" office:value-type="float" office:value="0">
            <text:p>0.000000</text:p>
          </table:table-cell>
          <table:table-cell table:formula="of:=[.A213]-[.A21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60927">
            <text:p>673.960927</text:p>
          </table:table-cell>
          <table:table-cell office:value-type="float" office:value="2664825363804">
            <text:p>2664825363804</text:p>
          </table:table-cell>
          <table:table-cell table:formula="of:=([.B214]-[.B$2])/10^9" office:value-type="float" office:value="0.050085521">
            <text:p>0.050086</text:p>
          </table:table-cell>
          <table:table-cell table:formula="of:=[.C214]-[.C213]" office:value-type="float" office:value="0.00000635300000000061">
            <text:p>0.000006</text:p>
          </table:table-cell>
          <table:table-cell table:formula="of:=[.A214]-[.A21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60928">
            <text:p>673.960928</text:p>
          </table:table-cell>
          <table:table-cell office:value-type="float" office:value="2664825363804">
            <text:p>2664825363804</text:p>
          </table:table-cell>
          <table:table-cell table:formula="of:=([.B215]-[.B$2])/10^9" office:value-type="float" office:value="0.050085521">
            <text:p>0.050086</text:p>
          </table:table-cell>
          <table:table-cell table:formula="of:=[.C215]-[.C214]" office:value-type="float" office:value="0">
            <text:p>0.000000</text:p>
          </table:table-cell>
          <table:table-cell table:formula="of:=[.A215]-[.A214]" office:value-type="float" office:value="0.000000999999997475243">
            <text:p>0.000001</text:p>
          </table:table-cell>
          <table:table-cell/>
          <table:table-cell office:value-type="string">
            <text:p>d_s is renewed (r + D) to 2664830363804; c_s is fully topped up</text:p>
          </table:table-cell>
          <table:table-cell/>
        </table:table-row>
        <table:table-row table:style-name="ro1">
          <table:table-cell office:value-type="float" office:value="673.960963">
            <text:p>673.960963</text:p>
          </table:table-cell>
          <table:table-cell office:value-type="float" office:value="2664825363804">
            <text:p>2664825363804</text:p>
          </table:table-cell>
          <table:table-cell table:formula="of:=([.B216]-[.B$2])/10^9" office:value-type="float" office:value="0.050085521">
            <text:p>0.050086</text:p>
          </table:table-cell>
          <table:table-cell table:formula="of:=[.C216]-[.C215]" office:value-type="float" office:value="0">
            <text:p>0.000000</text:p>
          </table:table-cell>
          <table:table-cell table:formula="of:=[.A216]-[.A215]" office:value-type="float" office:value="0.0000350000000253203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3.962824">
            <text:p>673.962824</text:p>
          </table:table-cell>
          <table:table-cell office:value-type="float" office:value="2664825363804">
            <text:p>2664825363804</text:p>
          </table:table-cell>
          <table:table-cell table:formula="of:=([.B217]-[.B$2])/10^9" office:value-type="float" office:value="0.050085521">
            <text:p>0.050086</text:p>
          </table:table-cell>
          <table:table-cell table:formula="of:=[.C217]-[.C216]" office:value-type="float" office:value="0">
            <text:p>0.000000</text:p>
          </table:table-cell>
          <table:table-cell table:formula="of:=[.A217]-[.A216]" office:value-type="float" office:value="0.00186099999996259">
            <text:p>0.0018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62826">
            <text:p>673.962826</text:p>
          </table:table-cell>
          <table:table-cell office:value-type="float" office:value="2664827262837">
            <text:p>2664827262837</text:p>
          </table:table-cell>
          <table:table-cell table:formula="of:=([.B218]-[.B$2])/10^9" office:value-type="float" office:value="0.051984554">
            <text:p>0.051985</text:p>
          </table:table-cell>
          <table:table-cell table:formula="of:=[.C218]-[.C217]" office:value-type="float" office:value="0.001899033">
            <text:p>0.001899</text:p>
          </table:table-cell>
          <table:table-cell table:formula="of:=[.A218]-[.A21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62826">
            <text:p>673.962826</text:p>
          </table:table-cell>
          <table:table-cell office:value-type="float" office:value="2664827262837">
            <text:p>2664827262837</text:p>
          </table:table-cell>
          <table:table-cell table:formula="of:=([.B219]-[.B$2])/10^9" office:value-type="float" office:value="0.051984554">
            <text:p>0.051985</text:p>
          </table:table-cell>
          <table:table-cell table:formula="of:=[.C219]-[.C218]" office:value-type="float" office:value="0">
            <text:p>0.000000</text:p>
          </table:table-cell>
          <table:table-cell table:formula="of:=[.A219]-[.A218]" office:value-type="float" office:value="0">
            <text:p>0.000000</text:p>
          </table:table-cell>
          <table:table-cell office:value-type="string">
            <text:p>d_s is renewed (r + D) to 2664829262837; c_s is fully topped up</text:p>
          </table:table-cell>
          <table:table-cell table:number-columns-repeated="2"/>
        </table:table-row>
        <table:table-row table:style-name="ro1">
          <table:table-cell office:value-type="float" office:value="673.962828">
            <text:p>673.962828</text:p>
          </table:table-cell>
          <table:table-cell office:value-type="float" office:value="2664827262837">
            <text:p>2664827262837</text:p>
          </table:table-cell>
          <table:table-cell table:formula="of:=([.B220]-[.B$2])/10^9" office:value-type="float" office:value="0.051984554">
            <text:p>0.051985</text:p>
          </table:table-cell>
          <table:table-cell table:formula="of:=[.C220]-[.C219]" office:value-type="float" office:value="0">
            <text:p>0.000000</text:p>
          </table:table-cell>
          <table:table-cell table:formula="of:=[.A220]-[.A219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62838">
            <text:p>673.962838</text:p>
          </table:table-cell>
          <table:table-cell office:value-type="float" office:value="2664827275069">
            <text:p>2664827275069</text:p>
          </table:table-cell>
          <table:table-cell table:formula="of:=([.B221]-[.B$2])/10^9" office:value-type="float" office:value="0.051996786">
            <text:p>0.051997</text:p>
          </table:table-cell>
          <table:table-cell table:formula="of:=[.C221]-[.C220]" office:value-type="float" office:value="0.0000122320000000009">
            <text:p>0.000012</text:p>
          </table:table-cell>
          <table:table-cell table:formula="of:=[.A221]-[.A220]" office:value-type="float" office:value="0.000010000000088439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62843">
            <text:p>673.962843</text:p>
          </table:table-cell>
          <table:table-cell office:value-type="float" office:value="2664827275069">
            <text:p>2664827275069</text:p>
          </table:table-cell>
          <table:table-cell table:formula="of:=([.B222]-[.B$2])/10^9" office:value-type="float" office:value="0.051996786">
            <text:p>0.051997</text:p>
          </table:table-cell>
          <table:table-cell table:formula="of:=[.C222]-[.C221]" office:value-type="float" office:value="0">
            <text:p>0.000000</text:p>
          </table:table-cell>
          <table:table-cell table:formula="of:=[.A222]-[.A221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63753">
            <text:p>673.963753</text:p>
          </table:table-cell>
          <table:table-cell office:value-type="float" office:value="2664828196137">
            <text:p>2664828196137</text:p>
          </table:table-cell>
          <table:table-cell table:formula="of:=([.B223]-[.B$2])/10^9" office:value-type="float" office:value="0.052917854">
            <text:p>0.052918</text:p>
          </table:table-cell>
          <table:table-cell table:formula="of:=[.C223]-[.C222]" office:value-type="float" office:value="0.000921067999999997">
            <text:p>0.000921</text:p>
          </table:table-cell>
          <table:table-cell table:formula="of:=[.A223]-[.A222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63754">
            <text:p>673.963754</text:p>
          </table:table-cell>
          <table:table-cell office:value-type="float" office:value="2664828196137">
            <text:p>2664828196137</text:p>
          </table:table-cell>
          <table:table-cell table:formula="of:=([.B224]-[.B$2])/10^9" office:value-type="float" office:value="0.052917854">
            <text:p>0.052918</text:p>
          </table:table-cell>
          <table:table-cell table:formula="of:=[.C224]-[.C223]" office:value-type="float" office:value="0">
            <text:p>0.000000</text:p>
          </table:table-cell>
          <table:table-cell table:formula="of:=[.A224]-[.A22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63762">
            <text:p>673.963762</text:p>
          </table:table-cell>
          <table:table-cell office:value-type="float" office:value="2664828196137">
            <text:p>2664828196137</text:p>
          </table:table-cell>
          <table:table-cell table:formula="of:=([.B225]-[.B$2])/10^9" office:value-type="float" office:value="0.052917854">
            <text:p>0.052918</text:p>
          </table:table-cell>
          <table:table-cell table:formula="of:=[.C225]-[.C224]" office:value-type="float" office:value="0">
            <text:p>0.000000</text:p>
          </table:table-cell>
          <table:table-cell table:formula="of:=[.A225]-[.A224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63811">
            <text:p>673.963811</text:p>
          </table:table-cell>
          <table:table-cell office:value-type="float" office:value="2664828253453">
            <text:p>2664828253453</text:p>
          </table:table-cell>
          <table:table-cell table:formula="of:=([.B226]-[.B$2])/10^9" office:value-type="float" office:value="0.05297517">
            <text:p>0.052975</text:p>
          </table:table-cell>
          <table:table-cell table:formula="of:=[.C226]-[.C225]" office:value-type="float" office:value="0.0000573160000000017">
            <text:p>0.000057</text:p>
          </table:table-cell>
          <table:table-cell table:formula="of:=[.A226]-[.A225]" office:value-type="float" office:value="0.0000489999999899737">
            <text:p>0.00004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63812">
            <text:p>673.963812</text:p>
          </table:table-cell>
          <table:table-cell office:value-type="float" office:value="2664828253453">
            <text:p>2664828253453</text:p>
          </table:table-cell>
          <table:table-cell table:formula="of:=([.B227]-[.B$2])/10^9" office:value-type="float" office:value="0.05297517">
            <text:p>0.052975</text:p>
          </table:table-cell>
          <table:table-cell table:formula="of:=[.C227]-[.C226]" office:value-type="float" office:value="0">
            <text:p>0.000000</text:p>
          </table:table-cell>
          <table:table-cell table:formula="of:=[.A227]-[.A226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63817">
            <text:p>673.963817</text:p>
          </table:table-cell>
          <table:table-cell office:value-type="float" office:value="2664828253453">
            <text:p>2664828253453</text:p>
          </table:table-cell>
          <table:table-cell table:formula="of:=([.B228]-[.B$2])/10^9" office:value-type="float" office:value="0.05297517">
            <text:p>0.052975</text:p>
          </table:table-cell>
          <table:table-cell table:formula="of:=[.C228]-[.C227]" office:value-type="float" office:value="0">
            <text:p>0.000000</text:p>
          </table:table-cell>
          <table:table-cell table:formula="of:=[.A228]-[.A227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65817">
            <text:p>673.965817</text:p>
          </table:table-cell>
          <table:table-cell office:value-type="float" office:value="2664828253453">
            <text:p>2664828253453</text:p>
          </table:table-cell>
          <table:table-cell table:formula="of:=([.B229]-[.B$2])/10^9" office:value-type="float" office:value="0.05297517">
            <text:p>0.052975</text:p>
          </table:table-cell>
          <table:table-cell table:formula="of:=[.C229]-[.C228]" office:value-type="float" office:value="0">
            <text:p>0.000000</text:p>
          </table:table-cell>
          <table:table-cell table:formula="of:=[.A229]-[.A228]" office:value-type="float" office:value="0.00200000000006639">
            <text:p>0.00200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65819">
            <text:p>673.965819</text:p>
          </table:table-cell>
          <table:table-cell office:value-type="float" office:value="2664830261606">
            <text:p>2664830261606</text:p>
          </table:table-cell>
          <table:table-cell table:formula="of:=([.B230]-[.B$2])/10^9" office:value-type="float" office:value="0.054983323">
            <text:p>0.054983</text:p>
          </table:table-cell>
          <table:table-cell table:formula="of:=[.C230]-[.C229]" office:value-type="float" office:value="0.002008153">
            <text:p>0.002008</text:p>
          </table:table-cell>
          <table:table-cell table:formula="of:=[.A230]-[.A22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6582">
            <text:p>673.965820</text:p>
          </table:table-cell>
          <table:table-cell office:value-type="float" office:value="2664830261606">
            <text:p>2664830261606</text:p>
          </table:table-cell>
          <table:table-cell table:formula="of:=([.B231]-[.B$2])/10^9" office:value-type="float" office:value="0.054983323">
            <text:p>0.054983</text:p>
          </table:table-cell>
          <table:table-cell table:formula="of:=[.C231]-[.C230]" office:value-type="float" office:value="0">
            <text:p>0.000000</text:p>
          </table:table-cell>
          <table:table-cell table:formula="of:=[.A231]-[.A230]" office:value-type="float" office:value="0.000000999999997475243">
            <text:p>0.000001</text:p>
          </table:table-cell>
          <table:table-cell/>
          <table:table-cell office:value-type="string">
            <text:p>31419 / 102198 &lt;= 2000000 / 5000000</text:p>
          </table:table-cell>
          <table:table-cell/>
        </table:table-row>
        <table:table-row table:style-name="ro1">
          <table:table-cell office:value-type="float" office:value="673.96582">
            <text:p>673.965820</text:p>
          </table:table-cell>
          <table:table-cell office:value-type="float" office:value="2664830261606">
            <text:p>2664830261606</text:p>
          </table:table-cell>
          <table:table-cell table:formula="of:=([.B232]-[.B$2])/10^9" office:value-type="float" office:value="0.054983323">
            <text:p>0.054983</text:p>
          </table:table-cell>
          <table:table-cell table:formula="of:=[.C232]-[.C231]" office:value-type="float" office:value="0">
            <text:p>0.000000</text:p>
          </table:table-cell>
          <table:table-cell table:formula="of:=[.A232]-[.A231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3.965822">
            <text:p>673.965822</text:p>
          </table:table-cell>
          <table:table-cell office:value-type="float" office:value="2664830261606">
            <text:p>2664830261606</text:p>
          </table:table-cell>
          <table:table-cell table:formula="of:=([.B233]-[.B$2])/10^9" office:value-type="float" office:value="0.054983323">
            <text:p>0.054983</text:p>
          </table:table-cell>
          <table:table-cell table:formula="of:=[.C233]-[.C232]" office:value-type="float" office:value="0">
            <text:p>0.000000</text:p>
          </table:table-cell>
          <table:table-cell table:formula="of:=[.A233]-[.A232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3.965832">
            <text:p>673.965832</text:p>
          </table:table-cell>
          <table:table-cell office:value-type="float" office:value="2664830274373">
            <text:p>2664830274373</text:p>
          </table:table-cell>
          <table:table-cell table:formula="of:=([.B234]-[.B$2])/10^9" office:value-type="float" office:value="0.05499609">
            <text:p>0.054996</text:p>
          </table:table-cell>
          <table:table-cell table:formula="of:=[.C234]-[.C233]" office:value-type="float" office:value="0.0000127669999999969">
            <text:p>0.000013</text:p>
          </table:table-cell>
          <table:table-cell table:formula="of:=[.A234]-[.A233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65839">
            <text:p>673.965839</text:p>
          </table:table-cell>
          <table:table-cell office:value-type="float" office:value="2664830274373">
            <text:p>2664830274373</text:p>
          </table:table-cell>
          <table:table-cell table:formula="of:=([.B235]-[.B$2])/10^9" office:value-type="float" office:value="0.05499609">
            <text:p>0.054996</text:p>
          </table:table-cell>
          <table:table-cell table:formula="of:=[.C235]-[.C234]" office:value-type="float" office:value="0">
            <text:p>0.000000</text:p>
          </table:table-cell>
          <table:table-cell table:formula="of:=[.A235]-[.A234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65873">
            <text:p>673.965873</text:p>
          </table:table-cell>
          <table:table-cell office:value-type="float" office:value="2664830314479">
            <text:p>2664830314479</text:p>
          </table:table-cell>
          <table:table-cell table:formula="of:=([.B236]-[.B$2])/10^9" office:value-type="float" office:value="0.055036196">
            <text:p>0.055036</text:p>
          </table:table-cell>
          <table:table-cell table:formula="of:=[.C236]-[.C235]" office:value-type="float" office:value="0.000040106000000005">
            <text:p>0.000040</text:p>
          </table:table-cell>
          <table:table-cell table:formula="of:=[.A236]-[.A235]" office:value-type="float" office:value="0.0000340000000278451">
            <text:p>0.00003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3.965873">
            <text:p>673.965873</text:p>
          </table:table-cell>
          <table:table-cell office:value-type="float" office:value="2664830314479">
            <text:p>2664830314479</text:p>
          </table:table-cell>
          <table:table-cell table:formula="of:=([.B237]-[.B$2])/10^9" office:value-type="float" office:value="0.055036196">
            <text:p>0.055036</text:p>
          </table:table-cell>
          <table:table-cell table:formula="of:=[.C237]-[.C236]" office:value-type="float" office:value="0">
            <text:p>0.000000</text:p>
          </table:table-cell>
          <table:table-cell table:formula="of:=[.A237]-[.A236]" office:value-type="float" office:value="0">
            <text:p>0.000000</text:p>
          </table:table-cell>
          <table:table-cell/>
          <table:table-cell office:value-type="string">
            <text:p>uses up its c_s; 2664830314479-2664830274373=40106</text:p>
          </table:table-cell>
          <table:table-cell/>
        </table:table-row>
        <table:table-row table:style-name="ro1">
          <table:table-cell office:value-type="float" office:value="673.965886">
            <text:p>673.965886</text:p>
          </table:table-cell>
          <table:table-cell office:value-type="float" office:value="2664830329269">
            <text:p>2664830329269</text:p>
          </table:table-cell>
          <table:table-cell table:formula="of:=([.B238]-[.B$2])/10^9" office:value-type="float" office:value="0.055050986">
            <text:p>0.055051</text:p>
          </table:table-cell>
          <table:table-cell table:formula="of:=[.C238]-[.C237]" office:value-type="float" office:value="0.0000147900000000006">
            <text:p>0.000015</text:p>
          </table:table-cell>
          <table:table-cell table:formula="of:=[.A238]-[.A237]" office:value-type="float" office:value="0.0000129999999671782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65892">
            <text:p>673.965892</text:p>
          </table:table-cell>
          <table:table-cell office:value-type="float" office:value="2664830329269">
            <text:p>2664830329269</text:p>
          </table:table-cell>
          <table:table-cell table:formula="of:=([.B239]-[.B$2])/10^9" office:value-type="float" office:value="0.055050986">
            <text:p>0.055051</text:p>
          </table:table-cell>
          <table:table-cell table:formula="of:=[.C239]-[.C238]" office:value-type="float" office:value="0">
            <text:p>0.000000</text:p>
          </table:table-cell>
          <table:table-cell table:formula="of:=[.A239]-[.A238]" office:value-type="float" office:value="0.00000600000009853829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6593">
            <text:p>673.965930</text:p>
          </table:table-cell>
          <table:table-cell office:value-type="float" office:value="2664830329269">
            <text:p>2664830329269</text:p>
          </table:table-cell>
          <table:table-cell table:formula="of:=([.B240]-[.B$2])/10^9" office:value-type="float" office:value="0.055050986">
            <text:p>0.055051</text:p>
          </table:table-cell>
          <table:table-cell table:formula="of:=[.C240]-[.C239]" office:value-type="float" office:value="0">
            <text:p>0.000000</text:p>
          </table:table-cell>
          <table:table-cell table:formula="of:=[.A240]-[.A239]" office:value-type="float" office:value="0.0000379999999040592">
            <text:p>0.00003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3.965931">
            <text:p>673.965931</text:p>
          </table:table-cell>
          <table:table-cell office:value-type="float" office:value="2664830329269">
            <text:p>2664830329269</text:p>
          </table:table-cell>
          <table:table-cell table:formula="of:=([.B241]-[.B$2])/10^9" office:value-type="float" office:value="0.055050986">
            <text:p>0.055051</text:p>
          </table:table-cell>
          <table:table-cell table:formula="of:=[.C241]-[.C240]" office:value-type="float" office:value="0">
            <text:p>0.000000</text:p>
          </table:table-cell>
          <table:table-cell table:formula="of:=[.A241]-[.A240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65932">
            <text:p>673.965932</text:p>
          </table:table-cell>
          <table:table-cell office:value-type="float" office:value="2664830329269">
            <text:p>2664830329269</text:p>
          </table:table-cell>
          <table:table-cell table:formula="of:=([.B242]-[.B$2])/10^9" office:value-type="float" office:value="0.055050986">
            <text:p>0.055051</text:p>
          </table:table-cell>
          <table:table-cell table:formula="of:=[.C242]-[.C241]" office:value-type="float" office:value="0">
            <text:p>0.000000</text:p>
          </table:table-cell>
          <table:table-cell table:formula="of:=[.A242]-[.A241]" office:value-type="float" office:value="0.000000999999997475243">
            <text:p>0.000001</text:p>
          </table:table-cell>
          <table:table-cell/>
          <table:table-cell office:value-type="string">
            <text:p>postpones its deadline to 2664835363804; c_s is topped up to 1991313</text:p>
          </table:table-cell>
          <table:table-cell/>
        </table:table-row>
        <table:table-row table:style-name="ro1">
          <table:table-cell office:value-type="float" office:value="673.966809">
            <text:p>673.966809</text:p>
          </table:table-cell>
          <table:table-cell office:value-type="float" office:value="2664831251986">
            <text:p>2664831251986</text:p>
          </table:table-cell>
          <table:table-cell table:formula="of:=([.B243]-[.B$2])/10^9" office:value-type="float" office:value="0.055973703">
            <text:p>0.055974</text:p>
          </table:table-cell>
          <table:table-cell table:formula="of:=[.C243]-[.C242]" office:value-type="float" office:value="0.000922716999999997">
            <text:p>0.000923</text:p>
          </table:table-cell>
          <table:table-cell table:formula="of:=[.A243]-[.A242]" office:value-type="float" office:value="0.000877000000059525">
            <text:p>0.00087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6681">
            <text:p>673.966810</text:p>
          </table:table-cell>
          <table:table-cell office:value-type="float" office:value="2664831251986">
            <text:p>2664831251986</text:p>
          </table:table-cell>
          <table:table-cell table:formula="of:=([.B244]-[.B$2])/10^9" office:value-type="float" office:value="0.055973703">
            <text:p>0.055974</text:p>
          </table:table-cell>
          <table:table-cell table:formula="of:=[.C244]-[.C243]" office:value-type="float" office:value="0">
            <text:p>0.000000</text:p>
          </table:table-cell>
          <table:table-cell table:formula="of:=[.A244]-[.A243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66815">
            <text:p>673.966815</text:p>
          </table:table-cell>
          <table:table-cell office:value-type="float" office:value="2664831251986">
            <text:p>2664831251986</text:p>
          </table:table-cell>
          <table:table-cell table:formula="of:=([.B245]-[.B$2])/10^9" office:value-type="float" office:value="0.055973703">
            <text:p>0.055974</text:p>
          </table:table-cell>
          <table:table-cell table:formula="of:=[.C245]-[.C244]" office:value-type="float" office:value="0">
            <text:p>0.000000</text:p>
          </table:table-cell>
          <table:table-cell table:formula="of:=[.A245]-[.A244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66822">
            <text:p>673.966822</text:p>
          </table:table-cell>
          <table:table-cell office:value-type="float" office:value="2664831251986">
            <text:p>2664831251986</text:p>
          </table:table-cell>
          <table:table-cell table:formula="of:=([.B246]-[.B$2])/10^9" office:value-type="float" office:value="0.055973703">
            <text:p>0.055974</text:p>
          </table:table-cell>
          <table:table-cell table:formula="of:=[.C246]-[.C245]" office:value-type="float" office:value="0">
            <text:p>0.000000</text:p>
          </table:table-cell>
          <table:table-cell table:formula="of:=[.A246]-[.A245]" office:value-type="float" office:value="0.0000069999999823267">
            <text:p>0.00000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66824">
            <text:p>673.966824</text:p>
          </table:table-cell>
          <table:table-cell office:value-type="float" office:value="2664831266788">
            <text:p>2664831266788</text:p>
          </table:table-cell>
          <table:table-cell table:formula="of:=([.B247]-[.B$2])/10^9" office:value-type="float" office:value="0.055988505">
            <text:p>0.055989</text:p>
          </table:table-cell>
          <table:table-cell table:formula="of:=[.C247]-[.C246]" office:value-type="float" office:value="0.0000148020000000013">
            <text:p>0.000015</text:p>
          </table:table-cell>
          <table:table-cell table:formula="of:=[.A247]-[.A24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66825">
            <text:p>673.966825</text:p>
          </table:table-cell>
          <table:table-cell office:value-type="float" office:value="2664831266788">
            <text:p>2664831266788</text:p>
          </table:table-cell>
          <table:table-cell table:formula="of:=([.B248]-[.B$2])/10^9" office:value-type="float" office:value="0.055988505">
            <text:p>0.055989</text:p>
          </table:table-cell>
          <table:table-cell table:formula="of:=[.C248]-[.C247]" office:value-type="float" office:value="0">
            <text:p>0.000000</text:p>
          </table:table-cell>
          <table:table-cell table:formula="of:=[.A248]-[.A247]" office:value-type="float" office:value="0.000000999999997475243">
            <text:p>0.000001</text:p>
          </table:table-cell>
          <table:table-cell office:value-type="string">
            <text:p>d_s is renewed (r + D) to 2664833266788; c_s is fully topped up</text:p>
          </table:table-cell>
          <table:table-cell table:number-columns-repeated="2"/>
        </table:table-row>
        <table:table-row table:style-name="ro1">
          <table:table-cell office:value-type="float" office:value="673.966826">
            <text:p>673.966826</text:p>
          </table:table-cell>
          <table:table-cell office:value-type="float" office:value="2664831266788">
            <text:p>2664831266788</text:p>
          </table:table-cell>
          <table:table-cell table:formula="of:=([.B249]-[.B$2])/10^9" office:value-type="float" office:value="0.055988505">
            <text:p>0.055989</text:p>
          </table:table-cell>
          <table:table-cell table:formula="of:=[.C249]-[.C248]" office:value-type="float" office:value="0">
            <text:p>0.000000</text:p>
          </table:table-cell>
          <table:table-cell table:formula="of:=[.A249]-[.A248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66833">
            <text:p>673.966833</text:p>
          </table:table-cell>
          <table:table-cell office:value-type="float" office:value="2664831275801">
            <text:p>2664831275801</text:p>
          </table:table-cell>
          <table:table-cell table:formula="of:=([.B250]-[.B$2])/10^9" office:value-type="float" office:value="0.055997518">
            <text:p>0.055998</text:p>
          </table:table-cell>
          <table:table-cell table:formula="of:=[.C250]-[.C249]" office:value-type="float" office:value="0.00000901300000000216">
            <text:p>0.000009</text:p>
          </table:table-cell>
          <table:table-cell table:formula="of:=[.A250]-[.A249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66839">
            <text:p>673.966839</text:p>
          </table:table-cell>
          <table:table-cell office:value-type="float" office:value="2664831275801">
            <text:p>2664831275801</text:p>
          </table:table-cell>
          <table:table-cell table:formula="of:=([.B251]-[.B$2])/10^9" office:value-type="float" office:value="0.055997518">
            <text:p>0.055998</text:p>
          </table:table-cell>
          <table:table-cell table:formula="of:=[.C251]-[.C250]" office:value-type="float" office:value="0">
            <text:p>0.000000</text:p>
          </table:table-cell>
          <table:table-cell table:formula="of:=[.A251]-[.A250]" office:value-type="float" office:value="0.00000600000009853829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67818">
            <text:p>673.967818</text:p>
          </table:table-cell>
          <table:table-cell office:value-type="float" office:value="2664832268625">
            <text:p>2664832268625</text:p>
          </table:table-cell>
          <table:table-cell table:formula="of:=([.B252]-[.B$2])/10^9" office:value-type="float" office:value="0.056990342">
            <text:p>0.056990</text:p>
          </table:table-cell>
          <table:table-cell table:formula="of:=[.C252]-[.C251]" office:value-type="float" office:value="0.000992823999999996">
            <text:p>0.000993</text:p>
          </table:table-cell>
          <table:table-cell table:formula="of:=[.A252]-[.A251]" office:value-type="float" office:value="0.000978999999915686">
            <text:p>0.00097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67819">
            <text:p>673.967819</text:p>
          </table:table-cell>
          <table:table-cell office:value-type="float" office:value="2664832268625">
            <text:p>2664832268625</text:p>
          </table:table-cell>
          <table:table-cell table:formula="of:=([.B253]-[.B$2])/10^9" office:value-type="float" office:value="0.056990342">
            <text:p>0.056990</text:p>
          </table:table-cell>
          <table:table-cell table:formula="of:=[.C253]-[.C252]" office:value-type="float" office:value="0">
            <text:p>0.000000</text:p>
          </table:table-cell>
          <table:table-cell table:formula="of:=[.A253]-[.A25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67826">
            <text:p>673.967826</text:p>
          </table:table-cell>
          <table:table-cell office:value-type="float" office:value="2664832268625">
            <text:p>2664832268625</text:p>
          </table:table-cell>
          <table:table-cell table:formula="of:=([.B254]-[.B$2])/10^9" office:value-type="float" office:value="0.056990342">
            <text:p>0.056990</text:p>
          </table:table-cell>
          <table:table-cell table:formula="of:=[.C254]-[.C253]" office:value-type="float" office:value="0">
            <text:p>0.000000</text:p>
          </table:table-cell>
          <table:table-cell table:formula="of:=[.A254]-[.A253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6969">
            <text:p>673.969690</text:p>
          </table:table-cell>
          <table:table-cell office:value-type="float" office:value="2664834141800">
            <text:p>2664834141800</text:p>
          </table:table-cell>
          <table:table-cell table:formula="of:=([.B255]-[.B$2])/10^9" office:value-type="float" office:value="0.058863517">
            <text:p>0.058864</text:p>
          </table:table-cell>
          <table:table-cell table:formula="of:=[.C255]-[.C254]" office:value-type="float" office:value="0.001873175">
            <text:p>0.001873</text:p>
          </table:table-cell>
          <table:table-cell table:formula="of:=[.A255]-[.A254]" office:value-type="float" office:value="0.0018640000000687">
            <text:p>0.00186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69693">
            <text:p>673.969693</text:p>
          </table:table-cell>
          <table:table-cell office:value-type="float" office:value="2664834141800">
            <text:p>2664834141800</text:p>
          </table:table-cell>
          <table:table-cell table:formula="of:=([.B256]-[.B$2])/10^9" office:value-type="float" office:value="0.058863517">
            <text:p>0.058864</text:p>
          </table:table-cell>
          <table:table-cell table:formula="of:=[.C256]-[.C255]" office:value-type="float" office:value="0">
            <text:p>0.000000</text:p>
          </table:table-cell>
          <table:table-cell table:formula="of:=[.A256]-[.A255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69852">
            <text:p>673.969852</text:p>
          </table:table-cell>
          <table:table-cell office:value-type="float" office:value="2664834141800">
            <text:p>2664834141800</text:p>
          </table:table-cell>
          <table:table-cell table:formula="of:=([.B257]-[.B$2])/10^9" office:value-type="float" office:value="0.058863517">
            <text:p>0.058864</text:p>
          </table:table-cell>
          <table:table-cell table:formula="of:=[.C257]-[.C256]" office:value-type="float" office:value="0">
            <text:p>0.000000</text:p>
          </table:table-cell>
          <table:table-cell table:formula="of:=[.A257]-[.A256]" office:value-type="float" office:value="0.000158999999939624">
            <text:p>0.00015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69855">
            <text:p>673.969855</text:p>
          </table:table-cell>
          <table:table-cell office:value-type="float" office:value="2664835355162">
            <text:p>2664835355162</text:p>
          </table:table-cell>
          <table:table-cell table:formula="of:=([.B258]-[.B$2])/10^9" office:value-type="float" office:value="0.060076879">
            <text:p>0.060077</text:p>
          </table:table-cell>
          <table:table-cell table:formula="of:=[.C258]-[.C257]" office:value-type="float" office:value="0.001213362">
            <text:p>0.001213</text:p>
          </table:table-cell>
          <table:table-cell table:formula="of:=[.A258]-[.A257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69856">
            <text:p>673.969856</text:p>
          </table:table-cell>
          <table:table-cell office:value-type="float" office:value="2664835355162">
            <text:p>2664835355162</text:p>
          </table:table-cell>
          <table:table-cell table:formula="of:=([.B259]-[.B$2])/10^9" office:value-type="float" office:value="0.060076879">
            <text:p>0.060077</text:p>
          </table:table-cell>
          <table:table-cell table:formula="of:=[.C259]-[.C258]" office:value-type="float" office:value="0">
            <text:p>0.000000</text:p>
          </table:table-cell>
          <table:table-cell table:formula="of:=[.A259]-[.A258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842355162; c_s is fully topped up</text:p>
          </table:table-cell>
        </table:table-row>
        <table:table-row table:style-name="ro1">
          <table:table-cell office:value-type="float" office:value="673.969859">
            <text:p>673.969859</text:p>
          </table:table-cell>
          <table:table-cell office:value-type="float" office:value="2664835355162">
            <text:p>2664835355162</text:p>
          </table:table-cell>
          <table:table-cell table:formula="of:=([.B260]-[.B$2])/10^9" office:value-type="float" office:value="0.060076879">
            <text:p>0.060077</text:p>
          </table:table-cell>
          <table:table-cell table:formula="of:=[.C260]-[.C259]" office:value-type="float" office:value="0">
            <text:p>0.000000</text:p>
          </table:table-cell>
          <table:table-cell table:formula="of:=[.A260]-[.A259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69861">
            <text:p>673.969861</text:p>
          </table:table-cell>
          <table:table-cell office:value-type="float" office:value="2664835361720">
            <text:p>2664835361720</text:p>
          </table:table-cell>
          <table:table-cell table:formula="of:=([.B261]-[.B$2])/10^9" office:value-type="float" office:value="0.060083437">
            <text:p>0.060083</text:p>
          </table:table-cell>
          <table:table-cell table:formula="of:=[.C261]-[.C260]" office:value-type="float" office:value="0.00000655800000000373">
            <text:p>0.000007</text:p>
          </table:table-cell>
          <table:table-cell table:formula="of:=[.A261]-[.A26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69862">
            <text:p>673.969862</text:p>
          </table:table-cell>
          <table:table-cell office:value-type="float" office:value="2664835361720">
            <text:p>2664835361720</text:p>
          </table:table-cell>
          <table:table-cell table:formula="of:=([.B262]-[.B$2])/10^9" office:value-type="float" office:value="0.060083437">
            <text:p>0.060083</text:p>
          </table:table-cell>
          <table:table-cell table:formula="of:=[.C262]-[.C261]" office:value-type="float" office:value="0">
            <text:p>0.000000</text:p>
          </table:table-cell>
          <table:table-cell table:formula="of:=[.A262]-[.A261]" office:value-type="float" office:value="0.000000999999997475243">
            <text:p>0.000001</text:p>
          </table:table-cell>
          <table:table-cell office:value-type="string">
            <text:p>d_s is renewed (r + D) to 2664837361720; c_s is fully topped up</text:p>
          </table:table-cell>
          <table:table-cell table:number-columns-repeated="2"/>
        </table:table-row>
        <table:table-row table:style-name="ro1">
          <table:table-cell office:value-type="float" office:value="673.969865">
            <text:p>673.969865</text:p>
          </table:table-cell>
          <table:table-cell office:value-type="float" office:value="2664835361720">
            <text:p>2664835361720</text:p>
          </table:table-cell>
          <table:table-cell table:formula="of:=([.B263]-[.B$2])/10^9" office:value-type="float" office:value="0.060083437">
            <text:p>0.060083</text:p>
          </table:table-cell>
          <table:table-cell table:formula="of:=[.C263]-[.C262]" office:value-type="float" office:value="0">
            <text:p>0.000000</text:p>
          </table:table-cell>
          <table:table-cell table:formula="of:=[.A263]-[.A26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69867">
            <text:p>673.969867</text:p>
          </table:table-cell>
          <table:table-cell office:value-type="float" office:value="2664835367634">
            <text:p>2664835367634</text:p>
          </table:table-cell>
          <table:table-cell table:formula="of:=([.B264]-[.B$2])/10^9" office:value-type="float" office:value="0.060089351">
            <text:p>0.060089</text:p>
          </table:table-cell>
          <table:table-cell table:formula="of:=[.C264]-[.C263]" office:value-type="float" office:value="0.00000591399999999576">
            <text:p>0.000006</text:p>
          </table:table-cell>
          <table:table-cell table:formula="of:=[.A264]-[.A26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69868">
            <text:p>673.969868</text:p>
          </table:table-cell>
          <table:table-cell office:value-type="float" office:value="2664835367634">
            <text:p>2664835367634</text:p>
          </table:table-cell>
          <table:table-cell table:formula="of:=([.B265]-[.B$2])/10^9" office:value-type="float" office:value="0.060089351">
            <text:p>0.060089</text:p>
          </table:table-cell>
          <table:table-cell table:formula="of:=[.C265]-[.C264]" office:value-type="float" office:value="0">
            <text:p>0.000000</text:p>
          </table:table-cell>
          <table:table-cell table:formula="of:=[.A265]-[.A264]" office:value-type="float" office:value="0.000000999999997475243">
            <text:p>0.000001</text:p>
          </table:table-cell>
          <table:table-cell/>
          <table:table-cell office:value-type="string">
            <text:p>d_s is renewed (r + D) to 2664840367634; c_s is fully topped up</text:p>
          </table:table-cell>
          <table:table-cell/>
        </table:table-row>
        <table:table-row table:style-name="ro1">
          <table:table-cell office:value-type="float" office:value="673.969906">
            <text:p>673.969906</text:p>
          </table:table-cell>
          <table:table-cell office:value-type="float" office:value="2664835367634">
            <text:p>2664835367634</text:p>
          </table:table-cell>
          <table:table-cell table:formula="of:=([.B266]-[.B$2])/10^9" office:value-type="float" office:value="0.060089351">
            <text:p>0.060089</text:p>
          </table:table-cell>
          <table:table-cell table:formula="of:=[.C266]-[.C265]" office:value-type="float" office:value="0">
            <text:p>0.000000</text:p>
          </table:table-cell>
          <table:table-cell table:formula="of:=[.A266]-[.A265]" office:value-type="float" office:value="0.0000380000000177461">
            <text:p>0.00003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3.970817">
            <text:p>673.970817</text:p>
          </table:table-cell>
          <table:table-cell office:value-type="float" office:value="2664836318747">
            <text:p>2664836318747</text:p>
          </table:table-cell>
          <table:table-cell table:formula="of:=([.B267]-[.B$2])/10^9" office:value-type="float" office:value="0.061040464">
            <text:p>0.061040</text:p>
          </table:table-cell>
          <table:table-cell table:formula="of:=[.C267]-[.C266]" office:value-type="float" office:value="0.000951113000000003">
            <text:p>0.000951</text:p>
          </table:table-cell>
          <table:table-cell table:formula="of:=[.A267]-[.A266]" office:value-type="float" office:value="0.000910999999973683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70818">
            <text:p>673.970818</text:p>
          </table:table-cell>
          <table:table-cell office:value-type="float" office:value="2664836318747">
            <text:p>2664836318747</text:p>
          </table:table-cell>
          <table:table-cell table:formula="of:=([.B268]-[.B$2])/10^9" office:value-type="float" office:value="0.061040464">
            <text:p>0.061040</text:p>
          </table:table-cell>
          <table:table-cell table:formula="of:=[.C268]-[.C267]" office:value-type="float" office:value="0">
            <text:p>0.000000</text:p>
          </table:table-cell>
          <table:table-cell table:formula="of:=[.A268]-[.A26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70826">
            <text:p>673.970826</text:p>
          </table:table-cell>
          <table:table-cell office:value-type="float" office:value="2664836318747">
            <text:p>2664836318747</text:p>
          </table:table-cell>
          <table:table-cell table:formula="of:=([.B269]-[.B$2])/10^9" office:value-type="float" office:value="0.061040464">
            <text:p>0.061040</text:p>
          </table:table-cell>
          <table:table-cell table:formula="of:=[.C269]-[.C268]" office:value-type="float" office:value="0">
            <text:p>0.000000</text:p>
          </table:table-cell>
          <table:table-cell table:formula="of:=[.A269]-[.A268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72727">
            <text:p>673.972727</text:p>
          </table:table-cell>
          <table:table-cell office:value-type="float" office:value="2664838228125">
            <text:p>2664838228125</text:p>
          </table:table-cell>
          <table:table-cell table:formula="of:=([.B270]-[.B$2])/10^9" office:value-type="float" office:value="0.062949842">
            <text:p>0.062950</text:p>
          </table:table-cell>
          <table:table-cell table:formula="of:=[.C270]-[.C269]" office:value-type="float" office:value="0.001909378">
            <text:p>0.001909</text:p>
          </table:table-cell>
          <table:table-cell table:formula="of:=[.A270]-[.A269]" office:value-type="float" office:value="0.00190099999997528">
            <text:p>0.00190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72728">
            <text:p>673.972728</text:p>
          </table:table-cell>
          <table:table-cell office:value-type="float" office:value="2664838228125">
            <text:p>2664838228125</text:p>
          </table:table-cell>
          <table:table-cell table:formula="of:=([.B271]-[.B$2])/10^9" office:value-type="float" office:value="0.062949842">
            <text:p>0.062950</text:p>
          </table:table-cell>
          <table:table-cell table:formula="of:=[.C271]-[.C270]" office:value-type="float" office:value="0">
            <text:p>0.000000</text:p>
          </table:table-cell>
          <table:table-cell table:formula="of:=[.A271]-[.A270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72733">
            <text:p>673.972733</text:p>
          </table:table-cell>
          <table:table-cell office:value-type="float" office:value="2664838228125">
            <text:p>2664838228125</text:p>
          </table:table-cell>
          <table:table-cell table:formula="of:=([.B272]-[.B$2])/10^9" office:value-type="float" office:value="0.062949842">
            <text:p>0.062950</text:p>
          </table:table-cell>
          <table:table-cell table:formula="of:=[.C272]-[.C271]" office:value-type="float" office:value="0">
            <text:p>0.000000</text:p>
          </table:table-cell>
          <table:table-cell table:formula="of:=[.A272]-[.A271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73755">
            <text:p>673.973755</text:p>
          </table:table-cell>
          <table:table-cell office:value-type="float" office:value="2664838228125">
            <text:p>2664838228125</text:p>
          </table:table-cell>
          <table:table-cell table:formula="of:=([.B273]-[.B$2])/10^9" office:value-type="float" office:value="0.062949842">
            <text:p>0.062950</text:p>
          </table:table-cell>
          <table:table-cell table:formula="of:=[.C273]-[.C272]" office:value-type="float" office:value="0">
            <text:p>0.000000</text:p>
          </table:table-cell>
          <table:table-cell table:formula="of:=[.A273]-[.A272]" office:value-type="float" office:value="0.0010220000000345">
            <text:p>0.00102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73757">
            <text:p>673.973757</text:p>
          </table:table-cell>
          <table:table-cell office:value-type="float" office:value="2664839259062">
            <text:p>2664839259062</text:p>
          </table:table-cell>
          <table:table-cell table:formula="of:=([.B274]-[.B$2])/10^9" office:value-type="float" office:value="0.063980779">
            <text:p>0.063981</text:p>
          </table:table-cell>
          <table:table-cell table:formula="of:=[.C274]-[.C273]" office:value-type="float" office:value="0.001030937">
            <text:p>0.001031</text:p>
          </table:table-cell>
          <table:table-cell table:formula="of:=[.A274]-[.A27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73758">
            <text:p>673.973758</text:p>
          </table:table-cell>
          <table:table-cell office:value-type="float" office:value="2664839259062">
            <text:p>2664839259062</text:p>
          </table:table-cell>
          <table:table-cell table:formula="of:=([.B275]-[.B$2])/10^9" office:value-type="float" office:value="0.063980779">
            <text:p>0.063981</text:p>
          </table:table-cell>
          <table:table-cell table:formula="of:=[.C275]-[.C274]" office:value-type="float" office:value="0">
            <text:p>0.000000</text:p>
          </table:table-cell>
          <table:table-cell table:formula="of:=[.A275]-[.A274]" office:value-type="float" office:value="0.000000999999997475243">
            <text:p>0.000001</text:p>
          </table:table-cell>
          <table:table-cell office:value-type="string">
            <text:p>d_s is renewed (r + D) to 2664841259062; c_s is fully topped up</text:p>
          </table:table-cell>
          <table:table-cell table:number-columns-repeated="2"/>
        </table:table-row>
        <table:table-row table:style-name="ro1">
          <table:table-cell office:value-type="float" office:value="673.973759">
            <text:p>673.973759</text:p>
          </table:table-cell>
          <table:table-cell office:value-type="float" office:value="2664839259062">
            <text:p>2664839259062</text:p>
          </table:table-cell>
          <table:table-cell table:formula="of:=([.B276]-[.B$2])/10^9" office:value-type="float" office:value="0.063980779">
            <text:p>0.063981</text:p>
          </table:table-cell>
          <table:table-cell table:formula="of:=[.C276]-[.C275]" office:value-type="float" office:value="0">
            <text:p>0.000000</text:p>
          </table:table-cell>
          <table:table-cell table:formula="of:=[.A276]-[.A275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3.973767">
            <text:p>673.973767</text:p>
          </table:table-cell>
          <table:table-cell office:value-type="float" office:value="2664839268201">
            <text:p>2664839268201</text:p>
          </table:table-cell>
          <table:table-cell table:formula="of:=([.B277]-[.B$2])/10^9" office:value-type="float" office:value="0.063989918">
            <text:p>0.063990</text:p>
          </table:table-cell>
          <table:table-cell table:formula="of:=[.C277]-[.C276]" office:value-type="float" office:value="0.00000913900000000523">
            <text:p>0.000009</text:p>
          </table:table-cell>
          <table:table-cell table:formula="of:=[.A277]-[.A276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73772">
            <text:p>673.973772</text:p>
          </table:table-cell>
          <table:table-cell office:value-type="float" office:value="2664839268201">
            <text:p>2664839268201</text:p>
          </table:table-cell>
          <table:table-cell table:formula="of:=([.B278]-[.B$2])/10^9" office:value-type="float" office:value="0.063989918">
            <text:p>0.063990</text:p>
          </table:table-cell>
          <table:table-cell table:formula="of:=[.C278]-[.C277]" office:value-type="float" office:value="0">
            <text:p>0.000000</text:p>
          </table:table-cell>
          <table:table-cell table:formula="of:=[.A278]-[.A277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3.974678">
            <text:p>673.974678</text:p>
          </table:table-cell>
          <table:table-cell office:value-type="float" office:value="2664840188853">
            <text:p>2664840188853</text:p>
          </table:table-cell>
          <table:table-cell table:formula="of:=([.B279]-[.B$2])/10^9" office:value-type="float" office:value="0.06491057">
            <text:p>0.064911</text:p>
          </table:table-cell>
          <table:table-cell table:formula="of:=[.C279]-[.C278]" office:value-type="float" office:value="0.000920651999999994">
            <text:p>0.000921</text:p>
          </table:table-cell>
          <table:table-cell table:formula="of:=[.A279]-[.A278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7468">
            <text:p>673.974680</text:p>
          </table:table-cell>
          <table:table-cell office:value-type="float" office:value="2664840188853">
            <text:p>2664840188853</text:p>
          </table:table-cell>
          <table:table-cell table:formula="of:=([.B280]-[.B$2])/10^9" office:value-type="float" office:value="0.06491057">
            <text:p>0.064911</text:p>
          </table:table-cell>
          <table:table-cell table:formula="of:=[.C280]-[.C279]" office:value-type="float" office:value="0">
            <text:p>0.000000</text:p>
          </table:table-cell>
          <table:table-cell table:formula="of:=[.A280]-[.A27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74685">
            <text:p>673.974685</text:p>
          </table:table-cell>
          <table:table-cell office:value-type="float" office:value="2664840188853">
            <text:p>2664840188853</text:p>
          </table:table-cell>
          <table:table-cell table:formula="of:=([.B281]-[.B$2])/10^9" office:value-type="float" office:value="0.06491057">
            <text:p>0.064911</text:p>
          </table:table-cell>
          <table:table-cell table:formula="of:=[.C281]-[.C280]" office:value-type="float" office:value="0">
            <text:p>0.000000</text:p>
          </table:table-cell>
          <table:table-cell table:formula="of:=[.A281]-[.A28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3.974753">
            <text:p>673.974753</text:p>
          </table:table-cell>
          <table:table-cell office:value-type="float" office:value="2664840188853">
            <text:p>2664840188853</text:p>
          </table:table-cell>
          <table:table-cell table:formula="of:=([.B282]-[.B$2])/10^9" office:value-type="float" office:value="0.06491057">
            <text:p>0.064911</text:p>
          </table:table-cell>
          <table:table-cell table:formula="of:=[.C282]-[.C281]" office:value-type="float" office:value="0">
            <text:p>0.000000</text:p>
          </table:table-cell>
          <table:table-cell table:formula="of:=[.A282]-[.A281]" office:value-type="float" office:value="0.0000679999999420033">
            <text:p>0.00006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74755">
            <text:p>673.974755</text:p>
          </table:table-cell>
          <table:table-cell office:value-type="float" office:value="2664840265024">
            <text:p>2664840265024</text:p>
          </table:table-cell>
          <table:table-cell table:formula="of:=([.B283]-[.B$2])/10^9" office:value-type="float" office:value="0.064986741">
            <text:p>0.064987</text:p>
          </table:table-cell>
          <table:table-cell table:formula="of:=[.C283]-[.C282]" office:value-type="float" office:value="0.0000761709999999999">
            <text:p>0.000076</text:p>
          </table:table-cell>
          <table:table-cell table:formula="of:=[.A283]-[.A28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74756">
            <text:p>673.974756</text:p>
          </table:table-cell>
          <table:table-cell office:value-type="float" office:value="2664840265024">
            <text:p>2664840265024</text:p>
          </table:table-cell>
          <table:table-cell table:formula="of:=([.B284]-[.B$2])/10^9" office:value-type="float" office:value="0.064986741">
            <text:p>0.064987</text:p>
          </table:table-cell>
          <table:table-cell table:formula="of:=[.C284]-[.C283]" office:value-type="float" office:value="0">
            <text:p>0.000000</text:p>
          </table:table-cell>
          <table:table-cell table:formula="of:=[.A284]-[.A283]" office:value-type="float" office:value="0.000000999999997475243">
            <text:p>0.000001</text:p>
          </table:table-cell>
          <table:table-cell/>
          <table:table-cell office:value-type="string">
            <text:p>90622 / 102610 &gt; 2000000 / 5000000</text:p>
          </table:table-cell>
          <table:table-cell/>
        </table:table-row>
        <table:table-row table:style-name="ro1">
          <table:table-cell office:value-type="float" office:value="673.974756">
            <text:p>673.974756</text:p>
          </table:table-cell>
          <table:table-cell office:value-type="float" office:value="2664840265024">
            <text:p>2664840265024</text:p>
          </table:table-cell>
          <table:table-cell table:formula="of:=([.B285]-[.B$2])/10^9" office:value-type="float" office:value="0.064986741">
            <text:p>0.064987</text:p>
          </table:table-cell>
          <table:table-cell table:formula="of:=[.C285]-[.C284]" office:value-type="float" office:value="0">
            <text:p>0.000000</text:p>
          </table:table-cell>
          <table:table-cell table:formula="of:=[.A285]-[.A284]" office:value-type="float" office:value="0">
            <text:p>0.000000</text:p>
          </table:table-cell>
          <table:table-cell/>
          <table:table-cell office:value-type="string">
            <text:p>d_s is renewed (r + D) to 2664845265024; c_s is fully topped up</text:p>
          </table:table-cell>
          <table:table-cell/>
        </table:table-row>
        <table:table-row table:style-name="ro1">
          <table:table-cell office:value-type="float" office:value="673.976597">
            <text:p>673.976597</text:p>
          </table:table-cell>
          <table:table-cell office:value-type="float" office:value="2664842107226">
            <text:p>2664842107226</text:p>
          </table:table-cell>
          <table:table-cell table:formula="of:=([.B286]-[.B$2])/10^9" office:value-type="float" office:value="0.066828943">
            <text:p>0.066829</text:p>
          </table:table-cell>
          <table:table-cell table:formula="of:=[.C286]-[.C285]" office:value-type="float" office:value="0.001842202">
            <text:p>0.001842</text:p>
          </table:table-cell>
          <table:table-cell table:formula="of:=[.A286]-[.A285]" office:value-type="float" office:value="0.00184100000001308">
            <text:p>0.0018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76598">
            <text:p>673.976598</text:p>
          </table:table-cell>
          <table:table-cell office:value-type="float" office:value="2664842107226">
            <text:p>2664842107226</text:p>
          </table:table-cell>
          <table:table-cell table:formula="of:=([.B287]-[.B$2])/10^9" office:value-type="float" office:value="0.066828943">
            <text:p>0.066829</text:p>
          </table:table-cell>
          <table:table-cell table:formula="of:=[.C287]-[.C286]" office:value-type="float" office:value="0">
            <text:p>0.000000</text:p>
          </table:table-cell>
          <table:table-cell table:formula="of:=[.A287]-[.A286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76603">
            <text:p>673.976603</text:p>
          </table:table-cell>
          <table:table-cell office:value-type="float" office:value="2664842107226">
            <text:p>2664842107226</text:p>
          </table:table-cell>
          <table:table-cell table:formula="of:=([.B288]-[.B$2])/10^9" office:value-type="float" office:value="0.066828943">
            <text:p>0.066829</text:p>
          </table:table-cell>
          <table:table-cell table:formula="of:=[.C288]-[.C287]" office:value-type="float" office:value="0">
            <text:p>0.000000</text:p>
          </table:table-cell>
          <table:table-cell table:formula="of:=[.A288]-[.A287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77747">
            <text:p>673.977747</text:p>
          </table:table-cell>
          <table:table-cell office:value-type="float" office:value="2664842107226">
            <text:p>2664842107226</text:p>
          </table:table-cell>
          <table:table-cell table:formula="of:=([.B289]-[.B$2])/10^9" office:value-type="float" office:value="0.066828943">
            <text:p>0.066829</text:p>
          </table:table-cell>
          <table:table-cell table:formula="of:=[.C289]-[.C288]" office:value-type="float" office:value="0">
            <text:p>0.000000</text:p>
          </table:table-cell>
          <table:table-cell table:formula="of:=[.A289]-[.A288]" office:value-type="float" office:value="0.00114400000006754">
            <text:p>0.00114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77749">
            <text:p>673.977749</text:p>
          </table:table-cell>
          <table:table-cell office:value-type="float" office:value="2664843259011">
            <text:p>2664843259011</text:p>
          </table:table-cell>
          <table:table-cell table:formula="of:=([.B290]-[.B$2])/10^9" office:value-type="float" office:value="0.067980728">
            <text:p>0.067981</text:p>
          </table:table-cell>
          <table:table-cell table:formula="of:=[.C290]-[.C289]" office:value-type="float" office:value="0.001151785">
            <text:p>0.001152</text:p>
          </table:table-cell>
          <table:table-cell table:formula="of:=[.A290]-[.A28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77749">
            <text:p>673.977749</text:p>
          </table:table-cell>
          <table:table-cell office:value-type="float" office:value="2664843259011">
            <text:p>2664843259011</text:p>
          </table:table-cell>
          <table:table-cell table:formula="of:=([.B291]-[.B$2])/10^9" office:value-type="float" office:value="0.067980728">
            <text:p>0.067981</text:p>
          </table:table-cell>
          <table:table-cell table:formula="of:=[.C291]-[.C290]" office:value-type="float" office:value="0">
            <text:p>0.000000</text:p>
          </table:table-cell>
          <table:table-cell table:formula="of:=[.A291]-[.A290]" office:value-type="float" office:value="0">
            <text:p>0.000000</text:p>
          </table:table-cell>
          <table:table-cell office:value-type="string">
            <text:p>d_s is renewed (r + D) to 2664845259011; c_s is fully topped up</text:p>
          </table:table-cell>
          <table:table-cell table:number-columns-repeated="2"/>
        </table:table-row>
        <table:table-row table:style-name="ro1">
          <table:table-cell office:value-type="float" office:value="673.977751">
            <text:p>673.977751</text:p>
          </table:table-cell>
          <table:table-cell office:value-type="float" office:value="2664843259011">
            <text:p>2664843259011</text:p>
          </table:table-cell>
          <table:table-cell table:formula="of:=([.B292]-[.B$2])/10^9" office:value-type="float" office:value="0.067980728">
            <text:p>0.067981</text:p>
          </table:table-cell>
          <table:table-cell table:formula="of:=[.C292]-[.C291]" office:value-type="float" office:value="0">
            <text:p>0.000000</text:p>
          </table:table-cell>
          <table:table-cell table:formula="of:=[.A292]-[.A29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77758">
            <text:p>673.977758</text:p>
          </table:table-cell>
          <table:table-cell office:value-type="float" office:value="2664843267928">
            <text:p>2664843267928</text:p>
          </table:table-cell>
          <table:table-cell table:formula="of:=([.B293]-[.B$2])/10^9" office:value-type="float" office:value="0.067989645">
            <text:p>0.067990</text:p>
          </table:table-cell>
          <table:table-cell table:formula="of:=[.C293]-[.C292]" office:value-type="float" office:value="0.00000891699999999718">
            <text:p>0.000009</text:p>
          </table:table-cell>
          <table:table-cell table:formula="of:=[.A293]-[.A292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77762">
            <text:p>673.977762</text:p>
          </table:table-cell>
          <table:table-cell office:value-type="float" office:value="2664843267928">
            <text:p>2664843267928</text:p>
          </table:table-cell>
          <table:table-cell table:formula="of:=([.B294]-[.B$2])/10^9" office:value-type="float" office:value="0.067989645">
            <text:p>0.067990</text:p>
          </table:table-cell>
          <table:table-cell table:formula="of:=[.C294]-[.C293]" office:value-type="float" office:value="0">
            <text:p>0.000000</text:p>
          </table:table-cell>
          <table:table-cell table:formula="of:=[.A294]-[.A293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78683">
            <text:p>673.978683</text:p>
          </table:table-cell>
          <table:table-cell office:value-type="float" office:value="2664844201982">
            <text:p>2664844201982</text:p>
          </table:table-cell>
          <table:table-cell table:formula="of:=([.B295]-[.B$2])/10^9" office:value-type="float" office:value="0.068923699">
            <text:p>0.068924</text:p>
          </table:table-cell>
          <table:table-cell table:formula="of:=[.C295]-[.C294]" office:value-type="float" office:value="0.000934054000000004">
            <text:p>0.000934</text:p>
          </table:table-cell>
          <table:table-cell table:formula="of:=[.A295]-[.A294]" office:value-type="float" office:value="0.000921000000062122">
            <text:p>0.0009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78684">
            <text:p>673.978684</text:p>
          </table:table-cell>
          <table:table-cell office:value-type="float" office:value="2664844201982">
            <text:p>2664844201982</text:p>
          </table:table-cell>
          <table:table-cell table:formula="of:=([.B296]-[.B$2])/10^9" office:value-type="float" office:value="0.068923699">
            <text:p>0.068924</text:p>
          </table:table-cell>
          <table:table-cell table:formula="of:=[.C296]-[.C295]" office:value-type="float" office:value="0">
            <text:p>0.000000</text:p>
          </table:table-cell>
          <table:table-cell table:formula="of:=[.A296]-[.A29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78692">
            <text:p>673.978692</text:p>
          </table:table-cell>
          <table:table-cell office:value-type="float" office:value="2664844201982">
            <text:p>2664844201982</text:p>
          </table:table-cell>
          <table:table-cell table:formula="of:=([.B297]-[.B$2])/10^9" office:value-type="float" office:value="0.068923699">
            <text:p>0.068924</text:p>
          </table:table-cell>
          <table:table-cell table:formula="of:=[.C297]-[.C296]" office:value-type="float" office:value="0">
            <text:p>0.000000</text:p>
          </table:table-cell>
          <table:table-cell table:formula="of:=[.A297]-[.A296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79444">
            <text:p>673.979444</text:p>
          </table:table-cell>
          <table:table-cell office:value-type="float" office:value="2664844962938">
            <text:p>2664844962938</text:p>
          </table:table-cell>
          <table:table-cell table:formula="of:=([.B298]-[.B$2])/10^9" office:value-type="float" office:value="0.069684655">
            <text:p>0.069685</text:p>
          </table:table-cell>
          <table:table-cell table:formula="of:=[.C298]-[.C297]" office:value-type="float" office:value="0.000760955999999993">
            <text:p>0.000761</text:p>
          </table:table-cell>
          <table:table-cell table:formula="of:=[.A298]-[.A297]" office:value-type="float" office:value="0.000751999999920372">
            <text:p>0.00075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79447">
            <text:p>673.979447</text:p>
          </table:table-cell>
          <table:table-cell office:value-type="float" office:value="2664844962938">
            <text:p>2664844962938</text:p>
          </table:table-cell>
          <table:table-cell table:formula="of:=([.B299]-[.B$2])/10^9" office:value-type="float" office:value="0.069684655">
            <text:p>0.069685</text:p>
          </table:table-cell>
          <table:table-cell table:formula="of:=[.C299]-[.C298]" office:value-type="float" office:value="0">
            <text:p>0.000000</text:p>
          </table:table-cell>
          <table:table-cell table:formula="of:=[.A299]-[.A298]" office:value-type="float" office:value="0.0000030000001061125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79514">
            <text:p>673.979514</text:p>
          </table:table-cell>
          <table:table-cell office:value-type="float" office:value="2664844962938">
            <text:p>2664844962938</text:p>
          </table:table-cell>
          <table:table-cell table:formula="of:=([.B300]-[.B$2])/10^9" office:value-type="float" office:value="0.069684655">
            <text:p>0.069685</text:p>
          </table:table-cell>
          <table:table-cell table:formula="of:=[.C300]-[.C299]" office:value-type="float" office:value="0">
            <text:p>0.000000</text:p>
          </table:table-cell>
          <table:table-cell table:formula="of:=[.A300]-[.A299]" office:value-type="float" office:value="0.0000669999999445281">
            <text:p>0.00006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79516">
            <text:p>673.979516</text:p>
          </table:table-cell>
          <table:table-cell office:value-type="float" office:value="2664845330166">
            <text:p>2664845330166</text:p>
          </table:table-cell>
          <table:table-cell table:formula="of:=([.B301]-[.B$2])/10^9" office:value-type="float" office:value="0.070051883">
            <text:p>0.070052</text:p>
          </table:table-cell>
          <table:table-cell table:formula="of:=[.C301]-[.C300]" office:value-type="float" office:value="0.000367227999999997">
            <text:p>0.000367</text:p>
          </table:table-cell>
          <table:table-cell table:formula="of:=[.A301]-[.A30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79517">
            <text:p>673.979517</text:p>
          </table:table-cell>
          <table:table-cell office:value-type="float" office:value="2664845330166">
            <text:p>2664845330166</text:p>
          </table:table-cell>
          <table:table-cell table:formula="of:=([.B302]-[.B$2])/10^9" office:value-type="float" office:value="0.070051883">
            <text:p>0.070052</text:p>
          </table:table-cell>
          <table:table-cell table:formula="of:=[.C302]-[.C301]" office:value-type="float" office:value="0">
            <text:p>0.000000</text:p>
          </table:table-cell>
          <table:table-cell table:formula="of:=[.A302]-[.A301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852330166; c_s is fully topped up</text:p>
          </table:table-cell>
        </table:table-row>
        <table:table-row table:style-name="ro1">
          <table:table-cell office:value-type="float" office:value="673.979521">
            <text:p>673.979521</text:p>
          </table:table-cell>
          <table:table-cell office:value-type="float" office:value="2664845330166">
            <text:p>2664845330166</text:p>
          </table:table-cell>
          <table:table-cell table:formula="of:=([.B303]-[.B$2])/10^9" office:value-type="float" office:value="0.070051883">
            <text:p>0.070052</text:p>
          </table:table-cell>
          <table:table-cell table:formula="of:=[.C303]-[.C302]" office:value-type="float" office:value="0">
            <text:p>0.000000</text:p>
          </table:table-cell>
          <table:table-cell table:formula="of:=[.A303]-[.A302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79523">
            <text:p>673.979523</text:p>
          </table:table-cell>
          <table:table-cell office:value-type="float" office:value="2664845336616">
            <text:p>2664845336616</text:p>
          </table:table-cell>
          <table:table-cell table:formula="of:=([.B304]-[.B$2])/10^9" office:value-type="float" office:value="0.070058333">
            <text:p>0.070058</text:p>
          </table:table-cell>
          <table:table-cell table:formula="of:=[.C304]-[.C303]" office:value-type="float" office:value="0.00000645000000000506">
            <text:p>0.000006</text:p>
          </table:table-cell>
          <table:table-cell table:formula="of:=[.A304]-[.A30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79523">
            <text:p>673.979523</text:p>
          </table:table-cell>
          <table:table-cell office:value-type="float" office:value="2664845336616">
            <text:p>2664845336616</text:p>
          </table:table-cell>
          <table:table-cell table:formula="of:=([.B305]-[.B$2])/10^9" office:value-type="float" office:value="0.070058333">
            <text:p>0.070058</text:p>
          </table:table-cell>
          <table:table-cell table:formula="of:=[.C305]-[.C304]" office:value-type="float" office:value="0">
            <text:p>0.000000</text:p>
          </table:table-cell>
          <table:table-cell table:formula="of:=[.A305]-[.A304]" office:value-type="float" office:value="0">
            <text:p>0.000000</text:p>
          </table:table-cell>
          <table:table-cell/>
          <table:table-cell office:value-type="string">
            <text:p>d_s is renewed (r + D) to 2664850336616; c_s is fully topped up</text:p>
          </table:table-cell>
          <table:table-cell/>
        </table:table-row>
        <table:table-row table:style-name="ro1">
          <table:table-cell office:value-type="float" office:value="673.97955">
            <text:p>673.979550</text:p>
          </table:table-cell>
          <table:table-cell office:value-type="float" office:value="2664845336616">
            <text:p>2664845336616</text:p>
          </table:table-cell>
          <table:table-cell table:formula="of:=([.B306]-[.B$2])/10^9" office:value-type="float" office:value="0.070058333">
            <text:p>0.070058</text:p>
          </table:table-cell>
          <table:table-cell table:formula="of:=[.C306]-[.C305]" office:value-type="float" office:value="0">
            <text:p>0.000000</text:p>
          </table:table-cell>
          <table:table-cell table:formula="of:=[.A306]-[.A305]" office:value-type="float" office:value="0.0000270000000455184">
            <text:p>0.00002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3.981447">
            <text:p>673.981447</text:p>
          </table:table-cell>
          <table:table-cell office:value-type="float" office:value="2664845336616">
            <text:p>2664845336616</text:p>
          </table:table-cell>
          <table:table-cell table:formula="of:=([.B307]-[.B$2])/10^9" office:value-type="float" office:value="0.070058333">
            <text:p>0.070058</text:p>
          </table:table-cell>
          <table:table-cell table:formula="of:=[.C307]-[.C306]" office:value-type="float" office:value="0">
            <text:p>0.000000</text:p>
          </table:table-cell>
          <table:table-cell table:formula="of:=[.A307]-[.A306]" office:value-type="float" office:value="0.00189699999998538">
            <text:p>0.00189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81449">
            <text:p>673.981449</text:p>
          </table:table-cell>
          <table:table-cell office:value-type="float" office:value="2664847263072">
            <text:p>2664847263072</text:p>
          </table:table-cell>
          <table:table-cell table:formula="of:=([.B308]-[.B$2])/10^9" office:value-type="float" office:value="0.071984789">
            <text:p>0.071985</text:p>
          </table:table-cell>
          <table:table-cell table:formula="of:=[.C308]-[.C307]" office:value-type="float" office:value="0.00192645599999999">
            <text:p>0.001926</text:p>
          </table:table-cell>
          <table:table-cell table:formula="of:=[.A308]-[.A30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8145">
            <text:p>673.981450</text:p>
          </table:table-cell>
          <table:table-cell office:value-type="float" office:value="2664847263072">
            <text:p>2664847263072</text:p>
          </table:table-cell>
          <table:table-cell table:formula="of:=([.B309]-[.B$2])/10^9" office:value-type="float" office:value="0.071984789">
            <text:p>0.071985</text:p>
          </table:table-cell>
          <table:table-cell table:formula="of:=[.C309]-[.C308]" office:value-type="float" office:value="0">
            <text:p>0.000000</text:p>
          </table:table-cell>
          <table:table-cell table:formula="of:=[.A309]-[.A308]" office:value-type="float" office:value="0.000000999999997475243">
            <text:p>0.000001</text:p>
          </table:table-cell>
          <table:table-cell office:value-type="string">
            <text:p>d_s is renewed (r + D) to 2664849263072; c_s is fully topped up</text:p>
          </table:table-cell>
          <table:table-cell table:number-columns-repeated="2"/>
        </table:table-row>
        <table:table-row table:style-name="ro1">
          <table:table-cell office:value-type="float" office:value="673.981452">
            <text:p>673.981452</text:p>
          </table:table-cell>
          <table:table-cell office:value-type="float" office:value="2664847263072">
            <text:p>2664847263072</text:p>
          </table:table-cell>
          <table:table-cell table:formula="of:=([.B310]-[.B$2])/10^9" office:value-type="float" office:value="0.071984789">
            <text:p>0.071985</text:p>
          </table:table-cell>
          <table:table-cell table:formula="of:=[.C310]-[.C309]" office:value-type="float" office:value="0">
            <text:p>0.000000</text:p>
          </table:table-cell>
          <table:table-cell table:formula="of:=[.A310]-[.A309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81461">
            <text:p>673.981461</text:p>
          </table:table-cell>
          <table:table-cell office:value-type="float" office:value="2664847275238">
            <text:p>2664847275238</text:p>
          </table:table-cell>
          <table:table-cell table:formula="of:=([.B311]-[.B$2])/10^9" office:value-type="float" office:value="0.071996955">
            <text:p>0.071997</text:p>
          </table:table-cell>
          <table:table-cell table:formula="of:=[.C311]-[.C310]" office:value-type="float" office:value="0.0000121660000000079">
            <text:p>0.000012</text:p>
          </table:table-cell>
          <table:table-cell table:formula="of:=[.A311]-[.A310]" office:value-type="float" office:value="0.00000899999997727718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81466">
            <text:p>673.981466</text:p>
          </table:table-cell>
          <table:table-cell office:value-type="float" office:value="2664847275238">
            <text:p>2664847275238</text:p>
          </table:table-cell>
          <table:table-cell table:formula="of:=([.B312]-[.B$2])/10^9" office:value-type="float" office:value="0.071996955">
            <text:p>0.071997</text:p>
          </table:table-cell>
          <table:table-cell table:formula="of:=[.C312]-[.C311]" office:value-type="float" office:value="0">
            <text:p>0.000000</text:p>
          </table:table-cell>
          <table:table-cell table:formula="of:=[.A312]-[.A311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82393">
            <text:p>673.982393</text:p>
          </table:table-cell>
          <table:table-cell office:value-type="float" office:value="2664848212810">
            <text:p>2664848212810</text:p>
          </table:table-cell>
          <table:table-cell table:formula="of:=([.B313]-[.B$2])/10^9" office:value-type="float" office:value="0.072934527">
            <text:p>0.072935</text:p>
          </table:table-cell>
          <table:table-cell table:formula="of:=[.C313]-[.C312]" office:value-type="float" office:value="0.000937571999999998">
            <text:p>0.000938</text:p>
          </table:table-cell>
          <table:table-cell table:formula="of:=[.A313]-[.A312]" office:value-type="float" office:value="0.000927000000046974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82394">
            <text:p>673.982394</text:p>
          </table:table-cell>
          <table:table-cell office:value-type="float" office:value="2664848212810">
            <text:p>2664848212810</text:p>
          </table:table-cell>
          <table:table-cell table:formula="of:=([.B314]-[.B$2])/10^9" office:value-type="float" office:value="0.072934527">
            <text:p>0.072935</text:p>
          </table:table-cell>
          <table:table-cell table:formula="of:=[.C314]-[.C313]" office:value-type="float" office:value="0">
            <text:p>0.000000</text:p>
          </table:table-cell>
          <table:table-cell table:formula="of:=[.A314]-[.A31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82402">
            <text:p>673.982402</text:p>
          </table:table-cell>
          <table:table-cell office:value-type="float" office:value="2664848212810">
            <text:p>2664848212810</text:p>
          </table:table-cell>
          <table:table-cell table:formula="of:=([.B315]-[.B$2])/10^9" office:value-type="float" office:value="0.072934527">
            <text:p>0.072935</text:p>
          </table:table-cell>
          <table:table-cell table:formula="of:=[.C315]-[.C314]" office:value-type="float" office:value="0">
            <text:p>0.000000</text:p>
          </table:table-cell>
          <table:table-cell table:formula="of:=[.A315]-[.A314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8247">
            <text:p>673.982470</text:p>
          </table:table-cell>
          <table:table-cell office:value-type="float" office:value="2664848289996">
            <text:p>2664848289996</text:p>
          </table:table-cell>
          <table:table-cell table:formula="of:=([.B316]-[.B$2])/10^9" office:value-type="float" office:value="0.073011713">
            <text:p>0.073012</text:p>
          </table:table-cell>
          <table:table-cell table:formula="of:=[.C316]-[.C315]" office:value-type="float" office:value="0.0000771860000000069">
            <text:p>0.000077</text:p>
          </table:table-cell>
          <table:table-cell table:formula="of:=[.A316]-[.A315]" office:value-type="float" office:value="0.0000680000000556902">
            <text:p>0.00006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82472">
            <text:p>673.982472</text:p>
          </table:table-cell>
          <table:table-cell office:value-type="float" office:value="2664848289996">
            <text:p>2664848289996</text:p>
          </table:table-cell>
          <table:table-cell table:formula="of:=([.B317]-[.B$2])/10^9" office:value-type="float" office:value="0.073011713">
            <text:p>0.073012</text:p>
          </table:table-cell>
          <table:table-cell table:formula="of:=[.C317]-[.C316]" office:value-type="float" office:value="0">
            <text:p>0.000000</text:p>
          </table:table-cell>
          <table:table-cell table:formula="of:=[.A317]-[.A316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3.982473">
            <text:p>673.982473</text:p>
          </table:table-cell>
          <table:table-cell office:value-type="float" office:value="2664848289996">
            <text:p>2664848289996</text:p>
          </table:table-cell>
          <table:table-cell table:formula="of:=([.B318]-[.B$2])/10^9" office:value-type="float" office:value="0.073011713">
            <text:p>0.073012</text:p>
          </table:table-cell>
          <table:table-cell table:formula="of:=[.C318]-[.C317]" office:value-type="float" office:value="0">
            <text:p>0.000000</text:p>
          </table:table-cell>
          <table:table-cell table:formula="of:=[.A318]-[.A317]" office:value-type="float" office:value="0.000000999999997475243">
            <text:p>0.000001</text:p>
          </table:table-cell>
          <table:table-cell/>
          <table:table-cell office:value-type="string">
            <text:p>uses up its c_s; 2664848289996-2664848212810=77186</text:p>
          </table:table-cell>
          <table:table-cell/>
        </table:table-row>
        <table:table-row table:style-name="ro1">
          <table:table-cell office:value-type="float" office:value="673.982478">
            <text:p>673.982478</text:p>
          </table:table-cell>
          <table:table-cell office:value-type="float" office:value="2664848289996">
            <text:p>2664848289996</text:p>
          </table:table-cell>
          <table:table-cell table:formula="of:=([.B319]-[.B$2])/10^9" office:value-type="float" office:value="0.073011713">
            <text:p>0.073012</text:p>
          </table:table-cell>
          <table:table-cell table:formula="of:=[.C319]-[.C318]" office:value-type="float" office:value="0">
            <text:p>0.000000</text:p>
          </table:table-cell>
          <table:table-cell table:formula="of:=[.A319]-[.A318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82483">
            <text:p>673.982483</text:p>
          </table:table-cell>
          <table:table-cell office:value-type="float" office:value="2664848289996">
            <text:p>2664848289996</text:p>
          </table:table-cell>
          <table:table-cell table:formula="of:=([.B320]-[.B$2])/10^9" office:value-type="float" office:value="0.073011713">
            <text:p>0.073012</text:p>
          </table:table-cell>
          <table:table-cell table:formula="of:=[.C320]-[.C319]" office:value-type="float" office:value="0">
            <text:p>0.000000</text:p>
          </table:table-cell>
          <table:table-cell table:formula="of:=[.A320]-[.A31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8444">
            <text:p>673.984440</text:p>
          </table:table-cell>
          <table:table-cell office:value-type="float" office:value="2664848289996">
            <text:p>2664848289996</text:p>
          </table:table-cell>
          <table:table-cell table:formula="of:=([.B321]-[.B$2])/10^9" office:value-type="float" office:value="0.073011713">
            <text:p>0.073012</text:p>
          </table:table-cell>
          <table:table-cell table:formula="of:=[.C321]-[.C320]" office:value-type="float" office:value="0">
            <text:p>0.000000</text:p>
          </table:table-cell>
          <table:table-cell table:formula="of:=[.A321]-[.A320]" office:value-type="float" office:value="0.00195699999994758">
            <text:p>0.00195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84442">
            <text:p>673.984442</text:p>
          </table:table-cell>
          <table:table-cell office:value-type="float" office:value="2664850261579">
            <text:p>2664850261579</text:p>
          </table:table-cell>
          <table:table-cell table:formula="of:=([.B322]-[.B$2])/10^9" office:value-type="float" office:value="0.074983296">
            <text:p>0.074983</text:p>
          </table:table-cell>
          <table:table-cell table:formula="of:=[.C322]-[.C321]" office:value-type="float" office:value="0.001971583">
            <text:p>0.001972</text:p>
          </table:table-cell>
          <table:table-cell table:formula="of:=[.A322]-[.A321]" office:value-type="float" office:value="0.00000199999999495049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673.984443">
            <text:p>673.984443</text:p>
          </table:table-cell>
          <table:table-cell office:value-type="float" office:value="2664850261579">
            <text:p>2664850261579</text:p>
          </table:table-cell>
          <table:table-cell table:formula="of:=([.B323]-[.B$2])/10^9" office:value-type="float" office:value="0.074983296">
            <text:p>0.074983</text:p>
          </table:table-cell>
          <table:table-cell table:formula="of:=[.C323]-[.C322]" office:value-type="float" office:value="0">
            <text:p>0.000000</text:p>
          </table:table-cell>
          <table:table-cell table:formula="of:=[.A323]-[.A322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3.98445">
            <text:p>673.984450</text:p>
          </table:table-cell>
          <table:table-cell office:value-type="float" office:value="2664850261579">
            <text:p>2664850261579</text:p>
          </table:table-cell>
          <table:table-cell table:formula="of:=([.B324]-[.B$2])/10^9" office:value-type="float" office:value="0.074983296">
            <text:p>0.074983</text:p>
          </table:table-cell>
          <table:table-cell table:formula="of:=[.C324]-[.C323]" office:value-type="float" office:value="0">
            <text:p>0.000000</text:p>
          </table:table-cell>
          <table:table-cell table:formula="of:=[.A324]-[.A323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84454">
            <text:p>673.984454</text:p>
          </table:table-cell>
          <table:table-cell office:value-type="float" office:value="2664850261579">
            <text:p>2664850261579</text:p>
          </table:table-cell>
          <table:table-cell table:formula="of:=([.B325]-[.B$2])/10^9" office:value-type="float" office:value="0.074983296">
            <text:p>0.074983</text:p>
          </table:table-cell>
          <table:table-cell table:formula="of:=[.C325]-[.C324]" office:value-type="float" office:value="0">
            <text:p>0.000000</text:p>
          </table:table-cell>
          <table:table-cell table:formula="of:=[.A325]-[.A32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73.984522">
            <text:p>673.984522</text:p>
          </table:table-cell>
          <table:table-cell office:value-type="float" office:value="2664850261579">
            <text:p>2664850261579</text:p>
          </table:table-cell>
          <table:table-cell table:formula="of:=([.B326]-[.B$2])/10^9" office:value-type="float" office:value="0.074983296">
            <text:p>0.074983</text:p>
          </table:table-cell>
          <table:table-cell table:formula="of:=[.C326]-[.C325]" office:value-type="float" office:value="0">
            <text:p>0.000000</text:p>
          </table:table-cell>
          <table:table-cell table:formula="of:=[.A326]-[.A325]" office:value-type="float" office:value="0.0000679999999420033">
            <text:p>0.00006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3.984523">
            <text:p>673.984523</text:p>
          </table:table-cell>
          <table:table-cell office:value-type="float" office:value="2664850261579">
            <text:p>2664850261579</text:p>
          </table:table-cell>
          <table:table-cell table:formula="of:=([.B327]-[.B$2])/10^9" office:value-type="float" office:value="0.074983296">
            <text:p>0.074983</text:p>
          </table:table-cell>
          <table:table-cell table:formula="of:=[.C327]-[.C326]" office:value-type="float" office:value="0">
            <text:p>0.000000</text:p>
          </table:table-cell>
          <table:table-cell table:formula="of:=[.A327]-[.A326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84524">
            <text:p>673.984524</text:p>
          </table:table-cell>
          <table:table-cell office:value-type="float" office:value="2664850261579">
            <text:p>2664850261579</text:p>
          </table:table-cell>
          <table:table-cell table:formula="of:=([.B328]-[.B$2])/10^9" office:value-type="float" office:value="0.074983296">
            <text:p>0.074983</text:p>
          </table:table-cell>
          <table:table-cell table:formula="of:=[.C328]-[.C327]" office:value-type="float" office:value="0">
            <text:p>0.000000</text:p>
          </table:table-cell>
          <table:table-cell table:formula="of:=[.A328]-[.A327]" office:value-type="float" office:value="0.000000999999997475243">
            <text:p>0.000001</text:p>
          </table:table-cell>
          <table:table-cell/>
          <table:table-cell office:value-type="string">
            <text:p>postpones its deadline to 2664855336616; c_s is topped up to 1984192</text:p>
          </table:table-cell>
          <table:table-cell/>
        </table:table-row>
        <table:table-row table:style-name="ro1">
          <table:table-cell office:value-type="float" office:value="673.985423">
            <text:p>673.985423</text:p>
          </table:table-cell>
          <table:table-cell office:value-type="float" office:value="2664851242921">
            <text:p>2664851242921</text:p>
          </table:table-cell>
          <table:table-cell table:formula="of:=([.B329]-[.B$2])/10^9" office:value-type="float" office:value="0.075964638">
            <text:p>0.075965</text:p>
          </table:table-cell>
          <table:table-cell table:formula="of:=[.C329]-[.C328]" office:value-type="float" office:value="0.000981341999999996">
            <text:p>0.000981</text:p>
          </table:table-cell>
          <table:table-cell table:formula="of:=[.A329]-[.A328]" office:value-type="float" office:value="0.00089900000000398">
            <text:p>0.00089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85425">
            <text:p>673.985425</text:p>
          </table:table-cell>
          <table:table-cell office:value-type="float" office:value="2664851242921">
            <text:p>2664851242921</text:p>
          </table:table-cell>
          <table:table-cell table:formula="of:=([.B330]-[.B$2])/10^9" office:value-type="float" office:value="0.075964638">
            <text:p>0.075965</text:p>
          </table:table-cell>
          <table:table-cell table:formula="of:=[.C330]-[.C329]" office:value-type="float" office:value="0">
            <text:p>0.000000</text:p>
          </table:table-cell>
          <table:table-cell table:formula="of:=[.A330]-[.A329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8543">
            <text:p>673.985430</text:p>
          </table:table-cell>
          <table:table-cell office:value-type="float" office:value="2664851242921">
            <text:p>2664851242921</text:p>
          </table:table-cell>
          <table:table-cell table:formula="of:=([.B331]-[.B$2])/10^9" office:value-type="float" office:value="0.075964638">
            <text:p>0.075965</text:p>
          </table:table-cell>
          <table:table-cell table:formula="of:=[.C331]-[.C330]" office:value-type="float" office:value="0">
            <text:p>0.000000</text:p>
          </table:table-cell>
          <table:table-cell table:formula="of:=[.A331]-[.A330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85438">
            <text:p>673.985438</text:p>
          </table:table-cell>
          <table:table-cell office:value-type="float" office:value="2664851242921">
            <text:p>2664851242921</text:p>
          </table:table-cell>
          <table:table-cell table:formula="of:=([.B332]-[.B$2])/10^9" office:value-type="float" office:value="0.075964638">
            <text:p>0.075965</text:p>
          </table:table-cell>
          <table:table-cell table:formula="of:=[.C332]-[.C331]" office:value-type="float" office:value="0">
            <text:p>0.000000</text:p>
          </table:table-cell>
          <table:table-cell table:formula="of:=[.A332]-[.A331]" office:value-type="float" office:value="0.00000800000009348878">
            <text:p>0.0000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8544">
            <text:p>673.985440</text:p>
          </table:table-cell>
          <table:table-cell office:value-type="float" office:value="2664851259711">
            <text:p>2664851259711</text:p>
          </table:table-cell>
          <table:table-cell table:formula="of:=([.B333]-[.B$2])/10^9" office:value-type="float" office:value="0.075981428">
            <text:p>0.075981</text:p>
          </table:table-cell>
          <table:table-cell table:formula="of:=[.C333]-[.C332]" office:value-type="float" office:value="0.0000167900000000026">
            <text:p>0.000017</text:p>
          </table:table-cell>
          <table:table-cell table:formula="of:=[.A333]-[.A33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85441">
            <text:p>673.985441</text:p>
          </table:table-cell>
          <table:table-cell office:value-type="float" office:value="2664851259711">
            <text:p>2664851259711</text:p>
          </table:table-cell>
          <table:table-cell table:formula="of:=([.B334]-[.B$2])/10^9" office:value-type="float" office:value="0.075981428">
            <text:p>0.075981</text:p>
          </table:table-cell>
          <table:table-cell table:formula="of:=[.C334]-[.C333]" office:value-type="float" office:value="0">
            <text:p>0.000000</text:p>
          </table:table-cell>
          <table:table-cell table:formula="of:=[.A334]-[.A333]" office:value-type="float" office:value="0.000000999999997475243">
            <text:p>0.000001</text:p>
          </table:table-cell>
          <table:table-cell office:value-type="string">
            <text:p>d_s is renewed (r + D) to 2664853259711; c_s is fully topped up</text:p>
          </table:table-cell>
          <table:table-cell table:number-columns-repeated="2"/>
        </table:table-row>
        <table:table-row table:style-name="ro1">
          <table:table-cell office:value-type="float" office:value="673.985443">
            <text:p>673.985443</text:p>
          </table:table-cell>
          <table:table-cell office:value-type="float" office:value="2664851259711">
            <text:p>2664851259711</text:p>
          </table:table-cell>
          <table:table-cell table:formula="of:=([.B335]-[.B$2])/10^9" office:value-type="float" office:value="0.075981428">
            <text:p>0.075981</text:p>
          </table:table-cell>
          <table:table-cell table:formula="of:=[.C335]-[.C334]" office:value-type="float" office:value="0">
            <text:p>0.000000</text:p>
          </table:table-cell>
          <table:table-cell table:formula="of:=[.A335]-[.A334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8545">
            <text:p>673.985450</text:p>
          </table:table-cell>
          <table:table-cell office:value-type="float" office:value="2664851270190">
            <text:p>2664851270190</text:p>
          </table:table-cell>
          <table:table-cell table:formula="of:=([.B336]-[.B$2])/10^9" office:value-type="float" office:value="0.075991907">
            <text:p>0.075992</text:p>
          </table:table-cell>
          <table:table-cell table:formula="of:=[.C336]-[.C335]" office:value-type="float" office:value="0.0000104789999999938">
            <text:p>0.000010</text:p>
          </table:table-cell>
          <table:table-cell table:formula="of:=[.A336]-[.A335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85456">
            <text:p>673.985456</text:p>
          </table:table-cell>
          <table:table-cell office:value-type="float" office:value="2664851270190">
            <text:p>2664851270190</text:p>
          </table:table-cell>
          <table:table-cell table:formula="of:=([.B337]-[.B$2])/10^9" office:value-type="float" office:value="0.075991907">
            <text:p>0.075992</text:p>
          </table:table-cell>
          <table:table-cell table:formula="of:=[.C337]-[.C336]" office:value-type="float" office:value="0">
            <text:p>0.000000</text:p>
          </table:table-cell>
          <table:table-cell table:formula="of:=[.A337]-[.A336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8637">
            <text:p>673.986370</text:p>
          </table:table-cell>
          <table:table-cell office:value-type="float" office:value="2664852198158">
            <text:p>2664852198158</text:p>
          </table:table-cell>
          <table:table-cell table:formula="of:=([.B338]-[.B$2])/10^9" office:value-type="float" office:value="0.076919875">
            <text:p>0.076920</text:p>
          </table:table-cell>
          <table:table-cell table:formula="of:=[.C338]-[.C337]" office:value-type="float" office:value="0.000927968000000001">
            <text:p>0.000928</text:p>
          </table:table-cell>
          <table:table-cell table:formula="of:=[.A338]-[.A337]" office:value-type="float" office:value="0.000913999999966109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86371">
            <text:p>673.986371</text:p>
          </table:table-cell>
          <table:table-cell office:value-type="float" office:value="2664852198158">
            <text:p>2664852198158</text:p>
          </table:table-cell>
          <table:table-cell table:formula="of:=([.B339]-[.B$2])/10^9" office:value-type="float" office:value="0.076919875">
            <text:p>0.076920</text:p>
          </table:table-cell>
          <table:table-cell table:formula="of:=[.C339]-[.C338]" office:value-type="float" office:value="0">
            <text:p>0.000000</text:p>
          </table:table-cell>
          <table:table-cell table:formula="of:=[.A339]-[.A33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8638">
            <text:p>673.986380</text:p>
          </table:table-cell>
          <table:table-cell office:value-type="float" office:value="2664852198158">
            <text:p>2664852198158</text:p>
          </table:table-cell>
          <table:table-cell table:formula="of:=([.B340]-[.B$2])/10^9" office:value-type="float" office:value="0.076919875">
            <text:p>0.076920</text:p>
          </table:table-cell>
          <table:table-cell table:formula="of:=[.C340]-[.C339]" office:value-type="float" office:value="0">
            <text:p>0.000000</text:p>
          </table:table-cell>
          <table:table-cell table:formula="of:=[.A340]-[.A339]" office:value-type="float" office:value="0.00000900000009096402">
            <text:p>0.000009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88284">
            <text:p>673.988284</text:p>
          </table:table-cell>
          <table:table-cell office:value-type="float" office:value="2664854111992">
            <text:p>2664854111992</text:p>
          </table:table-cell>
          <table:table-cell table:formula="of:=([.B341]-[.B$2])/10^9" office:value-type="float" office:value="0.078833709">
            <text:p>0.078834</text:p>
          </table:table-cell>
          <table:table-cell table:formula="of:=[.C341]-[.C340]" office:value-type="float" office:value="0.001913834">
            <text:p>0.001914</text:p>
          </table:table-cell>
          <table:table-cell table:formula="of:=[.A341]-[.A340]" office:value-type="float" office:value="0.00190399999996771">
            <text:p>0.0019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88287">
            <text:p>673.988287</text:p>
          </table:table-cell>
          <table:table-cell office:value-type="float" office:value="2664854111992">
            <text:p>2664854111992</text:p>
          </table:table-cell>
          <table:table-cell table:formula="of:=([.B342]-[.B$2])/10^9" office:value-type="float" office:value="0.078833709">
            <text:p>0.078834</text:p>
          </table:table-cell>
          <table:table-cell table:formula="of:=[.C342]-[.C341]" office:value-type="float" office:value="0">
            <text:p>0.000000</text:p>
          </table:table-cell>
          <table:table-cell table:formula="of:=[.A342]-[.A341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88387">
            <text:p>673.988387</text:p>
          </table:table-cell>
          <table:table-cell office:value-type="float" office:value="2664854111992">
            <text:p>2664854111992</text:p>
          </table:table-cell>
          <table:table-cell table:formula="of:=([.B343]-[.B$2])/10^9" office:value-type="float" office:value="0.078833709">
            <text:p>0.078834</text:p>
          </table:table-cell>
          <table:table-cell table:formula="of:=[.C343]-[.C342]" office:value-type="float" office:value="0">
            <text:p>0.000000</text:p>
          </table:table-cell>
          <table:table-cell table:formula="of:=[.A343]-[.A342]" office:value-type="float" office:value="0.0000999999999748979">
            <text:p>0.00010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8839">
            <text:p>673.988390</text:p>
          </table:table-cell>
          <table:table-cell office:value-type="float" office:value="2664855357440">
            <text:p>2664855357440</text:p>
          </table:table-cell>
          <table:table-cell table:formula="of:=([.B344]-[.B$2])/10^9" office:value-type="float" office:value="0.080079157">
            <text:p>0.080079</text:p>
          </table:table-cell>
          <table:table-cell table:formula="of:=[.C344]-[.C343]" office:value-type="float" office:value="0.001245448">
            <text:p>0.001245</text:p>
          </table:table-cell>
          <table:table-cell table:formula="of:=[.A344]-[.A34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8839">
            <text:p>673.988390</text:p>
          </table:table-cell>
          <table:table-cell office:value-type="float" office:value="2664855357440">
            <text:p>2664855357440</text:p>
          </table:table-cell>
          <table:table-cell table:formula="of:=([.B345]-[.B$2])/10^9" office:value-type="float" office:value="0.080079157">
            <text:p>0.080079</text:p>
          </table:table-cell>
          <table:table-cell table:formula="of:=[.C345]-[.C344]" office:value-type="float" office:value="0">
            <text:p>0.000000</text:p>
          </table:table-cell>
          <table:table-cell table:formula="of:=[.A345]-[.A344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4862357440; c_s is fully topped up</text:p>
          </table:table-cell>
        </table:table-row>
        <table:table-row table:style-name="ro1">
          <table:table-cell office:value-type="float" office:value="673.988394">
            <text:p>673.988394</text:p>
          </table:table-cell>
          <table:table-cell office:value-type="float" office:value="2664855357440">
            <text:p>2664855357440</text:p>
          </table:table-cell>
          <table:table-cell table:formula="of:=([.B346]-[.B$2])/10^9" office:value-type="float" office:value="0.080079157">
            <text:p>0.080079</text:p>
          </table:table-cell>
          <table:table-cell table:formula="of:=[.C346]-[.C345]" office:value-type="float" office:value="0">
            <text:p>0.000000</text:p>
          </table:table-cell>
          <table:table-cell table:formula="of:=[.A346]-[.A345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88397">
            <text:p>673.988397</text:p>
          </table:table-cell>
          <table:table-cell office:value-type="float" office:value="2664855364910">
            <text:p>2664855364910</text:p>
          </table:table-cell>
          <table:table-cell table:formula="of:=([.B347]-[.B$2])/10^9" office:value-type="float" office:value="0.080086627">
            <text:p>0.080087</text:p>
          </table:table-cell>
          <table:table-cell table:formula="of:=[.C347]-[.C346]" office:value-type="float" office:value="0.00000746999999999554">
            <text:p>0.000007</text:p>
          </table:table-cell>
          <table:table-cell table:formula="of:=[.A347]-[.A346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88398">
            <text:p>673.988398</text:p>
          </table:table-cell>
          <table:table-cell office:value-type="float" office:value="2664855364910">
            <text:p>2664855364910</text:p>
          </table:table-cell>
          <table:table-cell table:formula="of:=([.B348]-[.B$2])/10^9" office:value-type="float" office:value="0.080086627">
            <text:p>0.080087</text:p>
          </table:table-cell>
          <table:table-cell table:formula="of:=[.C348]-[.C347]" office:value-type="float" office:value="0">
            <text:p>0.000000</text:p>
          </table:table-cell>
          <table:table-cell table:formula="of:=[.A348]-[.A347]" office:value-type="float" office:value="0.000000999999997475243">
            <text:p>0.000001</text:p>
          </table:table-cell>
          <table:table-cell office:value-type="string">
            <text:p>d_s is renewed (r + D) to 2664857364910; c_s is fully topped up</text:p>
          </table:table-cell>
          <table:table-cell table:number-columns-repeated="2"/>
        </table:table-row>
        <table:table-row table:style-name="ro1">
          <table:table-cell office:value-type="float" office:value="673.988401">
            <text:p>673.988401</text:p>
          </table:table-cell>
          <table:table-cell office:value-type="float" office:value="2664855364910">
            <text:p>2664855364910</text:p>
          </table:table-cell>
          <table:table-cell table:formula="of:=([.B349]-[.B$2])/10^9" office:value-type="float" office:value="0.080086627">
            <text:p>0.080087</text:p>
          </table:table-cell>
          <table:table-cell table:formula="of:=[.C349]-[.C348]" office:value-type="float" office:value="0">
            <text:p>0.000000</text:p>
          </table:table-cell>
          <table:table-cell table:formula="of:=[.A349]-[.A348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88404">
            <text:p>673.988404</text:p>
          </table:table-cell>
          <table:table-cell office:value-type="float" office:value="2664855371678">
            <text:p>2664855371678</text:p>
          </table:table-cell>
          <table:table-cell table:formula="of:=([.B350]-[.B$2])/10^9" office:value-type="float" office:value="0.080093395">
            <text:p>0.080093</text:p>
          </table:table-cell>
          <table:table-cell table:formula="of:=[.C350]-[.C349]" office:value-type="float" office:value="0.00000676800000000422">
            <text:p>0.000007</text:p>
          </table:table-cell>
          <table:table-cell table:formula="of:=[.A350]-[.A349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88404">
            <text:p>673.988404</text:p>
          </table:table-cell>
          <table:table-cell office:value-type="float" office:value="2664855371678">
            <text:p>2664855371678</text:p>
          </table:table-cell>
          <table:table-cell table:formula="of:=([.B351]-[.B$2])/10^9" office:value-type="float" office:value="0.080093395">
            <text:p>0.080093</text:p>
          </table:table-cell>
          <table:table-cell table:formula="of:=[.C351]-[.C350]" office:value-type="float" office:value="0">
            <text:p>0.000000</text:p>
          </table:table-cell>
          <table:table-cell table:formula="of:=[.A351]-[.A350]" office:value-type="float" office:value="0">
            <text:p>0.000000</text:p>
          </table:table-cell>
          <table:table-cell/>
          <table:table-cell office:value-type="string">
            <text:p>d_s is renewed (r + D) to 2664860371678; c_s is fully topped up</text:p>
          </table:table-cell>
          <table:table-cell/>
        </table:table-row>
        <table:table-row table:style-name="ro1">
          <table:table-cell office:value-type="float" office:value="673.988441">
            <text:p>673.988441</text:p>
          </table:table-cell>
          <table:table-cell office:value-type="float" office:value="2664855371678">
            <text:p>2664855371678</text:p>
          </table:table-cell>
          <table:table-cell table:formula="of:=([.B352]-[.B$2])/10^9" office:value-type="float" office:value="0.080093395">
            <text:p>0.080093</text:p>
          </table:table-cell>
          <table:table-cell table:formula="of:=[.C352]-[.C351]" office:value-type="float" office:value="0">
            <text:p>0.000000</text:p>
          </table:table-cell>
          <table:table-cell table:formula="of:=[.A352]-[.A351]" office:value-type="float" office:value="0.0000370000000202708">
            <text:p>0.00003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3.98937">
            <text:p>673.989370</text:p>
          </table:table-cell>
          <table:table-cell office:value-type="float" office:value="2664856339291">
            <text:p>2664856339291</text:p>
          </table:table-cell>
          <table:table-cell table:formula="of:=([.B353]-[.B$2])/10^9" office:value-type="float" office:value="0.081061008">
            <text:p>0.081061</text:p>
          </table:table-cell>
          <table:table-cell table:formula="of:=[.C353]-[.C352]" office:value-type="float" office:value="0.000967613000000006">
            <text:p>0.000968</text:p>
          </table:table-cell>
          <table:table-cell table:formula="of:=[.A353]-[.A352]" office:value-type="float" office:value="0.000929000000041924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89371">
            <text:p>673.989371</text:p>
          </table:table-cell>
          <table:table-cell office:value-type="float" office:value="2664856339291">
            <text:p>2664856339291</text:p>
          </table:table-cell>
          <table:table-cell table:formula="of:=([.B354]-[.B$2])/10^9" office:value-type="float" office:value="0.081061008">
            <text:p>0.081061</text:p>
          </table:table-cell>
          <table:table-cell table:formula="of:=[.C354]-[.C353]" office:value-type="float" office:value="0">
            <text:p>0.000000</text:p>
          </table:table-cell>
          <table:table-cell table:formula="of:=[.A354]-[.A35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89378">
            <text:p>673.989378</text:p>
          </table:table-cell>
          <table:table-cell office:value-type="float" office:value="2664856339291">
            <text:p>2664856339291</text:p>
          </table:table-cell>
          <table:table-cell table:formula="of:=([.B355]-[.B$2])/10^9" office:value-type="float" office:value="0.081061008">
            <text:p>0.081061</text:p>
          </table:table-cell>
          <table:table-cell table:formula="of:=[.C355]-[.C354]" office:value-type="float" office:value="0">
            <text:p>0.000000</text:p>
          </table:table-cell>
          <table:table-cell table:formula="of:=[.A355]-[.A354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9128">
            <text:p>673.991280</text:p>
          </table:table-cell>
          <table:table-cell office:value-type="float" office:value="2664858249577">
            <text:p>2664858249577</text:p>
          </table:table-cell>
          <table:table-cell table:formula="of:=([.B356]-[.B$2])/10^9" office:value-type="float" office:value="0.082971294">
            <text:p>0.082971</text:p>
          </table:table-cell>
          <table:table-cell table:formula="of:=[.C356]-[.C355]" office:value-type="float" office:value="0.001910286">
            <text:p>0.001910</text:p>
          </table:table-cell>
          <table:table-cell table:formula="of:=[.A356]-[.A355]" office:value-type="float" office:value="0.00190199999997276">
            <text:p>0.00190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91281">
            <text:p>673.991281</text:p>
          </table:table-cell>
          <table:table-cell office:value-type="float" office:value="2664858249577">
            <text:p>2664858249577</text:p>
          </table:table-cell>
          <table:table-cell table:formula="of:=([.B357]-[.B$2])/10^9" office:value-type="float" office:value="0.082971294">
            <text:p>0.082971</text:p>
          </table:table-cell>
          <table:table-cell table:formula="of:=[.C357]-[.C356]" office:value-type="float" office:value="0">
            <text:p>0.000000</text:p>
          </table:table-cell>
          <table:table-cell table:formula="of:=[.A357]-[.A356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91286">
            <text:p>673.991286</text:p>
          </table:table-cell>
          <table:table-cell office:value-type="float" office:value="2664858249577">
            <text:p>2664858249577</text:p>
          </table:table-cell>
          <table:table-cell table:formula="of:=([.B358]-[.B$2])/10^9" office:value-type="float" office:value="0.082971294">
            <text:p>0.082971</text:p>
          </table:table-cell>
          <table:table-cell table:formula="of:=[.C358]-[.C357]" office:value-type="float" office:value="0">
            <text:p>0.000000</text:p>
          </table:table-cell>
          <table:table-cell table:formula="of:=[.A358]-[.A357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3.992288">
            <text:p>673.992288</text:p>
          </table:table-cell>
          <table:table-cell office:value-type="float" office:value="2664858249577">
            <text:p>2664858249577</text:p>
          </table:table-cell>
          <table:table-cell table:formula="of:=([.B359]-[.B$2])/10^9" office:value-type="float" office:value="0.082971294">
            <text:p>0.082971</text:p>
          </table:table-cell>
          <table:table-cell table:formula="of:=[.C359]-[.C358]" office:value-type="float" office:value="0">
            <text:p>0.000000</text:p>
          </table:table-cell>
          <table:table-cell table:formula="of:=[.A359]-[.A358]" office:value-type="float" office:value="0.00100200000008499">
            <text:p>0.001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9229">
            <text:p>673.992290</text:p>
          </table:table-cell>
          <table:table-cell office:value-type="float" office:value="2664859259526">
            <text:p>2664859259526</text:p>
          </table:table-cell>
          <table:table-cell table:formula="of:=([.B360]-[.B$2])/10^9" office:value-type="float" office:value="0.083981243">
            <text:p>0.083981</text:p>
          </table:table-cell>
          <table:table-cell table:formula="of:=[.C360]-[.C359]" office:value-type="float" office:value="0.001009949">
            <text:p>0.001010</text:p>
          </table:table-cell>
          <table:table-cell table:formula="of:=[.A360]-[.A35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92291">
            <text:p>673.992291</text:p>
          </table:table-cell>
          <table:table-cell office:value-type="float" office:value="2664859259526">
            <text:p>2664859259526</text:p>
          </table:table-cell>
          <table:table-cell table:formula="of:=([.B361]-[.B$2])/10^9" office:value-type="float" office:value="0.083981243">
            <text:p>0.083981</text:p>
          </table:table-cell>
          <table:table-cell table:formula="of:=[.C361]-[.C360]" office:value-type="float" office:value="0">
            <text:p>0.000000</text:p>
          </table:table-cell>
          <table:table-cell table:formula="of:=[.A361]-[.A360]" office:value-type="float" office:value="0.000000999999997475243">
            <text:p>0.000001</text:p>
          </table:table-cell>
          <table:table-cell office:value-type="string">
            <text:p>d_s is renewed (r + D) to 2664861259526; c_s is fully topped up</text:p>
          </table:table-cell>
          <table:table-cell table:number-columns-repeated="2"/>
        </table:table-row>
        <table:table-row table:style-name="ro1">
          <table:table-cell office:value-type="float" office:value="673.992292">
            <text:p>673.992292</text:p>
          </table:table-cell>
          <table:table-cell office:value-type="float" office:value="2664859259526">
            <text:p>2664859259526</text:p>
          </table:table-cell>
          <table:table-cell table:formula="of:=([.B362]-[.B$2])/10^9" office:value-type="float" office:value="0.083981243">
            <text:p>0.083981</text:p>
          </table:table-cell>
          <table:table-cell table:formula="of:=[.C362]-[.C361]" office:value-type="float" office:value="0">
            <text:p>0.000000</text:p>
          </table:table-cell>
          <table:table-cell table:formula="of:=[.A362]-[.A361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3.992301">
            <text:p>673.992301</text:p>
          </table:table-cell>
          <table:table-cell office:value-type="float" office:value="2664859270239">
            <text:p>2664859270239</text:p>
          </table:table-cell>
          <table:table-cell table:formula="of:=([.B363]-[.B$2])/10^9" office:value-type="float" office:value="0.083991956">
            <text:p>0.083992</text:p>
          </table:table-cell>
          <table:table-cell table:formula="of:=[.C363]-[.C362]" office:value-type="float" office:value="0.0000107130000000094">
            <text:p>0.000011</text:p>
          </table:table-cell>
          <table:table-cell table:formula="of:=[.A363]-[.A362]" office:value-type="float" office:value="0.00000899999997727718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92306">
            <text:p>673.992306</text:p>
          </table:table-cell>
          <table:table-cell office:value-type="float" office:value="2664859270239">
            <text:p>2664859270239</text:p>
          </table:table-cell>
          <table:table-cell table:formula="of:=([.B364]-[.B$2])/10^9" office:value-type="float" office:value="0.083991956">
            <text:p>0.083992</text:p>
          </table:table-cell>
          <table:table-cell table:formula="of:=[.C364]-[.C363]" office:value-type="float" office:value="0">
            <text:p>0.000000</text:p>
          </table:table-cell>
          <table:table-cell table:formula="of:=[.A364]-[.A363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3.993286">
            <text:p>673.993286</text:p>
          </table:table-cell>
          <table:table-cell office:value-type="float" office:value="2664860015430">
            <text:p>2664860015430</text:p>
          </table:table-cell>
          <table:table-cell table:formula="of:=([.B365]-[.B$2])/10^9" office:value-type="float" office:value="0.084737147">
            <text:p>0.084737</text:p>
          </table:table-cell>
          <table:table-cell table:formula="of:=[.C365]-[.C364]" office:value-type="float" office:value="0.000745190999999992">
            <text:p>0.000745</text:p>
          </table:table-cell>
          <table:table-cell table:formula="of:=[.A365]-[.A364]" office:value-type="float" office:value="0.000980000000026848">
            <text:p>0.00098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93288">
            <text:p>673.993288</text:p>
          </table:table-cell>
          <table:table-cell office:value-type="float" office:value="2664860266031">
            <text:p>2664860266031</text:p>
          </table:table-cell>
          <table:table-cell table:formula="of:=([.B366]-[.B$2])/10^9" office:value-type="float" office:value="0.084987748">
            <text:p>0.084988</text:p>
          </table:table-cell>
          <table:table-cell table:formula="of:=[.C366]-[.C365]" office:value-type="float" office:value="0.000250601000000003">
            <text:p>0.000251</text:p>
          </table:table-cell>
          <table:table-cell table:formula="of:=[.A366]-[.A36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93289">
            <text:p>673.993289</text:p>
          </table:table-cell>
          <table:table-cell office:value-type="float" office:value="2664860266031">
            <text:p>2664860266031</text:p>
          </table:table-cell>
          <table:table-cell table:formula="of:=([.B367]-[.B$2])/10^9" office:value-type="float" office:value="0.084987748">
            <text:p>0.084988</text:p>
          </table:table-cell>
          <table:table-cell table:formula="of:=[.C367]-[.C366]" office:value-type="float" office:value="0">
            <text:p>0.000000</text:p>
          </table:table-cell>
          <table:table-cell table:formula="of:=[.A367]-[.A366]" office:value-type="float" office:value="0.000000999999997475243">
            <text:p>0.000001</text:p>
          </table:table-cell>
          <table:table-cell/>
          <table:table-cell office:value-type="string">
            <text:p>89714 / 105647 &gt; 2000000 / 5000000</text:p>
          </table:table-cell>
          <table:table-cell/>
        </table:table-row>
        <table:table-row table:style-name="ro1">
          <table:table-cell office:value-type="float" office:value="673.993289">
            <text:p>673.993289</text:p>
          </table:table-cell>
          <table:table-cell office:value-type="float" office:value="2664860266031">
            <text:p>2664860266031</text:p>
          </table:table-cell>
          <table:table-cell table:formula="of:=([.B368]-[.B$2])/10^9" office:value-type="float" office:value="0.084987748">
            <text:p>0.084988</text:p>
          </table:table-cell>
          <table:table-cell table:formula="of:=[.C368]-[.C367]" office:value-type="float" office:value="0">
            <text:p>0.000000</text:p>
          </table:table-cell>
          <table:table-cell table:formula="of:=[.A368]-[.A367]" office:value-type="float" office:value="0">
            <text:p>0.000000</text:p>
          </table:table-cell>
          <table:table-cell/>
          <table:table-cell office:value-type="string">
            <text:p>d_s is renewed (r + D) to 2664865266031; c_s is fully topped up</text:p>
          </table:table-cell>
          <table:table-cell/>
        </table:table-row>
        <table:table-row table:style-name="ro1">
          <table:table-cell office:value-type="float" office:value="673.993296">
            <text:p>673.993296</text:p>
          </table:table-cell>
          <table:table-cell office:value-type="float" office:value="2664860274000">
            <text:p>2664860274000</text:p>
          </table:table-cell>
          <table:table-cell table:formula="of:=([.B369]-[.B$2])/10^9" office:value-type="float" office:value="0.084995717">
            <text:p>0.084996</text:p>
          </table:table-cell>
          <table:table-cell table:formula="of:=[.C369]-[.C368]" office:value-type="float" office:value="0.00000796899999999656">
            <text:p>0.000008</text:p>
          </table:table-cell>
          <table:table-cell table:formula="of:=[.A369]-[.A368]" office:value-type="float" office:value="0.0000069999999823267">
            <text:p>0.00000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93297">
            <text:p>673.993297</text:p>
          </table:table-cell>
          <table:table-cell office:value-type="float" office:value="2664860274000">
            <text:p>2664860274000</text:p>
          </table:table-cell>
          <table:table-cell table:formula="of:=([.B370]-[.B$2])/10^9" office:value-type="float" office:value="0.084995717">
            <text:p>0.084996</text:p>
          </table:table-cell>
          <table:table-cell table:formula="of:=[.C370]-[.C369]" office:value-type="float" office:value="0">
            <text:p>0.000000</text:p>
          </table:table-cell>
          <table:table-cell table:formula="of:=[.A370]-[.A369]" office:value-type="float" office:value="0.000000999999997475243">
            <text:p>0.000001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73.993298">
            <text:p>673.993298</text:p>
          </table:table-cell>
          <table:table-cell office:value-type="float" office:value="2664860274000">
            <text:p>2664860274000</text:p>
          </table:table-cell>
          <table:table-cell table:formula="of:=([.B371]-[.B$2])/10^9" office:value-type="float" office:value="0.084995717">
            <text:p>0.084996</text:p>
          </table:table-cell>
          <table:table-cell table:formula="of:=[.C371]-[.C370]" office:value-type="float" office:value="0">
            <text:p>0.000000</text:p>
          </table:table-cell>
          <table:table-cell table:formula="of:=[.A371]-[.A370]" office:value-type="float" office:value="0.000000999999997475243">
            <text:p>0.000001</text:p>
          </table:table-cell>
          <table:table-cell office:value-type="string">
            <text:p>uses up its c_s; 2664860274000-2664860015430=258570</text:p>
          </table:table-cell>
          <table:table-cell table:number-columns-repeated="2"/>
        </table:table-row>
        <table:table-row table:style-name="ro1">
          <table:table-cell office:value-type="float" office:value="673.993305">
            <text:p>673.993305</text:p>
          </table:table-cell>
          <table:table-cell office:value-type="float" office:value="2664860274000">
            <text:p>2664860274000</text:p>
          </table:table-cell>
          <table:table-cell table:formula="of:=([.B372]-[.B$2])/10^9" office:value-type="float" office:value="0.084995717">
            <text:p>0.084996</text:p>
          </table:table-cell>
          <table:table-cell table:formula="of:=[.C372]-[.C371]" office:value-type="float" office:value="0">
            <text:p>0.000000</text:p>
          </table:table-cell>
          <table:table-cell table:formula="of:=[.A372]-[.A371]" office:value-type="float" office:value="0.0000069999999823267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9331">
            <text:p>673.993310</text:p>
          </table:table-cell>
          <table:table-cell office:value-type="float" office:value="2664860274000">
            <text:p>2664860274000</text:p>
          </table:table-cell>
          <table:table-cell table:formula="of:=([.B373]-[.B$2])/10^9" office:value-type="float" office:value="0.084995717">
            <text:p>0.084996</text:p>
          </table:table-cell>
          <table:table-cell table:formula="of:=[.C373]-[.C372]" office:value-type="float" office:value="0">
            <text:p>0.000000</text:p>
          </table:table-cell>
          <table:table-cell table:formula="of:=[.A373]-[.A37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3.994289">
            <text:p>673.994289</text:p>
          </table:table-cell>
          <table:table-cell office:value-type="float" office:value="2664860274000">
            <text:p>2664860274000</text:p>
          </table:table-cell>
          <table:table-cell table:formula="of:=([.B374]-[.B$2])/10^9" office:value-type="float" office:value="0.084995717">
            <text:p>0.084996</text:p>
          </table:table-cell>
          <table:table-cell table:formula="of:=[.C374]-[.C373]" office:value-type="float" office:value="0">
            <text:p>0.000000</text:p>
          </table:table-cell>
          <table:table-cell table:formula="of:=[.A374]-[.A373]" office:value-type="float" office:value="0.000979000000029373">
            <text:p>0.000979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73.995217">
            <text:p>673.995217</text:p>
          </table:table-cell>
          <table:table-cell office:value-type="float" office:value="2664862195220">
            <text:p>2664862195220</text:p>
          </table:table-cell>
          <table:table-cell table:formula="of:=([.B375]-[.B$2])/10^9" office:value-type="float" office:value="0.086916937">
            <text:p>0.086917</text:p>
          </table:table-cell>
          <table:table-cell table:formula="of:=[.C375]-[.C374]" office:value-type="float" office:value="0.00192122">
            <text:p>0.001921</text:p>
          </table:table-cell>
          <table:table-cell table:formula="of:=[.A375]-[.A374]" office:value-type="float" office:value="0.000928000000044449">
            <text:p>0.00092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3.995218">
            <text:p>673.995218</text:p>
          </table:table-cell>
          <table:table-cell office:value-type="float" office:value="2664862195220">
            <text:p>2664862195220</text:p>
          </table:table-cell>
          <table:table-cell table:formula="of:=([.B376]-[.B$2])/10^9" office:value-type="float" office:value="0.086916937">
            <text:p>0.086917</text:p>
          </table:table-cell>
          <table:table-cell table:formula="of:=[.C376]-[.C375]" office:value-type="float" office:value="0">
            <text:p>0.000000</text:p>
          </table:table-cell>
          <table:table-cell table:formula="of:=[.A376]-[.A375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3.995223">
            <text:p>673.995223</text:p>
          </table:table-cell>
          <table:table-cell office:value-type="float" office:value="2664862195220">
            <text:p>2664862195220</text:p>
          </table:table-cell>
          <table:table-cell table:formula="of:=([.B377]-[.B$2])/10^9" office:value-type="float" office:value="0.086916937">
            <text:p>0.086917</text:p>
          </table:table-cell>
          <table:table-cell table:formula="of:=[.C377]-[.C376]" office:value-type="float" office:value="0">
            <text:p>0.000000</text:p>
          </table:table-cell>
          <table:table-cell table:formula="of:=[.A377]-[.A376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3.996279">
            <text:p>673.996279</text:p>
          </table:table-cell>
          <table:table-cell office:value-type="float" office:value="2664862195220">
            <text:p>2664862195220</text:p>
          </table:table-cell>
          <table:table-cell table:formula="of:=([.B378]-[.B$2])/10^9" office:value-type="float" office:value="0.086916937">
            <text:p>0.086917</text:p>
          </table:table-cell>
          <table:table-cell table:formula="of:=[.C378]-[.C377]" office:value-type="float" office:value="0">
            <text:p>0.000000</text:p>
          </table:table-cell>
          <table:table-cell table:formula="of:=[.A378]-[.A377]" office:value-type="float" office:value="0.00105599999994865">
            <text:p>0.00105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3.996281">
            <text:p>673.996281</text:p>
          </table:table-cell>
          <table:table-cell office:value-type="float" office:value="2664863259442">
            <text:p>2664863259442</text:p>
          </table:table-cell>
          <table:table-cell table:formula="of:=([.B379]-[.B$2])/10^9" office:value-type="float" office:value="0.087981159">
            <text:p>0.087981</text:p>
          </table:table-cell>
          <table:table-cell table:formula="of:=[.C379]-[.C378]" office:value-type="float" office:value="0.001064222">
            <text:p>0.001064</text:p>
          </table:table-cell>
          <table:table-cell table:formula="of:=[.A379]-[.A37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3.996282">
            <text:p>673.996282</text:p>
          </table:table-cell>
          <table:table-cell office:value-type="float" office:value="2664863259442">
            <text:p>2664863259442</text:p>
          </table:table-cell>
          <table:table-cell table:formula="of:=([.B380]-[.B$2])/10^9" office:value-type="float" office:value="0.087981159">
            <text:p>0.087981</text:p>
          </table:table-cell>
          <table:table-cell table:formula="of:=[.C380]-[.C379]" office:value-type="float" office:value="0">
            <text:p>0.000000</text:p>
          </table:table-cell>
          <table:table-cell table:formula="of:=[.A380]-[.A379]" office:value-type="float" office:value="0.000000999999997475243">
            <text:p>0.000001</text:p>
          </table:table-cell>
          <table:table-cell office:value-type="string">
            <text:p>d_s is renewed (r + D) to 2664865259442; c_s is fully topped up</text:p>
          </table:table-cell>
          <table:table-cell table:number-columns-repeated="2"/>
        </table:table-row>
        <table:table-row table:style-name="ro1">
          <table:table-cell office:value-type="float" office:value="673.996283">
            <text:p>673.996283</text:p>
          </table:table-cell>
          <table:table-cell office:value-type="float" office:value="2664863259442">
            <text:p>2664863259442</text:p>
          </table:table-cell>
          <table:table-cell table:formula="of:=([.B381]-[.B$2])/10^9" office:value-type="float" office:value="0.087981159">
            <text:p>0.087981</text:p>
          </table:table-cell>
          <table:table-cell table:formula="of:=[.C381]-[.C380]" office:value-type="float" office:value="0">
            <text:p>0.000000</text:p>
          </table:table-cell>
          <table:table-cell table:formula="of:=[.A381]-[.A38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3.99629">
            <text:p>673.996290</text:p>
          </table:table-cell>
          <table:table-cell office:value-type="float" office:value="2664863259442">
            <text:p>2664863259442</text:p>
          </table:table-cell>
          <table:table-cell table:formula="of:=([.B382]-[.B$2])/10^9" office:value-type="float" office:value="0.087981159">
            <text:p>0.087981</text:p>
          </table:table-cell>
          <table:table-cell table:formula="of:=[.C382]-[.C381]" office:value-type="float" office:value="0">
            <text:p>0.000000</text:p>
          </table:table-cell>
          <table:table-cell table:formula="of:=[.A382]-[.A381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96295">
            <text:p>673.996295</text:p>
          </table:table-cell>
          <table:table-cell office:value-type="float" office:value="2664863259442">
            <text:p>2664863259442</text:p>
          </table:table-cell>
          <table:table-cell table:formula="of:=([.B383]-[.B$2])/10^9" office:value-type="float" office:value="0.087981159">
            <text:p>0.087981</text:p>
          </table:table-cell>
          <table:table-cell table:formula="of:=[.C383]-[.C382]" office:value-type="float" office:value="0">
            <text:p>0.000000</text:p>
          </table:table-cell>
          <table:table-cell table:formula="of:=[.A383]-[.A38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3.996299">
            <text:p>673.996299</text:p>
          </table:table-cell>
          <table:table-cell office:value-type="float" office:value="2664863277546">
            <text:p>2664863277546</text:p>
          </table:table-cell>
          <table:table-cell table:formula="of:=([.B384]-[.B$2])/10^9" office:value-type="float" office:value="0.087999263">
            <text:p>0.087999</text:p>
          </table:table-cell>
          <table:table-cell table:formula="of:=[.C384]-[.C383]" office:value-type="float" office:value="0.000018103999999991">
            <text:p>0.000018</text:p>
          </table:table-cell>
          <table:table-cell table:formula="of:=[.A384]-[.A383]" office:value-type="float" office:value="0.00000399999998990097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96305">
            <text:p>673.996305</text:p>
          </table:table-cell>
          <table:table-cell office:value-type="float" office:value="2664863277546">
            <text:p>2664863277546</text:p>
          </table:table-cell>
          <table:table-cell table:formula="of:=([.B385]-[.B$2])/10^9" office:value-type="float" office:value="0.087999263">
            <text:p>0.087999</text:p>
          </table:table-cell>
          <table:table-cell table:formula="of:=[.C385]-[.C384]" office:value-type="float" office:value="0">
            <text:p>0.000000</text:p>
          </table:table-cell>
          <table:table-cell table:formula="of:=[.A385]-[.A384]" office:value-type="float" office:value="0.00000599999998485146">
            <text:p>0.000006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73.997215">
            <text:p>673.997215</text:p>
          </table:table-cell>
          <table:table-cell office:value-type="float" office:value="2664864202226">
            <text:p>2664864202226</text:p>
          </table:table-cell>
          <table:table-cell table:formula="of:=([.B386]-[.B$2])/10^9" office:value-type="float" office:value="0.088923943">
            <text:p>0.088924</text:p>
          </table:table-cell>
          <table:table-cell table:formula="of:=[.C386]-[.C385]" office:value-type="float" office:value="0.000924680000000011">
            <text:p>0.000925</text:p>
          </table:table-cell>
          <table:table-cell table:formula="of:=[.A386]-[.A385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3.997216">
            <text:p>673.997216</text:p>
          </table:table-cell>
          <table:table-cell office:value-type="float" office:value="2664864202226">
            <text:p>2664864202226</text:p>
          </table:table-cell>
          <table:table-cell table:formula="of:=([.B387]-[.B$2])/10^9" office:value-type="float" office:value="0.088923943">
            <text:p>0.088924</text:p>
          </table:table-cell>
          <table:table-cell table:formula="of:=[.C387]-[.C386]" office:value-type="float" office:value="0">
            <text:p>0.000000</text:p>
          </table:table-cell>
          <table:table-cell table:formula="of:=[.A387]-[.A38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3.997224">
            <text:p>673.997224</text:p>
          </table:table-cell>
          <table:table-cell office:value-type="float" office:value="2664864202226">
            <text:p>2664864202226</text:p>
          </table:table-cell>
          <table:table-cell table:formula="of:=([.B388]-[.B$2])/10^9" office:value-type="float" office:value="0.088923943">
            <text:p>0.088924</text:p>
          </table:table-cell>
          <table:table-cell table:formula="of:=[.C388]-[.C387]" office:value-type="float" office:value="0">
            <text:p>0.000000</text:p>
          </table:table-cell>
          <table:table-cell table:formula="of:=[.A388]-[.A387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3.99809">
            <text:p>673.998090</text:p>
          </table:table-cell>
          <table:table-cell office:value-type="float" office:value="2664865077017">
            <text:p>2664865077017</text:p>
          </table:table-cell>
          <table:table-cell table:formula="of:=([.B389]-[.B$2])/10^9" office:value-type="float" office:value="0.089798734">
            <text:p>0.089799</text:p>
          </table:table-cell>
          <table:table-cell table:formula="of:=[.C389]-[.C388]" office:value-type="float" office:value="0.000874791">
            <text:p>0.000875</text:p>
          </table:table-cell>
          <table:table-cell table:formula="of:=[.A389]-[.A388]" office:value-type="float" office:value="0.000866000000087297">
            <text:p>0.00086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3.998093">
            <text:p>673.998093</text:p>
          </table:table-cell>
          <table:table-cell office:value-type="float" office:value="2664865077017">
            <text:p>2664865077017</text:p>
          </table:table-cell>
          <table:table-cell table:formula="of:=([.B390]-[.B$2])/10^9" office:value-type="float" office:value="0.089798734">
            <text:p>0.089799</text:p>
          </table:table-cell>
          <table:table-cell table:formula="of:=[.C390]-[.C389]" office:value-type="float" office:value="0">
            <text:p>0.000000</text:p>
          </table:table-cell>
          <table:table-cell table:formula="of:=[.A390]-[.A389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3.998189">
            <text:p>673.998189</text:p>
          </table:table-cell>
          <table:table-cell office:value-type="float" office:value="2664865077017">
            <text:p>2664865077017</text:p>
          </table:table-cell>
          <table:table-cell table:formula="of:=([.B391]-[.B$2])/10^9" office:value-type="float" office:value="0.089798734">
            <text:p>0.089799</text:p>
          </table:table-cell>
          <table:table-cell table:formula="of:=[.C391]-[.C390]" office:value-type="float" office:value="0">
            <text:p>0.000000</text:p>
          </table:table-cell>
          <table:table-cell table:formula="of:=[.A391]-[.A390]" office:value-type="float" office:value="0.000095999999984997">
            <text:p>0.00009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3.998192">
            <text:p>673.998192</text:p>
          </table:table-cell>
          <table:table-cell office:value-type="float" office:value="2664865356534">
            <text:p>2664865356534</text:p>
          </table:table-cell>
          <table:table-cell table:formula="of:=([.B392]-[.B$2])/10^9" office:value-type="float" office:value="0.090078251">
            <text:p>0.090078</text:p>
          </table:table-cell>
          <table:table-cell table:formula="of:=[.C392]-[.C391]" office:value-type="float" office:value="0.000279516999999993">
            <text:p>0.000280</text:p>
          </table:table-cell>
          <table:table-cell table:formula="of:=[.A392]-[.A39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3.998192">
            <text:p>673.998192</text:p>
          </table:table-cell>
          <table:table-cell office:value-type="float" office:value="2664865356534">
            <text:p>2664865356534</text:p>
          </table:table-cell>
          <table:table-cell table:formula="of:=([.B393]-[.B$2])/10^9" office:value-type="float" office:value="0.090078251">
            <text:p>0.090078</text:p>
          </table:table-cell>
          <table:table-cell table:formula="of:=[.C393]-[.C392]" office:value-type="float" office:value="0">
            <text:p>0.000000</text:p>
          </table:table-cell>
          <table:table-cell table:formula="of:=[.A393]-[.A392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4872356534; c_s is fully topped up</text:p>
          </table:table-cell>
        </table:table-row>
        <table:table-row table:style-name="ro1">
          <table:table-cell office:value-type="float" office:value="673.998196">
            <text:p>673.998196</text:p>
          </table:table-cell>
          <table:table-cell office:value-type="float" office:value="2664865356534">
            <text:p>2664865356534</text:p>
          </table:table-cell>
          <table:table-cell table:formula="of:=([.B394]-[.B$2])/10^9" office:value-type="float" office:value="0.090078251">
            <text:p>0.090078</text:p>
          </table:table-cell>
          <table:table-cell table:formula="of:=[.C394]-[.C393]" office:value-type="float" office:value="0">
            <text:p>0.000000</text:p>
          </table:table-cell>
          <table:table-cell table:formula="of:=[.A394]-[.A39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3.998198">
            <text:p>673.998198</text:p>
          </table:table-cell>
          <table:table-cell office:value-type="float" office:value="2664865362845">
            <text:p>2664865362845</text:p>
          </table:table-cell>
          <table:table-cell table:formula="of:=([.B395]-[.B$2])/10^9" office:value-type="float" office:value="0.090084562">
            <text:p>0.090085</text:p>
          </table:table-cell>
          <table:table-cell table:formula="of:=[.C395]-[.C394]" office:value-type="float" office:value="0.00000631100000000884">
            <text:p>0.000006</text:p>
          </table:table-cell>
          <table:table-cell table:formula="of:=[.A395]-[.A39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3.998199">
            <text:p>673.998199</text:p>
          </table:table-cell>
          <table:table-cell office:value-type="float" office:value="2664865362845">
            <text:p>2664865362845</text:p>
          </table:table-cell>
          <table:table-cell table:formula="of:=([.B396]-[.B$2])/10^9" office:value-type="float" office:value="0.090084562">
            <text:p>0.090085</text:p>
          </table:table-cell>
          <table:table-cell table:formula="of:=[.C396]-[.C395]" office:value-type="float" office:value="0">
            <text:p>0.000000</text:p>
          </table:table-cell>
          <table:table-cell table:formula="of:=[.A396]-[.A395]" office:value-type="float" office:value="0.000000999999997475243">
            <text:p>0.000001</text:p>
          </table:table-cell>
          <table:table-cell/>
          <table:table-cell office:value-type="string">
            <text:p>d_s is renewed (r + D) to 2664870362845; c_s is fully topped up</text:p>
          </table:table-cell>
          <table:table-cell/>
        </table:table-row>
        <table:table-row table:style-name="ro1">
          <table:table-cell office:value-type="float" office:value="673.998234">
            <text:p>673.998234</text:p>
          </table:table-cell>
          <table:table-cell office:value-type="float" office:value="2664865362845">
            <text:p>2664865362845</text:p>
          </table:table-cell>
          <table:table-cell table:formula="of:=([.B397]-[.B$2])/10^9" office:value-type="float" office:value="0.090084562">
            <text:p>0.090085</text:p>
          </table:table-cell>
          <table:table-cell table:formula="of:=[.C397]-[.C396]" office:value-type="float" office:value="0">
            <text:p>0.000000</text:p>
          </table:table-cell>
          <table:table-cell table:formula="of:=[.A397]-[.A396]" office:value-type="float" office:value="0.0000350000000253203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000095">
            <text:p>674.000095</text:p>
          </table:table-cell>
          <table:table-cell office:value-type="float" office:value="2664865362845">
            <text:p>2664865362845</text:p>
          </table:table-cell>
          <table:table-cell table:formula="of:=([.B398]-[.B$2])/10^9" office:value-type="float" office:value="0.090084562">
            <text:p>0.090085</text:p>
          </table:table-cell>
          <table:table-cell table:formula="of:=[.C398]-[.C397]" office:value-type="float" office:value="0">
            <text:p>0.000000</text:p>
          </table:table-cell>
          <table:table-cell table:formula="of:=[.A398]-[.A397]" office:value-type="float" office:value="0.00186099999996259">
            <text:p>0.0018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00097">
            <text:p>674.000097</text:p>
          </table:table-cell>
          <table:table-cell office:value-type="float" office:value="2664867262292">
            <text:p>2664867262292</text:p>
          </table:table-cell>
          <table:table-cell table:formula="of:=([.B399]-[.B$2])/10^9" office:value-type="float" office:value="0.091984009">
            <text:p>0.091984</text:p>
          </table:table-cell>
          <table:table-cell table:formula="of:=[.C399]-[.C398]" office:value-type="float" office:value="0.001899447">
            <text:p>0.001899</text:p>
          </table:table-cell>
          <table:table-cell table:formula="of:=[.A399]-[.A39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00098">
            <text:p>674.000098</text:p>
          </table:table-cell>
          <table:table-cell office:value-type="float" office:value="2664867262292">
            <text:p>2664867262292</text:p>
          </table:table-cell>
          <table:table-cell table:formula="of:=([.B400]-[.B$2])/10^9" office:value-type="float" office:value="0.091984009">
            <text:p>0.091984</text:p>
          </table:table-cell>
          <table:table-cell table:formula="of:=[.C400]-[.C399]" office:value-type="float" office:value="0">
            <text:p>0.000000</text:p>
          </table:table-cell>
          <table:table-cell table:formula="of:=[.A400]-[.A399]" office:value-type="float" office:value="0.000000999999997475243">
            <text:p>0.000001</text:p>
          </table:table-cell>
          <table:table-cell office:value-type="string">
            <text:p>d_s is renewed (r + D) to 2664869262292; c_s is fully topped up</text:p>
          </table:table-cell>
          <table:table-cell table:number-columns-repeated="2"/>
        </table:table-row>
        <table:table-row table:style-name="ro1">
          <table:table-cell office:value-type="float" office:value="674.000099">
            <text:p>674.000099</text:p>
          </table:table-cell>
          <table:table-cell office:value-type="float" office:value="2664867262292">
            <text:p>2664867262292</text:p>
          </table:table-cell>
          <table:table-cell table:formula="of:=([.B401]-[.B$2])/10^9" office:value-type="float" office:value="0.091984009">
            <text:p>0.091984</text:p>
          </table:table-cell>
          <table:table-cell table:formula="of:=[.C401]-[.C400]" office:value-type="float" office:value="0">
            <text:p>0.000000</text:p>
          </table:table-cell>
          <table:table-cell table:formula="of:=[.A401]-[.A40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00109">
            <text:p>674.000109</text:p>
          </table:table-cell>
          <table:table-cell office:value-type="float" office:value="2664867274373">
            <text:p>2664867274373</text:p>
          </table:table-cell>
          <table:table-cell table:formula="of:=([.B402]-[.B$2])/10^9" office:value-type="float" office:value="0.09199609">
            <text:p>0.091996</text:p>
          </table:table-cell>
          <table:table-cell table:formula="of:=[.C402]-[.C401]" office:value-type="float" office:value="0.0000120809999999971">
            <text:p>0.000012</text:p>
          </table:table-cell>
          <table:table-cell table:formula="of:=[.A402]-[.A401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00114">
            <text:p>674.000114</text:p>
          </table:table-cell>
          <table:table-cell office:value-type="float" office:value="2664867274373">
            <text:p>2664867274373</text:p>
          </table:table-cell>
          <table:table-cell table:formula="of:=([.B403]-[.B$2])/10^9" office:value-type="float" office:value="0.09199609">
            <text:p>0.091996</text:p>
          </table:table-cell>
          <table:table-cell table:formula="of:=[.C403]-[.C402]" office:value-type="float" office:value="0">
            <text:p>0.000000</text:p>
          </table:table-cell>
          <table:table-cell table:formula="of:=[.A403]-[.A402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01024">
            <text:p>674.001024</text:p>
          </table:table-cell>
          <table:table-cell office:value-type="float" office:value="2664868194844">
            <text:p>2664868194844</text:p>
          </table:table-cell>
          <table:table-cell table:formula="of:=([.B404]-[.B$2])/10^9" office:value-type="float" office:value="0.092916561">
            <text:p>0.092917</text:p>
          </table:table-cell>
          <table:table-cell table:formula="of:=[.C404]-[.C403]" office:value-type="float" office:value="0.000920470999999992">
            <text:p>0.000920</text:p>
          </table:table-cell>
          <table:table-cell table:formula="of:=[.A404]-[.A403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01026">
            <text:p>674.001026</text:p>
          </table:table-cell>
          <table:table-cell office:value-type="float" office:value="2664868194844">
            <text:p>2664868194844</text:p>
          </table:table-cell>
          <table:table-cell table:formula="of:=([.B405]-[.B$2])/10^9" office:value-type="float" office:value="0.092916561">
            <text:p>0.092917</text:p>
          </table:table-cell>
          <table:table-cell table:formula="of:=[.C405]-[.C404]" office:value-type="float" office:value="0">
            <text:p>0.000000</text:p>
          </table:table-cell>
          <table:table-cell table:formula="of:=[.A405]-[.A40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01033">
            <text:p>674.001033</text:p>
          </table:table-cell>
          <table:table-cell office:value-type="float" office:value="2664868194844">
            <text:p>2664868194844</text:p>
          </table:table-cell>
          <table:table-cell table:formula="of:=([.B406]-[.B$2])/10^9" office:value-type="float" office:value="0.092916561">
            <text:p>0.092917</text:p>
          </table:table-cell>
          <table:table-cell table:formula="of:=[.C406]-[.C405]" office:value-type="float" office:value="0">
            <text:p>0.000000</text:p>
          </table:table-cell>
          <table:table-cell table:formula="of:=[.A406]-[.A405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01081">
            <text:p>674.001081</text:p>
          </table:table-cell>
          <table:table-cell office:value-type="float" office:value="2664868251404">
            <text:p>2664868251404</text:p>
          </table:table-cell>
          <table:table-cell table:formula="of:=([.B407]-[.B$2])/10^9" office:value-type="float" office:value="0.092973121">
            <text:p>0.092973</text:p>
          </table:table-cell>
          <table:table-cell table:formula="of:=[.C407]-[.C406]" office:value-type="float" office:value="0.000056560000000011">
            <text:p>0.000057</text:p>
          </table:table-cell>
          <table:table-cell table:formula="of:=[.A407]-[.A406]" office:value-type="float" office:value="0.0000479999999924985">
            <text:p>0.0000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01082">
            <text:p>674.001082</text:p>
          </table:table-cell>
          <table:table-cell office:value-type="float" office:value="2664868251404">
            <text:p>2664868251404</text:p>
          </table:table-cell>
          <table:table-cell table:formula="of:=([.B408]-[.B$2])/10^9" office:value-type="float" office:value="0.092973121">
            <text:p>0.092973</text:p>
          </table:table-cell>
          <table:table-cell table:formula="of:=[.C408]-[.C407]" office:value-type="float" office:value="0">
            <text:p>0.000000</text:p>
          </table:table-cell>
          <table:table-cell table:formula="of:=[.A408]-[.A407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01087">
            <text:p>674.001087</text:p>
          </table:table-cell>
          <table:table-cell office:value-type="float" office:value="2664868251404">
            <text:p>2664868251404</text:p>
          </table:table-cell>
          <table:table-cell table:formula="of:=([.B409]-[.B$2])/10^9" office:value-type="float" office:value="0.092973121">
            <text:p>0.092973</text:p>
          </table:table-cell>
          <table:table-cell table:formula="of:=[.C409]-[.C408]" office:value-type="float" office:value="0">
            <text:p>0.000000</text:p>
          </table:table-cell>
          <table:table-cell table:formula="of:=[.A409]-[.A408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03089">
            <text:p>674.003089</text:p>
          </table:table-cell>
          <table:table-cell office:value-type="float" office:value="2664868251404">
            <text:p>2664868251404</text:p>
          </table:table-cell>
          <table:table-cell table:formula="of:=([.B410]-[.B$2])/10^9" office:value-type="float" office:value="0.092973121">
            <text:p>0.092973</text:p>
          </table:table-cell>
          <table:table-cell table:formula="of:=[.C410]-[.C409]" office:value-type="float" office:value="0">
            <text:p>0.000000</text:p>
          </table:table-cell>
          <table:table-cell table:formula="of:=[.A410]-[.A409]" office:value-type="float" office:value="0.00200200000006134">
            <text:p>0.002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03091">
            <text:p>674.003091</text:p>
          </table:table-cell>
          <table:table-cell office:value-type="float" office:value="2664870261623">
            <text:p>2664870261623</text:p>
          </table:table-cell>
          <table:table-cell table:formula="of:=([.B411]-[.B$2])/10^9" office:value-type="float" office:value="0.09498334">
            <text:p>0.094983</text:p>
          </table:table-cell>
          <table:table-cell table:formula="of:=[.C411]-[.C410]" office:value-type="float" office:value="0.00201021899999999">
            <text:p>0.002010</text:p>
          </table:table-cell>
          <table:table-cell table:formula="of:=[.A411]-[.A41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03092">
            <text:p>674.003092</text:p>
          </table:table-cell>
          <table:table-cell office:value-type="float" office:value="2664870261623">
            <text:p>2664870261623</text:p>
          </table:table-cell>
          <table:table-cell table:formula="of:=([.B412]-[.B$2])/10^9" office:value-type="float" office:value="0.09498334">
            <text:p>0.094983</text:p>
          </table:table-cell>
          <table:table-cell table:formula="of:=[.C412]-[.C411]" office:value-type="float" office:value="0">
            <text:p>0.000000</text:p>
          </table:table-cell>
          <table:table-cell table:formula="of:=[.A412]-[.A411]" office:value-type="float" office:value="0.000000999999997475243">
            <text:p>0.000001</text:p>
          </table:table-cell>
          <table:table-cell/>
          <table:table-cell office:value-type="string">
            <text:p>31912 / 101222 &lt;= 2000000 / 5000000</text:p>
          </table:table-cell>
          <table:table-cell/>
        </table:table-row>
        <table:table-row table:style-name="ro1">
          <table:table-cell office:value-type="float" office:value="674.003093">
            <text:p>674.003093</text:p>
          </table:table-cell>
          <table:table-cell office:value-type="float" office:value="2664870261623">
            <text:p>2664870261623</text:p>
          </table:table-cell>
          <table:table-cell table:formula="of:=([.B413]-[.B$2])/10^9" office:value-type="float" office:value="0.09498334">
            <text:p>0.094983</text:p>
          </table:table-cell>
          <table:table-cell table:formula="of:=[.C413]-[.C412]" office:value-type="float" office:value="0">
            <text:p>0.000000</text:p>
          </table:table-cell>
          <table:table-cell table:formula="of:=[.A413]-[.A412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003094">
            <text:p>674.003094</text:p>
          </table:table-cell>
          <table:table-cell office:value-type="float" office:value="2664870261623">
            <text:p>2664870261623</text:p>
          </table:table-cell>
          <table:table-cell table:formula="of:=([.B414]-[.B$2])/10^9" office:value-type="float" office:value="0.09498334">
            <text:p>0.094983</text:p>
          </table:table-cell>
          <table:table-cell table:formula="of:=[.C414]-[.C413]" office:value-type="float" office:value="0">
            <text:p>0.000000</text:p>
          </table:table-cell>
          <table:table-cell table:formula="of:=[.A414]-[.A413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003104">
            <text:p>674.003104</text:p>
          </table:table-cell>
          <table:table-cell office:value-type="float" office:value="2664870274347">
            <text:p>2664870274347</text:p>
          </table:table-cell>
          <table:table-cell table:formula="of:=([.B415]-[.B$2])/10^9" office:value-type="float" office:value="0.094996064">
            <text:p>0.094996</text:p>
          </table:table-cell>
          <table:table-cell table:formula="of:=[.C415]-[.C414]" office:value-type="float" office:value="0.0000127240000000056">
            <text:p>0.000013</text:p>
          </table:table-cell>
          <table:table-cell table:formula="of:=[.A415]-[.A414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03111">
            <text:p>674.003111</text:p>
          </table:table-cell>
          <table:table-cell office:value-type="float" office:value="2664870274347">
            <text:p>2664870274347</text:p>
          </table:table-cell>
          <table:table-cell table:formula="of:=([.B416]-[.B$2])/10^9" office:value-type="float" office:value="0.094996064">
            <text:p>0.094996</text:p>
          </table:table-cell>
          <table:table-cell table:formula="of:=[.C416]-[.C415]" office:value-type="float" office:value="0">
            <text:p>0.000000</text:p>
          </table:table-cell>
          <table:table-cell table:formula="of:=[.A416]-[.A415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03145">
            <text:p>674.003145</text:p>
          </table:table-cell>
          <table:table-cell office:value-type="float" office:value="2664870314538">
            <text:p>2664870314538</text:p>
          </table:table-cell>
          <table:table-cell table:formula="of:=([.B417]-[.B$2])/10^9" office:value-type="float" office:value="0.095036255">
            <text:p>0.095036</text:p>
          </table:table-cell>
          <table:table-cell table:formula="of:=[.C417]-[.C416]" office:value-type="float" office:value="0.000040190999999995">
            <text:p>0.000040</text:p>
          </table:table-cell>
          <table:table-cell table:formula="of:=[.A417]-[.A416]" office:value-type="float" office:value="0.0000340000000278451">
            <text:p>0.00003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03145">
            <text:p>674.003145</text:p>
          </table:table-cell>
          <table:table-cell office:value-type="float" office:value="2664870314538">
            <text:p>2664870314538</text:p>
          </table:table-cell>
          <table:table-cell table:formula="of:=([.B418]-[.B$2])/10^9" office:value-type="float" office:value="0.095036255">
            <text:p>0.095036</text:p>
          </table:table-cell>
          <table:table-cell table:formula="of:=[.C418]-[.C417]" office:value-type="float" office:value="0">
            <text:p>0.000000</text:p>
          </table:table-cell>
          <table:table-cell table:formula="of:=[.A418]-[.A417]" office:value-type="float" office:value="0">
            <text:p>0.000000</text:p>
          </table:table-cell>
          <table:table-cell/>
          <table:table-cell office:value-type="string">
            <text:p>uses up its c_s; 2664870314538-2664870274347=40191</text:p>
          </table:table-cell>
          <table:table-cell/>
        </table:table-row>
        <table:table-row table:style-name="ro1">
          <table:table-cell office:value-type="float" office:value="674.003158">
            <text:p>674.003158</text:p>
          </table:table-cell>
          <table:table-cell office:value-type="float" office:value="2664870328247">
            <text:p>2664870328247</text:p>
          </table:table-cell>
          <table:table-cell table:formula="of:=([.B419]-[.B$2])/10^9" office:value-type="float" office:value="0.095049964">
            <text:p>0.095050</text:p>
          </table:table-cell>
          <table:table-cell table:formula="of:=[.C419]-[.C418]" office:value-type="float" office:value="0.0000137090000000006">
            <text:p>0.000014</text:p>
          </table:table-cell>
          <table:table-cell table:formula="of:=[.A419]-[.A418]" office:value-type="float" office:value="0.0000129999999671782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03163">
            <text:p>674.003163</text:p>
          </table:table-cell>
          <table:table-cell office:value-type="float" office:value="2664870328247">
            <text:p>2664870328247</text:p>
          </table:table-cell>
          <table:table-cell table:formula="of:=([.B420]-[.B$2])/10^9" office:value-type="float" office:value="0.095049964">
            <text:p>0.095050</text:p>
          </table:table-cell>
          <table:table-cell table:formula="of:=[.C420]-[.C419]" office:value-type="float" office:value="0">
            <text:p>0.000000</text:p>
          </table:table-cell>
          <table:table-cell table:formula="of:=[.A420]-[.A41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03201">
            <text:p>674.003201</text:p>
          </table:table-cell>
          <table:table-cell office:value-type="float" office:value="2664870328247">
            <text:p>2664870328247</text:p>
          </table:table-cell>
          <table:table-cell table:formula="of:=([.B421]-[.B$2])/10^9" office:value-type="float" office:value="0.095049964">
            <text:p>0.095050</text:p>
          </table:table-cell>
          <table:table-cell table:formula="of:=[.C421]-[.C420]" office:value-type="float" office:value="0">
            <text:p>0.000000</text:p>
          </table:table-cell>
          <table:table-cell table:formula="of:=[.A421]-[.A420]" office:value-type="float" office:value="0.0000380000000177461">
            <text:p>0.00003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03201">
            <text:p>674.003201</text:p>
          </table:table-cell>
          <table:table-cell office:value-type="float" office:value="2664870328247">
            <text:p>2664870328247</text:p>
          </table:table-cell>
          <table:table-cell table:formula="of:=([.B422]-[.B$2])/10^9" office:value-type="float" office:value="0.095049964">
            <text:p>0.095050</text:p>
          </table:table-cell>
          <table:table-cell table:formula="of:=[.C422]-[.C421]" office:value-type="float" office:value="0">
            <text:p>0.000000</text:p>
          </table:table-cell>
          <table:table-cell table:formula="of:=[.A422]-[.A421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03202">
            <text:p>674.003202</text:p>
          </table:table-cell>
          <table:table-cell office:value-type="float" office:value="2664870328247">
            <text:p>2664870328247</text:p>
          </table:table-cell>
          <table:table-cell table:formula="of:=([.B423]-[.B$2])/10^9" office:value-type="float" office:value="0.095049964">
            <text:p>0.095050</text:p>
          </table:table-cell>
          <table:table-cell table:formula="of:=[.C423]-[.C422]" office:value-type="float" office:value="0">
            <text:p>0.000000</text:p>
          </table:table-cell>
          <table:table-cell table:formula="of:=[.A423]-[.A422]" office:value-type="float" office:value="0.000000999999997475243">
            <text:p>0.000001</text:p>
          </table:table-cell>
          <table:table-cell/>
          <table:table-cell office:value-type="string">
            <text:p>postpones its deadline to 2664875362845; c_s is topped up to 1991721</text:p>
          </table:table-cell>
          <table:table-cell/>
        </table:table-row>
        <table:table-row table:style-name="ro1">
          <table:table-cell office:value-type="float" office:value="674.004087">
            <text:p>674.004087</text:p>
          </table:table-cell>
          <table:table-cell office:value-type="float" office:value="2664870328247">
            <text:p>2664870328247</text:p>
          </table:table-cell>
          <table:table-cell table:formula="of:=([.B424]-[.B$2])/10^9" office:value-type="float" office:value="0.095049964">
            <text:p>0.095050</text:p>
          </table:table-cell>
          <table:table-cell table:formula="of:=[.C424]-[.C423]" office:value-type="float" office:value="0">
            <text:p>0.000000</text:p>
          </table:table-cell>
          <table:table-cell table:formula="of:=[.A424]-[.A423]" office:value-type="float" office:value="0.000885000000039327">
            <text:p>0.00088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04089">
            <text:p>674.004089</text:p>
          </table:table-cell>
          <table:table-cell office:value-type="float" office:value="2664871259652">
            <text:p>2664871259652</text:p>
          </table:table-cell>
          <table:table-cell table:formula="of:=([.B425]-[.B$2])/10^9" office:value-type="float" office:value="0.095981369">
            <text:p>0.095981</text:p>
          </table:table-cell>
          <table:table-cell table:formula="of:=[.C425]-[.C424]" office:value-type="float" office:value="0.000931404999999996">
            <text:p>0.000931</text:p>
          </table:table-cell>
          <table:table-cell table:formula="of:=[.A425]-[.A42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0409">
            <text:p>674.004090</text:p>
          </table:table-cell>
          <table:table-cell office:value-type="float" office:value="2664871259652">
            <text:p>2664871259652</text:p>
          </table:table-cell>
          <table:table-cell table:formula="of:=([.B426]-[.B$2])/10^9" office:value-type="float" office:value="0.095981369">
            <text:p>0.095981</text:p>
          </table:table-cell>
          <table:table-cell table:formula="of:=[.C426]-[.C425]" office:value-type="float" office:value="0">
            <text:p>0.000000</text:p>
          </table:table-cell>
          <table:table-cell table:formula="of:=[.A426]-[.A425]" office:value-type="float" office:value="0.000000999999997475243">
            <text:p>0.000001</text:p>
          </table:table-cell>
          <table:table-cell office:value-type="string">
            <text:p>d_s is renewed (r + D) to 2664873259652; c_s is fully topped up</text:p>
          </table:table-cell>
          <table:table-cell table:number-columns-repeated="2"/>
        </table:table-row>
        <table:table-row table:style-name="ro1">
          <table:table-cell office:value-type="float" office:value="674.0041">
            <text:p>674.004100</text:p>
          </table:table-cell>
          <table:table-cell office:value-type="float" office:value="2664871270809">
            <text:p>2664871270809</text:p>
          </table:table-cell>
          <table:table-cell table:formula="of:=([.B427]-[.B$2])/10^9" office:value-type="float" office:value="0.095992526">
            <text:p>0.095993</text:p>
          </table:table-cell>
          <table:table-cell table:formula="of:=[.C427]-[.C426]" office:value-type="float" office:value="0.0000111569999999978">
            <text:p>0.000011</text:p>
          </table:table-cell>
          <table:table-cell table:formula="of:=[.A427]-[.A426]" office:value-type="float" office:value="0.00000999999997475243">
            <text:p>0.00001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04101">
            <text:p>674.004101</text:p>
          </table:table-cell>
          <table:table-cell office:value-type="float" office:value="2664871270809">
            <text:p>2664871270809</text:p>
          </table:table-cell>
          <table:table-cell table:formula="of:=([.B428]-[.B$2])/10^9" office:value-type="float" office:value="0.095992526">
            <text:p>0.095993</text:p>
          </table:table-cell>
          <table:table-cell table:formula="of:=[.C428]-[.C427]" office:value-type="float" office:value="0">
            <text:p>0.000000</text:p>
          </table:table-cell>
          <table:table-cell table:formula="of:=[.A428]-[.A427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04106">
            <text:p>674.004106</text:p>
          </table:table-cell>
          <table:table-cell office:value-type="float" office:value="2664871270809">
            <text:p>2664871270809</text:p>
          </table:table-cell>
          <table:table-cell table:formula="of:=([.B429]-[.B$2])/10^9" office:value-type="float" office:value="0.095992526">
            <text:p>0.095993</text:p>
          </table:table-cell>
          <table:table-cell table:formula="of:=[.C429]-[.C428]" office:value-type="float" office:value="0">
            <text:p>0.000000</text:p>
          </table:table-cell>
          <table:table-cell table:formula="of:=[.A429]-[.A428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05015">
            <text:p>674.005015</text:p>
          </table:table-cell>
          <table:table-cell office:value-type="float" office:value="2664872194573">
            <text:p>2664872194573</text:p>
          </table:table-cell>
          <table:table-cell table:formula="of:=([.B430]-[.B$2])/10^9" office:value-type="float" office:value="0.09691629">
            <text:p>0.096916</text:p>
          </table:table-cell>
          <table:table-cell table:formula="of:=[.C430]-[.C429]" office:value-type="float" office:value="0.000923764000000007">
            <text:p>0.000924</text:p>
          </table:table-cell>
          <table:table-cell table:formula="of:=[.A430]-[.A429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05016">
            <text:p>674.005016</text:p>
          </table:table-cell>
          <table:table-cell office:value-type="float" office:value="2664872194573">
            <text:p>2664872194573</text:p>
          </table:table-cell>
          <table:table-cell table:formula="of:=([.B431]-[.B$2])/10^9" office:value-type="float" office:value="0.09691629">
            <text:p>0.096916</text:p>
          </table:table-cell>
          <table:table-cell table:formula="of:=[.C431]-[.C430]" office:value-type="float" office:value="0">
            <text:p>0.000000</text:p>
          </table:table-cell>
          <table:table-cell table:formula="of:=[.A431]-[.A43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05024">
            <text:p>674.005024</text:p>
          </table:table-cell>
          <table:table-cell office:value-type="float" office:value="2664872194573">
            <text:p>2664872194573</text:p>
          </table:table-cell>
          <table:table-cell table:formula="of:=([.B432]-[.B$2])/10^9" office:value-type="float" office:value="0.09691629">
            <text:p>0.096916</text:p>
          </table:table-cell>
          <table:table-cell table:formula="of:=[.C432]-[.C431]" office:value-type="float" office:value="0">
            <text:p>0.000000</text:p>
          </table:table-cell>
          <table:table-cell table:formula="of:=[.A432]-[.A431]" office:value-type="float" office:value="0.00000800000009348878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06899">
            <text:p>674.006899</text:p>
          </table:table-cell>
          <table:table-cell office:value-type="float" office:value="2664874078738">
            <text:p>2664874078738</text:p>
          </table:table-cell>
          <table:table-cell table:formula="of:=([.B433]-[.B$2])/10^9" office:value-type="float" office:value="0.098800455">
            <text:p>0.098800</text:p>
          </table:table-cell>
          <table:table-cell table:formula="of:=[.C433]-[.C432]" office:value-type="float" office:value="0.00188416499999999">
            <text:p>0.001884</text:p>
          </table:table-cell>
          <table:table-cell table:formula="of:=[.A433]-[.A432]" office:value-type="float" office:value="0.00187499999992724">
            <text:p>0.0018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06905">
            <text:p>674.006905</text:p>
          </table:table-cell>
          <table:table-cell office:value-type="float" office:value="2664874078738">
            <text:p>2664874078738</text:p>
          </table:table-cell>
          <table:table-cell table:formula="of:=([.B434]-[.B$2])/10^9" office:value-type="float" office:value="0.098800455">
            <text:p>0.098800</text:p>
          </table:table-cell>
          <table:table-cell table:formula="of:=[.C434]-[.C433]" office:value-type="float" office:value="0">
            <text:p>0.000000</text:p>
          </table:table-cell>
          <table:table-cell table:formula="of:=[.A434]-[.A433]" office:value-type="float" office:value="0.00000599999998485146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07813">
            <text:p>674.007813</text:p>
          </table:table-cell>
          <table:table-cell office:value-type="float" office:value="2664875214998">
            <text:p>2664875214998</text:p>
          </table:table-cell>
          <table:table-cell table:formula="of:=([.B435]-[.B$2])/10^9" office:value-type="float" office:value="0.099936715">
            <text:p>0.099937</text:p>
          </table:table-cell>
          <table:table-cell table:formula="of:=[.C435]-[.C434]" office:value-type="float" office:value="0.00113626">
            <text:p>0.001136</text:p>
          </table:table-cell>
          <table:table-cell table:formula="of:=[.A435]-[.A434]" office:value-type="float" office:value="0.000908000000094944">
            <text:p>0.00090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07816">
            <text:p>674.007816</text:p>
          </table:table-cell>
          <table:table-cell office:value-type="float" office:value="2664875286757">
            <text:p>2664875286757</text:p>
          </table:table-cell>
          <table:table-cell table:formula="of:=([.B436]-[.B$2])/10^9" office:value-type="float" office:value="0.100008474">
            <text:p>0.100008</text:p>
          </table:table-cell>
          <table:table-cell table:formula="of:=[.C436]-[.C435]" office:value-type="float" office:value="0.0000717590000000046">
            <text:p>0.000072</text:p>
          </table:table-cell>
          <table:table-cell table:formula="of:=[.A436]-[.A43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07817">
            <text:p>674.007817</text:p>
          </table:table-cell>
          <table:table-cell office:value-type="float" office:value="2664875286757">
            <text:p>2664875286757</text:p>
          </table:table-cell>
          <table:table-cell table:formula="of:=([.B437]-[.B$2])/10^9" office:value-type="float" office:value="0.100008474">
            <text:p>0.100008</text:p>
          </table:table-cell>
          <table:table-cell table:formula="of:=[.C437]-[.C436]" office:value-type="float" office:value="0">
            <text:p>0.000000</text:p>
          </table:table-cell>
          <table:table-cell table:formula="of:=[.A437]-[.A436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882286757; c_s is fully topped up</text:p>
          </table:table-cell>
        </table:table-row>
        <table:table-row table:style-name="ro1">
          <table:table-cell office:value-type="float" office:value="674.007821">
            <text:p>674.007821</text:p>
          </table:table-cell>
          <table:table-cell office:value-type="float" office:value="2664875286757">
            <text:p>2664875286757</text:p>
          </table:table-cell>
          <table:table-cell table:formula="of:=([.B438]-[.B$2])/10^9" office:value-type="float" office:value="0.100008474">
            <text:p>0.100008</text:p>
          </table:table-cell>
          <table:table-cell table:formula="of:=[.C438]-[.C437]" office:value-type="float" office:value="0">
            <text:p>0.000000</text:p>
          </table:table-cell>
          <table:table-cell table:formula="of:=[.A438]-[.A437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07823">
            <text:p>674.007823</text:p>
          </table:table-cell>
          <table:table-cell office:value-type="float" office:value="2664875293837">
            <text:p>2664875293837</text:p>
          </table:table-cell>
          <table:table-cell table:formula="of:=([.B439]-[.B$2])/10^9" office:value-type="float" office:value="0.100015554">
            <text:p>0.100016</text:p>
          </table:table-cell>
          <table:table-cell table:formula="of:=[.C439]-[.C438]" office:value-type="float" office:value="0.00000708000000000653">
            <text:p>0.000007</text:p>
          </table:table-cell>
          <table:table-cell table:formula="of:=[.A439]-[.A43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07824">
            <text:p>674.007824</text:p>
          </table:table-cell>
          <table:table-cell office:value-type="float" office:value="2664875293837">
            <text:p>2664875293837</text:p>
          </table:table-cell>
          <table:table-cell table:formula="of:=([.B440]-[.B$2])/10^9" office:value-type="float" office:value="0.100015554">
            <text:p>0.100016</text:p>
          </table:table-cell>
          <table:table-cell table:formula="of:=[.C440]-[.C439]" office:value-type="float" office:value="0">
            <text:p>0.000000</text:p>
          </table:table-cell>
          <table:table-cell table:formula="of:=[.A440]-[.A439]" office:value-type="float" office:value="0.000000999999997475243">
            <text:p>0.000001</text:p>
          </table:table-cell>
          <table:table-cell office:value-type="string">
            <text:p>d_s is renewed (r + D) to 2664877293837; c_s is fully topped up</text:p>
          </table:table-cell>
          <table:table-cell table:number-columns-repeated="2"/>
        </table:table-row>
        <table:table-row table:style-name="ro1">
          <table:table-cell office:value-type="float" office:value="674.007827">
            <text:p>674.007827</text:p>
          </table:table-cell>
          <table:table-cell office:value-type="float" office:value="2664875293837">
            <text:p>2664875293837</text:p>
          </table:table-cell>
          <table:table-cell table:formula="of:=([.B441]-[.B$2])/10^9" office:value-type="float" office:value="0.100015554">
            <text:p>0.100016</text:p>
          </table:table-cell>
          <table:table-cell table:formula="of:=[.C441]-[.C440]" office:value-type="float" office:value="0">
            <text:p>0.000000</text:p>
          </table:table-cell>
          <table:table-cell table:formula="of:=[.A441]-[.A440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0783">
            <text:p>674.007830</text:p>
          </table:table-cell>
          <table:table-cell office:value-type="float" office:value="2664875300370">
            <text:p>2664875300370</text:p>
          </table:table-cell>
          <table:table-cell table:formula="of:=([.B442]-[.B$2])/10^9" office:value-type="float" office:value="0.100022087">
            <text:p>0.100022</text:p>
          </table:table-cell>
          <table:table-cell table:formula="of:=[.C442]-[.C441]" office:value-type="float" office:value="0.00000653299999998913">
            <text:p>0.000007</text:p>
          </table:table-cell>
          <table:table-cell table:formula="of:=[.A442]-[.A441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07831">
            <text:p>674.007831</text:p>
          </table:table-cell>
          <table:table-cell office:value-type="float" office:value="2664875300370">
            <text:p>2664875300370</text:p>
          </table:table-cell>
          <table:table-cell table:formula="of:=([.B443]-[.B$2])/10^9" office:value-type="float" office:value="0.100022087">
            <text:p>0.100022</text:p>
          </table:table-cell>
          <table:table-cell table:formula="of:=[.C443]-[.C442]" office:value-type="float" office:value="0">
            <text:p>0.000000</text:p>
          </table:table-cell>
          <table:table-cell table:formula="of:=[.A443]-[.A442]" office:value-type="float" office:value="0.000000999999997475243">
            <text:p>0.000001</text:p>
          </table:table-cell>
          <table:table-cell/>
          <table:table-cell office:value-type="string">
            <text:p>107556 / 62475 &gt; 2000000 / 5000000</text:p>
          </table:table-cell>
          <table:table-cell/>
        </table:table-row>
        <table:table-row table:style-name="ro1">
          <table:table-cell office:value-type="float" office:value="674.007831">
            <text:p>674.007831</text:p>
          </table:table-cell>
          <table:table-cell office:value-type="float" office:value="2664875300370">
            <text:p>2664875300370</text:p>
          </table:table-cell>
          <table:table-cell table:formula="of:=([.B444]-[.B$2])/10^9" office:value-type="float" office:value="0.100022087">
            <text:p>0.100022</text:p>
          </table:table-cell>
          <table:table-cell table:formula="of:=[.C444]-[.C443]" office:value-type="float" office:value="0">
            <text:p>0.000000</text:p>
          </table:table-cell>
          <table:table-cell table:formula="of:=[.A444]-[.A443]" office:value-type="float" office:value="0">
            <text:p>0.000000</text:p>
          </table:table-cell>
          <table:table-cell/>
          <table:table-cell office:value-type="string">
            <text:p>d_s is renewed (r + D) to 2664880300370; c_s is fully topped up</text:p>
          </table:table-cell>
          <table:table-cell/>
        </table:table-row>
        <table:table-row table:style-name="ro1">
          <table:table-cell office:value-type="float" office:value="674.007856">
            <text:p>674.007856</text:p>
          </table:table-cell>
          <table:table-cell office:value-type="float" office:value="2664875300370">
            <text:p>2664875300370</text:p>
          </table:table-cell>
          <table:table-cell table:formula="of:=([.B445]-[.B$2])/10^9" office:value-type="float" office:value="0.100022087">
            <text:p>0.100022</text:p>
          </table:table-cell>
          <table:table-cell table:formula="of:=[.C445]-[.C444]" office:value-type="float" office:value="0">
            <text:p>0.000000</text:p>
          </table:table-cell>
          <table:table-cell table:formula="of:=[.A445]-[.A444]" office:value-type="float" office:value="0.0000249999999368811">
            <text:p>0.000025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4.008775">
            <text:p>674.008775</text:p>
          </table:table-cell>
          <table:table-cell office:value-type="float" office:value="2664876247346">
            <text:p>2664876247346</text:p>
          </table:table-cell>
          <table:table-cell table:formula="of:=([.B446]-[.B$2])/10^9" office:value-type="float" office:value="0.100969063">
            <text:p>0.100969</text:p>
          </table:table-cell>
          <table:table-cell table:formula="of:=[.C446]-[.C445]" office:value-type="float" office:value="0.000946976000000002">
            <text:p>0.000947</text:p>
          </table:table-cell>
          <table:table-cell table:formula="of:=[.A446]-[.A445]" office:value-type="float" office:value="0.000919000000067172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08776">
            <text:p>674.008776</text:p>
          </table:table-cell>
          <table:table-cell office:value-type="float" office:value="2664876247346">
            <text:p>2664876247346</text:p>
          </table:table-cell>
          <table:table-cell table:formula="of:=([.B447]-[.B$2])/10^9" office:value-type="float" office:value="0.100969063">
            <text:p>0.100969</text:p>
          </table:table-cell>
          <table:table-cell table:formula="of:=[.C447]-[.C446]" office:value-type="float" office:value="0">
            <text:p>0.000000</text:p>
          </table:table-cell>
          <table:table-cell table:formula="of:=[.A447]-[.A44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08784">
            <text:p>674.008784</text:p>
          </table:table-cell>
          <table:table-cell office:value-type="float" office:value="2664876247346">
            <text:p>2664876247346</text:p>
          </table:table-cell>
          <table:table-cell table:formula="of:=([.B448]-[.B$2])/10^9" office:value-type="float" office:value="0.100969063">
            <text:p>0.100969</text:p>
          </table:table-cell>
          <table:table-cell table:formula="of:=[.C448]-[.C447]" office:value-type="float" office:value="0">
            <text:p>0.000000</text:p>
          </table:table-cell>
          <table:table-cell table:formula="of:=[.A448]-[.A447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10695">
            <text:p>674.010695</text:p>
          </table:table-cell>
          <table:table-cell office:value-type="float" office:value="2664878168068">
            <text:p>2664878168068</text:p>
          </table:table-cell>
          <table:table-cell table:formula="of:=([.B449]-[.B$2])/10^9" office:value-type="float" office:value="0.102889785">
            <text:p>0.102890</text:p>
          </table:table-cell>
          <table:table-cell table:formula="of:=[.C449]-[.C448]" office:value-type="float" office:value="0.001920722">
            <text:p>0.001921</text:p>
          </table:table-cell>
          <table:table-cell table:formula="of:=[.A449]-[.A448]" office:value-type="float" office:value="0.00191100000006372">
            <text:p>0.0019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10697">
            <text:p>674.010697</text:p>
          </table:table-cell>
          <table:table-cell office:value-type="float" office:value="2664878168068">
            <text:p>2664878168068</text:p>
          </table:table-cell>
          <table:table-cell table:formula="of:=([.B450]-[.B$2])/10^9" office:value-type="float" office:value="0.102889785">
            <text:p>0.102890</text:p>
          </table:table-cell>
          <table:table-cell table:formula="of:=[.C450]-[.C449]" office:value-type="float" office:value="0">
            <text:p>0.000000</text:p>
          </table:table-cell>
          <table:table-cell table:formula="of:=[.A450]-[.A44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10702">
            <text:p>674.010702</text:p>
          </table:table-cell>
          <table:table-cell office:value-type="float" office:value="2664878168068">
            <text:p>2664878168068</text:p>
          </table:table-cell>
          <table:table-cell table:formula="of:=([.B451]-[.B$2])/10^9" office:value-type="float" office:value="0.102889785">
            <text:p>0.102890</text:p>
          </table:table-cell>
          <table:table-cell table:formula="of:=[.C451]-[.C450]" office:value-type="float" office:value="0">
            <text:p>0.000000</text:p>
          </table:table-cell>
          <table:table-cell table:formula="of:=[.A451]-[.A45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11784">
            <text:p>674.011784</text:p>
          </table:table-cell>
          <table:table-cell office:value-type="float" office:value="2664878168068">
            <text:p>2664878168068</text:p>
          </table:table-cell>
          <table:table-cell table:formula="of:=([.B452]-[.B$2])/10^9" office:value-type="float" office:value="0.102889785">
            <text:p>0.102890</text:p>
          </table:table-cell>
          <table:table-cell table:formula="of:=[.C452]-[.C451]" office:value-type="float" office:value="0">
            <text:p>0.000000</text:p>
          </table:table-cell>
          <table:table-cell table:formula="of:=[.A452]-[.A451]" office:value-type="float" office:value="0.0010819999999967">
            <text:p>0.0010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11787">
            <text:p>674.011787</text:p>
          </table:table-cell>
          <table:table-cell office:value-type="float" office:value="2664879259480">
            <text:p>2664879259480</text:p>
          </table:table-cell>
          <table:table-cell table:formula="of:=([.B453]-[.B$2])/10^9" office:value-type="float" office:value="0.103981197">
            <text:p>0.103981</text:p>
          </table:table-cell>
          <table:table-cell table:formula="of:=[.C453]-[.C452]" office:value-type="float" office:value="0.001091412">
            <text:p>0.001091</text:p>
          </table:table-cell>
          <table:table-cell table:formula="of:=[.A453]-[.A452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11787">
            <text:p>674.011787</text:p>
          </table:table-cell>
          <table:table-cell office:value-type="float" office:value="2664879259480">
            <text:p>2664879259480</text:p>
          </table:table-cell>
          <table:table-cell table:formula="of:=([.B454]-[.B$2])/10^9" office:value-type="float" office:value="0.103981197">
            <text:p>0.103981</text:p>
          </table:table-cell>
          <table:table-cell table:formula="of:=[.C454]-[.C453]" office:value-type="float" office:value="0">
            <text:p>0.000000</text:p>
          </table:table-cell>
          <table:table-cell table:formula="of:=[.A454]-[.A453]" office:value-type="float" office:value="0">
            <text:p>0.000000</text:p>
          </table:table-cell>
          <table:table-cell office:value-type="string">
            <text:p>d_s is renewed (r + D) to 2664881259480; c_s is fully topped up</text:p>
          </table:table-cell>
          <table:table-cell table:number-columns-repeated="2"/>
        </table:table-row>
        <table:table-row table:style-name="ro1">
          <table:table-cell office:value-type="float" office:value="674.011789">
            <text:p>674.011789</text:p>
          </table:table-cell>
          <table:table-cell office:value-type="float" office:value="2664879259480">
            <text:p>2664879259480</text:p>
          </table:table-cell>
          <table:table-cell table:formula="of:=([.B455]-[.B$2])/10^9" office:value-type="float" office:value="0.103981197">
            <text:p>0.103981</text:p>
          </table:table-cell>
          <table:table-cell table:formula="of:=[.C455]-[.C454]" office:value-type="float" office:value="0">
            <text:p>0.000000</text:p>
          </table:table-cell>
          <table:table-cell table:formula="of:=[.A455]-[.A45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011796">
            <text:p>674.011796</text:p>
          </table:table-cell>
          <table:table-cell office:value-type="float" office:value="2664879268697">
            <text:p>2664879268697</text:p>
          </table:table-cell>
          <table:table-cell table:formula="of:=([.B456]-[.B$2])/10^9" office:value-type="float" office:value="0.103990414">
            <text:p>0.103990</text:p>
          </table:table-cell>
          <table:table-cell table:formula="of:=[.C456]-[.C455]" office:value-type="float" office:value="0.0000092170000000058">
            <text:p>0.000009</text:p>
          </table:table-cell>
          <table:table-cell table:formula="of:=[.A456]-[.A455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11801">
            <text:p>674.011801</text:p>
          </table:table-cell>
          <table:table-cell office:value-type="float" office:value="2664879268697">
            <text:p>2664879268697</text:p>
          </table:table-cell>
          <table:table-cell table:formula="of:=([.B457]-[.B$2])/10^9" office:value-type="float" office:value="0.103990414">
            <text:p>0.103990</text:p>
          </table:table-cell>
          <table:table-cell table:formula="of:=[.C457]-[.C456]" office:value-type="float" office:value="0">
            <text:p>0.000000</text:p>
          </table:table-cell>
          <table:table-cell table:formula="of:=[.A457]-[.A456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12719">
            <text:p>674.012719</text:p>
          </table:table-cell>
          <table:table-cell office:value-type="float" office:value="2664880200204">
            <text:p>2664880200204</text:p>
          </table:table-cell>
          <table:table-cell table:formula="of:=([.B458]-[.B$2])/10^9" office:value-type="float" office:value="0.104921921">
            <text:p>0.104922</text:p>
          </table:table-cell>
          <table:table-cell table:formula="of:=[.C458]-[.C457]" office:value-type="float" office:value="0.000931506999999998">
            <text:p>0.000932</text:p>
          </table:table-cell>
          <table:table-cell table:formula="of:=[.A458]-[.A457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1272">
            <text:p>674.012720</text:p>
          </table:table-cell>
          <table:table-cell office:value-type="float" office:value="2664880200204">
            <text:p>2664880200204</text:p>
          </table:table-cell>
          <table:table-cell table:formula="of:=([.B459]-[.B$2])/10^9" office:value-type="float" office:value="0.104921921">
            <text:p>0.104922</text:p>
          </table:table-cell>
          <table:table-cell table:formula="of:=[.C459]-[.C458]" office:value-type="float" office:value="0">
            <text:p>0.000000</text:p>
          </table:table-cell>
          <table:table-cell table:formula="of:=[.A459]-[.A45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12725">
            <text:p>674.012725</text:p>
          </table:table-cell>
          <table:table-cell office:value-type="float" office:value="2664880200204">
            <text:p>2664880200204</text:p>
          </table:table-cell>
          <table:table-cell table:formula="of:=([.B460]-[.B$2])/10^9" office:value-type="float" office:value="0.104921921">
            <text:p>0.104922</text:p>
          </table:table-cell>
          <table:table-cell table:formula="of:=[.C460]-[.C459]" office:value-type="float" office:value="0">
            <text:p>0.000000</text:p>
          </table:table-cell>
          <table:table-cell table:formula="of:=[.A460]-[.A45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012782">
            <text:p>674.012782</text:p>
          </table:table-cell>
          <table:table-cell office:value-type="float" office:value="2664880200204">
            <text:p>2664880200204</text:p>
          </table:table-cell>
          <table:table-cell table:formula="of:=([.B461]-[.B$2])/10^9" office:value-type="float" office:value="0.104921921">
            <text:p>0.104922</text:p>
          </table:table-cell>
          <table:table-cell table:formula="of:=[.C461]-[.C460]" office:value-type="float" office:value="0">
            <text:p>0.000000</text:p>
          </table:table-cell>
          <table:table-cell table:formula="of:=[.A461]-[.A460]" office:value-type="float" office:value="0.0000569999999697757">
            <text:p>0.00005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12784">
            <text:p>674.012784</text:p>
          </table:table-cell>
          <table:table-cell office:value-type="float" office:value="2664880265158">
            <text:p>2664880265158</text:p>
          </table:table-cell>
          <table:table-cell table:formula="of:=([.B462]-[.B$2])/10^9" office:value-type="float" office:value="0.104986875">
            <text:p>0.104987</text:p>
          </table:table-cell>
          <table:table-cell table:formula="of:=[.C462]-[.C461]" office:value-type="float" office:value="0.0000649539999999921">
            <text:p>0.000065</text:p>
          </table:table-cell>
          <table:table-cell table:formula="of:=[.A462]-[.A46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12785">
            <text:p>674.012785</text:p>
          </table:table-cell>
          <table:table-cell office:value-type="float" office:value="2664880265158">
            <text:p>2664880265158</text:p>
          </table:table-cell>
          <table:table-cell table:formula="of:=([.B463]-[.B$2])/10^9" office:value-type="float" office:value="0.104986875">
            <text:p>0.104987</text:p>
          </table:table-cell>
          <table:table-cell table:formula="of:=[.C463]-[.C462]" office:value-type="float" office:value="0">
            <text:p>0.000000</text:p>
          </table:table-cell>
          <table:table-cell table:formula="of:=[.A463]-[.A462]" office:value-type="float" office:value="0.000000999999997475243">
            <text:p>0.000001</text:p>
          </table:table-cell>
          <table:table-cell/>
          <table:table-cell office:value-type="string">
            <text:p>79278 / 35212 &gt; 2000000 / 5000000</text:p>
          </table:table-cell>
          <table:table-cell/>
        </table:table-row>
        <table:table-row table:style-name="ro1">
          <table:table-cell office:value-type="float" office:value="674.012785">
            <text:p>674.012785</text:p>
          </table:table-cell>
          <table:table-cell office:value-type="float" office:value="2664880265158">
            <text:p>2664880265158</text:p>
          </table:table-cell>
          <table:table-cell table:formula="of:=([.B464]-[.B$2])/10^9" office:value-type="float" office:value="0.104986875">
            <text:p>0.104987</text:p>
          </table:table-cell>
          <table:table-cell table:formula="of:=[.C464]-[.C463]" office:value-type="float" office:value="0">
            <text:p>0.000000</text:p>
          </table:table-cell>
          <table:table-cell table:formula="of:=[.A464]-[.A463]" office:value-type="float" office:value="0">
            <text:p>0.000000</text:p>
          </table:table-cell>
          <table:table-cell/>
          <table:table-cell office:value-type="string">
            <text:p>d_s is renewed (r + D) to 2664885265158; c_s is fully topped up</text:p>
          </table:table-cell>
          <table:table-cell/>
        </table:table-row>
        <table:table-row table:style-name="ro1">
          <table:table-cell office:value-type="float" office:value="674.014553">
            <text:p>674.014553</text:p>
          </table:table-cell>
          <table:table-cell office:value-type="float" office:value="2664882034737">
            <text:p>2664882034737</text:p>
          </table:table-cell>
          <table:table-cell table:formula="of:=([.B465]-[.B$2])/10^9" office:value-type="float" office:value="0.106756454">
            <text:p>0.106756</text:p>
          </table:table-cell>
          <table:table-cell table:formula="of:=[.C465]-[.C464]" office:value-type="float" office:value="0.00176957900000001">
            <text:p>0.001770</text:p>
          </table:table-cell>
          <table:table-cell table:formula="of:=[.A465]-[.A464]" office:value-type="float" office:value="0.00176799999997002">
            <text:p>0.00176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14555">
            <text:p>674.014555</text:p>
          </table:table-cell>
          <table:table-cell office:value-type="float" office:value="2664882034737">
            <text:p>2664882034737</text:p>
          </table:table-cell>
          <table:table-cell table:formula="of:=([.B466]-[.B$2])/10^9" office:value-type="float" office:value="0.106756454">
            <text:p>0.106756</text:p>
          </table:table-cell>
          <table:table-cell table:formula="of:=[.C466]-[.C465]" office:value-type="float" office:value="0">
            <text:p>0.000000</text:p>
          </table:table-cell>
          <table:table-cell table:formula="of:=[.A466]-[.A465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14559">
            <text:p>674.014559</text:p>
          </table:table-cell>
          <table:table-cell office:value-type="float" office:value="2664882034737">
            <text:p>2664882034737</text:p>
          </table:table-cell>
          <table:table-cell table:formula="of:=([.B467]-[.B$2])/10^9" office:value-type="float" office:value="0.106756454">
            <text:p>0.106756</text:p>
          </table:table-cell>
          <table:table-cell table:formula="of:=[.C467]-[.C466]" office:value-type="float" office:value="0">
            <text:p>0.000000</text:p>
          </table:table-cell>
          <table:table-cell table:formula="of:=[.A467]-[.A466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15775">
            <text:p>674.015775</text:p>
          </table:table-cell>
          <table:table-cell office:value-type="float" office:value="2664882034737">
            <text:p>2664882034737</text:p>
          </table:table-cell>
          <table:table-cell table:formula="of:=([.B468]-[.B$2])/10^9" office:value-type="float" office:value="0.106756454">
            <text:p>0.106756</text:p>
          </table:table-cell>
          <table:table-cell table:formula="of:=[.C468]-[.C467]" office:value-type="float" office:value="0">
            <text:p>0.000000</text:p>
          </table:table-cell>
          <table:table-cell table:formula="of:=[.A468]-[.A467]" office:value-type="float" office:value="0.00121599999999944">
            <text:p>0.0012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15777">
            <text:p>674.015777</text:p>
          </table:table-cell>
          <table:table-cell office:value-type="float" office:value="2664883258839">
            <text:p>2664883258839</text:p>
          </table:table-cell>
          <table:table-cell table:formula="of:=([.B469]-[.B$2])/10^9" office:value-type="float" office:value="0.107980556">
            <text:p>0.107981</text:p>
          </table:table-cell>
          <table:table-cell table:formula="of:=[.C469]-[.C468]" office:value-type="float" office:value="0.001224102">
            <text:p>0.001224</text:p>
          </table:table-cell>
          <table:table-cell table:formula="of:=[.A469]-[.A46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15778">
            <text:p>674.015778</text:p>
          </table:table-cell>
          <table:table-cell office:value-type="float" office:value="2664883258839">
            <text:p>2664883258839</text:p>
          </table:table-cell>
          <table:table-cell table:formula="of:=([.B470]-[.B$2])/10^9" office:value-type="float" office:value="0.107980556">
            <text:p>0.107981</text:p>
          </table:table-cell>
          <table:table-cell table:formula="of:=[.C470]-[.C469]" office:value-type="float" office:value="0">
            <text:p>0.000000</text:p>
          </table:table-cell>
          <table:table-cell table:formula="of:=[.A470]-[.A469]" office:value-type="float" office:value="0.000000999999997475243">
            <text:p>0.000001</text:p>
          </table:table-cell>
          <table:table-cell office:value-type="string">
            <text:p>d_s is renewed (r + D) to 2664885258839; c_s is fully topped up</text:p>
          </table:table-cell>
          <table:table-cell table:number-columns-repeated="2"/>
        </table:table-row>
        <table:table-row table:style-name="ro1">
          <table:table-cell office:value-type="float" office:value="674.015779">
            <text:p>674.015779</text:p>
          </table:table-cell>
          <table:table-cell office:value-type="float" office:value="2664883258839">
            <text:p>2664883258839</text:p>
          </table:table-cell>
          <table:table-cell table:formula="of:=([.B471]-[.B$2])/10^9" office:value-type="float" office:value="0.107980556">
            <text:p>0.107981</text:p>
          </table:table-cell>
          <table:table-cell table:formula="of:=[.C471]-[.C470]" office:value-type="float" office:value="0">
            <text:p>0.000000</text:p>
          </table:table-cell>
          <table:table-cell table:formula="of:=[.A471]-[.A47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15786">
            <text:p>674.015786</text:p>
          </table:table-cell>
          <table:table-cell office:value-type="float" office:value="2664883267786">
            <text:p>2664883267786</text:p>
          </table:table-cell>
          <table:table-cell table:formula="of:=([.B472]-[.B$2])/10^9" office:value-type="float" office:value="0.107989503">
            <text:p>0.107990</text:p>
          </table:table-cell>
          <table:table-cell table:formula="of:=[.C472]-[.C471]" office:value-type="float" office:value="0.00000894699999999527">
            <text:p>0.000009</text:p>
          </table:table-cell>
          <table:table-cell table:formula="of:=[.A472]-[.A471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15791">
            <text:p>674.015791</text:p>
          </table:table-cell>
          <table:table-cell office:value-type="float" office:value="2664883267786">
            <text:p>2664883267786</text:p>
          </table:table-cell>
          <table:table-cell table:formula="of:=([.B473]-[.B$2])/10^9" office:value-type="float" office:value="0.107989503">
            <text:p>0.107990</text:p>
          </table:table-cell>
          <table:table-cell table:formula="of:=[.C473]-[.C472]" office:value-type="float" office:value="0">
            <text:p>0.000000</text:p>
          </table:table-cell>
          <table:table-cell table:formula="of:=[.A473]-[.A47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16713">
            <text:p>674.016713</text:p>
          </table:table-cell>
          <table:table-cell office:value-type="float" office:value="2664884202637">
            <text:p>2664884202637</text:p>
          </table:table-cell>
          <table:table-cell table:formula="of:=([.B474]-[.B$2])/10^9" office:value-type="float" office:value="0.108924354">
            <text:p>0.108924</text:p>
          </table:table-cell>
          <table:table-cell table:formula="of:=[.C474]-[.C473]" office:value-type="float" office:value="0.000934851">
            <text:p>0.000935</text:p>
          </table:table-cell>
          <table:table-cell table:formula="of:=[.A474]-[.A473]" office:value-type="float" office:value="0.000921999999945911">
            <text:p>0.0009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16714">
            <text:p>674.016714</text:p>
          </table:table-cell>
          <table:table-cell office:value-type="float" office:value="2664884202637">
            <text:p>2664884202637</text:p>
          </table:table-cell>
          <table:table-cell table:formula="of:=([.B475]-[.B$2])/10^9" office:value-type="float" office:value="0.108924354">
            <text:p>0.108924</text:p>
          </table:table-cell>
          <table:table-cell table:formula="of:=[.C475]-[.C474]" office:value-type="float" office:value="0">
            <text:p>0.000000</text:p>
          </table:table-cell>
          <table:table-cell table:formula="of:=[.A475]-[.A47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16722">
            <text:p>674.016722</text:p>
          </table:table-cell>
          <table:table-cell office:value-type="float" office:value="2664884202637">
            <text:p>2664884202637</text:p>
          </table:table-cell>
          <table:table-cell table:formula="of:=([.B476]-[.B$2])/10^9" office:value-type="float" office:value="0.108924354">
            <text:p>0.108924</text:p>
          </table:table-cell>
          <table:table-cell table:formula="of:=[.C476]-[.C475]" office:value-type="float" office:value="0">
            <text:p>0.000000</text:p>
          </table:table-cell>
          <table:table-cell table:formula="of:=[.A476]-[.A475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17413">
            <text:p>674.017413</text:p>
          </table:table-cell>
          <table:table-cell office:value-type="float" office:value="2664884902590">
            <text:p>2664884902590</text:p>
          </table:table-cell>
          <table:table-cell table:formula="of:=([.B477]-[.B$2])/10^9" office:value-type="float" office:value="0.109624307">
            <text:p>0.109624</text:p>
          </table:table-cell>
          <table:table-cell table:formula="of:=[.C477]-[.C476]" office:value-type="float" office:value="0.000699953000000003">
            <text:p>0.000700</text:p>
          </table:table-cell>
          <table:table-cell table:formula="of:=[.A477]-[.A476]" office:value-type="float" office:value="0.000691000000074382">
            <text:p>0.0006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17415">
            <text:p>674.017415</text:p>
          </table:table-cell>
          <table:table-cell office:value-type="float" office:value="2664884902590">
            <text:p>2664884902590</text:p>
          </table:table-cell>
          <table:table-cell table:formula="of:=([.B478]-[.B$2])/10^9" office:value-type="float" office:value="0.109624307">
            <text:p>0.109624</text:p>
          </table:table-cell>
          <table:table-cell table:formula="of:=[.C478]-[.C477]" office:value-type="float" office:value="0">
            <text:p>0.000000</text:p>
          </table:table-cell>
          <table:table-cell table:formula="of:=[.A478]-[.A47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1751">
            <text:p>674.017510</text:p>
          </table:table-cell>
          <table:table-cell office:value-type="float" office:value="2664884902590">
            <text:p>2664884902590</text:p>
          </table:table-cell>
          <table:table-cell table:formula="of:=([.B479]-[.B$2])/10^9" office:value-type="float" office:value="0.109624307">
            <text:p>0.109624</text:p>
          </table:table-cell>
          <table:table-cell table:formula="of:=[.C479]-[.C478]" office:value-type="float" office:value="0">
            <text:p>0.000000</text:p>
          </table:table-cell>
          <table:table-cell table:formula="of:=[.A479]-[.A478]" office:value-type="float" office:value="0.0000949999999875217">
            <text:p>0.00009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17513">
            <text:p>674.017513</text:p>
          </table:table-cell>
          <table:table-cell office:value-type="float" office:value="2664885355792">
            <text:p>2664885355792</text:p>
          </table:table-cell>
          <table:table-cell table:formula="of:=([.B480]-[.B$2])/10^9" office:value-type="float" office:value="0.110077509">
            <text:p>0.110078</text:p>
          </table:table-cell>
          <table:table-cell table:formula="of:=[.C480]-[.C479]" office:value-type="float" office:value="0.000453202">
            <text:p>0.000453</text:p>
          </table:table-cell>
          <table:table-cell table:formula="of:=[.A480]-[.A47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17513">
            <text:p>674.017513</text:p>
          </table:table-cell>
          <table:table-cell office:value-type="float" office:value="2664885355792">
            <text:p>2664885355792</text:p>
          </table:table-cell>
          <table:table-cell table:formula="of:=([.B481]-[.B$2])/10^9" office:value-type="float" office:value="0.110077509">
            <text:p>0.110078</text:p>
          </table:table-cell>
          <table:table-cell table:formula="of:=[.C481]-[.C480]" office:value-type="float" office:value="0">
            <text:p>0.000000</text:p>
          </table:table-cell>
          <table:table-cell table:formula="of:=[.A481]-[.A480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4892355792; c_s is fully topped up</text:p>
          </table:table-cell>
        </table:table-row>
        <table:table-row table:style-name="ro1">
          <table:table-cell office:value-type="float" office:value="674.017517">
            <text:p>674.017517</text:p>
          </table:table-cell>
          <table:table-cell office:value-type="float" office:value="2664885355792">
            <text:p>2664885355792</text:p>
          </table:table-cell>
          <table:table-cell table:formula="of:=([.B482]-[.B$2])/10^9" office:value-type="float" office:value="0.110077509">
            <text:p>0.110078</text:p>
          </table:table-cell>
          <table:table-cell table:formula="of:=[.C482]-[.C481]" office:value-type="float" office:value="0">
            <text:p>0.000000</text:p>
          </table:table-cell>
          <table:table-cell table:formula="of:=[.A482]-[.A48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17519">
            <text:p>674.017519</text:p>
          </table:table-cell>
          <table:table-cell office:value-type="float" office:value="2664885362025">
            <text:p>2664885362025</text:p>
          </table:table-cell>
          <table:table-cell table:formula="of:=([.B483]-[.B$2])/10^9" office:value-type="float" office:value="0.110083742">
            <text:p>0.110084</text:p>
          </table:table-cell>
          <table:table-cell table:formula="of:=[.C483]-[.C482]" office:value-type="float" office:value="0.00000623299999999438">
            <text:p>0.000006</text:p>
          </table:table-cell>
          <table:table-cell table:formula="of:=[.A483]-[.A482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17519">
            <text:p>674.017519</text:p>
          </table:table-cell>
          <table:table-cell office:value-type="float" office:value="2664885362025">
            <text:p>2664885362025</text:p>
          </table:table-cell>
          <table:table-cell table:formula="of:=([.B484]-[.B$2])/10^9" office:value-type="float" office:value="0.110083742">
            <text:p>0.110084</text:p>
          </table:table-cell>
          <table:table-cell table:formula="of:=[.C484]-[.C483]" office:value-type="float" office:value="0">
            <text:p>0.000000</text:p>
          </table:table-cell>
          <table:table-cell table:formula="of:=[.A484]-[.A483]" office:value-type="float" office:value="0">
            <text:p>0.000000</text:p>
          </table:table-cell>
          <table:table-cell/>
          <table:table-cell office:value-type="string">
            <text:p>d_s is renewed (r + D) to 2664890362025; c_s is fully topped up</text:p>
          </table:table-cell>
          <table:table-cell/>
        </table:table-row>
        <table:table-row table:style-name="ro1">
          <table:table-cell office:value-type="float" office:value="674.017555">
            <text:p>674.017555</text:p>
          </table:table-cell>
          <table:table-cell office:value-type="float" office:value="2664885362025">
            <text:p>2664885362025</text:p>
          </table:table-cell>
          <table:table-cell table:formula="of:=([.B485]-[.B$2])/10^9" office:value-type="float" office:value="0.110083742">
            <text:p>0.110084</text:p>
          </table:table-cell>
          <table:table-cell table:formula="of:=[.C485]-[.C484]" office:value-type="float" office:value="0">
            <text:p>0.000000</text:p>
          </table:table-cell>
          <table:table-cell table:formula="of:=[.A485]-[.A484]" office:value-type="float" office:value="0.0000360000000227956">
            <text:p>0.00003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019417">
            <text:p>674.019417</text:p>
          </table:table-cell>
          <table:table-cell office:value-type="float" office:value="2664885362025">
            <text:p>2664885362025</text:p>
          </table:table-cell>
          <table:table-cell table:formula="of:=([.B486]-[.B$2])/10^9" office:value-type="float" office:value="0.110083742">
            <text:p>0.110084</text:p>
          </table:table-cell>
          <table:table-cell table:formula="of:=[.C486]-[.C485]" office:value-type="float" office:value="0">
            <text:p>0.000000</text:p>
          </table:table-cell>
          <table:table-cell table:formula="of:=[.A486]-[.A485]" office:value-type="float" office:value="0.00186199999996006">
            <text:p>0.0018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19419">
            <text:p>674.019419</text:p>
          </table:table-cell>
          <table:table-cell office:value-type="float" office:value="2664887262360">
            <text:p>2664887262360</text:p>
          </table:table-cell>
          <table:table-cell table:formula="of:=([.B487]-[.B$2])/10^9" office:value-type="float" office:value="0.111984077">
            <text:p>0.111984</text:p>
          </table:table-cell>
          <table:table-cell table:formula="of:=[.C487]-[.C486]" office:value-type="float" office:value="0.001900335">
            <text:p>0.001900</text:p>
          </table:table-cell>
          <table:table-cell table:formula="of:=[.A487]-[.A48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1942">
            <text:p>674.019420</text:p>
          </table:table-cell>
          <table:table-cell office:value-type="float" office:value="2664887262360">
            <text:p>2664887262360</text:p>
          </table:table-cell>
          <table:table-cell table:formula="of:=([.B488]-[.B$2])/10^9" office:value-type="float" office:value="0.111984077">
            <text:p>0.111984</text:p>
          </table:table-cell>
          <table:table-cell table:formula="of:=[.C488]-[.C487]" office:value-type="float" office:value="0">
            <text:p>0.000000</text:p>
          </table:table-cell>
          <table:table-cell table:formula="of:=[.A488]-[.A487]" office:value-type="float" office:value="0.000000999999997475243">
            <text:p>0.000001</text:p>
          </table:table-cell>
          <table:table-cell office:value-type="string">
            <text:p>d_s is renewed (r + D) to 2664889262360; c_s is fully topped up</text:p>
          </table:table-cell>
          <table:table-cell table:number-columns-repeated="2"/>
        </table:table-row>
        <table:table-row table:style-name="ro1">
          <table:table-cell office:value-type="float" office:value="674.019421">
            <text:p>674.019421</text:p>
          </table:table-cell>
          <table:table-cell office:value-type="float" office:value="2664887262360">
            <text:p>2664887262360</text:p>
          </table:table-cell>
          <table:table-cell table:formula="of:=([.B489]-[.B$2])/10^9" office:value-type="float" office:value="0.111984077">
            <text:p>0.111984</text:p>
          </table:table-cell>
          <table:table-cell table:formula="of:=[.C489]-[.C488]" office:value-type="float" office:value="0">
            <text:p>0.000000</text:p>
          </table:table-cell>
          <table:table-cell table:formula="of:=[.A489]-[.A488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19432">
            <text:p>674.019432</text:p>
          </table:table-cell>
          <table:table-cell office:value-type="float" office:value="2664887275415">
            <text:p>2664887275415</text:p>
          </table:table-cell>
          <table:table-cell table:formula="of:=([.B490]-[.B$2])/10^9" office:value-type="float" office:value="0.111997132">
            <text:p>0.111997</text:p>
          </table:table-cell>
          <table:table-cell table:formula="of:=[.C490]-[.C489]" office:value-type="float" office:value="0.0000130549999999979">
            <text:p>0.000013</text:p>
          </table:table-cell>
          <table:table-cell table:formula="of:=[.A490]-[.A489]" office:value-type="float" office:value="0.0000110000000859145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19437">
            <text:p>674.019437</text:p>
          </table:table-cell>
          <table:table-cell office:value-type="float" office:value="2664887275415">
            <text:p>2664887275415</text:p>
          </table:table-cell>
          <table:table-cell table:formula="of:=([.B491]-[.B$2])/10^9" office:value-type="float" office:value="0.111997132">
            <text:p>0.111997</text:p>
          </table:table-cell>
          <table:table-cell table:formula="of:=[.C491]-[.C490]" office:value-type="float" office:value="0">
            <text:p>0.000000</text:p>
          </table:table-cell>
          <table:table-cell table:formula="of:=[.A491]-[.A490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20347">
            <text:p>674.020347</text:p>
          </table:table-cell>
          <table:table-cell office:value-type="float" office:value="2664888195886">
            <text:p>2664888195886</text:p>
          </table:table-cell>
          <table:table-cell table:formula="of:=([.B492]-[.B$2])/10^9" office:value-type="float" office:value="0.112917603">
            <text:p>0.112918</text:p>
          </table:table-cell>
          <table:table-cell table:formula="of:=[.C492]-[.C491]" office:value-type="float" office:value="0.000920471000000006">
            <text:p>0.000920</text:p>
          </table:table-cell>
          <table:table-cell table:formula="of:=[.A492]-[.A491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20348">
            <text:p>674.020348</text:p>
          </table:table-cell>
          <table:table-cell office:value-type="float" office:value="2664888195886">
            <text:p>2664888195886</text:p>
          </table:table-cell>
          <table:table-cell table:formula="of:=([.B493]-[.B$2])/10^9" office:value-type="float" office:value="0.112917603">
            <text:p>0.112918</text:p>
          </table:table-cell>
          <table:table-cell table:formula="of:=[.C493]-[.C492]" office:value-type="float" office:value="0">
            <text:p>0.000000</text:p>
          </table:table-cell>
          <table:table-cell table:formula="of:=[.A493]-[.A49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20356">
            <text:p>674.020356</text:p>
          </table:table-cell>
          <table:table-cell office:value-type="float" office:value="2664888195886">
            <text:p>2664888195886</text:p>
          </table:table-cell>
          <table:table-cell table:formula="of:=([.B494]-[.B$2])/10^9" office:value-type="float" office:value="0.112917603">
            <text:p>0.112918</text:p>
          </table:table-cell>
          <table:table-cell table:formula="of:=[.C494]-[.C493]" office:value-type="float" office:value="0">
            <text:p>0.000000</text:p>
          </table:table-cell>
          <table:table-cell table:formula="of:=[.A494]-[.A493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2041">
            <text:p>674.020410</text:p>
          </table:table-cell>
          <table:table-cell office:value-type="float" office:value="2664888258517">
            <text:p>2664888258517</text:p>
          </table:table-cell>
          <table:table-cell table:formula="of:=([.B495]-[.B$2])/10^9" office:value-type="float" office:value="0.112980234">
            <text:p>0.112980</text:p>
          </table:table-cell>
          <table:table-cell table:formula="of:=[.C495]-[.C494]" office:value-type="float" office:value="0.0000626309999999936">
            <text:p>0.000063</text:p>
          </table:table-cell>
          <table:table-cell table:formula="of:=[.A495]-[.A494]" office:value-type="float" office:value="0.0000539999999773499">
            <text:p>0.00005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20411">
            <text:p>674.020411</text:p>
          </table:table-cell>
          <table:table-cell office:value-type="float" office:value="2664888258517">
            <text:p>2664888258517</text:p>
          </table:table-cell>
          <table:table-cell table:formula="of:=([.B496]-[.B$2])/10^9" office:value-type="float" office:value="0.112980234">
            <text:p>0.112980</text:p>
          </table:table-cell>
          <table:table-cell table:formula="of:=[.C496]-[.C495]" office:value-type="float" office:value="0">
            <text:p>0.000000</text:p>
          </table:table-cell>
          <table:table-cell table:formula="of:=[.A496]-[.A495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20416">
            <text:p>674.020416</text:p>
          </table:table-cell>
          <table:table-cell office:value-type="float" office:value="2664888258517">
            <text:p>2664888258517</text:p>
          </table:table-cell>
          <table:table-cell table:formula="of:=([.B497]-[.B$2])/10^9" office:value-type="float" office:value="0.112980234">
            <text:p>0.112980</text:p>
          </table:table-cell>
          <table:table-cell table:formula="of:=[.C497]-[.C496]" office:value-type="float" office:value="0">
            <text:p>0.000000</text:p>
          </table:table-cell>
          <table:table-cell table:formula="of:=[.A497]-[.A49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22412">
            <text:p>674.022412</text:p>
          </table:table-cell>
          <table:table-cell office:value-type="float" office:value="2664888258517">
            <text:p>2664888258517</text:p>
          </table:table-cell>
          <table:table-cell table:formula="of:=([.B498]-[.B$2])/10^9" office:value-type="float" office:value="0.112980234">
            <text:p>0.112980</text:p>
          </table:table-cell>
          <table:table-cell table:formula="of:=[.C498]-[.C497]" office:value-type="float" office:value="0">
            <text:p>0.000000</text:p>
          </table:table-cell>
          <table:table-cell table:formula="of:=[.A498]-[.A497]" office:value-type="float" office:value="0.00199600000007649">
            <text:p>0.00199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22414">
            <text:p>674.022414</text:p>
          </table:table-cell>
          <table:table-cell office:value-type="float" office:value="2664890263103">
            <text:p>2664890263103</text:p>
          </table:table-cell>
          <table:table-cell table:formula="of:=([.B499]-[.B$2])/10^9" office:value-type="float" office:value="0.11498482">
            <text:p>0.114985</text:p>
          </table:table-cell>
          <table:table-cell table:formula="of:=[.C499]-[.C498]" office:value-type="float" office:value="0.002004586">
            <text:p>0.002005</text:p>
          </table:table-cell>
          <table:table-cell table:formula="of:=[.A499]-[.A49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22415">
            <text:p>674.022415</text:p>
          </table:table-cell>
          <table:table-cell office:value-type="float" office:value="2664890263103">
            <text:p>2664890263103</text:p>
          </table:table-cell>
          <table:table-cell table:formula="of:=([.B500]-[.B$2])/10^9" office:value-type="float" office:value="0.11498482">
            <text:p>0.114985</text:p>
          </table:table-cell>
          <table:table-cell table:formula="of:=[.C500]-[.C499]" office:value-type="float" office:value="0">
            <text:p>0.000000</text:p>
          </table:table-cell>
          <table:table-cell table:formula="of:=[.A500]-[.A499]" office:value-type="float" office:value="0.000000999999997475243">
            <text:p>0.000001</text:p>
          </table:table-cell>
          <table:table-cell/>
          <table:table-cell office:value-type="string">
            <text:p>23979 / 98922 &lt;= 2000000 / 5000000</text:p>
          </table:table-cell>
          <table:table-cell/>
        </table:table-row>
        <table:table-row table:style-name="ro1">
          <table:table-cell office:value-type="float" office:value="674.022416">
            <text:p>674.022416</text:p>
          </table:table-cell>
          <table:table-cell office:value-type="float" office:value="2664890263103">
            <text:p>2664890263103</text:p>
          </table:table-cell>
          <table:table-cell table:formula="of:=([.B501]-[.B$2])/10^9" office:value-type="float" office:value="0.11498482">
            <text:p>0.114985</text:p>
          </table:table-cell>
          <table:table-cell table:formula="of:=[.C501]-[.C500]" office:value-type="float" office:value="0">
            <text:p>0.000000</text:p>
          </table:table-cell>
          <table:table-cell table:formula="of:=[.A501]-[.A500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022418">
            <text:p>674.022418</text:p>
          </table:table-cell>
          <table:table-cell office:value-type="float" office:value="2664890263103">
            <text:p>2664890263103</text:p>
          </table:table-cell>
          <table:table-cell table:formula="of:=([.B502]-[.B$2])/10^9" office:value-type="float" office:value="0.11498482">
            <text:p>0.114985</text:p>
          </table:table-cell>
          <table:table-cell table:formula="of:=[.C502]-[.C501]" office:value-type="float" office:value="0">
            <text:p>0.000000</text:p>
          </table:table-cell>
          <table:table-cell table:formula="of:=[.A502]-[.A50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022424">
            <text:p>674.022424</text:p>
          </table:table-cell>
          <table:table-cell office:value-type="float" office:value="2664890273516">
            <text:p>2664890273516</text:p>
          </table:table-cell>
          <table:table-cell table:formula="of:=([.B503]-[.B$2])/10^9" office:value-type="float" office:value="0.114995233">
            <text:p>0.114995</text:p>
          </table:table-cell>
          <table:table-cell table:formula="of:=[.C503]-[.C502]" office:value-type="float" office:value="0.0000104130000000008">
            <text:p>0.000010</text:p>
          </table:table-cell>
          <table:table-cell table:formula="of:=[.A503]-[.A502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22432">
            <text:p>674.022432</text:p>
          </table:table-cell>
          <table:table-cell office:value-type="float" office:value="2664890273516">
            <text:p>2664890273516</text:p>
          </table:table-cell>
          <table:table-cell table:formula="of:=([.B504]-[.B$2])/10^9" office:value-type="float" office:value="0.114995233">
            <text:p>0.114995</text:p>
          </table:table-cell>
          <table:table-cell table:formula="of:=[.C504]-[.C503]" office:value-type="float" office:value="0">
            <text:p>0.000000</text:p>
          </table:table-cell>
          <table:table-cell table:formula="of:=[.A504]-[.A503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22458">
            <text:p>674.022458</text:p>
          </table:table-cell>
          <table:table-cell office:value-type="float" office:value="2664890306356">
            <text:p>2664890306356</text:p>
          </table:table-cell>
          <table:table-cell table:formula="of:=([.B505]-[.B$2])/10^9" office:value-type="float" office:value="0.115028073">
            <text:p>0.115028</text:p>
          </table:table-cell>
          <table:table-cell table:formula="of:=[.C505]-[.C504]" office:value-type="float" office:value="0.0000328399999999923">
            <text:p>0.000033</text:p>
          </table:table-cell>
          <table:table-cell table:formula="of:=[.A505]-[.A504]" office:value-type="float" office:value="0.0000260000000480431">
            <text:p>0.00002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22459">
            <text:p>674.022459</text:p>
          </table:table-cell>
          <table:table-cell office:value-type="float" office:value="2664890306356">
            <text:p>2664890306356</text:p>
          </table:table-cell>
          <table:table-cell table:formula="of:=([.B506]-[.B$2])/10^9" office:value-type="float" office:value="0.115028073">
            <text:p>0.115028</text:p>
          </table:table-cell>
          <table:table-cell table:formula="of:=[.C506]-[.C505]" office:value-type="float" office:value="0">
            <text:p>0.000000</text:p>
          </table:table-cell>
          <table:table-cell table:formula="of:=[.A506]-[.A505]" office:value-type="float" office:value="0.000000999999997475243">
            <text:p>0.000001</text:p>
          </table:table-cell>
          <table:table-cell/>
          <table:table-cell office:value-type="string">
            <text:p>uses up its c_s; 2664890306356-2664890273516=32840</text:p>
          </table:table-cell>
          <table:table-cell/>
        </table:table-row>
        <table:table-row table:style-name="ro1">
          <table:table-cell office:value-type="float" office:value="674.022471">
            <text:p>674.022471</text:p>
          </table:table-cell>
          <table:table-cell office:value-type="float" office:value="2664890320390">
            <text:p>2664890320390</text:p>
          </table:table-cell>
          <table:table-cell table:formula="of:=([.B507]-[.B$2])/10^9" office:value-type="float" office:value="0.115042107">
            <text:p>0.115042</text:p>
          </table:table-cell>
          <table:table-cell table:formula="of:=[.C507]-[.C506]" office:value-type="float" office:value="0.00001403400000001">
            <text:p>0.000014</text:p>
          </table:table-cell>
          <table:table-cell table:formula="of:=[.A507]-[.A506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22476">
            <text:p>674.022476</text:p>
          </table:table-cell>
          <table:table-cell office:value-type="float" office:value="2664890320390">
            <text:p>2664890320390</text:p>
          </table:table-cell>
          <table:table-cell table:formula="of:=([.B508]-[.B$2])/10^9" office:value-type="float" office:value="0.115042107">
            <text:p>0.115042</text:p>
          </table:table-cell>
          <table:table-cell table:formula="of:=[.C508]-[.C507]" office:value-type="float" office:value="0">
            <text:p>0.000000</text:p>
          </table:table-cell>
          <table:table-cell table:formula="of:=[.A508]-[.A507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22522">
            <text:p>674.022522</text:p>
          </table:table-cell>
          <table:table-cell office:value-type="float" office:value="2664890320390">
            <text:p>2664890320390</text:p>
          </table:table-cell>
          <table:table-cell table:formula="of:=([.B509]-[.B$2])/10^9" office:value-type="float" office:value="0.115042107">
            <text:p>0.115042</text:p>
          </table:table-cell>
          <table:table-cell table:formula="of:=[.C509]-[.C508]" office:value-type="float" office:value="0">
            <text:p>0.000000</text:p>
          </table:table-cell>
          <table:table-cell table:formula="of:=[.A509]-[.A508]" office:value-type="float" office:value="0.000045999999997548">
            <text:p>0.00004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22523">
            <text:p>674.022523</text:p>
          </table:table-cell>
          <table:table-cell office:value-type="float" office:value="2664890320390">
            <text:p>2664890320390</text:p>
          </table:table-cell>
          <table:table-cell table:formula="of:=([.B510]-[.B$2])/10^9" office:value-type="float" office:value="0.115042107">
            <text:p>0.115042</text:p>
          </table:table-cell>
          <table:table-cell table:formula="of:=[.C510]-[.C509]" office:value-type="float" office:value="0">
            <text:p>0.000000</text:p>
          </table:table-cell>
          <table:table-cell table:formula="of:=[.A510]-[.A50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22524">
            <text:p>674.022524</text:p>
          </table:table-cell>
          <table:table-cell office:value-type="float" office:value="2664890320390">
            <text:p>2664890320390</text:p>
          </table:table-cell>
          <table:table-cell table:formula="of:=([.B511]-[.B$2])/10^9" office:value-type="float" office:value="0.115042107">
            <text:p>0.115042</text:p>
          </table:table-cell>
          <table:table-cell table:formula="of:=[.C511]-[.C510]" office:value-type="float" office:value="0">
            <text:p>0.000000</text:p>
          </table:table-cell>
          <table:table-cell table:formula="of:=[.A511]-[.A510]" office:value-type="float" office:value="0.000000999999997475243">
            <text:p>0.000001</text:p>
          </table:table-cell>
          <table:table-cell/>
          <table:table-cell office:value-type="string">
            <text:p>postpones its deadline to 2664895362025; c_s is topped up to 1991139</text:p>
          </table:table-cell>
          <table:table-cell/>
        </table:table-row>
        <table:table-row table:style-name="ro1">
          <table:table-cell office:value-type="float" office:value="674.023408">
            <text:p>674.023408</text:p>
          </table:table-cell>
          <table:table-cell office:value-type="float" office:value="2664890320390">
            <text:p>2664890320390</text:p>
          </table:table-cell>
          <table:table-cell table:formula="of:=([.B512]-[.B$2])/10^9" office:value-type="float" office:value="0.115042107">
            <text:p>0.115042</text:p>
          </table:table-cell>
          <table:table-cell table:formula="of:=[.C512]-[.C511]" office:value-type="float" office:value="0">
            <text:p>0.000000</text:p>
          </table:table-cell>
          <table:table-cell table:formula="of:=[.A512]-[.A511]" office:value-type="float" office:value="0.000884000000041851">
            <text:p>0.0008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2341">
            <text:p>674.023410</text:p>
          </table:table-cell>
          <table:table-cell office:value-type="float" office:value="2664891259127">
            <text:p>2664891259127</text:p>
          </table:table-cell>
          <table:table-cell table:formula="of:=([.B513]-[.B$2])/10^9" office:value-type="float" office:value="0.115980844">
            <text:p>0.115981</text:p>
          </table:table-cell>
          <table:table-cell table:formula="of:=[.C513]-[.C512]" office:value-type="float" office:value="0.000938736999999995">
            <text:p>0.000939</text:p>
          </table:table-cell>
          <table:table-cell table:formula="of:=[.A513]-[.A51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23411">
            <text:p>674.023411</text:p>
          </table:table-cell>
          <table:table-cell office:value-type="float" office:value="2664891259127">
            <text:p>2664891259127</text:p>
          </table:table-cell>
          <table:table-cell table:formula="of:=([.B514]-[.B$2])/10^9" office:value-type="float" office:value="0.115980844">
            <text:p>0.115981</text:p>
          </table:table-cell>
          <table:table-cell table:formula="of:=[.C514]-[.C513]" office:value-type="float" office:value="0">
            <text:p>0.000000</text:p>
          </table:table-cell>
          <table:table-cell table:formula="of:=[.A514]-[.A513]" office:value-type="float" office:value="0.000000999999997475243">
            <text:p>0.000001</text:p>
          </table:table-cell>
          <table:table-cell office:value-type="string">
            <text:p>d_s is renewed (r + D) to 2664893259127; c_s is fully topped up</text:p>
          </table:table-cell>
          <table:table-cell table:number-columns-repeated="2"/>
        </table:table-row>
        <table:table-row table:style-name="ro1">
          <table:table-cell office:value-type="float" office:value="674.023463">
            <text:p>674.023463</text:p>
          </table:table-cell>
          <table:table-cell office:value-type="float" office:value="2664891311484">
            <text:p>2664891311484</text:p>
          </table:table-cell>
          <table:table-cell table:formula="of:=([.B515]-[.B$2])/10^9" office:value-type="float" office:value="0.116033201">
            <text:p>0.116033</text:p>
          </table:table-cell>
          <table:table-cell table:formula="of:=[.C515]-[.C514]" office:value-type="float" office:value="0.0000523570000000029">
            <text:p>0.000052</text:p>
          </table:table-cell>
          <table:table-cell table:formula="of:=[.A515]-[.A514]" office:value-type="float" office:value="0.0000519999999823995">
            <text:p>0.000052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74.023464">
            <text:p>674.023464</text:p>
          </table:table-cell>
          <table:table-cell office:value-type="float" office:value="2664891311484">
            <text:p>2664891311484</text:p>
          </table:table-cell>
          <table:table-cell table:formula="of:=([.B516]-[.B$2])/10^9" office:value-type="float" office:value="0.116033201">
            <text:p>0.116033</text:p>
          </table:table-cell>
          <table:table-cell table:formula="of:=[.C516]-[.C515]" office:value-type="float" office:value="0">
            <text:p>0.000000</text:p>
          </table:table-cell>
          <table:table-cell table:formula="of:=[.A516]-[.A515]" office:value-type="float" office:value="0.000000999999997475243">
            <text:p>0.000001</text:p>
          </table:table-cell>
          <table:table-cell table:number-columns-repeated="2"/>
          <table:table-cell office:value-type="string">
            <text:p>uses up its c_s; 2664891311484-2664890320390=991094</text:p>
          </table:table-cell>
        </table:table-row>
        <table:table-row table:style-name="ro1">
          <table:table-cell office:value-type="float" office:value="674.023474">
            <text:p>674.023474</text:p>
          </table:table-cell>
          <table:table-cell office:value-type="float" office:value="2664891322941">
            <text:p>2664891322941</text:p>
          </table:table-cell>
          <table:table-cell table:formula="of:=([.B517]-[.B$2])/10^9" office:value-type="float" office:value="0.116044658">
            <text:p>0.116045</text:p>
          </table:table-cell>
          <table:table-cell table:formula="of:=[.C517]-[.C516]" office:value-type="float" office:value="0.0000114569999999925">
            <text:p>0.000011</text:p>
          </table:table-cell>
          <table:table-cell table:formula="of:=[.A517]-[.A516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23479">
            <text:p>674.023479</text:p>
          </table:table-cell>
          <table:table-cell office:value-type="float" office:value="2664891322941">
            <text:p>2664891322941</text:p>
          </table:table-cell>
          <table:table-cell table:formula="of:=([.B518]-[.B$2])/10^9" office:value-type="float" office:value="0.116044658">
            <text:p>0.116045</text:p>
          </table:table-cell>
          <table:table-cell table:formula="of:=[.C518]-[.C517]" office:value-type="float" office:value="0">
            <text:p>0.000000</text:p>
          </table:table-cell>
          <table:table-cell table:formula="of:=[.A518]-[.A517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24404">
            <text:p>674.024404</text:p>
          </table:table-cell>
          <table:table-cell office:value-type="float" office:value="2664892261441">
            <text:p>2664892261441</text:p>
          </table:table-cell>
          <table:table-cell table:formula="of:=([.B519]-[.B$2])/10^9" office:value-type="float" office:value="0.116983158">
            <text:p>0.116983</text:p>
          </table:table-cell>
          <table:table-cell table:formula="of:=[.C519]-[.C518]" office:value-type="float" office:value="0.000938500000000009">
            <text:p>0.000939</text:p>
          </table:table-cell>
          <table:table-cell table:formula="of:=[.A519]-[.A518]" office:value-type="float" office:value="0.000925000000052023">
            <text:p>0.0009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24405">
            <text:p>674.024405</text:p>
          </table:table-cell>
          <table:table-cell office:value-type="float" office:value="2664892261441">
            <text:p>2664892261441</text:p>
          </table:table-cell>
          <table:table-cell table:formula="of:=([.B520]-[.B$2])/10^9" office:value-type="float" office:value="0.116983158">
            <text:p>0.116983</text:p>
          </table:table-cell>
          <table:table-cell table:formula="of:=[.C520]-[.C519]" office:value-type="float" office:value="0">
            <text:p>0.000000</text:p>
          </table:table-cell>
          <table:table-cell table:formula="of:=[.A520]-[.A51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2441">
            <text:p>674.024410</text:p>
          </table:table-cell>
          <table:table-cell office:value-type="float" office:value="2664892261441">
            <text:p>2664892261441</text:p>
          </table:table-cell>
          <table:table-cell table:formula="of:=([.B521]-[.B$2])/10^9" office:value-type="float" office:value="0.116983158">
            <text:p>0.116983</text:p>
          </table:table-cell>
          <table:table-cell table:formula="of:=[.C521]-[.C520]" office:value-type="float" office:value="0">
            <text:p>0.000000</text:p>
          </table:table-cell>
          <table:table-cell table:formula="of:=[.A521]-[.A520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24514">
            <text:p>674.024514</text:p>
          </table:table-cell>
          <table:table-cell office:value-type="float" office:value="2664892261441">
            <text:p>2664892261441</text:p>
          </table:table-cell>
          <table:table-cell table:formula="of:=([.B522]-[.B$2])/10^9" office:value-type="float" office:value="0.116983158">
            <text:p>0.116983</text:p>
          </table:table-cell>
          <table:table-cell table:formula="of:=[.C522]-[.C521]" office:value-type="float" office:value="0">
            <text:p>0.000000</text:p>
          </table:table-cell>
          <table:table-cell table:formula="of:=[.A522]-[.A521]" office:value-type="float" office:value="0.000103999999964799">
            <text:p>0.00010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74.024514">
            <text:p>674.024514</text:p>
          </table:table-cell>
          <table:table-cell office:value-type="float" office:value="2664892261441">
            <text:p>2664892261441</text:p>
          </table:table-cell>
          <table:table-cell table:formula="of:=([.B523]-[.B$2])/10^9" office:value-type="float" office:value="0.116983158">
            <text:p>0.116983</text:p>
          </table:table-cell>
          <table:table-cell table:formula="of:=[.C523]-[.C522]" office:value-type="float" office:value="0">
            <text:p>0.000000</text:p>
          </table:table-cell>
          <table:table-cell table:formula="of:=[.A523]-[.A522]" office:value-type="float" office:value="0">
            <text:p>0.000000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24515">
            <text:p>674.024515</text:p>
          </table:table-cell>
          <table:table-cell office:value-type="float" office:value="2664892261441">
            <text:p>2664892261441</text:p>
          </table:table-cell>
          <table:table-cell table:formula="of:=([.B524]-[.B$2])/10^9" office:value-type="float" office:value="0.116983158">
            <text:p>0.116983</text:p>
          </table:table-cell>
          <table:table-cell table:formula="of:=[.C524]-[.C523]" office:value-type="float" office:value="0">
            <text:p>0.000000</text:p>
          </table:table-cell>
          <table:table-cell table:formula="of:=[.A524]-[.A523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4899355792; c_s is topped up to 2993907</text:p>
          </table:table-cell>
        </table:table-row>
        <table:table-row table:style-name="ro1">
          <table:table-cell office:value-type="float" office:value="674.026305">
            <text:p>674.026305</text:p>
          </table:table-cell>
          <table:table-cell office:value-type="float" office:value="2664894162353">
            <text:p>2664894162353</text:p>
          </table:table-cell>
          <table:table-cell table:formula="of:=([.B525]-[.B$2])/10^9" office:value-type="float" office:value="0.11888407">
            <text:p>0.118884</text:p>
          </table:table-cell>
          <table:table-cell table:formula="of:=[.C525]-[.C524]" office:value-type="float" office:value="0.00190091199999999">
            <text:p>0.001901</text:p>
          </table:table-cell>
          <table:table-cell table:formula="of:=[.A525]-[.A524]" office:value-type="float" office:value="0.00179000000002816">
            <text:p>0.00179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26306">
            <text:p>674.026306</text:p>
          </table:table-cell>
          <table:table-cell office:value-type="float" office:value="2664894162353">
            <text:p>2664894162353</text:p>
          </table:table-cell>
          <table:table-cell table:formula="of:=([.B526]-[.B$2])/10^9" office:value-type="float" office:value="0.11888407">
            <text:p>0.118884</text:p>
          </table:table-cell>
          <table:table-cell table:formula="of:=[.C526]-[.C525]" office:value-type="float" office:value="0">
            <text:p>0.000000</text:p>
          </table:table-cell>
          <table:table-cell table:formula="of:=[.A526]-[.A525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26311">
            <text:p>674.026311</text:p>
          </table:table-cell>
          <table:table-cell office:value-type="float" office:value="2664894162353">
            <text:p>2664894162353</text:p>
          </table:table-cell>
          <table:table-cell table:formula="of:=([.B527]-[.B$2])/10^9" office:value-type="float" office:value="0.11888407">
            <text:p>0.118884</text:p>
          </table:table-cell>
          <table:table-cell table:formula="of:=[.C527]-[.C526]" office:value-type="float" office:value="0">
            <text:p>0.000000</text:p>
          </table:table-cell>
          <table:table-cell table:formula="of:=[.A527]-[.A52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26319">
            <text:p>674.026319</text:p>
          </table:table-cell>
          <table:table-cell office:value-type="float" office:value="2664894176392">
            <text:p>2664894176392</text:p>
          </table:table-cell>
          <table:table-cell table:formula="of:=([.B528]-[.B$2])/10^9" office:value-type="float" office:value="0.118898109">
            <text:p>0.118898</text:p>
          </table:table-cell>
          <table:table-cell table:formula="of:=[.C528]-[.C527]" office:value-type="float" office:value="0.0000140390000000074">
            <text:p>0.000014</text:p>
          </table:table-cell>
          <table:table-cell table:formula="of:=[.A528]-[.A527]" office:value-type="float" office:value="0.00000799999997980194">
            <text:p>0.00000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26322">
            <text:p>674.026322</text:p>
          </table:table-cell>
          <table:table-cell office:value-type="float" office:value="2664894176392">
            <text:p>2664894176392</text:p>
          </table:table-cell>
          <table:table-cell table:formula="of:=([.B529]-[.B$2])/10^9" office:value-type="float" office:value="0.118898109">
            <text:p>0.118898</text:p>
          </table:table-cell>
          <table:table-cell table:formula="of:=[.C529]-[.C528]" office:value-type="float" office:value="0">
            <text:p>0.000000</text:p>
          </table:table-cell>
          <table:table-cell table:formula="of:=[.A529]-[.A528]" office:value-type="float" office:value="0.0000030000001061125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26418">
            <text:p>674.026418</text:p>
          </table:table-cell>
          <table:table-cell office:value-type="float" office:value="2664894176392">
            <text:p>2664894176392</text:p>
          </table:table-cell>
          <table:table-cell table:formula="of:=([.B530]-[.B$2])/10^9" office:value-type="float" office:value="0.118898109">
            <text:p>0.118898</text:p>
          </table:table-cell>
          <table:table-cell table:formula="of:=[.C530]-[.C529]" office:value-type="float" office:value="0">
            <text:p>0.000000</text:p>
          </table:table-cell>
          <table:table-cell table:formula="of:=[.A530]-[.A529]" office:value-type="float" office:value="0.000095999999984997">
            <text:p>0.00009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2642">
            <text:p>674.026420</text:p>
          </table:table-cell>
          <table:table-cell office:value-type="float" office:value="2664895357211">
            <text:p>2664895357211</text:p>
          </table:table-cell>
          <table:table-cell table:formula="of:=([.B531]-[.B$2])/10^9" office:value-type="float" office:value="0.120078928">
            <text:p>0.120079</text:p>
          </table:table-cell>
          <table:table-cell table:formula="of:=[.C531]-[.C530]" office:value-type="float" office:value="0.001180819">
            <text:p>0.001181</text:p>
          </table:table-cell>
          <table:table-cell table:formula="of:=[.A531]-[.A53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26421">
            <text:p>674.026421</text:p>
          </table:table-cell>
          <table:table-cell office:value-type="float" office:value="2664895357211">
            <text:p>2664895357211</text:p>
          </table:table-cell>
          <table:table-cell table:formula="of:=([.B532]-[.B$2])/10^9" office:value-type="float" office:value="0.120078928">
            <text:p>0.120079</text:p>
          </table:table-cell>
          <table:table-cell table:formula="of:=[.C532]-[.C531]" office:value-type="float" office:value="0">
            <text:p>0.000000</text:p>
          </table:table-cell>
          <table:table-cell table:formula="of:=[.A532]-[.A531]" office:value-type="float" office:value="0.000000999999997475243">
            <text:p>0.000001</text:p>
          </table:table-cell>
          <table:table-cell office:value-type="string">
            <text:p>d_s is renewed (r + D) to 2664897357211; c_s is fully topped up</text:p>
          </table:table-cell>
          <table:table-cell table:number-columns-repeated="2"/>
        </table:table-row>
        <table:table-row table:style-name="ro1">
          <table:table-cell office:value-type="float" office:value="674.026424">
            <text:p>674.026424</text:p>
          </table:table-cell>
          <table:table-cell office:value-type="float" office:value="2664895357211">
            <text:p>2664895357211</text:p>
          </table:table-cell>
          <table:table-cell table:formula="of:=([.B533]-[.B$2])/10^9" office:value-type="float" office:value="0.120078928">
            <text:p>0.120079</text:p>
          </table:table-cell>
          <table:table-cell table:formula="of:=[.C533]-[.C532]" office:value-type="float" office:value="0">
            <text:p>0.000000</text:p>
          </table:table-cell>
          <table:table-cell table:formula="of:=[.A533]-[.A53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26426">
            <text:p>674.026426</text:p>
          </table:table-cell>
          <table:table-cell office:value-type="float" office:value="2664895363366">
            <text:p>2664895363366</text:p>
          </table:table-cell>
          <table:table-cell table:formula="of:=([.B534]-[.B$2])/10^9" office:value-type="float" office:value="0.120085083">
            <text:p>0.120085</text:p>
          </table:table-cell>
          <table:table-cell table:formula="of:=[.C534]-[.C533]" office:value-type="float" office:value="0.0000061549999999938">
            <text:p>0.000006</text:p>
          </table:table-cell>
          <table:table-cell table:formula="of:=[.A534]-[.A53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26427">
            <text:p>674.026427</text:p>
          </table:table-cell>
          <table:table-cell office:value-type="float" office:value="2664895363366">
            <text:p>2664895363366</text:p>
          </table:table-cell>
          <table:table-cell table:formula="of:=([.B535]-[.B$2])/10^9" office:value-type="float" office:value="0.120085083">
            <text:p>0.120085</text:p>
          </table:table-cell>
          <table:table-cell table:formula="of:=[.C535]-[.C534]" office:value-type="float" office:value="0">
            <text:p>0.000000</text:p>
          </table:table-cell>
          <table:table-cell table:formula="of:=[.A535]-[.A534]" office:value-type="float" office:value="0.000000999999997475243">
            <text:p>0.000001</text:p>
          </table:table-cell>
          <table:table-cell/>
          <table:table-cell office:value-type="string">
            <text:p>d_s is renewed (r + D) to 2664900363366; c_s is fully topped up</text:p>
          </table:table-cell>
          <table:table-cell/>
        </table:table-row>
        <table:table-row table:style-name="ro1">
          <table:table-cell office:value-type="float" office:value="674.02643">
            <text:p>674.026430</text:p>
          </table:table-cell>
          <table:table-cell office:value-type="float" office:value="2664895363366">
            <text:p>2664895363366</text:p>
          </table:table-cell>
          <table:table-cell table:formula="of:=([.B536]-[.B$2])/10^9" office:value-type="float" office:value="0.120085083">
            <text:p>0.120085</text:p>
          </table:table-cell>
          <table:table-cell table:formula="of:=[.C536]-[.C535]" office:value-type="float" office:value="0">
            <text:p>0.000000</text:p>
          </table:table-cell>
          <table:table-cell table:formula="of:=[.A536]-[.A535]" office:value-type="float" office:value="0.00000299999999242573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26432">
            <text:p>674.026432</text:p>
          </table:table-cell>
          <table:table-cell office:value-type="float" office:value="2664895369581">
            <text:p>2664895369581</text:p>
          </table:table-cell>
          <table:table-cell table:formula="of:=([.B537]-[.B$2])/10^9" office:value-type="float" office:value="0.120091298">
            <text:p>0.120091</text:p>
          </table:table-cell>
          <table:table-cell table:formula="of:=[.C537]-[.C536]" office:value-type="float" office:value="0.00000621500000000386">
            <text:p>0.000006</text:p>
          </table:table-cell>
          <table:table-cell table:formula="of:=[.A537]-[.A53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26433">
            <text:p>674.026433</text:p>
          </table:table-cell>
          <table:table-cell office:value-type="float" office:value="2664895369581">
            <text:p>2664895369581</text:p>
          </table:table-cell>
          <table:table-cell table:formula="of:=([.B538]-[.B$2])/10^9" office:value-type="float" office:value="0.120091298">
            <text:p>0.120091</text:p>
          </table:table-cell>
          <table:table-cell table:formula="of:=[.C538]-[.C537]" office:value-type="float" office:value="0">
            <text:p>0.000000</text:p>
          </table:table-cell>
          <table:table-cell table:formula="of:=[.A538]-[.A537]" office:value-type="float" office:value="0.000000999999997475243">
            <text:p>0.000001</text:p>
          </table:table-cell>
          <table:table-cell table:number-columns-repeated="2"/>
          <table:table-cell office:value-type="string">
            <text:p>2979868 / 3986211 &gt; 3000000 / 7000000</text:p>
          </table:table-cell>
        </table:table-row>
        <table:table-row table:style-name="ro1">
          <table:table-cell office:value-type="float" office:value="674.026434">
            <text:p>674.026434</text:p>
          </table:table-cell>
          <table:table-cell office:value-type="float" office:value="2664895369581">
            <text:p>2664895369581</text:p>
          </table:table-cell>
          <table:table-cell table:formula="of:=([.B539]-[.B$2])/10^9" office:value-type="float" office:value="0.120091298">
            <text:p>0.120091</text:p>
          </table:table-cell>
          <table:table-cell table:formula="of:=[.C539]-[.C538]" office:value-type="float" office:value="0">
            <text:p>0.000000</text:p>
          </table:table-cell>
          <table:table-cell table:formula="of:=[.A539]-[.A538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902369581; c_s is fully topped up</text:p>
          </table:table-cell>
        </table:table-row>
        <table:table-row table:style-name="ro1">
          <table:table-cell office:value-type="float" office:value="674.026472">
            <text:p>674.026472</text:p>
          </table:table-cell>
          <table:table-cell office:value-type="float" office:value="2664895369581">
            <text:p>2664895369581</text:p>
          </table:table-cell>
          <table:table-cell table:formula="of:=([.B540]-[.B$2])/10^9" office:value-type="float" office:value="0.120091298">
            <text:p>0.120091</text:p>
          </table:table-cell>
          <table:table-cell table:formula="of:=[.C540]-[.C539]" office:value-type="float" office:value="0">
            <text:p>0.000000</text:p>
          </table:table-cell>
          <table:table-cell table:formula="of:=[.A540]-[.A539]" office:value-type="float" office:value="0.0000380000000177461">
            <text:p>0.00003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4.027395">
            <text:p>674.027395</text:p>
          </table:table-cell>
          <table:table-cell office:value-type="float" office:value="2664896333612">
            <text:p>2664896333612</text:p>
          </table:table-cell>
          <table:table-cell table:formula="of:=([.B541]-[.B$2])/10^9" office:value-type="float" office:value="0.121055329">
            <text:p>0.121055</text:p>
          </table:table-cell>
          <table:table-cell table:formula="of:=[.C541]-[.C540]" office:value-type="float" office:value="0.000964031000000004">
            <text:p>0.000964</text:p>
          </table:table-cell>
          <table:table-cell table:formula="of:=[.A541]-[.A540]" office:value-type="float" office:value="0.000922999999943386">
            <text:p>0.00092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27396">
            <text:p>674.027396</text:p>
          </table:table-cell>
          <table:table-cell office:value-type="float" office:value="2664896333612">
            <text:p>2664896333612</text:p>
          </table:table-cell>
          <table:table-cell table:formula="of:=([.B542]-[.B$2])/10^9" office:value-type="float" office:value="0.121055329">
            <text:p>0.121055</text:p>
          </table:table-cell>
          <table:table-cell table:formula="of:=[.C542]-[.C541]" office:value-type="float" office:value="0">
            <text:p>0.000000</text:p>
          </table:table-cell>
          <table:table-cell table:formula="of:=[.A542]-[.A54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27403">
            <text:p>674.027403</text:p>
          </table:table-cell>
          <table:table-cell office:value-type="float" office:value="2664896333612">
            <text:p>2664896333612</text:p>
          </table:table-cell>
          <table:table-cell table:formula="of:=([.B543]-[.B$2])/10^9" office:value-type="float" office:value="0.121055329">
            <text:p>0.121055</text:p>
          </table:table-cell>
          <table:table-cell table:formula="of:=[.C543]-[.C542]" office:value-type="float" office:value="0">
            <text:p>0.000000</text:p>
          </table:table-cell>
          <table:table-cell table:formula="of:=[.A543]-[.A542]" office:value-type="float" office:value="0.00000700000009601354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29292">
            <text:p>674.029292</text:p>
          </table:table-cell>
          <table:table-cell office:value-type="float" office:value="2664898230429">
            <text:p>2664898230429</text:p>
          </table:table-cell>
          <table:table-cell table:formula="of:=([.B544]-[.B$2])/10^9" office:value-type="float" office:value="0.122952146">
            <text:p>0.122952</text:p>
          </table:table-cell>
          <table:table-cell table:formula="of:=[.C544]-[.C543]" office:value-type="float" office:value="0.001896817">
            <text:p>0.001897</text:p>
          </table:table-cell>
          <table:table-cell table:formula="of:=[.A544]-[.A543]" office:value-type="float" office:value="0.00188900000000558">
            <text:p>0.00188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29293">
            <text:p>674.029293</text:p>
          </table:table-cell>
          <table:table-cell office:value-type="float" office:value="2664898230429">
            <text:p>2664898230429</text:p>
          </table:table-cell>
          <table:table-cell table:formula="of:=([.B545]-[.B$2])/10^9" office:value-type="float" office:value="0.122952146">
            <text:p>0.122952</text:p>
          </table:table-cell>
          <table:table-cell table:formula="of:=[.C545]-[.C544]" office:value-type="float" office:value="0">
            <text:p>0.000000</text:p>
          </table:table-cell>
          <table:table-cell table:formula="of:=[.A545]-[.A544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29298">
            <text:p>674.029298</text:p>
          </table:table-cell>
          <table:table-cell office:value-type="float" office:value="2664898230429">
            <text:p>2664898230429</text:p>
          </table:table-cell>
          <table:table-cell table:formula="of:=([.B546]-[.B$2])/10^9" office:value-type="float" office:value="0.122952146">
            <text:p>0.122952</text:p>
          </table:table-cell>
          <table:table-cell table:formula="of:=[.C546]-[.C545]" office:value-type="float" office:value="0">
            <text:p>0.000000</text:p>
          </table:table-cell>
          <table:table-cell table:formula="of:=[.A546]-[.A54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30319">
            <text:p>674.030319</text:p>
          </table:table-cell>
          <table:table-cell office:value-type="float" office:value="2664898230429">
            <text:p>2664898230429</text:p>
          </table:table-cell>
          <table:table-cell table:formula="of:=([.B547]-[.B$2])/10^9" office:value-type="float" office:value="0.122952146">
            <text:p>0.122952</text:p>
          </table:table-cell>
          <table:table-cell table:formula="of:=[.C547]-[.C546]" office:value-type="float" office:value="0">
            <text:p>0.000000</text:p>
          </table:table-cell>
          <table:table-cell table:formula="of:=[.A547]-[.A546]" office:value-type="float" office:value="0.00102099999992333">
            <text:p>0.0010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30321">
            <text:p>674.030321</text:p>
          </table:table-cell>
          <table:table-cell office:value-type="float" office:value="2664899259702">
            <text:p>2664899259702</text:p>
          </table:table-cell>
          <table:table-cell table:formula="of:=([.B548]-[.B$2])/10^9" office:value-type="float" office:value="0.123981419">
            <text:p>0.123981</text:p>
          </table:table-cell>
          <table:table-cell table:formula="of:=[.C548]-[.C547]" office:value-type="float" office:value="0.001029273">
            <text:p>0.001029</text:p>
          </table:table-cell>
          <table:table-cell table:formula="of:=[.A548]-[.A54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30322">
            <text:p>674.030322</text:p>
          </table:table-cell>
          <table:table-cell office:value-type="float" office:value="2664899259702">
            <text:p>2664899259702</text:p>
          </table:table-cell>
          <table:table-cell table:formula="of:=([.B549]-[.B$2])/10^9" office:value-type="float" office:value="0.123981419">
            <text:p>0.123981</text:p>
          </table:table-cell>
          <table:table-cell table:formula="of:=[.C549]-[.C548]" office:value-type="float" office:value="0">
            <text:p>0.000000</text:p>
          </table:table-cell>
          <table:table-cell table:formula="of:=[.A549]-[.A548]" office:value-type="float" office:value="0.000000999999997475243">
            <text:p>0.000001</text:p>
          </table:table-cell>
          <table:table-cell office:value-type="string">
            <text:p>d_s is renewed (r + D) to 2664901259702; c_s is fully topped up</text:p>
          </table:table-cell>
          <table:table-cell table:number-columns-repeated="2"/>
        </table:table-row>
        <table:table-row table:style-name="ro1">
          <table:table-cell office:value-type="float" office:value="674.030323">
            <text:p>674.030323</text:p>
          </table:table-cell>
          <table:table-cell office:value-type="float" office:value="2664899259702">
            <text:p>2664899259702</text:p>
          </table:table-cell>
          <table:table-cell table:formula="of:=([.B550]-[.B$2])/10^9" office:value-type="float" office:value="0.123981419">
            <text:p>0.123981</text:p>
          </table:table-cell>
          <table:table-cell table:formula="of:=[.C550]-[.C549]" office:value-type="float" office:value="0">
            <text:p>0.000000</text:p>
          </table:table-cell>
          <table:table-cell table:formula="of:=[.A550]-[.A549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03033">
            <text:p>674.030330</text:p>
          </table:table-cell>
          <table:table-cell office:value-type="float" office:value="2664899269129">
            <text:p>2664899269129</text:p>
          </table:table-cell>
          <table:table-cell table:formula="of:=([.B551]-[.B$2])/10^9" office:value-type="float" office:value="0.123990846">
            <text:p>0.123991</text:p>
          </table:table-cell>
          <table:table-cell table:formula="of:=[.C551]-[.C550]" office:value-type="float" office:value="0.00000942700000000629">
            <text:p>0.000009</text:p>
          </table:table-cell>
          <table:table-cell table:formula="of:=[.A551]-[.A550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30336">
            <text:p>674.030336</text:p>
          </table:table-cell>
          <table:table-cell office:value-type="float" office:value="2664899269129">
            <text:p>2664899269129</text:p>
          </table:table-cell>
          <table:table-cell table:formula="of:=([.B552]-[.B$2])/10^9" office:value-type="float" office:value="0.123990846">
            <text:p>0.123991</text:p>
          </table:table-cell>
          <table:table-cell table:formula="of:=[.C552]-[.C551]" office:value-type="float" office:value="0">
            <text:p>0.000000</text:p>
          </table:table-cell>
          <table:table-cell table:formula="of:=[.A552]-[.A551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31242">
            <text:p>674.031242</text:p>
          </table:table-cell>
          <table:table-cell office:value-type="float" office:value="2664900188947">
            <text:p>2664900188947</text:p>
          </table:table-cell>
          <table:table-cell table:formula="of:=([.B553]-[.B$2])/10^9" office:value-type="float" office:value="0.124910664">
            <text:p>0.124911</text:p>
          </table:table-cell>
          <table:table-cell table:formula="of:=[.C553]-[.C552]" office:value-type="float" office:value="0.000919818000000003">
            <text:p>0.000920</text:p>
          </table:table-cell>
          <table:table-cell table:formula="of:=[.A553]-[.A552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31243">
            <text:p>674.031243</text:p>
          </table:table-cell>
          <table:table-cell office:value-type="float" office:value="2664900188947">
            <text:p>2664900188947</text:p>
          </table:table-cell>
          <table:table-cell table:formula="of:=([.B554]-[.B$2])/10^9" office:value-type="float" office:value="0.124910664">
            <text:p>0.124911</text:p>
          </table:table-cell>
          <table:table-cell table:formula="of:=[.C554]-[.C553]" office:value-type="float" office:value="0">
            <text:p>0.000000</text:p>
          </table:table-cell>
          <table:table-cell table:formula="of:=[.A554]-[.A55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31248">
            <text:p>674.031248</text:p>
          </table:table-cell>
          <table:table-cell office:value-type="float" office:value="2664900188947">
            <text:p>2664900188947</text:p>
          </table:table-cell>
          <table:table-cell table:formula="of:=([.B555]-[.B$2])/10^9" office:value-type="float" office:value="0.124910664">
            <text:p>0.124911</text:p>
          </table:table-cell>
          <table:table-cell table:formula="of:=[.C555]-[.C554]" office:value-type="float" office:value="0">
            <text:p>0.000000</text:p>
          </table:table-cell>
          <table:table-cell table:formula="of:=[.A555]-[.A55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031316">
            <text:p>674.031316</text:p>
          </table:table-cell>
          <table:table-cell office:value-type="float" office:value="2664900188947">
            <text:p>2664900188947</text:p>
          </table:table-cell>
          <table:table-cell table:formula="of:=([.B556]-[.B$2])/10^9" office:value-type="float" office:value="0.124910664">
            <text:p>0.124911</text:p>
          </table:table-cell>
          <table:table-cell table:formula="of:=[.C556]-[.C555]" office:value-type="float" office:value="0">
            <text:p>0.000000</text:p>
          </table:table-cell>
          <table:table-cell table:formula="of:=[.A556]-[.A555]" office:value-type="float" office:value="0.0000679999999420033">
            <text:p>0.00006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31318">
            <text:p>674.031318</text:p>
          </table:table-cell>
          <table:table-cell office:value-type="float" office:value="2664900264969">
            <text:p>2664900264969</text:p>
          </table:table-cell>
          <table:table-cell table:formula="of:=([.B557]-[.B$2])/10^9" office:value-type="float" office:value="0.124986686">
            <text:p>0.124987</text:p>
          </table:table-cell>
          <table:table-cell table:formula="of:=[.C557]-[.C556]" office:value-type="float" office:value="0.000076021999999995">
            <text:p>0.000076</text:p>
          </table:table-cell>
          <table:table-cell table:formula="of:=[.A557]-[.A556]" office:value-type="float" office:value="0.00000200000010863732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31319">
            <text:p>674.031319</text:p>
          </table:table-cell>
          <table:table-cell office:value-type="float" office:value="2664900264969">
            <text:p>2664900264969</text:p>
          </table:table-cell>
          <table:table-cell table:formula="of:=([.B558]-[.B$2])/10^9" office:value-type="float" office:value="0.124986686">
            <text:p>0.124987</text:p>
          </table:table-cell>
          <table:table-cell table:formula="of:=[.C558]-[.C557]" office:value-type="float" office:value="0">
            <text:p>0.000000</text:p>
          </table:table-cell>
          <table:table-cell table:formula="of:=[.A558]-[.A557]" office:value-type="float" office:value="0.000000999999997475243">
            <text:p>0.000001</text:p>
          </table:table-cell>
          <table:table-cell/>
          <table:table-cell office:value-type="string">
            <text:p>103183 / 98397 &gt; 2000000 / 5000000</text:p>
          </table:table-cell>
          <table:table-cell/>
        </table:table-row>
        <table:table-row table:style-name="ro1">
          <table:table-cell office:value-type="float" office:value="674.031319">
            <text:p>674.031319</text:p>
          </table:table-cell>
          <table:table-cell office:value-type="float" office:value="2664900264969">
            <text:p>2664900264969</text:p>
          </table:table-cell>
          <table:table-cell table:formula="of:=([.B559]-[.B$2])/10^9" office:value-type="float" office:value="0.124986686">
            <text:p>0.124987</text:p>
          </table:table-cell>
          <table:table-cell table:formula="of:=[.C559]-[.C558]" office:value-type="float" office:value="0">
            <text:p>0.000000</text:p>
          </table:table-cell>
          <table:table-cell table:formula="of:=[.A559]-[.A558]" office:value-type="float" office:value="0">
            <text:p>0.000000</text:p>
          </table:table-cell>
          <table:table-cell/>
          <table:table-cell office:value-type="string">
            <text:p>d_s is renewed (r + D) to 2664905264969; c_s is fully topped up</text:p>
          </table:table-cell>
          <table:table-cell/>
        </table:table-row>
        <table:table-row table:style-name="ro1">
          <table:table-cell office:value-type="float" office:value="674.033171">
            <text:p>674.033171</text:p>
          </table:table-cell>
          <table:table-cell office:value-type="float" office:value="2664902117602">
            <text:p>2664902117602</text:p>
          </table:table-cell>
          <table:table-cell table:formula="of:=([.B560]-[.B$2])/10^9" office:value-type="float" office:value="0.126839319">
            <text:p>0.126839</text:p>
          </table:table-cell>
          <table:table-cell table:formula="of:=[.C560]-[.C559]" office:value-type="float" office:value="0.00185263300000001">
            <text:p>0.001853</text:p>
          </table:table-cell>
          <table:table-cell table:formula="of:=[.A560]-[.A559]" office:value-type="float" office:value="0.00185199999998531">
            <text:p>0.00185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33172">
            <text:p>674.033172</text:p>
          </table:table-cell>
          <table:table-cell office:value-type="float" office:value="2664902117602">
            <text:p>2664902117602</text:p>
          </table:table-cell>
          <table:table-cell table:formula="of:=([.B561]-[.B$2])/10^9" office:value-type="float" office:value="0.126839319">
            <text:p>0.126839</text:p>
          </table:table-cell>
          <table:table-cell table:formula="of:=[.C561]-[.C560]" office:value-type="float" office:value="0">
            <text:p>0.000000</text:p>
          </table:table-cell>
          <table:table-cell table:formula="of:=[.A561]-[.A560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33177">
            <text:p>674.033177</text:p>
          </table:table-cell>
          <table:table-cell office:value-type="float" office:value="2664902117602">
            <text:p>2664902117602</text:p>
          </table:table-cell>
          <table:table-cell table:formula="of:=([.B562]-[.B$2])/10^9" office:value-type="float" office:value="0.126839319">
            <text:p>0.126839</text:p>
          </table:table-cell>
          <table:table-cell table:formula="of:=[.C562]-[.C561]" office:value-type="float" office:value="0">
            <text:p>0.000000</text:p>
          </table:table-cell>
          <table:table-cell table:formula="of:=[.A562]-[.A561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3431">
            <text:p>674.034310</text:p>
          </table:table-cell>
          <table:table-cell office:value-type="float" office:value="2664902117602">
            <text:p>2664902117602</text:p>
          </table:table-cell>
          <table:table-cell table:formula="of:=([.B563]-[.B$2])/10^9" office:value-type="float" office:value="0.126839319">
            <text:p>0.126839</text:p>
          </table:table-cell>
          <table:table-cell table:formula="of:=[.C563]-[.C562]" office:value-type="float" office:value="0">
            <text:p>0.000000</text:p>
          </table:table-cell>
          <table:table-cell table:formula="of:=[.A563]-[.A562]" office:value-type="float" office:value="0.00113299999998162">
            <text:p>0.00113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34312">
            <text:p>674.034312</text:p>
          </table:table-cell>
          <table:table-cell office:value-type="float" office:value="2664903259448">
            <text:p>2664903259448</text:p>
          </table:table-cell>
          <table:table-cell table:formula="of:=([.B564]-[.B$2])/10^9" office:value-type="float" office:value="0.127981165">
            <text:p>0.127981</text:p>
          </table:table-cell>
          <table:table-cell table:formula="of:=[.C564]-[.C563]" office:value-type="float" office:value="0.001141846">
            <text:p>0.001142</text:p>
          </table:table-cell>
          <table:table-cell table:formula="of:=[.A564]-[.A56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34313">
            <text:p>674.034313</text:p>
          </table:table-cell>
          <table:table-cell office:value-type="float" office:value="2664903259448">
            <text:p>2664903259448</text:p>
          </table:table-cell>
          <table:table-cell table:formula="of:=([.B565]-[.B$2])/10^9" office:value-type="float" office:value="0.127981165">
            <text:p>0.127981</text:p>
          </table:table-cell>
          <table:table-cell table:formula="of:=[.C565]-[.C564]" office:value-type="float" office:value="0">
            <text:p>0.000000</text:p>
          </table:table-cell>
          <table:table-cell table:formula="of:=[.A565]-[.A564]" office:value-type="float" office:value="0.000000999999997475243">
            <text:p>0.000001</text:p>
          </table:table-cell>
          <table:table-cell office:value-type="string">
            <text:p>d_s is renewed (r + D) to 2664905259448; c_s is fully topped up</text:p>
          </table:table-cell>
          <table:table-cell table:number-columns-repeated="2"/>
        </table:table-row>
        <table:table-row table:style-name="ro1">
          <table:table-cell office:value-type="float" office:value="674.034314">
            <text:p>674.034314</text:p>
          </table:table-cell>
          <table:table-cell office:value-type="float" office:value="2664903259448">
            <text:p>2664903259448</text:p>
          </table:table-cell>
          <table:table-cell table:formula="of:=([.B566]-[.B$2])/10^9" office:value-type="float" office:value="0.127981165">
            <text:p>0.127981</text:p>
          </table:table-cell>
          <table:table-cell table:formula="of:=[.C566]-[.C565]" office:value-type="float" office:value="0">
            <text:p>0.000000</text:p>
          </table:table-cell>
          <table:table-cell table:formula="of:=[.A566]-[.A565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34321">
            <text:p>674.034321</text:p>
          </table:table-cell>
          <table:table-cell office:value-type="float" office:value="2664903268503">
            <text:p>2664903268503</text:p>
          </table:table-cell>
          <table:table-cell table:formula="of:=([.B567]-[.B$2])/10^9" office:value-type="float" office:value="0.12799022">
            <text:p>0.127990</text:p>
          </table:table-cell>
          <table:table-cell table:formula="of:=[.C567]-[.C566]" office:value-type="float" office:value="0.00000905499999998005">
            <text:p>0.000009</text:p>
          </table:table-cell>
          <table:table-cell table:formula="of:=[.A567]-[.A566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34326">
            <text:p>674.034326</text:p>
          </table:table-cell>
          <table:table-cell office:value-type="float" office:value="2664903268503">
            <text:p>2664903268503</text:p>
          </table:table-cell>
          <table:table-cell table:formula="of:=([.B568]-[.B$2])/10^9" office:value-type="float" office:value="0.12799022">
            <text:p>0.127990</text:p>
          </table:table-cell>
          <table:table-cell table:formula="of:=[.C568]-[.C567]" office:value-type="float" office:value="0">
            <text:p>0.000000</text:p>
          </table:table-cell>
          <table:table-cell table:formula="of:=[.A568]-[.A567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35305">
            <text:p>674.035305</text:p>
          </table:table-cell>
          <table:table-cell office:value-type="float" office:value="2664904260940">
            <text:p>2664904260940</text:p>
          </table:table-cell>
          <table:table-cell table:formula="of:=([.B569]-[.B$2])/10^9" office:value-type="float" office:value="0.128982657">
            <text:p>0.128983</text:p>
          </table:table-cell>
          <table:table-cell table:formula="of:=[.C569]-[.C568]" office:value-type="float" office:value="0.000992437000000013">
            <text:p>0.000992</text:p>
          </table:table-cell>
          <table:table-cell table:formula="of:=[.A569]-[.A568]" office:value-type="float" office:value="0.000979000000029373">
            <text:p>0.00097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35307">
            <text:p>674.035307</text:p>
          </table:table-cell>
          <table:table-cell office:value-type="float" office:value="2664904260940">
            <text:p>2664904260940</text:p>
          </table:table-cell>
          <table:table-cell table:formula="of:=([.B570]-[.B$2])/10^9" office:value-type="float" office:value="0.128982657">
            <text:p>0.128983</text:p>
          </table:table-cell>
          <table:table-cell table:formula="of:=[.C570]-[.C569]" office:value-type="float" office:value="0">
            <text:p>0.000000</text:p>
          </table:table-cell>
          <table:table-cell table:formula="of:=[.A570]-[.A569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35314">
            <text:p>674.035314</text:p>
          </table:table-cell>
          <table:table-cell office:value-type="float" office:value="2664904260940">
            <text:p>2664904260940</text:p>
          </table:table-cell>
          <table:table-cell table:formula="of:=([.B571]-[.B$2])/10^9" office:value-type="float" office:value="0.128982657">
            <text:p>0.128983</text:p>
          </table:table-cell>
          <table:table-cell table:formula="of:=[.C571]-[.C570]" office:value-type="float" office:value="0">
            <text:p>0.000000</text:p>
          </table:table-cell>
          <table:table-cell table:formula="of:=[.A571]-[.A570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3608">
            <text:p>674.036080</text:p>
          </table:table-cell>
          <table:table-cell office:value-type="float" office:value="2664905035931">
            <text:p>2664905035931</text:p>
          </table:table-cell>
          <table:table-cell table:formula="of:=([.B572]-[.B$2])/10^9" office:value-type="float" office:value="0.129757648">
            <text:p>0.129758</text:p>
          </table:table-cell>
          <table:table-cell table:formula="of:=[.C572]-[.C571]" office:value-type="float" office:value="0.000774991000000003">
            <text:p>0.000775</text:p>
          </table:table-cell>
          <table:table-cell table:formula="of:=[.A572]-[.A571]" office:value-type="float" office:value="0.000765999999998712">
            <text:p>0.00076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36083">
            <text:p>674.036083</text:p>
          </table:table-cell>
          <table:table-cell office:value-type="float" office:value="2664905035931">
            <text:p>2664905035931</text:p>
          </table:table-cell>
          <table:table-cell table:formula="of:=([.B573]-[.B$2])/10^9" office:value-type="float" office:value="0.129757648">
            <text:p>0.129758</text:p>
          </table:table-cell>
          <table:table-cell table:formula="of:=[.C573]-[.C572]" office:value-type="float" office:value="0">
            <text:p>0.000000</text:p>
          </table:table-cell>
          <table:table-cell table:formula="of:=[.A573]-[.A572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36178">
            <text:p>674.036178</text:p>
          </table:table-cell>
          <table:table-cell office:value-type="float" office:value="2664905035931">
            <text:p>2664905035931</text:p>
          </table:table-cell>
          <table:table-cell table:formula="of:=([.B574]-[.B$2])/10^9" office:value-type="float" office:value="0.129757648">
            <text:p>0.129758</text:p>
          </table:table-cell>
          <table:table-cell table:formula="of:=[.C574]-[.C573]" office:value-type="float" office:value="0">
            <text:p>0.000000</text:p>
          </table:table-cell>
          <table:table-cell table:formula="of:=[.A574]-[.A573]" office:value-type="float" office:value="0.0000949999999875217">
            <text:p>0.00009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3618">
            <text:p>674.036180</text:p>
          </table:table-cell>
          <table:table-cell office:value-type="float" office:value="2664905356499">
            <text:p>2664905356499</text:p>
          </table:table-cell>
          <table:table-cell table:formula="of:=([.B575]-[.B$2])/10^9" office:value-type="float" office:value="0.130078216">
            <text:p>0.130078</text:p>
          </table:table-cell>
          <table:table-cell table:formula="of:=[.C575]-[.C574]" office:value-type="float" office:value="0.000320567999999993">
            <text:p>0.000321</text:p>
          </table:table-cell>
          <table:table-cell table:formula="of:=[.A575]-[.A574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36181">
            <text:p>674.036181</text:p>
          </table:table-cell>
          <table:table-cell office:value-type="float" office:value="2664905356499">
            <text:p>2664905356499</text:p>
          </table:table-cell>
          <table:table-cell table:formula="of:=([.B576]-[.B$2])/10^9" office:value-type="float" office:value="0.130078216">
            <text:p>0.130078</text:p>
          </table:table-cell>
          <table:table-cell table:formula="of:=[.C576]-[.C575]" office:value-type="float" office:value="0">
            <text:p>0.000000</text:p>
          </table:table-cell>
          <table:table-cell table:formula="of:=[.A576]-[.A575]" office:value-type="float" office:value="0.00000100000011116208">
            <text:p>0.000001</text:p>
          </table:table-cell>
          <table:table-cell table:number-columns-repeated="2"/>
          <table:table-cell office:value-type="string">
            <text:p>d_s is renewed (r + D) to 2664912356499; c_s is fully topped up</text:p>
          </table:table-cell>
        </table:table-row>
        <table:table-row table:style-name="ro1">
          <table:table-cell office:value-type="float" office:value="674.036184">
            <text:p>674.036184</text:p>
          </table:table-cell>
          <table:table-cell office:value-type="float" office:value="2664905356499">
            <text:p>2664905356499</text:p>
          </table:table-cell>
          <table:table-cell table:formula="of:=([.B577]-[.B$2])/10^9" office:value-type="float" office:value="0.130078216">
            <text:p>0.130078</text:p>
          </table:table-cell>
          <table:table-cell table:formula="of:=[.C577]-[.C576]" office:value-type="float" office:value="0">
            <text:p>0.000000</text:p>
          </table:table-cell>
          <table:table-cell table:formula="of:=[.A577]-[.A576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36187">
            <text:p>674.036187</text:p>
          </table:table-cell>
          <table:table-cell office:value-type="float" office:value="2664905362792">
            <text:p>2664905362792</text:p>
          </table:table-cell>
          <table:table-cell table:formula="of:=([.B578]-[.B$2])/10^9" office:value-type="float" office:value="0.130084509">
            <text:p>0.130085</text:p>
          </table:table-cell>
          <table:table-cell table:formula="of:=[.C578]-[.C577]" office:value-type="float" office:value="0.00000629299999999056">
            <text:p>0.000006</text:p>
          </table:table-cell>
          <table:table-cell table:formula="of:=[.A578]-[.A577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36187">
            <text:p>674.036187</text:p>
          </table:table-cell>
          <table:table-cell office:value-type="float" office:value="2664905362792">
            <text:p>2664905362792</text:p>
          </table:table-cell>
          <table:table-cell table:formula="of:=([.B579]-[.B$2])/10^9" office:value-type="float" office:value="0.130084509">
            <text:p>0.130085</text:p>
          </table:table-cell>
          <table:table-cell table:formula="of:=[.C579]-[.C578]" office:value-type="float" office:value="0">
            <text:p>0.000000</text:p>
          </table:table-cell>
          <table:table-cell table:formula="of:=[.A579]-[.A578]" office:value-type="float" office:value="0">
            <text:p>0.000000</text:p>
          </table:table-cell>
          <table:table-cell/>
          <table:table-cell office:value-type="string">
            <text:p>d_s is renewed (r + D) to 2664910362792; c_s is fully topped up</text:p>
          </table:table-cell>
          <table:table-cell/>
        </table:table-row>
        <table:table-row table:style-name="ro1">
          <table:table-cell office:value-type="float" office:value="674.036222">
            <text:p>674.036222</text:p>
          </table:table-cell>
          <table:table-cell office:value-type="float" office:value="2664905362792">
            <text:p>2664905362792</text:p>
          </table:table-cell>
          <table:table-cell table:formula="of:=([.B580]-[.B$2])/10^9" office:value-type="float" office:value="0.130084509">
            <text:p>0.130085</text:p>
          </table:table-cell>
          <table:table-cell table:formula="of:=[.C580]-[.C579]" office:value-type="float" office:value="0">
            <text:p>0.000000</text:p>
          </table:table-cell>
          <table:table-cell table:formula="of:=[.A580]-[.A579]" office:value-type="float" office:value="0.0000349999999116335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038084">
            <text:p>674.038084</text:p>
          </table:table-cell>
          <table:table-cell office:value-type="float" office:value="2664905362792">
            <text:p>2664905362792</text:p>
          </table:table-cell>
          <table:table-cell table:formula="of:=([.B581]-[.B$2])/10^9" office:value-type="float" office:value="0.130084509">
            <text:p>0.130085</text:p>
          </table:table-cell>
          <table:table-cell table:formula="of:=[.C581]-[.C580]" office:value-type="float" office:value="0">
            <text:p>0.000000</text:p>
          </table:table-cell>
          <table:table-cell table:formula="of:=[.A581]-[.A580]" office:value-type="float" office:value="0.00186200000007375">
            <text:p>0.00186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38086">
            <text:p>674.038086</text:p>
          </table:table-cell>
          <table:table-cell office:value-type="float" office:value="2664907262299">
            <text:p>2664907262299</text:p>
          </table:table-cell>
          <table:table-cell table:formula="of:=([.B582]-[.B$2])/10^9" office:value-type="float" office:value="0.131984016">
            <text:p>0.131984</text:p>
          </table:table-cell>
          <table:table-cell table:formula="of:=[.C582]-[.C581]" office:value-type="float" office:value="0.00189950700000002">
            <text:p>0.001900</text:p>
          </table:table-cell>
          <table:table-cell table:formula="of:=[.A582]-[.A58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38087">
            <text:p>674.038087</text:p>
          </table:table-cell>
          <table:table-cell office:value-type="float" office:value="2664907262299">
            <text:p>2664907262299</text:p>
          </table:table-cell>
          <table:table-cell table:formula="of:=([.B583]-[.B$2])/10^9" office:value-type="float" office:value="0.131984016">
            <text:p>0.131984</text:p>
          </table:table-cell>
          <table:table-cell table:formula="of:=[.C583]-[.C582]" office:value-type="float" office:value="0">
            <text:p>0.000000</text:p>
          </table:table-cell>
          <table:table-cell table:formula="of:=[.A583]-[.A582]" office:value-type="float" office:value="0.000000999999997475243">
            <text:p>0.000001</text:p>
          </table:table-cell>
          <table:table-cell office:value-type="string">
            <text:p>d_s is renewed (r + D) to 2664909262299; c_s is fully topped up</text:p>
          </table:table-cell>
          <table:table-cell table:number-columns-repeated="2"/>
        </table:table-row>
        <table:table-row table:style-name="ro1">
          <table:table-cell office:value-type="float" office:value="674.038088">
            <text:p>674.038088</text:p>
          </table:table-cell>
          <table:table-cell office:value-type="float" office:value="2664907262299">
            <text:p>2664907262299</text:p>
          </table:table-cell>
          <table:table-cell table:formula="of:=([.B584]-[.B$2])/10^9" office:value-type="float" office:value="0.131984016">
            <text:p>0.131984</text:p>
          </table:table-cell>
          <table:table-cell table:formula="of:=[.C584]-[.C583]" office:value-type="float" office:value="0">
            <text:p>0.000000</text:p>
          </table:table-cell>
          <table:table-cell table:formula="of:=[.A584]-[.A583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38098">
            <text:p>674.038098</text:p>
          </table:table-cell>
          <table:table-cell office:value-type="float" office:value="2664907274188">
            <text:p>2664907274188</text:p>
          </table:table-cell>
          <table:table-cell table:formula="of:=([.B585]-[.B$2])/10^9" office:value-type="float" office:value="0.131995905">
            <text:p>0.131996</text:p>
          </table:table-cell>
          <table:table-cell table:formula="of:=[.C585]-[.C584]" office:value-type="float" office:value="0.0000118889999999872">
            <text:p>0.000012</text:p>
          </table:table-cell>
          <table:table-cell table:formula="of:=[.A585]-[.A584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38103">
            <text:p>674.038103</text:p>
          </table:table-cell>
          <table:table-cell office:value-type="float" office:value="2664907274188">
            <text:p>2664907274188</text:p>
          </table:table-cell>
          <table:table-cell table:formula="of:=([.B586]-[.B$2])/10^9" office:value-type="float" office:value="0.131995905">
            <text:p>0.131996</text:p>
          </table:table-cell>
          <table:table-cell table:formula="of:=[.C586]-[.C585]" office:value-type="float" office:value="0">
            <text:p>0.000000</text:p>
          </table:table-cell>
          <table:table-cell table:formula="of:=[.A586]-[.A585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39037">
            <text:p>674.039037</text:p>
          </table:table-cell>
          <table:table-cell office:value-type="float" office:value="2664908219153">
            <text:p>2664908219153</text:p>
          </table:table-cell>
          <table:table-cell table:formula="of:=([.B587]-[.B$2])/10^9" office:value-type="float" office:value="0.13294087">
            <text:p>0.132941</text:p>
          </table:table-cell>
          <table:table-cell table:formula="of:=[.C587]-[.C586]" office:value-type="float" office:value="0.000944964999999992">
            <text:p>0.000945</text:p>
          </table:table-cell>
          <table:table-cell table:formula="of:=[.A587]-[.A586]" office:value-type="float" office:value="0.0009340000000293">
            <text:p>0.00093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39038">
            <text:p>674.039038</text:p>
          </table:table-cell>
          <table:table-cell office:value-type="float" office:value="2664908219153">
            <text:p>2664908219153</text:p>
          </table:table-cell>
          <table:table-cell table:formula="of:=([.B588]-[.B$2])/10^9" office:value-type="float" office:value="0.13294087">
            <text:p>0.132941</text:p>
          </table:table-cell>
          <table:table-cell table:formula="of:=[.C588]-[.C587]" office:value-type="float" office:value="0">
            <text:p>0.000000</text:p>
          </table:table-cell>
          <table:table-cell table:formula="of:=[.A588]-[.A58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39046">
            <text:p>674.039046</text:p>
          </table:table-cell>
          <table:table-cell office:value-type="float" office:value="2664908219153">
            <text:p>2664908219153</text:p>
          </table:table-cell>
          <table:table-cell table:formula="of:=([.B589]-[.B$2])/10^9" office:value-type="float" office:value="0.13294087">
            <text:p>0.132941</text:p>
          </table:table-cell>
          <table:table-cell table:formula="of:=[.C589]-[.C588]" office:value-type="float" office:value="0">
            <text:p>0.000000</text:p>
          </table:table-cell>
          <table:table-cell table:formula="of:=[.A589]-[.A588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39094">
            <text:p>674.039094</text:p>
          </table:table-cell>
          <table:table-cell office:value-type="float" office:value="2664908275707">
            <text:p>2664908275707</text:p>
          </table:table-cell>
          <table:table-cell table:formula="of:=([.B590]-[.B$2])/10^9" office:value-type="float" office:value="0.132997424">
            <text:p>0.132997</text:p>
          </table:table-cell>
          <table:table-cell table:formula="of:=[.C590]-[.C589]" office:value-type="float" office:value="0.0000565540000000142">
            <text:p>0.000057</text:p>
          </table:table-cell>
          <table:table-cell table:formula="of:=[.A590]-[.A589]" office:value-type="float" office:value="0.0000479999999924985">
            <text:p>0.0000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39095">
            <text:p>674.039095</text:p>
          </table:table-cell>
          <table:table-cell office:value-type="float" office:value="2664908275707">
            <text:p>2664908275707</text:p>
          </table:table-cell>
          <table:table-cell table:formula="of:=([.B591]-[.B$2])/10^9" office:value-type="float" office:value="0.132997424">
            <text:p>0.132997</text:p>
          </table:table-cell>
          <table:table-cell table:formula="of:=[.C591]-[.C590]" office:value-type="float" office:value="0">
            <text:p>0.000000</text:p>
          </table:table-cell>
          <table:table-cell table:formula="of:=[.A591]-[.A590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391">
            <text:p>674.039100</text:p>
          </table:table-cell>
          <table:table-cell office:value-type="float" office:value="2664908275707">
            <text:p>2664908275707</text:p>
          </table:table-cell>
          <table:table-cell table:formula="of:=([.B592]-[.B$2])/10^9" office:value-type="float" office:value="0.132997424">
            <text:p>0.132997</text:p>
          </table:table-cell>
          <table:table-cell table:formula="of:=[.C592]-[.C591]" office:value-type="float" office:value="0">
            <text:p>0.000000</text:p>
          </table:table-cell>
          <table:table-cell table:formula="of:=[.A592]-[.A591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41077">
            <text:p>674.041077</text:p>
          </table:table-cell>
          <table:table-cell office:value-type="float" office:value="2664908275707">
            <text:p>2664908275707</text:p>
          </table:table-cell>
          <table:table-cell table:formula="of:=([.B593]-[.B$2])/10^9" office:value-type="float" office:value="0.132997424">
            <text:p>0.132997</text:p>
          </table:table-cell>
          <table:table-cell table:formula="of:=[.C593]-[.C592]" office:value-type="float" office:value="0">
            <text:p>0.000000</text:p>
          </table:table-cell>
          <table:table-cell table:formula="of:=[.A593]-[.A592]" office:value-type="float" office:value="0.00197700000001078">
            <text:p>0.00197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41079">
            <text:p>674.041079</text:p>
          </table:table-cell>
          <table:table-cell office:value-type="float" office:value="2664910260933">
            <text:p>2664910260933</text:p>
          </table:table-cell>
          <table:table-cell table:formula="of:=([.B594]-[.B$2])/10^9" office:value-type="float" office:value="0.13498265">
            <text:p>0.134983</text:p>
          </table:table-cell>
          <table:table-cell table:formula="of:=[.C594]-[.C593]" office:value-type="float" office:value="0.00198522600000001">
            <text:p>0.001985</text:p>
          </table:table-cell>
          <table:table-cell table:formula="of:=[.A594]-[.A59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4108">
            <text:p>674.041080</text:p>
          </table:table-cell>
          <table:table-cell office:value-type="float" office:value="2664910260933">
            <text:p>2664910260933</text:p>
          </table:table-cell>
          <table:table-cell table:formula="of:=([.B595]-[.B$2])/10^9" office:value-type="float" office:value="0.13498265">
            <text:p>0.134983</text:p>
          </table:table-cell>
          <table:table-cell table:formula="of:=[.C595]-[.C594]" office:value-type="float" office:value="0">
            <text:p>0.000000</text:p>
          </table:table-cell>
          <table:table-cell table:formula="of:=[.A595]-[.A594]" office:value-type="float" office:value="0.000000999999997475243">
            <text:p>0.000001</text:p>
          </table:table-cell>
          <table:table-cell/>
          <table:table-cell office:value-type="string">
            <text:p>32050 / 101859 &lt;= 2000000 / 5000000</text:p>
          </table:table-cell>
          <table:table-cell/>
        </table:table-row>
        <table:table-row table:style-name="ro1">
          <table:table-cell office:value-type="float" office:value="674.041081">
            <text:p>674.041081</text:p>
          </table:table-cell>
          <table:table-cell office:value-type="float" office:value="2664910260933">
            <text:p>2664910260933</text:p>
          </table:table-cell>
          <table:table-cell table:formula="of:=([.B596]-[.B$2])/10^9" office:value-type="float" office:value="0.13498265">
            <text:p>0.134983</text:p>
          </table:table-cell>
          <table:table-cell table:formula="of:=[.C596]-[.C595]" office:value-type="float" office:value="0">
            <text:p>0.000000</text:p>
          </table:table-cell>
          <table:table-cell table:formula="of:=[.A596]-[.A595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041082">
            <text:p>674.041082</text:p>
          </table:table-cell>
          <table:table-cell office:value-type="float" office:value="2664910260933">
            <text:p>2664910260933</text:p>
          </table:table-cell>
          <table:table-cell table:formula="of:=([.B597]-[.B$2])/10^9" office:value-type="float" office:value="0.13498265">
            <text:p>0.134983</text:p>
          </table:table-cell>
          <table:table-cell table:formula="of:=[.C597]-[.C596]" office:value-type="float" office:value="0">
            <text:p>0.000000</text:p>
          </table:table-cell>
          <table:table-cell table:formula="of:=[.A597]-[.A596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041089">
            <text:p>674.041089</text:p>
          </table:table-cell>
          <table:table-cell office:value-type="float" office:value="2664910271100">
            <text:p>2664910271100</text:p>
          </table:table-cell>
          <table:table-cell table:formula="of:=([.B598]-[.B$2])/10^9" office:value-type="float" office:value="0.134992817">
            <text:p>0.134993</text:p>
          </table:table-cell>
          <table:table-cell table:formula="of:=[.C598]-[.C597]" office:value-type="float" office:value="0.0000101669999999776">
            <text:p>0.000010</text:p>
          </table:table-cell>
          <table:table-cell table:formula="of:=[.A598]-[.A597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41097">
            <text:p>674.041097</text:p>
          </table:table-cell>
          <table:table-cell office:value-type="float" office:value="2664910271100">
            <text:p>2664910271100</text:p>
          </table:table-cell>
          <table:table-cell table:formula="of:=([.B599]-[.B$2])/10^9" office:value-type="float" office:value="0.134992817">
            <text:p>0.134993</text:p>
          </table:table-cell>
          <table:table-cell table:formula="of:=[.C599]-[.C598]" office:value-type="float" office:value="0">
            <text:p>0.000000</text:p>
          </table:table-cell>
          <table:table-cell table:formula="of:=[.A599]-[.A598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41131">
            <text:p>674.041131</text:p>
          </table:table-cell>
          <table:table-cell office:value-type="float" office:value="2664910311711">
            <text:p>2664910311711</text:p>
          </table:table-cell>
          <table:table-cell table:formula="of:=([.B600]-[.B$2])/10^9" office:value-type="float" office:value="0.135033428">
            <text:p>0.135033</text:p>
          </table:table-cell>
          <table:table-cell table:formula="of:=[.C600]-[.C599]" office:value-type="float" office:value="0.0000406110000000237">
            <text:p>0.000041</text:p>
          </table:table-cell>
          <table:table-cell table:formula="of:=[.A600]-[.A599]" office:value-type="float" office:value="0.0000339999999141582">
            <text:p>0.00003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41131">
            <text:p>674.041131</text:p>
          </table:table-cell>
          <table:table-cell office:value-type="float" office:value="2664910311711">
            <text:p>2664910311711</text:p>
          </table:table-cell>
          <table:table-cell table:formula="of:=([.B601]-[.B$2])/10^9" office:value-type="float" office:value="0.135033428">
            <text:p>0.135033</text:p>
          </table:table-cell>
          <table:table-cell table:formula="of:=[.C601]-[.C600]" office:value-type="float" office:value="0">
            <text:p>0.000000</text:p>
          </table:table-cell>
          <table:table-cell table:formula="of:=[.A601]-[.A600]" office:value-type="float" office:value="0">
            <text:p>0.000000</text:p>
          </table:table-cell>
          <table:table-cell/>
          <table:table-cell office:value-type="string">
            <text:p>uses up its c_s; 2664910311711-2664910271100=40611</text:p>
          </table:table-cell>
          <table:table-cell/>
        </table:table-row>
        <table:table-row table:style-name="ro1">
          <table:table-cell office:value-type="float" office:value="674.041143">
            <text:p>674.041143</text:p>
          </table:table-cell>
          <table:table-cell office:value-type="float" office:value="2664910325408">
            <text:p>2664910325408</text:p>
          </table:table-cell>
          <table:table-cell table:formula="of:=([.B602]-[.B$2])/10^9" office:value-type="float" office:value="0.135047125">
            <text:p>0.135047</text:p>
          </table:table-cell>
          <table:table-cell table:formula="of:=[.C602]-[.C601]" office:value-type="float" office:value="0.0000136969999999792">
            <text:p>0.000014</text:p>
          </table:table-cell>
          <table:table-cell table:formula="of:=[.A602]-[.A601]" office:value-type="float" office:value="0.0000120000000833898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41149">
            <text:p>674.041149</text:p>
          </table:table-cell>
          <table:table-cell office:value-type="float" office:value="2664910325408">
            <text:p>2664910325408</text:p>
          </table:table-cell>
          <table:table-cell table:formula="of:=([.B603]-[.B$2])/10^9" office:value-type="float" office:value="0.135047125">
            <text:p>0.135047</text:p>
          </table:table-cell>
          <table:table-cell table:formula="of:=[.C603]-[.C602]" office:value-type="float" office:value="0">
            <text:p>0.000000</text:p>
          </table:table-cell>
          <table:table-cell table:formula="of:=[.A603]-[.A602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41189">
            <text:p>674.041189</text:p>
          </table:table-cell>
          <table:table-cell office:value-type="float" office:value="2664910325408">
            <text:p>2664910325408</text:p>
          </table:table-cell>
          <table:table-cell table:formula="of:=([.B604]-[.B$2])/10^9" office:value-type="float" office:value="0.135047125">
            <text:p>0.135047</text:p>
          </table:table-cell>
          <table:table-cell table:formula="of:=[.C604]-[.C603]" office:value-type="float" office:value="0">
            <text:p>0.000000</text:p>
          </table:table-cell>
          <table:table-cell table:formula="of:=[.A604]-[.A603]" office:value-type="float" office:value="0.0000400000000126965">
            <text:p>0.00004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4119">
            <text:p>674.041190</text:p>
          </table:table-cell>
          <table:table-cell office:value-type="float" office:value="2664910325408">
            <text:p>2664910325408</text:p>
          </table:table-cell>
          <table:table-cell table:formula="of:=([.B605]-[.B$2])/10^9" office:value-type="float" office:value="0.135047125">
            <text:p>0.135047</text:p>
          </table:table-cell>
          <table:table-cell table:formula="of:=[.C605]-[.C604]" office:value-type="float" office:value="0">
            <text:p>0.000000</text:p>
          </table:table-cell>
          <table:table-cell table:formula="of:=[.A605]-[.A604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41191">
            <text:p>674.041191</text:p>
          </table:table-cell>
          <table:table-cell office:value-type="float" office:value="2664910325408">
            <text:p>2664910325408</text:p>
          </table:table-cell>
          <table:table-cell table:formula="of:=([.B606]-[.B$2])/10^9" office:value-type="float" office:value="0.135047125">
            <text:p>0.135047</text:p>
          </table:table-cell>
          <table:table-cell table:formula="of:=[.C606]-[.C605]" office:value-type="float" office:value="0">
            <text:p>0.000000</text:p>
          </table:table-cell>
          <table:table-cell table:formula="of:=[.A606]-[.A605]" office:value-type="float" office:value="0.000000999999997475243">
            <text:p>0.000001</text:p>
          </table:table-cell>
          <table:table-cell/>
          <table:table-cell office:value-type="string">
            <text:p>postpones its deadline to 2664915362792; c_s is topped up to 1991439</text:p>
          </table:table-cell>
          <table:table-cell/>
        </table:table-row>
        <table:table-row table:style-name="ro1">
          <table:table-cell office:value-type="float" office:value="674.042075">
            <text:p>674.042075</text:p>
          </table:table-cell>
          <table:table-cell office:value-type="float" office:value="2664910325408">
            <text:p>2664910325408</text:p>
          </table:table-cell>
          <table:table-cell table:formula="of:=([.B607]-[.B$2])/10^9" office:value-type="float" office:value="0.135047125">
            <text:p>0.135047</text:p>
          </table:table-cell>
          <table:table-cell table:formula="of:=[.C607]-[.C606]" office:value-type="float" office:value="0">
            <text:p>0.000000</text:p>
          </table:table-cell>
          <table:table-cell table:formula="of:=[.A607]-[.A606]" office:value-type="float" office:value="0.000883999999928165">
            <text:p>0.0008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42077">
            <text:p>674.042077</text:p>
          </table:table-cell>
          <table:table-cell office:value-type="float" office:value="2664911258939">
            <text:p>2664911258939</text:p>
          </table:table-cell>
          <table:table-cell table:formula="of:=([.B608]-[.B$2])/10^9" office:value-type="float" office:value="0.135980656">
            <text:p>0.135981</text:p>
          </table:table-cell>
          <table:table-cell table:formula="of:=[.C608]-[.C607]" office:value-type="float" office:value="0.000933531000000015">
            <text:p>0.000934</text:p>
          </table:table-cell>
          <table:table-cell table:formula="of:=[.A608]-[.A60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42078">
            <text:p>674.042078</text:p>
          </table:table-cell>
          <table:table-cell office:value-type="float" office:value="2664911258939">
            <text:p>2664911258939</text:p>
          </table:table-cell>
          <table:table-cell table:formula="of:=([.B609]-[.B$2])/10^9" office:value-type="float" office:value="0.135980656">
            <text:p>0.135981</text:p>
          </table:table-cell>
          <table:table-cell table:formula="of:=[.C609]-[.C608]" office:value-type="float" office:value="0">
            <text:p>0.000000</text:p>
          </table:table-cell>
          <table:table-cell table:formula="of:=[.A609]-[.A608]" office:value-type="float" office:value="0.000000999999997475243">
            <text:p>0.000001</text:p>
          </table:table-cell>
          <table:table-cell office:value-type="string">
            <text:p>d_s is renewed (r + D) to 2664913258939; c_s is fully topped up</text:p>
          </table:table-cell>
          <table:table-cell table:number-columns-repeated="2"/>
        </table:table-row>
        <table:table-row table:style-name="ro1">
          <table:table-cell office:value-type="float" office:value="674.042118">
            <text:p>674.042118</text:p>
          </table:table-cell>
          <table:table-cell office:value-type="float" office:value="2664911299802">
            <text:p>2664911299802</text:p>
          </table:table-cell>
          <table:table-cell table:formula="of:=([.B610]-[.B$2])/10^9" office:value-type="float" office:value="0.136021519">
            <text:p>0.136022</text:p>
          </table:table-cell>
          <table:table-cell table:formula="of:=[.C610]-[.C609]" office:value-type="float" office:value="0.0000408630000000021">
            <text:p>0.000041</text:p>
          </table:table-cell>
          <table:table-cell table:formula="of:=[.A610]-[.A609]" office:value-type="float" office:value="0.0000400000000126965">
            <text:p>0.00004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42119">
            <text:p>674.042119</text:p>
          </table:table-cell>
          <table:table-cell office:value-type="float" office:value="2664911299802">
            <text:p>2664911299802</text:p>
          </table:table-cell>
          <table:table-cell table:formula="of:=([.B611]-[.B$2])/10^9" office:value-type="float" office:value="0.136021519">
            <text:p>0.136022</text:p>
          </table:table-cell>
          <table:table-cell table:formula="of:=[.C611]-[.C610]" office:value-type="float" office:value="0">
            <text:p>0.000000</text:p>
          </table:table-cell>
          <table:table-cell table:formula="of:=[.A611]-[.A610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42124">
            <text:p>674.042124</text:p>
          </table:table-cell>
          <table:table-cell office:value-type="float" office:value="2664911299802">
            <text:p>2664911299802</text:p>
          </table:table-cell>
          <table:table-cell table:formula="of:=([.B612]-[.B$2])/10^9" office:value-type="float" office:value="0.136021519">
            <text:p>0.136022</text:p>
          </table:table-cell>
          <table:table-cell table:formula="of:=[.C612]-[.C611]" office:value-type="float" office:value="0">
            <text:p>0.000000</text:p>
          </table:table-cell>
          <table:table-cell table:formula="of:=[.A612]-[.A611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43033">
            <text:p>674.043033</text:p>
          </table:table-cell>
          <table:table-cell office:value-type="float" office:value="2664912224019">
            <text:p>2664912224019</text:p>
          </table:table-cell>
          <table:table-cell table:formula="of:=([.B613]-[.B$2])/10^9" office:value-type="float" office:value="0.136945736">
            <text:p>0.136946</text:p>
          </table:table-cell>
          <table:table-cell table:formula="of:=[.C613]-[.C612]" office:value-type="float" office:value="0.000924217000000005">
            <text:p>0.000924</text:p>
          </table:table-cell>
          <table:table-cell table:formula="of:=[.A613]-[.A612]" office:value-type="float" office:value="0.000909000000092419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43035">
            <text:p>674.043035</text:p>
          </table:table-cell>
          <table:table-cell office:value-type="float" office:value="2664912224019">
            <text:p>2664912224019</text:p>
          </table:table-cell>
          <table:table-cell table:formula="of:=([.B614]-[.B$2])/10^9" office:value-type="float" office:value="0.136945736">
            <text:p>0.136946</text:p>
          </table:table-cell>
          <table:table-cell table:formula="of:=[.C614]-[.C613]" office:value-type="float" office:value="0">
            <text:p>0.000000</text:p>
          </table:table-cell>
          <table:table-cell table:formula="of:=[.A614]-[.A613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43042">
            <text:p>674.043042</text:p>
          </table:table-cell>
          <table:table-cell office:value-type="float" office:value="2664912224019">
            <text:p>2664912224019</text:p>
          </table:table-cell>
          <table:table-cell table:formula="of:=([.B615]-[.B$2])/10^9" office:value-type="float" office:value="0.136945736">
            <text:p>0.136946</text:p>
          </table:table-cell>
          <table:table-cell table:formula="of:=[.C615]-[.C614]" office:value-type="float" office:value="0">
            <text:p>0.000000</text:p>
          </table:table-cell>
          <table:table-cell table:formula="of:=[.A615]-[.A614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44917">
            <text:p>674.044917</text:p>
          </table:table-cell>
          <table:table-cell office:value-type="float" office:value="2664914107192">
            <text:p>2664914107192</text:p>
          </table:table-cell>
          <table:table-cell table:formula="of:=([.B616]-[.B$2])/10^9" office:value-type="float" office:value="0.138828909">
            <text:p>0.138829</text:p>
          </table:table-cell>
          <table:table-cell table:formula="of:=[.C616]-[.C615]" office:value-type="float" office:value="0.00188317299999999">
            <text:p>0.001883</text:p>
          </table:table-cell>
          <table:table-cell table:formula="of:=[.A616]-[.A615]" office:value-type="float" office:value="0.00187500000004093">
            <text:p>0.0018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44919">
            <text:p>674.044919</text:p>
          </table:table-cell>
          <table:table-cell office:value-type="float" office:value="2664914107192">
            <text:p>2664914107192</text:p>
          </table:table-cell>
          <table:table-cell table:formula="of:=([.B617]-[.B$2])/10^9" office:value-type="float" office:value="0.138828909">
            <text:p>0.138829</text:p>
          </table:table-cell>
          <table:table-cell table:formula="of:=[.C617]-[.C616]" office:value-type="float" office:value="0">
            <text:p>0.000000</text:p>
          </table:table-cell>
          <table:table-cell table:formula="of:=[.A617]-[.A61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45434">
            <text:p>674.045434</text:p>
          </table:table-cell>
          <table:table-cell office:value-type="float" office:value="2664914909337">
            <text:p>2664914909337</text:p>
          </table:table-cell>
          <table:table-cell table:formula="of:=([.B618]-[.B$2])/10^9" office:value-type="float" office:value="0.139631054">
            <text:p>0.139631</text:p>
          </table:table-cell>
          <table:table-cell table:formula="of:=[.C618]-[.C617]" office:value-type="float" office:value="0.000802145000000004">
            <text:p>0.000802</text:p>
          </table:table-cell>
          <table:table-cell table:formula="of:=[.A618]-[.A617]" office:value-type="float" office:value="0.000514999999950305">
            <text:p>0.00051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45436">
            <text:p>674.045436</text:p>
          </table:table-cell>
          <table:table-cell office:value-type="float" office:value="2664915312932">
            <text:p>2664915312932</text:p>
          </table:table-cell>
          <table:table-cell table:formula="of:=([.B619]-[.B$2])/10^9" office:value-type="float" office:value="0.140034649">
            <text:p>0.140035</text:p>
          </table:table-cell>
          <table:table-cell table:formula="of:=[.C619]-[.C618]" office:value-type="float" office:value="0.000403595000000007">
            <text:p>0.000404</text:p>
          </table:table-cell>
          <table:table-cell table:formula="of:=[.A619]-[.A618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45437">
            <text:p>674.045437</text:p>
          </table:table-cell>
          <table:table-cell office:value-type="float" office:value="2664915312932">
            <text:p>2664915312932</text:p>
          </table:table-cell>
          <table:table-cell table:formula="of:=([.B620]-[.B$2])/10^9" office:value-type="float" office:value="0.140034649">
            <text:p>0.140035</text:p>
          </table:table-cell>
          <table:table-cell table:formula="of:=[.C620]-[.C619]" office:value-type="float" office:value="0">
            <text:p>0.000000</text:p>
          </table:table-cell>
          <table:table-cell table:formula="of:=[.A620]-[.A619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922312932; c_s is fully topped up</text:p>
          </table:table-cell>
        </table:table-row>
        <table:table-row table:style-name="ro1">
          <table:table-cell office:value-type="float" office:value="674.04544">
            <text:p>674.045440</text:p>
          </table:table-cell>
          <table:table-cell office:value-type="float" office:value="2664915312932">
            <text:p>2664915312932</text:p>
          </table:table-cell>
          <table:table-cell table:formula="of:=([.B621]-[.B$2])/10^9" office:value-type="float" office:value="0.140034649">
            <text:p>0.140035</text:p>
          </table:table-cell>
          <table:table-cell table:formula="of:=[.C621]-[.C620]" office:value-type="float" office:value="0">
            <text:p>0.000000</text:p>
          </table:table-cell>
          <table:table-cell table:formula="of:=[.A621]-[.A620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45443">
            <text:p>674.045443</text:p>
          </table:table-cell>
          <table:table-cell office:value-type="float" office:value="2664915319550">
            <text:p>2664915319550</text:p>
          </table:table-cell>
          <table:table-cell table:formula="of:=([.B622]-[.B$2])/10^9" office:value-type="float" office:value="0.140041267">
            <text:p>0.140041</text:p>
          </table:table-cell>
          <table:table-cell table:formula="of:=[.C622]-[.C621]" office:value-type="float" office:value="0.00000661799999998602">
            <text:p>0.000007</text:p>
          </table:table-cell>
          <table:table-cell table:formula="of:=[.A622]-[.A621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45443">
            <text:p>674.045443</text:p>
          </table:table-cell>
          <table:table-cell office:value-type="float" office:value="2664915319550">
            <text:p>2664915319550</text:p>
          </table:table-cell>
          <table:table-cell table:formula="of:=([.B623]-[.B$2])/10^9" office:value-type="float" office:value="0.140041267">
            <text:p>0.140041</text:p>
          </table:table-cell>
          <table:table-cell table:formula="of:=[.C623]-[.C622]" office:value-type="float" office:value="0">
            <text:p>0.000000</text:p>
          </table:table-cell>
          <table:table-cell table:formula="of:=[.A623]-[.A622]" office:value-type="float" office:value="0">
            <text:p>0.000000</text:p>
          </table:table-cell>
          <table:table-cell office:value-type="string">
            <text:p>d_s is renewed (r + D) to 2664917319550; c_s is fully topped up</text:p>
          </table:table-cell>
          <table:table-cell table:number-columns-repeated="2"/>
        </table:table-row>
        <table:table-row table:style-name="ro1">
          <table:table-cell office:value-type="float" office:value="674.045447">
            <text:p>674.045447</text:p>
          </table:table-cell>
          <table:table-cell office:value-type="float" office:value="2664915319550">
            <text:p>2664915319550</text:p>
          </table:table-cell>
          <table:table-cell table:formula="of:=([.B624]-[.B$2])/10^9" office:value-type="float" office:value="0.140041267">
            <text:p>0.140041</text:p>
          </table:table-cell>
          <table:table-cell table:formula="of:=[.C624]-[.C623]" office:value-type="float" office:value="0">
            <text:p>0.000000</text:p>
          </table:table-cell>
          <table:table-cell table:formula="of:=[.A624]-[.A623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45449">
            <text:p>674.045449</text:p>
          </table:table-cell>
          <table:table-cell office:value-type="float" office:value="2664915325723">
            <text:p>2664915325723</text:p>
          </table:table-cell>
          <table:table-cell table:formula="of:=([.B625]-[.B$2])/10^9" office:value-type="float" office:value="0.14004744">
            <text:p>0.140047</text:p>
          </table:table-cell>
          <table:table-cell table:formula="of:=[.C625]-[.C624]" office:value-type="float" office:value="0.00000617299999999821">
            <text:p>0.000006</text:p>
          </table:table-cell>
          <table:table-cell table:formula="of:=[.A625]-[.A62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4545">
            <text:p>674.045450</text:p>
          </table:table-cell>
          <table:table-cell office:value-type="float" office:value="2664915325723">
            <text:p>2664915325723</text:p>
          </table:table-cell>
          <table:table-cell table:formula="of:=([.B626]-[.B$2])/10^9" office:value-type="float" office:value="0.14004744">
            <text:p>0.140047</text:p>
          </table:table-cell>
          <table:table-cell table:formula="of:=[.C626]-[.C625]" office:value-type="float" office:value="0">
            <text:p>0.000000</text:p>
          </table:table-cell>
          <table:table-cell table:formula="of:=[.A626]-[.A625]" office:value-type="float" office:value="0.000000999999997475243">
            <text:p>0.000001</text:p>
          </table:table-cell>
          <table:table-cell/>
          <table:table-cell office:value-type="string">
            <text:p>108266 / 37069 &gt; 2000000 / 5000000</text:p>
          </table:table-cell>
          <table:table-cell/>
        </table:table-row>
        <table:table-row table:style-name="ro1">
          <table:table-cell office:value-type="float" office:value="674.04545">
            <text:p>674.045450</text:p>
          </table:table-cell>
          <table:table-cell office:value-type="float" office:value="2664915325723">
            <text:p>2664915325723</text:p>
          </table:table-cell>
          <table:table-cell table:formula="of:=([.B627]-[.B$2])/10^9" office:value-type="float" office:value="0.14004744">
            <text:p>0.140047</text:p>
          </table:table-cell>
          <table:table-cell table:formula="of:=[.C627]-[.C626]" office:value-type="float" office:value="0">
            <text:p>0.000000</text:p>
          </table:table-cell>
          <table:table-cell table:formula="of:=[.A627]-[.A626]" office:value-type="float" office:value="0">
            <text:p>0.000000</text:p>
          </table:table-cell>
          <table:table-cell/>
          <table:table-cell office:value-type="string">
            <text:p>d_s is renewed (r + D) to 2664920325723; c_s is fully topped up</text:p>
          </table:table-cell>
          <table:table-cell/>
        </table:table-row>
        <table:table-row table:style-name="ro1">
          <table:table-cell office:value-type="float" office:value="674.045474">
            <text:p>674.045474</text:p>
          </table:table-cell>
          <table:table-cell office:value-type="float" office:value="2664915325723">
            <text:p>2664915325723</text:p>
          </table:table-cell>
          <table:table-cell table:formula="of:=([.B628]-[.B$2])/10^9" office:value-type="float" office:value="0.14004744">
            <text:p>0.140047</text:p>
          </table:table-cell>
          <table:table-cell table:formula="of:=[.C628]-[.C627]" office:value-type="float" office:value="0">
            <text:p>0.000000</text:p>
          </table:table-cell>
          <table:table-cell table:formula="of:=[.A628]-[.A627]" office:value-type="float" office:value="0.0000240000000530927">
            <text:p>0.00002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4.046385">
            <text:p>674.046385</text:p>
          </table:table-cell>
          <table:table-cell office:value-type="float" office:value="2664916263813">
            <text:p>2664916263813</text:p>
          </table:table-cell>
          <table:table-cell table:formula="of:=([.B629]-[.B$2])/10^9" office:value-type="float" office:value="0.14098553">
            <text:p>0.140986</text:p>
          </table:table-cell>
          <table:table-cell table:formula="of:=[.C629]-[.C628]" office:value-type="float" office:value="0.000938090000000003">
            <text:p>0.000938</text:p>
          </table:table-cell>
          <table:table-cell table:formula="of:=[.A629]-[.A628]" office:value-type="float" office:value="0.000910999999973683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46386">
            <text:p>674.046386</text:p>
          </table:table-cell>
          <table:table-cell office:value-type="float" office:value="2664916263813">
            <text:p>2664916263813</text:p>
          </table:table-cell>
          <table:table-cell table:formula="of:=([.B630]-[.B$2])/10^9" office:value-type="float" office:value="0.14098553">
            <text:p>0.140986</text:p>
          </table:table-cell>
          <table:table-cell table:formula="of:=[.C630]-[.C629]" office:value-type="float" office:value="0">
            <text:p>0.000000</text:p>
          </table:table-cell>
          <table:table-cell table:formula="of:=[.A630]-[.A62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46391">
            <text:p>674.046391</text:p>
          </table:table-cell>
          <table:table-cell office:value-type="float" office:value="2664916263813">
            <text:p>2664916263813</text:p>
          </table:table-cell>
          <table:table-cell table:formula="of:=([.B631]-[.B$2])/10^9" office:value-type="float" office:value="0.14098553">
            <text:p>0.140986</text:p>
          </table:table-cell>
          <table:table-cell table:formula="of:=[.C631]-[.C630]" office:value-type="float" office:value="0">
            <text:p>0.000000</text:p>
          </table:table-cell>
          <table:table-cell table:formula="of:=[.A631]-[.A630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48362">
            <text:p>674.048362</text:p>
          </table:table-cell>
          <table:table-cell office:value-type="float" office:value="2664918240308">
            <text:p>2664918240308</text:p>
          </table:table-cell>
          <table:table-cell table:formula="of:=([.B632]-[.B$2])/10^9" office:value-type="float" office:value="0.142962025">
            <text:p>0.142962</text:p>
          </table:table-cell>
          <table:table-cell table:formula="of:=[.C632]-[.C631]" office:value-type="float" office:value="0.00197649499999999">
            <text:p>0.001976</text:p>
          </table:table-cell>
          <table:table-cell table:formula="of:=[.A632]-[.A631]" office:value-type="float" office:value="0.00197100000002592">
            <text:p>0.00197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48364">
            <text:p>674.048364</text:p>
          </table:table-cell>
          <table:table-cell office:value-type="float" office:value="2664918240308">
            <text:p>2664918240308</text:p>
          </table:table-cell>
          <table:table-cell table:formula="of:=([.B633]-[.B$2])/10^9" office:value-type="float" office:value="0.142962025">
            <text:p>0.142962</text:p>
          </table:table-cell>
          <table:table-cell table:formula="of:=[.C633]-[.C632]" office:value-type="float" office:value="0">
            <text:p>0.000000</text:p>
          </table:table-cell>
          <table:table-cell table:formula="of:=[.A633]-[.A63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48369">
            <text:p>674.048369</text:p>
          </table:table-cell>
          <table:table-cell office:value-type="float" office:value="2664918240308">
            <text:p>2664918240308</text:p>
          </table:table-cell>
          <table:table-cell table:formula="of:=([.B634]-[.B$2])/10^9" office:value-type="float" office:value="0.142962025">
            <text:p>0.142962</text:p>
          </table:table-cell>
          <table:table-cell table:formula="of:=[.C634]-[.C633]" office:value-type="float" office:value="0">
            <text:p>0.000000</text:p>
          </table:table-cell>
          <table:table-cell table:formula="of:=[.A634]-[.A633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49379">
            <text:p>674.049379</text:p>
          </table:table-cell>
          <table:table-cell office:value-type="float" office:value="2664918240308">
            <text:p>2664918240308</text:p>
          </table:table-cell>
          <table:table-cell table:formula="of:=([.B635]-[.B$2])/10^9" office:value-type="float" office:value="0.142962025">
            <text:p>0.142962</text:p>
          </table:table-cell>
          <table:table-cell table:formula="of:=[.C635]-[.C634]" office:value-type="float" office:value="0">
            <text:p>0.000000</text:p>
          </table:table-cell>
          <table:table-cell table:formula="of:=[.A635]-[.A634]" office:value-type="float" office:value="0.00101000000006479">
            <text:p>0.0010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49382">
            <text:p>674.049382</text:p>
          </table:table-cell>
          <table:table-cell office:value-type="float" office:value="2664919260016">
            <text:p>2664919260016</text:p>
          </table:table-cell>
          <table:table-cell table:formula="of:=([.B636]-[.B$2])/10^9" office:value-type="float" office:value="0.143981733">
            <text:p>0.143982</text:p>
          </table:table-cell>
          <table:table-cell table:formula="of:=[.C636]-[.C635]" office:value-type="float" office:value="0.00101970800000001">
            <text:p>0.001020</text:p>
          </table:table-cell>
          <table:table-cell table:formula="of:=[.A636]-[.A635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49383">
            <text:p>674.049383</text:p>
          </table:table-cell>
          <table:table-cell office:value-type="float" office:value="2664919260016">
            <text:p>2664919260016</text:p>
          </table:table-cell>
          <table:table-cell table:formula="of:=([.B637]-[.B$2])/10^9" office:value-type="float" office:value="0.143981733">
            <text:p>0.143982</text:p>
          </table:table-cell>
          <table:table-cell table:formula="of:=[.C637]-[.C636]" office:value-type="float" office:value="0">
            <text:p>0.000000</text:p>
          </table:table-cell>
          <table:table-cell table:formula="of:=[.A637]-[.A636]" office:value-type="float" office:value="0.000000999999997475243">
            <text:p>0.000001</text:p>
          </table:table-cell>
          <table:table-cell office:value-type="string">
            <text:p>d_s is renewed (r + D) to 2664921260016; c_s is fully topped up</text:p>
          </table:table-cell>
          <table:table-cell table:number-columns-repeated="2"/>
        </table:table-row>
        <table:table-row table:style-name="ro1">
          <table:table-cell office:value-type="float" office:value="674.049384">
            <text:p>674.049384</text:p>
          </table:table-cell>
          <table:table-cell office:value-type="float" office:value="2664919260016">
            <text:p>2664919260016</text:p>
          </table:table-cell>
          <table:table-cell table:formula="of:=([.B638]-[.B$2])/10^9" office:value-type="float" office:value="0.143981733">
            <text:p>0.143982</text:p>
          </table:table-cell>
          <table:table-cell table:formula="of:=[.C638]-[.C637]" office:value-type="float" office:value="0">
            <text:p>0.000000</text:p>
          </table:table-cell>
          <table:table-cell table:formula="of:=[.A638]-[.A637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049391">
            <text:p>674.049391</text:p>
          </table:table-cell>
          <table:table-cell office:value-type="float" office:value="2664919270008">
            <text:p>2664919270008</text:p>
          </table:table-cell>
          <table:table-cell table:formula="of:=([.B639]-[.B$2])/10^9" office:value-type="float" office:value="0.143991725">
            <text:p>0.143992</text:p>
          </table:table-cell>
          <table:table-cell table:formula="of:=[.C639]-[.C638]" office:value-type="float" office:value="0.00000999199999998646">
            <text:p>0.000010</text:p>
          </table:table-cell>
          <table:table-cell table:formula="of:=[.A639]-[.A638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49397">
            <text:p>674.049397</text:p>
          </table:table-cell>
          <table:table-cell office:value-type="float" office:value="2664919270008">
            <text:p>2664919270008</text:p>
          </table:table-cell>
          <table:table-cell table:formula="of:=([.B640]-[.B$2])/10^9" office:value-type="float" office:value="0.143991725">
            <text:p>0.143992</text:p>
          </table:table-cell>
          <table:table-cell table:formula="of:=[.C640]-[.C639]" office:value-type="float" office:value="0">
            <text:p>0.000000</text:p>
          </table:table-cell>
          <table:table-cell table:formula="of:=[.A640]-[.A639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50307">
            <text:p>674.050307</text:p>
          </table:table-cell>
          <table:table-cell office:value-type="float" office:value="2664920193503">
            <text:p>2664920193503</text:p>
          </table:table-cell>
          <table:table-cell table:formula="of:=([.B641]-[.B$2])/10^9" office:value-type="float" office:value="0.14491522">
            <text:p>0.144915</text:p>
          </table:table-cell>
          <table:table-cell table:formula="of:=[.C641]-[.C640]" office:value-type="float" office:value="0.000923495000000024">
            <text:p>0.000923</text:p>
          </table:table-cell>
          <table:table-cell table:formula="of:=[.A641]-[.A640]" office:value-type="float" office:value="0.000909999999976208">
            <text:p>0.00091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50308">
            <text:p>674.050308</text:p>
          </table:table-cell>
          <table:table-cell office:value-type="float" office:value="2664920193503">
            <text:p>2664920193503</text:p>
          </table:table-cell>
          <table:table-cell table:formula="of:=([.B642]-[.B$2])/10^9" office:value-type="float" office:value="0.14491522">
            <text:p>0.144915</text:p>
          </table:table-cell>
          <table:table-cell table:formula="of:=[.C642]-[.C641]" office:value-type="float" office:value="0">
            <text:p>0.000000</text:p>
          </table:table-cell>
          <table:table-cell table:formula="of:=[.A642]-[.A64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50313">
            <text:p>674.050313</text:p>
          </table:table-cell>
          <table:table-cell office:value-type="float" office:value="2664920193503">
            <text:p>2664920193503</text:p>
          </table:table-cell>
          <table:table-cell table:formula="of:=([.B643]-[.B$2])/10^9" office:value-type="float" office:value="0.14491522">
            <text:p>0.144915</text:p>
          </table:table-cell>
          <table:table-cell table:formula="of:=[.C643]-[.C642]" office:value-type="float" office:value="0">
            <text:p>0.000000</text:p>
          </table:table-cell>
          <table:table-cell table:formula="of:=[.A643]-[.A64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050376">
            <text:p>674.050376</text:p>
          </table:table-cell>
          <table:table-cell office:value-type="float" office:value="2664920193503">
            <text:p>2664920193503</text:p>
          </table:table-cell>
          <table:table-cell table:formula="of:=([.B644]-[.B$2])/10^9" office:value-type="float" office:value="0.14491522">
            <text:p>0.144915</text:p>
          </table:table-cell>
          <table:table-cell table:formula="of:=[.C644]-[.C643]" office:value-type="float" office:value="0">
            <text:p>0.000000</text:p>
          </table:table-cell>
          <table:table-cell table:formula="of:=[.A644]-[.A643]" office:value-type="float" office:value="0.000063000000068314">
            <text:p>0.00006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50378">
            <text:p>674.050378</text:p>
          </table:table-cell>
          <table:table-cell office:value-type="float" office:value="2664920265166">
            <text:p>2664920265166</text:p>
          </table:table-cell>
          <table:table-cell table:formula="of:=([.B645]-[.B$2])/10^9" office:value-type="float" office:value="0.144986883">
            <text:p>0.144987</text:p>
          </table:table-cell>
          <table:table-cell table:formula="of:=[.C645]-[.C644]" office:value-type="float" office:value="0.0000716629999999996">
            <text:p>0.000072</text:p>
          </table:table-cell>
          <table:table-cell table:formula="of:=[.A645]-[.A64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50379">
            <text:p>674.050379</text:p>
          </table:table-cell>
          <table:table-cell office:value-type="float" office:value="2664920265166">
            <text:p>2664920265166</text:p>
          </table:table-cell>
          <table:table-cell table:formula="of:=([.B646]-[.B$2])/10^9" office:value-type="float" office:value="0.144986883">
            <text:p>0.144987</text:p>
          </table:table-cell>
          <table:table-cell table:formula="of:=[.C646]-[.C645]" office:value-type="float" office:value="0">
            <text:p>0.000000</text:p>
          </table:table-cell>
          <table:table-cell table:formula="of:=[.A646]-[.A645]" office:value-type="float" office:value="0.000000999999997475243">
            <text:p>0.000001</text:p>
          </table:table-cell>
          <table:table-cell/>
          <table:table-cell office:value-type="string">
            <text:p>23505 / 60557 &lt;= 2000000 / 5000000</text:p>
          </table:table-cell>
          <table:table-cell/>
        </table:table-row>
        <table:table-row table:style-name="ro1">
          <table:table-cell office:value-type="float" office:value="674.05038">
            <text:p>674.050380</text:p>
          </table:table-cell>
          <table:table-cell office:value-type="float" office:value="2664920265166">
            <text:p>2664920265166</text:p>
          </table:table-cell>
          <table:table-cell table:formula="of:=([.B647]-[.B$2])/10^9" office:value-type="float" office:value="0.144986883">
            <text:p>0.144987</text:p>
          </table:table-cell>
          <table:table-cell table:formula="of:=[.C647]-[.C646]" office:value-type="float" office:value="0">
            <text:p>0.000000</text:p>
          </table:table-cell>
          <table:table-cell table:formula="of:=[.A647]-[.A646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050381">
            <text:p>674.050381</text:p>
          </table:table-cell>
          <table:table-cell office:value-type="float" office:value="2664920265166">
            <text:p>2664920265166</text:p>
          </table:table-cell>
          <table:table-cell table:formula="of:=([.B648]-[.B$2])/10^9" office:value-type="float" office:value="0.144986883">
            <text:p>0.144987</text:p>
          </table:table-cell>
          <table:table-cell table:formula="of:=[.C648]-[.C647]" office:value-type="float" office:value="0">
            <text:p>0.000000</text:p>
          </table:table-cell>
          <table:table-cell table:formula="of:=[.A648]-[.A647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050391">
            <text:p>674.050391</text:p>
          </table:table-cell>
          <table:table-cell office:value-type="float" office:value="2664920278028">
            <text:p>2664920278028</text:p>
          </table:table-cell>
          <table:table-cell table:formula="of:=([.B649]-[.B$2])/10^9" office:value-type="float" office:value="0.144999745">
            <text:p>0.145000</text:p>
          </table:table-cell>
          <table:table-cell table:formula="of:=[.C649]-[.C648]" office:value-type="float" office:value="0.0000128620000000024">
            <text:p>0.000013</text:p>
          </table:table-cell>
          <table:table-cell table:formula="of:=[.A649]-[.A648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50398">
            <text:p>674.050398</text:p>
          </table:table-cell>
          <table:table-cell office:value-type="float" office:value="2664920278028">
            <text:p>2664920278028</text:p>
          </table:table-cell>
          <table:table-cell table:formula="of:=([.B650]-[.B$2])/10^9" office:value-type="float" office:value="0.144999745">
            <text:p>0.145000</text:p>
          </table:table-cell>
          <table:table-cell table:formula="of:=[.C650]-[.C649]" office:value-type="float" office:value="0">
            <text:p>0.000000</text:p>
          </table:table-cell>
          <table:table-cell table:formula="of:=[.A650]-[.A649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50423">
            <text:p>674.050423</text:p>
          </table:table-cell>
          <table:table-cell office:value-type="float" office:value="2664920309692">
            <text:p>2664920309692</text:p>
          </table:table-cell>
          <table:table-cell table:formula="of:=([.B651]-[.B$2])/10^9" office:value-type="float" office:value="0.145031409">
            <text:p>0.145031</text:p>
          </table:table-cell>
          <table:table-cell table:formula="of:=[.C651]-[.C650]" office:value-type="float" office:value="0.0000316639999999868">
            <text:p>0.000032</text:p>
          </table:table-cell>
          <table:table-cell table:formula="of:=[.A651]-[.A650]" office:value-type="float" office:value="0.0000250000000505679">
            <text:p>0.00002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50424">
            <text:p>674.050424</text:p>
          </table:table-cell>
          <table:table-cell office:value-type="float" office:value="2664920309692">
            <text:p>2664920309692</text:p>
          </table:table-cell>
          <table:table-cell table:formula="of:=([.B652]-[.B$2])/10^9" office:value-type="float" office:value="0.145031409">
            <text:p>0.145031</text:p>
          </table:table-cell>
          <table:table-cell table:formula="of:=[.C652]-[.C651]" office:value-type="float" office:value="0">
            <text:p>0.000000</text:p>
          </table:table-cell>
          <table:table-cell table:formula="of:=[.A652]-[.A651]" office:value-type="float" office:value="0.000000999999997475243">
            <text:p>0.000001</text:p>
          </table:table-cell>
          <table:table-cell/>
          <table:table-cell office:value-type="string">
            <text:p>uses up its c_s; 2664920309692-2664920278028=31664</text:p>
          </table:table-cell>
          <table:table-cell/>
        </table:table-row>
        <table:table-row table:style-name="ro1">
          <table:table-cell office:value-type="float" office:value="674.050436">
            <text:p>674.050436</text:p>
          </table:table-cell>
          <table:table-cell office:value-type="float" office:value="2664920323719">
            <text:p>2664920323719</text:p>
          </table:table-cell>
          <table:table-cell table:formula="of:=([.B653]-[.B$2])/10^9" office:value-type="float" office:value="0.145045436">
            <text:p>0.145045</text:p>
          </table:table-cell>
          <table:table-cell table:formula="of:=[.C653]-[.C652]" office:value-type="float" office:value="0.0000140269999999998">
            <text:p>0.000014</text:p>
          </table:table-cell>
          <table:table-cell table:formula="of:=[.A653]-[.A652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50441">
            <text:p>674.050441</text:p>
          </table:table-cell>
          <table:table-cell office:value-type="float" office:value="2664920323719">
            <text:p>2664920323719</text:p>
          </table:table-cell>
          <table:table-cell table:formula="of:=([.B654]-[.B$2])/10^9" office:value-type="float" office:value="0.145045436">
            <text:p>0.145045</text:p>
          </table:table-cell>
          <table:table-cell table:formula="of:=[.C654]-[.C653]" office:value-type="float" office:value="0">
            <text:p>0.000000</text:p>
          </table:table-cell>
          <table:table-cell table:formula="of:=[.A654]-[.A653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50447">
            <text:p>674.050447</text:p>
          </table:table-cell>
          <table:table-cell office:value-type="float" office:value="2664920323719">
            <text:p>2664920323719</text:p>
          </table:table-cell>
          <table:table-cell table:formula="of:=([.B655]-[.B$2])/10^9" office:value-type="float" office:value="0.145045436">
            <text:p>0.145045</text:p>
          </table:table-cell>
          <table:table-cell table:formula="of:=[.C655]-[.C654]" office:value-type="float" office:value="0">
            <text:p>0.000000</text:p>
          </table:table-cell>
          <table:table-cell table:formula="of:=[.A655]-[.A654]" office:value-type="float" office:value="0.00000599999998485146">
            <text:p>0.00000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50448">
            <text:p>674.050448</text:p>
          </table:table-cell>
          <table:table-cell office:value-type="float" office:value="2664920323719">
            <text:p>2664920323719</text:p>
          </table:table-cell>
          <table:table-cell table:formula="of:=([.B656]-[.B$2])/10^9" office:value-type="float" office:value="0.145045436">
            <text:p>0.145045</text:p>
          </table:table-cell>
          <table:table-cell table:formula="of:=[.C656]-[.C655]" office:value-type="float" office:value="0">
            <text:p>0.000000</text:p>
          </table:table-cell>
          <table:table-cell table:formula="of:=[.A656]-[.A655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50449">
            <text:p>674.050449</text:p>
          </table:table-cell>
          <table:table-cell office:value-type="float" office:value="2664920323719">
            <text:p>2664920323719</text:p>
          </table:table-cell>
          <table:table-cell table:formula="of:=([.B657]-[.B$2])/10^9" office:value-type="float" office:value="0.145045436">
            <text:p>0.145045</text:p>
          </table:table-cell>
          <table:table-cell table:formula="of:=[.C657]-[.C656]" office:value-type="float" office:value="0">
            <text:p>0.000000</text:p>
          </table:table-cell>
          <table:table-cell table:formula="of:=[.A657]-[.A656]" office:value-type="float" office:value="0.000000999999997475243">
            <text:p>0.000001</text:p>
          </table:table-cell>
          <table:table-cell/>
          <table:table-cell office:value-type="string">
            <text:p>postpones its deadline to 2664925325723; c_s is topped up to 1991841</text:p>
          </table:table-cell>
          <table:table-cell/>
        </table:table-row>
        <table:table-row table:style-name="ro1">
          <table:table-cell office:value-type="float" office:value="674.052297">
            <text:p>674.052297</text:p>
          </table:table-cell>
          <table:table-cell office:value-type="float" office:value="2664922184542">
            <text:p>2664922184542</text:p>
          </table:table-cell>
          <table:table-cell table:formula="of:=([.B658]-[.B$2])/10^9" office:value-type="float" office:value="0.146906259">
            <text:p>0.146906</text:p>
          </table:table-cell>
          <table:table-cell table:formula="of:=[.C658]-[.C657]" office:value-type="float" office:value="0.00186082300000001">
            <text:p>0.001861</text:p>
          </table:table-cell>
          <table:table-cell table:formula="of:=[.A658]-[.A657]" office:value-type="float" office:value="0.00184799999999541">
            <text:p>0.00184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52299">
            <text:p>674.052299</text:p>
          </table:table-cell>
          <table:table-cell office:value-type="float" office:value="2664922184542">
            <text:p>2664922184542</text:p>
          </table:table-cell>
          <table:table-cell table:formula="of:=([.B659]-[.B$2])/10^9" office:value-type="float" office:value="0.146906259">
            <text:p>0.146906</text:p>
          </table:table-cell>
          <table:table-cell table:formula="of:=[.C659]-[.C658]" office:value-type="float" office:value="0">
            <text:p>0.000000</text:p>
          </table:table-cell>
          <table:table-cell table:formula="of:=[.A659]-[.A65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52303">
            <text:p>674.052303</text:p>
          </table:table-cell>
          <table:table-cell office:value-type="float" office:value="2664922184542">
            <text:p>2664922184542</text:p>
          </table:table-cell>
          <table:table-cell table:formula="of:=([.B660]-[.B$2])/10^9" office:value-type="float" office:value="0.146906259">
            <text:p>0.146906</text:p>
          </table:table-cell>
          <table:table-cell table:formula="of:=[.C660]-[.C659]" office:value-type="float" office:value="0">
            <text:p>0.000000</text:p>
          </table:table-cell>
          <table:table-cell table:formula="of:=[.A660]-[.A659]" office:value-type="float" office:value="0.00000400000010358781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5337">
            <text:p>674.053370</text:p>
          </table:table-cell>
          <table:table-cell office:value-type="float" office:value="2664922184542">
            <text:p>2664922184542</text:p>
          </table:table-cell>
          <table:table-cell table:formula="of:=([.B661]-[.B$2])/10^9" office:value-type="float" office:value="0.146906259">
            <text:p>0.146906</text:p>
          </table:table-cell>
          <table:table-cell table:formula="of:=[.C661]-[.C660]" office:value-type="float" office:value="0">
            <text:p>0.000000</text:p>
          </table:table-cell>
          <table:table-cell table:formula="of:=[.A661]-[.A660]" office:value-type="float" office:value="0.00106699999992088">
            <text:p>0.0010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53372">
            <text:p>674.053372</text:p>
          </table:table-cell>
          <table:table-cell office:value-type="float" office:value="2664923259032">
            <text:p>2664923259032</text:p>
          </table:table-cell>
          <table:table-cell table:formula="of:=([.B662]-[.B$2])/10^9" office:value-type="float" office:value="0.147980749">
            <text:p>0.147981</text:p>
          </table:table-cell>
          <table:table-cell table:formula="of:=[.C662]-[.C661]" office:value-type="float" office:value="0.00107448999999998">
            <text:p>0.001074</text:p>
          </table:table-cell>
          <table:table-cell table:formula="of:=[.A662]-[.A66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53372">
            <text:p>674.053372</text:p>
          </table:table-cell>
          <table:table-cell office:value-type="float" office:value="2664923259032">
            <text:p>2664923259032</text:p>
          </table:table-cell>
          <table:table-cell table:formula="of:=([.B663]-[.B$2])/10^9" office:value-type="float" office:value="0.147980749">
            <text:p>0.147981</text:p>
          </table:table-cell>
          <table:table-cell table:formula="of:=[.C663]-[.C662]" office:value-type="float" office:value="0">
            <text:p>0.000000</text:p>
          </table:table-cell>
          <table:table-cell table:formula="of:=[.A663]-[.A662]" office:value-type="float" office:value="0">
            <text:p>0.000000</text:p>
          </table:table-cell>
          <table:table-cell office:value-type="string">
            <text:p>d_s is renewed (r + D) to 2664925259032; c_s is fully topped up</text:p>
          </table:table-cell>
          <table:table-cell table:number-columns-repeated="2"/>
        </table:table-row>
        <table:table-row table:style-name="ro1">
          <table:table-cell office:value-type="float" office:value="674.053374">
            <text:p>674.053374</text:p>
          </table:table-cell>
          <table:table-cell office:value-type="float" office:value="2664923259032">
            <text:p>2664923259032</text:p>
          </table:table-cell>
          <table:table-cell table:formula="of:=([.B664]-[.B$2])/10^9" office:value-type="float" office:value="0.147980749">
            <text:p>0.147981</text:p>
          </table:table-cell>
          <table:table-cell table:formula="of:=[.C664]-[.C663]" office:value-type="float" office:value="0">
            <text:p>0.000000</text:p>
          </table:table-cell>
          <table:table-cell table:formula="of:=[.A664]-[.A66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53381">
            <text:p>674.053381</text:p>
          </table:table-cell>
          <table:table-cell office:value-type="float" office:value="2664923268088">
            <text:p>2664923268088</text:p>
          </table:table-cell>
          <table:table-cell table:formula="of:=([.B665]-[.B$2])/10^9" office:value-type="float" office:value="0.147989805">
            <text:p>0.147990</text:p>
          </table:table-cell>
          <table:table-cell table:formula="of:=[.C665]-[.C664]" office:value-type="float" office:value="0.00000905600000000728">
            <text:p>0.000009</text:p>
          </table:table-cell>
          <table:table-cell table:formula="of:=[.A665]-[.A664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53386">
            <text:p>674.053386</text:p>
          </table:table-cell>
          <table:table-cell office:value-type="float" office:value="2664923268088">
            <text:p>2664923268088</text:p>
          </table:table-cell>
          <table:table-cell table:formula="of:=([.B666]-[.B$2])/10^9" office:value-type="float" office:value="0.147989805">
            <text:p>0.147990</text:p>
          </table:table-cell>
          <table:table-cell table:formula="of:=[.C666]-[.C665]" office:value-type="float" office:value="0">
            <text:p>0.000000</text:p>
          </table:table-cell>
          <table:table-cell table:formula="of:=[.A666]-[.A665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54295">
            <text:p>674.054295</text:p>
          </table:table-cell>
          <table:table-cell office:value-type="float" office:value="2664924190397">
            <text:p>2664924190397</text:p>
          </table:table-cell>
          <table:table-cell table:formula="of:=([.B667]-[.B$2])/10^9" office:value-type="float" office:value="0.148912114">
            <text:p>0.148912</text:p>
          </table:table-cell>
          <table:table-cell table:formula="of:=[.C667]-[.C666]" office:value-type="float" office:value="0.00092230900000001">
            <text:p>0.000922</text:p>
          </table:table-cell>
          <table:table-cell table:formula="of:=[.A667]-[.A666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54296">
            <text:p>674.054296</text:p>
          </table:table-cell>
          <table:table-cell office:value-type="float" office:value="2664924190397">
            <text:p>2664924190397</text:p>
          </table:table-cell>
          <table:table-cell table:formula="of:=([.B668]-[.B$2])/10^9" office:value-type="float" office:value="0.148912114">
            <text:p>0.148912</text:p>
          </table:table-cell>
          <table:table-cell table:formula="of:=[.C668]-[.C667]" office:value-type="float" office:value="0">
            <text:p>0.000000</text:p>
          </table:table-cell>
          <table:table-cell table:formula="of:=[.A668]-[.A66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54303">
            <text:p>674.054303</text:p>
          </table:table-cell>
          <table:table-cell office:value-type="float" office:value="2664924190397">
            <text:p>2664924190397</text:p>
          </table:table-cell>
          <table:table-cell table:formula="of:=([.B669]-[.B$2])/10^9" office:value-type="float" office:value="0.148912114">
            <text:p>0.148912</text:p>
          </table:table-cell>
          <table:table-cell table:formula="of:=[.C669]-[.C668]" office:value-type="float" office:value="0">
            <text:p>0.000000</text:p>
          </table:table-cell>
          <table:table-cell table:formula="of:=[.A669]-[.A668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55139">
            <text:p>674.055139</text:p>
          </table:table-cell>
          <table:table-cell office:value-type="float" office:value="2664925033987">
            <text:p>2664925033987</text:p>
          </table:table-cell>
          <table:table-cell table:formula="of:=([.B670]-[.B$2])/10^9" office:value-type="float" office:value="0.149755704">
            <text:p>0.149756</text:p>
          </table:table-cell>
          <table:table-cell table:formula="of:=[.C670]-[.C669]" office:value-type="float" office:value="0.000843589999999977">
            <text:p>0.000844</text:p>
          </table:table-cell>
          <table:table-cell table:formula="of:=[.A670]-[.A669]" office:value-type="float" office:value="0.000836000000049353">
            <text:p>0.00083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55142">
            <text:p>674.055142</text:p>
          </table:table-cell>
          <table:table-cell office:value-type="float" office:value="2664925033987">
            <text:p>2664925033987</text:p>
          </table:table-cell>
          <table:table-cell table:formula="of:=([.B671]-[.B$2])/10^9" office:value-type="float" office:value="0.149755704">
            <text:p>0.149756</text:p>
          </table:table-cell>
          <table:table-cell table:formula="of:=[.C671]-[.C670]" office:value-type="float" office:value="0">
            <text:p>0.000000</text:p>
          </table:table-cell>
          <table:table-cell table:formula="of:=[.A671]-[.A670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55234">
            <text:p>674.055234</text:p>
          </table:table-cell>
          <table:table-cell office:value-type="float" office:value="2664925033987">
            <text:p>2664925033987</text:p>
          </table:table-cell>
          <table:table-cell table:formula="of:=([.B672]-[.B$2])/10^9" office:value-type="float" office:value="0.149755704">
            <text:p>0.149756</text:p>
          </table:table-cell>
          <table:table-cell table:formula="of:=[.C672]-[.C671]" office:value-type="float" office:value="0">
            <text:p>0.000000</text:p>
          </table:table-cell>
          <table:table-cell table:formula="of:=[.A672]-[.A671]" office:value-type="float" office:value="0.000091999999995096">
            <text:p>0.00009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55236">
            <text:p>674.055236</text:p>
          </table:table-cell>
          <table:table-cell office:value-type="float" office:value="2664925356381">
            <text:p>2664925356381</text:p>
          </table:table-cell>
          <table:table-cell table:formula="of:=([.B673]-[.B$2])/10^9" office:value-type="float" office:value="0.150078098">
            <text:p>0.150078</text:p>
          </table:table-cell>
          <table:table-cell table:formula="of:=[.C673]-[.C672]" office:value-type="float" office:value="0.000322394000000004">
            <text:p>0.000322</text:p>
          </table:table-cell>
          <table:table-cell table:formula="of:=[.A673]-[.A67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55237">
            <text:p>674.055237</text:p>
          </table:table-cell>
          <table:table-cell office:value-type="float" office:value="2664925356381">
            <text:p>2664925356381</text:p>
          </table:table-cell>
          <table:table-cell table:formula="of:=([.B674]-[.B$2])/10^9" office:value-type="float" office:value="0.150078098">
            <text:p>0.150078</text:p>
          </table:table-cell>
          <table:table-cell table:formula="of:=[.C674]-[.C673]" office:value-type="float" office:value="0">
            <text:p>0.000000</text:p>
          </table:table-cell>
          <table:table-cell table:formula="of:=[.A674]-[.A673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932356381; c_s is fully topped up</text:p>
          </table:table-cell>
        </table:table-row>
        <table:table-row table:style-name="ro1">
          <table:table-cell office:value-type="float" office:value="674.05524">
            <text:p>674.055240</text:p>
          </table:table-cell>
          <table:table-cell office:value-type="float" office:value="2664925356381">
            <text:p>2664925356381</text:p>
          </table:table-cell>
          <table:table-cell table:formula="of:=([.B675]-[.B$2])/10^9" office:value-type="float" office:value="0.150078098">
            <text:p>0.150078</text:p>
          </table:table-cell>
          <table:table-cell table:formula="of:=[.C675]-[.C674]" office:value-type="float" office:value="0">
            <text:p>0.000000</text:p>
          </table:table-cell>
          <table:table-cell table:formula="of:=[.A675]-[.A674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55242">
            <text:p>674.055242</text:p>
          </table:table-cell>
          <table:table-cell office:value-type="float" office:value="2664925362656">
            <text:p>2664925362656</text:p>
          </table:table-cell>
          <table:table-cell table:formula="of:=([.B676]-[.B$2])/10^9" office:value-type="float" office:value="0.150084373">
            <text:p>0.150084</text:p>
          </table:table-cell>
          <table:table-cell table:formula="of:=[.C676]-[.C675]" office:value-type="float" office:value="0.00000627500000000003">
            <text:p>0.000006</text:p>
          </table:table-cell>
          <table:table-cell table:formula="of:=[.A676]-[.A67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55243">
            <text:p>674.055243</text:p>
          </table:table-cell>
          <table:table-cell office:value-type="float" office:value="2664925362656">
            <text:p>2664925362656</text:p>
          </table:table-cell>
          <table:table-cell table:formula="of:=([.B677]-[.B$2])/10^9" office:value-type="float" office:value="0.150084373">
            <text:p>0.150084</text:p>
          </table:table-cell>
          <table:table-cell table:formula="of:=[.C677]-[.C676]" office:value-type="float" office:value="0">
            <text:p>0.000000</text:p>
          </table:table-cell>
          <table:table-cell table:formula="of:=[.A677]-[.A676]" office:value-type="float" office:value="0.000000999999997475243">
            <text:p>0.000001</text:p>
          </table:table-cell>
          <table:table-cell/>
          <table:table-cell office:value-type="string">
            <text:p>d_s is renewed (r + D) to 2664930362656; c_s is fully topped up</text:p>
          </table:table-cell>
          <table:table-cell/>
        </table:table-row>
        <table:table-row table:style-name="ro1">
          <table:table-cell office:value-type="float" office:value="674.055271">
            <text:p>674.055271</text:p>
          </table:table-cell>
          <table:table-cell office:value-type="float" office:value="2664925362656">
            <text:p>2664925362656</text:p>
          </table:table-cell>
          <table:table-cell table:formula="of:=([.B678]-[.B$2])/10^9" office:value-type="float" office:value="0.150084373">
            <text:p>0.150084</text:p>
          </table:table-cell>
          <table:table-cell table:formula="of:=[.C678]-[.C677]" office:value-type="float" office:value="0">
            <text:p>0.000000</text:p>
          </table:table-cell>
          <table:table-cell table:formula="of:=[.A678]-[.A677]" office:value-type="float" office:value="0.0000279999999293068">
            <text:p>0.00002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05714">
            <text:p>674.057140</text:p>
          </table:table-cell>
          <table:table-cell office:value-type="float" office:value="2664925362656">
            <text:p>2664925362656</text:p>
          </table:table-cell>
          <table:table-cell table:formula="of:=([.B679]-[.B$2])/10^9" office:value-type="float" office:value="0.150084373">
            <text:p>0.150084</text:p>
          </table:table-cell>
          <table:table-cell table:formula="of:=[.C679]-[.C678]" office:value-type="float" office:value="0">
            <text:p>0.000000</text:p>
          </table:table-cell>
          <table:table-cell table:formula="of:=[.A679]-[.A678]" office:value-type="float" office:value="0.00186900000005608">
            <text:p>0.00186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57142">
            <text:p>674.057142</text:p>
          </table:table-cell>
          <table:table-cell office:value-type="float" office:value="2664927262769">
            <text:p>2664927262769</text:p>
          </table:table-cell>
          <table:table-cell table:formula="of:=([.B680]-[.B$2])/10^9" office:value-type="float" office:value="0.151984486">
            <text:p>0.151984</text:p>
          </table:table-cell>
          <table:table-cell table:formula="of:=[.C680]-[.C679]" office:value-type="float" office:value="0.00190011300000001">
            <text:p>0.001900</text:p>
          </table:table-cell>
          <table:table-cell table:formula="of:=[.A680]-[.A67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57143">
            <text:p>674.057143</text:p>
          </table:table-cell>
          <table:table-cell office:value-type="float" office:value="2664927262769">
            <text:p>2664927262769</text:p>
          </table:table-cell>
          <table:table-cell table:formula="of:=([.B681]-[.B$2])/10^9" office:value-type="float" office:value="0.151984486">
            <text:p>0.151984</text:p>
          </table:table-cell>
          <table:table-cell table:formula="of:=[.C681]-[.C680]" office:value-type="float" office:value="0">
            <text:p>0.000000</text:p>
          </table:table-cell>
          <table:table-cell table:formula="of:=[.A681]-[.A680]" office:value-type="float" office:value="0.000000999999997475243">
            <text:p>0.000001</text:p>
          </table:table-cell>
          <table:table-cell office:value-type="string">
            <text:p>d_s is renewed (r + D) to 2664929262769; c_s is fully topped up</text:p>
          </table:table-cell>
          <table:table-cell table:number-columns-repeated="2"/>
        </table:table-row>
        <table:table-row table:style-name="ro1">
          <table:table-cell office:value-type="float" office:value="674.057144">
            <text:p>674.057144</text:p>
          </table:table-cell>
          <table:table-cell office:value-type="float" office:value="2664927262769">
            <text:p>2664927262769</text:p>
          </table:table-cell>
          <table:table-cell table:formula="of:=([.B682]-[.B$2])/10^9" office:value-type="float" office:value="0.151984486">
            <text:p>0.151984</text:p>
          </table:table-cell>
          <table:table-cell table:formula="of:=[.C682]-[.C681]" office:value-type="float" office:value="0">
            <text:p>0.000000</text:p>
          </table:table-cell>
          <table:table-cell table:formula="of:=[.A682]-[.A681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57154">
            <text:p>674.057154</text:p>
          </table:table-cell>
          <table:table-cell office:value-type="float" office:value="2664927274971">
            <text:p>2664927274971</text:p>
          </table:table-cell>
          <table:table-cell table:formula="of:=([.B683]-[.B$2])/10^9" office:value-type="float" office:value="0.151996688">
            <text:p>0.151997</text:p>
          </table:table-cell>
          <table:table-cell table:formula="of:=[.C683]-[.C682]" office:value-type="float" office:value="0.0000122019999999889">
            <text:p>0.000012</text:p>
          </table:table-cell>
          <table:table-cell table:formula="of:=[.A683]-[.A682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57159">
            <text:p>674.057159</text:p>
          </table:table-cell>
          <table:table-cell office:value-type="float" office:value="2664927274971">
            <text:p>2664927274971</text:p>
          </table:table-cell>
          <table:table-cell table:formula="of:=([.B684]-[.B$2])/10^9" office:value-type="float" office:value="0.151996688">
            <text:p>0.151997</text:p>
          </table:table-cell>
          <table:table-cell table:formula="of:=[.C684]-[.C683]" office:value-type="float" office:value="0">
            <text:p>0.000000</text:p>
          </table:table-cell>
          <table:table-cell table:formula="of:=[.A684]-[.A683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58097">
            <text:p>674.058097</text:p>
          </table:table-cell>
          <table:table-cell office:value-type="float" office:value="2664928222954">
            <text:p>2664928222954</text:p>
          </table:table-cell>
          <table:table-cell table:formula="of:=([.B685]-[.B$2])/10^9" office:value-type="float" office:value="0.152944671">
            <text:p>0.152945</text:p>
          </table:table-cell>
          <table:table-cell table:formula="of:=[.C685]-[.C684]" office:value-type="float" office:value="0.000947983000000013">
            <text:p>0.000948</text:p>
          </table:table-cell>
          <table:table-cell table:formula="of:=[.A685]-[.A684]" office:value-type="float" office:value="0.000938000000019201">
            <text:p>0.0009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58098">
            <text:p>674.058098</text:p>
          </table:table-cell>
          <table:table-cell office:value-type="float" office:value="2664928222954">
            <text:p>2664928222954</text:p>
          </table:table-cell>
          <table:table-cell table:formula="of:=([.B686]-[.B$2])/10^9" office:value-type="float" office:value="0.152944671">
            <text:p>0.152945</text:p>
          </table:table-cell>
          <table:table-cell table:formula="of:=[.C686]-[.C685]" office:value-type="float" office:value="0">
            <text:p>0.000000</text:p>
          </table:table-cell>
          <table:table-cell table:formula="of:=[.A686]-[.A68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58105">
            <text:p>674.058105</text:p>
          </table:table-cell>
          <table:table-cell office:value-type="float" office:value="2664928222954">
            <text:p>2664928222954</text:p>
          </table:table-cell>
          <table:table-cell table:formula="of:=([.B687]-[.B$2])/10^9" office:value-type="float" office:value="0.152944671">
            <text:p>0.152945</text:p>
          </table:table-cell>
          <table:table-cell table:formula="of:=[.C687]-[.C686]" office:value-type="float" office:value="0">
            <text:p>0.000000</text:p>
          </table:table-cell>
          <table:table-cell table:formula="of:=[.A687]-[.A686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58133">
            <text:p>674.058133</text:p>
          </table:table-cell>
          <table:table-cell office:value-type="float" office:value="2664928259206">
            <text:p>2664928259206</text:p>
          </table:table-cell>
          <table:table-cell table:formula="of:=([.B688]-[.B$2])/10^9" office:value-type="float" office:value="0.152980923">
            <text:p>0.152981</text:p>
          </table:table-cell>
          <table:table-cell table:formula="of:=[.C688]-[.C687]" office:value-type="float" office:value="0.0000362519999999866">
            <text:p>0.000036</text:p>
          </table:table-cell>
          <table:table-cell table:formula="of:=[.A688]-[.A687]" office:value-type="float" office:value="0.0000280000000429936">
            <text:p>0.00002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58134">
            <text:p>674.058134</text:p>
          </table:table-cell>
          <table:table-cell office:value-type="float" office:value="2664928259206">
            <text:p>2664928259206</text:p>
          </table:table-cell>
          <table:table-cell table:formula="of:=([.B689]-[.B$2])/10^9" office:value-type="float" office:value="0.152980923">
            <text:p>0.152981</text:p>
          </table:table-cell>
          <table:table-cell table:formula="of:=[.C689]-[.C688]" office:value-type="float" office:value="0">
            <text:p>0.000000</text:p>
          </table:table-cell>
          <table:table-cell table:formula="of:=[.A689]-[.A688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58139">
            <text:p>674.058139</text:p>
          </table:table-cell>
          <table:table-cell office:value-type="float" office:value="2664928259206">
            <text:p>2664928259206</text:p>
          </table:table-cell>
          <table:table-cell table:formula="of:=([.B690]-[.B$2])/10^9" office:value-type="float" office:value="0.152980923">
            <text:p>0.152981</text:p>
          </table:table-cell>
          <table:table-cell table:formula="of:=[.C690]-[.C689]" office:value-type="float" office:value="0">
            <text:p>0.000000</text:p>
          </table:table-cell>
          <table:table-cell table:formula="of:=[.A690]-[.A68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60133">
            <text:p>674.060133</text:p>
          </table:table-cell>
          <table:table-cell office:value-type="float" office:value="2664928259206">
            <text:p>2664928259206</text:p>
          </table:table-cell>
          <table:table-cell table:formula="of:=([.B691]-[.B$2])/10^9" office:value-type="float" office:value="0.152980923">
            <text:p>0.152981</text:p>
          </table:table-cell>
          <table:table-cell table:formula="of:=[.C691]-[.C690]" office:value-type="float" office:value="0">
            <text:p>0.000000</text:p>
          </table:table-cell>
          <table:table-cell table:formula="of:=[.A691]-[.A690]" office:value-type="float" office:value="0.00199399999996785">
            <text:p>0.00199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60135">
            <text:p>674.060135</text:p>
          </table:table-cell>
          <table:table-cell office:value-type="float" office:value="2664930261744">
            <text:p>2664930261744</text:p>
          </table:table-cell>
          <table:table-cell table:formula="of:=([.B692]-[.B$2])/10^9" office:value-type="float" office:value="0.154983461">
            <text:p>0.154983</text:p>
          </table:table-cell>
          <table:table-cell table:formula="of:=[.C692]-[.C691]" office:value-type="float" office:value="0.002002538">
            <text:p>0.002003</text:p>
          </table:table-cell>
          <table:table-cell table:formula="of:=[.A692]-[.A69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60136">
            <text:p>674.060136</text:p>
          </table:table-cell>
          <table:table-cell office:value-type="float" office:value="2664930261744">
            <text:p>2664930261744</text:p>
          </table:table-cell>
          <table:table-cell table:formula="of:=([.B693]-[.B$2])/10^9" office:value-type="float" office:value="0.154983461">
            <text:p>0.154983</text:p>
          </table:table-cell>
          <table:table-cell table:formula="of:=[.C693]-[.C692]" office:value-type="float" office:value="0">
            <text:p>0.000000</text:p>
          </table:table-cell>
          <table:table-cell table:formula="of:=[.A693]-[.A692]" office:value-type="float" office:value="0.00000100000011116208">
            <text:p>0.000001</text:p>
          </table:table-cell>
          <table:table-cell/>
          <table:table-cell office:value-type="string">
            <text:p>51433 / 100912 &gt; 2000000 / 5000000</text:p>
          </table:table-cell>
          <table:table-cell/>
        </table:table-row>
        <table:table-row table:style-name="ro1">
          <table:table-cell office:value-type="float" office:value="674.060137">
            <text:p>674.060137</text:p>
          </table:table-cell>
          <table:table-cell office:value-type="float" office:value="2664930261744">
            <text:p>2664930261744</text:p>
          </table:table-cell>
          <table:table-cell table:formula="of:=([.B694]-[.B$2])/10^9" office:value-type="float" office:value="0.154983461">
            <text:p>0.154983</text:p>
          </table:table-cell>
          <table:table-cell table:formula="of:=[.C694]-[.C693]" office:value-type="float" office:value="0">
            <text:p>0.000000</text:p>
          </table:table-cell>
          <table:table-cell table:formula="of:=[.A694]-[.A693]" office:value-type="float" office:value="0.000000999999997475243">
            <text:p>0.000001</text:p>
          </table:table-cell>
          <table:table-cell/>
          <table:table-cell office:value-type="string">
            <text:p>d_s is renewed (r + D) to 2664935261744; c_s is fully topped up</text:p>
          </table:table-cell>
          <table:table-cell/>
        </table:table-row>
        <table:table-row table:style-name="ro1">
          <table:table-cell office:value-type="float" office:value="674.061052">
            <text:p>674.061052</text:p>
          </table:table-cell>
          <table:table-cell office:value-type="float" office:value="2664931178239">
            <text:p>2664931178239</text:p>
          </table:table-cell>
          <table:table-cell table:formula="of:=([.B695]-[.B$2])/10^9" office:value-type="float" office:value="0.155899956">
            <text:p>0.155900</text:p>
          </table:table-cell>
          <table:table-cell table:formula="of:=[.C695]-[.C694]" office:value-type="float" office:value="0.000916495000000017">
            <text:p>0.000916</text:p>
          </table:table-cell>
          <table:table-cell table:formula="of:=[.A695]-[.A694]" office:value-type="float" office:value="0.000914999999963584">
            <text:p>0.00091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61053">
            <text:p>674.061053</text:p>
          </table:table-cell>
          <table:table-cell office:value-type="float" office:value="2664931178239">
            <text:p>2664931178239</text:p>
          </table:table-cell>
          <table:table-cell table:formula="of:=([.B696]-[.B$2])/10^9" office:value-type="float" office:value="0.155899956">
            <text:p>0.155900</text:p>
          </table:table-cell>
          <table:table-cell table:formula="of:=[.C696]-[.C695]" office:value-type="float" office:value="0">
            <text:p>0.000000</text:p>
          </table:table-cell>
          <table:table-cell table:formula="of:=[.A696]-[.A695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61058">
            <text:p>674.061058</text:p>
          </table:table-cell>
          <table:table-cell office:value-type="float" office:value="2664931178239">
            <text:p>2664931178239</text:p>
          </table:table-cell>
          <table:table-cell table:formula="of:=([.B697]-[.B$2])/10^9" office:value-type="float" office:value="0.155899956">
            <text:p>0.155900</text:p>
          </table:table-cell>
          <table:table-cell table:formula="of:=[.C697]-[.C696]" office:value-type="float" office:value="0">
            <text:p>0.000000</text:p>
          </table:table-cell>
          <table:table-cell table:formula="of:=[.A697]-[.A696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61131">
            <text:p>674.061131</text:p>
          </table:table-cell>
          <table:table-cell office:value-type="float" office:value="2664931178239">
            <text:p>2664931178239</text:p>
          </table:table-cell>
          <table:table-cell table:formula="of:=([.B698]-[.B$2])/10^9" office:value-type="float" office:value="0.155899956">
            <text:p>0.155900</text:p>
          </table:table-cell>
          <table:table-cell table:formula="of:=[.C698]-[.C697]" office:value-type="float" office:value="0">
            <text:p>0.000000</text:p>
          </table:table-cell>
          <table:table-cell table:formula="of:=[.A698]-[.A697]" office:value-type="float" office:value="0.0000730000000430664">
            <text:p>0.0000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61133">
            <text:p>674.061133</text:p>
          </table:table-cell>
          <table:table-cell office:value-type="float" office:value="2664931259647">
            <text:p>2664931259647</text:p>
          </table:table-cell>
          <table:table-cell table:formula="of:=([.B699]-[.B$2])/10^9" office:value-type="float" office:value="0.155981364">
            <text:p>0.155981</text:p>
          </table:table-cell>
          <table:table-cell table:formula="of:=[.C699]-[.C698]" office:value-type="float" office:value="0.000081408000000005">
            <text:p>0.000081</text:p>
          </table:table-cell>
          <table:table-cell table:formula="of:=[.A699]-[.A69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61134">
            <text:p>674.061134</text:p>
          </table:table-cell>
          <table:table-cell office:value-type="float" office:value="2664931259647">
            <text:p>2664931259647</text:p>
          </table:table-cell>
          <table:table-cell table:formula="of:=([.B700]-[.B$2])/10^9" office:value-type="float" office:value="0.155981364">
            <text:p>0.155981</text:p>
          </table:table-cell>
          <table:table-cell table:formula="of:=[.C700]-[.C699]" office:value-type="float" office:value="0">
            <text:p>0.000000</text:p>
          </table:table-cell>
          <table:table-cell table:formula="of:=[.A700]-[.A699]" office:value-type="float" office:value="0.000000999999997475243">
            <text:p>0.000001</text:p>
          </table:table-cell>
          <table:table-cell office:value-type="string">
            <text:p>d_s is renewed (r + D) to 2664933259647; c_s is fully topped up</text:p>
          </table:table-cell>
          <table:table-cell table:number-columns-repeated="2"/>
        </table:table-row>
        <table:table-row table:style-name="ro1">
          <table:table-cell office:value-type="float" office:value="674.061135">
            <text:p>674.061135</text:p>
          </table:table-cell>
          <table:table-cell office:value-type="float" office:value="2664931259647">
            <text:p>2664931259647</text:p>
          </table:table-cell>
          <table:table-cell table:formula="of:=([.B701]-[.B$2])/10^9" office:value-type="float" office:value="0.155981364">
            <text:p>0.155981</text:p>
          </table:table-cell>
          <table:table-cell table:formula="of:=[.C701]-[.C700]" office:value-type="float" office:value="0">
            <text:p>0.000000</text:p>
          </table:table-cell>
          <table:table-cell table:formula="of:=[.A701]-[.A70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61142">
            <text:p>674.061142</text:p>
          </table:table-cell>
          <table:table-cell office:value-type="float" office:value="2664931268721">
            <text:p>2664931268721</text:p>
          </table:table-cell>
          <table:table-cell table:formula="of:=([.B702]-[.B$2])/10^9" office:value-type="float" office:value="0.155990438">
            <text:p>0.155990</text:p>
          </table:table-cell>
          <table:table-cell table:formula="of:=[.C702]-[.C701]" office:value-type="float" office:value="0.00000907399999999781">
            <text:p>0.000009</text:p>
          </table:table-cell>
          <table:table-cell table:formula="of:=[.A702]-[.A701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61147">
            <text:p>674.061147</text:p>
          </table:table-cell>
          <table:table-cell office:value-type="float" office:value="2664931268721">
            <text:p>2664931268721</text:p>
          </table:table-cell>
          <table:table-cell table:formula="of:=([.B703]-[.B$2])/10^9" office:value-type="float" office:value="0.155990438">
            <text:p>0.155990</text:p>
          </table:table-cell>
          <table:table-cell table:formula="of:=[.C703]-[.C702]" office:value-type="float" office:value="0">
            <text:p>0.000000</text:p>
          </table:table-cell>
          <table:table-cell table:formula="of:=[.A703]-[.A70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6206">
            <text:p>674.062060</text:p>
          </table:table-cell>
          <table:table-cell office:value-type="float" office:value="2664932195200">
            <text:p>2664932195200</text:p>
          </table:table-cell>
          <table:table-cell table:formula="of:=([.B704]-[.B$2])/10^9" office:value-type="float" office:value="0.156916917">
            <text:p>0.156917</text:p>
          </table:table-cell>
          <table:table-cell table:formula="of:=[.C704]-[.C703]" office:value-type="float" office:value="0.00092647899999998">
            <text:p>0.000926</text:p>
          </table:table-cell>
          <table:table-cell table:formula="of:=[.A704]-[.A703]" office:value-type="float" office:value="0.000912999999968633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62061">
            <text:p>674.062061</text:p>
          </table:table-cell>
          <table:table-cell office:value-type="float" office:value="2664932195200">
            <text:p>2664932195200</text:p>
          </table:table-cell>
          <table:table-cell table:formula="of:=([.B705]-[.B$2])/10^9" office:value-type="float" office:value="0.156916917">
            <text:p>0.156917</text:p>
          </table:table-cell>
          <table:table-cell table:formula="of:=[.C705]-[.C704]" office:value-type="float" office:value="0">
            <text:p>0.000000</text:p>
          </table:table-cell>
          <table:table-cell table:formula="of:=[.A705]-[.A70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62069">
            <text:p>674.062069</text:p>
          </table:table-cell>
          <table:table-cell office:value-type="float" office:value="2664932195200">
            <text:p>2664932195200</text:p>
          </table:table-cell>
          <table:table-cell table:formula="of:=([.B706]-[.B$2])/10^9" office:value-type="float" office:value="0.156916917">
            <text:p>0.156917</text:p>
          </table:table-cell>
          <table:table-cell table:formula="of:=[.C706]-[.C705]" office:value-type="float" office:value="0">
            <text:p>0.000000</text:p>
          </table:table-cell>
          <table:table-cell table:formula="of:=[.A706]-[.A705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63954">
            <text:p>674.063954</text:p>
          </table:table-cell>
          <table:table-cell office:value-type="float" office:value="2664934088978">
            <text:p>2664934088978</text:p>
          </table:table-cell>
          <table:table-cell table:formula="of:=([.B707]-[.B$2])/10^9" office:value-type="float" office:value="0.158810695">
            <text:p>0.158811</text:p>
          </table:table-cell>
          <table:table-cell table:formula="of:=[.C707]-[.C706]" office:value-type="float" office:value="0.00189377800000001">
            <text:p>0.001894</text:p>
          </table:table-cell>
          <table:table-cell table:formula="of:=[.A707]-[.A706]" office:value-type="float" office:value="0.00188500000001568">
            <text:p>0.00188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63957">
            <text:p>674.063957</text:p>
          </table:table-cell>
          <table:table-cell office:value-type="float" office:value="2664934088978">
            <text:p>2664934088978</text:p>
          </table:table-cell>
          <table:table-cell table:formula="of:=([.B708]-[.B$2])/10^9" office:value-type="float" office:value="0.158810695">
            <text:p>0.158811</text:p>
          </table:table-cell>
          <table:table-cell table:formula="of:=[.C708]-[.C707]" office:value-type="float" office:value="0">
            <text:p>0.000000</text:p>
          </table:table-cell>
          <table:table-cell table:formula="of:=[.A708]-[.A707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64144">
            <text:p>674.064144</text:p>
          </table:table-cell>
          <table:table-cell office:value-type="float" office:value="2664934088978">
            <text:p>2664934088978</text:p>
          </table:table-cell>
          <table:table-cell table:formula="of:=([.B709]-[.B$2])/10^9" office:value-type="float" office:value="0.158810695">
            <text:p>0.158811</text:p>
          </table:table-cell>
          <table:table-cell table:formula="of:=[.C709]-[.C708]" office:value-type="float" office:value="0">
            <text:p>0.000000</text:p>
          </table:table-cell>
          <table:table-cell table:formula="of:=[.A709]-[.A708]" office:value-type="float" office:value="0.000187000000096305">
            <text:p>0.00018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64146">
            <text:p>674.064146</text:p>
          </table:table-cell>
          <table:table-cell office:value-type="float" office:value="2664935353294">
            <text:p>2664935353294</text:p>
          </table:table-cell>
          <table:table-cell table:formula="of:=([.B710]-[.B$2])/10^9" office:value-type="float" office:value="0.160075011">
            <text:p>0.160075</text:p>
          </table:table-cell>
          <table:table-cell table:formula="of:=[.C710]-[.C709]" office:value-type="float" office:value="0.00126431599999999">
            <text:p>0.001264</text:p>
          </table:table-cell>
          <table:table-cell table:formula="of:=[.A710]-[.A70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64147">
            <text:p>674.064147</text:p>
          </table:table-cell>
          <table:table-cell office:value-type="float" office:value="2664935353294">
            <text:p>2664935353294</text:p>
          </table:table-cell>
          <table:table-cell table:formula="of:=([.B711]-[.B$2])/10^9" office:value-type="float" office:value="0.160075011">
            <text:p>0.160075</text:p>
          </table:table-cell>
          <table:table-cell table:formula="of:=[.C711]-[.C710]" office:value-type="float" office:value="0">
            <text:p>0.000000</text:p>
          </table:table-cell>
          <table:table-cell table:formula="of:=[.A711]-[.A710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942353294; c_s is fully topped up</text:p>
          </table:table-cell>
        </table:table-row>
        <table:table-row table:style-name="ro1">
          <table:table-cell office:value-type="float" office:value="674.064151">
            <text:p>674.064151</text:p>
          </table:table-cell>
          <table:table-cell office:value-type="float" office:value="2664935353294">
            <text:p>2664935353294</text:p>
          </table:table-cell>
          <table:table-cell table:formula="of:=([.B712]-[.B$2])/10^9" office:value-type="float" office:value="0.160075011">
            <text:p>0.160075</text:p>
          </table:table-cell>
          <table:table-cell table:formula="of:=[.C712]-[.C711]" office:value-type="float" office:value="0">
            <text:p>0.000000</text:p>
          </table:table-cell>
          <table:table-cell table:formula="of:=[.A712]-[.A711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64153">
            <text:p>674.064153</text:p>
          </table:table-cell>
          <table:table-cell office:value-type="float" office:value="2664935360020">
            <text:p>2664935360020</text:p>
          </table:table-cell>
          <table:table-cell table:formula="of:=([.B713]-[.B$2])/10^9" office:value-type="float" office:value="0.160081737">
            <text:p>0.160082</text:p>
          </table:table-cell>
          <table:table-cell table:formula="of:=[.C713]-[.C712]" office:value-type="float" office:value="0.00000672600000001244">
            <text:p>0.000007</text:p>
          </table:table-cell>
          <table:table-cell table:formula="of:=[.A713]-[.A71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64154">
            <text:p>674.064154</text:p>
          </table:table-cell>
          <table:table-cell office:value-type="float" office:value="2664935360020">
            <text:p>2664935360020</text:p>
          </table:table-cell>
          <table:table-cell table:formula="of:=([.B714]-[.B$2])/10^9" office:value-type="float" office:value="0.160081737">
            <text:p>0.160082</text:p>
          </table:table-cell>
          <table:table-cell table:formula="of:=[.C714]-[.C713]" office:value-type="float" office:value="0">
            <text:p>0.000000</text:p>
          </table:table-cell>
          <table:table-cell table:formula="of:=[.A714]-[.A713]" office:value-type="float" office:value="0.000000999999997475243">
            <text:p>0.000001</text:p>
          </table:table-cell>
          <table:table-cell office:value-type="string">
            <text:p>d_s is renewed (r + D) to 2664937360020; c_s is fully topped up</text:p>
          </table:table-cell>
          <table:table-cell table:number-columns-repeated="2"/>
        </table:table-row>
        <table:table-row table:style-name="ro1">
          <table:table-cell office:value-type="float" office:value="674.064157">
            <text:p>674.064157</text:p>
          </table:table-cell>
          <table:table-cell office:value-type="float" office:value="2664935360020">
            <text:p>2664935360020</text:p>
          </table:table-cell>
          <table:table-cell table:formula="of:=([.B715]-[.B$2])/10^9" office:value-type="float" office:value="0.160081737">
            <text:p>0.160082</text:p>
          </table:table-cell>
          <table:table-cell table:formula="of:=[.C715]-[.C714]" office:value-type="float" office:value="0">
            <text:p>0.000000</text:p>
          </table:table-cell>
          <table:table-cell table:formula="of:=[.A715]-[.A714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6416">
            <text:p>674.064160</text:p>
          </table:table-cell>
          <table:table-cell office:value-type="float" office:value="2664935366583">
            <text:p>2664935366583</text:p>
          </table:table-cell>
          <table:table-cell table:formula="of:=([.B716]-[.B$2])/10^9" office:value-type="float" office:value="0.1600883">
            <text:p>0.160088</text:p>
          </table:table-cell>
          <table:table-cell table:formula="of:=[.C716]-[.C715]" office:value-type="float" office:value="0.00000656299999998722">
            <text:p>0.000007</text:p>
          </table:table-cell>
          <table:table-cell table:formula="of:=[.A716]-[.A715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6416">
            <text:p>674.064160</text:p>
          </table:table-cell>
          <table:table-cell office:value-type="float" office:value="2664935366583">
            <text:p>2664935366583</text:p>
          </table:table-cell>
          <table:table-cell table:formula="of:=([.B717]-[.B$2])/10^9" office:value-type="float" office:value="0.1600883">
            <text:p>0.160088</text:p>
          </table:table-cell>
          <table:table-cell table:formula="of:=[.C717]-[.C716]" office:value-type="float" office:value="0">
            <text:p>0.000000</text:p>
          </table:table-cell>
          <table:table-cell table:formula="of:=[.A717]-[.A716]" office:value-type="float" office:value="0">
            <text:p>0.000000</text:p>
          </table:table-cell>
          <table:table-cell/>
          <table:table-cell office:value-type="string">
            <text:p>d_s is renewed (r + D) to 2664940366583; c_s is fully topped up</text:p>
          </table:table-cell>
          <table:table-cell/>
        </table:table-row>
        <table:table-row table:style-name="ro1">
          <table:table-cell office:value-type="float" office:value="674.0642">
            <text:p>674.064200</text:p>
          </table:table-cell>
          <table:table-cell office:value-type="float" office:value="2664935366583">
            <text:p>2664935366583</text:p>
          </table:table-cell>
          <table:table-cell table:formula="of:=([.B718]-[.B$2])/10^9" office:value-type="float" office:value="0.1600883">
            <text:p>0.160088</text:p>
          </table:table-cell>
          <table:table-cell table:formula="of:=[.C718]-[.C717]" office:value-type="float" office:value="0">
            <text:p>0.000000</text:p>
          </table:table-cell>
          <table:table-cell table:formula="of:=[.A718]-[.A717]" office:value-type="float" office:value="0.0000400000000126965">
            <text:p>0.00004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4.065115">
            <text:p>674.065115</text:p>
          </table:table-cell>
          <table:table-cell office:value-type="float" office:value="2664936323467">
            <text:p>2664936323467</text:p>
          </table:table-cell>
          <table:table-cell table:formula="of:=([.B719]-[.B$2])/10^9" office:value-type="float" office:value="0.161045184">
            <text:p>0.161045</text:p>
          </table:table-cell>
          <table:table-cell table:formula="of:=[.C719]-[.C718]" office:value-type="float" office:value="0.000956884000000019">
            <text:p>0.000957</text:p>
          </table:table-cell>
          <table:table-cell table:formula="of:=[.A719]-[.A718]" office:value-type="float" office:value="0.000914999999963584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65116">
            <text:p>674.065116</text:p>
          </table:table-cell>
          <table:table-cell office:value-type="float" office:value="2664936323467">
            <text:p>2664936323467</text:p>
          </table:table-cell>
          <table:table-cell table:formula="of:=([.B720]-[.B$2])/10^9" office:value-type="float" office:value="0.161045184">
            <text:p>0.161045</text:p>
          </table:table-cell>
          <table:table-cell table:formula="of:=[.C720]-[.C719]" office:value-type="float" office:value="0">
            <text:p>0.000000</text:p>
          </table:table-cell>
          <table:table-cell table:formula="of:=[.A720]-[.A71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65123">
            <text:p>674.065123</text:p>
          </table:table-cell>
          <table:table-cell office:value-type="float" office:value="2664936323467">
            <text:p>2664936323467</text:p>
          </table:table-cell>
          <table:table-cell table:formula="of:=([.B721]-[.B$2])/10^9" office:value-type="float" office:value="0.161045184">
            <text:p>0.161045</text:p>
          </table:table-cell>
          <table:table-cell table:formula="of:=[.C721]-[.C720]" office:value-type="float" office:value="0">
            <text:p>0.000000</text:p>
          </table:table-cell>
          <table:table-cell table:formula="of:=[.A721]-[.A720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67025">
            <text:p>674.067025</text:p>
          </table:table-cell>
          <table:table-cell office:value-type="float" office:value="2664938233914">
            <text:p>2664938233914</text:p>
          </table:table-cell>
          <table:table-cell table:formula="of:=([.B722]-[.B$2])/10^9" office:value-type="float" office:value="0.162955631">
            <text:p>0.162956</text:p>
          </table:table-cell>
          <table:table-cell table:formula="of:=[.C722]-[.C721]" office:value-type="float" office:value="0.00191044699999998">
            <text:p>0.001910</text:p>
          </table:table-cell>
          <table:table-cell table:formula="of:=[.A722]-[.A721]" office:value-type="float" office:value="0.00190199999997276">
            <text:p>0.00190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67027">
            <text:p>674.067027</text:p>
          </table:table-cell>
          <table:table-cell office:value-type="float" office:value="2664938233914">
            <text:p>2664938233914</text:p>
          </table:table-cell>
          <table:table-cell table:formula="of:=([.B723]-[.B$2])/10^9" office:value-type="float" office:value="0.162955631">
            <text:p>0.162956</text:p>
          </table:table-cell>
          <table:table-cell table:formula="of:=[.C723]-[.C722]" office:value-type="float" office:value="0">
            <text:p>0.000000</text:p>
          </table:table-cell>
          <table:table-cell table:formula="of:=[.A723]-[.A722]" office:value-type="float" office:value="0.00000200000010863732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67031">
            <text:p>674.067031</text:p>
          </table:table-cell>
          <table:table-cell office:value-type="float" office:value="2664938233914">
            <text:p>2664938233914</text:p>
          </table:table-cell>
          <table:table-cell table:formula="of:=([.B724]-[.B$2])/10^9" office:value-type="float" office:value="0.162955631">
            <text:p>0.162956</text:p>
          </table:table-cell>
          <table:table-cell table:formula="of:=[.C724]-[.C723]" office:value-type="float" office:value="0">
            <text:p>0.000000</text:p>
          </table:table-cell>
          <table:table-cell table:formula="of:=[.A724]-[.A72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68048">
            <text:p>674.068048</text:p>
          </table:table-cell>
          <table:table-cell office:value-type="float" office:value="2664938233914">
            <text:p>2664938233914</text:p>
          </table:table-cell>
          <table:table-cell table:formula="of:=([.B725]-[.B$2])/10^9" office:value-type="float" office:value="0.162955631">
            <text:p>0.162956</text:p>
          </table:table-cell>
          <table:table-cell table:formula="of:=[.C725]-[.C724]" office:value-type="float" office:value="0">
            <text:p>0.000000</text:p>
          </table:table-cell>
          <table:table-cell table:formula="of:=[.A725]-[.A724]" office:value-type="float" office:value="0.00101699999993343">
            <text:p>0.00101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6805">
            <text:p>674.068050</text:p>
          </table:table-cell>
          <table:table-cell office:value-type="float" office:value="2664939259062">
            <text:p>2664939259062</text:p>
          </table:table-cell>
          <table:table-cell table:formula="of:=([.B726]-[.B$2])/10^9" office:value-type="float" office:value="0.163980779">
            <text:p>0.163981</text:p>
          </table:table-cell>
          <table:table-cell table:formula="of:=[.C726]-[.C725]" office:value-type="float" office:value="0.001025148">
            <text:p>0.001025</text:p>
          </table:table-cell>
          <table:table-cell table:formula="of:=[.A726]-[.A72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68051">
            <text:p>674.068051</text:p>
          </table:table-cell>
          <table:table-cell office:value-type="float" office:value="2664939259062">
            <text:p>2664939259062</text:p>
          </table:table-cell>
          <table:table-cell table:formula="of:=([.B727]-[.B$2])/10^9" office:value-type="float" office:value="0.163980779">
            <text:p>0.163981</text:p>
          </table:table-cell>
          <table:table-cell table:formula="of:=[.C727]-[.C726]" office:value-type="float" office:value="0">
            <text:p>0.000000</text:p>
          </table:table-cell>
          <table:table-cell table:formula="of:=[.A727]-[.A726]" office:value-type="float" office:value="0.000000999999997475243">
            <text:p>0.000001</text:p>
          </table:table-cell>
          <table:table-cell office:value-type="string">
            <text:p>d_s is renewed (r + D) to 2664941259062; c_s is fully topped up</text:p>
          </table:table-cell>
          <table:table-cell table:number-columns-repeated="2"/>
        </table:table-row>
        <table:table-row table:style-name="ro1">
          <table:table-cell office:value-type="float" office:value="674.068052">
            <text:p>674.068052</text:p>
          </table:table-cell>
          <table:table-cell office:value-type="float" office:value="2664939259062">
            <text:p>2664939259062</text:p>
          </table:table-cell>
          <table:table-cell table:formula="of:=([.B728]-[.B$2])/10^9" office:value-type="float" office:value="0.163980779">
            <text:p>0.163981</text:p>
          </table:table-cell>
          <table:table-cell table:formula="of:=[.C728]-[.C727]" office:value-type="float" office:value="0">
            <text:p>0.000000</text:p>
          </table:table-cell>
          <table:table-cell table:formula="of:=[.A728]-[.A727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068059">
            <text:p>674.068059</text:p>
          </table:table-cell>
          <table:table-cell office:value-type="float" office:value="2664939267991">
            <text:p>2664939267991</text:p>
          </table:table-cell>
          <table:table-cell table:formula="of:=([.B729]-[.B$2])/10^9" office:value-type="float" office:value="0.163989708">
            <text:p>0.163990</text:p>
          </table:table-cell>
          <table:table-cell table:formula="of:=[.C729]-[.C728]" office:value-type="float" office:value="0.00000892900000001862">
            <text:p>0.000009</text:p>
          </table:table-cell>
          <table:table-cell table:formula="of:=[.A729]-[.A728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68064">
            <text:p>674.068064</text:p>
          </table:table-cell>
          <table:table-cell office:value-type="float" office:value="2664939267991">
            <text:p>2664939267991</text:p>
          </table:table-cell>
          <table:table-cell table:formula="of:=([.B730]-[.B$2])/10^9" office:value-type="float" office:value="0.163989708">
            <text:p>0.163990</text:p>
          </table:table-cell>
          <table:table-cell table:formula="of:=[.C730]-[.C729]" office:value-type="float" office:value="0">
            <text:p>0.000000</text:p>
          </table:table-cell>
          <table:table-cell table:formula="of:=[.A730]-[.A729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68982">
            <text:p>674.068982</text:p>
          </table:table-cell>
          <table:table-cell office:value-type="float" office:value="2664940198982">
            <text:p>2664940198982</text:p>
          </table:table-cell>
          <table:table-cell table:formula="of:=([.B731]-[.B$2])/10^9" office:value-type="float" office:value="0.164920699">
            <text:p>0.164921</text:p>
          </table:table-cell>
          <table:table-cell table:formula="of:=[.C731]-[.C730]" office:value-type="float" office:value="0.000930990999999992">
            <text:p>0.000931</text:p>
          </table:table-cell>
          <table:table-cell table:formula="of:=[.A731]-[.A730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68983">
            <text:p>674.068983</text:p>
          </table:table-cell>
          <table:table-cell office:value-type="float" office:value="2664940198982">
            <text:p>2664940198982</text:p>
          </table:table-cell>
          <table:table-cell table:formula="of:=([.B732]-[.B$2])/10^9" office:value-type="float" office:value="0.164920699">
            <text:p>0.164921</text:p>
          </table:table-cell>
          <table:table-cell table:formula="of:=[.C732]-[.C731]" office:value-type="float" office:value="0">
            <text:p>0.000000</text:p>
          </table:table-cell>
          <table:table-cell table:formula="of:=[.A732]-[.A73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68988">
            <text:p>674.068988</text:p>
          </table:table-cell>
          <table:table-cell office:value-type="float" office:value="2664940198982">
            <text:p>2664940198982</text:p>
          </table:table-cell>
          <table:table-cell table:formula="of:=([.B733]-[.B$2])/10^9" office:value-type="float" office:value="0.164920699">
            <text:p>0.164921</text:p>
          </table:table-cell>
          <table:table-cell table:formula="of:=[.C733]-[.C732]" office:value-type="float" office:value="0">
            <text:p>0.000000</text:p>
          </table:table-cell>
          <table:table-cell table:formula="of:=[.A733]-[.A73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069046">
            <text:p>674.069046</text:p>
          </table:table-cell>
          <table:table-cell office:value-type="float" office:value="2664940198982">
            <text:p>2664940198982</text:p>
          </table:table-cell>
          <table:table-cell table:formula="of:=([.B734]-[.B$2])/10^9" office:value-type="float" office:value="0.164920699">
            <text:p>0.164921</text:p>
          </table:table-cell>
          <table:table-cell table:formula="of:=[.C734]-[.C733]" office:value-type="float" office:value="0">
            <text:p>0.000000</text:p>
          </table:table-cell>
          <table:table-cell table:formula="of:=[.A734]-[.A733]" office:value-type="float" office:value="0.0000579999999672509">
            <text:p>0.000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69048">
            <text:p>674.069048</text:p>
          </table:table-cell>
          <table:table-cell office:value-type="float" office:value="2664940265666">
            <text:p>2664940265666</text:p>
          </table:table-cell>
          <table:table-cell table:formula="of:=([.B735]-[.B$2])/10^9" office:value-type="float" office:value="0.164987383">
            <text:p>0.164987</text:p>
          </table:table-cell>
          <table:table-cell table:formula="of:=[.C735]-[.C734]" office:value-type="float" office:value="0.0000666839999999835">
            <text:p>0.000067</text:p>
          </table:table-cell>
          <table:table-cell table:formula="of:=[.A735]-[.A73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6905">
            <text:p>674.069050</text:p>
          </table:table-cell>
          <table:table-cell office:value-type="float" office:value="2664940265666">
            <text:p>2664940265666</text:p>
          </table:table-cell>
          <table:table-cell table:formula="of:=([.B736]-[.B$2])/10^9" office:value-type="float" office:value="0.164987383">
            <text:p>0.164987</text:p>
          </table:table-cell>
          <table:table-cell table:formula="of:=[.C736]-[.C735]" office:value-type="float" office:value="0">
            <text:p>0.000000</text:p>
          </table:table-cell>
          <table:table-cell table:formula="of:=[.A736]-[.A735]" office:value-type="float" office:value="0.00000199999999495049">
            <text:p>0.000002</text:p>
          </table:table-cell>
          <table:table-cell/>
          <table:table-cell office:value-type="string">
            <text:p>89553 / 100917 &gt; 2000000 / 5000000</text:p>
          </table:table-cell>
          <table:table-cell/>
        </table:table-row>
        <table:table-row table:style-name="ro1">
          <table:table-cell office:value-type="float" office:value="674.06905">
            <text:p>674.069050</text:p>
          </table:table-cell>
          <table:table-cell office:value-type="float" office:value="2664940265666">
            <text:p>2664940265666</text:p>
          </table:table-cell>
          <table:table-cell table:formula="of:=([.B737]-[.B$2])/10^9" office:value-type="float" office:value="0.164987383">
            <text:p>0.164987</text:p>
          </table:table-cell>
          <table:table-cell table:formula="of:=[.C737]-[.C736]" office:value-type="float" office:value="0">
            <text:p>0.000000</text:p>
          </table:table-cell>
          <table:table-cell table:formula="of:=[.A737]-[.A736]" office:value-type="float" office:value="0">
            <text:p>0.000000</text:p>
          </table:table-cell>
          <table:table-cell/>
          <table:table-cell office:value-type="string">
            <text:p>d_s is renewed (r + D) to 2664945265666; c_s is fully topped up</text:p>
          </table:table-cell>
          <table:table-cell/>
        </table:table-row>
        <table:table-row table:style-name="ro1">
          <table:table-cell office:value-type="float" office:value="674.070893">
            <text:p>674.070893</text:p>
          </table:table-cell>
          <table:table-cell office:value-type="float" office:value="2664942110018">
            <text:p>2664942110018</text:p>
          </table:table-cell>
          <table:table-cell table:formula="of:=([.B738]-[.B$2])/10^9" office:value-type="float" office:value="0.166831735">
            <text:p>0.166832</text:p>
          </table:table-cell>
          <table:table-cell table:formula="of:=[.C738]-[.C737]" office:value-type="float" office:value="0.00184435200000002">
            <text:p>0.001844</text:p>
          </table:table-cell>
          <table:table-cell table:formula="of:=[.A738]-[.A737]" office:value-type="float" office:value="0.00184300000000803">
            <text:p>0.00184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70894">
            <text:p>674.070894</text:p>
          </table:table-cell>
          <table:table-cell office:value-type="float" office:value="2664942110018">
            <text:p>2664942110018</text:p>
          </table:table-cell>
          <table:table-cell table:formula="of:=([.B739]-[.B$2])/10^9" office:value-type="float" office:value="0.166831735">
            <text:p>0.166832</text:p>
          </table:table-cell>
          <table:table-cell table:formula="of:=[.C739]-[.C738]" office:value-type="float" office:value="0">
            <text:p>0.000000</text:p>
          </table:table-cell>
          <table:table-cell table:formula="of:=[.A739]-[.A738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70899">
            <text:p>674.070899</text:p>
          </table:table-cell>
          <table:table-cell office:value-type="float" office:value="2664942110018">
            <text:p>2664942110018</text:p>
          </table:table-cell>
          <table:table-cell table:formula="of:=([.B740]-[.B$2])/10^9" office:value-type="float" office:value="0.166831735">
            <text:p>0.166832</text:p>
          </table:table-cell>
          <table:table-cell table:formula="of:=[.C740]-[.C739]" office:value-type="float" office:value="0">
            <text:p>0.000000</text:p>
          </table:table-cell>
          <table:table-cell table:formula="of:=[.A740]-[.A739]" office:value-type="float" office:value="0.00000500000010106305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7204">
            <text:p>674.072040</text:p>
          </table:table-cell>
          <table:table-cell office:value-type="float" office:value="2664942110018">
            <text:p>2664942110018</text:p>
          </table:table-cell>
          <table:table-cell table:formula="of:=([.B741]-[.B$2])/10^9" office:value-type="float" office:value="0.166831735">
            <text:p>0.166832</text:p>
          </table:table-cell>
          <table:table-cell table:formula="of:=[.C741]-[.C740]" office:value-type="float" office:value="0">
            <text:p>0.000000</text:p>
          </table:table-cell>
          <table:table-cell table:formula="of:=[.A741]-[.A740]" office:value-type="float" office:value="0.00114099999996142">
            <text:p>0.00114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72043">
            <text:p>674.072043</text:p>
          </table:table-cell>
          <table:table-cell office:value-type="float" office:value="2664943259887">
            <text:p>2664943259887</text:p>
          </table:table-cell>
          <table:table-cell table:formula="of:=([.B742]-[.B$2])/10^9" office:value-type="float" office:value="0.167981604">
            <text:p>0.167982</text:p>
          </table:table-cell>
          <table:table-cell table:formula="of:=[.C742]-[.C741]" office:value-type="float" office:value="0.001149869">
            <text:p>0.001150</text:p>
          </table:table-cell>
          <table:table-cell table:formula="of:=[.A742]-[.A741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72043">
            <text:p>674.072043</text:p>
          </table:table-cell>
          <table:table-cell office:value-type="float" office:value="2664943259887">
            <text:p>2664943259887</text:p>
          </table:table-cell>
          <table:table-cell table:formula="of:=([.B743]-[.B$2])/10^9" office:value-type="float" office:value="0.167981604">
            <text:p>0.167982</text:p>
          </table:table-cell>
          <table:table-cell table:formula="of:=[.C743]-[.C742]" office:value-type="float" office:value="0">
            <text:p>0.000000</text:p>
          </table:table-cell>
          <table:table-cell table:formula="of:=[.A743]-[.A742]" office:value-type="float" office:value="0">
            <text:p>0.000000</text:p>
          </table:table-cell>
          <table:table-cell office:value-type="string">
            <text:p>d_s is renewed (r + D) to 2664945259887; c_s is fully topped up</text:p>
          </table:table-cell>
          <table:table-cell table:number-columns-repeated="2"/>
        </table:table-row>
        <table:table-row table:style-name="ro1">
          <table:table-cell office:value-type="float" office:value="674.072045">
            <text:p>674.072045</text:p>
          </table:table-cell>
          <table:table-cell office:value-type="float" office:value="2664943259887">
            <text:p>2664943259887</text:p>
          </table:table-cell>
          <table:table-cell table:formula="of:=([.B744]-[.B$2])/10^9" office:value-type="float" office:value="0.167981604">
            <text:p>0.167982</text:p>
          </table:table-cell>
          <table:table-cell table:formula="of:=[.C744]-[.C743]" office:value-type="float" office:value="0">
            <text:p>0.000000</text:p>
          </table:table-cell>
          <table:table-cell table:formula="of:=[.A744]-[.A74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72052">
            <text:p>674.072052</text:p>
          </table:table-cell>
          <table:table-cell office:value-type="float" office:value="2664943268876">
            <text:p>2664943268876</text:p>
          </table:table-cell>
          <table:table-cell table:formula="of:=([.B745]-[.B$2])/10^9" office:value-type="float" office:value="0.167990593">
            <text:p>0.167991</text:p>
          </table:table-cell>
          <table:table-cell table:formula="of:=[.C745]-[.C744]" office:value-type="float" office:value="0.00000898899999998704">
            <text:p>0.000009</text:p>
          </table:table-cell>
          <table:table-cell table:formula="of:=[.A745]-[.A744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72056">
            <text:p>674.072056</text:p>
          </table:table-cell>
          <table:table-cell office:value-type="float" office:value="2664943268876">
            <text:p>2664943268876</text:p>
          </table:table-cell>
          <table:table-cell table:formula="of:=([.B746]-[.B$2])/10^9" office:value-type="float" office:value="0.167990593">
            <text:p>0.167991</text:p>
          </table:table-cell>
          <table:table-cell table:formula="of:=[.C746]-[.C745]" office:value-type="float" office:value="0">
            <text:p>0.000000</text:p>
          </table:table-cell>
          <table:table-cell table:formula="of:=[.A746]-[.A745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72976">
            <text:p>674.072976</text:p>
          </table:table-cell>
          <table:table-cell office:value-type="float" office:value="2664944202172">
            <text:p>2664944202172</text:p>
          </table:table-cell>
          <table:table-cell table:formula="of:=([.B747]-[.B$2])/10^9" office:value-type="float" office:value="0.168923889">
            <text:p>0.168924</text:p>
          </table:table-cell>
          <table:table-cell table:formula="of:=[.C747]-[.C746]" office:value-type="float" office:value="0.000933296">
            <text:p>0.000933</text:p>
          </table:table-cell>
          <table:table-cell table:formula="of:=[.A747]-[.A746]" office:value-type="float" office:value="0.000920000000064647">
            <text:p>0.0009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72977">
            <text:p>674.072977</text:p>
          </table:table-cell>
          <table:table-cell office:value-type="float" office:value="2664944202172">
            <text:p>2664944202172</text:p>
          </table:table-cell>
          <table:table-cell table:formula="of:=([.B748]-[.B$2])/10^9" office:value-type="float" office:value="0.168923889">
            <text:p>0.168924</text:p>
          </table:table-cell>
          <table:table-cell table:formula="of:=[.C748]-[.C747]" office:value-type="float" office:value="0">
            <text:p>0.000000</text:p>
          </table:table-cell>
          <table:table-cell table:formula="of:=[.A748]-[.A74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72985">
            <text:p>674.072985</text:p>
          </table:table-cell>
          <table:table-cell office:value-type="float" office:value="2664944202172">
            <text:p>2664944202172</text:p>
          </table:table-cell>
          <table:table-cell table:formula="of:=([.B749]-[.B$2])/10^9" office:value-type="float" office:value="0.168923889">
            <text:p>0.168924</text:p>
          </table:table-cell>
          <table:table-cell table:formula="of:=[.C749]-[.C748]" office:value-type="float" office:value="0">
            <text:p>0.000000</text:p>
          </table:table-cell>
          <table:table-cell table:formula="of:=[.A749]-[.A748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73739">
            <text:p>674.073739</text:p>
          </table:table-cell>
          <table:table-cell office:value-type="float" office:value="2664944964630">
            <text:p>2664944964630</text:p>
          </table:table-cell>
          <table:table-cell table:formula="of:=([.B750]-[.B$2])/10^9" office:value-type="float" office:value="0.169686347">
            <text:p>0.169686</text:p>
          </table:table-cell>
          <table:table-cell table:formula="of:=[.C750]-[.C749]" office:value-type="float" office:value="0.000762457999999994">
            <text:p>0.000762</text:p>
          </table:table-cell>
          <table:table-cell table:formula="of:=[.A750]-[.A749]" office:value-type="float" office:value="0.000754000000029009">
            <text:p>0.00075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73751">
            <text:p>674.073751</text:p>
          </table:table-cell>
          <table:table-cell office:value-type="float" office:value="2664944974214">
            <text:p>2664944974214</text:p>
          </table:table-cell>
          <table:table-cell table:formula="of:=([.B751]-[.B$2])/10^9" office:value-type="float" office:value="0.169695931">
            <text:p>0.169696</text:p>
          </table:table-cell>
          <table:table-cell table:formula="of:=[.C751]-[.C750]" office:value-type="float" office:value="0.00000958400000000692">
            <text:p>0.000010</text:p>
          </table:table-cell>
          <table:table-cell table:formula="of:=[.A751]-[.A750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74036">
            <text:p>674.074036</text:p>
          </table:table-cell>
          <table:table-cell office:value-type="float" office:value="2664945237414">
            <text:p>2664945237414</text:p>
          </table:table-cell>
          <table:table-cell table:formula="of:=([.B752]-[.B$2])/10^9" office:value-type="float" office:value="0.169959131">
            <text:p>0.169959</text:p>
          </table:table-cell>
          <table:table-cell table:formula="of:=[.C752]-[.C751]" office:value-type="float" office:value="0.000263200000000019">
            <text:p>0.000263</text:p>
          </table:table-cell>
          <table:table-cell table:formula="of:=[.A752]-[.A751]" office:value-type="float" office:value="0.000284999999962565">
            <text:p>0.00028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74038">
            <text:p>674.074038</text:p>
          </table:table-cell>
          <table:table-cell office:value-type="float" office:value="2664945264166">
            <text:p>2664945264166</text:p>
          </table:table-cell>
          <table:table-cell table:formula="of:=([.B753]-[.B$2])/10^9" office:value-type="float" office:value="0.169985883">
            <text:p>0.169986</text:p>
          </table:table-cell>
          <table:table-cell table:formula="of:=[.C753]-[.C752]" office:value-type="float" office:value="0.000026751999999991">
            <text:p>0.000027</text:p>
          </table:table-cell>
          <table:table-cell table:formula="of:=[.A753]-[.A75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74039">
            <text:p>674.074039</text:p>
          </table:table-cell>
          <table:table-cell office:value-type="float" office:value="2664945264166">
            <text:p>2664945264166</text:p>
          </table:table-cell>
          <table:table-cell table:formula="of:=([.B754]-[.B$2])/10^9" office:value-type="float" office:value="0.169985883">
            <text:p>0.169986</text:p>
          </table:table-cell>
          <table:table-cell table:formula="of:=[.C754]-[.C753]" office:value-type="float" office:value="0">
            <text:p>0.000000</text:p>
          </table:table-cell>
          <table:table-cell table:formula="of:=[.A754]-[.A753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952264166; c_s is fully topped up</text:p>
          </table:table-cell>
        </table:table-row>
        <table:table-row table:style-name="ro1">
          <table:table-cell office:value-type="float" office:value="674.074043">
            <text:p>674.074043</text:p>
          </table:table-cell>
          <table:table-cell office:value-type="float" office:value="2664945264166">
            <text:p>2664945264166</text:p>
          </table:table-cell>
          <table:table-cell table:formula="of:=([.B755]-[.B$2])/10^9" office:value-type="float" office:value="0.169985883">
            <text:p>0.169986</text:p>
          </table:table-cell>
          <table:table-cell table:formula="of:=[.C755]-[.C754]" office:value-type="float" office:value="0">
            <text:p>0.000000</text:p>
          </table:table-cell>
          <table:table-cell table:formula="of:=[.A755]-[.A754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74046">
            <text:p>674.074046</text:p>
          </table:table-cell>
          <table:table-cell office:value-type="float" office:value="2664945271888">
            <text:p>2664945271888</text:p>
          </table:table-cell>
          <table:table-cell table:formula="of:=([.B756]-[.B$2])/10^9" office:value-type="float" office:value="0.169993605">
            <text:p>0.169994</text:p>
          </table:table-cell>
          <table:table-cell table:formula="of:=[.C756]-[.C755]" office:value-type="float" office:value="0.00000772199999998779">
            <text:p>0.000008</text:p>
          </table:table-cell>
          <table:table-cell table:formula="of:=[.A756]-[.A755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74047">
            <text:p>674.074047</text:p>
          </table:table-cell>
          <table:table-cell office:value-type="float" office:value="2664945271888">
            <text:p>2664945271888</text:p>
          </table:table-cell>
          <table:table-cell table:formula="of:=([.B757]-[.B$2])/10^9" office:value-type="float" office:value="0.169993605">
            <text:p>0.169994</text:p>
          </table:table-cell>
          <table:table-cell table:formula="of:=[.C757]-[.C756]" office:value-type="float" office:value="0">
            <text:p>0.000000</text:p>
          </table:table-cell>
          <table:table-cell table:formula="of:=[.A757]-[.A756]" office:value-type="float" office:value="0.000000999999997475243">
            <text:p>0.000001</text:p>
          </table:table-cell>
          <table:table-cell/>
          <table:table-cell office:value-type="string">
            <text:p>d_s is renewed (r + D) to 2664950271888; c_s is fully topped up</text:p>
          </table:table-cell>
          <table:table-cell/>
        </table:table-row>
        <table:table-row table:style-name="ro1">
          <table:table-cell office:value-type="float" office:value="674.07406">
            <text:p>674.074060</text:p>
          </table:table-cell>
          <table:table-cell office:value-type="float" office:value="2664945281370">
            <text:p>2664945281370</text:p>
          </table:table-cell>
          <table:table-cell table:formula="of:=([.B758]-[.B$2])/10^9" office:value-type="float" office:value="0.170003087">
            <text:p>0.170003</text:p>
          </table:table-cell>
          <table:table-cell table:formula="of:=[.C758]-[.C757]" office:value-type="float" office:value="0.0000094820000000051">
            <text:p>0.000009</text:p>
          </table:table-cell>
          <table:table-cell table:formula="of:=[.A758]-[.A757]" office:value-type="float" office:value="0.000013000000080865">
            <text:p>0.000013</text:p>
          </table:table-cell>
          <table:table-cell/>
          <table:table-cell office:value-type="string">
            <text:p>is pick_next_task_dl-ed by rsyslogd (847)</text:p>
          </table:table-cell>
          <table:table-cell/>
        </table:table-row>
        <table:table-row table:style-name="ro1">
          <table:table-cell office:value-type="float" office:value="674.076034">
            <text:p>674.076034</text:p>
          </table:table-cell>
          <table:table-cell office:value-type="float" office:value="2664945281370">
            <text:p>2664945281370</text:p>
          </table:table-cell>
          <table:table-cell table:formula="of:=([.B759]-[.B$2])/10^9" office:value-type="float" office:value="0.170003087">
            <text:p>0.170003</text:p>
          </table:table-cell>
          <table:table-cell table:formula="of:=[.C759]-[.C758]" office:value-type="float" office:value="0">
            <text:p>0.000000</text:p>
          </table:table-cell>
          <table:table-cell table:formula="of:=[.A759]-[.A758]" office:value-type="float" office:value="0.00197400000001835">
            <text:p>0.00197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76036">
            <text:p>674.076036</text:p>
          </table:table-cell>
          <table:table-cell office:value-type="float" office:value="2664947261828">
            <text:p>2664947261828</text:p>
          </table:table-cell>
          <table:table-cell table:formula="of:=([.B760]-[.B$2])/10^9" office:value-type="float" office:value="0.171983545">
            <text:p>0.171984</text:p>
          </table:table-cell>
          <table:table-cell table:formula="of:=[.C760]-[.C759]" office:value-type="float" office:value="0.00198045799999999">
            <text:p>0.001980</text:p>
          </table:table-cell>
          <table:table-cell table:formula="of:=[.A760]-[.A75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76037">
            <text:p>674.076037</text:p>
          </table:table-cell>
          <table:table-cell office:value-type="float" office:value="2664947261828">
            <text:p>2664947261828</text:p>
          </table:table-cell>
          <table:table-cell table:formula="of:=([.B761]-[.B$2])/10^9" office:value-type="float" office:value="0.171983545">
            <text:p>0.171984</text:p>
          </table:table-cell>
          <table:table-cell table:formula="of:=[.C761]-[.C760]" office:value-type="float" office:value="0">
            <text:p>0.000000</text:p>
          </table:table-cell>
          <table:table-cell table:formula="of:=[.A761]-[.A760]" office:value-type="float" office:value="0.000000999999997475243">
            <text:p>0.000001</text:p>
          </table:table-cell>
          <table:table-cell office:value-type="string">
            <text:p>d_s is renewed (r + D) to 2664949261828; c_s is fully topped up</text:p>
          </table:table-cell>
          <table:table-cell table:number-columns-repeated="2"/>
        </table:table-row>
        <table:table-row table:style-name="ro1">
          <table:table-cell office:value-type="float" office:value="674.076039">
            <text:p>674.076039</text:p>
          </table:table-cell>
          <table:table-cell office:value-type="float" office:value="2664947261828">
            <text:p>2664947261828</text:p>
          </table:table-cell>
          <table:table-cell table:formula="of:=([.B762]-[.B$2])/10^9" office:value-type="float" office:value="0.171983545">
            <text:p>0.171984</text:p>
          </table:table-cell>
          <table:table-cell table:formula="of:=[.C762]-[.C761]" office:value-type="float" office:value="0">
            <text:p>0.000000</text:p>
          </table:table-cell>
          <table:table-cell table:formula="of:=[.A762]-[.A761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76051">
            <text:p>674.076051</text:p>
          </table:table-cell>
          <table:table-cell office:value-type="float" office:value="2664947276931">
            <text:p>2664947276931</text:p>
          </table:table-cell>
          <table:table-cell table:formula="of:=([.B763]-[.B$2])/10^9" office:value-type="float" office:value="0.171998648">
            <text:p>0.171999</text:p>
          </table:table-cell>
          <table:table-cell table:formula="of:=[.C763]-[.C762]" office:value-type="float" office:value="0.0000151030000000163">
            <text:p>0.000015</text:p>
          </table:table-cell>
          <table:table-cell table:formula="of:=[.A763]-[.A762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76057">
            <text:p>674.076057</text:p>
          </table:table-cell>
          <table:table-cell office:value-type="float" office:value="2664947276931">
            <text:p>2664947276931</text:p>
          </table:table-cell>
          <table:table-cell table:formula="of:=([.B764]-[.B$2])/10^9" office:value-type="float" office:value="0.171998648">
            <text:p>0.171999</text:p>
          </table:table-cell>
          <table:table-cell table:formula="of:=[.C764]-[.C763]" office:value-type="float" office:value="0">
            <text:p>0.000000</text:p>
          </table:table-cell>
          <table:table-cell table:formula="of:=[.A764]-[.A763]" office:value-type="float" office:value="0.00000599999998485146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7698">
            <text:p>674.076980</text:p>
          </table:table-cell>
          <table:table-cell office:value-type="float" office:value="2664948214739">
            <text:p>2664948214739</text:p>
          </table:table-cell>
          <table:table-cell table:formula="of:=([.B765]-[.B$2])/10^9" office:value-type="float" office:value="0.172936456">
            <text:p>0.172936</text:p>
          </table:table-cell>
          <table:table-cell table:formula="of:=[.C765]-[.C764]" office:value-type="float" office:value="0.000937807999999984">
            <text:p>0.000938</text:p>
          </table:table-cell>
          <table:table-cell table:formula="of:=[.A765]-[.A764]" office:value-type="float" office:value="0.000923000000057073">
            <text:p>0.00092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76982">
            <text:p>674.076982</text:p>
          </table:table-cell>
          <table:table-cell office:value-type="float" office:value="2664948214739">
            <text:p>2664948214739</text:p>
          </table:table-cell>
          <table:table-cell table:formula="of:=([.B766]-[.B$2])/10^9" office:value-type="float" office:value="0.172936456">
            <text:p>0.172936</text:p>
          </table:table-cell>
          <table:table-cell table:formula="of:=[.C766]-[.C765]" office:value-type="float" office:value="0">
            <text:p>0.000000</text:p>
          </table:table-cell>
          <table:table-cell table:formula="of:=[.A766]-[.A765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76984">
            <text:p>674.076984</text:p>
          </table:table-cell>
          <table:table-cell office:value-type="float" office:value="2664948214739">
            <text:p>2664948214739</text:p>
          </table:table-cell>
          <table:table-cell table:formula="of:=([.B767]-[.B$2])/10^9" office:value-type="float" office:value="0.172936456">
            <text:p>0.172936</text:p>
          </table:table-cell>
          <table:table-cell table:formula="of:=[.C767]-[.C766]" office:value-type="float" office:value="0">
            <text:p>0.000000</text:p>
          </table:table-cell>
          <table:table-cell table:formula="of:=[.A767]-[.A766]" office:value-type="float" office:value="0.00000199999999495049">
            <text:p>0.000002</text:p>
          </table:table-cell>
          <table:table-cell/>
          <table:table-cell office:value-type="string">
            <text:p>postpones its deadline to 2664950271888; c_s is topped up to 4439</text:p>
          </table:table-cell>
          <table:table-cell/>
        </table:table-row>
        <table:table-row table:style-name="ro1">
          <table:table-cell office:value-type="float" office:value="674.076985">
            <text:p>674.076985</text:p>
          </table:table-cell>
          <table:table-cell office:value-type="float" office:value="2664948214739">
            <text:p>2664948214739</text:p>
          </table:table-cell>
          <table:table-cell table:formula="of:=([.B768]-[.B$2])/10^9" office:value-type="float" office:value="0.172936456">
            <text:p>0.172936</text:p>
          </table:table-cell>
          <table:table-cell table:formula="of:=[.C768]-[.C767]" office:value-type="float" office:value="0">
            <text:p>0.000000</text:p>
          </table:table-cell>
          <table:table-cell table:formula="of:=[.A768]-[.A767]" office:value-type="float" office:value="0.000000999999997475243">
            <text:p>0.000001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76988">
            <text:p>674.076988</text:p>
          </table:table-cell>
          <table:table-cell office:value-type="float" office:value="2664948222600">
            <text:p>2664948222600</text:p>
          </table:table-cell>
          <table:table-cell table:formula="of:=([.B769]-[.B$2])/10^9" office:value-type="float" office:value="0.172944317">
            <text:p>0.172944</text:p>
          </table:table-cell>
          <table:table-cell table:formula="of:=[.C769]-[.C768]" office:value-type="float" office:value="0.0000078609999999979">
            <text:p>0.000008</text:p>
          </table:table-cell>
          <table:table-cell table:formula="of:=[.A769]-[.A768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7699">
            <text:p>674.076990</text:p>
          </table:table-cell>
          <table:table-cell office:value-type="float" office:value="2664948222600">
            <text:p>2664948222600</text:p>
          </table:table-cell>
          <table:table-cell table:formula="of:=([.B770]-[.B$2])/10^9" office:value-type="float" office:value="0.172944317">
            <text:p>0.172944</text:p>
          </table:table-cell>
          <table:table-cell table:formula="of:=[.C770]-[.C769]" office:value-type="float" office:value="0">
            <text:p>0.000000</text:p>
          </table:table-cell>
          <table:table-cell table:formula="of:=[.A770]-[.A769]" office:value-type="float" office:value="0.00000199999999495049">
            <text:p>0.000002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76991">
            <text:p>674.076991</text:p>
          </table:table-cell>
          <table:table-cell office:value-type="float" office:value="2664948222600">
            <text:p>2664948222600</text:p>
          </table:table-cell>
          <table:table-cell table:formula="of:=([.B771]-[.B$2])/10^9" office:value-type="float" office:value="0.172944317">
            <text:p>0.172944</text:p>
          </table:table-cell>
          <table:table-cell table:formula="of:=[.C771]-[.C770]" office:value-type="float" office:value="0">
            <text:p>0.000000</text:p>
          </table:table-cell>
          <table:table-cell table:formula="of:=[.A771]-[.A770]" office:value-type="float" office:value="0.000000999999997475243">
            <text:p>0.000001</text:p>
          </table:table-cell>
          <table:table-cell/>
          <table:table-cell office:value-type="string">
            <text:p>uses up its c_s; 2664948222600-2664948214739=7861</text:p>
          </table:table-cell>
          <table:table-cell/>
        </table:table-row>
        <table:table-row table:style-name="ro1">
          <table:table-cell office:value-type="float" office:value="674.077002">
            <text:p>674.077002</text:p>
          </table:table-cell>
          <table:table-cell office:value-type="float" office:value="2664948222600">
            <text:p>2664948222600</text:p>
          </table:table-cell>
          <table:table-cell table:formula="of:=([.B772]-[.B$2])/10^9" office:value-type="float" office:value="0.172944317">
            <text:p>0.172944</text:p>
          </table:table-cell>
          <table:table-cell table:formula="of:=[.C772]-[.C771]" office:value-type="float" office:value="0">
            <text:p>0.000000</text:p>
          </table:table-cell>
          <table:table-cell table:formula="of:=[.A772]-[.A771]" office:value-type="float" office:value="0.0000109999999722277">
            <text:p>0.000011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79044">
            <text:p>674.079044</text:p>
          </table:table-cell>
          <table:table-cell office:value-type="float" office:value="2664948222600">
            <text:p>2664948222600</text:p>
          </table:table-cell>
          <table:table-cell table:formula="of:=([.B773]-[.B$2])/10^9" office:value-type="float" office:value="0.172944317">
            <text:p>0.172944</text:p>
          </table:table-cell>
          <table:table-cell table:formula="of:=[.C773]-[.C772]" office:value-type="float" office:value="0">
            <text:p>0.000000</text:p>
          </table:table-cell>
          <table:table-cell table:formula="of:=[.A773]-[.A772]" office:value-type="float" office:value="0.00204199999996035">
            <text:p>0.00204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79045">
            <text:p>674.079045</text:p>
          </table:table-cell>
          <table:table-cell office:value-type="float" office:value="2664948222600">
            <text:p>2664948222600</text:p>
          </table:table-cell>
          <table:table-cell table:formula="of:=([.B774]-[.B$2])/10^9" office:value-type="float" office:value="0.172944317">
            <text:p>0.172944</text:p>
          </table:table-cell>
          <table:table-cell table:formula="of:=[.C774]-[.C773]" office:value-type="float" office:value="0">
            <text:p>0.000000</text:p>
          </table:table-cell>
          <table:table-cell table:formula="of:=[.A774]-[.A77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79046">
            <text:p>674.079046</text:p>
          </table:table-cell>
          <table:table-cell office:value-type="float" office:value="2664948222600">
            <text:p>2664948222600</text:p>
          </table:table-cell>
          <table:table-cell table:formula="of:=([.B775]-[.B$2])/10^9" office:value-type="float" office:value="0.172944317">
            <text:p>0.172944</text:p>
          </table:table-cell>
          <table:table-cell table:formula="of:=[.C775]-[.C774]" office:value-type="float" office:value="0">
            <text:p>0.000000</text:p>
          </table:table-cell>
          <table:table-cell table:formula="of:=[.A775]-[.A774]" office:value-type="float" office:value="0.000000999999997475243">
            <text:p>0.000001</text:p>
          </table:table-cell>
          <table:table-cell/>
          <table:table-cell office:value-type="string">
            <text:p>postpones its deadline to 2664955271888; c_s is topped up to 1996578</text:p>
          </table:table-cell>
          <table:table-cell/>
        </table:table-row>
        <table:table-row table:style-name="ro1">
          <table:table-cell office:value-type="float" office:value="674.079924">
            <text:p>674.079924</text:p>
          </table:table-cell>
          <table:table-cell office:value-type="float" office:value="2664951158237">
            <text:p>2664951158237</text:p>
          </table:table-cell>
          <table:table-cell table:formula="of:=([.B776]-[.B$2])/10^9" office:value-type="float" office:value="0.175879954">
            <text:p>0.175880</text:p>
          </table:table-cell>
          <table:table-cell table:formula="of:=[.C776]-[.C775]" office:value-type="float" office:value="0.00293563700000002">
            <text:p>0.002936</text:p>
          </table:table-cell>
          <table:table-cell table:formula="of:=[.A776]-[.A775]" office:value-type="float" office:value="0.000878000000057">
            <text:p>0.00087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79925">
            <text:p>674.079925</text:p>
          </table:table-cell>
          <table:table-cell office:value-type="float" office:value="2664951158237">
            <text:p>2664951158237</text:p>
          </table:table-cell>
          <table:table-cell table:formula="of:=([.B777]-[.B$2])/10^9" office:value-type="float" office:value="0.175879954">
            <text:p>0.175880</text:p>
          </table:table-cell>
          <table:table-cell table:formula="of:=[.C777]-[.C776]" office:value-type="float" office:value="0">
            <text:p>0.000000</text:p>
          </table:table-cell>
          <table:table-cell table:formula="of:=[.A777]-[.A776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7993">
            <text:p>674.079930</text:p>
          </table:table-cell>
          <table:table-cell office:value-type="float" office:value="2664951158237">
            <text:p>2664951158237</text:p>
          </table:table-cell>
          <table:table-cell table:formula="of:=([.B778]-[.B$2])/10^9" office:value-type="float" office:value="0.175879954">
            <text:p>0.175880</text:p>
          </table:table-cell>
          <table:table-cell table:formula="of:=[.C778]-[.C777]" office:value-type="float" office:value="0">
            <text:p>0.000000</text:p>
          </table:table-cell>
          <table:table-cell table:formula="of:=[.A778]-[.A777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79935">
            <text:p>674.079935</text:p>
          </table:table-cell>
          <table:table-cell office:value-type="float" office:value="2664951169328">
            <text:p>2664951169328</text:p>
          </table:table-cell>
          <table:table-cell table:formula="of:=([.B779]-[.B$2])/10^9" office:value-type="float" office:value="0.175891045">
            <text:p>0.175891</text:p>
          </table:table-cell>
          <table:table-cell table:formula="of:=[.C779]-[.C778]" office:value-type="float" office:value="0.0000110909999999909">
            <text:p>0.000011</text:p>
          </table:table-cell>
          <table:table-cell table:formula="of:=[.A779]-[.A778]" office:value-type="float" office:value="0.00000499999998737621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7994">
            <text:p>674.079940</text:p>
          </table:table-cell>
          <table:table-cell office:value-type="float" office:value="2664951169328">
            <text:p>2664951169328</text:p>
          </table:table-cell>
          <table:table-cell table:formula="of:=([.B780]-[.B$2])/10^9" office:value-type="float" office:value="0.175891045">
            <text:p>0.175891</text:p>
          </table:table-cell>
          <table:table-cell table:formula="of:=[.C780]-[.C779]" office:value-type="float" office:value="0">
            <text:p>0.000000</text:p>
          </table:table-cell>
          <table:table-cell table:formula="of:=[.A780]-[.A779]" office:value-type="float" office:value="0.00000499999998737621">
            <text:p>0.000005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674.079957">
            <text:p>674.079957</text:p>
          </table:table-cell>
          <table:table-cell office:value-type="float" office:value="2664951191318">
            <text:p>2664951191318</text:p>
          </table:table-cell>
          <table:table-cell table:formula="of:=([.B781]-[.B$2])/10^9" office:value-type="float" office:value="0.175913035">
            <text:p>0.175913</text:p>
          </table:table-cell>
          <table:table-cell table:formula="of:=[.C781]-[.C780]" office:value-type="float" office:value="0.0000219899999999995">
            <text:p>0.000022</text:p>
          </table:table-cell>
          <table:table-cell table:formula="of:=[.A781]-[.A780]" office:value-type="float" office:value="0.000017000000070766">
            <text:p>0.00001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79958">
            <text:p>674.079958</text:p>
          </table:table-cell>
          <table:table-cell office:value-type="float" office:value="2664951191318">
            <text:p>2664951191318</text:p>
          </table:table-cell>
          <table:table-cell table:formula="of:=([.B782]-[.B$2])/10^9" office:value-type="float" office:value="0.175913035">
            <text:p>0.175913</text:p>
          </table:table-cell>
          <table:table-cell table:formula="of:=[.C782]-[.C781]" office:value-type="float" office:value="0">
            <text:p>0.000000</text:p>
          </table:table-cell>
          <table:table-cell table:formula="of:=[.A782]-[.A781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79973">
            <text:p>674.079973</text:p>
          </table:table-cell>
          <table:table-cell office:value-type="float" office:value="2664951191318">
            <text:p>2664951191318</text:p>
          </table:table-cell>
          <table:table-cell table:formula="of:=([.B783]-[.B$2])/10^9" office:value-type="float" office:value="0.175913035">
            <text:p>0.175913</text:p>
          </table:table-cell>
          <table:table-cell table:formula="of:=[.C783]-[.C782]" office:value-type="float" office:value="0">
            <text:p>0.000000</text:p>
          </table:table-cell>
          <table:table-cell table:formula="of:=[.A783]-[.A782]" office:value-type="float" office:value="0.0000149999999621286">
            <text:p>0.00001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79976">
            <text:p>674.079976</text:p>
          </table:table-cell>
          <table:table-cell office:value-type="float" office:value="2664951210107">
            <text:p>2664951210107</text:p>
          </table:table-cell>
          <table:table-cell table:formula="of:=([.B784]-[.B$2])/10^9" office:value-type="float" office:value="0.175931824">
            <text:p>0.175932</text:p>
          </table:table-cell>
          <table:table-cell table:formula="of:=[.C784]-[.C783]" office:value-type="float" office:value="0.0000187889999999913">
            <text:p>0.000019</text:p>
          </table:table-cell>
          <table:table-cell table:formula="of:=[.A784]-[.A783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79977">
            <text:p>674.079977</text:p>
          </table:table-cell>
          <table:table-cell office:value-type="float" office:value="2664951210107">
            <text:p>2664951210107</text:p>
          </table:table-cell>
          <table:table-cell table:formula="of:=([.B785]-[.B$2])/10^9" office:value-type="float" office:value="0.175931824">
            <text:p>0.175932</text:p>
          </table:table-cell>
          <table:table-cell table:formula="of:=[.C785]-[.C784]" office:value-type="float" office:value="0">
            <text:p>0.000000</text:p>
          </table:table-cell>
          <table:table-cell table:formula="of:=[.A785]-[.A784]" office:value-type="float" office:value="0.000000999999997475243">
            <text:p>0.000001</text:p>
          </table:table-cell>
          <table:table-cell/>
          <table:table-cell office:value-type="string">
            <text:p>1963497 / 4061781 &gt; 2000000 / 5000000</text:p>
          </table:table-cell>
          <table:table-cell/>
        </table:table-row>
        <table:table-row table:style-name="ro1">
          <table:table-cell office:value-type="float" office:value="674.079978">
            <text:p>674.079978</text:p>
          </table:table-cell>
          <table:table-cell office:value-type="float" office:value="2664951210107">
            <text:p>2664951210107</text:p>
          </table:table-cell>
          <table:table-cell table:formula="of:=([.B786]-[.B$2])/10^9" office:value-type="float" office:value="0.175931824">
            <text:p>0.175932</text:p>
          </table:table-cell>
          <table:table-cell table:formula="of:=[.C786]-[.C785]" office:value-type="float" office:value="0">
            <text:p>0.000000</text:p>
          </table:table-cell>
          <table:table-cell table:formula="of:=[.A786]-[.A785]" office:value-type="float" office:value="0.000000999999997475243">
            <text:p>0.000001</text:p>
          </table:table-cell>
          <table:table-cell/>
          <table:table-cell office:value-type="string">
            <text:p>d_s is renewed (r + D) to 2664956210107; c_s is fully topped up</text:p>
          </table:table-cell>
          <table:table-cell/>
        </table:table-row>
        <table:table-row table:style-name="ro1">
          <table:table-cell office:value-type="float" office:value="674.079991">
            <text:p>674.079991</text:p>
          </table:table-cell>
          <table:table-cell office:value-type="float" office:value="2664951220513">
            <text:p>2664951220513</text:p>
          </table:table-cell>
          <table:table-cell table:formula="of:=([.B787]-[.B$2])/10^9" office:value-type="float" office:value="0.17594223">
            <text:p>0.175942</text:p>
          </table:table-cell>
          <table:table-cell table:formula="of:=[.C787]-[.C786]" office:value-type="float" office:value="0.0000104060000000183">
            <text:p>0.000010</text:p>
          </table:table-cell>
          <table:table-cell table:formula="of:=[.A787]-[.A786]" office:value-type="float" office:value="0.0000129999999671782">
            <text:p>0.000013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74.080023">
            <text:p>674.080023</text:p>
          </table:table-cell>
          <table:table-cell office:value-type="float" office:value="2664951220513">
            <text:p>2664951220513</text:p>
          </table:table-cell>
          <table:table-cell table:formula="of:=([.B788]-[.B$2])/10^9" office:value-type="float" office:value="0.17594223">
            <text:p>0.175942</text:p>
          </table:table-cell>
          <table:table-cell table:formula="of:=[.C788]-[.C787]" office:value-type="float" office:value="0">
            <text:p>0.000000</text:p>
          </table:table-cell>
          <table:table-cell table:formula="of:=[.A788]-[.A787]" office:value-type="float" office:value="0.0000320000000328946">
            <text:p>0.0000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80025">
            <text:p>674.080025</text:p>
          </table:table-cell>
          <table:table-cell office:value-type="float" office:value="2664951259695">
            <text:p>2664951259695</text:p>
          </table:table-cell>
          <table:table-cell table:formula="of:=([.B789]-[.B$2])/10^9" office:value-type="float" office:value="0.175981412">
            <text:p>0.175981</text:p>
          </table:table-cell>
          <table:table-cell table:formula="of:=[.C789]-[.C788]" office:value-type="float" office:value="0.0000391819999999987">
            <text:p>0.000039</text:p>
          </table:table-cell>
          <table:table-cell table:formula="of:=[.A789]-[.A78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80026">
            <text:p>674.080026</text:p>
          </table:table-cell>
          <table:table-cell office:value-type="float" office:value="2664951259695">
            <text:p>2664951259695</text:p>
          </table:table-cell>
          <table:table-cell table:formula="of:=([.B790]-[.B$2])/10^9" office:value-type="float" office:value="0.175981412">
            <text:p>0.175981</text:p>
          </table:table-cell>
          <table:table-cell table:formula="of:=[.C790]-[.C789]" office:value-type="float" office:value="0">
            <text:p>0.000000</text:p>
          </table:table-cell>
          <table:table-cell table:formula="of:=[.A790]-[.A789]" office:value-type="float" office:value="0.000000999999997475243">
            <text:p>0.000001</text:p>
          </table:table-cell>
          <table:table-cell office:value-type="string">
            <text:p>d_s is renewed (r + D) to 2664953259695; c_s is fully topped up</text:p>
          </table:table-cell>
          <table:table-cell table:number-columns-repeated="2"/>
        </table:table-row>
        <table:table-row table:style-name="ro1">
          <table:table-cell office:value-type="float" office:value="674.080027">
            <text:p>674.080027</text:p>
          </table:table-cell>
          <table:table-cell office:value-type="float" office:value="2664951259695">
            <text:p>2664951259695</text:p>
          </table:table-cell>
          <table:table-cell table:formula="of:=([.B791]-[.B$2])/10^9" office:value-type="float" office:value="0.175981412">
            <text:p>0.175981</text:p>
          </table:table-cell>
          <table:table-cell table:formula="of:=[.C791]-[.C790]" office:value-type="float" office:value="0">
            <text:p>0.000000</text:p>
          </table:table-cell>
          <table:table-cell table:formula="of:=[.A791]-[.A79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80036">
            <text:p>674.080036</text:p>
          </table:table-cell>
          <table:table-cell office:value-type="float" office:value="2664951270414">
            <text:p>2664951270414</text:p>
          </table:table-cell>
          <table:table-cell table:formula="of:=([.B792]-[.B$2])/10^9" office:value-type="float" office:value="0.175992131">
            <text:p>0.175992</text:p>
          </table:table-cell>
          <table:table-cell table:formula="of:=[.C792]-[.C791]" office:value-type="float" office:value="0.0000107189999999924">
            <text:p>0.000011</text:p>
          </table:table-cell>
          <table:table-cell table:formula="of:=[.A792]-[.A791]" office:value-type="float" office:value="0.00000899999997727718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80041">
            <text:p>674.080041</text:p>
          </table:table-cell>
          <table:table-cell office:value-type="float" office:value="2664951270414">
            <text:p>2664951270414</text:p>
          </table:table-cell>
          <table:table-cell table:formula="of:=([.B793]-[.B$2])/10^9" office:value-type="float" office:value="0.175992131">
            <text:p>0.175992</text:p>
          </table:table-cell>
          <table:table-cell table:formula="of:=[.C793]-[.C792]" office:value-type="float" office:value="0">
            <text:p>0.000000</text:p>
          </table:table-cell>
          <table:table-cell table:formula="of:=[.A793]-[.A792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80959">
            <text:p>674.080959</text:p>
          </table:table-cell>
          <table:table-cell office:value-type="float" office:value="2664952201438">
            <text:p>2664952201438</text:p>
          </table:table-cell>
          <table:table-cell table:formula="of:=([.B794]-[.B$2])/10^9" office:value-type="float" office:value="0.176923155">
            <text:p>0.176923</text:p>
          </table:table-cell>
          <table:table-cell table:formula="of:=[.C794]-[.C793]" office:value-type="float" office:value="0.000931024000000003">
            <text:p>0.000931</text:p>
          </table:table-cell>
          <table:table-cell table:formula="of:=[.A794]-[.A793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80961">
            <text:p>674.080961</text:p>
          </table:table-cell>
          <table:table-cell office:value-type="float" office:value="2664952201438">
            <text:p>2664952201438</text:p>
          </table:table-cell>
          <table:table-cell table:formula="of:=([.B795]-[.B$2])/10^9" office:value-type="float" office:value="0.176923155">
            <text:p>0.176923</text:p>
          </table:table-cell>
          <table:table-cell table:formula="of:=[.C795]-[.C794]" office:value-type="float" office:value="0">
            <text:p>0.000000</text:p>
          </table:table-cell>
          <table:table-cell table:formula="of:=[.A795]-[.A79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80968">
            <text:p>674.080968</text:p>
          </table:table-cell>
          <table:table-cell office:value-type="float" office:value="2664952201438">
            <text:p>2664952201438</text:p>
          </table:table-cell>
          <table:table-cell table:formula="of:=([.B796]-[.B$2])/10^9" office:value-type="float" office:value="0.176923155">
            <text:p>0.176923</text:p>
          </table:table-cell>
          <table:table-cell table:formula="of:=[.C796]-[.C795]" office:value-type="float" office:value="0">
            <text:p>0.000000</text:p>
          </table:table-cell>
          <table:table-cell table:formula="of:=[.A796]-[.A795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82867">
            <text:p>674.082867</text:p>
          </table:table-cell>
          <table:table-cell office:value-type="float" office:value="2664954110114">
            <text:p>2664954110114</text:p>
          </table:table-cell>
          <table:table-cell table:formula="of:=([.B797]-[.B$2])/10^9" office:value-type="float" office:value="0.178831831">
            <text:p>0.178832</text:p>
          </table:table-cell>
          <table:table-cell table:formula="of:=[.C797]-[.C796]" office:value-type="float" office:value="0.001908676">
            <text:p>0.001909</text:p>
          </table:table-cell>
          <table:table-cell table:formula="of:=[.A797]-[.A796]" office:value-type="float" office:value="0.00189899999998033">
            <text:p>0.0018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82869">
            <text:p>674.082869</text:p>
          </table:table-cell>
          <table:table-cell office:value-type="float" office:value="2664954110114">
            <text:p>2664954110114</text:p>
          </table:table-cell>
          <table:table-cell table:formula="of:=([.B798]-[.B$2])/10^9" office:value-type="float" office:value="0.178831831">
            <text:p>0.178832</text:p>
          </table:table-cell>
          <table:table-cell table:formula="of:=[.C798]-[.C797]" office:value-type="float" office:value="0">
            <text:p>0.000000</text:p>
          </table:table-cell>
          <table:table-cell table:formula="of:=[.A798]-[.A79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84018">
            <text:p>674.084018</text:p>
          </table:table-cell>
          <table:table-cell office:value-type="float" office:value="2664955074570">
            <text:p>2664955074570</text:p>
          </table:table-cell>
          <table:table-cell table:formula="of:=([.B799]-[.B$2])/10^9" office:value-type="float" office:value="0.179796287">
            <text:p>0.179796</text:p>
          </table:table-cell>
          <table:table-cell table:formula="of:=[.C799]-[.C798]" office:value-type="float" office:value="0.000964456000000002">
            <text:p>0.000964</text:p>
          </table:table-cell>
          <table:table-cell table:formula="of:=[.A799]-[.A798]" office:value-type="float" office:value="0.00114900000005491">
            <text:p>0.00114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8402">
            <text:p>674.084020</text:p>
          </table:table-cell>
          <table:table-cell office:value-type="float" office:value="2664955074570">
            <text:p>2664955074570</text:p>
          </table:table-cell>
          <table:table-cell table:formula="of:=([.B800]-[.B$2])/10^9" office:value-type="float" office:value="0.179796287">
            <text:p>0.179796</text:p>
          </table:table-cell>
          <table:table-cell table:formula="of:=[.C800]-[.C799]" office:value-type="float" office:value="0">
            <text:p>0.000000</text:p>
          </table:table-cell>
          <table:table-cell table:formula="of:=[.A800]-[.A79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84022">
            <text:p>674.084022</text:p>
          </table:table-cell>
          <table:table-cell office:value-type="float" office:value="2664955074570">
            <text:p>2664955074570</text:p>
          </table:table-cell>
          <table:table-cell table:formula="of:=([.B801]-[.B$2])/10^9" office:value-type="float" office:value="0.179796287">
            <text:p>0.179796</text:p>
          </table:table-cell>
          <table:table-cell table:formula="of:=[.C801]-[.C800]" office:value-type="float" office:value="0">
            <text:p>0.000000</text:p>
          </table:table-cell>
          <table:table-cell table:formula="of:=[.A801]-[.A800]" office:value-type="float" office:value="0.00000199999999495049">
            <text:p>0.000002</text:p>
          </table:table-cell>
          <table:table-cell table:number-columns-repeated="2"/>
          <table:table-cell office:value-type="string">
            <text:p>d_s is renewed (r + D) to 2664962074570; c_s is fully topped up</text:p>
          </table:table-cell>
        </table:table-row>
        <table:table-row table:style-name="ro1">
          <table:table-cell office:value-type="float" office:value="674.084026">
            <text:p>674.084026</text:p>
          </table:table-cell>
          <table:table-cell office:value-type="float" office:value="2664955074570">
            <text:p>2664955074570</text:p>
          </table:table-cell>
          <table:table-cell table:formula="of:=([.B802]-[.B$2])/10^9" office:value-type="float" office:value="0.179796287">
            <text:p>0.179796</text:p>
          </table:table-cell>
          <table:table-cell table:formula="of:=[.C802]-[.C801]" office:value-type="float" office:value="0">
            <text:p>0.000000</text:p>
          </table:table-cell>
          <table:table-cell table:formula="of:=[.A802]-[.A801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84029">
            <text:p>674.084029</text:p>
          </table:table-cell>
          <table:table-cell office:value-type="float" office:value="2664955074570">
            <text:p>2664955074570</text:p>
          </table:table-cell>
          <table:table-cell table:formula="of:=([.B803]-[.B$2])/10^9" office:value-type="float" office:value="0.179796287">
            <text:p>0.179796</text:p>
          </table:table-cell>
          <table:table-cell table:formula="of:=[.C803]-[.C802]" office:value-type="float" office:value="0">
            <text:p>0.000000</text:p>
          </table:table-cell>
          <table:table-cell table:formula="of:=[.A803]-[.A802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84029">
            <text:p>674.084029</text:p>
          </table:table-cell>
          <table:table-cell office:value-type="float" office:value="2664955074570">
            <text:p>2664955074570</text:p>
          </table:table-cell>
          <table:table-cell table:formula="of:=([.B804]-[.B$2])/10^9" office:value-type="float" office:value="0.179796287">
            <text:p>0.179796</text:p>
          </table:table-cell>
          <table:table-cell table:formula="of:=[.C804]-[.C803]" office:value-type="float" office:value="0">
            <text:p>0.000000</text:p>
          </table:table-cell>
          <table:table-cell table:formula="of:=[.A804]-[.A803]" office:value-type="float" office:value="0">
            <text:p>0.000000</text:p>
          </table:table-cell>
          <table:table-cell office:value-type="string">
            <text:p>d_s is renewed (r + D) to 2664957074570; c_s is fully topped up</text:p>
          </table:table-cell>
          <table:table-cell table:number-columns-repeated="2"/>
        </table:table-row>
        <table:table-row table:style-name="ro1">
          <table:table-cell office:value-type="float" office:value="674.084033">
            <text:p>674.084033</text:p>
          </table:table-cell>
          <table:table-cell office:value-type="float" office:value="2664955074570">
            <text:p>2664955074570</text:p>
          </table:table-cell>
          <table:table-cell table:formula="of:=([.B805]-[.B$2])/10^9" office:value-type="float" office:value="0.179796287">
            <text:p>0.179796</text:p>
          </table:table-cell>
          <table:table-cell table:formula="of:=[.C805]-[.C804]" office:value-type="float" office:value="0">
            <text:p>0.000000</text:p>
          </table:table-cell>
          <table:table-cell table:formula="of:=[.A805]-[.A804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84035">
            <text:p>674.084035</text:p>
          </table:table-cell>
          <table:table-cell office:value-type="float" office:value="2664955074570">
            <text:p>2664955074570</text:p>
          </table:table-cell>
          <table:table-cell table:formula="of:=([.B806]-[.B$2])/10^9" office:value-type="float" office:value="0.179796287">
            <text:p>0.179796</text:p>
          </table:table-cell>
          <table:table-cell table:formula="of:=[.C806]-[.C805]" office:value-type="float" office:value="0">
            <text:p>0.000000</text:p>
          </table:table-cell>
          <table:table-cell table:formula="of:=[.A806]-[.A80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84036">
            <text:p>674.084036</text:p>
          </table:table-cell>
          <table:table-cell office:value-type="float" office:value="2664955074570">
            <text:p>2664955074570</text:p>
          </table:table-cell>
          <table:table-cell table:formula="of:=([.B807]-[.B$2])/10^9" office:value-type="float" office:value="0.179796287">
            <text:p>0.179796</text:p>
          </table:table-cell>
          <table:table-cell table:formula="of:=[.C807]-[.C806]" office:value-type="float" office:value="0">
            <text:p>0.000000</text:p>
          </table:table-cell>
          <table:table-cell table:formula="of:=[.A807]-[.A806]" office:value-type="float" office:value="0.000000999999997475243">
            <text:p>0.000001</text:p>
          </table:table-cell>
          <table:table-cell/>
          <table:table-cell office:value-type="string">
            <text:p>41423 / 1135537 &lt;= 2000000 / 5000000</text:p>
          </table:table-cell>
          <table:table-cell/>
        </table:table-row>
        <table:table-row table:style-name="ro1">
          <table:table-cell office:value-type="float" office:value="674.084037">
            <text:p>674.084037</text:p>
          </table:table-cell>
          <table:table-cell office:value-type="float" office:value="2664955074570">
            <text:p>2664955074570</text:p>
          </table:table-cell>
          <table:table-cell table:formula="of:=([.B808]-[.B$2])/10^9" office:value-type="float" office:value="0.179796287">
            <text:p>0.179796</text:p>
          </table:table-cell>
          <table:table-cell table:formula="of:=[.C808]-[.C807]" office:value-type="float" office:value="0">
            <text:p>0.000000</text:p>
          </table:table-cell>
          <table:table-cell table:formula="of:=[.A808]-[.A807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084052">
            <text:p>674.084052</text:p>
          </table:table-cell>
          <table:table-cell office:value-type="float" office:value="2664955074570">
            <text:p>2664955074570</text:p>
          </table:table-cell>
          <table:table-cell table:formula="of:=([.B809]-[.B$2])/10^9" office:value-type="float" office:value="0.179796287">
            <text:p>0.179796</text:p>
          </table:table-cell>
          <table:table-cell table:formula="of:=[.C809]-[.C808]" office:value-type="float" office:value="0">
            <text:p>0.000000</text:p>
          </table:table-cell>
          <table:table-cell table:formula="of:=[.A809]-[.A808]" office:value-type="float" office:value="0.0000150000000758155">
            <text:p>0.000015</text:p>
          </table:table-cell>
          <table:table-cell/>
          <table:table-cell office:value-type="string">
            <text:p>is pick_next_task_dl-ed by dbus-daemon (859)</text:p>
          </table:table-cell>
          <table:table-cell/>
        </table:table-row>
        <table:table-row table:style-name="ro1">
          <table:table-cell office:value-type="float" office:value="674.084096">
            <text:p>674.084096</text:p>
          </table:table-cell>
          <table:table-cell office:value-type="float" office:value="2664955337500">
            <text:p>2664955337500</text:p>
          </table:table-cell>
          <table:table-cell table:formula="of:=([.B810]-[.B$2])/10^9" office:value-type="float" office:value="0.180059217">
            <text:p>0.180059</text:p>
          </table:table-cell>
          <table:table-cell table:formula="of:=[.C810]-[.C809]" office:value-type="float" office:value="0.000262929999999995">
            <text:p>0.000263</text:p>
          </table:table-cell>
          <table:table-cell table:formula="of:=[.A810]-[.A809]" office:value-type="float" office:value="0.0000440000000025975">
            <text:p>0.00004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84096">
            <text:p>674.084096</text:p>
          </table:table-cell>
          <table:table-cell office:value-type="float" office:value="2664955337500">
            <text:p>2664955337500</text:p>
          </table:table-cell>
          <table:table-cell table:formula="of:=([.B811]-[.B$2])/10^9" office:value-type="float" office:value="0.180059217">
            <text:p>0.180059</text:p>
          </table:table-cell>
          <table:table-cell table:formula="of:=[.C811]-[.C810]" office:value-type="float" office:value="0">
            <text:p>0.000000</text:p>
          </table:table-cell>
          <table:table-cell table:formula="of:=[.A811]-[.A810]" office:value-type="float" office:value="0">
            <text:p>0.000000</text:p>
          </table:table-cell>
          <table:table-cell/>
          <table:table-cell office:value-type="string">
            <text:p>uses up its c_s; 2664955337500-2664955074570=262930</text:p>
          </table:table-cell>
          <table:table-cell/>
        </table:table-row>
        <table:table-row table:style-name="ro1">
          <table:table-cell office:value-type="float" office:value="674.084106">
            <text:p>674.084106</text:p>
          </table:table-cell>
          <table:table-cell office:value-type="float" office:value="2664955349408">
            <text:p>2664955349408</text:p>
          </table:table-cell>
          <table:table-cell table:formula="of:=([.B812]-[.B$2])/10^9" office:value-type="float" office:value="0.180071125">
            <text:p>0.180071</text:p>
          </table:table-cell>
          <table:table-cell table:formula="of:=[.C812]-[.C811]" office:value-type="float" office:value="0.0000119080000000049">
            <text:p>0.000012</text:p>
          </table:table-cell>
          <table:table-cell table:formula="of:=[.A812]-[.A811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84111">
            <text:p>674.084111</text:p>
          </table:table-cell>
          <table:table-cell office:value-type="float" office:value="2664955349408">
            <text:p>2664955349408</text:p>
          </table:table-cell>
          <table:table-cell table:formula="of:=([.B813]-[.B$2])/10^9" office:value-type="float" office:value="0.180071125">
            <text:p>0.180071</text:p>
          </table:table-cell>
          <table:table-cell table:formula="of:=[.C813]-[.C812]" office:value-type="float" office:value="0">
            <text:p>0.000000</text:p>
          </table:table-cell>
          <table:table-cell table:formula="of:=[.A813]-[.A81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84974">
            <text:p>674.084974</text:p>
          </table:table-cell>
          <table:table-cell office:value-type="float" office:value="2664956036977">
            <text:p>2664956036977</text:p>
          </table:table-cell>
          <table:table-cell table:formula="of:=([.B814]-[.B$2])/10^9" office:value-type="float" office:value="0.180758694">
            <text:p>0.180759</text:p>
          </table:table-cell>
          <table:table-cell table:formula="of:=[.C814]-[.C813]" office:value-type="float" office:value="0.000687568999999999">
            <text:p>0.000688</text:p>
          </table:table-cell>
          <table:table-cell table:formula="of:=[.A814]-[.A813]" office:value-type="float" office:value="0.000862999999981184">
            <text:p>0.00086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84975">
            <text:p>674.084975</text:p>
          </table:table-cell>
          <table:table-cell office:value-type="float" office:value="2664956036977">
            <text:p>2664956036977</text:p>
          </table:table-cell>
          <table:table-cell table:formula="of:=([.B815]-[.B$2])/10^9" office:value-type="float" office:value="0.180758694">
            <text:p>0.180759</text:p>
          </table:table-cell>
          <table:table-cell table:formula="of:=[.C815]-[.C814]" office:value-type="float" office:value="0">
            <text:p>0.000000</text:p>
          </table:table-cell>
          <table:table-cell table:formula="of:=[.A815]-[.A814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84976">
            <text:p>674.084976</text:p>
          </table:table-cell>
          <table:table-cell office:value-type="float" office:value="2664956036977">
            <text:p>2664956036977</text:p>
          </table:table-cell>
          <table:table-cell table:formula="of:=([.B816]-[.B$2])/10^9" office:value-type="float" office:value="0.180758694">
            <text:p>0.180759</text:p>
          </table:table-cell>
          <table:table-cell table:formula="of:=[.C816]-[.C815]" office:value-type="float" office:value="0">
            <text:p>0.000000</text:p>
          </table:table-cell>
          <table:table-cell table:formula="of:=[.A816]-[.A815]" office:value-type="float" office:value="0.000000999999997475243">
            <text:p>0.000001</text:p>
          </table:table-cell>
          <table:table-cell/>
          <table:table-cell office:value-type="string">
            <text:p>postpones its deadline to 2664961210107; c_s is topped up to 1778493</text:p>
          </table:table-cell>
          <table:table-cell/>
        </table:table-row>
        <table:table-row table:style-name="ro1">
          <table:table-cell office:value-type="float" office:value="674.085045">
            <text:p>674.085045</text:p>
          </table:table-cell>
          <table:table-cell office:value-type="float" office:value="2664956296285">
            <text:p>2664956296285</text:p>
          </table:table-cell>
          <table:table-cell table:formula="of:=([.B817]-[.B$2])/10^9" office:value-type="float" office:value="0.181018002">
            <text:p>0.181018</text:p>
          </table:table-cell>
          <table:table-cell table:formula="of:=[.C817]-[.C816]" office:value-type="float" office:value="0.000259308000000014">
            <text:p>0.000259</text:p>
          </table:table-cell>
          <table:table-cell table:formula="of:=[.A817]-[.A816]" office:value-type="float" office:value="0.0000690000000531654">
            <text:p>0.00006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85046">
            <text:p>674.085046</text:p>
          </table:table-cell>
          <table:table-cell office:value-type="float" office:value="2664956296285">
            <text:p>2664956296285</text:p>
          </table:table-cell>
          <table:table-cell table:formula="of:=([.B818]-[.B$2])/10^9" office:value-type="float" office:value="0.181018002">
            <text:p>0.181018</text:p>
          </table:table-cell>
          <table:table-cell table:formula="of:=[.C818]-[.C817]" office:value-type="float" office:value="0">
            <text:p>0.000000</text:p>
          </table:table-cell>
          <table:table-cell table:formula="of:=[.A818]-[.A81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85053">
            <text:p>674.085053</text:p>
          </table:table-cell>
          <table:table-cell office:value-type="float" office:value="2664956296285">
            <text:p>2664956296285</text:p>
          </table:table-cell>
          <table:table-cell table:formula="of:=([.B819]-[.B$2])/10^9" office:value-type="float" office:value="0.181018002">
            <text:p>0.181018</text:p>
          </table:table-cell>
          <table:table-cell table:formula="of:=[.C819]-[.C818]" office:value-type="float" office:value="0">
            <text:p>0.000000</text:p>
          </table:table-cell>
          <table:table-cell table:formula="of:=[.A819]-[.A818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8683">
            <text:p>674.086830</text:p>
          </table:table-cell>
          <table:table-cell office:value-type="float" office:value="2664958081699">
            <text:p>2664958081699</text:p>
          </table:table-cell>
          <table:table-cell table:formula="of:=([.B820]-[.B$2])/10^9" office:value-type="float" office:value="0.182803416">
            <text:p>0.182803</text:p>
          </table:table-cell>
          <table:table-cell table:formula="of:=[.C820]-[.C819]" office:value-type="float" office:value="0.00178541399999999">
            <text:p>0.001785</text:p>
          </table:table-cell>
          <table:table-cell table:formula="of:=[.A820]-[.A819]" office:value-type="float" office:value="0.00177699999994729">
            <text:p>0.00177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86831">
            <text:p>674.086831</text:p>
          </table:table-cell>
          <table:table-cell office:value-type="float" office:value="2664958081699">
            <text:p>2664958081699</text:p>
          </table:table-cell>
          <table:table-cell table:formula="of:=([.B821]-[.B$2])/10^9" office:value-type="float" office:value="0.182803416">
            <text:p>0.182803</text:p>
          </table:table-cell>
          <table:table-cell table:formula="of:=[.C821]-[.C820]" office:value-type="float" office:value="0">
            <text:p>0.000000</text:p>
          </table:table-cell>
          <table:table-cell table:formula="of:=[.A821]-[.A820]" office:value-type="float" office:value="0.000000999999997475243">
            <text:p>0.000001</text:p>
          </table:table-cell>
          <table:table-cell/>
          <table:table-cell office:value-type="string">
            <text:p>uses up its c_s; 2664958081699-2664956296285=1785414</text:p>
          </table:table-cell>
          <table:table-cell/>
        </table:table-row>
        <table:table-row table:style-name="ro1">
          <table:table-cell office:value-type="float" office:value="674.086841">
            <text:p>674.086841</text:p>
          </table:table-cell>
          <table:table-cell office:value-type="float" office:value="2664958092574">
            <text:p>2664958092574</text:p>
          </table:table-cell>
          <table:table-cell table:formula="of:=([.B822]-[.B$2])/10^9" office:value-type="float" office:value="0.182814291">
            <text:p>0.182814</text:p>
          </table:table-cell>
          <table:table-cell table:formula="of:=[.C822]-[.C821]" office:value-type="float" office:value="0.0000108749999999935">
            <text:p>0.000011</text:p>
          </table:table-cell>
          <table:table-cell table:formula="of:=[.A822]-[.A821]" office:value-type="float" office:value="0.000010000000088439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86845">
            <text:p>674.086845</text:p>
          </table:table-cell>
          <table:table-cell office:value-type="float" office:value="2664958092574">
            <text:p>2664958092574</text:p>
          </table:table-cell>
          <table:table-cell table:formula="of:=([.B823]-[.B$2])/10^9" office:value-type="float" office:value="0.182814291">
            <text:p>0.182814</text:p>
          </table:table-cell>
          <table:table-cell table:formula="of:=[.C823]-[.C822]" office:value-type="float" office:value="0">
            <text:p>0.000000</text:p>
          </table:table-cell>
          <table:table-cell table:formula="of:=[.A823]-[.A82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88005">
            <text:p>674.088005</text:p>
          </table:table-cell>
          <table:table-cell office:value-type="float" office:value="2664958092574">
            <text:p>2664958092574</text:p>
          </table:table-cell>
          <table:table-cell table:formula="of:=([.B824]-[.B$2])/10^9" office:value-type="float" office:value="0.182814291">
            <text:p>0.182814</text:p>
          </table:table-cell>
          <table:table-cell table:formula="of:=[.C824]-[.C823]" office:value-type="float" office:value="0">
            <text:p>0.000000</text:p>
          </table:table-cell>
          <table:table-cell table:formula="of:=[.A824]-[.A823]" office:value-type="float" office:value="0.00115999999991345">
            <text:p>0.00116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88007">
            <text:p>674.088007</text:p>
          </table:table-cell>
          <table:table-cell office:value-type="float" office:value="2664959259029">
            <text:p>2664959259029</text:p>
          </table:table-cell>
          <table:table-cell table:formula="of:=([.B825]-[.B$2])/10^9" office:value-type="float" office:value="0.183980746">
            <text:p>0.183981</text:p>
          </table:table-cell>
          <table:table-cell table:formula="of:=[.C825]-[.C824]" office:value-type="float" office:value="0.00116645500000001">
            <text:p>0.001166</text:p>
          </table:table-cell>
          <table:table-cell table:formula="of:=[.A825]-[.A82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88008">
            <text:p>674.088008</text:p>
          </table:table-cell>
          <table:table-cell office:value-type="float" office:value="2664959259029">
            <text:p>2664959259029</text:p>
          </table:table-cell>
          <table:table-cell table:formula="of:=([.B826]-[.B$2])/10^9" office:value-type="float" office:value="0.183980746">
            <text:p>0.183981</text:p>
          </table:table-cell>
          <table:table-cell table:formula="of:=[.C826]-[.C825]" office:value-type="float" office:value="0">
            <text:p>0.000000</text:p>
          </table:table-cell>
          <table:table-cell table:formula="of:=[.A826]-[.A825]" office:value-type="float" office:value="0.000000999999997475243">
            <text:p>0.000001</text:p>
          </table:table-cell>
          <table:table-cell office:value-type="string">
            <text:p>d_s is renewed (r + D) to 2664961259029; c_s is fully topped up</text:p>
          </table:table-cell>
          <table:table-cell table:number-columns-repeated="2"/>
        </table:table-row>
        <table:table-row table:style-name="ro1">
          <table:table-cell office:value-type="float" office:value="674.088009">
            <text:p>674.088009</text:p>
          </table:table-cell>
          <table:table-cell office:value-type="float" office:value="2664959259029">
            <text:p>2664959259029</text:p>
          </table:table-cell>
          <table:table-cell table:formula="of:=([.B827]-[.B$2])/10^9" office:value-type="float" office:value="0.183980746">
            <text:p>0.183981</text:p>
          </table:table-cell>
          <table:table-cell table:formula="of:=[.C827]-[.C826]" office:value-type="float" office:value="0">
            <text:p>0.000000</text:p>
          </table:table-cell>
          <table:table-cell table:formula="of:=[.A827]-[.A826]" office:value-type="float" office:value="0.00000100000011116208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088016">
            <text:p>674.088016</text:p>
          </table:table-cell>
          <table:table-cell office:value-type="float" office:value="2664959268240">
            <text:p>2664959268240</text:p>
          </table:table-cell>
          <table:table-cell table:formula="of:=([.B828]-[.B$2])/10^9" office:value-type="float" office:value="0.183989957">
            <text:p>0.183990</text:p>
          </table:table-cell>
          <table:table-cell table:formula="of:=[.C828]-[.C827]" office:value-type="float" office:value="0.00000921100000000896">
            <text:p>0.000009</text:p>
          </table:table-cell>
          <table:table-cell table:formula="of:=[.A828]-[.A827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88021">
            <text:p>674.088021</text:p>
          </table:table-cell>
          <table:table-cell office:value-type="float" office:value="2664959268240">
            <text:p>2664959268240</text:p>
          </table:table-cell>
          <table:table-cell table:formula="of:=([.B829]-[.B$2])/10^9" office:value-type="float" office:value="0.183989957">
            <text:p>0.183990</text:p>
          </table:table-cell>
          <table:table-cell table:formula="of:=[.C829]-[.C828]" office:value-type="float" office:value="0">
            <text:p>0.000000</text:p>
          </table:table-cell>
          <table:table-cell table:formula="of:=[.A829]-[.A828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088936">
            <text:p>674.088936</text:p>
          </table:table-cell>
          <table:table-cell office:value-type="float" office:value="2664960196236">
            <text:p>2664960196236</text:p>
          </table:table-cell>
          <table:table-cell table:formula="of:=([.B830]-[.B$2])/10^9" office:value-type="float" office:value="0.184917953">
            <text:p>0.184918</text:p>
          </table:table-cell>
          <table:table-cell table:formula="of:=[.C830]-[.C829]" office:value-type="float" office:value="0.000927995999999986">
            <text:p>0.000928</text:p>
          </table:table-cell>
          <table:table-cell table:formula="of:=[.A830]-[.A829]" office:value-type="float" office:value="0.000914999999963584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88937">
            <text:p>674.088937</text:p>
          </table:table-cell>
          <table:table-cell office:value-type="float" office:value="2664960196236">
            <text:p>2664960196236</text:p>
          </table:table-cell>
          <table:table-cell table:formula="of:=([.B831]-[.B$2])/10^9" office:value-type="float" office:value="0.184917953">
            <text:p>0.184918</text:p>
          </table:table-cell>
          <table:table-cell table:formula="of:=[.C831]-[.C830]" office:value-type="float" office:value="0">
            <text:p>0.000000</text:p>
          </table:table-cell>
          <table:table-cell table:formula="of:=[.A831]-[.A83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88942">
            <text:p>674.088942</text:p>
          </table:table-cell>
          <table:table-cell office:value-type="float" office:value="2664960196236">
            <text:p>2664960196236</text:p>
          </table:table-cell>
          <table:table-cell table:formula="of:=([.B832]-[.B$2])/10^9" office:value-type="float" office:value="0.184917953">
            <text:p>0.184918</text:p>
          </table:table-cell>
          <table:table-cell table:formula="of:=[.C832]-[.C831]" office:value-type="float" office:value="0">
            <text:p>0.000000</text:p>
          </table:table-cell>
          <table:table-cell table:formula="of:=[.A832]-[.A831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089961">
            <text:p>674.089961</text:p>
          </table:table-cell>
          <table:table-cell office:value-type="float" office:value="2664960196236">
            <text:p>2664960196236</text:p>
          </table:table-cell>
          <table:table-cell table:formula="of:=([.B833]-[.B$2])/10^9" office:value-type="float" office:value="0.184917953">
            <text:p>0.184918</text:p>
          </table:table-cell>
          <table:table-cell table:formula="of:=[.C833]-[.C832]" office:value-type="float" office:value="0">
            <text:p>0.000000</text:p>
          </table:table-cell>
          <table:table-cell table:formula="of:=[.A833]-[.A832]" office:value-type="float" office:value="0.00101900000004207">
            <text:p>0.00101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89961">
            <text:p>674.089961</text:p>
          </table:table-cell>
          <table:table-cell office:value-type="float" office:value="2664960196236">
            <text:p>2664960196236</text:p>
          </table:table-cell>
          <table:table-cell table:formula="of:=([.B834]-[.B$2])/10^9" office:value-type="float" office:value="0.184917953">
            <text:p>0.184918</text:p>
          </table:table-cell>
          <table:table-cell table:formula="of:=[.C834]-[.C833]" office:value-type="float" office:value="0">
            <text:p>0.000000</text:p>
          </table:table-cell>
          <table:table-cell table:formula="of:=[.A834]-[.A833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89962">
            <text:p>674.089962</text:p>
          </table:table-cell>
          <table:table-cell office:value-type="float" office:value="2664960196236">
            <text:p>2664960196236</text:p>
          </table:table-cell>
          <table:table-cell table:formula="of:=([.B835]-[.B$2])/10^9" office:value-type="float" office:value="0.184917953">
            <text:p>0.184918</text:p>
          </table:table-cell>
          <table:table-cell table:formula="of:=[.C835]-[.C834]" office:value-type="float" office:value="0">
            <text:p>0.000000</text:p>
          </table:table-cell>
          <table:table-cell table:formula="of:=[.A835]-[.A834]" office:value-type="float" office:value="0.000000999999997475243">
            <text:p>0.000001</text:p>
          </table:table-cell>
          <table:table-cell/>
          <table:table-cell office:value-type="string">
            <text:p>postpones its deadline to 2664966210107; c_s is topped up to 1993079</text:p>
          </table:table-cell>
          <table:table-cell/>
        </table:table-row>
        <table:table-row table:style-name="ro1">
          <table:table-cell office:value-type="float" office:value="674.090769">
            <text:p>674.090769</text:p>
          </table:table-cell>
          <table:table-cell office:value-type="float" office:value="2664962028223">
            <text:p>2664962028223</text:p>
          </table:table-cell>
          <table:table-cell table:formula="of:=([.B836]-[.B$2])/10^9" office:value-type="float" office:value="0.18674994">
            <text:p>0.186750</text:p>
          </table:table-cell>
          <table:table-cell table:formula="of:=[.C836]-[.C835]" office:value-type="float" office:value="0.00183198700000001">
            <text:p>0.001832</text:p>
          </table:table-cell>
          <table:table-cell table:formula="of:=[.A836]-[.A835]" office:value-type="float" office:value="0.000807000000008884">
            <text:p>0.000807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74.090769">
            <text:p>674.090769</text:p>
          </table:table-cell>
          <table:table-cell office:value-type="float" office:value="2664962028223">
            <text:p>2664962028223</text:p>
          </table:table-cell>
          <table:table-cell table:formula="of:=([.B837]-[.B$2])/10^9" office:value-type="float" office:value="0.18674994">
            <text:p>0.186750</text:p>
          </table:table-cell>
          <table:table-cell table:formula="of:=[.C837]-[.C836]" office:value-type="float" office:value="0">
            <text:p>0.000000</text:p>
          </table:table-cell>
          <table:table-cell table:formula="of:=[.A837]-[.A836]" office:value-type="float" office:value="0">
            <text:p>0.000000</text:p>
          </table:table-cell>
          <table:table-cell table:number-columns-repeated="2"/>
          <table:table-cell office:value-type="string">
            <text:p>uses up its c_s; 2664962028223-2664960196236=1831987</text:p>
          </table:table-cell>
        </table:table-row>
        <table:table-row table:style-name="ro1">
          <table:table-cell office:value-type="float" office:value="674.090782">
            <text:p>674.090782</text:p>
          </table:table-cell>
          <table:table-cell office:value-type="float" office:value="2664962042215">
            <text:p>2664962042215</text:p>
          </table:table-cell>
          <table:table-cell table:formula="of:=([.B838]-[.B$2])/10^9" office:value-type="float" office:value="0.186763932">
            <text:p>0.186764</text:p>
          </table:table-cell>
          <table:table-cell table:formula="of:=[.C838]-[.C837]" office:value-type="float" office:value="0.0000139919999999905">
            <text:p>0.000014</text:p>
          </table:table-cell>
          <table:table-cell table:formula="of:=[.A838]-[.A837]" office:value-type="float" office:value="0.0000129999999671782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90787">
            <text:p>674.090787</text:p>
          </table:table-cell>
          <table:table-cell office:value-type="float" office:value="2664962042215">
            <text:p>2664962042215</text:p>
          </table:table-cell>
          <table:table-cell table:formula="of:=([.B839]-[.B$2])/10^9" office:value-type="float" office:value="0.186763932">
            <text:p>0.186764</text:p>
          </table:table-cell>
          <table:table-cell table:formula="of:=[.C839]-[.C838]" office:value-type="float" office:value="0">
            <text:p>0.000000</text:p>
          </table:table-cell>
          <table:table-cell table:formula="of:=[.A839]-[.A838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90823">
            <text:p>674.090823</text:p>
          </table:table-cell>
          <table:table-cell office:value-type="float" office:value="2664962042215">
            <text:p>2664962042215</text:p>
          </table:table-cell>
          <table:table-cell table:formula="of:=([.B840]-[.B$2])/10^9" office:value-type="float" office:value="0.186763932">
            <text:p>0.186764</text:p>
          </table:table-cell>
          <table:table-cell table:formula="of:=[.C840]-[.C839]" office:value-type="float" office:value="0">
            <text:p>0.000000</text:p>
          </table:table-cell>
          <table:table-cell table:formula="of:=[.A840]-[.A839]" office:value-type="float" office:value="0.0000360000000227956">
            <text:p>0.00003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74.090824">
            <text:p>674.090824</text:p>
          </table:table-cell>
          <table:table-cell office:value-type="float" office:value="2664962042215">
            <text:p>2664962042215</text:p>
          </table:table-cell>
          <table:table-cell table:formula="of:=([.B841]-[.B$2])/10^9" office:value-type="float" office:value="0.186763932">
            <text:p>0.186764</text:p>
          </table:table-cell>
          <table:table-cell table:formula="of:=[.C841]-[.C840]" office:value-type="float" office:value="0">
            <text:p>0.000000</text:p>
          </table:table-cell>
          <table:table-cell table:formula="of:=[.A841]-[.A840]" office:value-type="float" office:value="0.000000999999997475243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90825">
            <text:p>674.090825</text:p>
          </table:table-cell>
          <table:table-cell office:value-type="float" office:value="2664962042215">
            <text:p>2664962042215</text:p>
          </table:table-cell>
          <table:table-cell table:formula="of:=([.B842]-[.B$2])/10^9" office:value-type="float" office:value="0.186763932">
            <text:p>0.186764</text:p>
          </table:table-cell>
          <table:table-cell table:formula="of:=[.C842]-[.C841]" office:value-type="float" office:value="0">
            <text:p>0.000000</text:p>
          </table:table-cell>
          <table:table-cell table:formula="of:=[.A842]-[.A841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4969074570; c_s is topped up to 2992347</text:p>
          </table:table-cell>
        </table:table-row>
        <table:table-row table:style-name="ro1">
          <table:table-cell office:value-type="float" office:value="674.09091">
            <text:p>674.090910</text:p>
          </table:table-cell>
          <table:table-cell office:value-type="float" office:value="2664962170863">
            <text:p>2664962170863</text:p>
          </table:table-cell>
          <table:table-cell table:formula="of:=([.B843]-[.B$2])/10^9" office:value-type="float" office:value="0.18689258">
            <text:p>0.186893</text:p>
          </table:table-cell>
          <table:table-cell table:formula="of:=[.C843]-[.C842]" office:value-type="float" office:value="0.000128648000000009">
            <text:p>0.000129</text:p>
          </table:table-cell>
          <table:table-cell table:formula="of:=[.A843]-[.A842]" office:value-type="float" office:value="0.0000850000000127693">
            <text:p>0.00008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90912">
            <text:p>674.090912</text:p>
          </table:table-cell>
          <table:table-cell office:value-type="float" office:value="2664962170863">
            <text:p>2664962170863</text:p>
          </table:table-cell>
          <table:table-cell table:formula="of:=([.B844]-[.B$2])/10^9" office:value-type="float" office:value="0.18689258">
            <text:p>0.186893</text:p>
          </table:table-cell>
          <table:table-cell table:formula="of:=[.C844]-[.C843]" office:value-type="float" office:value="0">
            <text:p>0.000000</text:p>
          </table:table-cell>
          <table:table-cell table:formula="of:=[.A844]-[.A84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90916">
            <text:p>674.090916</text:p>
          </table:table-cell>
          <table:table-cell office:value-type="float" office:value="2664962170863">
            <text:p>2664962170863</text:p>
          </table:table-cell>
          <table:table-cell table:formula="of:=([.B845]-[.B$2])/10^9" office:value-type="float" office:value="0.18689258">
            <text:p>0.186893</text:p>
          </table:table-cell>
          <table:table-cell table:formula="of:=[.C845]-[.C844]" office:value-type="float" office:value="0">
            <text:p>0.000000</text:p>
          </table:table-cell>
          <table:table-cell table:formula="of:=[.A845]-[.A84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90933">
            <text:p>674.090933</text:p>
          </table:table-cell>
          <table:table-cell office:value-type="float" office:value="2664962193243">
            <text:p>2664962193243</text:p>
          </table:table-cell>
          <table:table-cell table:formula="of:=([.B846]-[.B$2])/10^9" office:value-type="float" office:value="0.18691496">
            <text:p>0.186915</text:p>
          </table:table-cell>
          <table:table-cell table:formula="of:=[.C846]-[.C845]" office:value-type="float" office:value="0.0000223799999999885">
            <text:p>0.000022</text:p>
          </table:table-cell>
          <table:table-cell table:formula="of:=[.A846]-[.A845]" office:value-type="float" office:value="0.0000169999999570791">
            <text:p>0.00001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090934">
            <text:p>674.090934</text:p>
          </table:table-cell>
          <table:table-cell office:value-type="float" office:value="2664962193243">
            <text:p>2664962193243</text:p>
          </table:table-cell>
          <table:table-cell table:formula="of:=([.B847]-[.B$2])/10^9" office:value-type="float" office:value="0.18691496">
            <text:p>0.186915</text:p>
          </table:table-cell>
          <table:table-cell table:formula="of:=[.C847]-[.C846]" office:value-type="float" office:value="0">
            <text:p>0.000000</text:p>
          </table:table-cell>
          <table:table-cell table:formula="of:=[.A847]-[.A846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90946">
            <text:p>674.090946</text:p>
          </table:table-cell>
          <table:table-cell office:value-type="float" office:value="2664962193243">
            <text:p>2664962193243</text:p>
          </table:table-cell>
          <table:table-cell table:formula="of:=([.B848]-[.B$2])/10^9" office:value-type="float" office:value="0.18691496">
            <text:p>0.186915</text:p>
          </table:table-cell>
          <table:table-cell table:formula="of:=[.C848]-[.C847]" office:value-type="float" office:value="0">
            <text:p>0.000000</text:p>
          </table:table-cell>
          <table:table-cell table:formula="of:=[.A848]-[.A847]" office:value-type="float" office:value="0.0000120000000833898">
            <text:p>0.00001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90948">
            <text:p>674.090948</text:p>
          </table:table-cell>
          <table:table-cell office:value-type="float" office:value="2664962209150">
            <text:p>2664962209150</text:p>
          </table:table-cell>
          <table:table-cell table:formula="of:=([.B849]-[.B$2])/10^9" office:value-type="float" office:value="0.186930867">
            <text:p>0.186931</text:p>
          </table:table-cell>
          <table:table-cell table:formula="of:=[.C849]-[.C848]" office:value-type="float" office:value="0.0000159070000000094">
            <text:p>0.000016</text:p>
          </table:table-cell>
          <table:table-cell table:formula="of:=[.A849]-[.A84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9095">
            <text:p>674.090950</text:p>
          </table:table-cell>
          <table:table-cell office:value-type="float" office:value="2664962209150">
            <text:p>2664962209150</text:p>
          </table:table-cell>
          <table:table-cell table:formula="of:=([.B850]-[.B$2])/10^9" office:value-type="float" office:value="0.186930867">
            <text:p>0.186931</text:p>
          </table:table-cell>
          <table:table-cell table:formula="of:=[.C850]-[.C849]" office:value-type="float" office:value="0">
            <text:p>0.000000</text:p>
          </table:table-cell>
          <table:table-cell table:formula="of:=[.A850]-[.A849]" office:value-type="float" office:value="0.00000199999999495049">
            <text:p>0.000002</text:p>
          </table:table-cell>
          <table:table-cell/>
          <table:table-cell office:value-type="string">
            <text:p>1864431 / 4000957 &gt; 2000000 / 5000000</text:p>
          </table:table-cell>
          <table:table-cell/>
        </table:table-row>
        <table:table-row table:style-name="ro1">
          <table:table-cell office:value-type="float" office:value="674.09095">
            <text:p>674.090950</text:p>
          </table:table-cell>
          <table:table-cell office:value-type="float" office:value="2664962209150">
            <text:p>2664962209150</text:p>
          </table:table-cell>
          <table:table-cell table:formula="of:=([.B851]-[.B$2])/10^9" office:value-type="float" office:value="0.186930867">
            <text:p>0.186931</text:p>
          </table:table-cell>
          <table:table-cell table:formula="of:=[.C851]-[.C850]" office:value-type="float" office:value="0">
            <text:p>0.000000</text:p>
          </table:table-cell>
          <table:table-cell table:formula="of:=[.A851]-[.A850]" office:value-type="float" office:value="0">
            <text:p>0.000000</text:p>
          </table:table-cell>
          <table:table-cell/>
          <table:table-cell office:value-type="string">
            <text:p>d_s is renewed (r + D) to 2664967209150; c_s is fully topped up</text:p>
          </table:table-cell>
          <table:table-cell/>
        </table:table-row>
        <table:table-row table:style-name="ro1">
          <table:table-cell office:value-type="float" office:value="674.090963">
            <text:p>674.090963</text:p>
          </table:table-cell>
          <table:table-cell office:value-type="float" office:value="2664962218764">
            <text:p>2664962218764</text:p>
          </table:table-cell>
          <table:table-cell table:formula="of:=([.B852]-[.B$2])/10^9" office:value-type="float" office:value="0.186940481">
            <text:p>0.186940</text:p>
          </table:table-cell>
          <table:table-cell table:formula="of:=[.C852]-[.C851]" office:value-type="float" office:value="0.00000961399999999113">
            <text:p>0.000010</text:p>
          </table:table-cell>
          <table:table-cell table:formula="of:=[.A852]-[.A851]" office:value-type="float" office:value="0.0000129999999671782">
            <text:p>0.000013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74.091997">
            <text:p>674.091997</text:p>
          </table:table-cell>
          <table:table-cell office:value-type="float" office:value="2664962218764">
            <text:p>2664962218764</text:p>
          </table:table-cell>
          <table:table-cell table:formula="of:=([.B853]-[.B$2])/10^9" office:value-type="float" office:value="0.186940481">
            <text:p>0.186940</text:p>
          </table:table-cell>
          <table:table-cell table:formula="of:=[.C853]-[.C852]" office:value-type="float" office:value="0">
            <text:p>0.000000</text:p>
          </table:table-cell>
          <table:table-cell table:formula="of:=[.A853]-[.A852]" office:value-type="float" office:value="0.0010340000000042">
            <text:p>0.0010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91999">
            <text:p>674.091999</text:p>
          </table:table-cell>
          <table:table-cell office:value-type="float" office:value="2664963259639">
            <text:p>2664963259639</text:p>
          </table:table-cell>
          <table:table-cell table:formula="of:=([.B854]-[.B$2])/10^9" office:value-type="float" office:value="0.187981356">
            <text:p>0.187981</text:p>
          </table:table-cell>
          <table:table-cell table:formula="of:=[.C854]-[.C853]" office:value-type="float" office:value="0.001040875">
            <text:p>0.001041</text:p>
          </table:table-cell>
          <table:table-cell table:formula="of:=[.A854]-[.A85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92">
            <text:p>674.092000</text:p>
          </table:table-cell>
          <table:table-cell office:value-type="float" office:value="2664963259639">
            <text:p>2664963259639</text:p>
          </table:table-cell>
          <table:table-cell table:formula="of:=([.B855]-[.B$2])/10^9" office:value-type="float" office:value="0.187981356">
            <text:p>0.187981</text:p>
          </table:table-cell>
          <table:table-cell table:formula="of:=[.C855]-[.C854]" office:value-type="float" office:value="0">
            <text:p>0.000000</text:p>
          </table:table-cell>
          <table:table-cell table:formula="of:=[.A855]-[.A854]" office:value-type="float" office:value="0.000000999999997475243">
            <text:p>0.000001</text:p>
          </table:table-cell>
          <table:table-cell office:value-type="string">
            <text:p>d_s is renewed (r + D) to 2664965259639; c_s is fully topped up</text:p>
          </table:table-cell>
          <table:table-cell table:number-columns-repeated="2"/>
        </table:table-row>
        <table:table-row table:style-name="ro1">
          <table:table-cell office:value-type="float" office:value="674.092001">
            <text:p>674.092001</text:p>
          </table:table-cell>
          <table:table-cell office:value-type="float" office:value="2664963259639">
            <text:p>2664963259639</text:p>
          </table:table-cell>
          <table:table-cell table:formula="of:=([.B856]-[.B$2])/10^9" office:value-type="float" office:value="0.187981356">
            <text:p>0.187981</text:p>
          </table:table-cell>
          <table:table-cell table:formula="of:=[.C856]-[.C855]" office:value-type="float" office:value="0">
            <text:p>0.000000</text:p>
          </table:table-cell>
          <table:table-cell table:formula="of:=[.A856]-[.A855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92008">
            <text:p>674.092008</text:p>
          </table:table-cell>
          <table:table-cell office:value-type="float" office:value="2664963268664">
            <text:p>2664963268664</text:p>
          </table:table-cell>
          <table:table-cell table:formula="of:=([.B857]-[.B$2])/10^9" office:value-type="float" office:value="0.187990381">
            <text:p>0.187990</text:p>
          </table:table-cell>
          <table:table-cell table:formula="of:=[.C857]-[.C856]" office:value-type="float" office:value="0.0000090250000000236">
            <text:p>0.000009</text:p>
          </table:table-cell>
          <table:table-cell table:formula="of:=[.A857]-[.A856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92013">
            <text:p>674.092013</text:p>
          </table:table-cell>
          <table:table-cell office:value-type="float" office:value="2664963268664">
            <text:p>2664963268664</text:p>
          </table:table-cell>
          <table:table-cell table:formula="of:=([.B858]-[.B$2])/10^9" office:value-type="float" office:value="0.187990381">
            <text:p>0.187990</text:p>
          </table:table-cell>
          <table:table-cell table:formula="of:=[.C858]-[.C857]" office:value-type="float" office:value="0">
            <text:p>0.000000</text:p>
          </table:table-cell>
          <table:table-cell table:formula="of:=[.A858]-[.A857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92928">
            <text:p>674.092928</text:p>
          </table:table-cell>
          <table:table-cell office:value-type="float" office:value="2664964197284">
            <text:p>2664964197284</text:p>
          </table:table-cell>
          <table:table-cell table:formula="of:=([.B859]-[.B$2])/10^9" office:value-type="float" office:value="0.188919001">
            <text:p>0.188919</text:p>
          </table:table-cell>
          <table:table-cell table:formula="of:=[.C859]-[.C858]" office:value-type="float" office:value="0.000928619999999991">
            <text:p>0.000929</text:p>
          </table:table-cell>
          <table:table-cell table:formula="of:=[.A859]-[.A858]" office:value-type="float" office:value="0.000915000000077271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92929">
            <text:p>674.092929</text:p>
          </table:table-cell>
          <table:table-cell office:value-type="float" office:value="2664964197284">
            <text:p>2664964197284</text:p>
          </table:table-cell>
          <table:table-cell table:formula="of:=([.B860]-[.B$2])/10^9" office:value-type="float" office:value="0.188919001">
            <text:p>0.188919</text:p>
          </table:table-cell>
          <table:table-cell table:formula="of:=[.C860]-[.C859]" office:value-type="float" office:value="0">
            <text:p>0.000000</text:p>
          </table:table-cell>
          <table:table-cell table:formula="of:=[.A860]-[.A85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92937">
            <text:p>674.092937</text:p>
          </table:table-cell>
          <table:table-cell office:value-type="float" office:value="2664964197284">
            <text:p>2664964197284</text:p>
          </table:table-cell>
          <table:table-cell table:formula="of:=([.B861]-[.B$2])/10^9" office:value-type="float" office:value="0.188919001">
            <text:p>0.188919</text:p>
          </table:table-cell>
          <table:table-cell table:formula="of:=[.C861]-[.C860]" office:value-type="float" office:value="0">
            <text:p>0.000000</text:p>
          </table:table-cell>
          <table:table-cell table:formula="of:=[.A861]-[.A860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93812">
            <text:p>674.093812</text:p>
          </table:table-cell>
          <table:table-cell office:value-type="float" office:value="2664965080818">
            <text:p>2664965080818</text:p>
          </table:table-cell>
          <table:table-cell table:formula="of:=([.B862]-[.B$2])/10^9" office:value-type="float" office:value="0.189802535">
            <text:p>0.189803</text:p>
          </table:table-cell>
          <table:table-cell table:formula="of:=[.C862]-[.C861]" office:value-type="float" office:value="0.000883533999999991">
            <text:p>0.000884</text:p>
          </table:table-cell>
          <table:table-cell table:formula="of:=[.A862]-[.A861]" office:value-type="float" office:value="0.000874999999950887">
            <text:p>0.0008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93813">
            <text:p>674.093813</text:p>
          </table:table-cell>
          <table:table-cell office:value-type="float" office:value="2664965080818">
            <text:p>2664965080818</text:p>
          </table:table-cell>
          <table:table-cell table:formula="of:=([.B863]-[.B$2])/10^9" office:value-type="float" office:value="0.189802535">
            <text:p>0.189803</text:p>
          </table:table-cell>
          <table:table-cell table:formula="of:=[.C863]-[.C862]" office:value-type="float" office:value="0">
            <text:p>0.000000</text:p>
          </table:table-cell>
          <table:table-cell table:formula="of:=[.A863]-[.A862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93996">
            <text:p>674.093996</text:p>
          </table:table-cell>
          <table:table-cell office:value-type="float" office:value="2664965092948">
            <text:p>2664965092948</text:p>
          </table:table-cell>
          <table:table-cell table:formula="of:=([.B864]-[.B$2])/10^9" office:value-type="float" office:value="0.189814665">
            <text:p>0.189815</text:p>
          </table:table-cell>
          <table:table-cell table:formula="of:=[.C864]-[.C863]" office:value-type="float" office:value="0.0000121299999999991">
            <text:p>0.000012</text:p>
          </table:table-cell>
          <table:table-cell table:formula="of:=[.A864]-[.A863]" office:value-type="float" office:value="0.000182999999992717">
            <text:p>0.00018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093999">
            <text:p>674.093999</text:p>
          </table:table-cell>
          <table:table-cell office:value-type="float" office:value="2664965267636">
            <text:p>2664965267636</text:p>
          </table:table-cell>
          <table:table-cell table:formula="of:=([.B865]-[.B$2])/10^9" office:value-type="float" office:value="0.189989353">
            <text:p>0.189989</text:p>
          </table:table-cell>
          <table:table-cell table:formula="of:=[.C865]-[.C864]" office:value-type="float" office:value="0.000174688000000006">
            <text:p>0.000175</text:p>
          </table:table-cell>
          <table:table-cell table:formula="of:=[.A865]-[.A864]" office:value-type="float" office:value="0.0000030000001061125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094">
            <text:p>674.094000</text:p>
          </table:table-cell>
          <table:table-cell office:value-type="float" office:value="2664965267636">
            <text:p>2664965267636</text:p>
          </table:table-cell>
          <table:table-cell table:formula="of:=([.B866]-[.B$2])/10^9" office:value-type="float" office:value="0.189989353">
            <text:p>0.189989</text:p>
          </table:table-cell>
          <table:table-cell table:formula="of:=[.C866]-[.C865]" office:value-type="float" office:value="0">
            <text:p>0.000000</text:p>
          </table:table-cell>
          <table:table-cell table:formula="of:=[.A866]-[.A865]" office:value-type="float" office:value="0.000000999999997475243">
            <text:p>0.000001</text:p>
          </table:table-cell>
          <table:table-cell table:number-columns-repeated="2"/>
          <table:table-cell office:value-type="string">
            <text:p>2969967 / 3806934 &gt; 3000000 / 7000000</text:p>
          </table:table-cell>
        </table:table-row>
        <table:table-row table:style-name="ro1">
          <table:table-cell office:value-type="float" office:value="674.094">
            <text:p>674.094000</text:p>
          </table:table-cell>
          <table:table-cell office:value-type="float" office:value="2664965267636">
            <text:p>2664965267636</text:p>
          </table:table-cell>
          <table:table-cell table:formula="of:=([.B867]-[.B$2])/10^9" office:value-type="float" office:value="0.189989353">
            <text:p>0.189989</text:p>
          </table:table-cell>
          <table:table-cell table:formula="of:=[.C867]-[.C866]" office:value-type="float" office:value="0">
            <text:p>0.000000</text:p>
          </table:table-cell>
          <table:table-cell table:formula="of:=[.A867]-[.A866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4972267636; c_s is fully topped up</text:p>
          </table:table-cell>
        </table:table-row>
        <table:table-row table:style-name="ro1">
          <table:table-cell office:value-type="float" office:value="674.094004">
            <text:p>674.094004</text:p>
          </table:table-cell>
          <table:table-cell office:value-type="float" office:value="2664965267636">
            <text:p>2664965267636</text:p>
          </table:table-cell>
          <table:table-cell table:formula="of:=([.B868]-[.B$2])/10^9" office:value-type="float" office:value="0.189989353">
            <text:p>0.189989</text:p>
          </table:table-cell>
          <table:table-cell table:formula="of:=[.C868]-[.C867]" office:value-type="float" office:value="0">
            <text:p>0.000000</text:p>
          </table:table-cell>
          <table:table-cell table:formula="of:=[.A868]-[.A867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94006">
            <text:p>674.094006</text:p>
          </table:table-cell>
          <table:table-cell office:value-type="float" office:value="2664965275389">
            <text:p>2664965275389</text:p>
          </table:table-cell>
          <table:table-cell table:formula="of:=([.B869]-[.B$2])/10^9" office:value-type="float" office:value="0.189997106">
            <text:p>0.189997</text:p>
          </table:table-cell>
          <table:table-cell table:formula="of:=[.C869]-[.C868]" office:value-type="float" office:value="0.00000775299999999923">
            <text:p>0.000008</text:p>
          </table:table-cell>
          <table:table-cell table:formula="of:=[.A869]-[.A86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94007">
            <text:p>674.094007</text:p>
          </table:table-cell>
          <table:table-cell office:value-type="float" office:value="2664965275389">
            <text:p>2664965275389</text:p>
          </table:table-cell>
          <table:table-cell table:formula="of:=([.B870]-[.B$2])/10^9" office:value-type="float" office:value="0.189997106">
            <text:p>0.189997</text:p>
          </table:table-cell>
          <table:table-cell table:formula="of:=[.C870]-[.C869]" office:value-type="float" office:value="0">
            <text:p>0.000000</text:p>
          </table:table-cell>
          <table:table-cell table:formula="of:=[.A870]-[.A869]" office:value-type="float" office:value="0.000000999999997475243">
            <text:p>0.000001</text:p>
          </table:table-cell>
          <table:table-cell/>
          <table:table-cell office:value-type="string">
            <text:p>66566 / 1933761 &lt;= 2000000 / 5000000</text:p>
          </table:table-cell>
          <table:table-cell/>
        </table:table-row>
        <table:table-row table:style-name="ro1">
          <table:table-cell office:value-type="float" office:value="674.094008">
            <text:p>674.094008</text:p>
          </table:table-cell>
          <table:table-cell office:value-type="float" office:value="2664965275389">
            <text:p>2664965275389</text:p>
          </table:table-cell>
          <table:table-cell table:formula="of:=([.B871]-[.B$2])/10^9" office:value-type="float" office:value="0.189997106">
            <text:p>0.189997</text:p>
          </table:table-cell>
          <table:table-cell table:formula="of:=[.C871]-[.C870]" office:value-type="float" office:value="0">
            <text:p>0.000000</text:p>
          </table:table-cell>
          <table:table-cell table:formula="of:=[.A871]-[.A870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094022">
            <text:p>674.094022</text:p>
          </table:table-cell>
          <table:table-cell office:value-type="float" office:value="2664965283483">
            <text:p>2664965283483</text:p>
          </table:table-cell>
          <table:table-cell table:formula="of:=([.B872]-[.B$2])/10^9" office:value-type="float" office:value="0.1900052">
            <text:p>0.190005</text:p>
          </table:table-cell>
          <table:table-cell table:formula="of:=[.C872]-[.C871]" office:value-type="float" office:value="0.00000809400000001403">
            <text:p>0.000008</text:p>
          </table:table-cell>
          <table:table-cell table:formula="of:=[.A872]-[.A871]" office:value-type="float" office:value="0.0000139999999646534">
            <text:p>0.000014</text:p>
          </table:table-cell>
          <table:table-cell/>
          <table:table-cell office:value-type="string">
            <text:p>is pick_next_task_dl-ed by dbus-daemon (859)</text:p>
          </table:table-cell>
          <table:table-cell/>
        </table:table-row>
        <table:table-row table:style-name="ro1">
          <table:table-cell office:value-type="float" office:value="674.094091">
            <text:p>674.094091</text:p>
          </table:table-cell>
          <table:table-cell office:value-type="float" office:value="2664965359163">
            <text:p>2664965359163</text:p>
          </table:table-cell>
          <table:table-cell table:formula="of:=([.B873]-[.B$2])/10^9" office:value-type="float" office:value="0.19008088">
            <text:p>0.190081</text:p>
          </table:table-cell>
          <table:table-cell table:formula="of:=[.C873]-[.C872]" office:value-type="float" office:value="0.0000756799999999946">
            <text:p>0.000076</text:p>
          </table:table-cell>
          <table:table-cell table:formula="of:=[.A873]-[.A872]" office:value-type="float" office:value="0.0000690000000531654">
            <text:p>0.00006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94092">
            <text:p>674.094092</text:p>
          </table:table-cell>
          <table:table-cell office:value-type="float" office:value="2664965359163">
            <text:p>2664965359163</text:p>
          </table:table-cell>
          <table:table-cell table:formula="of:=([.B874]-[.B$2])/10^9" office:value-type="float" office:value="0.19008088">
            <text:p>0.190081</text:p>
          </table:table-cell>
          <table:table-cell table:formula="of:=[.C874]-[.C873]" office:value-type="float" office:value="0">
            <text:p>0.000000</text:p>
          </table:table-cell>
          <table:table-cell table:formula="of:=[.A874]-[.A873]" office:value-type="float" office:value="0.000000999999997475243">
            <text:p>0.000001</text:p>
          </table:table-cell>
          <table:table-cell/>
          <table:table-cell office:value-type="string">
            <text:p>uses up its c_s; 2664965359163-2664965283483=75680</text:p>
          </table:table-cell>
          <table:table-cell/>
        </table:table-row>
        <table:table-row table:style-name="ro1">
          <table:table-cell office:value-type="float" office:value="674.094104">
            <text:p>674.094104</text:p>
          </table:table-cell>
          <table:table-cell office:value-type="float" office:value="2664965373016">
            <text:p>2664965373016</text:p>
          </table:table-cell>
          <table:table-cell table:formula="of:=([.B875]-[.B$2])/10^9" office:value-type="float" office:value="0.190094733">
            <text:p>0.190095</text:p>
          </table:table-cell>
          <table:table-cell table:formula="of:=[.C875]-[.C874]" office:value-type="float" office:value="0.0000138529999999804">
            <text:p>0.000014</text:p>
          </table:table-cell>
          <table:table-cell table:formula="of:=[.A875]-[.A874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94109">
            <text:p>674.094109</text:p>
          </table:table-cell>
          <table:table-cell office:value-type="float" office:value="2664965373016">
            <text:p>2664965373016</text:p>
          </table:table-cell>
          <table:table-cell table:formula="of:=([.B876]-[.B$2])/10^9" office:value-type="float" office:value="0.190094733">
            <text:p>0.190095</text:p>
          </table:table-cell>
          <table:table-cell table:formula="of:=[.C876]-[.C875]" office:value-type="float" office:value="0">
            <text:p>0.000000</text:p>
          </table:table-cell>
          <table:table-cell table:formula="of:=[.A876]-[.A87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95946">
            <text:p>674.095946</text:p>
          </table:table-cell>
          <table:table-cell office:value-type="float" office:value="2664965373016">
            <text:p>2664965373016</text:p>
          </table:table-cell>
          <table:table-cell table:formula="of:=([.B877]-[.B$2])/10^9" office:value-type="float" office:value="0.190094733">
            <text:p>0.190095</text:p>
          </table:table-cell>
          <table:table-cell table:formula="of:=[.C877]-[.C876]" office:value-type="float" office:value="0">
            <text:p>0.000000</text:p>
          </table:table-cell>
          <table:table-cell table:formula="of:=[.A877]-[.A876]" office:value-type="float" office:value="0.00183700000002318">
            <text:p>0.00183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095946">
            <text:p>674.095946</text:p>
          </table:table-cell>
          <table:table-cell office:value-type="float" office:value="2664965373016">
            <text:p>2664965373016</text:p>
          </table:table-cell>
          <table:table-cell table:formula="of:=([.B878]-[.B$2])/10^9" office:value-type="float" office:value="0.190094733">
            <text:p>0.190095</text:p>
          </table:table-cell>
          <table:table-cell table:formula="of:=[.C878]-[.C877]" office:value-type="float" office:value="0">
            <text:p>0.000000</text:p>
          </table:table-cell>
          <table:table-cell table:formula="of:=[.A878]-[.A877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95947">
            <text:p>674.095947</text:p>
          </table:table-cell>
          <table:table-cell office:value-type="float" office:value="2664965373016">
            <text:p>2664965373016</text:p>
          </table:table-cell>
          <table:table-cell table:formula="of:=([.B879]-[.B$2])/10^9" office:value-type="float" office:value="0.190094733">
            <text:p>0.190095</text:p>
          </table:table-cell>
          <table:table-cell table:formula="of:=[.C879]-[.C878]" office:value-type="float" office:value="0">
            <text:p>0.000000</text:p>
          </table:table-cell>
          <table:table-cell table:formula="of:=[.A879]-[.A878]" office:value-type="float" office:value="0.000000999999997475243">
            <text:p>0.000001</text:p>
          </table:table-cell>
          <table:table-cell/>
          <table:table-cell office:value-type="string">
            <text:p>postpones its deadline to 2664972209150; c_s is topped up to 1990886</text:p>
          </table:table-cell>
          <table:table-cell/>
        </table:table-row>
        <table:table-row table:style-name="ro1">
          <table:table-cell office:value-type="float" office:value="674.095948">
            <text:p>674.095948</text:p>
          </table:table-cell>
          <table:table-cell office:value-type="float" office:value="2664965373016">
            <text:p>2664965373016</text:p>
          </table:table-cell>
          <table:table-cell table:formula="of:=([.B880]-[.B$2])/10^9" office:value-type="float" office:value="0.190094733">
            <text:p>0.190095</text:p>
          </table:table-cell>
          <table:table-cell table:formula="of:=[.C880]-[.C879]" office:value-type="float" office:value="0">
            <text:p>0.000000</text:p>
          </table:table-cell>
          <table:table-cell table:formula="of:=[.A880]-[.A879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095956">
            <text:p>674.095956</text:p>
          </table:table-cell>
          <table:table-cell office:value-type="float" office:value="2664967224976">
            <text:p>2664967224976</text:p>
          </table:table-cell>
          <table:table-cell table:formula="of:=([.B881]-[.B$2])/10^9" office:value-type="float" office:value="0.191946693">
            <text:p>0.191947</text:p>
          </table:table-cell>
          <table:table-cell table:formula="of:=[.C881]-[.C880]" office:value-type="float" office:value="0.00185196000000001">
            <text:p>0.001852</text:p>
          </table:table-cell>
          <table:table-cell table:formula="of:=[.A881]-[.A880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95961">
            <text:p>674.095961</text:p>
          </table:table-cell>
          <table:table-cell office:value-type="float" office:value="2664967224976">
            <text:p>2664967224976</text:p>
          </table:table-cell>
          <table:table-cell table:formula="of:=([.B882]-[.B$2])/10^9" office:value-type="float" office:value="0.191946693">
            <text:p>0.191947</text:p>
          </table:table-cell>
          <table:table-cell table:formula="of:=[.C882]-[.C881]" office:value-type="float" office:value="0">
            <text:p>0.000000</text:p>
          </table:table-cell>
          <table:table-cell table:formula="of:=[.A882]-[.A881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95987">
            <text:p>674.095987</text:p>
          </table:table-cell>
          <table:table-cell office:value-type="float" office:value="2664967224976">
            <text:p>2664967224976</text:p>
          </table:table-cell>
          <table:table-cell table:formula="of:=([.B883]-[.B$2])/10^9" office:value-type="float" office:value="0.191946693">
            <text:p>0.191947</text:p>
          </table:table-cell>
          <table:table-cell table:formula="of:=[.C883]-[.C882]" office:value-type="float" office:value="0">
            <text:p>0.000000</text:p>
          </table:table-cell>
          <table:table-cell table:formula="of:=[.A883]-[.A882]" office:value-type="float" office:value="0.0000260000000480431">
            <text:p>0.0000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9599">
            <text:p>674.095990</text:p>
          </table:table-cell>
          <table:table-cell office:value-type="float" office:value="2664967258765">
            <text:p>2664967258765</text:p>
          </table:table-cell>
          <table:table-cell table:formula="of:=([.B884]-[.B$2])/10^9" office:value-type="float" office:value="0.191980482">
            <text:p>0.191980</text:p>
          </table:table-cell>
          <table:table-cell table:formula="of:=[.C884]-[.C883]" office:value-type="float" office:value="0.0000337890000000063">
            <text:p>0.000034</text:p>
          </table:table-cell>
          <table:table-cell table:formula="of:=[.A884]-[.A883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9599">
            <text:p>674.095990</text:p>
          </table:table-cell>
          <table:table-cell office:value-type="float" office:value="2664967258765">
            <text:p>2664967258765</text:p>
          </table:table-cell>
          <table:table-cell table:formula="of:=([.B885]-[.B$2])/10^9" office:value-type="float" office:value="0.191980482">
            <text:p>0.191980</text:p>
          </table:table-cell>
          <table:table-cell table:formula="of:=[.C885]-[.C884]" office:value-type="float" office:value="0">
            <text:p>0.000000</text:p>
          </table:table-cell>
          <table:table-cell table:formula="of:=[.A885]-[.A884]" office:value-type="float" office:value="0">
            <text:p>0.000000</text:p>
          </table:table-cell>
          <table:table-cell office:value-type="string">
            <text:p>d_s is renewed (r + D) to 2664969258765; c_s is fully topped up</text:p>
          </table:table-cell>
          <table:table-cell table:number-columns-repeated="2"/>
        </table:table-row>
        <table:table-row table:style-name="ro1">
          <table:table-cell office:value-type="float" office:value="674.095992">
            <text:p>674.095992</text:p>
          </table:table-cell>
          <table:table-cell office:value-type="float" office:value="2664967258765">
            <text:p>2664967258765</text:p>
          </table:table-cell>
          <table:table-cell table:formula="of:=([.B886]-[.B$2])/10^9" office:value-type="float" office:value="0.191980482">
            <text:p>0.191980</text:p>
          </table:table-cell>
          <table:table-cell table:formula="of:=[.C886]-[.C885]" office:value-type="float" office:value="0">
            <text:p>0.000000</text:p>
          </table:table-cell>
          <table:table-cell table:formula="of:=[.A886]-[.A88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095999">
            <text:p>674.095999</text:p>
          </table:table-cell>
          <table:table-cell office:value-type="float" office:value="2664967268013">
            <text:p>2664967268013</text:p>
          </table:table-cell>
          <table:table-cell table:formula="of:=([.B887]-[.B$2])/10^9" office:value-type="float" office:value="0.19198973">
            <text:p>0.191990</text:p>
          </table:table-cell>
          <table:table-cell table:formula="of:=[.C887]-[.C886]" office:value-type="float" office:value="0.00000924799999998949">
            <text:p>0.000009</text:p>
          </table:table-cell>
          <table:table-cell table:formula="of:=[.A887]-[.A886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96004">
            <text:p>674.096004</text:p>
          </table:table-cell>
          <table:table-cell office:value-type="float" office:value="2664967268013">
            <text:p>2664967268013</text:p>
          </table:table-cell>
          <table:table-cell table:formula="of:=([.B888]-[.B$2])/10^9" office:value-type="float" office:value="0.19198973">
            <text:p>0.191990</text:p>
          </table:table-cell>
          <table:table-cell table:formula="of:=[.C888]-[.C887]" office:value-type="float" office:value="0">
            <text:p>0.000000</text:p>
          </table:table-cell>
          <table:table-cell table:formula="of:=[.A888]-[.A887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096917">
            <text:p>674.096917</text:p>
          </table:table-cell>
          <table:table-cell office:value-type="float" office:value="2664968195046">
            <text:p>2664968195046</text:p>
          </table:table-cell>
          <table:table-cell table:formula="of:=([.B889]-[.B$2])/10^9" office:value-type="float" office:value="0.192916763">
            <text:p>0.192917</text:p>
          </table:table-cell>
          <table:table-cell table:formula="of:=[.C889]-[.C888]" office:value-type="float" office:value="0.000927032999999994">
            <text:p>0.000927</text:p>
          </table:table-cell>
          <table:table-cell table:formula="of:=[.A889]-[.A888]" office:value-type="float" office:value="0.000912999999968633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096918">
            <text:p>674.096918</text:p>
          </table:table-cell>
          <table:table-cell office:value-type="float" office:value="2664968195046">
            <text:p>2664968195046</text:p>
          </table:table-cell>
          <table:table-cell table:formula="of:=([.B890]-[.B$2])/10^9" office:value-type="float" office:value="0.192916763">
            <text:p>0.192917</text:p>
          </table:table-cell>
          <table:table-cell table:formula="of:=[.C890]-[.C889]" office:value-type="float" office:value="0">
            <text:p>0.000000</text:p>
          </table:table-cell>
          <table:table-cell table:formula="of:=[.A890]-[.A88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096926">
            <text:p>674.096926</text:p>
          </table:table-cell>
          <table:table-cell office:value-type="float" office:value="2664968195046">
            <text:p>2664968195046</text:p>
          </table:table-cell>
          <table:table-cell table:formula="of:=([.B891]-[.B$2])/10^9" office:value-type="float" office:value="0.192916763">
            <text:p>0.192917</text:p>
          </table:table-cell>
          <table:table-cell table:formula="of:=[.C891]-[.C890]" office:value-type="float" office:value="0">
            <text:p>0.000000</text:p>
          </table:table-cell>
          <table:table-cell table:formula="of:=[.A891]-[.A890]" office:value-type="float" office:value="0.00000800000009348878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098749">
            <text:p>674.098749</text:p>
          </table:table-cell>
          <table:table-cell office:value-type="float" office:value="2664970027297">
            <text:p>2664970027297</text:p>
          </table:table-cell>
          <table:table-cell table:formula="of:=([.B892]-[.B$2])/10^9" office:value-type="float" office:value="0.194749014">
            <text:p>0.194749</text:p>
          </table:table-cell>
          <table:table-cell table:formula="of:=[.C892]-[.C891]" office:value-type="float" office:value="0.00183225100000001">
            <text:p>0.001832</text:p>
          </table:table-cell>
          <table:table-cell table:formula="of:=[.A892]-[.A891]" office:value-type="float" office:value="0.00182299999994484">
            <text:p>0.0018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098751">
            <text:p>674.098751</text:p>
          </table:table-cell>
          <table:table-cell office:value-type="float" office:value="2664970027297">
            <text:p>2664970027297</text:p>
          </table:table-cell>
          <table:table-cell table:formula="of:=([.B893]-[.B$2])/10^9" office:value-type="float" office:value="0.194749014">
            <text:p>0.194749</text:p>
          </table:table-cell>
          <table:table-cell table:formula="of:=[.C893]-[.C892]" office:value-type="float" office:value="0">
            <text:p>0.000000</text:p>
          </table:table-cell>
          <table:table-cell table:formula="of:=[.A893]-[.A89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98756">
            <text:p>674.098756</text:p>
          </table:table-cell>
          <table:table-cell office:value-type="float" office:value="2664970027297">
            <text:p>2664970027297</text:p>
          </table:table-cell>
          <table:table-cell table:formula="of:=([.B894]-[.B$2])/10^9" office:value-type="float" office:value="0.194749014">
            <text:p>0.194749</text:p>
          </table:table-cell>
          <table:table-cell table:formula="of:=[.C894]-[.C893]" office:value-type="float" office:value="0">
            <text:p>0.000000</text:p>
          </table:table-cell>
          <table:table-cell table:formula="of:=[.A894]-[.A893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98981">
            <text:p>674.098981</text:p>
          </table:table-cell>
          <table:table-cell office:value-type="float" office:value="2664970027297">
            <text:p>2664970027297</text:p>
          </table:table-cell>
          <table:table-cell table:formula="of:=([.B895]-[.B$2])/10^9" office:value-type="float" office:value="0.194749014">
            <text:p>0.194749</text:p>
          </table:table-cell>
          <table:table-cell table:formula="of:=[.C895]-[.C894]" office:value-type="float" office:value="0">
            <text:p>0.000000</text:p>
          </table:table-cell>
          <table:table-cell table:formula="of:=[.A895]-[.A894]" office:value-type="float" office:value="0.000225000000000364">
            <text:p>0.00022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098983">
            <text:p>674.098983</text:p>
          </table:table-cell>
          <table:table-cell office:value-type="float" office:value="2664970260773">
            <text:p>2664970260773</text:p>
          </table:table-cell>
          <table:table-cell table:formula="of:=([.B896]-[.B$2])/10^9" office:value-type="float" office:value="0.19498249">
            <text:p>0.194982</text:p>
          </table:table-cell>
          <table:table-cell table:formula="of:=[.C896]-[.C895]" office:value-type="float" office:value="0.00023347600000001">
            <text:p>0.000233</text:p>
          </table:table-cell>
          <table:table-cell table:formula="of:=[.A896]-[.A89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098984">
            <text:p>674.098984</text:p>
          </table:table-cell>
          <table:table-cell office:value-type="float" office:value="2664970260773">
            <text:p>2664970260773</text:p>
          </table:table-cell>
          <table:table-cell table:formula="of:=([.B897]-[.B$2])/10^9" office:value-type="float" office:value="0.19498249">
            <text:p>0.194982</text:p>
          </table:table-cell>
          <table:table-cell table:formula="of:=[.C897]-[.C896]" office:value-type="float" office:value="0">
            <text:p>0.000000</text:p>
          </table:table-cell>
          <table:table-cell table:formula="of:=[.A897]-[.A896]" office:value-type="float" office:value="0.000000999999997475243">
            <text:p>0.000001</text:p>
          </table:table-cell>
          <table:table-cell/>
          <table:table-cell office:value-type="string">
            <text:p>115598 / 1948377 &lt;= 2000000 / 5000000</text:p>
          </table:table-cell>
          <table:table-cell/>
        </table:table-row>
        <table:table-row table:style-name="ro1">
          <table:table-cell office:value-type="float" office:value="674.098984">
            <text:p>674.098984</text:p>
          </table:table-cell>
          <table:table-cell office:value-type="float" office:value="2664970260773">
            <text:p>2664970260773</text:p>
          </table:table-cell>
          <table:table-cell table:formula="of:=([.B898]-[.B$2])/10^9" office:value-type="float" office:value="0.19498249">
            <text:p>0.194982</text:p>
          </table:table-cell>
          <table:table-cell table:formula="of:=[.C898]-[.C897]" office:value-type="float" office:value="0">
            <text:p>0.000000</text:p>
          </table:table-cell>
          <table:table-cell table:formula="of:=[.A898]-[.A897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098986">
            <text:p>674.098986</text:p>
          </table:table-cell>
          <table:table-cell office:value-type="float" office:value="2664970260773">
            <text:p>2664970260773</text:p>
          </table:table-cell>
          <table:table-cell table:formula="of:=([.B899]-[.B$2])/10^9" office:value-type="float" office:value="0.19498249">
            <text:p>0.194982</text:p>
          </table:table-cell>
          <table:table-cell table:formula="of:=[.C899]-[.C898]" office:value-type="float" office:value="0">
            <text:p>0.000000</text:p>
          </table:table-cell>
          <table:table-cell table:formula="of:=[.A899]-[.A89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098995">
            <text:p>674.098995</text:p>
          </table:table-cell>
          <table:table-cell office:value-type="float" office:value="2664970273390">
            <text:p>2664970273390</text:p>
          </table:table-cell>
          <table:table-cell table:formula="of:=([.B900]-[.B$2])/10^9" office:value-type="float" office:value="0.194995107">
            <text:p>0.194995</text:p>
          </table:table-cell>
          <table:table-cell table:formula="of:=[.C900]-[.C899]" office:value-type="float" office:value="0.0000126169999999926">
            <text:p>0.000013</text:p>
          </table:table-cell>
          <table:table-cell table:formula="of:=[.A900]-[.A899]" office:value-type="float" office:value="0.00000899999997727718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099003">
            <text:p>674.099003</text:p>
          </table:table-cell>
          <table:table-cell office:value-type="float" office:value="2664970273390">
            <text:p>2664970273390</text:p>
          </table:table-cell>
          <table:table-cell table:formula="of:=([.B901]-[.B$2])/10^9" office:value-type="float" office:value="0.194995107">
            <text:p>0.194995</text:p>
          </table:table-cell>
          <table:table-cell table:formula="of:=[.C901]-[.C900]" office:value-type="float" office:value="0">
            <text:p>0.000000</text:p>
          </table:table-cell>
          <table:table-cell table:formula="of:=[.A901]-[.A900]" office:value-type="float" office:value="0.00000800000009348878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09912">
            <text:p>674.099120</text:p>
          </table:table-cell>
          <table:table-cell office:value-type="float" office:value="2664970397174">
            <text:p>2664970397174</text:p>
          </table:table-cell>
          <table:table-cell table:formula="of:=([.B902]-[.B$2])/10^9" office:value-type="float" office:value="0.195118891">
            <text:p>0.195119</text:p>
          </table:table-cell>
          <table:table-cell table:formula="of:=[.C902]-[.C901]" office:value-type="float" office:value="0.000123783999999988">
            <text:p>0.000124</text:p>
          </table:table-cell>
          <table:table-cell table:formula="of:=[.A902]-[.A901]" office:value-type="float" office:value="0.000116999999931977">
            <text:p>0.00011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099121">
            <text:p>674.099121</text:p>
          </table:table-cell>
          <table:table-cell office:value-type="float" office:value="2664970397174">
            <text:p>2664970397174</text:p>
          </table:table-cell>
          <table:table-cell table:formula="of:=([.B903]-[.B$2])/10^9" office:value-type="float" office:value="0.195118891">
            <text:p>0.195119</text:p>
          </table:table-cell>
          <table:table-cell table:formula="of:=[.C903]-[.C902]" office:value-type="float" office:value="0">
            <text:p>0.000000</text:p>
          </table:table-cell>
          <table:table-cell table:formula="of:=[.A903]-[.A902]" office:value-type="float" office:value="0.000000999999997475243">
            <text:p>0.000001</text:p>
          </table:table-cell>
          <table:table-cell/>
          <table:table-cell office:value-type="string">
            <text:p>uses up its c_s; 2664970397174-2664970273390=123784</text:p>
          </table:table-cell>
          <table:table-cell/>
        </table:table-row>
        <table:table-row table:style-name="ro1">
          <table:table-cell office:value-type="float" office:value="674.09913">
            <text:p>674.099130</text:p>
          </table:table-cell>
          <table:table-cell office:value-type="float" office:value="2664970408349">
            <text:p>2664970408349</text:p>
          </table:table-cell>
          <table:table-cell table:formula="of:=([.B904]-[.B$2])/10^9" office:value-type="float" office:value="0.195130066">
            <text:p>0.195130</text:p>
          </table:table-cell>
          <table:table-cell table:formula="of:=[.C904]-[.C903]" office:value-type="float" office:value="0.0000111750000000022">
            <text:p>0.000011</text:p>
          </table:table-cell>
          <table:table-cell table:formula="of:=[.A904]-[.A903]" office:value-type="float" office:value="0.00000899999997727718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099135">
            <text:p>674.099135</text:p>
          </table:table-cell>
          <table:table-cell office:value-type="float" office:value="2664970408349">
            <text:p>2664970408349</text:p>
          </table:table-cell>
          <table:table-cell table:formula="of:=([.B905]-[.B$2])/10^9" office:value-type="float" office:value="0.195130066">
            <text:p>0.195130</text:p>
          </table:table-cell>
          <table:table-cell table:formula="of:=[.C905]-[.C904]" office:value-type="float" office:value="0">
            <text:p>0.000000</text:p>
          </table:table-cell>
          <table:table-cell table:formula="of:=[.A905]-[.A90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099979">
            <text:p>674.099979</text:p>
          </table:table-cell>
          <table:table-cell office:value-type="float" office:value="2664970408349">
            <text:p>2664970408349</text:p>
          </table:table-cell>
          <table:table-cell table:formula="of:=([.B906]-[.B$2])/10^9" office:value-type="float" office:value="0.195130066">
            <text:p>0.195130</text:p>
          </table:table-cell>
          <table:table-cell table:formula="of:=[.C906]-[.C905]" office:value-type="float" office:value="0">
            <text:p>0.000000</text:p>
          </table:table-cell>
          <table:table-cell table:formula="of:=[.A906]-[.A905]" office:value-type="float" office:value="0.000843999999915468">
            <text:p>0.00084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099981">
            <text:p>674.099981</text:p>
          </table:table-cell>
          <table:table-cell office:value-type="float" office:value="2664971258773">
            <text:p>2664971258773</text:p>
          </table:table-cell>
          <table:table-cell table:formula="of:=([.B907]-[.B$2])/10^9" office:value-type="float" office:value="0.19598049">
            <text:p>0.195980</text:p>
          </table:table-cell>
          <table:table-cell table:formula="of:=[.C907]-[.C906]" office:value-type="float" office:value="0.000850424000000016">
            <text:p>0.000850</text:p>
          </table:table-cell>
          <table:table-cell table:formula="of:=[.A907]-[.A90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099981">
            <text:p>674.099981</text:p>
          </table:table-cell>
          <table:table-cell office:value-type="float" office:value="2664971258773">
            <text:p>2664971258773</text:p>
          </table:table-cell>
          <table:table-cell table:formula="of:=([.B908]-[.B$2])/10^9" office:value-type="float" office:value="0.19598049">
            <text:p>0.195980</text:p>
          </table:table-cell>
          <table:table-cell table:formula="of:=[.C908]-[.C907]" office:value-type="float" office:value="0">
            <text:p>0.000000</text:p>
          </table:table-cell>
          <table:table-cell table:formula="of:=[.A908]-[.A907]" office:value-type="float" office:value="0">
            <text:p>0.000000</text:p>
          </table:table-cell>
          <table:table-cell office:value-type="string">
            <text:p>d_s is renewed (r + D) to 2664973258773; c_s is fully topped up</text:p>
          </table:table-cell>
          <table:table-cell table:number-columns-repeated="2"/>
        </table:table-row>
        <table:table-row table:style-name="ro1">
          <table:table-cell office:value-type="float" office:value="674.100013">
            <text:p>674.100013</text:p>
          </table:table-cell>
          <table:table-cell office:value-type="float" office:value="2664971290977">
            <text:p>2664971290977</text:p>
          </table:table-cell>
          <table:table-cell table:formula="of:=([.B909]-[.B$2])/10^9" office:value-type="float" office:value="0.196012694">
            <text:p>0.196013</text:p>
          </table:table-cell>
          <table:table-cell table:formula="of:=[.C909]-[.C908]" office:value-type="float" office:value="0.0000322039999999801">
            <text:p>0.000032</text:p>
          </table:table-cell>
          <table:table-cell table:formula="of:=[.A909]-[.A908]" office:value-type="float" office:value="0.0000320000000328946">
            <text:p>0.00003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00014">
            <text:p>674.100014</text:p>
          </table:table-cell>
          <table:table-cell office:value-type="float" office:value="2664971290977">
            <text:p>2664971290977</text:p>
          </table:table-cell>
          <table:table-cell table:formula="of:=([.B910]-[.B$2])/10^9" office:value-type="float" office:value="0.196012694">
            <text:p>0.196013</text:p>
          </table:table-cell>
          <table:table-cell table:formula="of:=[.C910]-[.C909]" office:value-type="float" office:value="0">
            <text:p>0.000000</text:p>
          </table:table-cell>
          <table:table-cell table:formula="of:=[.A910]-[.A909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00019">
            <text:p>674.100019</text:p>
          </table:table-cell>
          <table:table-cell office:value-type="float" office:value="2664971290977">
            <text:p>2664971290977</text:p>
          </table:table-cell>
          <table:table-cell table:formula="of:=([.B911]-[.B$2])/10^9" office:value-type="float" office:value="0.196012694">
            <text:p>0.196013</text:p>
          </table:table-cell>
          <table:table-cell table:formula="of:=[.C911]-[.C910]" office:value-type="float" office:value="0">
            <text:p>0.000000</text:p>
          </table:table-cell>
          <table:table-cell table:formula="of:=[.A911]-[.A910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00936">
            <text:p>674.100936</text:p>
          </table:table-cell>
          <table:table-cell office:value-type="float" office:value="2664972013885">
            <text:p>2664972013885</text:p>
          </table:table-cell>
          <table:table-cell table:formula="of:=([.B912]-[.B$2])/10^9" office:value-type="float" office:value="0.196735602">
            <text:p>0.196736</text:p>
          </table:table-cell>
          <table:table-cell table:formula="of:=[.C912]-[.C911]" office:value-type="float" office:value="0.000722908000000022">
            <text:p>0.000723</text:p>
          </table:table-cell>
          <table:table-cell table:formula="of:=[.A912]-[.A911]" office:value-type="float" office:value="0.000917000000072221">
            <text:p>0.00091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00937">
            <text:p>674.100937</text:p>
          </table:table-cell>
          <table:table-cell office:value-type="float" office:value="2664972013885">
            <text:p>2664972013885</text:p>
          </table:table-cell>
          <table:table-cell table:formula="of:=([.B913]-[.B$2])/10^9" office:value-type="float" office:value="0.196735602">
            <text:p>0.196736</text:p>
          </table:table-cell>
          <table:table-cell table:formula="of:=[.C913]-[.C912]" office:value-type="float" office:value="0">
            <text:p>0.000000</text:p>
          </table:table-cell>
          <table:table-cell table:formula="of:=[.A913]-[.A912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00938">
            <text:p>674.100938</text:p>
          </table:table-cell>
          <table:table-cell office:value-type="float" office:value="2664972013885">
            <text:p>2664972013885</text:p>
          </table:table-cell>
          <table:table-cell table:formula="of:=([.B914]-[.B$2])/10^9" office:value-type="float" office:value="0.196735602">
            <text:p>0.196736</text:p>
          </table:table-cell>
          <table:table-cell table:formula="of:=[.C914]-[.C913]" office:value-type="float" office:value="0">
            <text:p>0.000000</text:p>
          </table:table-cell>
          <table:table-cell table:formula="of:=[.A914]-[.A913]" office:value-type="float" office:value="0.000000999999997475243">
            <text:p>0.000001</text:p>
          </table:table-cell>
          <table:table-cell/>
          <table:table-cell office:value-type="string">
            <text:p>postpones its deadline to 2664977209150; c_s is topped up to 1991814</text:p>
          </table:table-cell>
          <table:table-cell/>
        </table:table-row>
        <table:table-row table:style-name="ro1">
          <table:table-cell office:value-type="float" office:value="674.100951">
            <text:p>674.100951</text:p>
          </table:table-cell>
          <table:table-cell office:value-type="float" office:value="2664972237416">
            <text:p>2664972237416</text:p>
          </table:table-cell>
          <table:table-cell table:formula="of:=([.B915]-[.B$2])/10^9" office:value-type="float" office:value="0.196959133">
            <text:p>0.196959</text:p>
          </table:table-cell>
          <table:table-cell table:formula="of:=[.C915]-[.C914]" office:value-type="float" office:value="0.000223530999999999">
            <text:p>0.000224</text:p>
          </table:table-cell>
          <table:table-cell table:formula="of:=[.A915]-[.A914]" office:value-type="float" office:value="0.0000129999999671782">
            <text:p>0.0000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00952">
            <text:p>674.100952</text:p>
          </table:table-cell>
          <table:table-cell office:value-type="float" office:value="2664972237416">
            <text:p>2664972237416</text:p>
          </table:table-cell>
          <table:table-cell table:formula="of:=([.B916]-[.B$2])/10^9" office:value-type="float" office:value="0.196959133">
            <text:p>0.196959</text:p>
          </table:table-cell>
          <table:table-cell table:formula="of:=[.C916]-[.C915]" office:value-type="float" office:value="0">
            <text:p>0.000000</text:p>
          </table:table-cell>
          <table:table-cell table:formula="of:=[.A916]-[.A91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00959">
            <text:p>674.100959</text:p>
          </table:table-cell>
          <table:table-cell office:value-type="float" office:value="2664972237416">
            <text:p>2664972237416</text:p>
          </table:table-cell>
          <table:table-cell table:formula="of:=([.B917]-[.B$2])/10^9" office:value-type="float" office:value="0.196959133">
            <text:p>0.196959</text:p>
          </table:table-cell>
          <table:table-cell table:formula="of:=[.C917]-[.C916]" office:value-type="float" office:value="0">
            <text:p>0.000000</text:p>
          </table:table-cell>
          <table:table-cell table:formula="of:=[.A917]-[.A916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02749">
            <text:p>674.102749</text:p>
          </table:table-cell>
          <table:table-cell office:value-type="float" office:value="2664974036233">
            <text:p>2664974036233</text:p>
          </table:table-cell>
          <table:table-cell table:formula="of:=([.B918]-[.B$2])/10^9" office:value-type="float" office:value="0.19875795">
            <text:p>0.198758</text:p>
          </table:table-cell>
          <table:table-cell table:formula="of:=[.C918]-[.C917]" office:value-type="float" office:value="0.00179881699999998">
            <text:p>0.001799</text:p>
          </table:table-cell>
          <table:table-cell table:formula="of:=[.A918]-[.A917]" office:value-type="float" office:value="0.00179000000002816">
            <text:p>0.00179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02751">
            <text:p>674.102751</text:p>
          </table:table-cell>
          <table:table-cell office:value-type="float" office:value="2664974036233">
            <text:p>2664974036233</text:p>
          </table:table-cell>
          <table:table-cell table:formula="of:=([.B919]-[.B$2])/10^9" office:value-type="float" office:value="0.19875795">
            <text:p>0.198758</text:p>
          </table:table-cell>
          <table:table-cell table:formula="of:=[.C919]-[.C918]" office:value-type="float" office:value="0">
            <text:p>0.000000</text:p>
          </table:table-cell>
          <table:table-cell table:formula="of:=[.A919]-[.A918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03975">
            <text:p>674.103975</text:p>
          </table:table-cell>
          <table:table-cell office:value-type="float" office:value="2664974954872">
            <text:p>2664974954872</text:p>
          </table:table-cell>
          <table:table-cell table:formula="of:=([.B920]-[.B$2])/10^9" office:value-type="float" office:value="0.199676589">
            <text:p>0.199677</text:p>
          </table:table-cell>
          <table:table-cell table:formula="of:=[.C920]-[.C919]" office:value-type="float" office:value="0.000918638999999999">
            <text:p>0.000919</text:p>
          </table:table-cell>
          <table:table-cell table:formula="of:=[.A920]-[.A919]" office:value-type="float" office:value="0.00122399999997924">
            <text:p>0.00122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03978">
            <text:p>674.103978</text:p>
          </table:table-cell>
          <table:table-cell office:value-type="float" office:value="2664975264328">
            <text:p>2664975264328</text:p>
          </table:table-cell>
          <table:table-cell table:formula="of:=([.B921]-[.B$2])/10^9" office:value-type="float" office:value="0.199986045">
            <text:p>0.199986</text:p>
          </table:table-cell>
          <table:table-cell table:formula="of:=[.C921]-[.C920]" office:value-type="float" office:value="0.000309456000000013">
            <text:p>0.000309</text:p>
          </table:table-cell>
          <table:table-cell table:formula="of:=[.A921]-[.A920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03979">
            <text:p>674.103979</text:p>
          </table:table-cell>
          <table:table-cell office:value-type="float" office:value="2664975264328">
            <text:p>2664975264328</text:p>
          </table:table-cell>
          <table:table-cell table:formula="of:=([.B922]-[.B$2])/10^9" office:value-type="float" office:value="0.199986045">
            <text:p>0.199986</text:p>
          </table:table-cell>
          <table:table-cell table:formula="of:=[.C922]-[.C921]" office:value-type="float" office:value="0">
            <text:p>0.000000</text:p>
          </table:table-cell>
          <table:table-cell table:formula="of:=[.A922]-[.A921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982264328; c_s is fully topped up</text:p>
          </table:table-cell>
        </table:table-row>
        <table:table-row table:style-name="ro1">
          <table:table-cell office:value-type="float" office:value="674.103983">
            <text:p>674.103983</text:p>
          </table:table-cell>
          <table:table-cell office:value-type="float" office:value="2664975264328">
            <text:p>2664975264328</text:p>
          </table:table-cell>
          <table:table-cell table:formula="of:=([.B923]-[.B$2])/10^9" office:value-type="float" office:value="0.199986045">
            <text:p>0.199986</text:p>
          </table:table-cell>
          <table:table-cell table:formula="of:=[.C923]-[.C922]" office:value-type="float" office:value="0">
            <text:p>0.000000</text:p>
          </table:table-cell>
          <table:table-cell table:formula="of:=[.A923]-[.A922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03985">
            <text:p>674.103985</text:p>
          </table:table-cell>
          <table:table-cell office:value-type="float" office:value="2664975272056">
            <text:p>2664975272056</text:p>
          </table:table-cell>
          <table:table-cell table:formula="of:=([.B924]-[.B$2])/10^9" office:value-type="float" office:value="0.199993773">
            <text:p>0.199994</text:p>
          </table:table-cell>
          <table:table-cell table:formula="of:=[.C924]-[.C923]" office:value-type="float" office:value="0.00000772800000001239">
            <text:p>0.000008</text:p>
          </table:table-cell>
          <table:table-cell table:formula="of:=[.A924]-[.A92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03986">
            <text:p>674.103986</text:p>
          </table:table-cell>
          <table:table-cell office:value-type="float" office:value="2664975272056">
            <text:p>2664975272056</text:p>
          </table:table-cell>
          <table:table-cell table:formula="of:=([.B925]-[.B$2])/10^9" office:value-type="float" office:value="0.199993773">
            <text:p>0.199994</text:p>
          </table:table-cell>
          <table:table-cell table:formula="of:=[.C925]-[.C924]" office:value-type="float" office:value="0">
            <text:p>0.000000</text:p>
          </table:table-cell>
          <table:table-cell table:formula="of:=[.A925]-[.A924]" office:value-type="float" office:value="0.000000999999997475243">
            <text:p>0.000001</text:p>
          </table:table-cell>
          <table:table-cell office:value-type="string">
            <text:p>d_s is renewed (r + D) to 2664977272056; c_s is fully topped up</text:p>
          </table:table-cell>
          <table:table-cell table:number-columns-repeated="2"/>
        </table:table-row>
        <table:table-row table:style-name="ro1">
          <table:table-cell office:value-type="float" office:value="674.10399">
            <text:p>674.103990</text:p>
          </table:table-cell>
          <table:table-cell office:value-type="float" office:value="2664975272056">
            <text:p>2664975272056</text:p>
          </table:table-cell>
          <table:table-cell table:formula="of:=([.B926]-[.B$2])/10^9" office:value-type="float" office:value="0.199993773">
            <text:p>0.199994</text:p>
          </table:table-cell>
          <table:table-cell table:formula="of:=[.C926]-[.C925]" office:value-type="float" office:value="0">
            <text:p>0.000000</text:p>
          </table:table-cell>
          <table:table-cell table:formula="of:=[.A926]-[.A925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03993">
            <text:p>674.103993</text:p>
          </table:table-cell>
          <table:table-cell office:value-type="float" office:value="2664975279286">
            <text:p>2664975279286</text:p>
          </table:table-cell>
          <table:table-cell table:formula="of:=([.B927]-[.B$2])/10^9" office:value-type="float" office:value="0.200001003">
            <text:p>0.200001</text:p>
          </table:table-cell>
          <table:table-cell table:formula="of:=[.C927]-[.C926]" office:value-type="float" office:value="0.00000722999999999696">
            <text:p>0.000007</text:p>
          </table:table-cell>
          <table:table-cell table:formula="of:=[.A927]-[.A926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03994">
            <text:p>674.103994</text:p>
          </table:table-cell>
          <table:table-cell office:value-type="float" office:value="2664975279286">
            <text:p>2664975279286</text:p>
          </table:table-cell>
          <table:table-cell table:formula="of:=([.B928]-[.B$2])/10^9" office:value-type="float" office:value="0.200001003">
            <text:p>0.200001</text:p>
          </table:table-cell>
          <table:table-cell table:formula="of:=[.C928]-[.C927]" office:value-type="float" office:value="0">
            <text:p>0.000000</text:p>
          </table:table-cell>
          <table:table-cell table:formula="of:=[.A928]-[.A927]" office:value-type="float" office:value="0.000000999999997475243">
            <text:p>0.000001</text:p>
          </table:table-cell>
          <table:table-cell/>
          <table:table-cell office:value-type="string">
            <text:p>192997 / 1929864 &lt;= 2000000 / 5000000</text:p>
          </table:table-cell>
          <table:table-cell/>
        </table:table-row>
        <table:table-row table:style-name="ro1">
          <table:table-cell office:value-type="float" office:value="674.103994">
            <text:p>674.103994</text:p>
          </table:table-cell>
          <table:table-cell office:value-type="float" office:value="2664975279286">
            <text:p>2664975279286</text:p>
          </table:table-cell>
          <table:table-cell table:formula="of:=([.B929]-[.B$2])/10^9" office:value-type="float" office:value="0.200001003">
            <text:p>0.200001</text:p>
          </table:table-cell>
          <table:table-cell table:formula="of:=[.C929]-[.C928]" office:value-type="float" office:value="0">
            <text:p>0.000000</text:p>
          </table:table-cell>
          <table:table-cell table:formula="of:=[.A929]-[.A92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04011">
            <text:p>674.104011</text:p>
          </table:table-cell>
          <table:table-cell office:value-type="float" office:value="2664975289963">
            <text:p>2664975289963</text:p>
          </table:table-cell>
          <table:table-cell table:formula="of:=([.B930]-[.B$2])/10^9" office:value-type="float" office:value="0.20001168">
            <text:p>0.200012</text:p>
          </table:table-cell>
          <table:table-cell table:formula="of:=[.C930]-[.C929]" office:value-type="float" office:value="0.0000106769999999867">
            <text:p>0.000011</text:p>
          </table:table-cell>
          <table:table-cell table:formula="of:=[.A930]-[.A929]" office:value-type="float" office:value="0.000017000000070766">
            <text:p>0.000017</text:p>
          </table:table-cell>
          <table:table-cell/>
          <table:table-cell office:value-type="string">
            <text:p>is pick_next_task_dl-ed by gnome-session (1462)</text:p>
          </table:table-cell>
          <table:table-cell/>
        </table:table-row>
        <table:table-row table:style-name="ro1">
          <table:table-cell office:value-type="float" office:value="674.104207">
            <text:p>674.104207</text:p>
          </table:table-cell>
          <table:table-cell office:value-type="float" office:value="2664975492207">
            <text:p>2664975492207</text:p>
          </table:table-cell>
          <table:table-cell table:formula="of:=([.B931]-[.B$2])/10^9" office:value-type="float" office:value="0.200213924">
            <text:p>0.200214</text:p>
          </table:table-cell>
          <table:table-cell table:formula="of:=[.C931]-[.C930]" office:value-type="float" office:value="0.00020224399999999">
            <text:p>0.000202</text:p>
          </table:table-cell>
          <table:table-cell table:formula="of:=[.A931]-[.A930]" office:value-type="float" office:value="0.000195999999959895">
            <text:p>0.00019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04208">
            <text:p>674.104208</text:p>
          </table:table-cell>
          <table:table-cell office:value-type="float" office:value="2664975492207">
            <text:p>2664975492207</text:p>
          </table:table-cell>
          <table:table-cell table:formula="of:=([.B932]-[.B$2])/10^9" office:value-type="float" office:value="0.200213924">
            <text:p>0.200214</text:p>
          </table:table-cell>
          <table:table-cell table:formula="of:=[.C932]-[.C931]" office:value-type="float" office:value="0">
            <text:p>0.000000</text:p>
          </table:table-cell>
          <table:table-cell table:formula="of:=[.A932]-[.A931]" office:value-type="float" office:value="0.000000999999997475243">
            <text:p>0.000001</text:p>
          </table:table-cell>
          <table:table-cell/>
          <table:table-cell office:value-type="string">
            <text:p>uses up its c_s; 2664975492207-2664975289963=202244</text:p>
          </table:table-cell>
          <table:table-cell/>
        </table:table-row>
        <table:table-row table:style-name="ro1">
          <table:table-cell office:value-type="float" office:value="674.104219">
            <text:p>674.104219</text:p>
          </table:table-cell>
          <table:table-cell office:value-type="float" office:value="2664975505382">
            <text:p>2664975505382</text:p>
          </table:table-cell>
          <table:table-cell table:formula="of:=([.B933]-[.B$2])/10^9" office:value-type="float" office:value="0.200227099">
            <text:p>0.200227</text:p>
          </table:table-cell>
          <table:table-cell table:formula="of:=[.C933]-[.C932]" office:value-type="float" office:value="0.0000131750000000042">
            <text:p>0.000013</text:p>
          </table:table-cell>
          <table:table-cell table:formula="of:=[.A933]-[.A932]" office:value-type="float" office:value="0.0000109999999722277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04224">
            <text:p>674.104224</text:p>
          </table:table-cell>
          <table:table-cell office:value-type="float" office:value="2664975505382">
            <text:p>2664975505382</text:p>
          </table:table-cell>
          <table:table-cell table:formula="of:=([.B934]-[.B$2])/10^9" office:value-type="float" office:value="0.200227099">
            <text:p>0.200227</text:p>
          </table:table-cell>
          <table:table-cell table:formula="of:=[.C934]-[.C933]" office:value-type="float" office:value="0">
            <text:p>0.000000</text:p>
          </table:table-cell>
          <table:table-cell table:formula="of:=[.A934]-[.A933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05145">
            <text:p>674.105145</text:p>
          </table:table-cell>
          <table:table-cell office:value-type="float" office:value="2664976439574">
            <text:p>2664976439574</text:p>
          </table:table-cell>
          <table:table-cell table:formula="of:=([.B935]-[.B$2])/10^9" office:value-type="float" office:value="0.201161291">
            <text:p>0.201161</text:p>
          </table:table-cell>
          <table:table-cell table:formula="of:=[.C935]-[.C934]" office:value-type="float" office:value="0.000934192">
            <text:p>0.000934</text:p>
          </table:table-cell>
          <table:table-cell table:formula="of:=[.A935]-[.A934]" office:value-type="float" office:value="0.000920999999948435">
            <text:p>0.0009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05146">
            <text:p>674.105146</text:p>
          </table:table-cell>
          <table:table-cell office:value-type="float" office:value="2664976439574">
            <text:p>2664976439574</text:p>
          </table:table-cell>
          <table:table-cell table:formula="of:=([.B936]-[.B$2])/10^9" office:value-type="float" office:value="0.201161291">
            <text:p>0.201161</text:p>
          </table:table-cell>
          <table:table-cell table:formula="of:=[.C936]-[.C935]" office:value-type="float" office:value="0">
            <text:p>0.000000</text:p>
          </table:table-cell>
          <table:table-cell table:formula="of:=[.A936]-[.A93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05151">
            <text:p>674.105151</text:p>
          </table:table-cell>
          <table:table-cell office:value-type="float" office:value="2664976439574">
            <text:p>2664976439574</text:p>
          </table:table-cell>
          <table:table-cell table:formula="of:=([.B937]-[.B$2])/10^9" office:value-type="float" office:value="0.201161291">
            <text:p>0.201161</text:p>
          </table:table-cell>
          <table:table-cell table:formula="of:=[.C937]-[.C936]" office:value-type="float" office:value="0">
            <text:p>0.000000</text:p>
          </table:table-cell>
          <table:table-cell table:formula="of:=[.A937]-[.A93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05929">
            <text:p>674.105929</text:p>
          </table:table-cell>
          <table:table-cell office:value-type="float" office:value="2664976439574">
            <text:p>2664976439574</text:p>
          </table:table-cell>
          <table:table-cell table:formula="of:=([.B938]-[.B$2])/10^9" office:value-type="float" office:value="0.201161291">
            <text:p>0.201161</text:p>
          </table:table-cell>
          <table:table-cell table:formula="of:=[.C938]-[.C937]" office:value-type="float" office:value="0">
            <text:p>0.000000</text:p>
          </table:table-cell>
          <table:table-cell table:formula="of:=[.A938]-[.A937]" office:value-type="float" office:value="0.000777999999968415">
            <text:p>0.00077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0593">
            <text:p>674.105930</text:p>
          </table:table-cell>
          <table:table-cell office:value-type="float" office:value="2664976439574">
            <text:p>2664976439574</text:p>
          </table:table-cell>
          <table:table-cell table:formula="of:=([.B939]-[.B$2])/10^9" office:value-type="float" office:value="0.201161291">
            <text:p>0.201161</text:p>
          </table:table-cell>
          <table:table-cell table:formula="of:=[.C939]-[.C938]" office:value-type="float" office:value="0">
            <text:p>0.000000</text:p>
          </table:table-cell>
          <table:table-cell table:formula="of:=[.A939]-[.A938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05931">
            <text:p>674.105931</text:p>
          </table:table-cell>
          <table:table-cell office:value-type="float" office:value="2664976439574">
            <text:p>2664976439574</text:p>
          </table:table-cell>
          <table:table-cell table:formula="of:=([.B940]-[.B$2])/10^9" office:value-type="float" office:value="0.201161291">
            <text:p>0.201161</text:p>
          </table:table-cell>
          <table:table-cell table:formula="of:=[.C940]-[.C939]" office:value-type="float" office:value="0">
            <text:p>0.000000</text:p>
          </table:table-cell>
          <table:table-cell table:formula="of:=[.A940]-[.A939]" office:value-type="float" office:value="0.00000100000011116208">
            <text:p>0.000001</text:p>
          </table:table-cell>
          <table:table-cell/>
          <table:table-cell office:value-type="string">
            <text:p>postpones its deadline to 2664982209150; c_s is topped up to 1990753</text:p>
          </table:table-cell>
          <table:table-cell/>
        </table:table-row>
        <table:table-row table:style-name="ro1">
          <table:table-cell office:value-type="float" office:value="674.105933">
            <text:p>674.105933</text:p>
          </table:table-cell>
          <table:table-cell office:value-type="float" office:value="2664976439574">
            <text:p>2664976439574</text:p>
          </table:table-cell>
          <table:table-cell table:formula="of:=([.B941]-[.B$2])/10^9" office:value-type="float" office:value="0.201161291">
            <text:p>0.201161</text:p>
          </table:table-cell>
          <table:table-cell table:formula="of:=[.C941]-[.C940]" office:value-type="float" office:value="0">
            <text:p>0.000000</text:p>
          </table:table-cell>
          <table:table-cell table:formula="of:=[.A941]-[.A94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05941">
            <text:p>674.105941</text:p>
          </table:table-cell>
          <table:table-cell office:value-type="float" office:value="2664977235930">
            <text:p>2664977235930</text:p>
          </table:table-cell>
          <table:table-cell table:formula="of:=([.B942]-[.B$2])/10^9" office:value-type="float" office:value="0.201957647">
            <text:p>0.201958</text:p>
          </table:table-cell>
          <table:table-cell table:formula="of:=[.C942]-[.C941]" office:value-type="float" office:value="0.000796355999999998">
            <text:p>0.000796</text:p>
          </table:table-cell>
          <table:table-cell table:formula="of:=[.A942]-[.A94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05948">
            <text:p>674.105948</text:p>
          </table:table-cell>
          <table:table-cell office:value-type="float" office:value="2664977235930">
            <text:p>2664977235930</text:p>
          </table:table-cell>
          <table:table-cell table:formula="of:=([.B943]-[.B$2])/10^9" office:value-type="float" office:value="0.201957647">
            <text:p>0.201958</text:p>
          </table:table-cell>
          <table:table-cell table:formula="of:=[.C943]-[.C942]" office:value-type="float" office:value="0">
            <text:p>0.000000</text:p>
          </table:table-cell>
          <table:table-cell table:formula="of:=[.A943]-[.A942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07675">
            <text:p>674.107675</text:p>
          </table:table-cell>
          <table:table-cell office:value-type="float" office:value="2664978970218">
            <text:p>2664978970218</text:p>
          </table:table-cell>
          <table:table-cell table:formula="of:=([.B944]-[.B$2])/10^9" office:value-type="float" office:value="0.203691935">
            <text:p>0.203692</text:p>
          </table:table-cell>
          <table:table-cell table:formula="of:=[.C944]-[.C943]" office:value-type="float" office:value="0.001734288">
            <text:p>0.001734</text:p>
          </table:table-cell>
          <table:table-cell table:formula="of:=[.A944]-[.A943]" office:value-type="float" office:value="0.00172699999995984">
            <text:p>0.0017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07677">
            <text:p>674.107677</text:p>
          </table:table-cell>
          <table:table-cell office:value-type="float" office:value="2664978970218">
            <text:p>2664978970218</text:p>
          </table:table-cell>
          <table:table-cell table:formula="of:=([.B945]-[.B$2])/10^9" office:value-type="float" office:value="0.203691935">
            <text:p>0.203692</text:p>
          </table:table-cell>
          <table:table-cell table:formula="of:=[.C945]-[.C944]" office:value-type="float" office:value="0">
            <text:p>0.000000</text:p>
          </table:table-cell>
          <table:table-cell table:formula="of:=[.A945]-[.A944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07682">
            <text:p>674.107682</text:p>
          </table:table-cell>
          <table:table-cell office:value-type="float" office:value="2664978970218">
            <text:p>2664978970218</text:p>
          </table:table-cell>
          <table:table-cell table:formula="of:=([.B946]-[.B$2])/10^9" office:value-type="float" office:value="0.203691935">
            <text:p>0.203692</text:p>
          </table:table-cell>
          <table:table-cell table:formula="of:=[.C946]-[.C945]" office:value-type="float" office:value="0">
            <text:p>0.000000</text:p>
          </table:table-cell>
          <table:table-cell table:formula="of:=[.A946]-[.A94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07962">
            <text:p>674.107962</text:p>
          </table:table-cell>
          <table:table-cell office:value-type="float" office:value="2664978970218">
            <text:p>2664978970218</text:p>
          </table:table-cell>
          <table:table-cell table:formula="of:=([.B947]-[.B$2])/10^9" office:value-type="float" office:value="0.203691935">
            <text:p>0.203692</text:p>
          </table:table-cell>
          <table:table-cell table:formula="of:=[.C947]-[.C946]" office:value-type="float" office:value="0">
            <text:p>0.000000</text:p>
          </table:table-cell>
          <table:table-cell table:formula="of:=[.A947]-[.A946]" office:value-type="float" office:value="0.000280000000088876">
            <text:p>0.00028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07964">
            <text:p>674.107964</text:p>
          </table:table-cell>
          <table:table-cell office:value-type="float" office:value="2664979259738">
            <text:p>2664979259738</text:p>
          </table:table-cell>
          <table:table-cell table:formula="of:=([.B948]-[.B$2])/10^9" office:value-type="float" office:value="0.203981455">
            <text:p>0.203981</text:p>
          </table:table-cell>
          <table:table-cell table:formula="of:=[.C948]-[.C947]" office:value-type="float" office:value="0.000289520000000015">
            <text:p>0.000290</text:p>
          </table:table-cell>
          <table:table-cell table:formula="of:=[.A948]-[.A94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07965">
            <text:p>674.107965</text:p>
          </table:table-cell>
          <table:table-cell office:value-type="float" office:value="2664979259738">
            <text:p>2664979259738</text:p>
          </table:table-cell>
          <table:table-cell table:formula="of:=([.B949]-[.B$2])/10^9" office:value-type="float" office:value="0.203981455">
            <text:p>0.203981</text:p>
          </table:table-cell>
          <table:table-cell table:formula="of:=[.C949]-[.C948]" office:value-type="float" office:value="0">
            <text:p>0.000000</text:p>
          </table:table-cell>
          <table:table-cell table:formula="of:=[.A949]-[.A948]" office:value-type="float" office:value="0.000000999999997475243">
            <text:p>0.000001</text:p>
          </table:table-cell>
          <table:table-cell office:value-type="string">
            <text:p>d_s is renewed (r + D) to 2664981259738; c_s is fully topped up</text:p>
          </table:table-cell>
          <table:table-cell table:number-columns-repeated="2"/>
        </table:table-row>
        <table:table-row table:style-name="ro1">
          <table:table-cell office:value-type="float" office:value="674.107966">
            <text:p>674.107966</text:p>
          </table:table-cell>
          <table:table-cell office:value-type="float" office:value="2664979259738">
            <text:p>2664979259738</text:p>
          </table:table-cell>
          <table:table-cell table:formula="of:=([.B950]-[.B$2])/10^9" office:value-type="float" office:value="0.203981455">
            <text:p>0.203981</text:p>
          </table:table-cell>
          <table:table-cell table:formula="of:=[.C950]-[.C949]" office:value-type="float" office:value="0">
            <text:p>0.000000</text:p>
          </table:table-cell>
          <table:table-cell table:formula="of:=[.A950]-[.A949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107974">
            <text:p>674.107974</text:p>
          </table:table-cell>
          <table:table-cell office:value-type="float" office:value="2664979269478">
            <text:p>2664979269478</text:p>
          </table:table-cell>
          <table:table-cell table:formula="of:=([.B951]-[.B$2])/10^9" office:value-type="float" office:value="0.203991195">
            <text:p>0.203991</text:p>
          </table:table-cell>
          <table:table-cell table:formula="of:=[.C951]-[.C950]" office:value-type="float" office:value="0.00000973999999998032">
            <text:p>0.000010</text:p>
          </table:table-cell>
          <table:table-cell table:formula="of:=[.A951]-[.A950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07979">
            <text:p>674.107979</text:p>
          </table:table-cell>
          <table:table-cell office:value-type="float" office:value="2664979269478">
            <text:p>2664979269478</text:p>
          </table:table-cell>
          <table:table-cell table:formula="of:=([.B952]-[.B$2])/10^9" office:value-type="float" office:value="0.203991195">
            <text:p>0.203991</text:p>
          </table:table-cell>
          <table:table-cell table:formula="of:=[.C952]-[.C951]" office:value-type="float" office:value="0">
            <text:p>0.000000</text:p>
          </table:table-cell>
          <table:table-cell table:formula="of:=[.A952]-[.A951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08907">
            <text:p>674.108907</text:p>
          </table:table-cell>
          <table:table-cell office:value-type="float" office:value="2664980210790">
            <text:p>2664980210790</text:p>
          </table:table-cell>
          <table:table-cell table:formula="of:=([.B953]-[.B$2])/10^9" office:value-type="float" office:value="0.204932507">
            <text:p>0.204933</text:p>
          </table:table-cell>
          <table:table-cell table:formula="of:=[.C953]-[.C952]" office:value-type="float" office:value="0.000941312000000027">
            <text:p>0.000941</text:p>
          </table:table-cell>
          <table:table-cell table:formula="of:=[.A953]-[.A952]" office:value-type="float" office:value="0.000928000000044449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08908">
            <text:p>674.108908</text:p>
          </table:table-cell>
          <table:table-cell office:value-type="float" office:value="2664980210790">
            <text:p>2664980210790</text:p>
          </table:table-cell>
          <table:table-cell table:formula="of:=([.B954]-[.B$2])/10^9" office:value-type="float" office:value="0.204932507">
            <text:p>0.204933</text:p>
          </table:table-cell>
          <table:table-cell table:formula="of:=[.C954]-[.C953]" office:value-type="float" office:value="0">
            <text:p>0.000000</text:p>
          </table:table-cell>
          <table:table-cell table:formula="of:=[.A954]-[.A95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08913">
            <text:p>674.108913</text:p>
          </table:table-cell>
          <table:table-cell office:value-type="float" office:value="2664980210790">
            <text:p>2664980210790</text:p>
          </table:table-cell>
          <table:table-cell table:formula="of:=([.B955]-[.B$2])/10^9" office:value-type="float" office:value="0.204932507">
            <text:p>0.204933</text:p>
          </table:table-cell>
          <table:table-cell table:formula="of:=[.C955]-[.C954]" office:value-type="float" office:value="0">
            <text:p>0.000000</text:p>
          </table:table-cell>
          <table:table-cell table:formula="of:=[.A955]-[.A95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08959">
            <text:p>674.108959</text:p>
          </table:table-cell>
          <table:table-cell office:value-type="float" office:value="2664980210790">
            <text:p>2664980210790</text:p>
          </table:table-cell>
          <table:table-cell table:formula="of:=([.B956]-[.B$2])/10^9" office:value-type="float" office:value="0.204932507">
            <text:p>0.204933</text:p>
          </table:table-cell>
          <table:table-cell table:formula="of:=[.C956]-[.C955]" office:value-type="float" office:value="0">
            <text:p>0.000000</text:p>
          </table:table-cell>
          <table:table-cell table:formula="of:=[.A956]-[.A955]" office:value-type="float" office:value="0.000045999999997548">
            <text:p>0.00004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08962">
            <text:p>674.108962</text:p>
          </table:table-cell>
          <table:table-cell office:value-type="float" office:value="2664980265627">
            <text:p>2664980265627</text:p>
          </table:table-cell>
          <table:table-cell table:formula="of:=([.B957]-[.B$2])/10^9" office:value-type="float" office:value="0.204987344">
            <text:p>0.204987</text:p>
          </table:table-cell>
          <table:table-cell table:formula="of:=[.C957]-[.C956]" office:value-type="float" office:value="0.0000548369999999743">
            <text:p>0.000055</text:p>
          </table:table-cell>
          <table:table-cell table:formula="of:=[.A957]-[.A956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08963">
            <text:p>674.108963</text:p>
          </table:table-cell>
          <table:table-cell office:value-type="float" office:value="2664980265627">
            <text:p>2664980265627</text:p>
          </table:table-cell>
          <table:table-cell table:formula="of:=([.B958]-[.B$2])/10^9" office:value-type="float" office:value="0.204987344">
            <text:p>0.204987</text:p>
          </table:table-cell>
          <table:table-cell table:formula="of:=[.C958]-[.C957]" office:value-type="float" office:value="0">
            <text:p>0.000000</text:p>
          </table:table-cell>
          <table:table-cell table:formula="of:=[.A958]-[.A957]" office:value-type="float" office:value="0.000000999999997475243">
            <text:p>0.000001</text:p>
          </table:table-cell>
          <table:table-cell/>
          <table:table-cell office:value-type="string">
            <text:p>256465 / 1943523 &lt;= 2000000 / 5000000</text:p>
          </table:table-cell>
          <table:table-cell/>
        </table:table-row>
        <table:table-row table:style-name="ro1">
          <table:table-cell office:value-type="float" office:value="674.108963">
            <text:p>674.108963</text:p>
          </table:table-cell>
          <table:table-cell office:value-type="float" office:value="2664980265627">
            <text:p>2664980265627</text:p>
          </table:table-cell>
          <table:table-cell table:formula="of:=([.B959]-[.B$2])/10^9" office:value-type="float" office:value="0.204987344">
            <text:p>0.204987</text:p>
          </table:table-cell>
          <table:table-cell table:formula="of:=[.C959]-[.C958]" office:value-type="float" office:value="0">
            <text:p>0.000000</text:p>
          </table:table-cell>
          <table:table-cell table:formula="of:=[.A959]-[.A95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08965">
            <text:p>674.108965</text:p>
          </table:table-cell>
          <table:table-cell office:value-type="float" office:value="2664980265627">
            <text:p>2664980265627</text:p>
          </table:table-cell>
          <table:table-cell table:formula="of:=([.B960]-[.B$2])/10^9" office:value-type="float" office:value="0.204987344">
            <text:p>0.204987</text:p>
          </table:table-cell>
          <table:table-cell table:formula="of:=[.C960]-[.C959]" office:value-type="float" office:value="0">
            <text:p>0.000000</text:p>
          </table:table-cell>
          <table:table-cell table:formula="of:=[.A960]-[.A959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08976">
            <text:p>674.108976</text:p>
          </table:table-cell>
          <table:table-cell office:value-type="float" office:value="2664980280284">
            <text:p>2664980280284</text:p>
          </table:table-cell>
          <table:table-cell table:formula="of:=([.B961]-[.B$2])/10^9" office:value-type="float" office:value="0.205002001">
            <text:p>0.205002</text:p>
          </table:table-cell>
          <table:table-cell table:formula="of:=[.C961]-[.C960]" office:value-type="float" office:value="0.0000146570000000013">
            <text:p>0.000015</text:p>
          </table:table-cell>
          <table:table-cell table:formula="of:=[.A961]-[.A960]" office:value-type="float" office:value="0.0000109999999722277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08984">
            <text:p>674.108984</text:p>
          </table:table-cell>
          <table:table-cell office:value-type="float" office:value="2664980280284">
            <text:p>2664980280284</text:p>
          </table:table-cell>
          <table:table-cell table:formula="of:=([.B962]-[.B$2])/10^9" office:value-type="float" office:value="0.205002001">
            <text:p>0.205002</text:p>
          </table:table-cell>
          <table:table-cell table:formula="of:=[.C962]-[.C961]" office:value-type="float" office:value="0">
            <text:p>0.000000</text:p>
          </table:table-cell>
          <table:table-cell table:formula="of:=[.A962]-[.A961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09242">
            <text:p>674.109242</text:p>
          </table:table-cell>
          <table:table-cell office:value-type="float" office:value="2664980545334">
            <text:p>2664980545334</text:p>
          </table:table-cell>
          <table:table-cell table:formula="of:=([.B963]-[.B$2])/10^9" office:value-type="float" office:value="0.205267051">
            <text:p>0.205267</text:p>
          </table:table-cell>
          <table:table-cell table:formula="of:=[.C963]-[.C962]" office:value-type="float" office:value="0.000265050000000017">
            <text:p>0.000265</text:p>
          </table:table-cell>
          <table:table-cell table:formula="of:=[.A963]-[.A962]" office:value-type="float" office:value="0.000258000000030734">
            <text:p>0.00025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09243">
            <text:p>674.109243</text:p>
          </table:table-cell>
          <table:table-cell office:value-type="float" office:value="2664980545334">
            <text:p>2664980545334</text:p>
          </table:table-cell>
          <table:table-cell table:formula="of:=([.B964]-[.B$2])/10^9" office:value-type="float" office:value="0.205267051">
            <text:p>0.205267</text:p>
          </table:table-cell>
          <table:table-cell table:formula="of:=[.C964]-[.C963]" office:value-type="float" office:value="0">
            <text:p>0.000000</text:p>
          </table:table-cell>
          <table:table-cell table:formula="of:=[.A964]-[.A963]" office:value-type="float" office:value="0.000000999999997475243">
            <text:p>0.000001</text:p>
          </table:table-cell>
          <table:table-cell/>
          <table:table-cell office:value-type="string">
            <text:p>uses up its c_s; 2664980545334-2664980280284=265050</text:p>
          </table:table-cell>
          <table:table-cell/>
        </table:table-row>
        <table:table-row table:style-name="ro1">
          <table:table-cell office:value-type="float" office:value="674.109255">
            <text:p>674.109255</text:p>
          </table:table-cell>
          <table:table-cell office:value-type="float" office:value="2664980559301">
            <text:p>2664980559301</text:p>
          </table:table-cell>
          <table:table-cell table:formula="of:=([.B965]-[.B$2])/10^9" office:value-type="float" office:value="0.205281018">
            <text:p>0.205281</text:p>
          </table:table-cell>
          <table:table-cell table:formula="of:=[.C965]-[.C964]" office:value-type="float" office:value="0.0000139670000000036">
            <text:p>0.000014</text:p>
          </table:table-cell>
          <table:table-cell table:formula="of:=[.A965]-[.A964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0926">
            <text:p>674.109260</text:p>
          </table:table-cell>
          <table:table-cell office:value-type="float" office:value="2664980559301">
            <text:p>2664980559301</text:p>
          </table:table-cell>
          <table:table-cell table:formula="of:=([.B966]-[.B$2])/10^9" office:value-type="float" office:value="0.205281018">
            <text:p>0.205281</text:p>
          </table:table-cell>
          <table:table-cell table:formula="of:=[.C966]-[.C965]" office:value-type="float" office:value="0">
            <text:p>0.000000</text:p>
          </table:table-cell>
          <table:table-cell table:formula="of:=[.A966]-[.A96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10912">
            <text:p>674.110912</text:p>
          </table:table-cell>
          <table:table-cell office:value-type="float" office:value="2664980559301">
            <text:p>2664980559301</text:p>
          </table:table-cell>
          <table:table-cell table:formula="of:=([.B967]-[.B$2])/10^9" office:value-type="float" office:value="0.205281018">
            <text:p>0.205281</text:p>
          </table:table-cell>
          <table:table-cell table:formula="of:=[.C967]-[.C966]" office:value-type="float" office:value="0">
            <text:p>0.000000</text:p>
          </table:table-cell>
          <table:table-cell table:formula="of:=[.A967]-[.A966]" office:value-type="float" office:value="0.00165200000003551">
            <text:p>0.00165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10913">
            <text:p>674.110913</text:p>
          </table:table-cell>
          <table:table-cell office:value-type="float" office:value="2664980559301">
            <text:p>2664980559301</text:p>
          </table:table-cell>
          <table:table-cell table:formula="of:=([.B968]-[.B$2])/10^9" office:value-type="float" office:value="0.205281018">
            <text:p>0.205281</text:p>
          </table:table-cell>
          <table:table-cell table:formula="of:=[.C968]-[.C967]" office:value-type="float" office:value="0">
            <text:p>0.000000</text:p>
          </table:table-cell>
          <table:table-cell table:formula="of:=[.A968]-[.A96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10914">
            <text:p>674.110914</text:p>
          </table:table-cell>
          <table:table-cell office:value-type="float" office:value="2664980559301">
            <text:p>2664980559301</text:p>
          </table:table-cell>
          <table:table-cell table:formula="of:=([.B969]-[.B$2])/10^9" office:value-type="float" office:value="0.205281018">
            <text:p>0.205281</text:p>
          </table:table-cell>
          <table:table-cell table:formula="of:=[.C969]-[.C968]" office:value-type="float" office:value="0">
            <text:p>0.000000</text:p>
          </table:table-cell>
          <table:table-cell table:formula="of:=[.A969]-[.A968]" office:value-type="float" office:value="0.000000999999997475243">
            <text:p>0.000001</text:p>
          </table:table-cell>
          <table:table-cell/>
          <table:table-cell office:value-type="string">
            <text:p>postpones its deadline to 2664987209150; c_s is topped up to 1991415</text:p>
          </table:table-cell>
          <table:table-cell/>
        </table:table-row>
        <table:table-row table:style-name="ro1">
          <table:table-cell office:value-type="float" office:value="674.111097">
            <text:p>674.111097</text:p>
          </table:table-cell>
          <table:table-cell office:value-type="float" office:value="2664982399221">
            <text:p>2664982399221</text:p>
          </table:table-cell>
          <table:table-cell table:formula="of:=([.B970]-[.B$2])/10^9" office:value-type="float" office:value="0.207120938">
            <text:p>0.207121</text:p>
          </table:table-cell>
          <table:table-cell table:formula="of:=[.C970]-[.C969]" office:value-type="float" office:value="0.00183992">
            <text:p>0.001840</text:p>
          </table:table-cell>
          <table:table-cell table:formula="of:=[.A970]-[.A969]" office:value-type="float" office:value="0.000182999999992717">
            <text:p>0.000183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674.111097">
            <text:p>674.111097</text:p>
          </table:table-cell>
          <table:table-cell office:value-type="float" office:value="2664982399221">
            <text:p>2664982399221</text:p>
          </table:table-cell>
          <table:table-cell table:formula="of:=([.B971]-[.B$2])/10^9" office:value-type="float" office:value="0.207120938">
            <text:p>0.207121</text:p>
          </table:table-cell>
          <table:table-cell table:formula="of:=[.C971]-[.C970]" office:value-type="float" office:value="0">
            <text:p>0.000000</text:p>
          </table:table-cell>
          <table:table-cell table:formula="of:=[.A971]-[.A970]" office:value-type="float" office:value="0">
            <text:p>0.000000</text:p>
          </table:table-cell>
          <table:table-cell table:number-columns-repeated="2"/>
          <table:table-cell office:value-type="string">
            <text:p>uses up its c_s; 2664982399221-2664980559301=1839920</text:p>
          </table:table-cell>
        </table:table-row>
        <table:table-row table:style-name="ro1">
          <table:table-cell office:value-type="float" office:value="674.111101">
            <text:p>674.111101</text:p>
          </table:table-cell>
          <table:table-cell office:value-type="float" office:value="2664982399221">
            <text:p>2664982399221</text:p>
          </table:table-cell>
          <table:table-cell table:formula="of:=([.B972]-[.B$2])/10^9" office:value-type="float" office:value="0.207120938">
            <text:p>0.207121</text:p>
          </table:table-cell>
          <table:table-cell table:formula="of:=[.C972]-[.C971]" office:value-type="float" office:value="0">
            <text:p>0.000000</text:p>
          </table:table-cell>
          <table:table-cell table:formula="of:=[.A972]-[.A97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11102">
            <text:p>674.111102</text:p>
          </table:table-cell>
          <table:table-cell office:value-type="float" office:value="2664982399221">
            <text:p>2664982399221</text:p>
          </table:table-cell>
          <table:table-cell table:formula="of:=([.B973]-[.B$2])/10^9" office:value-type="float" office:value="0.207120938">
            <text:p>0.207121</text:p>
          </table:table-cell>
          <table:table-cell table:formula="of:=[.C973]-[.C972]" office:value-type="float" office:value="0">
            <text:p>0.000000</text:p>
          </table:table-cell>
          <table:table-cell table:formula="of:=[.A973]-[.A972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4989264328; c_s is topped up to 2860077</text:p>
          </table:table-cell>
        </table:table-row>
        <table:table-row table:style-name="ro1">
          <table:table-cell office:value-type="float" office:value="674.111113">
            <text:p>674.111113</text:p>
          </table:table-cell>
          <table:table-cell office:value-type="float" office:value="2664982416924">
            <text:p>2664982416924</text:p>
          </table:table-cell>
          <table:table-cell table:formula="of:=([.B974]-[.B$2])/10^9" office:value-type="float" office:value="0.207138641">
            <text:p>0.207139</text:p>
          </table:table-cell>
          <table:table-cell table:formula="of:=[.C974]-[.C973]" office:value-type="float" office:value="0.0000177030000000078">
            <text:p>0.000018</text:p>
          </table:table-cell>
          <table:table-cell table:formula="of:=[.A974]-[.A973]" office:value-type="float" office:value="0.0000110000000859145">
            <text:p>0.00001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11114">
            <text:p>674.111114</text:p>
          </table:table-cell>
          <table:table-cell office:value-type="float" office:value="2664982416924">
            <text:p>2664982416924</text:p>
          </table:table-cell>
          <table:table-cell table:formula="of:=([.B975]-[.B$2])/10^9" office:value-type="float" office:value="0.207138641">
            <text:p>0.207139</text:p>
          </table:table-cell>
          <table:table-cell table:formula="of:=[.C975]-[.C974]" office:value-type="float" office:value="0">
            <text:p>0.000000</text:p>
          </table:table-cell>
          <table:table-cell table:formula="of:=[.A975]-[.A974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11119">
            <text:p>674.111119</text:p>
          </table:table-cell>
          <table:table-cell office:value-type="float" office:value="2664982416924">
            <text:p>2664982416924</text:p>
          </table:table-cell>
          <table:table-cell table:formula="of:=([.B976]-[.B$2])/10^9" office:value-type="float" office:value="0.207138641">
            <text:p>0.207139</text:p>
          </table:table-cell>
          <table:table-cell table:formula="of:=[.C976]-[.C975]" office:value-type="float" office:value="0">
            <text:p>0.000000</text:p>
          </table:table-cell>
          <table:table-cell table:formula="of:=[.A976]-[.A975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11954">
            <text:p>674.111954</text:p>
          </table:table-cell>
          <table:table-cell office:value-type="float" office:value="2664982416924">
            <text:p>2664982416924</text:p>
          </table:table-cell>
          <table:table-cell table:formula="of:=([.B977]-[.B$2])/10^9" office:value-type="float" office:value="0.207138641">
            <text:p>0.207139</text:p>
          </table:table-cell>
          <table:table-cell table:formula="of:=[.C977]-[.C976]" office:value-type="float" office:value="0">
            <text:p>0.000000</text:p>
          </table:table-cell>
          <table:table-cell table:formula="of:=[.A977]-[.A976]" office:value-type="float" office:value="0.000834999999938191">
            <text:p>0.00083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11957">
            <text:p>674.111957</text:p>
          </table:table-cell>
          <table:table-cell office:value-type="float" office:value="2664983260039">
            <text:p>2664983260039</text:p>
          </table:table-cell>
          <table:table-cell table:formula="of:=([.B978]-[.B$2])/10^9" office:value-type="float" office:value="0.207981756">
            <text:p>0.207982</text:p>
          </table:table-cell>
          <table:table-cell table:formula="of:=[.C978]-[.C977]" office:value-type="float" office:value="0.000843114999999978">
            <text:p>0.000843</text:p>
          </table:table-cell>
          <table:table-cell table:formula="of:=[.A978]-[.A977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11958">
            <text:p>674.111958</text:p>
          </table:table-cell>
          <table:table-cell office:value-type="float" office:value="2664983260039">
            <text:p>2664983260039</text:p>
          </table:table-cell>
          <table:table-cell table:formula="of:=([.B979]-[.B$2])/10^9" office:value-type="float" office:value="0.207981756">
            <text:p>0.207982</text:p>
          </table:table-cell>
          <table:table-cell table:formula="of:=[.C979]-[.C978]" office:value-type="float" office:value="0">
            <text:p>0.000000</text:p>
          </table:table-cell>
          <table:table-cell table:formula="of:=[.A979]-[.A978]" office:value-type="float" office:value="0.000000999999997475243">
            <text:p>0.000001</text:p>
          </table:table-cell>
          <table:table-cell office:value-type="string">
            <text:p>d_s is renewed (r + D) to 2664985260039; c_s is fully topped up</text:p>
          </table:table-cell>
          <table:table-cell table:number-columns-repeated="2"/>
        </table:table-row>
        <table:table-row table:style-name="ro1">
          <table:table-cell office:value-type="float" office:value="674.111959">
            <text:p>674.111959</text:p>
          </table:table-cell>
          <table:table-cell office:value-type="float" office:value="2664983260039">
            <text:p>2664983260039</text:p>
          </table:table-cell>
          <table:table-cell table:formula="of:=([.B980]-[.B$2])/10^9" office:value-type="float" office:value="0.207981756">
            <text:p>0.207982</text:p>
          </table:table-cell>
          <table:table-cell table:formula="of:=[.C980]-[.C979]" office:value-type="float" office:value="0">
            <text:p>0.000000</text:p>
          </table:table-cell>
          <table:table-cell table:formula="of:=[.A980]-[.A979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11967">
            <text:p>674.111967</text:p>
          </table:table-cell>
          <table:table-cell office:value-type="float" office:value="2664983271184">
            <text:p>2664983271184</text:p>
          </table:table-cell>
          <table:table-cell table:formula="of:=([.B981]-[.B$2])/10^9" office:value-type="float" office:value="0.207992901">
            <text:p>0.207993</text:p>
          </table:table-cell>
          <table:table-cell table:formula="of:=[.C981]-[.C980]" office:value-type="float" office:value="0.0000111450000000179">
            <text:p>0.000011</text:p>
          </table:table-cell>
          <table:table-cell table:formula="of:=[.A981]-[.A980]" office:value-type="float" office:value="0.00000800000009348878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11972">
            <text:p>674.111972</text:p>
          </table:table-cell>
          <table:table-cell office:value-type="float" office:value="2664983271184">
            <text:p>2664983271184</text:p>
          </table:table-cell>
          <table:table-cell table:formula="of:=([.B982]-[.B$2])/10^9" office:value-type="float" office:value="0.207992901">
            <text:p>0.207993</text:p>
          </table:table-cell>
          <table:table-cell table:formula="of:=[.C982]-[.C981]" office:value-type="float" office:value="0">
            <text:p>0.000000</text:p>
          </table:table-cell>
          <table:table-cell table:formula="of:=[.A982]-[.A981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12889">
            <text:p>674.112889</text:p>
          </table:table-cell>
          <table:table-cell office:value-type="float" office:value="2664984201817">
            <text:p>2664984201817</text:p>
          </table:table-cell>
          <table:table-cell table:formula="of:=([.B983]-[.B$2])/10^9" office:value-type="float" office:value="0.208923534">
            <text:p>0.208924</text:p>
          </table:table-cell>
          <table:table-cell table:formula="of:=[.C983]-[.C982]" office:value-type="float" office:value="0.000930632999999986">
            <text:p>0.000931</text:p>
          </table:table-cell>
          <table:table-cell table:formula="of:=[.A983]-[.A982]" office:value-type="float" office:value="0.000916999999958534">
            <text:p>0.00091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1289">
            <text:p>674.112890</text:p>
          </table:table-cell>
          <table:table-cell office:value-type="float" office:value="2664984201817">
            <text:p>2664984201817</text:p>
          </table:table-cell>
          <table:table-cell table:formula="of:=([.B984]-[.B$2])/10^9" office:value-type="float" office:value="0.208923534">
            <text:p>0.208924</text:p>
          </table:table-cell>
          <table:table-cell table:formula="of:=[.C984]-[.C983]" office:value-type="float" office:value="0">
            <text:p>0.000000</text:p>
          </table:table-cell>
          <table:table-cell table:formula="of:=[.A984]-[.A98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12895">
            <text:p>674.112895</text:p>
          </table:table-cell>
          <table:table-cell office:value-type="float" office:value="2664984201817">
            <text:p>2664984201817</text:p>
          </table:table-cell>
          <table:table-cell table:formula="of:=([.B985]-[.B$2])/10^9" office:value-type="float" office:value="0.208923534">
            <text:p>0.208924</text:p>
          </table:table-cell>
          <table:table-cell table:formula="of:=[.C985]-[.C984]" office:value-type="float" office:value="0">
            <text:p>0.000000</text:p>
          </table:table-cell>
          <table:table-cell table:formula="of:=[.A985]-[.A984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13722">
            <text:p>674.113722</text:p>
          </table:table-cell>
          <table:table-cell office:value-type="float" office:value="2664985034832">
            <text:p>2664985034832</text:p>
          </table:table-cell>
          <table:table-cell table:formula="of:=([.B986]-[.B$2])/10^9" office:value-type="float" office:value="0.209756549">
            <text:p>0.209757</text:p>
          </table:table-cell>
          <table:table-cell table:formula="of:=[.C986]-[.C985]" office:value-type="float" office:value="0.000833014999999993">
            <text:p>0.000833</text:p>
          </table:table-cell>
          <table:table-cell table:formula="of:=[.A986]-[.A985]" office:value-type="float" office:value="0.000827000000072076">
            <text:p>0.0008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13724">
            <text:p>674.113724</text:p>
          </table:table-cell>
          <table:table-cell office:value-type="float" office:value="2664985034832">
            <text:p>2664985034832</text:p>
          </table:table-cell>
          <table:table-cell table:formula="of:=([.B987]-[.B$2])/10^9" office:value-type="float" office:value="0.209756549">
            <text:p>0.209757</text:p>
          </table:table-cell>
          <table:table-cell table:formula="of:=[.C987]-[.C986]" office:value-type="float" office:value="0">
            <text:p>0.000000</text:p>
          </table:table-cell>
          <table:table-cell table:formula="of:=[.A987]-[.A98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13953">
            <text:p>674.113953</text:p>
          </table:table-cell>
          <table:table-cell office:value-type="float" office:value="2664985034832">
            <text:p>2664985034832</text:p>
          </table:table-cell>
          <table:table-cell table:formula="of:=([.B988]-[.B$2])/10^9" office:value-type="float" office:value="0.209756549">
            <text:p>0.209757</text:p>
          </table:table-cell>
          <table:table-cell table:formula="of:=[.C988]-[.C987]" office:value-type="float" office:value="0">
            <text:p>0.000000</text:p>
          </table:table-cell>
          <table:table-cell table:formula="of:=[.A988]-[.A987]" office:value-type="float" office:value="0.000228999999990265">
            <text:p>0.00022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13956">
            <text:p>674.113956</text:p>
          </table:table-cell>
          <table:table-cell office:value-type="float" office:value="2664985268434">
            <text:p>2664985268434</text:p>
          </table:table-cell>
          <table:table-cell table:formula="of:=([.B989]-[.B$2])/10^9" office:value-type="float" office:value="0.209990151">
            <text:p>0.209990</text:p>
          </table:table-cell>
          <table:table-cell table:formula="of:=[.C989]-[.C988]" office:value-type="float" office:value="0.000233602000000027">
            <text:p>0.000234</text:p>
          </table:table-cell>
          <table:table-cell table:formula="of:=[.A989]-[.A988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13958">
            <text:p>674.113958</text:p>
          </table:table-cell>
          <table:table-cell office:value-type="float" office:value="2664985268434">
            <text:p>2664985268434</text:p>
          </table:table-cell>
          <table:table-cell table:formula="of:=([.B990]-[.B$2])/10^9" office:value-type="float" office:value="0.209990151">
            <text:p>0.209990</text:p>
          </table:table-cell>
          <table:table-cell table:formula="of:=[.C990]-[.C989]" office:value-type="float" office:value="0">
            <text:p>0.000000</text:p>
          </table:table-cell>
          <table:table-cell table:formula="of:=[.A990]-[.A989]" office:value-type="float" office:value="0.00000199999999495049">
            <text:p>0.000002</text:p>
          </table:table-cell>
          <table:table-cell table:number-columns-repeated="2"/>
          <table:table-cell office:value-type="string">
            <text:p>2842374 / 3995894 &gt; 3000000 / 7000000</text:p>
          </table:table-cell>
        </table:table-row>
        <table:table-row table:style-name="ro1">
          <table:table-cell office:value-type="float" office:value="674.113959">
            <text:p>674.113959</text:p>
          </table:table-cell>
          <table:table-cell office:value-type="float" office:value="2664985268434">
            <text:p>2664985268434</text:p>
          </table:table-cell>
          <table:table-cell table:formula="of:=([.B991]-[.B$2])/10^9" office:value-type="float" office:value="0.209990151">
            <text:p>0.209990</text:p>
          </table:table-cell>
          <table:table-cell table:formula="of:=[.C991]-[.C990]" office:value-type="float" office:value="0">
            <text:p>0.000000</text:p>
          </table:table-cell>
          <table:table-cell table:formula="of:=[.A991]-[.A990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4992268434; c_s is fully topped up</text:p>
          </table:table-cell>
        </table:table-row>
        <table:table-row table:style-name="ro1">
          <table:table-cell office:value-type="float" office:value="674.113963">
            <text:p>674.113963</text:p>
          </table:table-cell>
          <table:table-cell office:value-type="float" office:value="2664985268434">
            <text:p>2664985268434</text:p>
          </table:table-cell>
          <table:table-cell table:formula="of:=([.B992]-[.B$2])/10^9" office:value-type="float" office:value="0.209990151">
            <text:p>0.209990</text:p>
          </table:table-cell>
          <table:table-cell table:formula="of:=[.C992]-[.C991]" office:value-type="float" office:value="0">
            <text:p>0.000000</text:p>
          </table:table-cell>
          <table:table-cell table:formula="of:=[.A992]-[.A991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13966">
            <text:p>674.113966</text:p>
          </table:table-cell>
          <table:table-cell office:value-type="float" office:value="2664985278210">
            <text:p>2664985278210</text:p>
          </table:table-cell>
          <table:table-cell table:formula="of:=([.B993]-[.B$2])/10^9" office:value-type="float" office:value="0.209999927">
            <text:p>0.210000</text:p>
          </table:table-cell>
          <table:table-cell table:formula="of:=[.C993]-[.C992]" office:value-type="float" office:value="0.00000977599999998913">
            <text:p>0.000010</text:p>
          </table:table-cell>
          <table:table-cell table:formula="of:=[.A993]-[.A992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13966">
            <text:p>674.113966</text:p>
          </table:table-cell>
          <table:table-cell office:value-type="float" office:value="2664985278210">
            <text:p>2664985278210</text:p>
          </table:table-cell>
          <table:table-cell table:formula="of:=([.B994]-[.B$2])/10^9" office:value-type="float" office:value="0.209999927">
            <text:p>0.210000</text:p>
          </table:table-cell>
          <table:table-cell table:formula="of:=[.C994]-[.C993]" office:value-type="float" office:value="0">
            <text:p>0.000000</text:p>
          </table:table-cell>
          <table:table-cell table:formula="of:=[.A994]-[.A993]" office:value-type="float" office:value="0">
            <text:p>0.000000</text:p>
          </table:table-cell>
          <table:table-cell/>
          <table:table-cell office:value-type="string">
            <text:p>304140 / 1930940 &lt;= 2000000 / 5000000</text:p>
          </table:table-cell>
          <table:table-cell/>
        </table:table-row>
        <table:table-row table:style-name="ro1">
          <table:table-cell office:value-type="float" office:value="674.113967">
            <text:p>674.113967</text:p>
          </table:table-cell>
          <table:table-cell office:value-type="float" office:value="2664985278210">
            <text:p>2664985278210</text:p>
          </table:table-cell>
          <table:table-cell table:formula="of:=([.B995]-[.B$2])/10^9" office:value-type="float" office:value="0.209999927">
            <text:p>0.210000</text:p>
          </table:table-cell>
          <table:table-cell table:formula="of:=[.C995]-[.C994]" office:value-type="float" office:value="0">
            <text:p>0.000000</text:p>
          </table:table-cell>
          <table:table-cell table:formula="of:=[.A995]-[.A994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13984">
            <text:p>674.113984</text:p>
          </table:table-cell>
          <table:table-cell office:value-type="float" office:value="2664985288461">
            <text:p>2664985288461</text:p>
          </table:table-cell>
          <table:table-cell table:formula="of:=([.B996]-[.B$2])/10^9" office:value-type="float" office:value="0.210010178">
            <text:p>0.210010</text:p>
          </table:table-cell>
          <table:table-cell table:formula="of:=[.C996]-[.C995]" office:value-type="float" office:value="0.0000102509999999889">
            <text:p>0.000010</text:p>
          </table:table-cell>
          <table:table-cell table:formula="of:=[.A996]-[.A995]" office:value-type="float" office:value="0.0000169999999570791">
            <text:p>0.000017</text:p>
          </table:table-cell>
          <table:table-cell/>
          <table:table-cell office:value-type="string">
            <text:p>is pick_next_task_dl-ed by console-kit-dae (925)</text:p>
          </table:table-cell>
          <table:table-cell/>
        </table:table-row>
        <table:table-row table:style-name="ro1">
          <table:table-cell office:value-type="float" office:value="674.11429">
            <text:p>674.114290</text:p>
          </table:table-cell>
          <table:table-cell office:value-type="float" office:value="2664985601513">
            <text:p>2664985601513</text:p>
          </table:table-cell>
          <table:table-cell table:formula="of:=([.B997]-[.B$2])/10^9" office:value-type="float" office:value="0.21032323">
            <text:p>0.210323</text:p>
          </table:table-cell>
          <table:table-cell table:formula="of:=[.C997]-[.C996]" office:value-type="float" office:value="0.000313052000000008">
            <text:p>0.000313</text:p>
          </table:table-cell>
          <table:table-cell table:formula="of:=[.A997]-[.A996]" office:value-type="float" office:value="0.000306000000023232">
            <text:p>0.00030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14291">
            <text:p>674.114291</text:p>
          </table:table-cell>
          <table:table-cell office:value-type="float" office:value="2664985601513">
            <text:p>2664985601513</text:p>
          </table:table-cell>
          <table:table-cell table:formula="of:=([.B998]-[.B$2])/10^9" office:value-type="float" office:value="0.21032323">
            <text:p>0.210323</text:p>
          </table:table-cell>
          <table:table-cell table:formula="of:=[.C998]-[.C997]" office:value-type="float" office:value="0">
            <text:p>0.000000</text:p>
          </table:table-cell>
          <table:table-cell table:formula="of:=[.A998]-[.A997]" office:value-type="float" office:value="0.000000999999997475243">
            <text:p>0.000001</text:p>
          </table:table-cell>
          <table:table-cell/>
          <table:table-cell office:value-type="string">
            <text:p>uses up its c_s; 2664985601513-2664985288461=313052</text:p>
          </table:table-cell>
          <table:table-cell/>
        </table:table-row>
        <table:table-row table:style-name="ro1">
          <table:table-cell office:value-type="float" office:value="674.114305">
            <text:p>674.114305</text:p>
          </table:table-cell>
          <table:table-cell office:value-type="float" office:value="2664985617456">
            <text:p>2664985617456</text:p>
          </table:table-cell>
          <table:table-cell table:formula="of:=([.B999]-[.B$2])/10^9" office:value-type="float" office:value="0.210339173">
            <text:p>0.210339</text:p>
          </table:table-cell>
          <table:table-cell table:formula="of:=[.C999]-[.C998]" office:value-type="float" office:value="0.0000159429999999905">
            <text:p>0.000016</text:p>
          </table:table-cell>
          <table:table-cell table:formula="of:=[.A999]-[.A998]" office:value-type="float" office:value="0.0000139999999646534">
            <text:p>0.00001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1431">
            <text:p>674.114310</text:p>
          </table:table-cell>
          <table:table-cell office:value-type="float" office:value="2664985617456">
            <text:p>2664985617456</text:p>
          </table:table-cell>
          <table:table-cell table:formula="of:=([.B1000]-[.B$2])/10^9" office:value-type="float" office:value="0.210339173">
            <text:p>0.210339</text:p>
          </table:table-cell>
          <table:table-cell table:formula="of:=[.C1000]-[.C999]" office:value-type="float" office:value="0">
            <text:p>0.000000</text:p>
          </table:table-cell>
          <table:table-cell table:formula="of:=[.A1000]-[.A99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15904">
            <text:p>674.115904</text:p>
          </table:table-cell>
          <table:table-cell office:value-type="float" office:value="2664985662212">
            <text:p>2664985662212</text:p>
          </table:table-cell>
          <table:table-cell table:formula="of:=([.B1001]-[.B$2])/10^9" office:value-type="float" office:value="0.210383929">
            <text:p>0.210384</text:p>
          </table:table-cell>
          <table:table-cell table:formula="of:=[.C1001]-[.C1000]" office:value-type="float" office:value="0.0000447560000000069">
            <text:p>0.000045</text:p>
          </table:table-cell>
          <table:table-cell table:formula="of:=[.A1001]-[.A1000]" office:value-type="float" office:value="0.00159399999995458">
            <text:p>0.00159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15904">
            <text:p>674.115904</text:p>
          </table:table-cell>
          <table:table-cell office:value-type="float" office:value="2664985662212">
            <text:p>2664985662212</text:p>
          </table:table-cell>
          <table:table-cell table:formula="of:=([.B1002]-[.B$2])/10^9" office:value-type="float" office:value="0.210383929">
            <text:p>0.210384</text:p>
          </table:table-cell>
          <table:table-cell table:formula="of:=[.C1002]-[.C1001]" office:value-type="float" office:value="0">
            <text:p>0.000000</text:p>
          </table:table-cell>
          <table:table-cell table:formula="of:=[.A1002]-[.A1001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15905">
            <text:p>674.115905</text:p>
          </table:table-cell>
          <table:table-cell office:value-type="float" office:value="2664985662212">
            <text:p>2664985662212</text:p>
          </table:table-cell>
          <table:table-cell table:formula="of:=([.B1003]-[.B$2])/10^9" office:value-type="float" office:value="0.210383929">
            <text:p>0.210384</text:p>
          </table:table-cell>
          <table:table-cell table:formula="of:=[.C1003]-[.C1002]" office:value-type="float" office:value="0">
            <text:p>0.000000</text:p>
          </table:table-cell>
          <table:table-cell table:formula="of:=[.A1003]-[.A1002]" office:value-type="float" office:value="0.000000999999997475243">
            <text:p>0.000001</text:p>
          </table:table-cell>
          <table:table-cell/>
          <table:table-cell office:value-type="string">
            <text:p>postpones its deadline to 2664992209150; c_s is topped up to 1991088</text:p>
          </table:table-cell>
          <table:table-cell/>
        </table:table-row>
        <table:table-row table:style-name="ro1">
          <table:table-cell office:value-type="float" office:value="674.115907">
            <text:p>674.115907</text:p>
          </table:table-cell>
          <table:table-cell office:value-type="float" office:value="2664985662212">
            <text:p>2664985662212</text:p>
          </table:table-cell>
          <table:table-cell table:formula="of:=([.B1004]-[.B$2])/10^9" office:value-type="float" office:value="0.210383929">
            <text:p>0.210384</text:p>
          </table:table-cell>
          <table:table-cell table:formula="of:=[.C1004]-[.C1003]" office:value-type="float" office:value="0">
            <text:p>0.000000</text:p>
          </table:table-cell>
          <table:table-cell table:formula="of:=[.A1004]-[.A100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15914">
            <text:p>674.115914</text:p>
          </table:table-cell>
          <table:table-cell office:value-type="float" office:value="2664987226332">
            <text:p>2664987226332</text:p>
          </table:table-cell>
          <table:table-cell table:formula="of:=([.B1005]-[.B$2])/10^9" office:value-type="float" office:value="0.211948049">
            <text:p>0.211948</text:p>
          </table:table-cell>
          <table:table-cell table:formula="of:=[.C1005]-[.C1004]" office:value-type="float" office:value="0.00156412">
            <text:p>0.001564</text:p>
          </table:table-cell>
          <table:table-cell table:formula="of:=[.A1005]-[.A1004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15918">
            <text:p>674.115918</text:p>
          </table:table-cell>
          <table:table-cell office:value-type="float" office:value="2664987226332">
            <text:p>2664987226332</text:p>
          </table:table-cell>
          <table:table-cell table:formula="of:=([.B1006]-[.B$2])/10^9" office:value-type="float" office:value="0.211948049">
            <text:p>0.211948</text:p>
          </table:table-cell>
          <table:table-cell table:formula="of:=[.C1006]-[.C1005]" office:value-type="float" office:value="0">
            <text:p>0.000000</text:p>
          </table:table-cell>
          <table:table-cell table:formula="of:=[.A1006]-[.A1005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15944">
            <text:p>674.115944</text:p>
          </table:table-cell>
          <table:table-cell office:value-type="float" office:value="2664987226332">
            <text:p>2664987226332</text:p>
          </table:table-cell>
          <table:table-cell table:formula="of:=([.B1007]-[.B$2])/10^9" office:value-type="float" office:value="0.211948049">
            <text:p>0.211948</text:p>
          </table:table-cell>
          <table:table-cell table:formula="of:=[.C1007]-[.C1006]" office:value-type="float" office:value="0">
            <text:p>0.000000</text:p>
          </table:table-cell>
          <table:table-cell table:formula="of:=[.A1007]-[.A1006]" office:value-type="float" office:value="0.0000260000000480431">
            <text:p>0.00002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15946">
            <text:p>674.115946</text:p>
          </table:table-cell>
          <table:table-cell office:value-type="float" office:value="2664987259167">
            <text:p>2664987259167</text:p>
          </table:table-cell>
          <table:table-cell table:formula="of:=([.B1008]-[.B$2])/10^9" office:value-type="float" office:value="0.211980884">
            <text:p>0.211981</text:p>
          </table:table-cell>
          <table:table-cell table:formula="of:=[.C1008]-[.C1007]" office:value-type="float" office:value="0.0000328350000000088">
            <text:p>0.000033</text:p>
          </table:table-cell>
          <table:table-cell table:formula="of:=[.A1008]-[.A100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15947">
            <text:p>674.115947</text:p>
          </table:table-cell>
          <table:table-cell office:value-type="float" office:value="2664987259167">
            <text:p>2664987259167</text:p>
          </table:table-cell>
          <table:table-cell table:formula="of:=([.B1009]-[.B$2])/10^9" office:value-type="float" office:value="0.211980884">
            <text:p>0.211981</text:p>
          </table:table-cell>
          <table:table-cell table:formula="of:=[.C1009]-[.C1008]" office:value-type="float" office:value="0">
            <text:p>0.000000</text:p>
          </table:table-cell>
          <table:table-cell table:formula="of:=[.A1009]-[.A1008]" office:value-type="float" office:value="0.000000999999997475243">
            <text:p>0.000001</text:p>
          </table:table-cell>
          <table:table-cell office:value-type="string">
            <text:p>d_s is renewed (r + D) to 2664989259167; c_s is fully topped up</text:p>
          </table:table-cell>
          <table:table-cell table:number-columns-repeated="2"/>
        </table:table-row>
        <table:table-row table:style-name="ro1">
          <table:table-cell office:value-type="float" office:value="674.115949">
            <text:p>674.115949</text:p>
          </table:table-cell>
          <table:table-cell office:value-type="float" office:value="2664987259167">
            <text:p>2664987259167</text:p>
          </table:table-cell>
          <table:table-cell table:formula="of:=([.B1010]-[.B$2])/10^9" office:value-type="float" office:value="0.211980884">
            <text:p>0.211981</text:p>
          </table:table-cell>
          <table:table-cell table:formula="of:=[.C1010]-[.C1009]" office:value-type="float" office:value="0">
            <text:p>0.000000</text:p>
          </table:table-cell>
          <table:table-cell table:formula="of:=[.A1010]-[.A1009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15956">
            <text:p>674.115956</text:p>
          </table:table-cell>
          <table:table-cell office:value-type="float" office:value="2664987269021">
            <text:p>2664987269021</text:p>
          </table:table-cell>
          <table:table-cell table:formula="of:=([.B1011]-[.B$2])/10^9" office:value-type="float" office:value="0.211990738">
            <text:p>0.211991</text:p>
          </table:table-cell>
          <table:table-cell table:formula="of:=[.C1011]-[.C1010]" office:value-type="float" office:value="0.00000985400000000358">
            <text:p>0.000010</text:p>
          </table:table-cell>
          <table:table-cell table:formula="of:=[.A1011]-[.A1010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15961">
            <text:p>674.115961</text:p>
          </table:table-cell>
          <table:table-cell office:value-type="float" office:value="2664987269021">
            <text:p>2664987269021</text:p>
          </table:table-cell>
          <table:table-cell table:formula="of:=([.B1012]-[.B$2])/10^9" office:value-type="float" office:value="0.211990738">
            <text:p>0.211991</text:p>
          </table:table-cell>
          <table:table-cell table:formula="of:=[.C1012]-[.C1011]" office:value-type="float" office:value="0">
            <text:p>0.000000</text:p>
          </table:table-cell>
          <table:table-cell table:formula="of:=[.A1012]-[.A1011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16894">
            <text:p>674.116894</text:p>
          </table:table-cell>
          <table:table-cell office:value-type="float" office:value="2664988215523">
            <text:p>2664988215523</text:p>
          </table:table-cell>
          <table:table-cell table:formula="of:=([.B1013]-[.B$2])/10^9" office:value-type="float" office:value="0.21293724">
            <text:p>0.212937</text:p>
          </table:table-cell>
          <table:table-cell table:formula="of:=[.C1013]-[.C1012]" office:value-type="float" office:value="0.000946501999999988">
            <text:p>0.000947</text:p>
          </table:table-cell>
          <table:table-cell table:formula="of:=[.A1013]-[.A1012]" office:value-type="float" office:value="0.000933000000031825">
            <text:p>0.0009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16895">
            <text:p>674.116895</text:p>
          </table:table-cell>
          <table:table-cell office:value-type="float" office:value="2664988215523">
            <text:p>2664988215523</text:p>
          </table:table-cell>
          <table:table-cell table:formula="of:=([.B1014]-[.B$2])/10^9" office:value-type="float" office:value="0.21293724">
            <text:p>0.212937</text:p>
          </table:table-cell>
          <table:table-cell table:formula="of:=[.C1014]-[.C1013]" office:value-type="float" office:value="0">
            <text:p>0.000000</text:p>
          </table:table-cell>
          <table:table-cell table:formula="of:=[.A1014]-[.A101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16903">
            <text:p>674.116903</text:p>
          </table:table-cell>
          <table:table-cell office:value-type="float" office:value="2664988215523">
            <text:p>2664988215523</text:p>
          </table:table-cell>
          <table:table-cell table:formula="of:=([.B1015]-[.B$2])/10^9" office:value-type="float" office:value="0.21293724">
            <text:p>0.212937</text:p>
          </table:table-cell>
          <table:table-cell table:formula="of:=[.C1015]-[.C1014]" office:value-type="float" office:value="0">
            <text:p>0.000000</text:p>
          </table:table-cell>
          <table:table-cell table:formula="of:=[.A1015]-[.A1014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18558">
            <text:p>674.118558</text:p>
          </table:table-cell>
          <table:table-cell office:value-type="float" office:value="2664989878317">
            <text:p>2664989878317</text:p>
          </table:table-cell>
          <table:table-cell table:formula="of:=([.B1016]-[.B$2])/10^9" office:value-type="float" office:value="0.214600034">
            <text:p>0.214600</text:p>
          </table:table-cell>
          <table:table-cell table:formula="of:=[.C1016]-[.C1015]" office:value-type="float" office:value="0.001662794">
            <text:p>0.001663</text:p>
          </table:table-cell>
          <table:table-cell table:formula="of:=[.A1016]-[.A1015]" office:value-type="float" office:value="0.00165500000002794">
            <text:p>0.0016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1856">
            <text:p>674.118560</text:p>
          </table:table-cell>
          <table:table-cell office:value-type="float" office:value="2664989878317">
            <text:p>2664989878317</text:p>
          </table:table-cell>
          <table:table-cell table:formula="of:=([.B1017]-[.B$2])/10^9" office:value-type="float" office:value="0.214600034">
            <text:p>0.214600</text:p>
          </table:table-cell>
          <table:table-cell table:formula="of:=[.C1017]-[.C1016]" office:value-type="float" office:value="0">
            <text:p>0.000000</text:p>
          </table:table-cell>
          <table:table-cell table:formula="of:=[.A1017]-[.A101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18565">
            <text:p>674.118565</text:p>
          </table:table-cell>
          <table:table-cell office:value-type="float" office:value="2664989878317">
            <text:p>2664989878317</text:p>
          </table:table-cell>
          <table:table-cell table:formula="of:=([.B1018]-[.B$2])/10^9" office:value-type="float" office:value="0.214600034">
            <text:p>0.214600</text:p>
          </table:table-cell>
          <table:table-cell table:formula="of:=[.C1018]-[.C1017]" office:value-type="float" office:value="0">
            <text:p>0.000000</text:p>
          </table:table-cell>
          <table:table-cell table:formula="of:=[.A1018]-[.A1017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18939">
            <text:p>674.118939</text:p>
          </table:table-cell>
          <table:table-cell office:value-type="float" office:value="2664989878317">
            <text:p>2664989878317</text:p>
          </table:table-cell>
          <table:table-cell table:formula="of:=([.B1019]-[.B$2])/10^9" office:value-type="float" office:value="0.214600034">
            <text:p>0.214600</text:p>
          </table:table-cell>
          <table:table-cell table:formula="of:=[.C1019]-[.C1018]" office:value-type="float" office:value="0">
            <text:p>0.000000</text:p>
          </table:table-cell>
          <table:table-cell table:formula="of:=[.A1019]-[.A1018]" office:value-type="float" office:value="0.000373999999965235">
            <text:p>0.00037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18941">
            <text:p>674.118941</text:p>
          </table:table-cell>
          <table:table-cell office:value-type="float" office:value="2664990262587">
            <text:p>2664990262587</text:p>
          </table:table-cell>
          <table:table-cell table:formula="of:=([.B1020]-[.B$2])/10^9" office:value-type="float" office:value="0.214984304">
            <text:p>0.214984</text:p>
          </table:table-cell>
          <table:table-cell table:formula="of:=[.C1020]-[.C1019]" office:value-type="float" office:value="0.000384269999999992">
            <text:p>0.000384</text:p>
          </table:table-cell>
          <table:table-cell table:formula="of:=[.A1020]-[.A101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18942">
            <text:p>674.118942</text:p>
          </table:table-cell>
          <table:table-cell office:value-type="float" office:value="2664990262587">
            <text:p>2664990262587</text:p>
          </table:table-cell>
          <table:table-cell table:formula="of:=([.B1021]-[.B$2])/10^9" office:value-type="float" office:value="0.214984304">
            <text:p>0.214984</text:p>
          </table:table-cell>
          <table:table-cell table:formula="of:=[.C1021]-[.C1020]" office:value-type="float" office:value="0">
            <text:p>0.000000</text:p>
          </table:table-cell>
          <table:table-cell table:formula="of:=[.A1021]-[.A1020]" office:value-type="float" office:value="0.000000999999997475243">
            <text:p>0.000001</text:p>
          </table:table-cell>
          <table:table-cell/>
          <table:table-cell office:value-type="string">
            <text:p>285605 / 1946563 &lt;= 2000000 / 5000000</text:p>
          </table:table-cell>
          <table:table-cell/>
        </table:table-row>
        <table:table-row table:style-name="ro1">
          <table:table-cell office:value-type="float" office:value="674.118943">
            <text:p>674.118943</text:p>
          </table:table-cell>
          <table:table-cell office:value-type="float" office:value="2664990262587">
            <text:p>2664990262587</text:p>
          </table:table-cell>
          <table:table-cell table:formula="of:=([.B1022]-[.B$2])/10^9" office:value-type="float" office:value="0.214984304">
            <text:p>0.214984</text:p>
          </table:table-cell>
          <table:table-cell table:formula="of:=[.C1022]-[.C1021]" office:value-type="float" office:value="0">
            <text:p>0.000000</text:p>
          </table:table-cell>
          <table:table-cell table:formula="of:=[.A1022]-[.A1021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18944">
            <text:p>674.118944</text:p>
          </table:table-cell>
          <table:table-cell office:value-type="float" office:value="2664990262587">
            <text:p>2664990262587</text:p>
          </table:table-cell>
          <table:table-cell table:formula="of:=([.B1023]-[.B$2])/10^9" office:value-type="float" office:value="0.214984304">
            <text:p>0.214984</text:p>
          </table:table-cell>
          <table:table-cell table:formula="of:=[.C1023]-[.C1022]" office:value-type="float" office:value="0">
            <text:p>0.000000</text:p>
          </table:table-cell>
          <table:table-cell table:formula="of:=[.A1023]-[.A1022]" office:value-type="float" office:value="0.00000100000011116208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18952">
            <text:p>674.118952</text:p>
          </table:table-cell>
          <table:table-cell office:value-type="float" office:value="2664990273426">
            <text:p>2664990273426</text:p>
          </table:table-cell>
          <table:table-cell table:formula="of:=([.B1024]-[.B$2])/10^9" office:value-type="float" office:value="0.214995143">
            <text:p>0.214995</text:p>
          </table:table-cell>
          <table:table-cell table:formula="of:=[.C1024]-[.C1023]" office:value-type="float" office:value="0.0000108390000000125">
            <text:p>0.000011</text:p>
          </table:table-cell>
          <table:table-cell table:formula="of:=[.A1024]-[.A1023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18961">
            <text:p>674.118961</text:p>
          </table:table-cell>
          <table:table-cell office:value-type="float" office:value="2664990273426">
            <text:p>2664990273426</text:p>
          </table:table-cell>
          <table:table-cell table:formula="of:=([.B1025]-[.B$2])/10^9" office:value-type="float" office:value="0.214995143">
            <text:p>0.214995</text:p>
          </table:table-cell>
          <table:table-cell table:formula="of:=[.C1025]-[.C1024]" office:value-type="float" office:value="0">
            <text:p>0.000000</text:p>
          </table:table-cell>
          <table:table-cell table:formula="of:=[.A1025]-[.A1024]" office:value-type="float" office:value="0.00000899999997727718">
            <text:p>0.000009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19247">
            <text:p>674.119247</text:p>
          </table:table-cell>
          <table:table-cell office:value-type="float" office:value="2664990567203">
            <text:p>2664990567203</text:p>
          </table:table-cell>
          <table:table-cell table:formula="of:=([.B1026]-[.B$2])/10^9" office:value-type="float" office:value="0.21528892">
            <text:p>0.215289</text:p>
          </table:table-cell>
          <table:table-cell table:formula="of:=[.C1026]-[.C1025]" office:value-type="float" office:value="0.000293776999999995">
            <text:p>0.000294</text:p>
          </table:table-cell>
          <table:table-cell table:formula="of:=[.A1026]-[.A1025]" office:value-type="float" office:value="0.00028599999996004">
            <text:p>0.00028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19248">
            <text:p>674.119248</text:p>
          </table:table-cell>
          <table:table-cell office:value-type="float" office:value="2664990567203">
            <text:p>2664990567203</text:p>
          </table:table-cell>
          <table:table-cell table:formula="of:=([.B1027]-[.B$2])/10^9" office:value-type="float" office:value="0.21528892">
            <text:p>0.215289</text:p>
          </table:table-cell>
          <table:table-cell table:formula="of:=[.C1027]-[.C1026]" office:value-type="float" office:value="0">
            <text:p>0.000000</text:p>
          </table:table-cell>
          <table:table-cell table:formula="of:=[.A1027]-[.A1026]" office:value-type="float" office:value="0.000000999999997475243">
            <text:p>0.000001</text:p>
          </table:table-cell>
          <table:table-cell/>
          <table:table-cell office:value-type="string">
            <text:p>uses up its c_s; 2664990567203-2664990273426=293777</text:p>
          </table:table-cell>
          <table:table-cell/>
        </table:table-row>
        <table:table-row table:style-name="ro1">
          <table:table-cell office:value-type="float" office:value="674.119258">
            <text:p>674.119258</text:p>
          </table:table-cell>
          <table:table-cell office:value-type="float" office:value="2664990579201">
            <text:p>2664990579201</text:p>
          </table:table-cell>
          <table:table-cell table:formula="of:=([.B1028]-[.B$2])/10^9" office:value-type="float" office:value="0.215300918">
            <text:p>0.215301</text:p>
          </table:table-cell>
          <table:table-cell table:formula="of:=[.C1028]-[.C1027]" office:value-type="float" office:value="0.0000119980000000131">
            <text:p>0.000012</text:p>
          </table:table-cell>
          <table:table-cell table:formula="of:=[.A1028]-[.A102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19263">
            <text:p>674.119263</text:p>
          </table:table-cell>
          <table:table-cell office:value-type="float" office:value="2664990579201">
            <text:p>2664990579201</text:p>
          </table:table-cell>
          <table:table-cell table:formula="of:=([.B1029]-[.B$2])/10^9" office:value-type="float" office:value="0.215300918">
            <text:p>0.215301</text:p>
          </table:table-cell>
          <table:table-cell table:formula="of:=[.C1029]-[.C1028]" office:value-type="float" office:value="0">
            <text:p>0.000000</text:p>
          </table:table-cell>
          <table:table-cell table:formula="of:=[.A1029]-[.A1028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19935">
            <text:p>674.119935</text:p>
          </table:table-cell>
          <table:table-cell office:value-type="float" office:value="2664990579201">
            <text:p>2664990579201</text:p>
          </table:table-cell>
          <table:table-cell table:formula="of:=([.B1030]-[.B$2])/10^9" office:value-type="float" office:value="0.215300918">
            <text:p>0.215301</text:p>
          </table:table-cell>
          <table:table-cell table:formula="of:=[.C1030]-[.C1029]" office:value-type="float" office:value="0">
            <text:p>0.000000</text:p>
          </table:table-cell>
          <table:table-cell table:formula="of:=[.A1030]-[.A1029]" office:value-type="float" office:value="0.000672000000008666">
            <text:p>0.00067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19938">
            <text:p>674.119938</text:p>
          </table:table-cell>
          <table:table-cell office:value-type="float" office:value="2664991259140">
            <text:p>2664991259140</text:p>
          </table:table-cell>
          <table:table-cell table:formula="of:=([.B1031]-[.B$2])/10^9" office:value-type="float" office:value="0.215980857">
            <text:p>0.215981</text:p>
          </table:table-cell>
          <table:table-cell table:formula="of:=[.C1031]-[.C1030]" office:value-type="float" office:value="0.000679938999999991">
            <text:p>0.000680</text:p>
          </table:table-cell>
          <table:table-cell table:formula="of:=[.A1031]-[.A1030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19938">
            <text:p>674.119938</text:p>
          </table:table-cell>
          <table:table-cell office:value-type="float" office:value="2664991259140">
            <text:p>2664991259140</text:p>
          </table:table-cell>
          <table:table-cell table:formula="of:=([.B1032]-[.B$2])/10^9" office:value-type="float" office:value="0.215980857">
            <text:p>0.215981</text:p>
          </table:table-cell>
          <table:table-cell table:formula="of:=[.C1032]-[.C1031]" office:value-type="float" office:value="0">
            <text:p>0.000000</text:p>
          </table:table-cell>
          <table:table-cell table:formula="of:=[.A1032]-[.A1031]" office:value-type="float" office:value="0">
            <text:p>0.000000</text:p>
          </table:table-cell>
          <table:table-cell office:value-type="string">
            <text:p>d_s is renewed (r + D) to 2664993259140; c_s is fully topped up</text:p>
          </table:table-cell>
          <table:table-cell table:number-columns-repeated="2"/>
        </table:table-row>
        <table:table-row table:style-name="ro1">
          <table:table-cell office:value-type="float" office:value="674.120213">
            <text:p>674.120213</text:p>
          </table:table-cell>
          <table:table-cell office:value-type="float" office:value="2664991534704">
            <text:p>2664991534704</text:p>
          </table:table-cell>
          <table:table-cell table:formula="of:=([.B1033]-[.B$2])/10^9" office:value-type="float" office:value="0.216256421">
            <text:p>0.216256</text:p>
          </table:table-cell>
          <table:table-cell table:formula="of:=[.C1033]-[.C1032]" office:value-type="float" office:value="0.000275564000000006">
            <text:p>0.000276</text:p>
          </table:table-cell>
          <table:table-cell table:formula="of:=[.A1033]-[.A1032]" office:value-type="float" office:value="0.000274999999987813">
            <text:p>0.00027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20215">
            <text:p>674.120215</text:p>
          </table:table-cell>
          <table:table-cell office:value-type="float" office:value="2664991534704">
            <text:p>2664991534704</text:p>
          </table:table-cell>
          <table:table-cell table:formula="of:=([.B1034]-[.B$2])/10^9" office:value-type="float" office:value="0.216256421">
            <text:p>0.216256</text:p>
          </table:table-cell>
          <table:table-cell table:formula="of:=[.C1034]-[.C1033]" office:value-type="float" office:value="0">
            <text:p>0.000000</text:p>
          </table:table-cell>
          <table:table-cell table:formula="of:=[.A1034]-[.A1033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2022">
            <text:p>674.120220</text:p>
          </table:table-cell>
          <table:table-cell office:value-type="float" office:value="2664991534704">
            <text:p>2664991534704</text:p>
          </table:table-cell>
          <table:table-cell table:formula="of:=([.B1035]-[.B$2])/10^9" office:value-type="float" office:value="0.216256421">
            <text:p>0.216256</text:p>
          </table:table-cell>
          <table:table-cell table:formula="of:=[.C1035]-[.C1034]" office:value-type="float" office:value="0">
            <text:p>0.000000</text:p>
          </table:table-cell>
          <table:table-cell table:formula="of:=[.A1035]-[.A1034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20893">
            <text:p>674.120893</text:p>
          </table:table-cell>
          <table:table-cell office:value-type="float" office:value="2664992015626">
            <text:p>2664992015626</text:p>
          </table:table-cell>
          <table:table-cell table:formula="of:=([.B1036]-[.B$2])/10^9" office:value-type="float" office:value="0.216737343">
            <text:p>0.216737</text:p>
          </table:table-cell>
          <table:table-cell table:formula="of:=[.C1036]-[.C1035]" office:value-type="float" office:value="0.000480921999999995">
            <text:p>0.000481</text:p>
          </table:table-cell>
          <table:table-cell table:formula="of:=[.A1036]-[.A1035]" office:value-type="float" office:value="0.000673000000006141">
            <text:p>0.00067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20894">
            <text:p>674.120894</text:p>
          </table:table-cell>
          <table:table-cell office:value-type="float" office:value="2664992015626">
            <text:p>2664992015626</text:p>
          </table:table-cell>
          <table:table-cell table:formula="of:=([.B1037]-[.B$2])/10^9" office:value-type="float" office:value="0.216737343">
            <text:p>0.216737</text:p>
          </table:table-cell>
          <table:table-cell table:formula="of:=[.C1037]-[.C1036]" office:value-type="float" office:value="0">
            <text:p>0.000000</text:p>
          </table:table-cell>
          <table:table-cell table:formula="of:=[.A1037]-[.A1036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20895">
            <text:p>674.120895</text:p>
          </table:table-cell>
          <table:table-cell office:value-type="float" office:value="2664992015626">
            <text:p>2664992015626</text:p>
          </table:table-cell>
          <table:table-cell table:formula="of:=([.B1038]-[.B$2])/10^9" office:value-type="float" office:value="0.216737343">
            <text:p>0.216737</text:p>
          </table:table-cell>
          <table:table-cell table:formula="of:=[.C1038]-[.C1037]" office:value-type="float" office:value="0">
            <text:p>0.000000</text:p>
          </table:table-cell>
          <table:table-cell table:formula="of:=[.A1038]-[.A1037]" office:value-type="float" office:value="0.000000999999997475243">
            <text:p>0.000001</text:p>
          </table:table-cell>
          <table:table-cell/>
          <table:table-cell office:value-type="string">
            <text:p>postpones its deadline to 2664997209150; c_s is topped up to 1991828</text:p>
          </table:table-cell>
          <table:table-cell/>
        </table:table-row>
        <table:table-row table:style-name="ro1">
          <table:table-cell office:value-type="float" office:value="674.12117">
            <text:p>674.121170</text:p>
          </table:table-cell>
          <table:table-cell office:value-type="float" office:value="2664992499998">
            <text:p>2664992499998</text:p>
          </table:table-cell>
          <table:table-cell table:formula="of:=([.B1039]-[.B$2])/10^9" office:value-type="float" office:value="0.217221715">
            <text:p>0.217222</text:p>
          </table:table-cell>
          <table:table-cell table:formula="of:=[.C1039]-[.C1038]" office:value-type="float" office:value="0.000484372000000011">
            <text:p>0.000484</text:p>
          </table:table-cell>
          <table:table-cell table:formula="of:=[.A1039]-[.A1038]" office:value-type="float" office:value="0.000274999999987813">
            <text:p>0.00027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21171">
            <text:p>674.121171</text:p>
          </table:table-cell>
          <table:table-cell office:value-type="float" office:value="2664992499998">
            <text:p>2664992499998</text:p>
          </table:table-cell>
          <table:table-cell table:formula="of:=([.B1040]-[.B$2])/10^9" office:value-type="float" office:value="0.217221715">
            <text:p>0.217222</text:p>
          </table:table-cell>
          <table:table-cell table:formula="of:=[.C1040]-[.C1039]" office:value-type="float" office:value="0">
            <text:p>0.000000</text:p>
          </table:table-cell>
          <table:table-cell table:formula="of:=[.A1040]-[.A103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21179">
            <text:p>674.121179</text:p>
          </table:table-cell>
          <table:table-cell office:value-type="float" office:value="2664992499998">
            <text:p>2664992499998</text:p>
          </table:table-cell>
          <table:table-cell table:formula="of:=([.B1041]-[.B$2])/10^9" office:value-type="float" office:value="0.217221715">
            <text:p>0.217222</text:p>
          </table:table-cell>
          <table:table-cell table:formula="of:=[.C1041]-[.C1040]" office:value-type="float" office:value="0">
            <text:p>0.000000</text:p>
          </table:table-cell>
          <table:table-cell table:formula="of:=[.A1041]-[.A1040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2279">
            <text:p>674.122790</text:p>
          </table:table-cell>
          <table:table-cell office:value-type="float" office:value="2664994119707">
            <text:p>2664994119707</text:p>
          </table:table-cell>
          <table:table-cell table:formula="of:=([.B1042]-[.B$2])/10^9" office:value-type="float" office:value="0.218841424">
            <text:p>0.218841</text:p>
          </table:table-cell>
          <table:table-cell table:formula="of:=[.C1042]-[.C1041]" office:value-type="float" office:value="0.001619709">
            <text:p>0.001620</text:p>
          </table:table-cell>
          <table:table-cell table:formula="of:=[.A1042]-[.A1041]" office:value-type="float" office:value="0.00161100000002534">
            <text:p>0.00161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22791">
            <text:p>674.122791</text:p>
          </table:table-cell>
          <table:table-cell office:value-type="float" office:value="2664994119707">
            <text:p>2664994119707</text:p>
          </table:table-cell>
          <table:table-cell table:formula="of:=([.B1043]-[.B$2])/10^9" office:value-type="float" office:value="0.218841424">
            <text:p>0.218841</text:p>
          </table:table-cell>
          <table:table-cell table:formula="of:=[.C1043]-[.C1042]" office:value-type="float" office:value="0">
            <text:p>0.000000</text:p>
          </table:table-cell>
          <table:table-cell table:formula="of:=[.A1043]-[.A1042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23045">
            <text:p>674.123045</text:p>
          </table:table-cell>
          <table:table-cell office:value-type="float" office:value="2664994269420">
            <text:p>2664994269420</text:p>
          </table:table-cell>
          <table:table-cell table:formula="of:=([.B1044]-[.B$2])/10^9" office:value-type="float" office:value="0.218991137">
            <text:p>0.218991</text:p>
          </table:table-cell>
          <table:table-cell table:formula="of:=[.C1044]-[.C1043]" office:value-type="float" office:value="0.000149712999999996">
            <text:p>0.000150</text:p>
          </table:table-cell>
          <table:table-cell table:formula="of:=[.A1044]-[.A1043]" office:value-type="float" office:value="0.000254000000040833">
            <text:p>0.00025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23048">
            <text:p>674.123048</text:p>
          </table:table-cell>
          <table:table-cell office:value-type="float" office:value="2664995358801">
            <text:p>2664995358801</text:p>
          </table:table-cell>
          <table:table-cell table:formula="of:=([.B1045]-[.B$2])/10^9" office:value-type="float" office:value="0.220080518">
            <text:p>0.220081</text:p>
          </table:table-cell>
          <table:table-cell table:formula="of:=[.C1045]-[.C1044]" office:value-type="float" office:value="0.001089381">
            <text:p>0.001089</text:p>
          </table:table-cell>
          <table:table-cell table:formula="of:=[.A1045]-[.A104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23049">
            <text:p>674.123049</text:p>
          </table:table-cell>
          <table:table-cell office:value-type="float" office:value="2664995358801">
            <text:p>2664995358801</text:p>
          </table:table-cell>
          <table:table-cell table:formula="of:=([.B1046]-[.B$2])/10^9" office:value-type="float" office:value="0.220080518">
            <text:p>0.220081</text:p>
          </table:table-cell>
          <table:table-cell table:formula="of:=[.C1046]-[.C1045]" office:value-type="float" office:value="0">
            <text:p>0.000000</text:p>
          </table:table-cell>
          <table:table-cell table:formula="of:=[.A1046]-[.A1045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002358801; c_s is fully topped up</text:p>
          </table:table-cell>
        </table:table-row>
        <table:table-row table:style-name="ro1">
          <table:table-cell office:value-type="float" office:value="674.123053">
            <text:p>674.123053</text:p>
          </table:table-cell>
          <table:table-cell office:value-type="float" office:value="2664995358801">
            <text:p>2664995358801</text:p>
          </table:table-cell>
          <table:table-cell table:formula="of:=([.B1047]-[.B$2])/10^9" office:value-type="float" office:value="0.220080518">
            <text:p>0.220081</text:p>
          </table:table-cell>
          <table:table-cell table:formula="of:=[.C1047]-[.C1046]" office:value-type="float" office:value="0">
            <text:p>0.000000</text:p>
          </table:table-cell>
          <table:table-cell table:formula="of:=[.A1047]-[.A1046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23055">
            <text:p>674.123055</text:p>
          </table:table-cell>
          <table:table-cell office:value-type="float" office:value="2664995365917">
            <text:p>2664995365917</text:p>
          </table:table-cell>
          <table:table-cell table:formula="of:=([.B1048]-[.B$2])/10^9" office:value-type="float" office:value="0.220087634">
            <text:p>0.220088</text:p>
          </table:table-cell>
          <table:table-cell table:formula="of:=[.C1048]-[.C1047]" office:value-type="float" office:value="0.00000711600000000145">
            <text:p>0.000007</text:p>
          </table:table-cell>
          <table:table-cell table:formula="of:=[.A1048]-[.A104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23055">
            <text:p>674.123055</text:p>
          </table:table-cell>
          <table:table-cell office:value-type="float" office:value="2664995365917">
            <text:p>2664995365917</text:p>
          </table:table-cell>
          <table:table-cell table:formula="of:=([.B1049]-[.B$2])/10^9" office:value-type="float" office:value="0.220087634">
            <text:p>0.220088</text:p>
          </table:table-cell>
          <table:table-cell table:formula="of:=[.C1049]-[.C1048]" office:value-type="float" office:value="0">
            <text:p>0.000000</text:p>
          </table:table-cell>
          <table:table-cell table:formula="of:=[.A1049]-[.A1048]" office:value-type="float" office:value="0">
            <text:p>0.000000</text:p>
          </table:table-cell>
          <table:table-cell office:value-type="string">
            <text:p>d_s is renewed (r + D) to 2664997365917; c_s is fully topped up</text:p>
          </table:table-cell>
          <table:table-cell table:number-columns-repeated="2"/>
        </table:table-row>
        <table:table-row table:style-name="ro1">
          <table:table-cell office:value-type="float" office:value="674.123059">
            <text:p>674.123059</text:p>
          </table:table-cell>
          <table:table-cell office:value-type="float" office:value="2664995365917">
            <text:p>2664995365917</text:p>
          </table:table-cell>
          <table:table-cell table:formula="of:=([.B1050]-[.B$2])/10^9" office:value-type="float" office:value="0.220087634">
            <text:p>0.220088</text:p>
          </table:table-cell>
          <table:table-cell table:formula="of:=[.C1050]-[.C1049]" office:value-type="float" office:value="0">
            <text:p>0.000000</text:p>
          </table:table-cell>
          <table:table-cell table:formula="of:=[.A1050]-[.A1049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23061">
            <text:p>674.123061</text:p>
          </table:table-cell>
          <table:table-cell office:value-type="float" office:value="2664995372162">
            <text:p>2664995372162</text:p>
          </table:table-cell>
          <table:table-cell table:formula="of:=([.B1051]-[.B$2])/10^9" office:value-type="float" office:value="0.220093879">
            <text:p>0.220094</text:p>
          </table:table-cell>
          <table:table-cell table:formula="of:=[.C1051]-[.C1050]" office:value-type="float" office:value="0.00000624499999998807">
            <text:p>0.000006</text:p>
          </table:table-cell>
          <table:table-cell table:formula="of:=[.A1051]-[.A105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23062">
            <text:p>674.123062</text:p>
          </table:table-cell>
          <table:table-cell office:value-type="float" office:value="2664995372162">
            <text:p>2664995372162</text:p>
          </table:table-cell>
          <table:table-cell table:formula="of:=([.B1052]-[.B$2])/10^9" office:value-type="float" office:value="0.220093879">
            <text:p>0.220094</text:p>
          </table:table-cell>
          <table:table-cell table:formula="of:=[.C1052]-[.C1051]" office:value-type="float" office:value="0">
            <text:p>0.000000</text:p>
          </table:table-cell>
          <table:table-cell table:formula="of:=[.A1052]-[.A1051]" office:value-type="float" office:value="0.000000999999997475243">
            <text:p>0.000001</text:p>
          </table:table-cell>
          <table:table-cell/>
          <table:table-cell office:value-type="string">
            <text:p>372119 / 1836988 &lt;= 2000000 / 5000000</text:p>
          </table:table-cell>
          <table:table-cell/>
        </table:table-row>
        <table:table-row table:style-name="ro1">
          <table:table-cell office:value-type="float" office:value="674.123063">
            <text:p>674.123063</text:p>
          </table:table-cell>
          <table:table-cell office:value-type="float" office:value="2664995372162">
            <text:p>2664995372162</text:p>
          </table:table-cell>
          <table:table-cell table:formula="of:=([.B1053]-[.B$2])/10^9" office:value-type="float" office:value="0.220093879">
            <text:p>0.220094</text:p>
          </table:table-cell>
          <table:table-cell table:formula="of:=[.C1053]-[.C1052]" office:value-type="float" office:value="0">
            <text:p>0.000000</text:p>
          </table:table-cell>
          <table:table-cell table:formula="of:=[.A1053]-[.A1052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23107">
            <text:p>674.123107</text:p>
          </table:table-cell>
          <table:table-cell office:value-type="float" office:value="2664995372162">
            <text:p>2664995372162</text:p>
          </table:table-cell>
          <table:table-cell table:formula="of:=([.B1054]-[.B$2])/10^9" office:value-type="float" office:value="0.220093879">
            <text:p>0.220094</text:p>
          </table:table-cell>
          <table:table-cell table:formula="of:=[.C1054]-[.C1053]" office:value-type="float" office:value="0">
            <text:p>0.000000</text:p>
          </table:table-cell>
          <table:table-cell table:formula="of:=[.A1054]-[.A1053]" office:value-type="float" office:value="0.0000440000000025975">
            <text:p>0.00004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123481">
            <text:p>674.123481</text:p>
          </table:table-cell>
          <table:table-cell office:value-type="float" office:value="2664995790534">
            <text:p>2664995790534</text:p>
          </table:table-cell>
          <table:table-cell table:formula="of:=([.B1055]-[.B$2])/10^9" office:value-type="float" office:value="0.220512251">
            <text:p>0.220512</text:p>
          </table:table-cell>
          <table:table-cell table:formula="of:=[.C1055]-[.C1054]" office:value-type="float" office:value="0.000418372">
            <text:p>0.000418</text:p>
          </table:table-cell>
          <table:table-cell table:formula="of:=[.A1055]-[.A1054]" office:value-type="float" office:value="0.000373999999965235">
            <text:p>0.00037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23481">
            <text:p>674.123481</text:p>
          </table:table-cell>
          <table:table-cell office:value-type="float" office:value="2664995790534">
            <text:p>2664995790534</text:p>
          </table:table-cell>
          <table:table-cell table:formula="of:=([.B1056]-[.B$2])/10^9" office:value-type="float" office:value="0.220512251">
            <text:p>0.220512</text:p>
          </table:table-cell>
          <table:table-cell table:formula="of:=[.C1056]-[.C1055]" office:value-type="float" office:value="0">
            <text:p>0.000000</text:p>
          </table:table-cell>
          <table:table-cell table:formula="of:=[.A1056]-[.A1055]" office:value-type="float" office:value="0">
            <text:p>0.000000</text:p>
          </table:table-cell>
          <table:table-cell/>
          <table:table-cell office:value-type="string">
            <text:p>uses up its c_s; 2664995790534-2664995372162=418372</text:p>
          </table:table-cell>
          <table:table-cell/>
        </table:table-row>
        <table:table-row table:style-name="ro1">
          <table:table-cell office:value-type="float" office:value="674.123491">
            <text:p>674.123491</text:p>
          </table:table-cell>
          <table:table-cell office:value-type="float" office:value="2664995802124">
            <text:p>2664995802124</text:p>
          </table:table-cell>
          <table:table-cell table:formula="of:=([.B1057]-[.B$2])/10^9" office:value-type="float" office:value="0.220523841">
            <text:p>0.220524</text:p>
          </table:table-cell>
          <table:table-cell table:formula="of:=[.C1057]-[.C1056]" office:value-type="float" office:value="0.0000115900000000058">
            <text:p>0.000012</text:p>
          </table:table-cell>
          <table:table-cell table:formula="of:=[.A1057]-[.A1056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23497">
            <text:p>674.123497</text:p>
          </table:table-cell>
          <table:table-cell office:value-type="float" office:value="2664995802124">
            <text:p>2664995802124</text:p>
          </table:table-cell>
          <table:table-cell table:formula="of:=([.B1058]-[.B$2])/10^9" office:value-type="float" office:value="0.220523841">
            <text:p>0.220524</text:p>
          </table:table-cell>
          <table:table-cell table:formula="of:=[.C1058]-[.C1057]" office:value-type="float" office:value="0">
            <text:p>0.000000</text:p>
          </table:table-cell>
          <table:table-cell table:formula="of:=[.A1058]-[.A1057]" office:value-type="float" office:value="0.00000600000009853829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24412">
            <text:p>674.124412</text:p>
          </table:table-cell>
          <table:table-cell office:value-type="float" office:value="2664996724189">
            <text:p>2664996724189</text:p>
          </table:table-cell>
          <table:table-cell table:formula="of:=([.B1059]-[.B$2])/10^9" office:value-type="float" office:value="0.221445906">
            <text:p>0.221446</text:p>
          </table:table-cell>
          <table:table-cell table:formula="of:=[.C1059]-[.C1058]" office:value-type="float" office:value="0.000922065">
            <text:p>0.000922</text:p>
          </table:table-cell>
          <table:table-cell table:formula="of:=[.A1059]-[.A1058]" office:value-type="float" office:value="0.000914999999963584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24413">
            <text:p>674.124413</text:p>
          </table:table-cell>
          <table:table-cell office:value-type="float" office:value="2664996724189">
            <text:p>2664996724189</text:p>
          </table:table-cell>
          <table:table-cell table:formula="of:=([.B1060]-[.B$2])/10^9" office:value-type="float" office:value="0.221445906">
            <text:p>0.221446</text:p>
          </table:table-cell>
          <table:table-cell table:formula="of:=[.C1060]-[.C1059]" office:value-type="float" office:value="0">
            <text:p>0.000000</text:p>
          </table:table-cell>
          <table:table-cell table:formula="of:=[.A1060]-[.A105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24418">
            <text:p>674.124418</text:p>
          </table:table-cell>
          <table:table-cell office:value-type="float" office:value="2664996724189">
            <text:p>2664996724189</text:p>
          </table:table-cell>
          <table:table-cell table:formula="of:=([.B1061]-[.B$2])/10^9" office:value-type="float" office:value="0.221445906">
            <text:p>0.221446</text:p>
          </table:table-cell>
          <table:table-cell table:formula="of:=[.C1061]-[.C1060]" office:value-type="float" office:value="0">
            <text:p>0.000000</text:p>
          </table:table-cell>
          <table:table-cell table:formula="of:=[.A1061]-[.A106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24904">
            <text:p>674.124904</text:p>
          </table:table-cell>
          <table:table-cell office:value-type="float" office:value="2664996724189">
            <text:p>2664996724189</text:p>
          </table:table-cell>
          <table:table-cell table:formula="of:=([.B1062]-[.B$2])/10^9" office:value-type="float" office:value="0.221445906">
            <text:p>0.221446</text:p>
          </table:table-cell>
          <table:table-cell table:formula="of:=[.C1062]-[.C1061]" office:value-type="float" office:value="0">
            <text:p>0.000000</text:p>
          </table:table-cell>
          <table:table-cell table:formula="of:=[.A1062]-[.A1061]" office:value-type="float" office:value="0.000486000000023523">
            <text:p>0.00048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24905">
            <text:p>674.124905</text:p>
          </table:table-cell>
          <table:table-cell office:value-type="float" office:value="2664996724189">
            <text:p>2664996724189</text:p>
          </table:table-cell>
          <table:table-cell table:formula="of:=([.B1063]-[.B$2])/10^9" office:value-type="float" office:value="0.221445906">
            <text:p>0.221446</text:p>
          </table:table-cell>
          <table:table-cell table:formula="of:=[.C1063]-[.C1062]" office:value-type="float" office:value="0">
            <text:p>0.000000</text:p>
          </table:table-cell>
          <table:table-cell table:formula="of:=[.A1063]-[.A1062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24906">
            <text:p>674.124906</text:p>
          </table:table-cell>
          <table:table-cell office:value-type="float" office:value="2664996724189">
            <text:p>2664996724189</text:p>
          </table:table-cell>
          <table:table-cell table:formula="of:=([.B1064]-[.B$2])/10^9" office:value-type="float" office:value="0.221445906">
            <text:p>0.221446</text:p>
          </table:table-cell>
          <table:table-cell table:formula="of:=[.C1064]-[.C1063]" office:value-type="float" office:value="0">
            <text:p>0.000000</text:p>
          </table:table-cell>
          <table:table-cell table:formula="of:=[.A1064]-[.A1063]" office:value-type="float" office:value="0.000000999999997475243">
            <text:p>0.000001</text:p>
          </table:table-cell>
          <table:table-cell/>
          <table:table-cell office:value-type="string">
            <text:p>postpones its deadline to 2665002209150; c_s is topped up to 1953747</text:p>
          </table:table-cell>
          <table:table-cell/>
        </table:table-row>
        <table:table-row table:style-name="ro1">
          <table:table-cell office:value-type="float" office:value="674.124907">
            <text:p>674.124907</text:p>
          </table:table-cell>
          <table:table-cell office:value-type="float" office:value="2664996724189">
            <text:p>2664996724189</text:p>
          </table:table-cell>
          <table:table-cell table:formula="of:=([.B1065]-[.B$2])/10^9" office:value-type="float" office:value="0.221445906">
            <text:p>0.221446</text:p>
          </table:table-cell>
          <table:table-cell table:formula="of:=[.C1065]-[.C1064]" office:value-type="float" office:value="0">
            <text:p>0.000000</text:p>
          </table:table-cell>
          <table:table-cell table:formula="of:=[.A1065]-[.A1064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24914">
            <text:p>674.124914</text:p>
          </table:table-cell>
          <table:table-cell office:value-type="float" office:value="2664997226696">
            <text:p>2664997226696</text:p>
          </table:table-cell>
          <table:table-cell table:formula="of:=([.B1066]-[.B$2])/10^9" office:value-type="float" office:value="0.221948413">
            <text:p>0.221948</text:p>
          </table:table-cell>
          <table:table-cell table:formula="of:=[.C1066]-[.C1065]" office:value-type="float" office:value="0.000502507000000013">
            <text:p>0.000503</text:p>
          </table:table-cell>
          <table:table-cell table:formula="of:=[.A1066]-[.A1065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24921">
            <text:p>674.124921</text:p>
          </table:table-cell>
          <table:table-cell office:value-type="float" office:value="2664997226696">
            <text:p>2664997226696</text:p>
          </table:table-cell>
          <table:table-cell table:formula="of:=([.B1067]-[.B$2])/10^9" office:value-type="float" office:value="0.221948413">
            <text:p>0.221948</text:p>
          </table:table-cell>
          <table:table-cell table:formula="of:=[.C1067]-[.C1066]" office:value-type="float" office:value="0">
            <text:p>0.000000</text:p>
          </table:table-cell>
          <table:table-cell table:formula="of:=[.A1067]-[.A1066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26448">
            <text:p>674.126448</text:p>
          </table:table-cell>
          <table:table-cell office:value-type="float" office:value="2664998760187">
            <text:p>2664998760187</text:p>
          </table:table-cell>
          <table:table-cell table:formula="of:=([.B1068]-[.B$2])/10^9" office:value-type="float" office:value="0.223481904">
            <text:p>0.223482</text:p>
          </table:table-cell>
          <table:table-cell table:formula="of:=[.C1068]-[.C1067]" office:value-type="float" office:value="0.001533491">
            <text:p>0.001533</text:p>
          </table:table-cell>
          <table:table-cell table:formula="of:=[.A1068]-[.A1067]" office:value-type="float" office:value="0.00152700000001005">
            <text:p>0.00152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26449">
            <text:p>674.126449</text:p>
          </table:table-cell>
          <table:table-cell office:value-type="float" office:value="2664998760187">
            <text:p>2664998760187</text:p>
          </table:table-cell>
          <table:table-cell table:formula="of:=([.B1069]-[.B$2])/10^9" office:value-type="float" office:value="0.223481904">
            <text:p>0.223482</text:p>
          </table:table-cell>
          <table:table-cell table:formula="of:=[.C1069]-[.C1068]" office:value-type="float" office:value="0">
            <text:p>0.000000</text:p>
          </table:table-cell>
          <table:table-cell table:formula="of:=[.A1069]-[.A1068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26454">
            <text:p>674.126454</text:p>
          </table:table-cell>
          <table:table-cell office:value-type="float" office:value="2664998760187">
            <text:p>2664998760187</text:p>
          </table:table-cell>
          <table:table-cell table:formula="of:=([.B1070]-[.B$2])/10^9" office:value-type="float" office:value="0.223481904">
            <text:p>0.223482</text:p>
          </table:table-cell>
          <table:table-cell table:formula="of:=[.C1070]-[.C1069]" office:value-type="float" office:value="0">
            <text:p>0.000000</text:p>
          </table:table-cell>
          <table:table-cell table:formula="of:=[.A1070]-[.A106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26944">
            <text:p>674.126944</text:p>
          </table:table-cell>
          <table:table-cell office:value-type="float" office:value="2664998760187">
            <text:p>2664998760187</text:p>
          </table:table-cell>
          <table:table-cell table:formula="of:=([.B1071]-[.B$2])/10^9" office:value-type="float" office:value="0.223481904">
            <text:p>0.223482</text:p>
          </table:table-cell>
          <table:table-cell table:formula="of:=[.C1071]-[.C1070]" office:value-type="float" office:value="0">
            <text:p>0.000000</text:p>
          </table:table-cell>
          <table:table-cell table:formula="of:=[.A1071]-[.A1070]" office:value-type="float" office:value="0.000490000000013424">
            <text:p>0.0004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26946">
            <text:p>674.126946</text:p>
          </table:table-cell>
          <table:table-cell office:value-type="float" office:value="2664999258784">
            <text:p>2664999258784</text:p>
          </table:table-cell>
          <table:table-cell table:formula="of:=([.B1072]-[.B$2])/10^9" office:value-type="float" office:value="0.223980501">
            <text:p>0.223981</text:p>
          </table:table-cell>
          <table:table-cell table:formula="of:=[.C1072]-[.C1071]" office:value-type="float" office:value="0.00049859699999999">
            <text:p>0.000499</text:p>
          </table:table-cell>
          <table:table-cell table:formula="of:=[.A1072]-[.A107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26947">
            <text:p>674.126947</text:p>
          </table:table-cell>
          <table:table-cell office:value-type="float" office:value="2664999258784">
            <text:p>2664999258784</text:p>
          </table:table-cell>
          <table:table-cell table:formula="of:=([.B1073]-[.B$2])/10^9" office:value-type="float" office:value="0.223980501">
            <text:p>0.223981</text:p>
          </table:table-cell>
          <table:table-cell table:formula="of:=[.C1073]-[.C1072]" office:value-type="float" office:value="0">
            <text:p>0.000000</text:p>
          </table:table-cell>
          <table:table-cell table:formula="of:=[.A1073]-[.A1072]" office:value-type="float" office:value="0.000000999999997475243">
            <text:p>0.000001</text:p>
          </table:table-cell>
          <table:table-cell office:value-type="string">
            <text:p>d_s is renewed (r + D) to 2665001258784; c_s is fully topped up</text:p>
          </table:table-cell>
          <table:table-cell table:number-columns-repeated="2"/>
        </table:table-row>
        <table:table-row table:style-name="ro1">
          <table:table-cell office:value-type="float" office:value="674.126948">
            <text:p>674.126948</text:p>
          </table:table-cell>
          <table:table-cell office:value-type="float" office:value="2664999258784">
            <text:p>2664999258784</text:p>
          </table:table-cell>
          <table:table-cell table:formula="of:=([.B1074]-[.B$2])/10^9" office:value-type="float" office:value="0.223980501">
            <text:p>0.223981</text:p>
          </table:table-cell>
          <table:table-cell table:formula="of:=[.C1074]-[.C1073]" office:value-type="float" office:value="0">
            <text:p>0.000000</text:p>
          </table:table-cell>
          <table:table-cell table:formula="of:=[.A1074]-[.A1073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126955">
            <text:p>674.126955</text:p>
          </table:table-cell>
          <table:table-cell office:value-type="float" office:value="2664999267738">
            <text:p>2664999267738</text:p>
          </table:table-cell>
          <table:table-cell table:formula="of:=([.B1075]-[.B$2])/10^9" office:value-type="float" office:value="0.223989455">
            <text:p>0.223989</text:p>
          </table:table-cell>
          <table:table-cell table:formula="of:=[.C1075]-[.C1074]" office:value-type="float" office:value="0.00000895400000000546">
            <text:p>0.000009</text:p>
          </table:table-cell>
          <table:table-cell table:formula="of:=[.A1075]-[.A1074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2696">
            <text:p>674.126960</text:p>
          </table:table-cell>
          <table:table-cell office:value-type="float" office:value="2664999267738">
            <text:p>2664999267738</text:p>
          </table:table-cell>
          <table:table-cell table:formula="of:=([.B1076]-[.B$2])/10^9" office:value-type="float" office:value="0.223989455">
            <text:p>0.223989</text:p>
          </table:table-cell>
          <table:table-cell table:formula="of:=[.C1076]-[.C1075]" office:value-type="float" office:value="0">
            <text:p>0.000000</text:p>
          </table:table-cell>
          <table:table-cell table:formula="of:=[.A1076]-[.A1075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27878">
            <text:p>674.127878</text:p>
          </table:table-cell>
          <table:table-cell office:value-type="float" office:value="2665000199363">
            <text:p>2665000199363</text:p>
          </table:table-cell>
          <table:table-cell table:formula="of:=([.B1077]-[.B$2])/10^9" office:value-type="float" office:value="0.22492108">
            <text:p>0.224921</text:p>
          </table:table-cell>
          <table:table-cell table:formula="of:=[.C1077]-[.C1076]" office:value-type="float" office:value="0.000931624999999992">
            <text:p>0.000932</text:p>
          </table:table-cell>
          <table:table-cell table:formula="of:=[.A1077]-[.A1076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27879">
            <text:p>674.127879</text:p>
          </table:table-cell>
          <table:table-cell office:value-type="float" office:value="2665000199363">
            <text:p>2665000199363</text:p>
          </table:table-cell>
          <table:table-cell table:formula="of:=([.B1078]-[.B$2])/10^9" office:value-type="float" office:value="0.22492108">
            <text:p>0.224921</text:p>
          </table:table-cell>
          <table:table-cell table:formula="of:=[.C1078]-[.C1077]" office:value-type="float" office:value="0">
            <text:p>0.000000</text:p>
          </table:table-cell>
          <table:table-cell table:formula="of:=[.A1078]-[.A107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27884">
            <text:p>674.127884</text:p>
          </table:table-cell>
          <table:table-cell office:value-type="float" office:value="2665000199363">
            <text:p>2665000199363</text:p>
          </table:table-cell>
          <table:table-cell table:formula="of:=([.B1079]-[.B$2])/10^9" office:value-type="float" office:value="0.22492108">
            <text:p>0.224921</text:p>
          </table:table-cell>
          <table:table-cell table:formula="of:=[.C1079]-[.C1078]" office:value-type="float" office:value="0">
            <text:p>0.000000</text:p>
          </table:table-cell>
          <table:table-cell table:formula="of:=[.A1079]-[.A1078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27942">
            <text:p>674.127942</text:p>
          </table:table-cell>
          <table:table-cell office:value-type="float" office:value="2665000199363">
            <text:p>2665000199363</text:p>
          </table:table-cell>
          <table:table-cell table:formula="of:=([.B1080]-[.B$2])/10^9" office:value-type="float" office:value="0.22492108">
            <text:p>0.224921</text:p>
          </table:table-cell>
          <table:table-cell table:formula="of:=[.C1080]-[.C1079]" office:value-type="float" office:value="0">
            <text:p>0.000000</text:p>
          </table:table-cell>
          <table:table-cell table:formula="of:=[.A1080]-[.A1079]" office:value-type="float" office:value="0.0000579999999672509">
            <text:p>0.000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27944">
            <text:p>674.127944</text:p>
          </table:table-cell>
          <table:table-cell office:value-type="float" office:value="2665000265645">
            <text:p>2665000265645</text:p>
          </table:table-cell>
          <table:table-cell table:formula="of:=([.B1081]-[.B$2])/10^9" office:value-type="float" office:value="0.224987362">
            <text:p>0.224987</text:p>
          </table:table-cell>
          <table:table-cell table:formula="of:=[.C1081]-[.C1080]" office:value-type="float" office:value="0.0000662820000000008">
            <text:p>0.000066</text:p>
          </table:table-cell>
          <table:table-cell table:formula="of:=[.A1081]-[.A108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27945">
            <text:p>674.127945</text:p>
          </table:table-cell>
          <table:table-cell office:value-type="float" office:value="2665000265645">
            <text:p>2665000265645</text:p>
          </table:table-cell>
          <table:table-cell table:formula="of:=([.B1082]-[.B$2])/10^9" office:value-type="float" office:value="0.224987362">
            <text:p>0.224987</text:p>
          </table:table-cell>
          <table:table-cell table:formula="of:=[.C1082]-[.C1081]" office:value-type="float" office:value="0">
            <text:p>0.000000</text:p>
          </table:table-cell>
          <table:table-cell table:formula="of:=[.A1082]-[.A1081]" office:value-type="float" office:value="0.000000999999997475243">
            <text:p>0.000001</text:p>
          </table:table-cell>
          <table:table-cell/>
          <table:table-cell office:value-type="string">
            <text:p>420256 / 1943505 &lt;= 2000000 / 5000000</text:p>
          </table:table-cell>
          <table:table-cell/>
        </table:table-row>
        <table:table-row table:style-name="ro1">
          <table:table-cell office:value-type="float" office:value="674.127946">
            <text:p>674.127946</text:p>
          </table:table-cell>
          <table:table-cell office:value-type="float" office:value="2665000265645">
            <text:p>2665000265645</text:p>
          </table:table-cell>
          <table:table-cell table:formula="of:=([.B1083]-[.B$2])/10^9" office:value-type="float" office:value="0.224987362">
            <text:p>0.224987</text:p>
          </table:table-cell>
          <table:table-cell table:formula="of:=[.C1083]-[.C1082]" office:value-type="float" office:value="0">
            <text:p>0.000000</text:p>
          </table:table-cell>
          <table:table-cell table:formula="of:=[.A1083]-[.A1082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27947">
            <text:p>674.127947</text:p>
          </table:table-cell>
          <table:table-cell office:value-type="float" office:value="2665000265645">
            <text:p>2665000265645</text:p>
          </table:table-cell>
          <table:table-cell table:formula="of:=([.B1084]-[.B$2])/10^9" office:value-type="float" office:value="0.224987362">
            <text:p>0.224987</text:p>
          </table:table-cell>
          <table:table-cell table:formula="of:=[.C1084]-[.C1083]" office:value-type="float" office:value="0">
            <text:p>0.000000</text:p>
          </table:table-cell>
          <table:table-cell table:formula="of:=[.A1084]-[.A1083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27957">
            <text:p>674.127957</text:p>
          </table:table-cell>
          <table:table-cell office:value-type="float" office:value="2665000278279">
            <text:p>2665000278279</text:p>
          </table:table-cell>
          <table:table-cell table:formula="of:=([.B1085]-[.B$2])/10^9" office:value-type="float" office:value="0.224999996">
            <text:p>0.225000</text:p>
          </table:table-cell>
          <table:table-cell table:formula="of:=[.C1085]-[.C1084]" office:value-type="float" office:value="0.0000126340000000114">
            <text:p>0.000013</text:p>
          </table:table-cell>
          <table:table-cell table:formula="of:=[.A1085]-[.A1084]" office:value-type="float" office:value="0.000010000000088439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27964">
            <text:p>674.127964</text:p>
          </table:table-cell>
          <table:table-cell office:value-type="float" office:value="2665000278279">
            <text:p>2665000278279</text:p>
          </table:table-cell>
          <table:table-cell table:formula="of:=([.B1086]-[.B$2])/10^9" office:value-type="float" office:value="0.224999996">
            <text:p>0.225000</text:p>
          </table:table-cell>
          <table:table-cell table:formula="of:=[.C1086]-[.C1085]" office:value-type="float" office:value="0">
            <text:p>0.000000</text:p>
          </table:table-cell>
          <table:table-cell table:formula="of:=[.A1086]-[.A1085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28385">
            <text:p>674.128385</text:p>
          </table:table-cell>
          <table:table-cell office:value-type="float" office:value="2665000706019">
            <text:p>2665000706019</text:p>
          </table:table-cell>
          <table:table-cell table:formula="of:=([.B1087]-[.B$2])/10^9" office:value-type="float" office:value="0.225427736">
            <text:p>0.225428</text:p>
          </table:table-cell>
          <table:table-cell table:formula="of:=[.C1087]-[.C1086]" office:value-type="float" office:value="0.000427739999999982">
            <text:p>0.000428</text:p>
          </table:table-cell>
          <table:table-cell table:formula="of:=[.A1087]-[.A1086]" office:value-type="float" office:value="0.000420999999960259">
            <text:p>0.00042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28386">
            <text:p>674.128386</text:p>
          </table:table-cell>
          <table:table-cell office:value-type="float" office:value="2665000706019">
            <text:p>2665000706019</text:p>
          </table:table-cell>
          <table:table-cell table:formula="of:=([.B1088]-[.B$2])/10^9" office:value-type="float" office:value="0.225427736">
            <text:p>0.225428</text:p>
          </table:table-cell>
          <table:table-cell table:formula="of:=[.C1088]-[.C1087]" office:value-type="float" office:value="0">
            <text:p>0.000000</text:p>
          </table:table-cell>
          <table:table-cell table:formula="of:=[.A1088]-[.A1087]" office:value-type="float" office:value="0.000000999999997475243">
            <text:p>0.000001</text:p>
          </table:table-cell>
          <table:table-cell/>
          <table:table-cell office:value-type="string">
            <text:p>uses up its c_s; 2665000706019-2665000278279=427740</text:p>
          </table:table-cell>
          <table:table-cell/>
        </table:table-row>
        <table:table-row table:style-name="ro1">
          <table:table-cell office:value-type="float" office:value="674.128398">
            <text:p>674.128398</text:p>
          </table:table-cell>
          <table:table-cell office:value-type="float" office:value="2665000719158">
            <text:p>2665000719158</text:p>
          </table:table-cell>
          <table:table-cell table:formula="of:=([.B1089]-[.B$2])/10^9" office:value-type="float" office:value="0.225440875">
            <text:p>0.225441</text:p>
          </table:table-cell>
          <table:table-cell table:formula="of:=[.C1089]-[.C1088]" office:value-type="float" office:value="0.0000131390000000231">
            <text:p>0.000013</text:p>
          </table:table-cell>
          <table:table-cell table:formula="of:=[.A1089]-[.A1088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28403">
            <text:p>674.128403</text:p>
          </table:table-cell>
          <table:table-cell office:value-type="float" office:value="2665000719158">
            <text:p>2665000719158</text:p>
          </table:table-cell>
          <table:table-cell table:formula="of:=([.B1090]-[.B$2])/10^9" office:value-type="float" office:value="0.225440875">
            <text:p>0.225441</text:p>
          </table:table-cell>
          <table:table-cell table:formula="of:=[.C1090]-[.C1089]" office:value-type="float" office:value="0">
            <text:p>0.000000</text:p>
          </table:table-cell>
          <table:table-cell table:formula="of:=[.A1090]-[.A108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29893">
            <text:p>674.129893</text:p>
          </table:table-cell>
          <table:table-cell office:value-type="float" office:value="2665000719158">
            <text:p>2665000719158</text:p>
          </table:table-cell>
          <table:table-cell table:formula="of:=([.B1091]-[.B$2])/10^9" office:value-type="float" office:value="0.225440875">
            <text:p>0.225441</text:p>
          </table:table-cell>
          <table:table-cell table:formula="of:=[.C1091]-[.C1090]" office:value-type="float" office:value="0">
            <text:p>0.000000</text:p>
          </table:table-cell>
          <table:table-cell table:formula="of:=[.A1091]-[.A1090]" office:value-type="float" office:value="0.00148999999998978">
            <text:p>0.00149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29894">
            <text:p>674.129894</text:p>
          </table:table-cell>
          <table:table-cell office:value-type="float" office:value="2665000719158">
            <text:p>2665000719158</text:p>
          </table:table-cell>
          <table:table-cell table:formula="of:=([.B1092]-[.B$2])/10^9" office:value-type="float" office:value="0.225440875">
            <text:p>0.225441</text:p>
          </table:table-cell>
          <table:table-cell table:formula="of:=[.C1092]-[.C1091]" office:value-type="float" office:value="0">
            <text:p>0.000000</text:p>
          </table:table-cell>
          <table:table-cell table:formula="of:=[.A1092]-[.A1091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29895">
            <text:p>674.129895</text:p>
          </table:table-cell>
          <table:table-cell office:value-type="float" office:value="2665000719158">
            <text:p>2665000719158</text:p>
          </table:table-cell>
          <table:table-cell table:formula="of:=([.B1093]-[.B$2])/10^9" office:value-type="float" office:value="0.225440875">
            <text:p>0.225441</text:p>
          </table:table-cell>
          <table:table-cell table:formula="of:=[.C1093]-[.C1092]" office:value-type="float" office:value="0">
            <text:p>0.000000</text:p>
          </table:table-cell>
          <table:table-cell table:formula="of:=[.A1093]-[.A1092]" office:value-type="float" office:value="0.000000999999997475243">
            <text:p>0.000001</text:p>
          </table:table-cell>
          <table:table-cell/>
          <table:table-cell office:value-type="string">
            <text:p>postpones its deadline to 2665007209150; c_s is topped up to 1992516</text:p>
          </table:table-cell>
          <table:table-cell/>
        </table:table-row>
        <table:table-row table:style-name="ro1">
          <table:table-cell office:value-type="float" office:value="674.130314">
            <text:p>674.130314</text:p>
          </table:table-cell>
          <table:table-cell office:value-type="float" office:value="2665002634499">
            <text:p>2665002634499</text:p>
          </table:table-cell>
          <table:table-cell table:formula="of:=([.B1094]-[.B$2])/10^9" office:value-type="float" office:value="0.227356216">
            <text:p>0.227356</text:p>
          </table:table-cell>
          <table:table-cell table:formula="of:=[.C1094]-[.C1093]" office:value-type="float" office:value="0.00191534099999999">
            <text:p>0.001915</text:p>
          </table:table-cell>
          <table:table-cell table:formula="of:=[.A1094]-[.A1093]" office:value-type="float" office:value="0.000418999999965308">
            <text:p>0.000419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674.130314">
            <text:p>674.130314</text:p>
          </table:table-cell>
          <table:table-cell office:value-type="float" office:value="2665002634499">
            <text:p>2665002634499</text:p>
          </table:table-cell>
          <table:table-cell table:formula="of:=([.B1095]-[.B$2])/10^9" office:value-type="float" office:value="0.227356216">
            <text:p>0.227356</text:p>
          </table:table-cell>
          <table:table-cell table:formula="of:=[.C1095]-[.C1094]" office:value-type="float" office:value="0">
            <text:p>0.000000</text:p>
          </table:table-cell>
          <table:table-cell table:formula="of:=[.A1095]-[.A1094]" office:value-type="float" office:value="0">
            <text:p>0.000000</text:p>
          </table:table-cell>
          <table:table-cell table:number-columns-repeated="2"/>
          <table:table-cell office:value-type="string">
            <text:p>uses up its c_s; 2665002634499-2665000719158=1915341</text:p>
          </table:table-cell>
        </table:table-row>
        <table:table-row table:style-name="ro1">
          <table:table-cell office:value-type="float" office:value="674.130317">
            <text:p>674.130317</text:p>
          </table:table-cell>
          <table:table-cell office:value-type="float" office:value="2665002634499">
            <text:p>2665002634499</text:p>
          </table:table-cell>
          <table:table-cell table:formula="of:=([.B1096]-[.B$2])/10^9" office:value-type="float" office:value="0.227356216">
            <text:p>0.227356</text:p>
          </table:table-cell>
          <table:table-cell table:formula="of:=[.C1096]-[.C1095]" office:value-type="float" office:value="0">
            <text:p>0.000000</text:p>
          </table:table-cell>
          <table:table-cell table:formula="of:=[.A1096]-[.A109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30318">
            <text:p>674.130318</text:p>
          </table:table-cell>
          <table:table-cell office:value-type="float" office:value="2665002634499">
            <text:p>2665002634499</text:p>
          </table:table-cell>
          <table:table-cell table:formula="of:=([.B1097]-[.B$2])/10^9" office:value-type="float" office:value="0.227356216">
            <text:p>0.227356</text:p>
          </table:table-cell>
          <table:table-cell table:formula="of:=[.C1097]-[.C1096]" office:value-type="float" office:value="0">
            <text:p>0.000000</text:p>
          </table:table-cell>
          <table:table-cell table:formula="of:=[.A1097]-[.A1096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009358801; c_s is topped up to 2719987</text:p>
          </table:table-cell>
        </table:table-row>
        <table:table-row table:style-name="ro1">
          <table:table-cell office:value-type="float" office:value="674.130329">
            <text:p>674.130329</text:p>
          </table:table-cell>
          <table:table-cell office:value-type="float" office:value="2665002650364">
            <text:p>2665002650364</text:p>
          </table:table-cell>
          <table:table-cell table:formula="of:=([.B1098]-[.B$2])/10^9" office:value-type="float" office:value="0.227372081">
            <text:p>0.227372</text:p>
          </table:table-cell>
          <table:table-cell table:formula="of:=[.C1098]-[.C1097]" office:value-type="float" office:value="0.0000158650000000038">
            <text:p>0.000016</text:p>
          </table:table-cell>
          <table:table-cell table:formula="of:=[.A1098]-[.A1097]" office:value-type="float" office:value="0.0000109999999722277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30334">
            <text:p>674.130334</text:p>
          </table:table-cell>
          <table:table-cell office:value-type="float" office:value="2665002650364">
            <text:p>2665002650364</text:p>
          </table:table-cell>
          <table:table-cell table:formula="of:=([.B1099]-[.B$2])/10^9" office:value-type="float" office:value="0.227372081">
            <text:p>0.227372</text:p>
          </table:table-cell>
          <table:table-cell table:formula="of:=[.C1099]-[.C1098]" office:value-type="float" office:value="0">
            <text:p>0.000000</text:p>
          </table:table-cell>
          <table:table-cell table:formula="of:=[.A1099]-[.A1098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30936">
            <text:p>674.130936</text:p>
          </table:table-cell>
          <table:table-cell office:value-type="float" office:value="2665002650364">
            <text:p>2665002650364</text:p>
          </table:table-cell>
          <table:table-cell table:formula="of:=([.B1100]-[.B$2])/10^9" office:value-type="float" office:value="0.227372081">
            <text:p>0.227372</text:p>
          </table:table-cell>
          <table:table-cell table:formula="of:=[.C1100]-[.C1099]" office:value-type="float" office:value="0">
            <text:p>0.000000</text:p>
          </table:table-cell>
          <table:table-cell table:formula="of:=[.A1100]-[.A1099]" office:value-type="float" office:value="0.000602000000071712">
            <text:p>0.0006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30938">
            <text:p>674.130938</text:p>
          </table:table-cell>
          <table:table-cell office:value-type="float" office:value="2665003259518">
            <text:p>2665003259518</text:p>
          </table:table-cell>
          <table:table-cell table:formula="of:=([.B1101]-[.B$2])/10^9" office:value-type="float" office:value="0.227981235">
            <text:p>0.227981</text:p>
          </table:table-cell>
          <table:table-cell table:formula="of:=[.C1101]-[.C1100]" office:value-type="float" office:value="0.000609154000000001">
            <text:p>0.000609</text:p>
          </table:table-cell>
          <table:table-cell table:formula="of:=[.A1101]-[.A110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30939">
            <text:p>674.130939</text:p>
          </table:table-cell>
          <table:table-cell office:value-type="float" office:value="2665003259518">
            <text:p>2665003259518</text:p>
          </table:table-cell>
          <table:table-cell table:formula="of:=([.B1102]-[.B$2])/10^9" office:value-type="float" office:value="0.227981235">
            <text:p>0.227981</text:p>
          </table:table-cell>
          <table:table-cell table:formula="of:=[.C1102]-[.C1101]" office:value-type="float" office:value="0">
            <text:p>0.000000</text:p>
          </table:table-cell>
          <table:table-cell table:formula="of:=[.A1102]-[.A1101]" office:value-type="float" office:value="0.000000999999997475243">
            <text:p>0.000001</text:p>
          </table:table-cell>
          <table:table-cell office:value-type="string">
            <text:p>d_s is renewed (r + D) to 2665005259518; c_s is fully topped up</text:p>
          </table:table-cell>
          <table:table-cell table:number-columns-repeated="2"/>
        </table:table-row>
        <table:table-row table:style-name="ro1">
          <table:table-cell office:value-type="float" office:value="674.13094">
            <text:p>674.130940</text:p>
          </table:table-cell>
          <table:table-cell office:value-type="float" office:value="2665003259518">
            <text:p>2665003259518</text:p>
          </table:table-cell>
          <table:table-cell table:formula="of:=([.B1103]-[.B$2])/10^9" office:value-type="float" office:value="0.227981235">
            <text:p>0.227981</text:p>
          </table:table-cell>
          <table:table-cell table:formula="of:=[.C1103]-[.C1102]" office:value-type="float" office:value="0">
            <text:p>0.000000</text:p>
          </table:table-cell>
          <table:table-cell table:formula="of:=[.A1103]-[.A1102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30947">
            <text:p>674.130947</text:p>
          </table:table-cell>
          <table:table-cell office:value-type="float" office:value="2665003268741">
            <text:p>2665003268741</text:p>
          </table:table-cell>
          <table:table-cell table:formula="of:=([.B1104]-[.B$2])/10^9" office:value-type="float" office:value="0.227990458">
            <text:p>0.227990</text:p>
          </table:table-cell>
          <table:table-cell table:formula="of:=[.C1104]-[.C1103]" office:value-type="float" office:value="0.00000922300000000265">
            <text:p>0.000009</text:p>
          </table:table-cell>
          <table:table-cell table:formula="of:=[.A1104]-[.A1103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30952">
            <text:p>674.130952</text:p>
          </table:table-cell>
          <table:table-cell office:value-type="float" office:value="2665003268741">
            <text:p>2665003268741</text:p>
          </table:table-cell>
          <table:table-cell table:formula="of:=([.B1105]-[.B$2])/10^9" office:value-type="float" office:value="0.227990458">
            <text:p>0.227990</text:p>
          </table:table-cell>
          <table:table-cell table:formula="of:=[.C1105]-[.C1104]" office:value-type="float" office:value="0">
            <text:p>0.000000</text:p>
          </table:table-cell>
          <table:table-cell table:formula="of:=[.A1105]-[.A1104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31944">
            <text:p>674.131944</text:p>
          </table:table-cell>
          <table:table-cell office:value-type="float" office:value="2665004273766">
            <text:p>2665004273766</text:p>
          </table:table-cell>
          <table:table-cell table:formula="of:=([.B1106]-[.B$2])/10^9" office:value-type="float" office:value="0.228995483">
            <text:p>0.228995</text:p>
          </table:table-cell>
          <table:table-cell table:formula="of:=[.C1106]-[.C1105]" office:value-type="float" office:value="0.00100502499999999">
            <text:p>0.001005</text:p>
          </table:table-cell>
          <table:table-cell table:formula="of:=[.A1106]-[.A1105]" office:value-type="float" office:value="0.000991999999996551">
            <text:p>0.00099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31946">
            <text:p>674.131946</text:p>
          </table:table-cell>
          <table:table-cell office:value-type="float" office:value="2665004273766">
            <text:p>2665004273766</text:p>
          </table:table-cell>
          <table:table-cell table:formula="of:=([.B1107]-[.B$2])/10^9" office:value-type="float" office:value="0.228995483">
            <text:p>0.228995</text:p>
          </table:table-cell>
          <table:table-cell table:formula="of:=[.C1107]-[.C1106]" office:value-type="float" office:value="0">
            <text:p>0.000000</text:p>
          </table:table-cell>
          <table:table-cell table:formula="of:=[.A1107]-[.A1106]" office:value-type="float" office:value="0.00000199999999495049">
            <text:p>0.000002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74.131946">
            <text:p>674.131946</text:p>
          </table:table-cell>
          <table:table-cell office:value-type="float" office:value="2665004273766">
            <text:p>2665004273766</text:p>
          </table:table-cell>
          <table:table-cell table:formula="of:=([.B1108]-[.B$2])/10^9" office:value-type="float" office:value="0.228995483">
            <text:p>0.228995</text:p>
          </table:table-cell>
          <table:table-cell table:formula="of:=[.C1108]-[.C1107]" office:value-type="float" office:value="0">
            <text:p>0.000000</text:p>
          </table:table-cell>
          <table:table-cell table:formula="of:=[.A1108]-[.A1107]" office:value-type="float" office:value="0">
            <text:p>0.000000</text:p>
          </table:table-cell>
          <table:table-cell office:value-type="string">
            <text:p>uses up its c_s; 2665004273766-2665004016535=257231</text:p>
          </table:table-cell>
          <table:table-cell table:number-columns-repeated="2"/>
        </table:table-row>
        <table:table-row table:style-name="ro1">
          <table:table-cell office:value-type="float" office:value="674.131954">
            <text:p>674.131954</text:p>
          </table:table-cell>
          <table:table-cell office:value-type="float" office:value="2665004273766">
            <text:p>2665004273766</text:p>
          </table:table-cell>
          <table:table-cell table:formula="of:=([.B1109]-[.B$2])/10^9" office:value-type="float" office:value="0.228995483">
            <text:p>0.228995</text:p>
          </table:table-cell>
          <table:table-cell table:formula="of:=[.C1109]-[.C1108]" office:value-type="float" office:value="0">
            <text:p>0.000000</text:p>
          </table:table-cell>
          <table:table-cell table:formula="of:=[.A1109]-[.A1108]" office:value-type="float" office:value="0.00000799999997980194">
            <text:p>0.00000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31959">
            <text:p>674.131959</text:p>
          </table:table-cell>
          <table:table-cell office:value-type="float" office:value="2665004273766">
            <text:p>2665004273766</text:p>
          </table:table-cell>
          <table:table-cell table:formula="of:=([.B1110]-[.B$2])/10^9" office:value-type="float" office:value="0.228995483">
            <text:p>0.228995</text:p>
          </table:table-cell>
          <table:table-cell table:formula="of:=[.C1110]-[.C1109]" office:value-type="float" office:value="0">
            <text:p>0.000000</text:p>
          </table:table-cell>
          <table:table-cell table:formula="of:=[.A1110]-[.A1109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32847">
            <text:p>674.132847</text:p>
          </table:table-cell>
          <table:table-cell office:value-type="float" office:value="2665005177351">
            <text:p>2665005177351</text:p>
          </table:table-cell>
          <table:table-cell table:formula="of:=([.B1111]-[.B$2])/10^9" office:value-type="float" office:value="0.229899068">
            <text:p>0.229899</text:p>
          </table:table-cell>
          <table:table-cell table:formula="of:=[.C1111]-[.C1110]" office:value-type="float" office:value="0.000903585000000012">
            <text:p>0.000904</text:p>
          </table:table-cell>
          <table:table-cell table:formula="of:=[.A1111]-[.A1110]" office:value-type="float" office:value="0.000887999999918065">
            <text:p>0.00088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32849">
            <text:p>674.132849</text:p>
          </table:table-cell>
          <table:table-cell office:value-type="float" office:value="2665005177351">
            <text:p>2665005177351</text:p>
          </table:table-cell>
          <table:table-cell table:formula="of:=([.B1112]-[.B$2])/10^9" office:value-type="float" office:value="0.229899068">
            <text:p>0.229899</text:p>
          </table:table-cell>
          <table:table-cell table:formula="of:=[.C1112]-[.C1111]" office:value-type="float" office:value="0">
            <text:p>0.000000</text:p>
          </table:table-cell>
          <table:table-cell table:formula="of:=[.A1112]-[.A111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32854">
            <text:p>674.132854</text:p>
          </table:table-cell>
          <table:table-cell office:value-type="float" office:value="2665005177351">
            <text:p>2665005177351</text:p>
          </table:table-cell>
          <table:table-cell table:formula="of:=([.B1113]-[.B$2])/10^9" office:value-type="float" office:value="0.229899068">
            <text:p>0.229899</text:p>
          </table:table-cell>
          <table:table-cell table:formula="of:=[.C1113]-[.C1112]" office:value-type="float" office:value="0">
            <text:p>0.000000</text:p>
          </table:table-cell>
          <table:table-cell table:formula="of:=[.A1113]-[.A111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32871">
            <text:p>674.132871</text:p>
          </table:table-cell>
          <table:table-cell office:value-type="float" office:value="2665005201377">
            <text:p>2665005201377</text:p>
          </table:table-cell>
          <table:table-cell table:formula="of:=([.B1114]-[.B$2])/10^9" office:value-type="float" office:value="0.229923094">
            <text:p>0.229923</text:p>
          </table:table-cell>
          <table:table-cell table:formula="of:=[.C1114]-[.C1113]" office:value-type="float" office:value="0.0000240259999999826">
            <text:p>0.000024</text:p>
          </table:table-cell>
          <table:table-cell table:formula="of:=[.A1114]-[.A1113]" office:value-type="float" office:value="0.000017000000070766">
            <text:p>0.00001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32873">
            <text:p>674.132873</text:p>
          </table:table-cell>
          <table:table-cell office:value-type="float" office:value="2665005201377">
            <text:p>2665005201377</text:p>
          </table:table-cell>
          <table:table-cell table:formula="of:=([.B1115]-[.B$2])/10^9" office:value-type="float" office:value="0.229923094">
            <text:p>0.229923</text:p>
          </table:table-cell>
          <table:table-cell table:formula="of:=[.C1115]-[.C1114]" office:value-type="float" office:value="0">
            <text:p>0.000000</text:p>
          </table:table-cell>
          <table:table-cell table:formula="of:=[.A1115]-[.A1114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32948">
            <text:p>674.132948</text:p>
          </table:table-cell>
          <table:table-cell office:value-type="float" office:value="2665005220490">
            <text:p>2665005220490</text:p>
          </table:table-cell>
          <table:table-cell table:formula="of:=([.B1116]-[.B$2])/10^9" office:value-type="float" office:value="0.229942207">
            <text:p>0.229942</text:p>
          </table:table-cell>
          <table:table-cell table:formula="of:=[.C1116]-[.C1115]" office:value-type="float" office:value="0.000019113000000015">
            <text:p>0.000019</text:p>
          </table:table-cell>
          <table:table-cell table:formula="of:=[.A1116]-[.A1115]" office:value-type="float" office:value="0.0000750000000380169">
            <text:p>0.00007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32951">
            <text:p>674.132951</text:p>
          </table:table-cell>
          <table:table-cell office:value-type="float" office:value="2665005283500">
            <text:p>2665005283500</text:p>
          </table:table-cell>
          <table:table-cell table:formula="of:=([.B1117]-[.B$2])/10^9" office:value-type="float" office:value="0.230005217">
            <text:p>0.230005</text:p>
          </table:table-cell>
          <table:table-cell table:formula="of:=[.C1117]-[.C1116]" office:value-type="float" office:value="0.0000630100000000022">
            <text:p>0.000063</text:p>
          </table:table-cell>
          <table:table-cell table:formula="of:=[.A1117]-[.A1116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32952">
            <text:p>674.132952</text:p>
          </table:table-cell>
          <table:table-cell office:value-type="float" office:value="2665005283500">
            <text:p>2665005283500</text:p>
          </table:table-cell>
          <table:table-cell table:formula="of:=([.B1118]-[.B$2])/10^9" office:value-type="float" office:value="0.230005217">
            <text:p>0.230005</text:p>
          </table:table-cell>
          <table:table-cell table:formula="of:=[.C1118]-[.C1117]" office:value-type="float" office:value="0">
            <text:p>0.000000</text:p>
          </table:table-cell>
          <table:table-cell table:formula="of:=[.A1118]-[.A1117]" office:value-type="float" office:value="0.000000999999997475243">
            <text:p>0.000001</text:p>
          </table:table-cell>
          <table:table-cell/>
          <table:table-cell office:value-type="string">
            <text:p>470554 / 1925650 &lt;= 2000000 / 5000000</text:p>
          </table:table-cell>
          <table:table-cell/>
        </table:table-row>
        <table:table-row table:style-name="ro1">
          <table:table-cell office:value-type="float" office:value="674.132952">
            <text:p>674.132952</text:p>
          </table:table-cell>
          <table:table-cell office:value-type="float" office:value="2665005283500">
            <text:p>2665005283500</text:p>
          </table:table-cell>
          <table:table-cell table:formula="of:=([.B1119]-[.B$2])/10^9" office:value-type="float" office:value="0.230005217">
            <text:p>0.230005</text:p>
          </table:table-cell>
          <table:table-cell table:formula="of:=[.C1119]-[.C1118]" office:value-type="float" office:value="0">
            <text:p>0.000000</text:p>
          </table:table-cell>
          <table:table-cell table:formula="of:=[.A1119]-[.A111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32956">
            <text:p>674.132956</text:p>
          </table:table-cell>
          <table:table-cell office:value-type="float" office:value="2665005283500">
            <text:p>2665005283500</text:p>
          </table:table-cell>
          <table:table-cell table:formula="of:=([.B1120]-[.B$2])/10^9" office:value-type="float" office:value="0.230005217">
            <text:p>0.230005</text:p>
          </table:table-cell>
          <table:table-cell table:formula="of:=[.C1120]-[.C1119]" office:value-type="float" office:value="0">
            <text:p>0.000000</text:p>
          </table:table-cell>
          <table:table-cell table:formula="of:=[.A1120]-[.A1119]" office:value-type="float" office:value="0.00000399999998990097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32958">
            <text:p>674.132958</text:p>
          </table:table-cell>
          <table:table-cell office:value-type="float" office:value="2665005290520">
            <text:p>2665005290520</text:p>
          </table:table-cell>
          <table:table-cell table:formula="of:=([.B1121]-[.B$2])/10^9" office:value-type="float" office:value="0.230012237">
            <text:p>0.230012</text:p>
          </table:table-cell>
          <table:table-cell table:formula="of:=[.C1121]-[.C1120]" office:value-type="float" office:value="0.00000701999999999647">
            <text:p>0.000007</text:p>
          </table:table-cell>
          <table:table-cell table:formula="of:=[.A1121]-[.A112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32959">
            <text:p>674.132959</text:p>
          </table:table-cell>
          <table:table-cell office:value-type="float" office:value="2665005290520">
            <text:p>2665005290520</text:p>
          </table:table-cell>
          <table:table-cell table:formula="of:=([.B1122]-[.B$2])/10^9" office:value-type="float" office:value="0.230012237">
            <text:p>0.230012</text:p>
          </table:table-cell>
          <table:table-cell table:formula="of:=[.C1122]-[.C1121]" office:value-type="float" office:value="0">
            <text:p>0.000000</text:p>
          </table:table-cell>
          <table:table-cell table:formula="of:=[.A1122]-[.A1121]" office:value-type="float" office:value="0.000000999999997475243">
            <text:p>0.000001</text:p>
          </table:table-cell>
          <table:table-cell table:number-columns-repeated="2"/>
          <table:table-cell office:value-type="string">
            <text:p>2680096 / 4068281 &gt; 3000000 / 7000000</text:p>
          </table:table-cell>
        </table:table-row>
        <table:table-row table:style-name="ro1">
          <table:table-cell office:value-type="float" office:value="674.132959">
            <text:p>674.132959</text:p>
          </table:table-cell>
          <table:table-cell office:value-type="float" office:value="2665005290520">
            <text:p>2665005290520</text:p>
          </table:table-cell>
          <table:table-cell table:formula="of:=([.B1123]-[.B$2])/10^9" office:value-type="float" office:value="0.230012237">
            <text:p>0.230012</text:p>
          </table:table-cell>
          <table:table-cell table:formula="of:=[.C1123]-[.C1122]" office:value-type="float" office:value="0">
            <text:p>0.000000</text:p>
          </table:table-cell>
          <table:table-cell table:formula="of:=[.A1123]-[.A1122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5012290520; c_s is fully topped up</text:p>
          </table:table-cell>
        </table:table-row>
        <table:table-row table:style-name="ro1">
          <table:table-cell office:value-type="float" office:value="674.132962">
            <text:p>674.132962</text:p>
          </table:table-cell>
          <table:table-cell office:value-type="float" office:value="2665005290520">
            <text:p>2665005290520</text:p>
          </table:table-cell>
          <table:table-cell table:formula="of:=([.B1124]-[.B$2])/10^9" office:value-type="float" office:value="0.230012237">
            <text:p>0.230012</text:p>
          </table:table-cell>
          <table:table-cell table:formula="of:=[.C1124]-[.C1123]" office:value-type="float" office:value="0">
            <text:p>0.000000</text:p>
          </table:table-cell>
          <table:table-cell table:formula="of:=[.A1124]-[.A1123]" office:value-type="float" office:value="0.00000299999999242573">
            <text:p>0.00000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74.132988">
            <text:p>674.132988</text:p>
          </table:table-cell>
          <table:table-cell office:value-type="float" office:value="2665005290520">
            <text:p>2665005290520</text:p>
          </table:table-cell>
          <table:table-cell table:formula="of:=([.B1125]-[.B$2])/10^9" office:value-type="float" office:value="0.230012237">
            <text:p>0.230012</text:p>
          </table:table-cell>
          <table:table-cell table:formula="of:=[.C1125]-[.C1124]" office:value-type="float" office:value="0">
            <text:p>0.000000</text:p>
          </table:table-cell>
          <table:table-cell table:formula="of:=[.A1125]-[.A1124]" office:value-type="float" office:value="0.0000259999999343563">
            <text:p>0.00002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133459">
            <text:p>674.133459</text:p>
          </table:table-cell>
          <table:table-cell office:value-type="float" office:value="2665005790751">
            <text:p>2665005790751</text:p>
          </table:table-cell>
          <table:table-cell table:formula="of:=([.B1126]-[.B$2])/10^9" office:value-type="float" office:value="0.230512468">
            <text:p>0.230512</text:p>
          </table:table-cell>
          <table:table-cell table:formula="of:=[.C1126]-[.C1125]" office:value-type="float" office:value="0.00050023099999999">
            <text:p>0.000500</text:p>
          </table:table-cell>
          <table:table-cell table:formula="of:=[.A1126]-[.A1125]" office:value-type="float" office:value="0.000471000000061395">
            <text:p>0.00047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33459">
            <text:p>674.133459</text:p>
          </table:table-cell>
          <table:table-cell office:value-type="float" office:value="2665005790751">
            <text:p>2665005790751</text:p>
          </table:table-cell>
          <table:table-cell table:formula="of:=([.B1127]-[.B$2])/10^9" office:value-type="float" office:value="0.230512468">
            <text:p>0.230512</text:p>
          </table:table-cell>
          <table:table-cell table:formula="of:=[.C1127]-[.C1126]" office:value-type="float" office:value="0">
            <text:p>0.000000</text:p>
          </table:table-cell>
          <table:table-cell table:formula="of:=[.A1127]-[.A1126]" office:value-type="float" office:value="0">
            <text:p>0.000000</text:p>
          </table:table-cell>
          <table:table-cell/>
          <table:table-cell office:value-type="string">
            <text:p>uses up its c_s; 2665005790751-2665005290520=500231</text:p>
          </table:table-cell>
          <table:table-cell/>
        </table:table-row>
        <table:table-row table:style-name="ro1">
          <table:table-cell office:value-type="float" office:value="674.133471">
            <text:p>674.133471</text:p>
          </table:table-cell>
          <table:table-cell office:value-type="float" office:value="2665005803943">
            <text:p>2665005803943</text:p>
          </table:table-cell>
          <table:table-cell table:formula="of:=([.B1128]-[.B$2])/10^9" office:value-type="float" office:value="0.23052566">
            <text:p>0.230526</text:p>
          </table:table-cell>
          <table:table-cell table:formula="of:=[.C1128]-[.C1127]" office:value-type="float" office:value="0.0000131919999999952">
            <text:p>0.000013</text:p>
          </table:table-cell>
          <table:table-cell table:formula="of:=[.A1128]-[.A1127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33476">
            <text:p>674.133476</text:p>
          </table:table-cell>
          <table:table-cell office:value-type="float" office:value="2665005803943">
            <text:p>2665005803943</text:p>
          </table:table-cell>
          <table:table-cell table:formula="of:=([.B1129]-[.B$2])/10^9" office:value-type="float" office:value="0.23052566">
            <text:p>0.230526</text:p>
          </table:table-cell>
          <table:table-cell table:formula="of:=[.C1129]-[.C1128]" office:value-type="float" office:value="0">
            <text:p>0.000000</text:p>
          </table:table-cell>
          <table:table-cell table:formula="of:=[.A1129]-[.A1128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34882">
            <text:p>674.134882</text:p>
          </table:table-cell>
          <table:table-cell office:value-type="float" office:value="2665005803943">
            <text:p>2665005803943</text:p>
          </table:table-cell>
          <table:table-cell table:formula="of:=([.B1130]-[.B$2])/10^9" office:value-type="float" office:value="0.23052566">
            <text:p>0.230526</text:p>
          </table:table-cell>
          <table:table-cell table:formula="of:=[.C1130]-[.C1129]" office:value-type="float" office:value="0">
            <text:p>0.000000</text:p>
          </table:table-cell>
          <table:table-cell table:formula="of:=[.A1130]-[.A1129]" office:value-type="float" office:value="0.00140599999997448">
            <text:p>0.00140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34883">
            <text:p>674.134883</text:p>
          </table:table-cell>
          <table:table-cell office:value-type="float" office:value="2665005803943">
            <text:p>2665005803943</text:p>
          </table:table-cell>
          <table:table-cell table:formula="of:=([.B1131]-[.B$2])/10^9" office:value-type="float" office:value="0.23052566">
            <text:p>0.230526</text:p>
          </table:table-cell>
          <table:table-cell table:formula="of:=[.C1131]-[.C1130]" office:value-type="float" office:value="0">
            <text:p>0.000000</text:p>
          </table:table-cell>
          <table:table-cell table:formula="of:=[.A1131]-[.A1130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34884">
            <text:p>674.134884</text:p>
          </table:table-cell>
          <table:table-cell office:value-type="float" office:value="2665005803943">
            <text:p>2665005803943</text:p>
          </table:table-cell>
          <table:table-cell table:formula="of:=([.B1132]-[.B$2])/10^9" office:value-type="float" office:value="0.23052566">
            <text:p>0.230526</text:p>
          </table:table-cell>
          <table:table-cell table:formula="of:=[.C1132]-[.C1131]" office:value-type="float" office:value="0">
            <text:p>0.000000</text:p>
          </table:table-cell>
          <table:table-cell table:formula="of:=[.A1132]-[.A1131]" office:value-type="float" office:value="0.00000100000011116208">
            <text:p>0.000001</text:p>
          </table:table-cell>
          <table:table-cell/>
          <table:table-cell office:value-type="string">
            <text:p>postpones its deadline to 2665012209150; c_s is topped up to 1970323</text:p>
          </table:table-cell>
          <table:table-cell/>
        </table:table-row>
        <table:table-row table:style-name="ro1">
          <table:table-cell office:value-type="float" office:value="674.134885">
            <text:p>674.134885</text:p>
          </table:table-cell>
          <table:table-cell office:value-type="float" office:value="2665005803943">
            <text:p>2665005803943</text:p>
          </table:table-cell>
          <table:table-cell table:formula="of:=([.B1133]-[.B$2])/10^9" office:value-type="float" office:value="0.23052566">
            <text:p>0.230526</text:p>
          </table:table-cell>
          <table:table-cell table:formula="of:=[.C1133]-[.C1132]" office:value-type="float" office:value="0">
            <text:p>0.000000</text:p>
          </table:table-cell>
          <table:table-cell table:formula="of:=[.A1133]-[.A1132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34892">
            <text:p>674.134892</text:p>
          </table:table-cell>
          <table:table-cell office:value-type="float" office:value="2665007225035">
            <text:p>2665007225035</text:p>
          </table:table-cell>
          <table:table-cell table:formula="of:=([.B1134]-[.B$2])/10^9" office:value-type="float" office:value="0.231946752">
            <text:p>0.231947</text:p>
          </table:table-cell>
          <table:table-cell table:formula="of:=[.C1134]-[.C1133]" office:value-type="float" office:value="0.00142109200000001">
            <text:p>0.001421</text:p>
          </table:table-cell>
          <table:table-cell table:formula="of:=[.A1134]-[.A1133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34897">
            <text:p>674.134897</text:p>
          </table:table-cell>
          <table:table-cell office:value-type="float" office:value="2665007225035">
            <text:p>2665007225035</text:p>
          </table:table-cell>
          <table:table-cell table:formula="of:=([.B1135]-[.B$2])/10^9" office:value-type="float" office:value="0.231946752">
            <text:p>0.231947</text:p>
          </table:table-cell>
          <table:table-cell table:formula="of:=[.C1135]-[.C1134]" office:value-type="float" office:value="0">
            <text:p>0.000000</text:p>
          </table:table-cell>
          <table:table-cell table:formula="of:=[.A1135]-[.A1134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34926">
            <text:p>674.134926</text:p>
          </table:table-cell>
          <table:table-cell office:value-type="float" office:value="2665007225035">
            <text:p>2665007225035</text:p>
          </table:table-cell>
          <table:table-cell table:formula="of:=([.B1136]-[.B$2])/10^9" office:value-type="float" office:value="0.231946752">
            <text:p>0.231947</text:p>
          </table:table-cell>
          <table:table-cell table:formula="of:=[.C1136]-[.C1135]" office:value-type="float" office:value="0">
            <text:p>0.000000</text:p>
          </table:table-cell>
          <table:table-cell table:formula="of:=[.A1136]-[.A1135]" office:value-type="float" office:value="0.000028999999926782">
            <text:p>0.00002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34929">
            <text:p>674.134929</text:p>
          </table:table-cell>
          <table:table-cell office:value-type="float" office:value="2665007261370">
            <text:p>2665007261370</text:p>
          </table:table-cell>
          <table:table-cell table:formula="of:=([.B1137]-[.B$2])/10^9" office:value-type="float" office:value="0.231983087">
            <text:p>0.231983</text:p>
          </table:table-cell>
          <table:table-cell table:formula="of:=[.C1137]-[.C1136]" office:value-type="float" office:value="0.0000363349999999984">
            <text:p>0.000036</text:p>
          </table:table-cell>
          <table:table-cell table:formula="of:=[.A1137]-[.A1136]" office:value-type="float" office:value="0.0000030000001061125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34929">
            <text:p>674.134929</text:p>
          </table:table-cell>
          <table:table-cell office:value-type="float" office:value="2665007261370">
            <text:p>2665007261370</text:p>
          </table:table-cell>
          <table:table-cell table:formula="of:=([.B1138]-[.B$2])/10^9" office:value-type="float" office:value="0.231983087">
            <text:p>0.231983</text:p>
          </table:table-cell>
          <table:table-cell table:formula="of:=[.C1138]-[.C1137]" office:value-type="float" office:value="0">
            <text:p>0.000000</text:p>
          </table:table-cell>
          <table:table-cell table:formula="of:=[.A1138]-[.A1137]" office:value-type="float" office:value="0">
            <text:p>0.000000</text:p>
          </table:table-cell>
          <table:table-cell office:value-type="string">
            <text:p>d_s is renewed (r + D) to 2665009261370; c_s is fully topped up</text:p>
          </table:table-cell>
          <table:table-cell table:number-columns-repeated="2"/>
        </table:table-row>
        <table:table-row table:style-name="ro1">
          <table:table-cell office:value-type="float" office:value="674.134931">
            <text:p>674.134931</text:p>
          </table:table-cell>
          <table:table-cell office:value-type="float" office:value="2665007261370">
            <text:p>2665007261370</text:p>
          </table:table-cell>
          <table:table-cell table:formula="of:=([.B1139]-[.B$2])/10^9" office:value-type="float" office:value="0.231983087">
            <text:p>0.231983</text:p>
          </table:table-cell>
          <table:table-cell table:formula="of:=[.C1139]-[.C1138]" office:value-type="float" office:value="0">
            <text:p>0.000000</text:p>
          </table:table-cell>
          <table:table-cell table:formula="of:=[.A1139]-[.A113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34938">
            <text:p>674.134938</text:p>
          </table:table-cell>
          <table:table-cell office:value-type="float" office:value="2665007261370">
            <text:p>2665007261370</text:p>
          </table:table-cell>
          <table:table-cell table:formula="of:=([.B1140]-[.B$2])/10^9" office:value-type="float" office:value="0.231983087">
            <text:p>0.231983</text:p>
          </table:table-cell>
          <table:table-cell table:formula="of:=[.C1140]-[.C1139]" office:value-type="float" office:value="0">
            <text:p>0.000000</text:p>
          </table:table-cell>
          <table:table-cell table:formula="of:=[.A1140]-[.A1139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34943">
            <text:p>674.134943</text:p>
          </table:table-cell>
          <table:table-cell office:value-type="float" office:value="2665007261370">
            <text:p>2665007261370</text:p>
          </table:table-cell>
          <table:table-cell table:formula="of:=([.B1141]-[.B$2])/10^9" office:value-type="float" office:value="0.231983087">
            <text:p>0.231983</text:p>
          </table:table-cell>
          <table:table-cell table:formula="of:=[.C1141]-[.C1140]" office:value-type="float" office:value="0">
            <text:p>0.000000</text:p>
          </table:table-cell>
          <table:table-cell table:formula="of:=[.A1141]-[.A1140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34948">
            <text:p>674.134948</text:p>
          </table:table-cell>
          <table:table-cell office:value-type="float" office:value="2665007280658">
            <text:p>2665007280658</text:p>
          </table:table-cell>
          <table:table-cell table:formula="of:=([.B1142]-[.B$2])/10^9" office:value-type="float" office:value="0.232002375">
            <text:p>0.232002</text:p>
          </table:table-cell>
          <table:table-cell table:formula="of:=[.C1142]-[.C1141]" office:value-type="float" office:value="0.0000192880000000062">
            <text:p>0.000019</text:p>
          </table:table-cell>
          <table:table-cell table:formula="of:=[.A1142]-[.A1141]" office:value-type="float" office:value="0.00000499999998737621">
            <text:p>0.000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34953">
            <text:p>674.134953</text:p>
          </table:table-cell>
          <table:table-cell office:value-type="float" office:value="2665007280658">
            <text:p>2665007280658</text:p>
          </table:table-cell>
          <table:table-cell table:formula="of:=([.B1143]-[.B$2])/10^9" office:value-type="float" office:value="0.232002375">
            <text:p>0.232002</text:p>
          </table:table-cell>
          <table:table-cell table:formula="of:=[.C1143]-[.C1142]" office:value-type="float" office:value="0">
            <text:p>0.000000</text:p>
          </table:table-cell>
          <table:table-cell table:formula="of:=[.A1143]-[.A1142]" office:value-type="float" office:value="0.00000499999998737621">
            <text:p>0.000005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74.135866">
            <text:p>674.135866</text:p>
          </table:table-cell>
          <table:table-cell office:value-type="float" office:value="2665008204201">
            <text:p>2665008204201</text:p>
          </table:table-cell>
          <table:table-cell table:formula="of:=([.B1144]-[.B$2])/10^9" office:value-type="float" office:value="0.232925918">
            <text:p>0.232926</text:p>
          </table:table-cell>
          <table:table-cell table:formula="of:=[.C1144]-[.C1143]" office:value-type="float" office:value="0.000923542999999999">
            <text:p>0.000924</text:p>
          </table:table-cell>
          <table:table-cell table:formula="of:=[.A1144]-[.A1143]" office:value-type="float" office:value="0.000912999999968633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35867">
            <text:p>674.135867</text:p>
          </table:table-cell>
          <table:table-cell office:value-type="float" office:value="2665008204201">
            <text:p>2665008204201</text:p>
          </table:table-cell>
          <table:table-cell table:formula="of:=([.B1145]-[.B$2])/10^9" office:value-type="float" office:value="0.232925918">
            <text:p>0.232926</text:p>
          </table:table-cell>
          <table:table-cell table:formula="of:=[.C1145]-[.C1144]" office:value-type="float" office:value="0">
            <text:p>0.000000</text:p>
          </table:table-cell>
          <table:table-cell table:formula="of:=[.A1145]-[.A114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35874">
            <text:p>674.135874</text:p>
          </table:table-cell>
          <table:table-cell office:value-type="float" office:value="2665008204201">
            <text:p>2665008204201</text:p>
          </table:table-cell>
          <table:table-cell table:formula="of:=([.B1146]-[.B$2])/10^9" office:value-type="float" office:value="0.232925918">
            <text:p>0.232926</text:p>
          </table:table-cell>
          <table:table-cell table:formula="of:=[.C1146]-[.C1145]" office:value-type="float" office:value="0">
            <text:p>0.000000</text:p>
          </table:table-cell>
          <table:table-cell table:formula="of:=[.A1146]-[.A1145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3729">
            <text:p>674.137290</text:p>
          </table:table-cell>
          <table:table-cell office:value-type="float" office:value="2665009627917">
            <text:p>2665009627917</text:p>
          </table:table-cell>
          <table:table-cell table:formula="of:=([.B1147]-[.B$2])/10^9" office:value-type="float" office:value="0.234349634">
            <text:p>0.234350</text:p>
          </table:table-cell>
          <table:table-cell table:formula="of:=[.C1147]-[.C1146]" office:value-type="float" office:value="0.00142371599999999">
            <text:p>0.001424</text:p>
          </table:table-cell>
          <table:table-cell table:formula="of:=[.A1147]-[.A1146]" office:value-type="float" office:value="0.00141600000006292">
            <text:p>0.00141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37291">
            <text:p>674.137291</text:p>
          </table:table-cell>
          <table:table-cell office:value-type="float" office:value="2665009627917">
            <text:p>2665009627917</text:p>
          </table:table-cell>
          <table:table-cell table:formula="of:=([.B1148]-[.B$2])/10^9" office:value-type="float" office:value="0.234349634">
            <text:p>0.234350</text:p>
          </table:table-cell>
          <table:table-cell table:formula="of:=[.C1148]-[.C1147]" office:value-type="float" office:value="0">
            <text:p>0.000000</text:p>
          </table:table-cell>
          <table:table-cell table:formula="of:=[.A1148]-[.A1147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37296">
            <text:p>674.137296</text:p>
          </table:table-cell>
          <table:table-cell office:value-type="float" office:value="2665009627917">
            <text:p>2665009627917</text:p>
          </table:table-cell>
          <table:table-cell table:formula="of:=([.B1149]-[.B$2])/10^9" office:value-type="float" office:value="0.234349634">
            <text:p>0.234350</text:p>
          </table:table-cell>
          <table:table-cell table:formula="of:=[.C1149]-[.C1148]" office:value-type="float" office:value="0">
            <text:p>0.000000</text:p>
          </table:table-cell>
          <table:table-cell table:formula="of:=[.A1149]-[.A1148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37921">
            <text:p>674.137921</text:p>
          </table:table-cell>
          <table:table-cell office:value-type="float" office:value="2665009627917">
            <text:p>2665009627917</text:p>
          </table:table-cell>
          <table:table-cell table:formula="of:=([.B1150]-[.B$2])/10^9" office:value-type="float" office:value="0.234349634">
            <text:p>0.234350</text:p>
          </table:table-cell>
          <table:table-cell table:formula="of:=[.C1150]-[.C1149]" office:value-type="float" office:value="0">
            <text:p>0.000000</text:p>
          </table:table-cell>
          <table:table-cell table:formula="of:=[.A1150]-[.A1149]" office:value-type="float" office:value="0.000625000000013642">
            <text:p>0.00062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37923">
            <text:p>674.137923</text:p>
          </table:table-cell>
          <table:table-cell office:value-type="float" office:value="2665010261864">
            <text:p>2665010261864</text:p>
          </table:table-cell>
          <table:table-cell table:formula="of:=([.B1151]-[.B$2])/10^9" office:value-type="float" office:value="0.234983581">
            <text:p>0.234984</text:p>
          </table:table-cell>
          <table:table-cell table:formula="of:=[.C1151]-[.C1150]" office:value-type="float" office:value="0.000633946999999996">
            <text:p>0.000634</text:p>
          </table:table-cell>
          <table:table-cell table:formula="of:=[.A1151]-[.A115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37924">
            <text:p>674.137924</text:p>
          </table:table-cell>
          <table:table-cell office:value-type="float" office:value="2665010261864">
            <text:p>2665010261864</text:p>
          </table:table-cell>
          <table:table-cell table:formula="of:=([.B1152]-[.B$2])/10^9" office:value-type="float" office:value="0.234983581">
            <text:p>0.234984</text:p>
          </table:table-cell>
          <table:table-cell table:formula="of:=[.C1152]-[.C1151]" office:value-type="float" office:value="0">
            <text:p>0.000000</text:p>
          </table:table-cell>
          <table:table-cell table:formula="of:=[.A1152]-[.A1151]" office:value-type="float" office:value="0.000000999999997475243">
            <text:p>0.000001</text:p>
          </table:table-cell>
          <table:table-cell/>
          <table:table-cell office:value-type="string">
            <text:p>510272 / 1947286 &lt;= 2000000 / 5000000</text:p>
          </table:table-cell>
          <table:table-cell/>
        </table:table-row>
        <table:table-row table:style-name="ro1">
          <table:table-cell office:value-type="float" office:value="674.137925">
            <text:p>674.137925</text:p>
          </table:table-cell>
          <table:table-cell office:value-type="float" office:value="2665010261864">
            <text:p>2665010261864</text:p>
          </table:table-cell>
          <table:table-cell table:formula="of:=([.B1153]-[.B$2])/10^9" office:value-type="float" office:value="0.234983581">
            <text:p>0.234984</text:p>
          </table:table-cell>
          <table:table-cell table:formula="of:=[.C1153]-[.C1152]" office:value-type="float" office:value="0">
            <text:p>0.000000</text:p>
          </table:table-cell>
          <table:table-cell table:formula="of:=[.A1153]-[.A1152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37926">
            <text:p>674.137926</text:p>
          </table:table-cell>
          <table:table-cell office:value-type="float" office:value="2665010261864">
            <text:p>2665010261864</text:p>
          </table:table-cell>
          <table:table-cell table:formula="of:=([.B1154]-[.B$2])/10^9" office:value-type="float" office:value="0.234983581">
            <text:p>0.234984</text:p>
          </table:table-cell>
          <table:table-cell table:formula="of:=[.C1154]-[.C1153]" office:value-type="float" office:value="0">
            <text:p>0.000000</text:p>
          </table:table-cell>
          <table:table-cell table:formula="of:=[.A1154]-[.A1153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37936">
            <text:p>674.137936</text:p>
          </table:table-cell>
          <table:table-cell office:value-type="float" office:value="2665010274889">
            <text:p>2665010274889</text:p>
          </table:table-cell>
          <table:table-cell table:formula="of:=([.B1155]-[.B$2])/10^9" office:value-type="float" office:value="0.234996606">
            <text:p>0.234997</text:p>
          </table:table-cell>
          <table:table-cell table:formula="of:=[.C1155]-[.C1154]" office:value-type="float" office:value="0.0000130249999999998">
            <text:p>0.000013</text:p>
          </table:table-cell>
          <table:table-cell table:formula="of:=[.A1155]-[.A1154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37944">
            <text:p>674.137944</text:p>
          </table:table-cell>
          <table:table-cell office:value-type="float" office:value="2665010274889">
            <text:p>2665010274889</text:p>
          </table:table-cell>
          <table:table-cell table:formula="of:=([.B1156]-[.B$2])/10^9" office:value-type="float" office:value="0.234996606">
            <text:p>0.234997</text:p>
          </table:table-cell>
          <table:table-cell table:formula="of:=[.C1156]-[.C1155]" office:value-type="float" office:value="0">
            <text:p>0.000000</text:p>
          </table:table-cell>
          <table:table-cell table:formula="of:=[.A1156]-[.A1155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38455">
            <text:p>674.138455</text:p>
          </table:table-cell>
          <table:table-cell office:value-type="float" office:value="2665010792900">
            <text:p>2665010792900</text:p>
          </table:table-cell>
          <table:table-cell table:formula="of:=([.B1157]-[.B$2])/10^9" office:value-type="float" office:value="0.235514617">
            <text:p>0.235515</text:p>
          </table:table-cell>
          <table:table-cell table:formula="of:=[.C1157]-[.C1156]" office:value-type="float" office:value="0.000518011000000013">
            <text:p>0.000518</text:p>
          </table:table-cell>
          <table:table-cell table:formula="of:=[.A1157]-[.A1156]" office:value-type="float" office:value="0.000511000000074091">
            <text:p>0.00051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38456">
            <text:p>674.138456</text:p>
          </table:table-cell>
          <table:table-cell office:value-type="float" office:value="2665010792900">
            <text:p>2665010792900</text:p>
          </table:table-cell>
          <table:table-cell table:formula="of:=([.B1158]-[.B$2])/10^9" office:value-type="float" office:value="0.235514617">
            <text:p>0.235515</text:p>
          </table:table-cell>
          <table:table-cell table:formula="of:=[.C1158]-[.C1157]" office:value-type="float" office:value="0">
            <text:p>0.000000</text:p>
          </table:table-cell>
          <table:table-cell table:formula="of:=[.A1158]-[.A1157]" office:value-type="float" office:value="0.000000999999997475243">
            <text:p>0.000001</text:p>
          </table:table-cell>
          <table:table-cell/>
          <table:table-cell office:value-type="string">
            <text:p>uses up its c_s; 2665010792900-2665010274889=518011</text:p>
          </table:table-cell>
          <table:table-cell/>
        </table:table-row>
        <table:table-row table:style-name="ro1">
          <table:table-cell office:value-type="float" office:value="674.138466">
            <text:p>674.138466</text:p>
          </table:table-cell>
          <table:table-cell office:value-type="float" office:value="2665010804249">
            <text:p>2665010804249</text:p>
          </table:table-cell>
          <table:table-cell table:formula="of:=([.B1159]-[.B$2])/10^9" office:value-type="float" office:value="0.235525966">
            <text:p>0.235526</text:p>
          </table:table-cell>
          <table:table-cell table:formula="of:=[.C1159]-[.C1158]" office:value-type="float" office:value="0.0000113489999999938">
            <text:p>0.000011</text:p>
          </table:table-cell>
          <table:table-cell table:formula="of:=[.A1159]-[.A1158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38471">
            <text:p>674.138471</text:p>
          </table:table-cell>
          <table:table-cell office:value-type="float" office:value="2665010804249">
            <text:p>2665010804249</text:p>
          </table:table-cell>
          <table:table-cell table:formula="of:=([.B1160]-[.B$2])/10^9" office:value-type="float" office:value="0.235525966">
            <text:p>0.235526</text:p>
          </table:table-cell>
          <table:table-cell table:formula="of:=[.C1160]-[.C1159]" office:value-type="float" office:value="0">
            <text:p>0.000000</text:p>
          </table:table-cell>
          <table:table-cell table:formula="of:=[.A1160]-[.A115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38918">
            <text:p>674.138918</text:p>
          </table:table-cell>
          <table:table-cell office:value-type="float" office:value="2665010804249">
            <text:p>2665010804249</text:p>
          </table:table-cell>
          <table:table-cell table:formula="of:=([.B1161]-[.B$2])/10^9" office:value-type="float" office:value="0.235525966">
            <text:p>0.235526</text:p>
          </table:table-cell>
          <table:table-cell table:formula="of:=[.C1161]-[.C1160]" office:value-type="float" office:value="0">
            <text:p>0.000000</text:p>
          </table:table-cell>
          <table:table-cell table:formula="of:=[.A1161]-[.A1160]" office:value-type="float" office:value="0.000447000000008302">
            <text:p>0.00044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3892">
            <text:p>674.138920</text:p>
          </table:table-cell>
          <table:table-cell office:value-type="float" office:value="2665011258867">
            <text:p>2665011258867</text:p>
          </table:table-cell>
          <table:table-cell table:formula="of:=([.B1162]-[.B$2])/10^9" office:value-type="float" office:value="0.235980584">
            <text:p>0.235981</text:p>
          </table:table-cell>
          <table:table-cell table:formula="of:=[.C1162]-[.C1161]" office:value-type="float" office:value="0.00045461799999999">
            <text:p>0.000455</text:p>
          </table:table-cell>
          <table:table-cell table:formula="of:=[.A1162]-[.A116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38921">
            <text:p>674.138921</text:p>
          </table:table-cell>
          <table:table-cell office:value-type="float" office:value="2665011258867">
            <text:p>2665011258867</text:p>
          </table:table-cell>
          <table:table-cell table:formula="of:=([.B1163]-[.B$2])/10^9" office:value-type="float" office:value="0.235980584">
            <text:p>0.235981</text:p>
          </table:table-cell>
          <table:table-cell table:formula="of:=[.C1163]-[.C1162]" office:value-type="float" office:value="0">
            <text:p>0.000000</text:p>
          </table:table-cell>
          <table:table-cell table:formula="of:=[.A1163]-[.A1162]" office:value-type="float" office:value="0.000000999999997475243">
            <text:p>0.000001</text:p>
          </table:table-cell>
          <table:table-cell office:value-type="string">
            <text:p>d_s is renewed (r + D) to 2665013258867; c_s is fully topped up</text:p>
          </table:table-cell>
          <table:table-cell table:number-columns-repeated="2"/>
        </table:table-row>
        <table:table-row table:style-name="ro1">
          <table:table-cell office:value-type="float" office:value="674.139378">
            <text:p>674.139378</text:p>
          </table:table-cell>
          <table:table-cell office:value-type="float" office:value="2665011716445">
            <text:p>2665011716445</text:p>
          </table:table-cell>
          <table:table-cell table:formula="of:=([.B1164]-[.B$2])/10^9" office:value-type="float" office:value="0.236438162">
            <text:p>0.236438</text:p>
          </table:table-cell>
          <table:table-cell table:formula="of:=[.C1164]-[.C1163]" office:value-type="float" office:value="0.000457578000000014">
            <text:p>0.000458</text:p>
          </table:table-cell>
          <table:table-cell table:formula="of:=[.A1164]-[.A1163]" office:value-type="float" office:value="0.000456999999983054">
            <text:p>0.00045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39379">
            <text:p>674.139379</text:p>
          </table:table-cell>
          <table:table-cell office:value-type="float" office:value="2665011716445">
            <text:p>2665011716445</text:p>
          </table:table-cell>
          <table:table-cell table:formula="of:=([.B1165]-[.B$2])/10^9" office:value-type="float" office:value="0.236438162">
            <text:p>0.236438</text:p>
          </table:table-cell>
          <table:table-cell table:formula="of:=[.C1165]-[.C1164]" office:value-type="float" office:value="0">
            <text:p>0.000000</text:p>
          </table:table-cell>
          <table:table-cell table:formula="of:=[.A1165]-[.A1164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39384">
            <text:p>674.139384</text:p>
          </table:table-cell>
          <table:table-cell office:value-type="float" office:value="2665011716445">
            <text:p>2665011716445</text:p>
          </table:table-cell>
          <table:table-cell table:formula="of:=([.B1166]-[.B$2])/10^9" office:value-type="float" office:value="0.236438162">
            <text:p>0.236438</text:p>
          </table:table-cell>
          <table:table-cell table:formula="of:=[.C1166]-[.C1165]" office:value-type="float" office:value="0">
            <text:p>0.000000</text:p>
          </table:table-cell>
          <table:table-cell table:formula="of:=[.A1166]-[.A1165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39877">
            <text:p>674.139877</text:p>
          </table:table-cell>
          <table:table-cell office:value-type="float" office:value="2665012016455">
            <text:p>2665012016455</text:p>
          </table:table-cell>
          <table:table-cell table:formula="of:=([.B1167]-[.B$2])/10^9" office:value-type="float" office:value="0.236738172">
            <text:p>0.236738</text:p>
          </table:table-cell>
          <table:table-cell table:formula="of:=[.C1167]-[.C1166]" office:value-type="float" office:value="0.000300009999999989">
            <text:p>0.000300</text:p>
          </table:table-cell>
          <table:table-cell table:formula="of:=[.A1167]-[.A1166]" office:value-type="float" office:value="0.00049300000000585">
            <text:p>0.00049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39878">
            <text:p>674.139878</text:p>
          </table:table-cell>
          <table:table-cell office:value-type="float" office:value="2665012016455">
            <text:p>2665012016455</text:p>
          </table:table-cell>
          <table:table-cell table:formula="of:=([.B1168]-[.B$2])/10^9" office:value-type="float" office:value="0.236738172">
            <text:p>0.236738</text:p>
          </table:table-cell>
          <table:table-cell table:formula="of:=[.C1168]-[.C1167]" office:value-type="float" office:value="0">
            <text:p>0.000000</text:p>
          </table:table-cell>
          <table:table-cell table:formula="of:=[.A1168]-[.A116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39879">
            <text:p>674.139879</text:p>
          </table:table-cell>
          <table:table-cell office:value-type="float" office:value="2665012016455">
            <text:p>2665012016455</text:p>
          </table:table-cell>
          <table:table-cell table:formula="of:=([.B1169]-[.B$2])/10^9" office:value-type="float" office:value="0.236738172">
            <text:p>0.236738</text:p>
          </table:table-cell>
          <table:table-cell table:formula="of:=[.C1169]-[.C1168]" office:value-type="float" office:value="0">
            <text:p>0.000000</text:p>
          </table:table-cell>
          <table:table-cell table:formula="of:=[.A1169]-[.A1168]" office:value-type="float" office:value="0.000000999999997475243">
            <text:p>0.000001</text:p>
          </table:table-cell>
          <table:table-cell/>
          <table:table-cell office:value-type="string">
            <text:p>postpones its deadline to 2665017209150; c_s is topped up to 1992261</text:p>
          </table:table-cell>
          <table:table-cell/>
        </table:table-row>
        <table:table-row table:style-name="ro1">
          <table:table-cell office:value-type="float" office:value="674.140314">
            <text:p>674.140314</text:p>
          </table:table-cell>
          <table:table-cell office:value-type="float" office:value="2665012661211">
            <text:p>2665012661211</text:p>
          </table:table-cell>
          <table:table-cell table:formula="of:=([.B1170]-[.B$2])/10^9" office:value-type="float" office:value="0.237382928">
            <text:p>0.237383</text:p>
          </table:table-cell>
          <table:table-cell table:formula="of:=[.C1170]-[.C1169]" office:value-type="float" office:value="0.000644755999999996">
            <text:p>0.000645</text:p>
          </table:table-cell>
          <table:table-cell table:formula="of:=[.A1170]-[.A1169]" office:value-type="float" office:value="0.000435000000038599">
            <text:p>0.00043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40315">
            <text:p>674.140315</text:p>
          </table:table-cell>
          <table:table-cell office:value-type="float" office:value="2665012661211">
            <text:p>2665012661211</text:p>
          </table:table-cell>
          <table:table-cell table:formula="of:=([.B1171]-[.B$2])/10^9" office:value-type="float" office:value="0.237382928">
            <text:p>0.237383</text:p>
          </table:table-cell>
          <table:table-cell table:formula="of:=[.C1171]-[.C1170]" office:value-type="float" office:value="0">
            <text:p>0.000000</text:p>
          </table:table-cell>
          <table:table-cell table:formula="of:=[.A1171]-[.A117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40323">
            <text:p>674.140323</text:p>
          </table:table-cell>
          <table:table-cell office:value-type="float" office:value="2665012661211">
            <text:p>2665012661211</text:p>
          </table:table-cell>
          <table:table-cell table:formula="of:=([.B1172]-[.B$2])/10^9" office:value-type="float" office:value="0.237382928">
            <text:p>0.237383</text:p>
          </table:table-cell>
          <table:table-cell table:formula="of:=[.C1172]-[.C1171]" office:value-type="float" office:value="0">
            <text:p>0.000000</text:p>
          </table:table-cell>
          <table:table-cell table:formula="of:=[.A1172]-[.A1171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41737">
            <text:p>674.141737</text:p>
          </table:table-cell>
          <table:table-cell office:value-type="float" office:value="2665014084633">
            <text:p>2665014084633</text:p>
          </table:table-cell>
          <table:table-cell table:formula="of:=([.B1173]-[.B$2])/10^9" office:value-type="float" office:value="0.23880635">
            <text:p>0.238806</text:p>
          </table:table-cell>
          <table:table-cell table:formula="of:=[.C1173]-[.C1172]" office:value-type="float" office:value="0.00142342200000001">
            <text:p>0.001423</text:p>
          </table:table-cell>
          <table:table-cell table:formula="of:=[.A1173]-[.A1172]" office:value-type="float" office:value="0.00141400000006797">
            <text:p>0.0014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41741">
            <text:p>674.141741</text:p>
          </table:table-cell>
          <table:table-cell office:value-type="float" office:value="2665014084633">
            <text:p>2665014084633</text:p>
          </table:table-cell>
          <table:table-cell table:formula="of:=([.B1174]-[.B$2])/10^9" office:value-type="float" office:value="0.23880635">
            <text:p>0.238806</text:p>
          </table:table-cell>
          <table:table-cell table:formula="of:=[.C1174]-[.C1173]" office:value-type="float" office:value="0">
            <text:p>0.000000</text:p>
          </table:table-cell>
          <table:table-cell table:formula="of:=[.A1174]-[.A1173]" office:value-type="float" office:value="0.00000399999998990097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4184">
            <text:p>674.141840</text:p>
          </table:table-cell>
          <table:table-cell office:value-type="float" office:value="2665014084633">
            <text:p>2665014084633</text:p>
          </table:table-cell>
          <table:table-cell table:formula="of:=([.B1175]-[.B$2])/10^9" office:value-type="float" office:value="0.23880635">
            <text:p>0.238806</text:p>
          </table:table-cell>
          <table:table-cell table:formula="of:=[.C1175]-[.C1174]" office:value-type="float" office:value="0">
            <text:p>0.000000</text:p>
          </table:table-cell>
          <table:table-cell table:formula="of:=[.A1175]-[.A1174]" office:value-type="float" office:value="0.0000989999999774227">
            <text:p>0.00009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41843">
            <text:p>674.141843</text:p>
          </table:table-cell>
          <table:table-cell office:value-type="float" office:value="2665015357063">
            <text:p>2665015357063</text:p>
          </table:table-cell>
          <table:table-cell table:formula="of:=([.B1176]-[.B$2])/10^9" office:value-type="float" office:value="0.24007878">
            <text:p>0.240079</text:p>
          </table:table-cell>
          <table:table-cell table:formula="of:=[.C1176]-[.C1175]" office:value-type="float" office:value="0.00127242999999999">
            <text:p>0.001272</text:p>
          </table:table-cell>
          <table:table-cell table:formula="of:=[.A1176]-[.A1175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41843">
            <text:p>674.141843</text:p>
          </table:table-cell>
          <table:table-cell office:value-type="float" office:value="2665015357063">
            <text:p>2665015357063</text:p>
          </table:table-cell>
          <table:table-cell table:formula="of:=([.B1177]-[.B$2])/10^9" office:value-type="float" office:value="0.24007878">
            <text:p>0.240079</text:p>
          </table:table-cell>
          <table:table-cell table:formula="of:=[.C1177]-[.C1176]" office:value-type="float" office:value="0">
            <text:p>0.000000</text:p>
          </table:table-cell>
          <table:table-cell table:formula="of:=[.A1177]-[.A1176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5022357063; c_s is fully topped up</text:p>
          </table:table-cell>
        </table:table-row>
        <table:table-row table:style-name="ro1">
          <table:table-cell office:value-type="float" office:value="674.141847">
            <text:p>674.141847</text:p>
          </table:table-cell>
          <table:table-cell office:value-type="float" office:value="2665015357063">
            <text:p>2665015357063</text:p>
          </table:table-cell>
          <table:table-cell table:formula="of:=([.B1178]-[.B$2])/10^9" office:value-type="float" office:value="0.24007878">
            <text:p>0.240079</text:p>
          </table:table-cell>
          <table:table-cell table:formula="of:=[.C1178]-[.C1177]" office:value-type="float" office:value="0">
            <text:p>0.000000</text:p>
          </table:table-cell>
          <table:table-cell table:formula="of:=[.A1178]-[.A1177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41849">
            <text:p>674.141849</text:p>
          </table:table-cell>
          <table:table-cell office:value-type="float" office:value="2665015363639">
            <text:p>2665015363639</text:p>
          </table:table-cell>
          <table:table-cell table:formula="of:=([.B1179]-[.B$2])/10^9" office:value-type="float" office:value="0.240085356">
            <text:p>0.240085</text:p>
          </table:table-cell>
          <table:table-cell table:formula="of:=[.C1179]-[.C1178]" office:value-type="float" office:value="0.00000657600000000813">
            <text:p>0.000007</text:p>
          </table:table-cell>
          <table:table-cell table:formula="of:=[.A1179]-[.A117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4185">
            <text:p>674.141850</text:p>
          </table:table-cell>
          <table:table-cell office:value-type="float" office:value="2665015363639">
            <text:p>2665015363639</text:p>
          </table:table-cell>
          <table:table-cell table:formula="of:=([.B1180]-[.B$2])/10^9" office:value-type="float" office:value="0.240085356">
            <text:p>0.240085</text:p>
          </table:table-cell>
          <table:table-cell table:formula="of:=[.C1180]-[.C1179]" office:value-type="float" office:value="0">
            <text:p>0.000000</text:p>
          </table:table-cell>
          <table:table-cell table:formula="of:=[.A1180]-[.A1179]" office:value-type="float" office:value="0.000000999999997475243">
            <text:p>0.000001</text:p>
          </table:table-cell>
          <table:table-cell office:value-type="string">
            <text:p>d_s is renewed (r + D) to 2665017363639; c_s is fully topped up</text:p>
          </table:table-cell>
          <table:table-cell table:number-columns-repeated="2"/>
        </table:table-row>
        <table:table-row table:style-name="ro1">
          <table:table-cell office:value-type="float" office:value="674.141853">
            <text:p>674.141853</text:p>
          </table:table-cell>
          <table:table-cell office:value-type="float" office:value="2665015363639">
            <text:p>2665015363639</text:p>
          </table:table-cell>
          <table:table-cell table:formula="of:=([.B1181]-[.B$2])/10^9" office:value-type="float" office:value="0.240085356">
            <text:p>0.240085</text:p>
          </table:table-cell>
          <table:table-cell table:formula="of:=[.C1181]-[.C1180]" office:value-type="float" office:value="0">
            <text:p>0.000000</text:p>
          </table:table-cell>
          <table:table-cell table:formula="of:=[.A1181]-[.A1180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41855">
            <text:p>674.141855</text:p>
          </table:table-cell>
          <table:table-cell office:value-type="float" office:value="2665015369668">
            <text:p>2665015369668</text:p>
          </table:table-cell>
          <table:table-cell table:formula="of:=([.B1182]-[.B$2])/10^9" office:value-type="float" office:value="0.240091385">
            <text:p>0.240091</text:p>
          </table:table-cell>
          <table:table-cell table:formula="of:=[.C1182]-[.C1181]" office:value-type="float" office:value="0.00000602899999999074">
            <text:p>0.000006</text:p>
          </table:table-cell>
          <table:table-cell table:formula="of:=[.A1182]-[.A118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41857">
            <text:p>674.141857</text:p>
          </table:table-cell>
          <table:table-cell office:value-type="float" office:value="2665015369668">
            <text:p>2665015369668</text:p>
          </table:table-cell>
          <table:table-cell table:formula="of:=([.B1183]-[.B$2])/10^9" office:value-type="float" office:value="0.240091385">
            <text:p>0.240091</text:p>
          </table:table-cell>
          <table:table-cell table:formula="of:=[.C1183]-[.C1182]" office:value-type="float" office:value="0">
            <text:p>0.000000</text:p>
          </table:table-cell>
          <table:table-cell table:formula="of:=[.A1183]-[.A1182]" office:value-type="float" office:value="0.00000199999999495049">
            <text:p>0.000002</text:p>
          </table:table-cell>
          <table:table-cell/>
          <table:table-cell office:value-type="string">
            <text:p>568839 / 1839482 &lt;= 2000000 / 5000000</text:p>
          </table:table-cell>
          <table:table-cell/>
        </table:table-row>
        <table:table-row table:style-name="ro1">
          <table:table-cell office:value-type="float" office:value="674.141857">
            <text:p>674.141857</text:p>
          </table:table-cell>
          <table:table-cell office:value-type="float" office:value="2665015369668">
            <text:p>2665015369668</text:p>
          </table:table-cell>
          <table:table-cell table:formula="of:=([.B1184]-[.B$2])/10^9" office:value-type="float" office:value="0.240091385">
            <text:p>0.240091</text:p>
          </table:table-cell>
          <table:table-cell table:formula="of:=[.C1184]-[.C1183]" office:value-type="float" office:value="0">
            <text:p>0.000000</text:p>
          </table:table-cell>
          <table:table-cell table:formula="of:=[.A1184]-[.A1183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41901">
            <text:p>674.141901</text:p>
          </table:table-cell>
          <table:table-cell office:value-type="float" office:value="2665015369668">
            <text:p>2665015369668</text:p>
          </table:table-cell>
          <table:table-cell table:formula="of:=([.B1185]-[.B$2])/10^9" office:value-type="float" office:value="0.240091385">
            <text:p>0.240091</text:p>
          </table:table-cell>
          <table:table-cell table:formula="of:=[.C1185]-[.C1184]" office:value-type="float" office:value="0">
            <text:p>0.000000</text:p>
          </table:table-cell>
          <table:table-cell table:formula="of:=[.A1185]-[.A1184]" office:value-type="float" office:value="0.0000440000000025975">
            <text:p>0.00004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142471">
            <text:p>674.142471</text:p>
          </table:table-cell>
          <table:table-cell office:value-type="float" office:value="2665015984646">
            <text:p>2665015984646</text:p>
          </table:table-cell>
          <table:table-cell table:formula="of:=([.B1186]-[.B$2])/10^9" office:value-type="float" office:value="0.240706363">
            <text:p>0.240706</text:p>
          </table:table-cell>
          <table:table-cell table:formula="of:=[.C1186]-[.C1185]" office:value-type="float" office:value="0.000614978000000016">
            <text:p>0.000615</text:p>
          </table:table-cell>
          <table:table-cell table:formula="of:=[.A1186]-[.A1185]" office:value-type="float" office:value="0.000570000000038817">
            <text:p>0.00057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42472">
            <text:p>674.142472</text:p>
          </table:table-cell>
          <table:table-cell office:value-type="float" office:value="2665015984646">
            <text:p>2665015984646</text:p>
          </table:table-cell>
          <table:table-cell table:formula="of:=([.B1187]-[.B$2])/10^9" office:value-type="float" office:value="0.240706363">
            <text:p>0.240706</text:p>
          </table:table-cell>
          <table:table-cell table:formula="of:=[.C1187]-[.C1186]" office:value-type="float" office:value="0">
            <text:p>0.000000</text:p>
          </table:table-cell>
          <table:table-cell table:formula="of:=[.A1187]-[.A1186]" office:value-type="float" office:value="0.000000999999997475243">
            <text:p>0.000001</text:p>
          </table:table-cell>
          <table:table-cell/>
          <table:table-cell office:value-type="string">
            <text:p>uses up its c_s; 2665015984646-2665015369668=614978</text:p>
          </table:table-cell>
          <table:table-cell/>
        </table:table-row>
        <table:table-row table:style-name="ro1">
          <table:table-cell office:value-type="float" office:value="674.142482">
            <text:p>674.142482</text:p>
          </table:table-cell>
          <table:table-cell office:value-type="float" office:value="2665015996571">
            <text:p>2665015996571</text:p>
          </table:table-cell>
          <table:table-cell table:formula="of:=([.B1188]-[.B$2])/10^9" office:value-type="float" office:value="0.240718288">
            <text:p>0.240718</text:p>
          </table:table-cell>
          <table:table-cell table:formula="of:=[.C1188]-[.C1187]" office:value-type="float" office:value="0.000011924999999996">
            <text:p>0.000012</text:p>
          </table:table-cell>
          <table:table-cell table:formula="of:=[.A1188]-[.A118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42487">
            <text:p>674.142487</text:p>
          </table:table-cell>
          <table:table-cell office:value-type="float" office:value="2665015996571">
            <text:p>2665015996571</text:p>
          </table:table-cell>
          <table:table-cell table:formula="of:=([.B1189]-[.B$2])/10^9" office:value-type="float" office:value="0.240718288">
            <text:p>0.240718</text:p>
          </table:table-cell>
          <table:table-cell table:formula="of:=[.C1189]-[.C1188]" office:value-type="float" office:value="0">
            <text:p>0.000000</text:p>
          </table:table-cell>
          <table:table-cell table:formula="of:=[.A1189]-[.A1188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43415">
            <text:p>674.143415</text:p>
          </table:table-cell>
          <table:table-cell office:value-type="float" office:value="2665016931183">
            <text:p>2665016931183</text:p>
          </table:table-cell>
          <table:table-cell table:formula="of:=([.B1190]-[.B$2])/10^9" office:value-type="float" office:value="0.2416529">
            <text:p>0.241653</text:p>
          </table:table-cell>
          <table:table-cell table:formula="of:=[.C1190]-[.C1189]" office:value-type="float" office:value="0.000934612000000001">
            <text:p>0.000935</text:p>
          </table:table-cell>
          <table:table-cell table:formula="of:=[.A1190]-[.A1189]" office:value-type="float" office:value="0.000928000000044449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43416">
            <text:p>674.143416</text:p>
          </table:table-cell>
          <table:table-cell office:value-type="float" office:value="2665016931183">
            <text:p>2665016931183</text:p>
          </table:table-cell>
          <table:table-cell table:formula="of:=([.B1191]-[.B$2])/10^9" office:value-type="float" office:value="0.2416529">
            <text:p>0.241653</text:p>
          </table:table-cell>
          <table:table-cell table:formula="of:=[.C1191]-[.C1190]" office:value-type="float" office:value="0">
            <text:p>0.000000</text:p>
          </table:table-cell>
          <table:table-cell table:formula="of:=[.A1191]-[.A119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43421">
            <text:p>674.143421</text:p>
          </table:table-cell>
          <table:table-cell office:value-type="float" office:value="2665016931183">
            <text:p>2665016931183</text:p>
          </table:table-cell>
          <table:table-cell table:formula="of:=([.B1192]-[.B$2])/10^9" office:value-type="float" office:value="0.2416529">
            <text:p>0.241653</text:p>
          </table:table-cell>
          <table:table-cell table:formula="of:=[.C1192]-[.C1191]" office:value-type="float" office:value="0">
            <text:p>0.000000</text:p>
          </table:table-cell>
          <table:table-cell table:formula="of:=[.A1192]-[.A1191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43701">
            <text:p>674.143701</text:p>
          </table:table-cell>
          <table:table-cell office:value-type="float" office:value="2665016931183">
            <text:p>2665016931183</text:p>
          </table:table-cell>
          <table:table-cell table:formula="of:=([.B1193]-[.B$2])/10^9" office:value-type="float" office:value="0.2416529">
            <text:p>0.241653</text:p>
          </table:table-cell>
          <table:table-cell table:formula="of:=[.C1193]-[.C1192]" office:value-type="float" office:value="0">
            <text:p>0.000000</text:p>
          </table:table-cell>
          <table:table-cell table:formula="of:=[.A1193]-[.A1192]" office:value-type="float" office:value="0.000279999999975189">
            <text:p>0.00028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43702">
            <text:p>674.143702</text:p>
          </table:table-cell>
          <table:table-cell office:value-type="float" office:value="2665016931183">
            <text:p>2665016931183</text:p>
          </table:table-cell>
          <table:table-cell table:formula="of:=([.B1194]-[.B$2])/10^9" office:value-type="float" office:value="0.2416529">
            <text:p>0.241653</text:p>
          </table:table-cell>
          <table:table-cell table:formula="of:=[.C1194]-[.C1193]" office:value-type="float" office:value="0">
            <text:p>0.000000</text:p>
          </table:table-cell>
          <table:table-cell table:formula="of:=[.A1194]-[.A119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43703">
            <text:p>674.143703</text:p>
          </table:table-cell>
          <table:table-cell office:value-type="float" office:value="2665016931183">
            <text:p>2665016931183</text:p>
          </table:table-cell>
          <table:table-cell table:formula="of:=([.B1195]-[.B$2])/10^9" office:value-type="float" office:value="0.2416529">
            <text:p>0.241653</text:p>
          </table:table-cell>
          <table:table-cell table:formula="of:=[.C1195]-[.C1194]" office:value-type="float" office:value="0">
            <text:p>0.000000</text:p>
          </table:table-cell>
          <table:table-cell table:formula="of:=[.A1195]-[.A1194]" office:value-type="float" office:value="0.000000999999997475243">
            <text:p>0.000001</text:p>
          </table:table-cell>
          <table:table-cell/>
          <table:table-cell office:value-type="string">
            <text:p>postpones its deadline to 2665022209150; c_s is topped up to 1953861</text:p>
          </table:table-cell>
          <table:table-cell/>
        </table:table-row>
        <table:table-row table:style-name="ro1">
          <table:table-cell office:value-type="float" office:value="674.143705">
            <text:p>674.143705</text:p>
          </table:table-cell>
          <table:table-cell office:value-type="float" office:value="2665016931183">
            <text:p>2665016931183</text:p>
          </table:table-cell>
          <table:table-cell table:formula="of:=([.B1196]-[.B$2])/10^9" office:value-type="float" office:value="0.2416529">
            <text:p>0.241653</text:p>
          </table:table-cell>
          <table:table-cell table:formula="of:=[.C1196]-[.C1195]" office:value-type="float" office:value="0">
            <text:p>0.000000</text:p>
          </table:table-cell>
          <table:table-cell table:formula="of:=[.A1196]-[.A1195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43712">
            <text:p>674.143712</text:p>
          </table:table-cell>
          <table:table-cell office:value-type="float" office:value="2665017227638">
            <text:p>2665017227638</text:p>
          </table:table-cell>
          <table:table-cell table:formula="of:=([.B1197]-[.B$2])/10^9" office:value-type="float" office:value="0.241949355">
            <text:p>0.241949</text:p>
          </table:table-cell>
          <table:table-cell table:formula="of:=[.C1197]-[.C1196]" office:value-type="float" office:value="0.000296455000000001">
            <text:p>0.000296</text:p>
          </table:table-cell>
          <table:table-cell table:formula="of:=[.A1197]-[.A1196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43719">
            <text:p>674.143719</text:p>
          </table:table-cell>
          <table:table-cell office:value-type="float" office:value="2665017227638">
            <text:p>2665017227638</text:p>
          </table:table-cell>
          <table:table-cell table:formula="of:=([.B1198]-[.B$2])/10^9" office:value-type="float" office:value="0.241949355">
            <text:p>0.241949</text:p>
          </table:table-cell>
          <table:table-cell table:formula="of:=[.C1198]-[.C1197]" office:value-type="float" office:value="0">
            <text:p>0.000000</text:p>
          </table:table-cell>
          <table:table-cell table:formula="of:=[.A1198]-[.A1197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4511">
            <text:p>674.145110</text:p>
          </table:table-cell>
          <table:table-cell office:value-type="float" office:value="2665018626097">
            <text:p>2665018626097</text:p>
          </table:table-cell>
          <table:table-cell table:formula="of:=([.B1199]-[.B$2])/10^9" office:value-type="float" office:value="0.243347814">
            <text:p>0.243348</text:p>
          </table:table-cell>
          <table:table-cell table:formula="of:=[.C1199]-[.C1198]" office:value-type="float" office:value="0.00139845899999999">
            <text:p>0.001398</text:p>
          </table:table-cell>
          <table:table-cell table:formula="of:=[.A1199]-[.A1198]" office:value-type="float" office:value="0.00139100000001235">
            <text:p>0.0013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45111">
            <text:p>674.145111</text:p>
          </table:table-cell>
          <table:table-cell office:value-type="float" office:value="2665018626097">
            <text:p>2665018626097</text:p>
          </table:table-cell>
          <table:table-cell table:formula="of:=([.B1200]-[.B$2])/10^9" office:value-type="float" office:value="0.243347814">
            <text:p>0.243348</text:p>
          </table:table-cell>
          <table:table-cell table:formula="of:=[.C1200]-[.C1199]" office:value-type="float" office:value="0">
            <text:p>0.000000</text:p>
          </table:table-cell>
          <table:table-cell table:formula="of:=[.A1200]-[.A1199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45116">
            <text:p>674.145116</text:p>
          </table:table-cell>
          <table:table-cell office:value-type="float" office:value="2665018626097">
            <text:p>2665018626097</text:p>
          </table:table-cell>
          <table:table-cell table:formula="of:=([.B1201]-[.B$2])/10^9" office:value-type="float" office:value="0.243347814">
            <text:p>0.243348</text:p>
          </table:table-cell>
          <table:table-cell table:formula="of:=[.C1201]-[.C1200]" office:value-type="float" office:value="0">
            <text:p>0.000000</text:p>
          </table:table-cell>
          <table:table-cell table:formula="of:=[.A1201]-[.A120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45741">
            <text:p>674.145741</text:p>
          </table:table-cell>
          <table:table-cell office:value-type="float" office:value="2665018626097">
            <text:p>2665018626097</text:p>
          </table:table-cell>
          <table:table-cell table:formula="of:=([.B1202]-[.B$2])/10^9" office:value-type="float" office:value="0.243347814">
            <text:p>0.243348</text:p>
          </table:table-cell>
          <table:table-cell table:formula="of:=[.C1202]-[.C1201]" office:value-type="float" office:value="0">
            <text:p>0.000000</text:p>
          </table:table-cell>
          <table:table-cell table:formula="of:=[.A1202]-[.A1201]" office:value-type="float" office:value="0.000625000000013642">
            <text:p>0.00062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45743">
            <text:p>674.145743</text:p>
          </table:table-cell>
          <table:table-cell office:value-type="float" office:value="2665019258904">
            <text:p>2665019258904</text:p>
          </table:table-cell>
          <table:table-cell table:formula="of:=([.B1203]-[.B$2])/10^9" office:value-type="float" office:value="0.243980621">
            <text:p>0.243981</text:p>
          </table:table-cell>
          <table:table-cell table:formula="of:=[.C1203]-[.C1202]" office:value-type="float" office:value="0.000632807000000013">
            <text:p>0.000633</text:p>
          </table:table-cell>
          <table:table-cell table:formula="of:=[.A1203]-[.A120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45744">
            <text:p>674.145744</text:p>
          </table:table-cell>
          <table:table-cell office:value-type="float" office:value="2665019258904">
            <text:p>2665019258904</text:p>
          </table:table-cell>
          <table:table-cell table:formula="of:=([.B1204]-[.B$2])/10^9" office:value-type="float" office:value="0.243980621">
            <text:p>0.243981</text:p>
          </table:table-cell>
          <table:table-cell table:formula="of:=[.C1204]-[.C1203]" office:value-type="float" office:value="0">
            <text:p>0.000000</text:p>
          </table:table-cell>
          <table:table-cell table:formula="of:=[.A1204]-[.A1203]" office:value-type="float" office:value="0.000000999999997475243">
            <text:p>0.000001</text:p>
          </table:table-cell>
          <table:table-cell office:value-type="string">
            <text:p>d_s is renewed (r + D) to 2665021258904; c_s is fully topped up</text:p>
          </table:table-cell>
          <table:table-cell table:number-columns-repeated="2"/>
        </table:table-row>
        <table:table-row table:style-name="ro1">
          <table:table-cell office:value-type="float" office:value="674.145745">
            <text:p>674.145745</text:p>
          </table:table-cell>
          <table:table-cell office:value-type="float" office:value="2665019258904">
            <text:p>2665019258904</text:p>
          </table:table-cell>
          <table:table-cell table:formula="of:=([.B1205]-[.B$2])/10^9" office:value-type="float" office:value="0.243980621">
            <text:p>0.243981</text:p>
          </table:table-cell>
          <table:table-cell table:formula="of:=[.C1205]-[.C1204]" office:value-type="float" office:value="0">
            <text:p>0.000000</text:p>
          </table:table-cell>
          <table:table-cell table:formula="of:=[.A1205]-[.A1204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145752">
            <text:p>674.145752</text:p>
          </table:table-cell>
          <table:table-cell office:value-type="float" office:value="2665019267953">
            <text:p>2665019267953</text:p>
          </table:table-cell>
          <table:table-cell table:formula="of:=([.B1206]-[.B$2])/10^9" office:value-type="float" office:value="0.24398967">
            <text:p>0.243990</text:p>
          </table:table-cell>
          <table:table-cell table:formula="of:=[.C1206]-[.C1205]" office:value-type="float" office:value="0.00000904899999998321">
            <text:p>0.000009</text:p>
          </table:table-cell>
          <table:table-cell table:formula="of:=[.A1206]-[.A1205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45757">
            <text:p>674.145757</text:p>
          </table:table-cell>
          <table:table-cell office:value-type="float" office:value="2665019267953">
            <text:p>2665019267953</text:p>
          </table:table-cell>
          <table:table-cell table:formula="of:=([.B1207]-[.B$2])/10^9" office:value-type="float" office:value="0.24398967">
            <text:p>0.243990</text:p>
          </table:table-cell>
          <table:table-cell table:formula="of:=[.C1207]-[.C1206]" office:value-type="float" office:value="0">
            <text:p>0.000000</text:p>
          </table:table-cell>
          <table:table-cell table:formula="of:=[.A1207]-[.A1206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46666">
            <text:p>674.146666</text:p>
          </table:table-cell>
          <table:table-cell office:value-type="float" office:value="2665020190678">
            <text:p>2665020190678</text:p>
          </table:table-cell>
          <table:table-cell table:formula="of:=([.B1208]-[.B$2])/10^9" office:value-type="float" office:value="0.244912395">
            <text:p>0.244912</text:p>
          </table:table-cell>
          <table:table-cell table:formula="of:=[.C1208]-[.C1207]" office:value-type="float" office:value="0.000922725000000013">
            <text:p>0.000923</text:p>
          </table:table-cell>
          <table:table-cell table:formula="of:=[.A1208]-[.A1207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46667">
            <text:p>674.146667</text:p>
          </table:table-cell>
          <table:table-cell office:value-type="float" office:value="2665020190678">
            <text:p>2665020190678</text:p>
          </table:table-cell>
          <table:table-cell table:formula="of:=([.B1209]-[.B$2])/10^9" office:value-type="float" office:value="0.244912395">
            <text:p>0.244912</text:p>
          </table:table-cell>
          <table:table-cell table:formula="of:=[.C1209]-[.C1208]" office:value-type="float" office:value="0">
            <text:p>0.000000</text:p>
          </table:table-cell>
          <table:table-cell table:formula="of:=[.A1209]-[.A120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46673">
            <text:p>674.146673</text:p>
          </table:table-cell>
          <table:table-cell office:value-type="float" office:value="2665020190678">
            <text:p>2665020190678</text:p>
          </table:table-cell>
          <table:table-cell table:formula="of:=([.B1210]-[.B$2])/10^9" office:value-type="float" office:value="0.244912395">
            <text:p>0.244912</text:p>
          </table:table-cell>
          <table:table-cell table:formula="of:=[.C1210]-[.C1209]" office:value-type="float" office:value="0">
            <text:p>0.000000</text:p>
          </table:table-cell>
          <table:table-cell table:formula="of:=[.A1210]-[.A1209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46739">
            <text:p>674.146739</text:p>
          </table:table-cell>
          <table:table-cell office:value-type="float" office:value="2665020190678">
            <text:p>2665020190678</text:p>
          </table:table-cell>
          <table:table-cell table:formula="of:=([.B1211]-[.B$2])/10^9" office:value-type="float" office:value="0.244912395">
            <text:p>0.244912</text:p>
          </table:table-cell>
          <table:table-cell table:formula="of:=[.C1211]-[.C1210]" office:value-type="float" office:value="0">
            <text:p>0.000000</text:p>
          </table:table-cell>
          <table:table-cell table:formula="of:=[.A1211]-[.A1210]" office:value-type="float" office:value="0.0000660000000607397">
            <text:p>0.00006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46741">
            <text:p>674.146741</text:p>
          </table:table-cell>
          <table:table-cell office:value-type="float" office:value="2665020266004">
            <text:p>2665020266004</text:p>
          </table:table-cell>
          <table:table-cell table:formula="of:=([.B1212]-[.B$2])/10^9" office:value-type="float" office:value="0.244987721">
            <text:p>0.244988</text:p>
          </table:table-cell>
          <table:table-cell table:formula="of:=[.C1212]-[.C1211]" office:value-type="float" office:value="0.0000753259999999867">
            <text:p>0.000075</text:p>
          </table:table-cell>
          <table:table-cell table:formula="of:=[.A1212]-[.A121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46742">
            <text:p>674.146742</text:p>
          </table:table-cell>
          <table:table-cell office:value-type="float" office:value="2665020266004">
            <text:p>2665020266004</text:p>
          </table:table-cell>
          <table:table-cell table:formula="of:=([.B1213]-[.B$2])/10^9" office:value-type="float" office:value="0.244987721">
            <text:p>0.244988</text:p>
          </table:table-cell>
          <table:table-cell table:formula="of:=[.C1213]-[.C1212]" office:value-type="float" office:value="0">
            <text:p>0.000000</text:p>
          </table:table-cell>
          <table:table-cell table:formula="of:=[.A1213]-[.A1212]" office:value-type="float" office:value="0.000000999999997475243">
            <text:p>0.000001</text:p>
          </table:table-cell>
          <table:table-cell/>
          <table:table-cell office:value-type="string">
            <text:p>555402 / 1943146 &lt;= 2000000 / 5000000</text:p>
          </table:table-cell>
          <table:table-cell/>
        </table:table-row>
        <table:table-row table:style-name="ro1">
          <table:table-cell office:value-type="float" office:value="674.146743">
            <text:p>674.146743</text:p>
          </table:table-cell>
          <table:table-cell office:value-type="float" office:value="2665020266004">
            <text:p>2665020266004</text:p>
          </table:table-cell>
          <table:table-cell table:formula="of:=([.B1214]-[.B$2])/10^9" office:value-type="float" office:value="0.244987721">
            <text:p>0.244988</text:p>
          </table:table-cell>
          <table:table-cell table:formula="of:=[.C1214]-[.C1213]" office:value-type="float" office:value="0">
            <text:p>0.000000</text:p>
          </table:table-cell>
          <table:table-cell table:formula="of:=[.A1214]-[.A1213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46744">
            <text:p>674.146744</text:p>
          </table:table-cell>
          <table:table-cell office:value-type="float" office:value="2665020266004">
            <text:p>2665020266004</text:p>
          </table:table-cell>
          <table:table-cell table:formula="of:=([.B1215]-[.B$2])/10^9" office:value-type="float" office:value="0.244987721">
            <text:p>0.244988</text:p>
          </table:table-cell>
          <table:table-cell table:formula="of:=[.C1215]-[.C1214]" office:value-type="float" office:value="0">
            <text:p>0.000000</text:p>
          </table:table-cell>
          <table:table-cell table:formula="of:=[.A1215]-[.A1214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46754">
            <text:p>674.146754</text:p>
          </table:table-cell>
          <table:table-cell office:value-type="float" office:value="2665020278674">
            <text:p>2665020278674</text:p>
          </table:table-cell>
          <table:table-cell table:formula="of:=([.B1216]-[.B$2])/10^9" office:value-type="float" office:value="0.245000391">
            <text:p>0.245000</text:p>
          </table:table-cell>
          <table:table-cell table:formula="of:=[.C1216]-[.C1215]" office:value-type="float" office:value="0.0000126700000000202">
            <text:p>0.000013</text:p>
          </table:table-cell>
          <table:table-cell table:formula="of:=[.A1216]-[.A1215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46761">
            <text:p>674.146761</text:p>
          </table:table-cell>
          <table:table-cell office:value-type="float" office:value="2665020278674">
            <text:p>2665020278674</text:p>
          </table:table-cell>
          <table:table-cell table:formula="of:=([.B1217]-[.B$2])/10^9" office:value-type="float" office:value="0.245000391">
            <text:p>0.245000</text:p>
          </table:table-cell>
          <table:table-cell table:formula="of:=[.C1217]-[.C1216]" office:value-type="float" office:value="0">
            <text:p>0.000000</text:p>
          </table:table-cell>
          <table:table-cell table:formula="of:=[.A1217]-[.A1216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47317">
            <text:p>674.147317</text:p>
          </table:table-cell>
          <table:table-cell office:value-type="float" office:value="2665020841211">
            <text:p>2665020841211</text:p>
          </table:table-cell>
          <table:table-cell table:formula="of:=([.B1218]-[.B$2])/10^9" office:value-type="float" office:value="0.245562928">
            <text:p>0.245563</text:p>
          </table:table-cell>
          <table:table-cell table:formula="of:=[.C1218]-[.C1217]" office:value-type="float" office:value="0.000562537000000002">
            <text:p>0.000563</text:p>
          </table:table-cell>
          <table:table-cell table:formula="of:=[.A1218]-[.A1217]" office:value-type="float" office:value="0.000556000000074164">
            <text:p>0.000556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47318">
            <text:p>674.147318</text:p>
          </table:table-cell>
          <table:table-cell office:value-type="float" office:value="2665020841211">
            <text:p>2665020841211</text:p>
          </table:table-cell>
          <table:table-cell table:formula="of:=([.B1219]-[.B$2])/10^9" office:value-type="float" office:value="0.245562928">
            <text:p>0.245563</text:p>
          </table:table-cell>
          <table:table-cell table:formula="of:=[.C1219]-[.C1218]" office:value-type="float" office:value="0">
            <text:p>0.000000</text:p>
          </table:table-cell>
          <table:table-cell table:formula="of:=[.A1219]-[.A1218]" office:value-type="float" office:value="0.000000999999997475243">
            <text:p>0.000001</text:p>
          </table:table-cell>
          <table:table-cell/>
          <table:table-cell office:value-type="string">
            <text:p>uses up its c_s; 2665020841211-2665020278674=562537</text:p>
          </table:table-cell>
          <table:table-cell/>
        </table:table-row>
        <table:table-row table:style-name="ro1">
          <table:table-cell office:value-type="float" office:value="674.147331">
            <text:p>674.147331</text:p>
          </table:table-cell>
          <table:table-cell office:value-type="float" office:value="2665020855143">
            <text:p>2665020855143</text:p>
          </table:table-cell>
          <table:table-cell table:formula="of:=([.B1220]-[.B$2])/10^9" office:value-type="float" office:value="0.24557686">
            <text:p>0.245577</text:p>
          </table:table-cell>
          <table:table-cell table:formula="of:=[.C1220]-[.C1219]" office:value-type="float" office:value="0.0000139319999999943">
            <text:p>0.000014</text:p>
          </table:table-cell>
          <table:table-cell table:formula="of:=[.A1220]-[.A1219]" office:value-type="float" office:value="0.0000129999999671782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47335">
            <text:p>674.147335</text:p>
          </table:table-cell>
          <table:table-cell office:value-type="float" office:value="2665020855143">
            <text:p>2665020855143</text:p>
          </table:table-cell>
          <table:table-cell table:formula="of:=([.B1221]-[.B$2])/10^9" office:value-type="float" office:value="0.24557686">
            <text:p>0.245577</text:p>
          </table:table-cell>
          <table:table-cell table:formula="of:=[.C1221]-[.C1220]" office:value-type="float" office:value="0">
            <text:p>0.000000</text:p>
          </table:table-cell>
          <table:table-cell table:formula="of:=[.A1221]-[.A122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4869">
            <text:p>674.148690</text:p>
          </table:table-cell>
          <table:table-cell office:value-type="float" office:value="2665020855143">
            <text:p>2665020855143</text:p>
          </table:table-cell>
          <table:table-cell table:formula="of:=([.B1222]-[.B$2])/10^9" office:value-type="float" office:value="0.24557686">
            <text:p>0.245577</text:p>
          </table:table-cell>
          <table:table-cell table:formula="of:=[.C1222]-[.C1221]" office:value-type="float" office:value="0">
            <text:p>0.000000</text:p>
          </table:table-cell>
          <table:table-cell table:formula="of:=[.A1222]-[.A1221]" office:value-type="float" office:value="0.00135499999998956">
            <text:p>0.0013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48691">
            <text:p>674.148691</text:p>
          </table:table-cell>
          <table:table-cell office:value-type="float" office:value="2665020855143">
            <text:p>2665020855143</text:p>
          </table:table-cell>
          <table:table-cell table:formula="of:=([.B1223]-[.B$2])/10^9" office:value-type="float" office:value="0.24557686">
            <text:p>0.245577</text:p>
          </table:table-cell>
          <table:table-cell table:formula="of:=[.C1223]-[.C1222]" office:value-type="float" office:value="0">
            <text:p>0.000000</text:p>
          </table:table-cell>
          <table:table-cell table:formula="of:=[.A1223]-[.A1222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48692">
            <text:p>674.148692</text:p>
          </table:table-cell>
          <table:table-cell office:value-type="float" office:value="2665020855143">
            <text:p>2665020855143</text:p>
          </table:table-cell>
          <table:table-cell table:formula="of:=([.B1224]-[.B$2])/10^9" office:value-type="float" office:value="0.24557686">
            <text:p>0.245577</text:p>
          </table:table-cell>
          <table:table-cell table:formula="of:=[.C1224]-[.C1223]" office:value-type="float" office:value="0">
            <text:p>0.000000</text:p>
          </table:table-cell>
          <table:table-cell table:formula="of:=[.A1224]-[.A1223]" office:value-type="float" office:value="0.000000999999997475243">
            <text:p>0.000001</text:p>
          </table:table-cell>
          <table:table-cell/>
          <table:table-cell office:value-type="string">
            <text:p>postpones its deadline to 2665027209150; c_s is topped up to 1992865</text:p>
          </table:table-cell>
          <table:table-cell/>
        </table:table-row>
        <table:table-row table:style-name="ro1">
          <table:table-cell office:value-type="float" office:value="674.149304">
            <text:p>674.149304</text:p>
          </table:table-cell>
          <table:table-cell office:value-type="float" office:value="2665022828623">
            <text:p>2665022828623</text:p>
          </table:table-cell>
          <table:table-cell table:formula="of:=([.B1225]-[.B$2])/10^9" office:value-type="float" office:value="0.24755034">
            <text:p>0.247550</text:p>
          </table:table-cell>
          <table:table-cell table:formula="of:=[.C1225]-[.C1224]" office:value-type="float" office:value="0.00197348">
            <text:p>0.001973</text:p>
          </table:table-cell>
          <table:table-cell table:formula="of:=[.A1225]-[.A1224]" office:value-type="float" office:value="0.000612000000046464">
            <text:p>0.00061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49305">
            <text:p>674.149305</text:p>
          </table:table-cell>
          <table:table-cell office:value-type="float" office:value="2665022828623">
            <text:p>2665022828623</text:p>
          </table:table-cell>
          <table:table-cell table:formula="of:=([.B1226]-[.B$2])/10^9" office:value-type="float" office:value="0.24755034">
            <text:p>0.247550</text:p>
          </table:table-cell>
          <table:table-cell table:formula="of:=[.C1226]-[.C1225]" office:value-type="float" office:value="0">
            <text:p>0.000000</text:p>
          </table:table-cell>
          <table:table-cell table:formula="of:=[.A1226]-[.A1225]" office:value-type="float" office:value="0.000000999999997475243">
            <text:p>0.000001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674.149306">
            <text:p>674.149306</text:p>
          </table:table-cell>
          <table:table-cell office:value-type="float" office:value="2665022828623">
            <text:p>2665022828623</text:p>
          </table:table-cell>
          <table:table-cell table:formula="of:=([.B1227]-[.B$2])/10^9" office:value-type="float" office:value="0.24755034">
            <text:p>0.247550</text:p>
          </table:table-cell>
          <table:table-cell table:formula="of:=[.C1227]-[.C1226]" office:value-type="float" office:value="0">
            <text:p>0.000000</text:p>
          </table:table-cell>
          <table:table-cell table:formula="of:=[.A1227]-[.A1226]" office:value-type="float" office:value="0.000000999999997475243">
            <text:p>0.000001</text:p>
          </table:table-cell>
          <table:table-cell table:number-columns-repeated="2"/>
          <table:table-cell office:value-type="string">
            <text:p>uses up its c_s; 2665022828623-2665020855143=1973480</text:p>
          </table:table-cell>
        </table:table-row>
        <table:table-row table:style-name="ro1">
          <table:table-cell office:value-type="float" office:value="674.149309">
            <text:p>674.149309</text:p>
          </table:table-cell>
          <table:table-cell office:value-type="float" office:value="2665022828623">
            <text:p>2665022828623</text:p>
          </table:table-cell>
          <table:table-cell table:formula="of:=([.B1228]-[.B$2])/10^9" office:value-type="float" office:value="0.24755034">
            <text:p>0.247550</text:p>
          </table:table-cell>
          <table:table-cell table:formula="of:=[.C1228]-[.C1227]" office:value-type="float" office:value="0">
            <text:p>0.000000</text:p>
          </table:table-cell>
          <table:table-cell table:formula="of:=[.A1228]-[.A1227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4931">
            <text:p>674.149310</text:p>
          </table:table-cell>
          <table:table-cell office:value-type="float" office:value="2665022828623">
            <text:p>2665022828623</text:p>
          </table:table-cell>
          <table:table-cell table:formula="of:=([.B1229]-[.B$2])/10^9" office:value-type="float" office:value="0.24755034">
            <text:p>0.247550</text:p>
          </table:table-cell>
          <table:table-cell table:formula="of:=[.C1229]-[.C1228]" office:value-type="float" office:value="0">
            <text:p>0.000000</text:p>
          </table:table-cell>
          <table:table-cell table:formula="of:=[.A1229]-[.A1228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029357063; c_s is topped up to 2528440</text:p>
          </table:table-cell>
        </table:table-row>
        <table:table-row table:style-name="ro1">
          <table:table-cell office:value-type="float" office:value="674.149311">
            <text:p>674.149311</text:p>
          </table:table-cell>
          <table:table-cell office:value-type="float" office:value="2665022828623">
            <text:p>2665022828623</text:p>
          </table:table-cell>
          <table:table-cell table:formula="of:=([.B1230]-[.B$2])/10^9" office:value-type="float" office:value="0.24755034">
            <text:p>0.247550</text:p>
          </table:table-cell>
          <table:table-cell table:formula="of:=[.C1230]-[.C1229]" office:value-type="float" office:value="0">
            <text:p>0.000000</text:p>
          </table:table-cell>
          <table:table-cell table:formula="of:=[.A1230]-[.A1229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49316">
            <text:p>674.149316</text:p>
          </table:table-cell>
          <table:table-cell office:value-type="float" office:value="2665022828623">
            <text:p>2665022828623</text:p>
          </table:table-cell>
          <table:table-cell table:formula="of:=([.B1231]-[.B$2])/10^9" office:value-type="float" office:value="0.24755034">
            <text:p>0.247550</text:p>
          </table:table-cell>
          <table:table-cell table:formula="of:=[.C1231]-[.C1230]" office:value-type="float" office:value="0">
            <text:p>0.000000</text:p>
          </table:table-cell>
          <table:table-cell table:formula="of:=[.A1231]-[.A1230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49732">
            <text:p>674.149732</text:p>
          </table:table-cell>
          <table:table-cell office:value-type="float" office:value="2665022828623">
            <text:p>2665022828623</text:p>
          </table:table-cell>
          <table:table-cell table:formula="of:=([.B1232]-[.B$2])/10^9" office:value-type="float" office:value="0.24755034">
            <text:p>0.247550</text:p>
          </table:table-cell>
          <table:table-cell table:formula="of:=[.C1232]-[.C1231]" office:value-type="float" office:value="0">
            <text:p>0.000000</text:p>
          </table:table-cell>
          <table:table-cell table:formula="of:=[.A1232]-[.A1231]" office:value-type="float" office:value="0.000415999999972883">
            <text:p>0.00041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49734">
            <text:p>674.149734</text:p>
          </table:table-cell>
          <table:table-cell office:value-type="float" office:value="2665023259035">
            <text:p>2665023259035</text:p>
          </table:table-cell>
          <table:table-cell table:formula="of:=([.B1233]-[.B$2])/10^9" office:value-type="float" office:value="0.247980752">
            <text:p>0.247981</text:p>
          </table:table-cell>
          <table:table-cell table:formula="of:=[.C1233]-[.C1232]" office:value-type="float" office:value="0.000430411999999991">
            <text:p>0.000430</text:p>
          </table:table-cell>
          <table:table-cell table:formula="of:=[.A1233]-[.A123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49735">
            <text:p>674.149735</text:p>
          </table:table-cell>
          <table:table-cell office:value-type="float" office:value="2665023259035">
            <text:p>2665023259035</text:p>
          </table:table-cell>
          <table:table-cell table:formula="of:=([.B1234]-[.B$2])/10^9" office:value-type="float" office:value="0.247980752">
            <text:p>0.247981</text:p>
          </table:table-cell>
          <table:table-cell table:formula="of:=[.C1234]-[.C1233]" office:value-type="float" office:value="0">
            <text:p>0.000000</text:p>
          </table:table-cell>
          <table:table-cell table:formula="of:=[.A1234]-[.A1233]" office:value-type="float" office:value="0.000000999999997475243">
            <text:p>0.000001</text:p>
          </table:table-cell>
          <table:table-cell office:value-type="string">
            <text:p>d_s is renewed (r + D) to 2665025259035; c_s is fully topped up</text:p>
          </table:table-cell>
          <table:table-cell table:number-columns-repeated="2"/>
        </table:table-row>
        <table:table-row table:style-name="ro1">
          <table:table-cell office:value-type="float" office:value="674.149737">
            <text:p>674.149737</text:p>
          </table:table-cell>
          <table:table-cell office:value-type="float" office:value="2665023259035">
            <text:p>2665023259035</text:p>
          </table:table-cell>
          <table:table-cell table:formula="of:=([.B1235]-[.B$2])/10^9" office:value-type="float" office:value="0.247980752">
            <text:p>0.247981</text:p>
          </table:table-cell>
          <table:table-cell table:formula="of:=[.C1235]-[.C1234]" office:value-type="float" office:value="0">
            <text:p>0.000000</text:p>
          </table:table-cell>
          <table:table-cell table:formula="of:=[.A1235]-[.A1234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49744">
            <text:p>674.149744</text:p>
          </table:table-cell>
          <table:table-cell office:value-type="float" office:value="2665023268253">
            <text:p>2665023268253</text:p>
          </table:table-cell>
          <table:table-cell table:formula="of:=([.B1236]-[.B$2])/10^9" office:value-type="float" office:value="0.24798997">
            <text:p>0.247990</text:p>
          </table:table-cell>
          <table:table-cell table:formula="of:=[.C1236]-[.C1235]" office:value-type="float" office:value="0.00000921800000000528">
            <text:p>0.000009</text:p>
          </table:table-cell>
          <table:table-cell table:formula="of:=[.A1236]-[.A1235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49748">
            <text:p>674.149748</text:p>
          </table:table-cell>
          <table:table-cell office:value-type="float" office:value="2665023268253">
            <text:p>2665023268253</text:p>
          </table:table-cell>
          <table:table-cell table:formula="of:=([.B1237]-[.B$2])/10^9" office:value-type="float" office:value="0.24798997">
            <text:p>0.247990</text:p>
          </table:table-cell>
          <table:table-cell table:formula="of:=[.C1237]-[.C1236]" office:value-type="float" office:value="0">
            <text:p>0.000000</text:p>
          </table:table-cell>
          <table:table-cell table:formula="of:=[.A1237]-[.A1236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50662">
            <text:p>674.150662</text:p>
          </table:table-cell>
          <table:table-cell office:value-type="float" office:value="2665024195635">
            <text:p>2665024195635</text:p>
          </table:table-cell>
          <table:table-cell table:formula="of:=([.B1238]-[.B$2])/10^9" office:value-type="float" office:value="0.248917352">
            <text:p>0.248917</text:p>
          </table:table-cell>
          <table:table-cell table:formula="of:=[.C1238]-[.C1237]" office:value-type="float" office:value="0.000927382000000004">
            <text:p>0.000927</text:p>
          </table:table-cell>
          <table:table-cell table:formula="of:=[.A1238]-[.A1237]" office:value-type="float" office:value="0.000913999999966109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50664">
            <text:p>674.150664</text:p>
          </table:table-cell>
          <table:table-cell office:value-type="float" office:value="2665024195635">
            <text:p>2665024195635</text:p>
          </table:table-cell>
          <table:table-cell table:formula="of:=([.B1239]-[.B$2])/10^9" office:value-type="float" office:value="0.248917352">
            <text:p>0.248917</text:p>
          </table:table-cell>
          <table:table-cell table:formula="of:=[.C1239]-[.C1238]" office:value-type="float" office:value="0">
            <text:p>0.000000</text:p>
          </table:table-cell>
          <table:table-cell table:formula="of:=[.A1239]-[.A123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50668">
            <text:p>674.150668</text:p>
          </table:table-cell>
          <table:table-cell office:value-type="float" office:value="2665024195635">
            <text:p>2665024195635</text:p>
          </table:table-cell>
          <table:table-cell table:formula="of:=([.B1240]-[.B$2])/10^9" office:value-type="float" office:value="0.248917352">
            <text:p>0.248917</text:p>
          </table:table-cell>
          <table:table-cell table:formula="of:=[.C1240]-[.C1239]" office:value-type="float" office:value="0">
            <text:p>0.000000</text:p>
          </table:table-cell>
          <table:table-cell table:formula="of:=[.A1240]-[.A123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51607">
            <text:p>674.151607</text:p>
          </table:table-cell>
          <table:table-cell office:value-type="float" office:value="2665025140419">
            <text:p>2665025140419</text:p>
          </table:table-cell>
          <table:table-cell table:formula="of:=([.B1241]-[.B$2])/10^9" office:value-type="float" office:value="0.249862136">
            <text:p>0.249862</text:p>
          </table:table-cell>
          <table:table-cell table:formula="of:=[.C1241]-[.C1240]" office:value-type="float" office:value="0.000944784000000004">
            <text:p>0.000945</text:p>
          </table:table-cell>
          <table:table-cell table:formula="of:=[.A1241]-[.A1240]" office:value-type="float" office:value="0.000939000000016677">
            <text:p>0.00093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5161">
            <text:p>674.151610</text:p>
          </table:table-cell>
          <table:table-cell office:value-type="float" office:value="2665025140419">
            <text:p>2665025140419</text:p>
          </table:table-cell>
          <table:table-cell table:formula="of:=([.B1242]-[.B$2])/10^9" office:value-type="float" office:value="0.249862136">
            <text:p>0.249862</text:p>
          </table:table-cell>
          <table:table-cell table:formula="of:=[.C1242]-[.C1241]" office:value-type="float" office:value="0">
            <text:p>0.000000</text:p>
          </table:table-cell>
          <table:table-cell table:formula="of:=[.A1242]-[.A1241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51672">
            <text:p>674.151672</text:p>
          </table:table-cell>
          <table:table-cell office:value-type="float" office:value="2665025140419">
            <text:p>2665025140419</text:p>
          </table:table-cell>
          <table:table-cell table:formula="of:=([.B1243]-[.B$2])/10^9" office:value-type="float" office:value="0.249862136">
            <text:p>0.249862</text:p>
          </table:table-cell>
          <table:table-cell table:formula="of:=[.C1243]-[.C1242]" office:value-type="float" office:value="0">
            <text:p>0.000000</text:p>
          </table:table-cell>
          <table:table-cell table:formula="of:=[.A1243]-[.A1242]" office:value-type="float" office:value="0.0000619999999571519">
            <text:p>0.00006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51675">
            <text:p>674.151675</text:p>
          </table:table-cell>
          <table:table-cell office:value-type="float" office:value="2665025325057">
            <text:p>2665025325057</text:p>
          </table:table-cell>
          <table:table-cell table:formula="of:=([.B1244]-[.B$2])/10^9" office:value-type="float" office:value="0.250046774">
            <text:p>0.250047</text:p>
          </table:table-cell>
          <table:table-cell table:formula="of:=[.C1244]-[.C1243]" office:value-type="float" office:value="0.000184638000000015">
            <text:p>0.000185</text:p>
          </table:table-cell>
          <table:table-cell table:formula="of:=[.A1244]-[.A124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51676">
            <text:p>674.151676</text:p>
          </table:table-cell>
          <table:table-cell office:value-type="float" office:value="2665025325057">
            <text:p>2665025325057</text:p>
          </table:table-cell>
          <table:table-cell table:formula="of:=([.B1245]-[.B$2])/10^9" office:value-type="float" office:value="0.250046774">
            <text:p>0.250047</text:p>
          </table:table-cell>
          <table:table-cell table:formula="of:=[.C1245]-[.C1244]" office:value-type="float" office:value="0">
            <text:p>0.000000</text:p>
          </table:table-cell>
          <table:table-cell table:formula="of:=[.A1245]-[.A1244]" office:value-type="float" office:value="0.000000999999997475243">
            <text:p>0.000001</text:p>
          </table:table-cell>
          <table:table-cell table:number-columns-repeated="2"/>
          <table:table-cell office:value-type="string">
            <text:p>2528440 / 4032006 &gt; 3000000 / 7000000</text:p>
          </table:table-cell>
        </table:table-row>
        <table:table-row table:style-name="ro1">
          <table:table-cell office:value-type="float" office:value="674.151676">
            <text:p>674.151676</text:p>
          </table:table-cell>
          <table:table-cell office:value-type="float" office:value="2665025325057">
            <text:p>2665025325057</text:p>
          </table:table-cell>
          <table:table-cell table:formula="of:=([.B1246]-[.B$2])/10^9" office:value-type="float" office:value="0.250046774">
            <text:p>0.250047</text:p>
          </table:table-cell>
          <table:table-cell table:formula="of:=[.C1246]-[.C1245]" office:value-type="float" office:value="0">
            <text:p>0.000000</text:p>
          </table:table-cell>
          <table:table-cell table:formula="of:=[.A1246]-[.A1245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5032325057; c_s is fully topped up</text:p>
          </table:table-cell>
        </table:table-row>
        <table:table-row table:style-name="ro1">
          <table:table-cell office:value-type="float" office:value="674.15168">
            <text:p>674.151680</text:p>
          </table:table-cell>
          <table:table-cell office:value-type="float" office:value="2665025325057">
            <text:p>2665025325057</text:p>
          </table:table-cell>
          <table:table-cell table:formula="of:=([.B1247]-[.B$2])/10^9" office:value-type="float" office:value="0.250046774">
            <text:p>0.250047</text:p>
          </table:table-cell>
          <table:table-cell table:formula="of:=[.C1247]-[.C1246]" office:value-type="float" office:value="0">
            <text:p>0.000000</text:p>
          </table:table-cell>
          <table:table-cell table:formula="of:=[.A1247]-[.A1246]" office:value-type="float" office:value="0.00000400000010358781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51681">
            <text:p>674.151681</text:p>
          </table:table-cell>
          <table:table-cell office:value-type="float" office:value="2665025325057">
            <text:p>2665025325057</text:p>
          </table:table-cell>
          <table:table-cell table:formula="of:=([.B1248]-[.B$2])/10^9" office:value-type="float" office:value="0.250046774">
            <text:p>0.250047</text:p>
          </table:table-cell>
          <table:table-cell table:formula="of:=[.C1248]-[.C1247]" office:value-type="float" office:value="0">
            <text:p>0.000000</text:p>
          </table:table-cell>
          <table:table-cell table:formula="of:=[.A1248]-[.A124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51682">
            <text:p>674.151682</text:p>
          </table:table-cell>
          <table:table-cell office:value-type="float" office:value="2665025325057">
            <text:p>2665025325057</text:p>
          </table:table-cell>
          <table:table-cell table:formula="of:=([.B1249]-[.B$2])/10^9" office:value-type="float" office:value="0.250046774">
            <text:p>0.250047</text:p>
          </table:table-cell>
          <table:table-cell table:formula="of:=[.C1249]-[.C1248]" office:value-type="float" office:value="0">
            <text:p>0.000000</text:p>
          </table:table-cell>
          <table:table-cell table:formula="of:=[.A1249]-[.A1248]" office:value-type="float" office:value="0.000000999999997475243">
            <text:p>0.000001</text:p>
          </table:table-cell>
          <table:table-cell/>
          <table:table-cell office:value-type="string">
            <text:p>608451 / 1884093 &lt;= 2000000 / 5000000</text:p>
          </table:table-cell>
          <table:table-cell/>
        </table:table-row>
        <table:table-row table:style-name="ro1">
          <table:table-cell office:value-type="float" office:value="674.151683">
            <text:p>674.151683</text:p>
          </table:table-cell>
          <table:table-cell office:value-type="float" office:value="2665025325057">
            <text:p>2665025325057</text:p>
          </table:table-cell>
          <table:table-cell table:formula="of:=([.B1250]-[.B$2])/10^9" office:value-type="float" office:value="0.250046774">
            <text:p>0.250047</text:p>
          </table:table-cell>
          <table:table-cell table:formula="of:=[.C1250]-[.C1249]" office:value-type="float" office:value="0">
            <text:p>0.000000</text:p>
          </table:table-cell>
          <table:table-cell table:formula="of:=[.A1250]-[.A1249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51712">
            <text:p>674.151712</text:p>
          </table:table-cell>
          <table:table-cell office:value-type="float" office:value="2665025325057">
            <text:p>2665025325057</text:p>
          </table:table-cell>
          <table:table-cell table:formula="of:=([.B1251]-[.B$2])/10^9" office:value-type="float" office:value="0.250046774">
            <text:p>0.250047</text:p>
          </table:table-cell>
          <table:table-cell table:formula="of:=[.C1251]-[.C1250]" office:value-type="float" office:value="0">
            <text:p>0.000000</text:p>
          </table:table-cell>
          <table:table-cell table:formula="of:=[.A1251]-[.A1250]" office:value-type="float" office:value="0.000028999999926782">
            <text:p>0.00002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152321">
            <text:p>674.152321</text:p>
          </table:table-cell>
          <table:table-cell office:value-type="float" office:value="2665025970750">
            <text:p>2665025970750</text:p>
          </table:table-cell>
          <table:table-cell table:formula="of:=([.B1252]-[.B$2])/10^9" office:value-type="float" office:value="0.250692467">
            <text:p>0.250692</text:p>
          </table:table-cell>
          <table:table-cell table:formula="of:=[.C1252]-[.C1251]" office:value-type="float" office:value="0.000645692999999947">
            <text:p>0.000646</text:p>
          </table:table-cell>
          <table:table-cell table:formula="of:=[.A1252]-[.A1251]" office:value-type="float" office:value="0.000609000000054039">
            <text:p>0.00060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52322">
            <text:p>674.152322</text:p>
          </table:table-cell>
          <table:table-cell office:value-type="float" office:value="2665025970750">
            <text:p>2665025970750</text:p>
          </table:table-cell>
          <table:table-cell table:formula="of:=([.B1253]-[.B$2])/10^9" office:value-type="float" office:value="0.250692467">
            <text:p>0.250692</text:p>
          </table:table-cell>
          <table:table-cell table:formula="of:=[.C1253]-[.C1252]" office:value-type="float" office:value="0">
            <text:p>0.000000</text:p>
          </table:table-cell>
          <table:table-cell table:formula="of:=[.A1253]-[.A1252]" office:value-type="float" office:value="0.000000999999997475243">
            <text:p>0.000001</text:p>
          </table:table-cell>
          <table:table-cell/>
          <table:table-cell office:value-type="string">
            <text:p>uses up its c_s; 2665025970750-2665025325057=645693</text:p>
          </table:table-cell>
          <table:table-cell/>
        </table:table-row>
        <table:table-row table:style-name="ro1">
          <table:table-cell office:value-type="float" office:value="674.152333">
            <text:p>674.152333</text:p>
          </table:table-cell>
          <table:table-cell office:value-type="float" office:value="2665025984123">
            <text:p>2665025984123</text:p>
          </table:table-cell>
          <table:table-cell table:formula="of:=([.B1254]-[.B$2])/10^9" office:value-type="float" office:value="0.25070584">
            <text:p>0.250706</text:p>
          </table:table-cell>
          <table:table-cell table:formula="of:=[.C1254]-[.C1253]" office:value-type="float" office:value="0.0000133730000000387">
            <text:p>0.000013</text:p>
          </table:table-cell>
          <table:table-cell table:formula="of:=[.A1254]-[.A1253]" office:value-type="float" office:value="0.0000109999999722277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52339">
            <text:p>674.152339</text:p>
          </table:table-cell>
          <table:table-cell office:value-type="float" office:value="2665025984123">
            <text:p>2665025984123</text:p>
          </table:table-cell>
          <table:table-cell table:formula="of:=([.B1255]-[.B$2])/10^9" office:value-type="float" office:value="0.25070584">
            <text:p>0.250706</text:p>
          </table:table-cell>
          <table:table-cell table:formula="of:=[.C1255]-[.C1254]" office:value-type="float" office:value="0">
            <text:p>0.000000</text:p>
          </table:table-cell>
          <table:table-cell table:formula="of:=[.A1255]-[.A1254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52343">
            <text:p>674.152343</text:p>
          </table:table-cell>
          <table:table-cell office:value-type="float" office:value="2665025994127">
            <text:p>2665025994127</text:p>
          </table:table-cell>
          <table:table-cell table:formula="of:=([.B1256]-[.B$2])/10^9" office:value-type="float" office:value="0.250715844">
            <text:p>0.250716</text:p>
          </table:table-cell>
          <table:table-cell table:formula="of:=[.C1256]-[.C1255]" office:value-type="float" office:value="0.0000100040000000079">
            <text:p>0.000010</text:p>
          </table:table-cell>
          <table:table-cell table:formula="of:=[.A1256]-[.A1255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52348">
            <text:p>674.152348</text:p>
          </table:table-cell>
          <table:table-cell office:value-type="float" office:value="2665025994127">
            <text:p>2665025994127</text:p>
          </table:table-cell>
          <table:table-cell table:formula="of:=([.B1257]-[.B$2])/10^9" office:value-type="float" office:value="0.250715844">
            <text:p>0.250716</text:p>
          </table:table-cell>
          <table:table-cell table:formula="of:=[.C1257]-[.C1256]" office:value-type="float" office:value="0">
            <text:p>0.000000</text:p>
          </table:table-cell>
          <table:table-cell table:formula="of:=[.A1257]-[.A125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74.153565">
            <text:p>674.153565</text:p>
          </table:table-cell>
          <table:table-cell office:value-type="float" office:value="2665025994127">
            <text:p>2665025994127</text:p>
          </table:table-cell>
          <table:table-cell table:formula="of:=([.B1258]-[.B$2])/10^9" office:value-type="float" office:value="0.250715844">
            <text:p>0.250716</text:p>
          </table:table-cell>
          <table:table-cell table:formula="of:=[.C1258]-[.C1257]" office:value-type="float" office:value="0">
            <text:p>0.000000</text:p>
          </table:table-cell>
          <table:table-cell table:formula="of:=[.A1258]-[.A1257]" office:value-type="float" office:value="0.00121699999999692">
            <text:p>0.00121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53565">
            <text:p>674.153565</text:p>
          </table:table-cell>
          <table:table-cell office:value-type="float" office:value="2665025994127">
            <text:p>2665025994127</text:p>
          </table:table-cell>
          <table:table-cell table:formula="of:=([.B1259]-[.B$2])/10^9" office:value-type="float" office:value="0.250715844">
            <text:p>0.250716</text:p>
          </table:table-cell>
          <table:table-cell table:formula="of:=[.C1259]-[.C1258]" office:value-type="float" office:value="0">
            <text:p>0.000000</text:p>
          </table:table-cell>
          <table:table-cell table:formula="of:=[.A1259]-[.A1258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53566">
            <text:p>674.153566</text:p>
          </table:table-cell>
          <table:table-cell office:value-type="float" office:value="2665025994127">
            <text:p>2665025994127</text:p>
          </table:table-cell>
          <table:table-cell table:formula="of:=([.B1260]-[.B$2])/10^9" office:value-type="float" office:value="0.250715844">
            <text:p>0.250716</text:p>
          </table:table-cell>
          <table:table-cell table:formula="of:=[.C1260]-[.C1259]" office:value-type="float" office:value="0">
            <text:p>0.000000</text:p>
          </table:table-cell>
          <table:table-cell table:formula="of:=[.A1260]-[.A1259]" office:value-type="float" office:value="0.000000999999997475243">
            <text:p>0.000001</text:p>
          </table:table-cell>
          <table:table-cell/>
          <table:table-cell office:value-type="string">
            <text:p>postpones its deadline to 2665032209150; c_s is topped up to 1962758</text:p>
          </table:table-cell>
          <table:table-cell/>
        </table:table-row>
        <table:table-row table:style-name="ro1">
          <table:table-cell office:value-type="float" office:value="674.153568">
            <text:p>674.153568</text:p>
          </table:table-cell>
          <table:table-cell office:value-type="float" office:value="2665025994127">
            <text:p>2665025994127</text:p>
          </table:table-cell>
          <table:table-cell table:formula="of:=([.B1261]-[.B$2])/10^9" office:value-type="float" office:value="0.250715844">
            <text:p>0.250716</text:p>
          </table:table-cell>
          <table:table-cell table:formula="of:=[.C1261]-[.C1260]" office:value-type="float" office:value="0">
            <text:p>0.000000</text:p>
          </table:table-cell>
          <table:table-cell table:formula="of:=[.A1261]-[.A126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53574">
            <text:p>674.153574</text:p>
          </table:table-cell>
          <table:table-cell office:value-type="float" office:value="2665027225152">
            <text:p>2665027225152</text:p>
          </table:table-cell>
          <table:table-cell table:formula="of:=([.B1262]-[.B$2])/10^9" office:value-type="float" office:value="0.251946869">
            <text:p>0.251947</text:p>
          </table:table-cell>
          <table:table-cell table:formula="of:=[.C1262]-[.C1261]" office:value-type="float" office:value="0.001231025">
            <text:p>0.001231</text:p>
          </table:table-cell>
          <table:table-cell table:formula="of:=[.A1262]-[.A1261]" office:value-type="float" office:value="0.00000600000009853829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53579">
            <text:p>674.153579</text:p>
          </table:table-cell>
          <table:table-cell office:value-type="float" office:value="2665027225152">
            <text:p>2665027225152</text:p>
          </table:table-cell>
          <table:table-cell table:formula="of:=([.B1263]-[.B$2])/10^9" office:value-type="float" office:value="0.251946869">
            <text:p>0.251947</text:p>
          </table:table-cell>
          <table:table-cell table:formula="of:=[.C1263]-[.C1262]" office:value-type="float" office:value="0">
            <text:p>0.000000</text:p>
          </table:table-cell>
          <table:table-cell table:formula="of:=[.A1263]-[.A1262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53608">
            <text:p>674.153608</text:p>
          </table:table-cell>
          <table:table-cell office:value-type="float" office:value="2665027225152">
            <text:p>2665027225152</text:p>
          </table:table-cell>
          <table:table-cell table:formula="of:=([.B1264]-[.B$2])/10^9" office:value-type="float" office:value="0.251946869">
            <text:p>0.251947</text:p>
          </table:table-cell>
          <table:table-cell table:formula="of:=[.C1264]-[.C1263]" office:value-type="float" office:value="0">
            <text:p>0.000000</text:p>
          </table:table-cell>
          <table:table-cell table:formula="of:=[.A1264]-[.A1263]" office:value-type="float" office:value="0.000028999999926782">
            <text:p>0.00002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53611">
            <text:p>674.153611</text:p>
          </table:table-cell>
          <table:table-cell office:value-type="float" office:value="2665027261289">
            <text:p>2665027261289</text:p>
          </table:table-cell>
          <table:table-cell table:formula="of:=([.B1265]-[.B$2])/10^9" office:value-type="float" office:value="0.251983006">
            <text:p>0.251983</text:p>
          </table:table-cell>
          <table:table-cell table:formula="of:=[.C1265]-[.C1264]" office:value-type="float" office:value="0.0000361369999999916">
            <text:p>0.000036</text:p>
          </table:table-cell>
          <table:table-cell table:formula="of:=[.A1265]-[.A1264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53611">
            <text:p>674.153611</text:p>
          </table:table-cell>
          <table:table-cell office:value-type="float" office:value="2665027261289">
            <text:p>2665027261289</text:p>
          </table:table-cell>
          <table:table-cell table:formula="of:=([.B1266]-[.B$2])/10^9" office:value-type="float" office:value="0.251983006">
            <text:p>0.251983</text:p>
          </table:table-cell>
          <table:table-cell table:formula="of:=[.C1266]-[.C1265]" office:value-type="float" office:value="0">
            <text:p>0.000000</text:p>
          </table:table-cell>
          <table:table-cell table:formula="of:=[.A1266]-[.A1265]" office:value-type="float" office:value="0">
            <text:p>0.000000</text:p>
          </table:table-cell>
          <table:table-cell office:value-type="string">
            <text:p>d_s is renewed (r + D) to 2665029261289; c_s is fully topped up</text:p>
          </table:table-cell>
          <table:table-cell table:number-columns-repeated="2"/>
        </table:table-row>
        <table:table-row table:style-name="ro1">
          <table:table-cell office:value-type="float" office:value="674.153613">
            <text:p>674.153613</text:p>
          </table:table-cell>
          <table:table-cell office:value-type="float" office:value="2665027261289">
            <text:p>2665027261289</text:p>
          </table:table-cell>
          <table:table-cell table:formula="of:=([.B1267]-[.B$2])/10^9" office:value-type="float" office:value="0.251983006">
            <text:p>0.251983</text:p>
          </table:table-cell>
          <table:table-cell table:formula="of:=[.C1267]-[.C1266]" office:value-type="float" office:value="0">
            <text:p>0.000000</text:p>
          </table:table-cell>
          <table:table-cell table:formula="of:=[.A1267]-[.A1266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5362">
            <text:p>674.153620</text:p>
          </table:table-cell>
          <table:table-cell office:value-type="float" office:value="2665027270849">
            <text:p>2665027270849</text:p>
          </table:table-cell>
          <table:table-cell table:formula="of:=([.B1268]-[.B$2])/10^9" office:value-type="float" office:value="0.251992566">
            <text:p>0.251993</text:p>
          </table:table-cell>
          <table:table-cell table:formula="of:=[.C1268]-[.C1267]" office:value-type="float" office:value="0.00000955999999996404">
            <text:p>0.000010</text:p>
          </table:table-cell>
          <table:table-cell table:formula="of:=[.A1268]-[.A1267]" office:value-type="float" office:value="0.00000700000009601354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53625">
            <text:p>674.153625</text:p>
          </table:table-cell>
          <table:table-cell office:value-type="float" office:value="2665027270849">
            <text:p>2665027270849</text:p>
          </table:table-cell>
          <table:table-cell table:formula="of:=([.B1269]-[.B$2])/10^9" office:value-type="float" office:value="0.251992566">
            <text:p>0.251993</text:p>
          </table:table-cell>
          <table:table-cell table:formula="of:=[.C1269]-[.C1268]" office:value-type="float" office:value="0">
            <text:p>0.000000</text:p>
          </table:table-cell>
          <table:table-cell table:formula="of:=[.A1269]-[.A1268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5455">
            <text:p>674.154550</text:p>
          </table:table-cell>
          <table:table-cell office:value-type="float" office:value="2665028206116">
            <text:p>2665028206116</text:p>
          </table:table-cell>
          <table:table-cell table:formula="of:=([.B1270]-[.B$2])/10^9" office:value-type="float" office:value="0.252927833">
            <text:p>0.252928</text:p>
          </table:table-cell>
          <table:table-cell table:formula="of:=[.C1270]-[.C1269]" office:value-type="float" office:value="0.000935267000000017">
            <text:p>0.000935</text:p>
          </table:table-cell>
          <table:table-cell table:formula="of:=[.A1270]-[.A1269]" office:value-type="float" office:value="0.000924999999938336">
            <text:p>0.0009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54551">
            <text:p>674.154551</text:p>
          </table:table-cell>
          <table:table-cell office:value-type="float" office:value="2665028206116">
            <text:p>2665028206116</text:p>
          </table:table-cell>
          <table:table-cell table:formula="of:=([.B1271]-[.B$2])/10^9" office:value-type="float" office:value="0.252927833">
            <text:p>0.252928</text:p>
          </table:table-cell>
          <table:table-cell table:formula="of:=[.C1271]-[.C1270]" office:value-type="float" office:value="0">
            <text:p>0.000000</text:p>
          </table:table-cell>
          <table:table-cell table:formula="of:=[.A1271]-[.A127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54558">
            <text:p>674.154558</text:p>
          </table:table-cell>
          <table:table-cell office:value-type="float" office:value="2665028206116">
            <text:p>2665028206116</text:p>
          </table:table-cell>
          <table:table-cell table:formula="of:=([.B1272]-[.B$2])/10^9" office:value-type="float" office:value="0.252927833">
            <text:p>0.252928</text:p>
          </table:table-cell>
          <table:table-cell table:formula="of:=[.C1272]-[.C1271]" office:value-type="float" office:value="0">
            <text:p>0.000000</text:p>
          </table:table-cell>
          <table:table-cell table:formula="of:=[.A1272]-[.A1271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55836">
            <text:p>674.155836</text:p>
          </table:table-cell>
          <table:table-cell office:value-type="float" office:value="2665029492206">
            <text:p>2665029492206</text:p>
          </table:table-cell>
          <table:table-cell table:formula="of:=([.B1273]-[.B$2])/10^9" office:value-type="float" office:value="0.254213923">
            <text:p>0.254214</text:p>
          </table:table-cell>
          <table:table-cell table:formula="of:=[.C1273]-[.C1272]" office:value-type="float" office:value="0.00128609000000002">
            <text:p>0.001286</text:p>
          </table:table-cell>
          <table:table-cell table:formula="of:=[.A1273]-[.A1272]" office:value-type="float" office:value="0.00127800000007028">
            <text:p>0.0012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55837">
            <text:p>674.155837</text:p>
          </table:table-cell>
          <table:table-cell office:value-type="float" office:value="2665029492206">
            <text:p>2665029492206</text:p>
          </table:table-cell>
          <table:table-cell table:formula="of:=([.B1274]-[.B$2])/10^9" office:value-type="float" office:value="0.254213923">
            <text:p>0.254214</text:p>
          </table:table-cell>
          <table:table-cell table:formula="of:=[.C1274]-[.C1273]" office:value-type="float" office:value="0">
            <text:p>0.000000</text:p>
          </table:table-cell>
          <table:table-cell table:formula="of:=[.A1274]-[.A1273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55842">
            <text:p>674.155842</text:p>
          </table:table-cell>
          <table:table-cell office:value-type="float" office:value="2665029492206">
            <text:p>2665029492206</text:p>
          </table:table-cell>
          <table:table-cell table:formula="of:=([.B1275]-[.B$2])/10^9" office:value-type="float" office:value="0.254213923">
            <text:p>0.254214</text:p>
          </table:table-cell>
          <table:table-cell table:formula="of:=[.C1275]-[.C1274]" office:value-type="float" office:value="0">
            <text:p>0.000000</text:p>
          </table:table-cell>
          <table:table-cell table:formula="of:=[.A1275]-[.A127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56603">
            <text:p>674.156603</text:p>
          </table:table-cell>
          <table:table-cell office:value-type="float" office:value="2665029492206">
            <text:p>2665029492206</text:p>
          </table:table-cell>
          <table:table-cell table:formula="of:=([.B1276]-[.B$2])/10^9" office:value-type="float" office:value="0.254213923">
            <text:p>0.254214</text:p>
          </table:table-cell>
          <table:table-cell table:formula="of:=[.C1276]-[.C1275]" office:value-type="float" office:value="0">
            <text:p>0.000000</text:p>
          </table:table-cell>
          <table:table-cell table:formula="of:=[.A1276]-[.A1275]" office:value-type="float" office:value="0.000761000000011336">
            <text:p>0.00076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56605">
            <text:p>674.156605</text:p>
          </table:table-cell>
          <table:table-cell office:value-type="float" office:value="2665030261509">
            <text:p>2665030261509</text:p>
          </table:table-cell>
          <table:table-cell table:formula="of:=([.B1277]-[.B$2])/10^9" office:value-type="float" office:value="0.254983226">
            <text:p>0.254983</text:p>
          </table:table-cell>
          <table:table-cell table:formula="of:=[.C1277]-[.C1276]" office:value-type="float" office:value="0.000769302999999999">
            <text:p>0.000769</text:p>
          </table:table-cell>
          <table:table-cell table:formula="of:=[.A1277]-[.A127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56606">
            <text:p>674.156606</text:p>
          </table:table-cell>
          <table:table-cell office:value-type="float" office:value="2665030261509">
            <text:p>2665030261509</text:p>
          </table:table-cell>
          <table:table-cell table:formula="of:=([.B1278]-[.B$2])/10^9" office:value-type="float" office:value="0.254983226">
            <text:p>0.254983</text:p>
          </table:table-cell>
          <table:table-cell table:formula="of:=[.C1278]-[.C1277]" office:value-type="float" office:value="0">
            <text:p>0.000000</text:p>
          </table:table-cell>
          <table:table-cell table:formula="of:=[.A1278]-[.A1277]" office:value-type="float" office:value="0.000000999999997475243">
            <text:p>0.000001</text:p>
          </table:table-cell>
          <table:table-cell/>
          <table:table-cell office:value-type="string">
            <text:p>630971 / 1947641 &lt;= 2000000 / 5000000</text:p>
          </table:table-cell>
          <table:table-cell/>
        </table:table-row>
        <table:table-row table:style-name="ro1">
          <table:table-cell office:value-type="float" office:value="674.156607">
            <text:p>674.156607</text:p>
          </table:table-cell>
          <table:table-cell office:value-type="float" office:value="2665030261509">
            <text:p>2665030261509</text:p>
          </table:table-cell>
          <table:table-cell table:formula="of:=([.B1279]-[.B$2])/10^9" office:value-type="float" office:value="0.254983226">
            <text:p>0.254983</text:p>
          </table:table-cell>
          <table:table-cell table:formula="of:=[.C1279]-[.C1278]" office:value-type="float" office:value="0">
            <text:p>0.000000</text:p>
          </table:table-cell>
          <table:table-cell table:formula="of:=[.A1279]-[.A1278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56608">
            <text:p>674.156608</text:p>
          </table:table-cell>
          <table:table-cell office:value-type="float" office:value="2665030261509">
            <text:p>2665030261509</text:p>
          </table:table-cell>
          <table:table-cell table:formula="of:=([.B1280]-[.B$2])/10^9" office:value-type="float" office:value="0.254983226">
            <text:p>0.254983</text:p>
          </table:table-cell>
          <table:table-cell table:formula="of:=[.C1280]-[.C1279]" office:value-type="float" office:value="0">
            <text:p>0.000000</text:p>
          </table:table-cell>
          <table:table-cell table:formula="of:=[.A1280]-[.A1279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56615">
            <text:p>674.156615</text:p>
          </table:table-cell>
          <table:table-cell office:value-type="float" office:value="2665030271501">
            <text:p>2665030271501</text:p>
          </table:table-cell>
          <table:table-cell table:formula="of:=([.B1281]-[.B$2])/10^9" office:value-type="float" office:value="0.254993218">
            <text:p>0.254993</text:p>
          </table:table-cell>
          <table:table-cell table:formula="of:=[.C1281]-[.C1280]" office:value-type="float" office:value="0.00000999200000001421">
            <text:p>0.000010</text:p>
          </table:table-cell>
          <table:table-cell table:formula="of:=[.A1281]-[.A1280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56623">
            <text:p>674.156623</text:p>
          </table:table-cell>
          <table:table-cell office:value-type="float" office:value="2665030271501">
            <text:p>2665030271501</text:p>
          </table:table-cell>
          <table:table-cell table:formula="of:=([.B1282]-[.B$2])/10^9" office:value-type="float" office:value="0.254993218">
            <text:p>0.254993</text:p>
          </table:table-cell>
          <table:table-cell table:formula="of:=[.C1282]-[.C1281]" office:value-type="float" office:value="0">
            <text:p>0.000000</text:p>
          </table:table-cell>
          <table:table-cell table:formula="of:=[.A1282]-[.A1281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57254">
            <text:p>674.157254</text:p>
          </table:table-cell>
          <table:table-cell office:value-type="float" office:value="2665030909754">
            <text:p>2665030909754</text:p>
          </table:table-cell>
          <table:table-cell table:formula="of:=([.B1283]-[.B$2])/10^9" office:value-type="float" office:value="0.255631471">
            <text:p>0.255631</text:p>
          </table:table-cell>
          <table:table-cell table:formula="of:=[.C1283]-[.C1282]" office:value-type="float" office:value="0.000638252999999978">
            <text:p>0.000638</text:p>
          </table:table-cell>
          <table:table-cell table:formula="of:=[.A1283]-[.A1282]" office:value-type="float" office:value="0.000630999999998494">
            <text:p>0.00063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57255">
            <text:p>674.157255</text:p>
          </table:table-cell>
          <table:table-cell office:value-type="float" office:value="2665030909754">
            <text:p>2665030909754</text:p>
          </table:table-cell>
          <table:table-cell table:formula="of:=([.B1284]-[.B$2])/10^9" office:value-type="float" office:value="0.255631471">
            <text:p>0.255631</text:p>
          </table:table-cell>
          <table:table-cell table:formula="of:=[.C1284]-[.C1283]" office:value-type="float" office:value="0">
            <text:p>0.000000</text:p>
          </table:table-cell>
          <table:table-cell table:formula="of:=[.A1284]-[.A1283]" office:value-type="float" office:value="0.000000999999997475243">
            <text:p>0.000001</text:p>
          </table:table-cell>
          <table:table-cell/>
          <table:table-cell office:value-type="string">
            <text:p>uses up its c_s; 2665030909754-2665030271501=638253</text:p>
          </table:table-cell>
          <table:table-cell/>
        </table:table-row>
        <table:table-row table:style-name="ro1">
          <table:table-cell office:value-type="float" office:value="674.157264">
            <text:p>674.157264</text:p>
          </table:table-cell>
          <table:table-cell office:value-type="float" office:value="2665030920431">
            <text:p>2665030920431</text:p>
          </table:table-cell>
          <table:table-cell table:formula="of:=([.B1285]-[.B$2])/10^9" office:value-type="float" office:value="0.255642148">
            <text:p>0.255642</text:p>
          </table:table-cell>
          <table:table-cell table:formula="of:=[.C1285]-[.C1284]" office:value-type="float" office:value="0.0000106770000000145">
            <text:p>0.000011</text:p>
          </table:table-cell>
          <table:table-cell table:formula="of:=[.A1285]-[.A1284]" office:value-type="float" office:value="0.00000900000009096402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57269">
            <text:p>674.157269</text:p>
          </table:table-cell>
          <table:table-cell office:value-type="float" office:value="2665030920431">
            <text:p>2665030920431</text:p>
          </table:table-cell>
          <table:table-cell table:formula="of:=([.B1286]-[.B$2])/10^9" office:value-type="float" office:value="0.255642148">
            <text:p>0.255642</text:p>
          </table:table-cell>
          <table:table-cell table:formula="of:=[.C1286]-[.C1285]" office:value-type="float" office:value="0">
            <text:p>0.000000</text:p>
          </table:table-cell>
          <table:table-cell table:formula="of:=[.A1286]-[.A128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57601">
            <text:p>674.157601</text:p>
          </table:table-cell>
          <table:table-cell office:value-type="float" office:value="2665030920431">
            <text:p>2665030920431</text:p>
          </table:table-cell>
          <table:table-cell table:formula="of:=([.B1287]-[.B$2])/10^9" office:value-type="float" office:value="0.255642148">
            <text:p>0.255642</text:p>
          </table:table-cell>
          <table:table-cell table:formula="of:=[.C1287]-[.C1286]" office:value-type="float" office:value="0">
            <text:p>0.000000</text:p>
          </table:table-cell>
          <table:table-cell table:formula="of:=[.A1287]-[.A1286]" office:value-type="float" office:value="0.000331999999957588">
            <text:p>0.00033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57603">
            <text:p>674.157603</text:p>
          </table:table-cell>
          <table:table-cell office:value-type="float" office:value="2665031259107">
            <text:p>2665031259107</text:p>
          </table:table-cell>
          <table:table-cell table:formula="of:=([.B1288]-[.B$2])/10^9" office:value-type="float" office:value="0.255980824">
            <text:p>0.255981</text:p>
          </table:table-cell>
          <table:table-cell table:formula="of:=[.C1288]-[.C1287]" office:value-type="float" office:value="0.000338675999999982">
            <text:p>0.000339</text:p>
          </table:table-cell>
          <table:table-cell table:formula="of:=[.A1288]-[.A128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57603">
            <text:p>674.157603</text:p>
          </table:table-cell>
          <table:table-cell office:value-type="float" office:value="2665031259107">
            <text:p>2665031259107</text:p>
          </table:table-cell>
          <table:table-cell table:formula="of:=([.B1289]-[.B$2])/10^9" office:value-type="float" office:value="0.255980824">
            <text:p>0.255981</text:p>
          </table:table-cell>
          <table:table-cell table:formula="of:=[.C1289]-[.C1288]" office:value-type="float" office:value="0">
            <text:p>0.000000</text:p>
          </table:table-cell>
          <table:table-cell table:formula="of:=[.A1289]-[.A1288]" office:value-type="float" office:value="0">
            <text:p>0.000000</text:p>
          </table:table-cell>
          <table:table-cell office:value-type="string">
            <text:p>d_s is renewed (r + D) to 2665033259107; c_s is fully topped up</text:p>
          </table:table-cell>
          <table:table-cell table:number-columns-repeated="2"/>
        </table:table-row>
        <table:table-row table:style-name="ro1">
          <table:table-cell office:value-type="float" office:value="674.158217">
            <text:p>674.158217</text:p>
          </table:table-cell>
          <table:table-cell office:value-type="float" office:value="2665031873934">
            <text:p>2665031873934</text:p>
          </table:table-cell>
          <table:table-cell table:formula="of:=([.B1290]-[.B$2])/10^9" office:value-type="float" office:value="0.256595651">
            <text:p>0.256596</text:p>
          </table:table-cell>
          <table:table-cell table:formula="of:=[.C1290]-[.C1289]" office:value-type="float" office:value="0.000614826999999985">
            <text:p>0.000615</text:p>
          </table:table-cell>
          <table:table-cell table:formula="of:=[.A1290]-[.A1289]" office:value-type="float" office:value="0.000614000000041415">
            <text:p>0.00061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58219">
            <text:p>674.158219</text:p>
          </table:table-cell>
          <table:table-cell office:value-type="float" office:value="2665031873934">
            <text:p>2665031873934</text:p>
          </table:table-cell>
          <table:table-cell table:formula="of:=([.B1291]-[.B$2])/10^9" office:value-type="float" office:value="0.256595651">
            <text:p>0.256596</text:p>
          </table:table-cell>
          <table:table-cell table:formula="of:=[.C1291]-[.C1290]" office:value-type="float" office:value="0">
            <text:p>0.000000</text:p>
          </table:table-cell>
          <table:table-cell table:formula="of:=[.A1291]-[.A1290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58223">
            <text:p>674.158223</text:p>
          </table:table-cell>
          <table:table-cell office:value-type="float" office:value="2665031873934">
            <text:p>2665031873934</text:p>
          </table:table-cell>
          <table:table-cell table:formula="of:=([.B1292]-[.B$2])/10^9" office:value-type="float" office:value="0.256595651">
            <text:p>0.256596</text:p>
          </table:table-cell>
          <table:table-cell table:formula="of:=[.C1292]-[.C1291]" office:value-type="float" office:value="0">
            <text:p>0.000000</text:p>
          </table:table-cell>
          <table:table-cell table:formula="of:=[.A1292]-[.A1291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58558">
            <text:p>674.158558</text:p>
          </table:table-cell>
          <table:table-cell office:value-type="float" office:value="2665032013363">
            <text:p>2665032013363</text:p>
          </table:table-cell>
          <table:table-cell table:formula="of:=([.B1293]-[.B$2])/10^9" office:value-type="float" office:value="0.25673508">
            <text:p>0.256735</text:p>
          </table:table-cell>
          <table:table-cell table:formula="of:=[.C1293]-[.C1292]" office:value-type="float" office:value="0.000139429000000024">
            <text:p>0.000139</text:p>
          </table:table-cell>
          <table:table-cell table:formula="of:=[.A1293]-[.A1292]" office:value-type="float" office:value="0.000334999999950014">
            <text:p>0.0003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58559">
            <text:p>674.158559</text:p>
          </table:table-cell>
          <table:table-cell office:value-type="float" office:value="2665032013363">
            <text:p>2665032013363</text:p>
          </table:table-cell>
          <table:table-cell table:formula="of:=([.B1294]-[.B$2])/10^9" office:value-type="float" office:value="0.25673508">
            <text:p>0.256735</text:p>
          </table:table-cell>
          <table:table-cell table:formula="of:=[.C1294]-[.C1293]" office:value-type="float" office:value="0">
            <text:p>0.000000</text:p>
          </table:table-cell>
          <table:table-cell table:formula="of:=[.A1294]-[.A129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5856">
            <text:p>674.158560</text:p>
          </table:table-cell>
          <table:table-cell office:value-type="float" office:value="2665032013363">
            <text:p>2665032013363</text:p>
          </table:table-cell>
          <table:table-cell table:formula="of:=([.B1295]-[.B$2])/10^9" office:value-type="float" office:value="0.25673508">
            <text:p>0.256735</text:p>
          </table:table-cell>
          <table:table-cell table:formula="of:=[.C1295]-[.C1294]" office:value-type="float" office:value="0">
            <text:p>0.000000</text:p>
          </table:table-cell>
          <table:table-cell table:formula="of:=[.A1295]-[.A1294]" office:value-type="float" office:value="0.000000999999997475243">
            <text:p>0.000001</text:p>
          </table:table-cell>
          <table:table-cell/>
          <table:table-cell office:value-type="string">
            <text:p>postpones its deadline to 2665037209150; c_s is topped up to 1992718</text:p>
          </table:table-cell>
          <table:table-cell/>
        </table:table-row>
        <table:table-row table:style-name="ro1">
          <table:table-cell office:value-type="float" office:value="674.159206">
            <text:p>674.159206</text:p>
          </table:table-cell>
          <table:table-cell office:value-type="float" office:value="2665032870788">
            <text:p>2665032870788</text:p>
          </table:table-cell>
          <table:table-cell table:formula="of:=([.B1296]-[.B$2])/10^9" office:value-type="float" office:value="0.257592505">
            <text:p>0.257593</text:p>
          </table:table-cell>
          <table:table-cell table:formula="of:=[.C1296]-[.C1295]" office:value-type="float" office:value="0.000857425000000023">
            <text:p>0.000857</text:p>
          </table:table-cell>
          <table:table-cell table:formula="of:=[.A1296]-[.A1295]" office:value-type="float" office:value="0.000646000000074309">
            <text:p>0.00064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59207">
            <text:p>674.159207</text:p>
          </table:table-cell>
          <table:table-cell office:value-type="float" office:value="2665032870788">
            <text:p>2665032870788</text:p>
          </table:table-cell>
          <table:table-cell table:formula="of:=([.B1297]-[.B$2])/10^9" office:value-type="float" office:value="0.257592505">
            <text:p>0.257593</text:p>
          </table:table-cell>
          <table:table-cell table:formula="of:=[.C1297]-[.C1296]" office:value-type="float" office:value="0">
            <text:p>0.000000</text:p>
          </table:table-cell>
          <table:table-cell table:formula="of:=[.A1297]-[.A129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59214">
            <text:p>674.159214</text:p>
          </table:table-cell>
          <table:table-cell office:value-type="float" office:value="2665032870788">
            <text:p>2665032870788</text:p>
          </table:table-cell>
          <table:table-cell table:formula="of:=([.B1298]-[.B$2])/10^9" office:value-type="float" office:value="0.257592505">
            <text:p>0.257593</text:p>
          </table:table-cell>
          <table:table-cell table:formula="of:=[.C1298]-[.C1297]" office:value-type="float" office:value="0">
            <text:p>0.000000</text:p>
          </table:table-cell>
          <table:table-cell table:formula="of:=[.A1298]-[.A1297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60479">
            <text:p>674.160479</text:p>
          </table:table-cell>
          <table:table-cell office:value-type="float" office:value="2665034144520">
            <text:p>2665034144520</text:p>
          </table:table-cell>
          <table:table-cell table:formula="of:=([.B1299]-[.B$2])/10^9" office:value-type="float" office:value="0.258866237">
            <text:p>0.258866</text:p>
          </table:table-cell>
          <table:table-cell table:formula="of:=[.C1299]-[.C1298]" office:value-type="float" office:value="0.00127373199999997">
            <text:p>0.001274</text:p>
          </table:table-cell>
          <table:table-cell table:formula="of:=[.A1299]-[.A1298]" office:value-type="float" office:value="0.00126499999998941">
            <text:p>0.00126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60482">
            <text:p>674.160482</text:p>
          </table:table-cell>
          <table:table-cell office:value-type="float" office:value="2665034144520">
            <text:p>2665034144520</text:p>
          </table:table-cell>
          <table:table-cell table:formula="of:=([.B1300]-[.B$2])/10^9" office:value-type="float" office:value="0.258866237">
            <text:p>0.258866</text:p>
          </table:table-cell>
          <table:table-cell table:formula="of:=[.C1300]-[.C1299]" office:value-type="float" office:value="0">
            <text:p>0.000000</text:p>
          </table:table-cell>
          <table:table-cell table:formula="of:=[.A1300]-[.A1299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60904">
            <text:p>674.160904</text:p>
          </table:table-cell>
          <table:table-cell office:value-type="float" office:value="2665035201947">
            <text:p>2665035201947</text:p>
          </table:table-cell>
          <table:table-cell table:formula="of:=([.B1301]-[.B$2])/10^9" office:value-type="float" office:value="0.259923664">
            <text:p>0.259924</text:p>
          </table:table-cell>
          <table:table-cell table:formula="of:=[.C1301]-[.C1300]" office:value-type="float" office:value="0.001057427">
            <text:p>0.001057</text:p>
          </table:table-cell>
          <table:table-cell table:formula="of:=[.A1301]-[.A1300]" office:value-type="float" office:value="0.000421999999957734">
            <text:p>0.00042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60907">
            <text:p>674.160907</text:p>
          </table:table-cell>
          <table:table-cell office:value-type="float" office:value="2665035284196">
            <text:p>2665035284196</text:p>
          </table:table-cell>
          <table:table-cell table:formula="of:=([.B1302]-[.B$2])/10^9" office:value-type="float" office:value="0.260005913">
            <text:p>0.260006</text:p>
          </table:table-cell>
          <table:table-cell table:formula="of:=[.C1302]-[.C1301]" office:value-type="float" office:value="0.0000822489999999787">
            <text:p>0.000082</text:p>
          </table:table-cell>
          <table:table-cell table:formula="of:=[.A1302]-[.A130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60907">
            <text:p>674.160907</text:p>
          </table:table-cell>
          <table:table-cell office:value-type="float" office:value="2665035284196">
            <text:p>2665035284196</text:p>
          </table:table-cell>
          <table:table-cell table:formula="of:=([.B1303]-[.B$2])/10^9" office:value-type="float" office:value="0.260005913">
            <text:p>0.260006</text:p>
          </table:table-cell>
          <table:table-cell table:formula="of:=[.C1303]-[.C1302]" office:value-type="float" office:value="0">
            <text:p>0.000000</text:p>
          </table:table-cell>
          <table:table-cell table:formula="of:=[.A1303]-[.A1302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5042284196; c_s is fully topped up</text:p>
          </table:table-cell>
        </table:table-row>
        <table:table-row table:style-name="ro1">
          <table:table-cell office:value-type="float" office:value="674.160911">
            <text:p>674.160911</text:p>
          </table:table-cell>
          <table:table-cell office:value-type="float" office:value="2665035284196">
            <text:p>2665035284196</text:p>
          </table:table-cell>
          <table:table-cell table:formula="of:=([.B1304]-[.B$2])/10^9" office:value-type="float" office:value="0.260005913">
            <text:p>0.260006</text:p>
          </table:table-cell>
          <table:table-cell table:formula="of:=[.C1304]-[.C1303]" office:value-type="float" office:value="0">
            <text:p>0.000000</text:p>
          </table:table-cell>
          <table:table-cell table:formula="of:=[.A1304]-[.A1303]" office:value-type="float" office:value="0.00000400000010358781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60914">
            <text:p>674.160914</text:p>
          </table:table-cell>
          <table:table-cell office:value-type="float" office:value="2665035291047">
            <text:p>2665035291047</text:p>
          </table:table-cell>
          <table:table-cell table:formula="of:=([.B1305]-[.B$2])/10^9" office:value-type="float" office:value="0.260012764">
            <text:p>0.260013</text:p>
          </table:table-cell>
          <table:table-cell table:formula="of:=[.C1305]-[.C1304]" office:value-type="float" office:value="0.00000685100000002992">
            <text:p>0.000007</text:p>
          </table:table-cell>
          <table:table-cell table:formula="of:=[.A1305]-[.A1304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60915">
            <text:p>674.160915</text:p>
          </table:table-cell>
          <table:table-cell office:value-type="float" office:value="2665035291047">
            <text:p>2665035291047</text:p>
          </table:table-cell>
          <table:table-cell table:formula="of:=([.B1306]-[.B$2])/10^9" office:value-type="float" office:value="0.260012764">
            <text:p>0.260013</text:p>
          </table:table-cell>
          <table:table-cell table:formula="of:=[.C1306]-[.C1305]" office:value-type="float" office:value="0">
            <text:p>0.000000</text:p>
          </table:table-cell>
          <table:table-cell table:formula="of:=[.A1306]-[.A1305]" office:value-type="float" office:value="0.000000999999997475243">
            <text:p>0.000001</text:p>
          </table:table-cell>
          <table:table-cell office:value-type="string">
            <text:p>d_s is renewed (r + D) to 2665037291047; c_s is fully topped up</text:p>
          </table:table-cell>
          <table:table-cell table:number-columns-repeated="2"/>
        </table:table-row>
        <table:table-row table:style-name="ro1">
          <table:table-cell office:value-type="float" office:value="674.160918">
            <text:p>674.160918</text:p>
          </table:table-cell>
          <table:table-cell office:value-type="float" office:value="2665035291047">
            <text:p>2665035291047</text:p>
          </table:table-cell>
          <table:table-cell table:formula="of:=([.B1307]-[.B$2])/10^9" office:value-type="float" office:value="0.260012764">
            <text:p>0.260013</text:p>
          </table:table-cell>
          <table:table-cell table:formula="of:=[.C1307]-[.C1306]" office:value-type="float" office:value="0">
            <text:p>0.000000</text:p>
          </table:table-cell>
          <table:table-cell table:formula="of:=[.A1307]-[.A1306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6092">
            <text:p>674.160920</text:p>
          </table:table-cell>
          <table:table-cell office:value-type="float" office:value="2665035297749">
            <text:p>2665035297749</text:p>
          </table:table-cell>
          <table:table-cell table:formula="of:=([.B1308]-[.B$2])/10^9" office:value-type="float" office:value="0.260019466">
            <text:p>0.260019</text:p>
          </table:table-cell>
          <table:table-cell table:formula="of:=[.C1308]-[.C1307]" office:value-type="float" office:value="0.00000670199999996957">
            <text:p>0.000007</text:p>
          </table:table-cell>
          <table:table-cell table:formula="of:=[.A1308]-[.A130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60921">
            <text:p>674.160921</text:p>
          </table:table-cell>
          <table:table-cell office:value-type="float" office:value="2665035297749">
            <text:p>2665035297749</text:p>
          </table:table-cell>
          <table:table-cell table:formula="of:=([.B1309]-[.B$2])/10^9" office:value-type="float" office:value="0.260019466">
            <text:p>0.260019</text:p>
          </table:table-cell>
          <table:table-cell table:formula="of:=[.C1309]-[.C1308]" office:value-type="float" office:value="0">
            <text:p>0.000000</text:p>
          </table:table-cell>
          <table:table-cell table:formula="of:=[.A1309]-[.A1308]" office:value-type="float" office:value="0.000000999999997475243">
            <text:p>0.000001</text:p>
          </table:table-cell>
          <table:table-cell/>
          <table:table-cell office:value-type="string">
            <text:p>718986 / 1911401 &lt;= 2000000 / 5000000</text:p>
          </table:table-cell>
          <table:table-cell/>
        </table:table-row>
        <table:table-row table:style-name="ro1">
          <table:table-cell office:value-type="float" office:value="674.160922">
            <text:p>674.160922</text:p>
          </table:table-cell>
          <table:table-cell office:value-type="float" office:value="2665035297749">
            <text:p>2665035297749</text:p>
          </table:table-cell>
          <table:table-cell table:formula="of:=([.B1310]-[.B$2])/10^9" office:value-type="float" office:value="0.260019466">
            <text:p>0.260019</text:p>
          </table:table-cell>
          <table:table-cell table:formula="of:=[.C1310]-[.C1309]" office:value-type="float" office:value="0">
            <text:p>0.000000</text:p>
          </table:table-cell>
          <table:table-cell table:formula="of:=[.A1310]-[.A1309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60964">
            <text:p>674.160964</text:p>
          </table:table-cell>
          <table:table-cell office:value-type="float" office:value="2665035321155">
            <text:p>2665035321155</text:p>
          </table:table-cell>
          <table:table-cell table:formula="of:=([.B1311]-[.B$2])/10^9" office:value-type="float" office:value="0.260042872">
            <text:p>0.260043</text:p>
          </table:table-cell>
          <table:table-cell table:formula="of:=[.C1311]-[.C1310]" office:value-type="float" office:value="0.0000234060000000036">
            <text:p>0.000023</text:p>
          </table:table-cell>
          <table:table-cell table:formula="of:=[.A1311]-[.A1310]" office:value-type="float" office:value="0.000042000000007647">
            <text:p>0.000042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16169">
            <text:p>674.161690</text:p>
          </table:table-cell>
          <table:table-cell office:value-type="float" office:value="2665036069290">
            <text:p>2665036069290</text:p>
          </table:table-cell>
          <table:table-cell table:formula="of:=([.B1312]-[.B$2])/10^9" office:value-type="float" office:value="0.260791007">
            <text:p>0.260791</text:p>
          </table:table-cell>
          <table:table-cell table:formula="of:=[.C1312]-[.C1311]" office:value-type="float" office:value="0.000748135000000039">
            <text:p>0.000748</text:p>
          </table:table-cell>
          <table:table-cell table:formula="of:=[.A1312]-[.A1311]" office:value-type="float" office:value="0.000725999999986016">
            <text:p>0.00072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61698">
            <text:p>674.161698</text:p>
          </table:table-cell>
          <table:table-cell office:value-type="float" office:value="2665036069290">
            <text:p>2665036069290</text:p>
          </table:table-cell>
          <table:table-cell table:formula="of:=([.B1313]-[.B$2])/10^9" office:value-type="float" office:value="0.260791007">
            <text:p>0.260791</text:p>
          </table:table-cell>
          <table:table-cell table:formula="of:=[.C1313]-[.C1312]" office:value-type="float" office:value="0">
            <text:p>0.000000</text:p>
          </table:table-cell>
          <table:table-cell table:formula="of:=[.A1313]-[.A1312]" office:value-type="float" office:value="0.00000799999997980194">
            <text:p>0.000008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62587">
            <text:p>674.162587</text:p>
          </table:table-cell>
          <table:table-cell office:value-type="float" office:value="2665036966498">
            <text:p>2665036966498</text:p>
          </table:table-cell>
          <table:table-cell table:formula="of:=([.B1314]-[.B$2])/10^9" office:value-type="float" office:value="0.261688215">
            <text:p>0.261688</text:p>
          </table:table-cell>
          <table:table-cell table:formula="of:=[.C1314]-[.C1313]" office:value-type="float" office:value="0.000897207999999983">
            <text:p>0.000897</text:p>
          </table:table-cell>
          <table:table-cell table:formula="of:=[.A1314]-[.A1313]" office:value-type="float" office:value="0.000889000000029228">
            <text:p>0.00088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62588">
            <text:p>674.162588</text:p>
          </table:table-cell>
          <table:table-cell office:value-type="float" office:value="2665036966498">
            <text:p>2665036966498</text:p>
          </table:table-cell>
          <table:table-cell table:formula="of:=([.B1315]-[.B$2])/10^9" office:value-type="float" office:value="0.261688215">
            <text:p>0.261688</text:p>
          </table:table-cell>
          <table:table-cell table:formula="of:=[.C1315]-[.C1314]" office:value-type="float" office:value="0">
            <text:p>0.000000</text:p>
          </table:table-cell>
          <table:table-cell table:formula="of:=[.A1315]-[.A131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62594">
            <text:p>674.162594</text:p>
          </table:table-cell>
          <table:table-cell office:value-type="float" office:value="2665036966498">
            <text:p>2665036966498</text:p>
          </table:table-cell>
          <table:table-cell table:formula="of:=([.B1316]-[.B$2])/10^9" office:value-type="float" office:value="0.261688215">
            <text:p>0.261688</text:p>
          </table:table-cell>
          <table:table-cell table:formula="of:=[.C1316]-[.C1315]" office:value-type="float" office:value="0">
            <text:p>0.000000</text:p>
          </table:table-cell>
          <table:table-cell table:formula="of:=[.A1316]-[.A1315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62855">
            <text:p>674.162855</text:p>
          </table:table-cell>
          <table:table-cell office:value-type="float" office:value="2665037234646">
            <text:p>2665037234646</text:p>
          </table:table-cell>
          <table:table-cell table:formula="of:=([.B1317]-[.B$2])/10^9" office:value-type="float" office:value="0.261956363">
            <text:p>0.261956</text:p>
          </table:table-cell>
          <table:table-cell table:formula="of:=[.C1317]-[.C1316]" office:value-type="float" office:value="0.000268148000000024">
            <text:p>0.000268</text:p>
          </table:table-cell>
          <table:table-cell table:formula="of:=[.A1317]-[.A1316]" office:value-type="float" office:value="0.000261000000023159">
            <text:p>0.00026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62863">
            <text:p>674.162863</text:p>
          </table:table-cell>
          <table:table-cell office:value-type="float" office:value="2665037234646">
            <text:p>2665037234646</text:p>
          </table:table-cell>
          <table:table-cell table:formula="of:=([.B1318]-[.B$2])/10^9" office:value-type="float" office:value="0.261956363">
            <text:p>0.261956</text:p>
          </table:table-cell>
          <table:table-cell table:formula="of:=[.C1318]-[.C1317]" office:value-type="float" office:value="0">
            <text:p>0.000000</text:p>
          </table:table-cell>
          <table:table-cell table:formula="of:=[.A1318]-[.A1317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64071">
            <text:p>674.164071</text:p>
          </table:table-cell>
          <table:table-cell office:value-type="float" office:value="2665038450778">
            <text:p>2665038450778</text:p>
          </table:table-cell>
          <table:table-cell table:formula="of:=([.B1319]-[.B$2])/10^9" office:value-type="float" office:value="0.263172495">
            <text:p>0.263172</text:p>
          </table:table-cell>
          <table:table-cell table:formula="of:=[.C1319]-[.C1318]" office:value-type="float" office:value="0.00121613199999998">
            <text:p>0.001216</text:p>
          </table:table-cell>
          <table:table-cell table:formula="of:=[.A1319]-[.A1318]" office:value-type="float" office:value="0.00120800000001964">
            <text:p>0.00120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64073">
            <text:p>674.164073</text:p>
          </table:table-cell>
          <table:table-cell office:value-type="float" office:value="2665038450778">
            <text:p>2665038450778</text:p>
          </table:table-cell>
          <table:table-cell table:formula="of:=([.B1320]-[.B$2])/10^9" office:value-type="float" office:value="0.263172495">
            <text:p>0.263172</text:p>
          </table:table-cell>
          <table:table-cell table:formula="of:=[.C1320]-[.C1319]" office:value-type="float" office:value="0">
            <text:p>0.000000</text:p>
          </table:table-cell>
          <table:table-cell table:formula="of:=[.A1320]-[.A131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64078">
            <text:p>674.164078</text:p>
          </table:table-cell>
          <table:table-cell office:value-type="float" office:value="2665038450778">
            <text:p>2665038450778</text:p>
          </table:table-cell>
          <table:table-cell table:formula="of:=([.B1321]-[.B$2])/10^9" office:value-type="float" office:value="0.263172495">
            <text:p>0.263172</text:p>
          </table:table-cell>
          <table:table-cell table:formula="of:=[.C1321]-[.C1320]" office:value-type="float" office:value="0">
            <text:p>0.000000</text:p>
          </table:table-cell>
          <table:table-cell table:formula="of:=[.A1321]-[.A132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64878">
            <text:p>674.164878</text:p>
          </table:table-cell>
          <table:table-cell office:value-type="float" office:value="2665038450778">
            <text:p>2665038450778</text:p>
          </table:table-cell>
          <table:table-cell table:formula="of:=([.B1322]-[.B$2])/10^9" office:value-type="float" office:value="0.263172495">
            <text:p>0.263172</text:p>
          </table:table-cell>
          <table:table-cell table:formula="of:=[.C1322]-[.C1321]" office:value-type="float" office:value="0">
            <text:p>0.000000</text:p>
          </table:table-cell>
          <table:table-cell table:formula="of:=[.A1322]-[.A1321]" office:value-type="float" office:value="0.000800000000026557">
            <text:p>0.00080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64881">
            <text:p>674.164881</text:p>
          </table:table-cell>
          <table:table-cell office:value-type="float" office:value="2665039260153">
            <text:p>2665039260153</text:p>
          </table:table-cell>
          <table:table-cell table:formula="of:=([.B1323]-[.B$2])/10^9" office:value-type="float" office:value="0.26398187">
            <text:p>0.263982</text:p>
          </table:table-cell>
          <table:table-cell table:formula="of:=[.C1323]-[.C1322]" office:value-type="float" office:value="0.000809375000000001">
            <text:p>0.000809</text:p>
          </table:table-cell>
          <table:table-cell table:formula="of:=[.A1323]-[.A1322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64881">
            <text:p>674.164881</text:p>
          </table:table-cell>
          <table:table-cell office:value-type="float" office:value="2665039260153">
            <text:p>2665039260153</text:p>
          </table:table-cell>
          <table:table-cell table:formula="of:=([.B1324]-[.B$2])/10^9" office:value-type="float" office:value="0.26398187">
            <text:p>0.263982</text:p>
          </table:table-cell>
          <table:table-cell table:formula="of:=[.C1324]-[.C1323]" office:value-type="float" office:value="0">
            <text:p>0.000000</text:p>
          </table:table-cell>
          <table:table-cell table:formula="of:=[.A1324]-[.A1323]" office:value-type="float" office:value="0">
            <text:p>0.000000</text:p>
          </table:table-cell>
          <table:table-cell office:value-type="string">
            <text:p>d_s is renewed (r + D) to 2665041260153; c_s is fully topped up</text:p>
          </table:table-cell>
          <table:table-cell table:number-columns-repeated="2"/>
        </table:table-row>
        <table:table-row table:style-name="ro1">
          <table:table-cell office:value-type="float" office:value="674.164883">
            <text:p>674.164883</text:p>
          </table:table-cell>
          <table:table-cell office:value-type="float" office:value="2665039260153">
            <text:p>2665039260153</text:p>
          </table:table-cell>
          <table:table-cell table:formula="of:=([.B1325]-[.B$2])/10^9" office:value-type="float" office:value="0.26398187">
            <text:p>0.263982</text:p>
          </table:table-cell>
          <table:table-cell table:formula="of:=[.C1325]-[.C1324]" office:value-type="float" office:value="0">
            <text:p>0.000000</text:p>
          </table:table-cell>
          <table:table-cell table:formula="of:=[.A1325]-[.A132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16489">
            <text:p>674.164890</text:p>
          </table:table-cell>
          <table:table-cell office:value-type="float" office:value="2665039269268">
            <text:p>2665039269268</text:p>
          </table:table-cell>
          <table:table-cell table:formula="of:=([.B1326]-[.B$2])/10^9" office:value-type="float" office:value="0.263990985">
            <text:p>0.263991</text:p>
          </table:table-cell>
          <table:table-cell table:formula="of:=[.C1326]-[.C1325]" office:value-type="float" office:value="0.00000911500000000398">
            <text:p>0.000009</text:p>
          </table:table-cell>
          <table:table-cell table:formula="of:=[.A1326]-[.A1325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64895">
            <text:p>674.164895</text:p>
          </table:table-cell>
          <table:table-cell office:value-type="float" office:value="2665039269268">
            <text:p>2665039269268</text:p>
          </table:table-cell>
          <table:table-cell table:formula="of:=([.B1327]-[.B$2])/10^9" office:value-type="float" office:value="0.263990985">
            <text:p>0.263991</text:p>
          </table:table-cell>
          <table:table-cell table:formula="of:=[.C1327]-[.C1326]" office:value-type="float" office:value="0">
            <text:p>0.000000</text:p>
          </table:table-cell>
          <table:table-cell table:formula="of:=[.A1327]-[.A1326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65815">
            <text:p>674.165815</text:p>
          </table:table-cell>
          <table:table-cell office:value-type="float" office:value="2665040203075">
            <text:p>2665040203075</text:p>
          </table:table-cell>
          <table:table-cell table:formula="of:=([.B1328]-[.B$2])/10^9" office:value-type="float" office:value="0.264924792">
            <text:p>0.264925</text:p>
          </table:table-cell>
          <table:table-cell table:formula="of:=[.C1328]-[.C1327]" office:value-type="float" office:value="0.000933807000000009">
            <text:p>0.000934</text:p>
          </table:table-cell>
          <table:table-cell table:formula="of:=[.A1328]-[.A1327]" office:value-type="float" office:value="0.00091999999995096">
            <text:p>0.0009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65816">
            <text:p>674.165816</text:p>
          </table:table-cell>
          <table:table-cell office:value-type="float" office:value="2665040203075">
            <text:p>2665040203075</text:p>
          </table:table-cell>
          <table:table-cell table:formula="of:=([.B1329]-[.B$2])/10^9" office:value-type="float" office:value="0.264924792">
            <text:p>0.264925</text:p>
          </table:table-cell>
          <table:table-cell table:formula="of:=[.C1329]-[.C1328]" office:value-type="float" office:value="0">
            <text:p>0.000000</text:p>
          </table:table-cell>
          <table:table-cell table:formula="of:=[.A1329]-[.A132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65821">
            <text:p>674.165821</text:p>
          </table:table-cell>
          <table:table-cell office:value-type="float" office:value="2665040203075">
            <text:p>2665040203075</text:p>
          </table:table-cell>
          <table:table-cell table:formula="of:=([.B1330]-[.B$2])/10^9" office:value-type="float" office:value="0.264924792">
            <text:p>0.264925</text:p>
          </table:table-cell>
          <table:table-cell table:formula="of:=[.C1330]-[.C1329]" office:value-type="float" office:value="0">
            <text:p>0.000000</text:p>
          </table:table-cell>
          <table:table-cell table:formula="of:=[.A1330]-[.A132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65875">
            <text:p>674.165875</text:p>
          </table:table-cell>
          <table:table-cell office:value-type="float" office:value="2665040203075">
            <text:p>2665040203075</text:p>
          </table:table-cell>
          <table:table-cell table:formula="of:=([.B1331]-[.B$2])/10^9" office:value-type="float" office:value="0.264924792">
            <text:p>0.264925</text:p>
          </table:table-cell>
          <table:table-cell table:formula="of:=[.C1331]-[.C1330]" office:value-type="float" office:value="0">
            <text:p>0.000000</text:p>
          </table:table-cell>
          <table:table-cell table:formula="of:=[.A1331]-[.A1330]" office:value-type="float" office:value="0.0000539999999773499">
            <text:p>0.00005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65877">
            <text:p>674.165877</text:p>
          </table:table-cell>
          <table:table-cell office:value-type="float" office:value="2665040265094">
            <text:p>2665040265094</text:p>
          </table:table-cell>
          <table:table-cell table:formula="of:=([.B1332]-[.B$2])/10^9" office:value-type="float" office:value="0.264986811">
            <text:p>0.264987</text:p>
          </table:table-cell>
          <table:table-cell table:formula="of:=[.C1332]-[.C1331]" office:value-type="float" office:value="0.0000620189999999687">
            <text:p>0.000062</text:p>
          </table:table-cell>
          <table:table-cell table:formula="of:=[.A1332]-[.A133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65878">
            <text:p>674.165878</text:p>
          </table:table-cell>
          <table:table-cell office:value-type="float" office:value="2665040265094">
            <text:p>2665040265094</text:p>
          </table:table-cell>
          <table:table-cell table:formula="of:=([.B1333]-[.B$2])/10^9" office:value-type="float" office:value="0.264986811">
            <text:p>0.264987</text:p>
          </table:table-cell>
          <table:table-cell table:formula="of:=[.C1333]-[.C1332]" office:value-type="float" office:value="0">
            <text:p>0.000000</text:p>
          </table:table-cell>
          <table:table-cell table:formula="of:=[.A1333]-[.A1332]" office:value-type="float" office:value="0.000000999999997475243">
            <text:p>0.000001</text:p>
          </table:table-cell>
          <table:table-cell/>
          <table:table-cell office:value-type="string">
            <text:p>762279 / 1944056 &lt;= 2000000 / 5000000</text:p>
          </table:table-cell>
          <table:table-cell/>
        </table:table-row>
        <table:table-row table:style-name="ro1">
          <table:table-cell office:value-type="float" office:value="674.165879">
            <text:p>674.165879</text:p>
          </table:table-cell>
          <table:table-cell office:value-type="float" office:value="2665040265094">
            <text:p>2665040265094</text:p>
          </table:table-cell>
          <table:table-cell table:formula="of:=([.B1334]-[.B$2])/10^9" office:value-type="float" office:value="0.264986811">
            <text:p>0.264987</text:p>
          </table:table-cell>
          <table:table-cell table:formula="of:=[.C1334]-[.C1333]" office:value-type="float" office:value="0">
            <text:p>0.000000</text:p>
          </table:table-cell>
          <table:table-cell table:formula="of:=[.A1334]-[.A1333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6588">
            <text:p>674.165880</text:p>
          </table:table-cell>
          <table:table-cell office:value-type="float" office:value="2665040265094">
            <text:p>2665040265094</text:p>
          </table:table-cell>
          <table:table-cell table:formula="of:=([.B1335]-[.B$2])/10^9" office:value-type="float" office:value="0.264986811">
            <text:p>0.264987</text:p>
          </table:table-cell>
          <table:table-cell table:formula="of:=[.C1335]-[.C1334]" office:value-type="float" office:value="0">
            <text:p>0.000000</text:p>
          </table:table-cell>
          <table:table-cell table:formula="of:=[.A1335]-[.A1334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165889">
            <text:p>674.165889</text:p>
          </table:table-cell>
          <table:table-cell office:value-type="float" office:value="2665040277530">
            <text:p>2665040277530</text:p>
          </table:table-cell>
          <table:table-cell table:formula="of:=([.B1336]-[.B$2])/10^9" office:value-type="float" office:value="0.264999247">
            <text:p>0.264999</text:p>
          </table:table-cell>
          <table:table-cell table:formula="of:=[.C1336]-[.C1335]" office:value-type="float" office:value="0.0000124360000000046">
            <text:p>0.000012</text:p>
          </table:table-cell>
          <table:table-cell table:formula="of:=[.A1336]-[.A1335]" office:value-type="float" office:value="0.00000899999997727718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65897">
            <text:p>674.165897</text:p>
          </table:table-cell>
          <table:table-cell office:value-type="float" office:value="2665040277530">
            <text:p>2665040277530</text:p>
          </table:table-cell>
          <table:table-cell table:formula="of:=([.B1337]-[.B$2])/10^9" office:value-type="float" office:value="0.264999247">
            <text:p>0.264999</text:p>
          </table:table-cell>
          <table:table-cell table:formula="of:=[.C1337]-[.C1336]" office:value-type="float" office:value="0">
            <text:p>0.000000</text:p>
          </table:table-cell>
          <table:table-cell table:formula="of:=[.A1337]-[.A1336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6666">
            <text:p>674.166660</text:p>
          </table:table-cell>
          <table:table-cell office:value-type="float" office:value="2665041046791">
            <text:p>2665041046791</text:p>
          </table:table-cell>
          <table:table-cell table:formula="of:=([.B1338]-[.B$2])/10^9" office:value-type="float" office:value="0.265768508">
            <text:p>0.265769</text:p>
          </table:table-cell>
          <table:table-cell table:formula="of:=[.C1338]-[.C1337]" office:value-type="float" office:value="0.000769261000000021">
            <text:p>0.000769</text:p>
          </table:table-cell>
          <table:table-cell table:formula="of:=[.A1338]-[.A1337]" office:value-type="float" office:value="0.000763000000006286">
            <text:p>0.00076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66661">
            <text:p>674.166661</text:p>
          </table:table-cell>
          <table:table-cell office:value-type="float" office:value="2665041046791">
            <text:p>2665041046791</text:p>
          </table:table-cell>
          <table:table-cell table:formula="of:=([.B1339]-[.B$2])/10^9" office:value-type="float" office:value="0.265768508">
            <text:p>0.265769</text:p>
          </table:table-cell>
          <table:table-cell table:formula="of:=[.C1339]-[.C1338]" office:value-type="float" office:value="0">
            <text:p>0.000000</text:p>
          </table:table-cell>
          <table:table-cell table:formula="of:=[.A1339]-[.A1338]" office:value-type="float" office:value="0.000000999999997475243">
            <text:p>0.000001</text:p>
          </table:table-cell>
          <table:table-cell/>
          <table:table-cell office:value-type="string">
            <text:p>uses up its c_s; 2665041046791-2665040277530=769261</text:p>
          </table:table-cell>
          <table:table-cell/>
        </table:table-row>
        <table:table-row table:style-name="ro1">
          <table:table-cell office:value-type="float" office:value="674.166673">
            <text:p>674.166673</text:p>
          </table:table-cell>
          <table:table-cell office:value-type="float" office:value="2665041060945">
            <text:p>2665041060945</text:p>
          </table:table-cell>
          <table:table-cell table:formula="of:=([.B1340]-[.B$2])/10^9" office:value-type="float" office:value="0.265782662">
            <text:p>0.265783</text:p>
          </table:table-cell>
          <table:table-cell table:formula="of:=[.C1340]-[.C1339]" office:value-type="float" office:value="0.0000141539999999885">
            <text:p>0.000014</text:p>
          </table:table-cell>
          <table:table-cell table:formula="of:=[.A1340]-[.A1339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66678">
            <text:p>674.166678</text:p>
          </table:table-cell>
          <table:table-cell office:value-type="float" office:value="2665041060945">
            <text:p>2665041060945</text:p>
          </table:table-cell>
          <table:table-cell table:formula="of:=([.B1341]-[.B$2])/10^9" office:value-type="float" office:value="0.265782662">
            <text:p>0.265783</text:p>
          </table:table-cell>
          <table:table-cell table:formula="of:=[.C1341]-[.C1340]" office:value-type="float" office:value="0">
            <text:p>0.000000</text:p>
          </table:table-cell>
          <table:table-cell table:formula="of:=[.A1341]-[.A1340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67828">
            <text:p>674.167828</text:p>
          </table:table-cell>
          <table:table-cell office:value-type="float" office:value="2665041060945">
            <text:p>2665041060945</text:p>
          </table:table-cell>
          <table:table-cell table:formula="of:=([.B1342]-[.B$2])/10^9" office:value-type="float" office:value="0.265782662">
            <text:p>0.265783</text:p>
          </table:table-cell>
          <table:table-cell table:formula="of:=[.C1342]-[.C1341]" office:value-type="float" office:value="0">
            <text:p>0.000000</text:p>
          </table:table-cell>
          <table:table-cell table:formula="of:=[.A1342]-[.A1341]" office:value-type="float" office:value="0.0011499999999387">
            <text:p>0.00115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67828">
            <text:p>674.167828</text:p>
          </table:table-cell>
          <table:table-cell office:value-type="float" office:value="2665041060945">
            <text:p>2665041060945</text:p>
          </table:table-cell>
          <table:table-cell table:formula="of:=([.B1343]-[.B$2])/10^9" office:value-type="float" office:value="0.265782662">
            <text:p>0.265783</text:p>
          </table:table-cell>
          <table:table-cell table:formula="of:=[.C1343]-[.C1342]" office:value-type="float" office:value="0">
            <text:p>0.000000</text:p>
          </table:table-cell>
          <table:table-cell table:formula="of:=[.A1343]-[.A1342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67829">
            <text:p>674.167829</text:p>
          </table:table-cell>
          <table:table-cell office:value-type="float" office:value="2665041060945">
            <text:p>2665041060945</text:p>
          </table:table-cell>
          <table:table-cell table:formula="of:=([.B1344]-[.B$2])/10^9" office:value-type="float" office:value="0.265782662">
            <text:p>0.265783</text:p>
          </table:table-cell>
          <table:table-cell table:formula="of:=[.C1344]-[.C1343]" office:value-type="float" office:value="0">
            <text:p>0.000000</text:p>
          </table:table-cell>
          <table:table-cell table:formula="of:=[.A1344]-[.A1343]" office:value-type="float" office:value="0.000000999999997475243">
            <text:p>0.000001</text:p>
          </table:table-cell>
          <table:table-cell/>
          <table:table-cell office:value-type="string">
            <text:p>postpones its deadline to 2665047209150; c_s is topped up to 1993018</text:p>
          </table:table-cell>
          <table:table-cell/>
        </table:table-row>
        <table:table-row table:style-name="ro1">
          <table:table-cell office:value-type="float" office:value="674.168504">
            <text:p>674.168504</text:p>
          </table:table-cell>
          <table:table-cell office:value-type="float" office:value="2665042892194">
            <text:p>2665042892194</text:p>
          </table:table-cell>
          <table:table-cell table:formula="of:=([.B1345]-[.B$2])/10^9" office:value-type="float" office:value="0.267613911">
            <text:p>0.267614</text:p>
          </table:table-cell>
          <table:table-cell table:formula="of:=[.C1345]-[.C1344]" office:value-type="float" office:value="0.00183124899999998">
            <text:p>0.001831</text:p>
          </table:table-cell>
          <table:table-cell table:formula="of:=[.A1345]-[.A1344]" office:value-type="float" office:value="0.000675000000001091">
            <text:p>0.00067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68506">
            <text:p>674.168506</text:p>
          </table:table-cell>
          <table:table-cell office:value-type="float" office:value="2665042892194">
            <text:p>2665042892194</text:p>
          </table:table-cell>
          <table:table-cell table:formula="of:=([.B1346]-[.B$2])/10^9" office:value-type="float" office:value="0.267613911">
            <text:p>0.267614</text:p>
          </table:table-cell>
          <table:table-cell table:formula="of:=[.C1346]-[.C1345]" office:value-type="float" office:value="0">
            <text:p>0.000000</text:p>
          </table:table-cell>
          <table:table-cell table:formula="of:=[.A1346]-[.A1345]" office:value-type="float" office:value="0.00000199999999495049">
            <text:p>0.000002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674.168506">
            <text:p>674.168506</text:p>
          </table:table-cell>
          <table:table-cell office:value-type="float" office:value="2665042892194">
            <text:p>2665042892194</text:p>
          </table:table-cell>
          <table:table-cell table:formula="of:=([.B1347]-[.B$2])/10^9" office:value-type="float" office:value="0.267613911">
            <text:p>0.267614</text:p>
          </table:table-cell>
          <table:table-cell table:formula="of:=[.C1347]-[.C1346]" office:value-type="float" office:value="0">
            <text:p>0.000000</text:p>
          </table:table-cell>
          <table:table-cell table:formula="of:=[.A1347]-[.A1346]" office:value-type="float" office:value="0">
            <text:p>0.000000</text:p>
          </table:table-cell>
          <table:table-cell table:number-columns-repeated="2"/>
          <table:table-cell office:value-type="string">
            <text:p>uses up its c_s; 2665042892194-2665041060945=1831249</text:p>
          </table:table-cell>
        </table:table-row>
        <table:table-row table:style-name="ro1">
          <table:table-cell office:value-type="float" office:value="674.16851">
            <text:p>674.168510</text:p>
          </table:table-cell>
          <table:table-cell office:value-type="float" office:value="2665042892194">
            <text:p>2665042892194</text:p>
          </table:table-cell>
          <table:table-cell table:formula="of:=([.B1348]-[.B$2])/10^9" office:value-type="float" office:value="0.267613911">
            <text:p>0.267614</text:p>
          </table:table-cell>
          <table:table-cell table:formula="of:=[.C1348]-[.C1347]" office:value-type="float" office:value="0">
            <text:p>0.000000</text:p>
          </table:table-cell>
          <table:table-cell table:formula="of:=[.A1348]-[.A134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68511">
            <text:p>674.168511</text:p>
          </table:table-cell>
          <table:table-cell office:value-type="float" office:value="2665042892194">
            <text:p>2665042892194</text:p>
          </table:table-cell>
          <table:table-cell table:formula="of:=([.B1349]-[.B$2])/10^9" office:value-type="float" office:value="0.267613911">
            <text:p>0.267614</text:p>
          </table:table-cell>
          <table:table-cell table:formula="of:=[.C1349]-[.C1348]" office:value-type="float" office:value="0">
            <text:p>0.000000</text:p>
          </table:table-cell>
          <table:table-cell table:formula="of:=[.A1349]-[.A1348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049284196; c_s is topped up to 2392002</text:p>
          </table:table-cell>
        </table:table-row>
        <table:table-row table:style-name="ro1">
          <table:table-cell office:value-type="float" office:value="674.168512">
            <text:p>674.168512</text:p>
          </table:table-cell>
          <table:table-cell office:value-type="float" office:value="2665042892194">
            <text:p>2665042892194</text:p>
          </table:table-cell>
          <table:table-cell table:formula="of:=([.B1350]-[.B$2])/10^9" office:value-type="float" office:value="0.267613911">
            <text:p>0.267614</text:p>
          </table:table-cell>
          <table:table-cell table:formula="of:=[.C1350]-[.C1349]" office:value-type="float" office:value="0">
            <text:p>0.000000</text:p>
          </table:table-cell>
          <table:table-cell table:formula="of:=[.A1350]-[.A1349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68517">
            <text:p>674.168517</text:p>
          </table:table-cell>
          <table:table-cell office:value-type="float" office:value="2665042892194">
            <text:p>2665042892194</text:p>
          </table:table-cell>
          <table:table-cell table:formula="of:=([.B1351]-[.B$2])/10^9" office:value-type="float" office:value="0.267613911">
            <text:p>0.267614</text:p>
          </table:table-cell>
          <table:table-cell table:formula="of:=[.C1351]-[.C1350]" office:value-type="float" office:value="0">
            <text:p>0.000000</text:p>
          </table:table-cell>
          <table:table-cell table:formula="of:=[.A1351]-[.A1350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68869">
            <text:p>674.168869</text:p>
          </table:table-cell>
          <table:table-cell office:value-type="float" office:value="2665042892194">
            <text:p>2665042892194</text:p>
          </table:table-cell>
          <table:table-cell table:formula="of:=([.B1352]-[.B$2])/10^9" office:value-type="float" office:value="0.267613911">
            <text:p>0.267614</text:p>
          </table:table-cell>
          <table:table-cell table:formula="of:=[.C1352]-[.C1351]" office:value-type="float" office:value="0">
            <text:p>0.000000</text:p>
          </table:table-cell>
          <table:table-cell table:formula="of:=[.A1352]-[.A1351]" office:value-type="float" office:value="0.00035200000002078">
            <text:p>0.0003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68871">
            <text:p>674.168871</text:p>
          </table:table-cell>
          <table:table-cell office:value-type="float" office:value="2665043259128">
            <text:p>2665043259128</text:p>
          </table:table-cell>
          <table:table-cell table:formula="of:=([.B1353]-[.B$2])/10^9" office:value-type="float" office:value="0.267980845">
            <text:p>0.267981</text:p>
          </table:table-cell>
          <table:table-cell table:formula="of:=[.C1353]-[.C1352]" office:value-type="float" office:value="0.000366934000000041">
            <text:p>0.000367</text:p>
          </table:table-cell>
          <table:table-cell table:formula="of:=[.A1353]-[.A135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68872">
            <text:p>674.168872</text:p>
          </table:table-cell>
          <table:table-cell office:value-type="float" office:value="2665043259128">
            <text:p>2665043259128</text:p>
          </table:table-cell>
          <table:table-cell table:formula="of:=([.B1354]-[.B$2])/10^9" office:value-type="float" office:value="0.267980845">
            <text:p>0.267981</text:p>
          </table:table-cell>
          <table:table-cell table:formula="of:=[.C1354]-[.C1353]" office:value-type="float" office:value="0">
            <text:p>0.000000</text:p>
          </table:table-cell>
          <table:table-cell table:formula="of:=[.A1354]-[.A1353]" office:value-type="float" office:value="0.000000999999997475243">
            <text:p>0.000001</text:p>
          </table:table-cell>
          <table:table-cell office:value-type="string">
            <text:p>d_s is renewed (r + D) to 2665045259128; c_s is fully topped up</text:p>
          </table:table-cell>
          <table:table-cell table:number-columns-repeated="2"/>
        </table:table-row>
        <table:table-row table:style-name="ro1">
          <table:table-cell office:value-type="float" office:value="674.168873">
            <text:p>674.168873</text:p>
          </table:table-cell>
          <table:table-cell office:value-type="float" office:value="2665043259128">
            <text:p>2665043259128</text:p>
          </table:table-cell>
          <table:table-cell table:formula="of:=([.B1355]-[.B$2])/10^9" office:value-type="float" office:value="0.267980845">
            <text:p>0.267981</text:p>
          </table:table-cell>
          <table:table-cell table:formula="of:=[.C1355]-[.C1354]" office:value-type="float" office:value="0">
            <text:p>0.000000</text:p>
          </table:table-cell>
          <table:table-cell table:formula="of:=[.A1355]-[.A1354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6888">
            <text:p>674.168880</text:p>
          </table:table-cell>
          <table:table-cell office:value-type="float" office:value="2665043268334">
            <text:p>2665043268334</text:p>
          </table:table-cell>
          <table:table-cell table:formula="of:=([.B1356]-[.B$2])/10^9" office:value-type="float" office:value="0.267990051">
            <text:p>0.267990</text:p>
          </table:table-cell>
          <table:table-cell table:formula="of:=[.C1356]-[.C1355]" office:value-type="float" office:value="0.00000920599999998384">
            <text:p>0.000009</text:p>
          </table:table-cell>
          <table:table-cell table:formula="of:=[.A1356]-[.A1355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68886">
            <text:p>674.168886</text:p>
          </table:table-cell>
          <table:table-cell office:value-type="float" office:value="2665043268334">
            <text:p>2665043268334</text:p>
          </table:table-cell>
          <table:table-cell table:formula="of:=([.B1357]-[.B$2])/10^9" office:value-type="float" office:value="0.267990051">
            <text:p>0.267990</text:p>
          </table:table-cell>
          <table:table-cell table:formula="of:=[.C1357]-[.C1356]" office:value-type="float" office:value="0">
            <text:p>0.000000</text:p>
          </table:table-cell>
          <table:table-cell table:formula="of:=[.A1357]-[.A1356]" office:value-type="float" office:value="0.00000600000009853829">
            <text:p>0.000006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69801">
            <text:p>674.169801</text:p>
          </table:table-cell>
          <table:table-cell office:value-type="float" office:value="2665044198097">
            <text:p>2665044198097</text:p>
          </table:table-cell>
          <table:table-cell table:formula="of:=([.B1358]-[.B$2])/10^9" office:value-type="float" office:value="0.268919814">
            <text:p>0.268920</text:p>
          </table:table-cell>
          <table:table-cell table:formula="of:=[.C1358]-[.C1357]" office:value-type="float" office:value="0.000929762999999972">
            <text:p>0.000930</text:p>
          </table:table-cell>
          <table:table-cell table:formula="of:=[.A1358]-[.A1357]" office:value-type="float" office:value="0.000914999999963584">
            <text:p>0.00091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69803">
            <text:p>674.169803</text:p>
          </table:table-cell>
          <table:table-cell office:value-type="float" office:value="2665044198097">
            <text:p>2665044198097</text:p>
          </table:table-cell>
          <table:table-cell table:formula="of:=([.B1359]-[.B$2])/10^9" office:value-type="float" office:value="0.268919814">
            <text:p>0.268920</text:p>
          </table:table-cell>
          <table:table-cell table:formula="of:=[.C1359]-[.C1358]" office:value-type="float" office:value="0">
            <text:p>0.000000</text:p>
          </table:table-cell>
          <table:table-cell table:formula="of:=[.A1359]-[.A1358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69807">
            <text:p>674.169807</text:p>
          </table:table-cell>
          <table:table-cell office:value-type="float" office:value="2665044198097">
            <text:p>2665044198097</text:p>
          </table:table-cell>
          <table:table-cell table:formula="of:=([.B1360]-[.B$2])/10^9" office:value-type="float" office:value="0.268919814">
            <text:p>0.268920</text:p>
          </table:table-cell>
          <table:table-cell table:formula="of:=[.C1360]-[.C1359]" office:value-type="float" office:value="0">
            <text:p>0.000000</text:p>
          </table:table-cell>
          <table:table-cell table:formula="of:=[.A1360]-[.A1359]" office:value-type="float" office:value="0.00000399999998990097">
            <text:p>0.000004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70609">
            <text:p>674.170609</text:p>
          </table:table-cell>
          <table:table-cell office:value-type="float" office:value="2665045005687">
            <text:p>2665045005687</text:p>
          </table:table-cell>
          <table:table-cell table:formula="of:=([.B1361]-[.B$2])/10^9" office:value-type="float" office:value="0.269727404">
            <text:p>0.269727</text:p>
          </table:table-cell>
          <table:table-cell table:formula="of:=[.C1361]-[.C1360]" office:value-type="float" office:value="0.000807590000000025">
            <text:p>0.000808</text:p>
          </table:table-cell>
          <table:table-cell table:formula="of:=[.A1361]-[.A1360]" office:value-type="float" office:value="0.000802000000021508">
            <text:p>0.00080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70611">
            <text:p>674.170611</text:p>
          </table:table-cell>
          <table:table-cell office:value-type="float" office:value="2665045005687">
            <text:p>2665045005687</text:p>
          </table:table-cell>
          <table:table-cell table:formula="of:=([.B1362]-[.B$2])/10^9" office:value-type="float" office:value="0.269727404">
            <text:p>0.269727</text:p>
          </table:table-cell>
          <table:table-cell table:formula="of:=[.C1362]-[.C1361]" office:value-type="float" office:value="0">
            <text:p>0.000000</text:p>
          </table:table-cell>
          <table:table-cell table:formula="of:=[.A1362]-[.A136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70866">
            <text:p>674.170866</text:p>
          </table:table-cell>
          <table:table-cell office:value-type="float" office:value="2665045245516">
            <text:p>2665045245516</text:p>
          </table:table-cell>
          <table:table-cell table:formula="of:=([.B1363]-[.B$2])/10^9" office:value-type="float" office:value="0.269967233">
            <text:p>0.269967</text:p>
          </table:table-cell>
          <table:table-cell table:formula="of:=[.C1363]-[.C1362]" office:value-type="float" office:value="0.000239828999999969">
            <text:p>0.000240</text:p>
          </table:table-cell>
          <table:table-cell table:formula="of:=[.A1363]-[.A1362]" office:value-type="float" office:value="0.000255000000038308">
            <text:p>0.00025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70869">
            <text:p>674.170869</text:p>
          </table:table-cell>
          <table:table-cell office:value-type="float" office:value="2665045265453">
            <text:p>2665045265453</text:p>
          </table:table-cell>
          <table:table-cell table:formula="of:=([.B1364]-[.B$2])/10^9" office:value-type="float" office:value="0.26998717">
            <text:p>0.269987</text:p>
          </table:table-cell>
          <table:table-cell table:formula="of:=[.C1364]-[.C1363]" office:value-type="float" office:value="0.0000199370000000254">
            <text:p>0.000020</text:p>
          </table:table-cell>
          <table:table-cell table:formula="of:=[.A1364]-[.A136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7087">
            <text:p>674.170870</text:p>
          </table:table-cell>
          <table:table-cell office:value-type="float" office:value="2665045265453">
            <text:p>2665045265453</text:p>
          </table:table-cell>
          <table:table-cell table:formula="of:=([.B1365]-[.B$2])/10^9" office:value-type="float" office:value="0.26998717">
            <text:p>0.269987</text:p>
          </table:table-cell>
          <table:table-cell table:formula="of:=[.C1365]-[.C1364]" office:value-type="float" office:value="0">
            <text:p>0.000000</text:p>
          </table:table-cell>
          <table:table-cell table:formula="of:=[.A1365]-[.A1364]" office:value-type="float" office:value="0.000000999999997475243">
            <text:p>0.000001</text:p>
          </table:table-cell>
          <table:table-cell table:number-columns-repeated="2"/>
          <table:table-cell office:value-type="string">
            <text:p>2392002 / 4018743 &gt; 3000000 / 7000000</text:p>
          </table:table-cell>
        </table:table-row>
        <table:table-row table:style-name="ro1">
          <table:table-cell office:value-type="float" office:value="674.170871">
            <text:p>674.170871</text:p>
          </table:table-cell>
          <table:table-cell office:value-type="float" office:value="2665045265453">
            <text:p>2665045265453</text:p>
          </table:table-cell>
          <table:table-cell table:formula="of:=([.B1366]-[.B$2])/10^9" office:value-type="float" office:value="0.26998717">
            <text:p>0.269987</text:p>
          </table:table-cell>
          <table:table-cell table:formula="of:=[.C1366]-[.C1365]" office:value-type="float" office:value="0">
            <text:p>0.000000</text:p>
          </table:table-cell>
          <table:table-cell table:formula="of:=[.A1366]-[.A1365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052265453; c_s is fully topped up</text:p>
          </table:table-cell>
        </table:table-row>
        <table:table-row table:style-name="ro1">
          <table:table-cell office:value-type="float" office:value="674.170874">
            <text:p>674.170874</text:p>
          </table:table-cell>
          <table:table-cell office:value-type="float" office:value="2665045265453">
            <text:p>2665045265453</text:p>
          </table:table-cell>
          <table:table-cell table:formula="of:=([.B1367]-[.B$2])/10^9" office:value-type="float" office:value="0.26998717">
            <text:p>0.269987</text:p>
          </table:table-cell>
          <table:table-cell table:formula="of:=[.C1367]-[.C1366]" office:value-type="float" office:value="0">
            <text:p>0.000000</text:p>
          </table:table-cell>
          <table:table-cell table:formula="of:=[.A1367]-[.A1366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70876">
            <text:p>674.170876</text:p>
          </table:table-cell>
          <table:table-cell office:value-type="float" office:value="2665045265453">
            <text:p>2665045265453</text:p>
          </table:table-cell>
          <table:table-cell table:formula="of:=([.B1368]-[.B$2])/10^9" office:value-type="float" office:value="0.26998717">
            <text:p>0.269987</text:p>
          </table:table-cell>
          <table:table-cell table:formula="of:=[.C1368]-[.C1367]" office:value-type="float" office:value="0">
            <text:p>0.000000</text:p>
          </table:table-cell>
          <table:table-cell table:formula="of:=[.A1368]-[.A136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70877">
            <text:p>674.170877</text:p>
          </table:table-cell>
          <table:table-cell office:value-type="float" office:value="2665045265453">
            <text:p>2665045265453</text:p>
          </table:table-cell>
          <table:table-cell table:formula="of:=([.B1369]-[.B$2])/10^9" office:value-type="float" office:value="0.26998717">
            <text:p>0.269987</text:p>
          </table:table-cell>
          <table:table-cell table:formula="of:=[.C1369]-[.C1368]" office:value-type="float" office:value="0">
            <text:p>0.000000</text:p>
          </table:table-cell>
          <table:table-cell table:formula="of:=[.A1369]-[.A1368]" office:value-type="float" office:value="0.000000999999997475243">
            <text:p>0.000001</text:p>
          </table:table-cell>
          <table:table-cell/>
          <table:table-cell office:value-type="string">
            <text:p>809288 / 1943697 &gt; 2000000 / 5000000</text:p>
          </table:table-cell>
          <table:table-cell/>
        </table:table-row>
        <table:table-row table:style-name="ro1">
          <table:table-cell office:value-type="float" office:value="674.170878">
            <text:p>674.170878</text:p>
          </table:table-cell>
          <table:table-cell office:value-type="float" office:value="2665045265453">
            <text:p>2665045265453</text:p>
          </table:table-cell>
          <table:table-cell table:formula="of:=([.B1370]-[.B$2])/10^9" office:value-type="float" office:value="0.26998717">
            <text:p>0.269987</text:p>
          </table:table-cell>
          <table:table-cell table:formula="of:=[.C1370]-[.C1369]" office:value-type="float" office:value="0">
            <text:p>0.000000</text:p>
          </table:table-cell>
          <table:table-cell table:formula="of:=[.A1370]-[.A1369]" office:value-type="float" office:value="0.000000999999997475243">
            <text:p>0.000001</text:p>
          </table:table-cell>
          <table:table-cell/>
          <table:table-cell office:value-type="string">
            <text:p>d_s is renewed (r + D) to 2665050265453; c_s is fully topped up</text:p>
          </table:table-cell>
          <table:table-cell/>
        </table:table-row>
        <table:table-row table:style-name="ro1">
          <table:table-cell office:value-type="float" office:value="674.170895">
            <text:p>674.170895</text:p>
          </table:table-cell>
          <table:table-cell office:value-type="float" office:value="2665045265453">
            <text:p>2665045265453</text:p>
          </table:table-cell>
          <table:table-cell table:formula="of:=([.B1371]-[.B$2])/10^9" office:value-type="float" office:value="0.26998717">
            <text:p>0.269987</text:p>
          </table:table-cell>
          <table:table-cell table:formula="of:=[.C1371]-[.C1370]" office:value-type="float" office:value="0">
            <text:p>0.000000</text:p>
          </table:table-cell>
          <table:table-cell table:formula="of:=[.A1371]-[.A1370]" office:value-type="float" office:value="0.0000169999999570791">
            <text:p>0.000017</text:p>
          </table:table-cell>
          <table:table-cell/>
          <table:table-cell office:value-type="string">
            <text:p>is pick_next_task_dl-ed by dbus-daemon (1540)</text:p>
          </table:table-cell>
          <table:table-cell/>
        </table:table-row>
        <table:table-row table:style-name="ro1">
          <table:table-cell office:value-type="float" office:value="674.172858">
            <text:p>674.172858</text:p>
          </table:table-cell>
          <table:table-cell office:value-type="float" office:value="2665047253399">
            <text:p>2665047253399</text:p>
          </table:table-cell>
          <table:table-cell table:formula="of:=([.B1372]-[.B$2])/10^9" office:value-type="float" office:value="0.271975116">
            <text:p>0.271975</text:p>
          </table:table-cell>
          <table:table-cell table:formula="of:=[.C1372]-[.C1371]" office:value-type="float" office:value="0.00198794600000002">
            <text:p>0.001988</text:p>
          </table:table-cell>
          <table:table-cell table:formula="of:=[.A1372]-[.A1371]" office:value-type="float" office:value="0.00196300000004612">
            <text:p>0.00196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72859">
            <text:p>674.172859</text:p>
          </table:table-cell>
          <table:table-cell office:value-type="float" office:value="2665047253399">
            <text:p>2665047253399</text:p>
          </table:table-cell>
          <table:table-cell table:formula="of:=([.B1373]-[.B$2])/10^9" office:value-type="float" office:value="0.271975116">
            <text:p>0.271975</text:p>
          </table:table-cell>
          <table:table-cell table:formula="of:=[.C1373]-[.C1372]" office:value-type="float" office:value="0">
            <text:p>0.000000</text:p>
          </table:table-cell>
          <table:table-cell table:formula="of:=[.A1373]-[.A1372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72865">
            <text:p>674.172865</text:p>
          </table:table-cell>
          <table:table-cell office:value-type="float" office:value="2665047253399">
            <text:p>2665047253399</text:p>
          </table:table-cell>
          <table:table-cell table:formula="of:=([.B1374]-[.B$2])/10^9" office:value-type="float" office:value="0.271975116">
            <text:p>0.271975</text:p>
          </table:table-cell>
          <table:table-cell table:formula="of:=[.C1374]-[.C1373]" office:value-type="float" office:value="0">
            <text:p>0.000000</text:p>
          </table:table-cell>
          <table:table-cell table:formula="of:=[.A1374]-[.A1373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72873">
            <text:p>674.172873</text:p>
          </table:table-cell>
          <table:table-cell office:value-type="float" office:value="2665047253399">
            <text:p>2665047253399</text:p>
          </table:table-cell>
          <table:table-cell table:formula="of:=([.B1375]-[.B$2])/10^9" office:value-type="float" office:value="0.271975116">
            <text:p>0.271975</text:p>
          </table:table-cell>
          <table:table-cell table:formula="of:=[.C1375]-[.C1374]" office:value-type="float" office:value="0">
            <text:p>0.000000</text:p>
          </table:table-cell>
          <table:table-cell table:formula="of:=[.A1375]-[.A1374]" office:value-type="float" office:value="0.00000799999997980194">
            <text:p>0.00000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72876">
            <text:p>674.172876</text:p>
          </table:table-cell>
          <table:table-cell office:value-type="float" office:value="2665047272801">
            <text:p>2665047272801</text:p>
          </table:table-cell>
          <table:table-cell table:formula="of:=([.B1376]-[.B$2])/10^9" office:value-type="float" office:value="0.271994518">
            <text:p>0.271995</text:p>
          </table:table-cell>
          <table:table-cell table:formula="of:=[.C1376]-[.C1375]" office:value-type="float" office:value="0.0000194020000000017">
            <text:p>0.000019</text:p>
          </table:table-cell>
          <table:table-cell table:formula="of:=[.A1376]-[.A1375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72877">
            <text:p>674.172877</text:p>
          </table:table-cell>
          <table:table-cell office:value-type="float" office:value="2665047272801">
            <text:p>2665047272801</text:p>
          </table:table-cell>
          <table:table-cell table:formula="of:=([.B1377]-[.B$2])/10^9" office:value-type="float" office:value="0.271994518">
            <text:p>0.271995</text:p>
          </table:table-cell>
          <table:table-cell table:formula="of:=[.C1377]-[.C1376]" office:value-type="float" office:value="0">
            <text:p>0.000000</text:p>
          </table:table-cell>
          <table:table-cell table:formula="of:=[.A1377]-[.A1376]" office:value-type="float" office:value="0.000000999999997475243">
            <text:p>0.000001</text:p>
          </table:table-cell>
          <table:table-cell office:value-type="string">
            <text:p>d_s is renewed (r + D) to 2665049272801; c_s is fully topped up</text:p>
          </table:table-cell>
          <table:table-cell table:number-columns-repeated="2"/>
        </table:table-row>
        <table:table-row table:style-name="ro1">
          <table:table-cell office:value-type="float" office:value="674.172879">
            <text:p>674.172879</text:p>
          </table:table-cell>
          <table:table-cell office:value-type="float" office:value="2665047272801">
            <text:p>2665047272801</text:p>
          </table:table-cell>
          <table:table-cell table:formula="of:=([.B1378]-[.B$2])/10^9" office:value-type="float" office:value="0.271994518">
            <text:p>0.271995</text:p>
          </table:table-cell>
          <table:table-cell table:formula="of:=[.C1378]-[.C1377]" office:value-type="float" office:value="0">
            <text:p>0.000000</text:p>
          </table:table-cell>
          <table:table-cell table:formula="of:=[.A1378]-[.A1377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172886">
            <text:p>674.172886</text:p>
          </table:table-cell>
          <table:table-cell office:value-type="float" office:value="2665047282943">
            <text:p>2665047282943</text:p>
          </table:table-cell>
          <table:table-cell table:formula="of:=([.B1379]-[.B$2])/10^9" office:value-type="float" office:value="0.27200466">
            <text:p>0.272005</text:p>
          </table:table-cell>
          <table:table-cell table:formula="of:=[.C1379]-[.C1378]" office:value-type="float" office:value="0.0000101419999999908">
            <text:p>0.000010</text:p>
          </table:table-cell>
          <table:table-cell table:formula="of:=[.A1379]-[.A1378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72891">
            <text:p>674.172891</text:p>
          </table:table-cell>
          <table:table-cell office:value-type="float" office:value="2665047282943">
            <text:p>2665047282943</text:p>
          </table:table-cell>
          <table:table-cell table:formula="of:=([.B1380]-[.B$2])/10^9" office:value-type="float" office:value="0.27200466">
            <text:p>0.272005</text:p>
          </table:table-cell>
          <table:table-cell table:formula="of:=[.C1380]-[.C1379]" office:value-type="float" office:value="0">
            <text:p>0.000000</text:p>
          </table:table-cell>
          <table:table-cell table:formula="of:=[.A1380]-[.A1379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7381">
            <text:p>674.173810</text:p>
          </table:table-cell>
          <table:table-cell office:value-type="float" office:value="2665048215001">
            <text:p>2665048215001</text:p>
          </table:table-cell>
          <table:table-cell table:formula="of:=([.B1381]-[.B$2])/10^9" office:value-type="float" office:value="0.272936718">
            <text:p>0.272937</text:p>
          </table:table-cell>
          <table:table-cell table:formula="of:=[.C1381]-[.C1380]" office:value-type="float" office:value="0.000932058000000013">
            <text:p>0.000932</text:p>
          </table:table-cell>
          <table:table-cell table:formula="of:=[.A1381]-[.A1380]" office:value-type="float" office:value="0.000918999999953485">
            <text:p>0.00091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73811">
            <text:p>674.173811</text:p>
          </table:table-cell>
          <table:table-cell office:value-type="float" office:value="2665048215001">
            <text:p>2665048215001</text:p>
          </table:table-cell>
          <table:table-cell table:formula="of:=([.B1382]-[.B$2])/10^9" office:value-type="float" office:value="0.272936718">
            <text:p>0.272937</text:p>
          </table:table-cell>
          <table:table-cell table:formula="of:=[.C1382]-[.C1381]" office:value-type="float" office:value="0">
            <text:p>0.000000</text:p>
          </table:table-cell>
          <table:table-cell table:formula="of:=[.A1382]-[.A138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73816">
            <text:p>674.173816</text:p>
          </table:table-cell>
          <table:table-cell office:value-type="float" office:value="2665048215001">
            <text:p>2665048215001</text:p>
          </table:table-cell>
          <table:table-cell table:formula="of:=([.B1383]-[.B$2])/10^9" office:value-type="float" office:value="0.272936718">
            <text:p>0.272937</text:p>
          </table:table-cell>
          <table:table-cell table:formula="of:=[.C1383]-[.C1382]" office:value-type="float" office:value="0">
            <text:p>0.000000</text:p>
          </table:table-cell>
          <table:table-cell table:formula="of:=[.A1383]-[.A138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75855">
            <text:p>674.175855</text:p>
          </table:table-cell>
          <table:table-cell office:value-type="float" office:value="2665048215001">
            <text:p>2665048215001</text:p>
          </table:table-cell>
          <table:table-cell table:formula="of:=([.B1384]-[.B$2])/10^9" office:value-type="float" office:value="0.272936718">
            <text:p>0.272937</text:p>
          </table:table-cell>
          <table:table-cell table:formula="of:=[.C1384]-[.C1383]" office:value-type="float" office:value="0">
            <text:p>0.000000</text:p>
          </table:table-cell>
          <table:table-cell table:formula="of:=[.A1384]-[.A1383]" office:value-type="float" office:value="0.00203899999996793">
            <text:p>0.00203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75858">
            <text:p>674.175858</text:p>
          </table:table-cell>
          <table:table-cell office:value-type="float" office:value="2665050263369">
            <text:p>2665050263369</text:p>
          </table:table-cell>
          <table:table-cell table:formula="of:=([.B1385]-[.B$2])/10^9" office:value-type="float" office:value="0.274985086">
            <text:p>0.274985</text:p>
          </table:table-cell>
          <table:table-cell table:formula="of:=[.C1385]-[.C1384]" office:value-type="float" office:value="0.00204836799999997">
            <text:p>0.002048</text:p>
          </table:table-cell>
          <table:table-cell table:formula="of:=[.A1385]-[.A1384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75859">
            <text:p>674.175859</text:p>
          </table:table-cell>
          <table:table-cell office:value-type="float" office:value="2665050263369">
            <text:p>2665050263369</text:p>
          </table:table-cell>
          <table:table-cell table:formula="of:=([.B1386]-[.B$2])/10^9" office:value-type="float" office:value="0.274985086">
            <text:p>0.274985</text:p>
          </table:table-cell>
          <table:table-cell table:formula="of:=[.C1386]-[.C1385]" office:value-type="float" office:value="0">
            <text:p>0.000000</text:p>
          </table:table-cell>
          <table:table-cell table:formula="of:=[.A1386]-[.A1385]" office:value-type="float" office:value="0.000000999999997475243">
            <text:p>0.000001</text:p>
          </table:table-cell>
          <table:table-cell/>
          <table:table-cell office:value-type="string">
            <text:p>12054 / 2084 &gt; 2000000 / 5000000</text:p>
          </table:table-cell>
          <table:table-cell/>
        </table:table-row>
        <table:table-row table:style-name="ro1">
          <table:table-cell office:value-type="float" office:value="674.17586">
            <text:p>674.175860</text:p>
          </table:table-cell>
          <table:table-cell office:value-type="float" office:value="2665050263369">
            <text:p>2665050263369</text:p>
          </table:table-cell>
          <table:table-cell table:formula="of:=([.B1387]-[.B$2])/10^9" office:value-type="float" office:value="0.274985086">
            <text:p>0.274985</text:p>
          </table:table-cell>
          <table:table-cell table:formula="of:=[.C1387]-[.C1386]" office:value-type="float" office:value="0">
            <text:p>0.000000</text:p>
          </table:table-cell>
          <table:table-cell table:formula="of:=[.A1387]-[.A1386]" office:value-type="float" office:value="0.000000999999997475243">
            <text:p>0.000001</text:p>
          </table:table-cell>
          <table:table-cell/>
          <table:table-cell office:value-type="string">
            <text:p>d_s is renewed (r + D) to 2665055263369; c_s is fully topped up</text:p>
          </table:table-cell>
          <table:table-cell/>
        </table:table-row>
        <table:table-row table:style-name="ro1">
          <table:table-cell office:value-type="float" office:value="674.176752">
            <text:p>674.176752</text:p>
          </table:table-cell>
          <table:table-cell office:value-type="float" office:value="2665051157376">
            <text:p>2665051157376</text:p>
          </table:table-cell>
          <table:table-cell table:formula="of:=([.B1388]-[.B$2])/10^9" office:value-type="float" office:value="0.275879093">
            <text:p>0.275879</text:p>
          </table:table-cell>
          <table:table-cell table:formula="of:=[.C1388]-[.C1387]" office:value-type="float" office:value="0.00089400700000003">
            <text:p>0.000894</text:p>
          </table:table-cell>
          <table:table-cell table:formula="of:=[.A1388]-[.A1387]" office:value-type="float" office:value="0.000892000000021653">
            <text:p>0.00089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76754">
            <text:p>674.176754</text:p>
          </table:table-cell>
          <table:table-cell office:value-type="float" office:value="2665051157376">
            <text:p>2665051157376</text:p>
          </table:table-cell>
          <table:table-cell table:formula="of:=([.B1389]-[.B$2])/10^9" office:value-type="float" office:value="0.275879093">
            <text:p>0.275879</text:p>
          </table:table-cell>
          <table:table-cell table:formula="of:=[.C1389]-[.C1388]" office:value-type="float" office:value="0">
            <text:p>0.000000</text:p>
          </table:table-cell>
          <table:table-cell table:formula="of:=[.A1389]-[.A138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76759">
            <text:p>674.176759</text:p>
          </table:table-cell>
          <table:table-cell office:value-type="float" office:value="2665051157376">
            <text:p>2665051157376</text:p>
          </table:table-cell>
          <table:table-cell table:formula="of:=([.B1390]-[.B$2])/10^9" office:value-type="float" office:value="0.275879093">
            <text:p>0.275879</text:p>
          </table:table-cell>
          <table:table-cell table:formula="of:=[.C1390]-[.C1389]" office:value-type="float" office:value="0">
            <text:p>0.000000</text:p>
          </table:table-cell>
          <table:table-cell table:formula="of:=[.A1390]-[.A1389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76852">
            <text:p>674.176852</text:p>
          </table:table-cell>
          <table:table-cell office:value-type="float" office:value="2665051157376">
            <text:p>2665051157376</text:p>
          </table:table-cell>
          <table:table-cell table:formula="of:=([.B1391]-[.B$2])/10^9" office:value-type="float" office:value="0.275879093">
            <text:p>0.275879</text:p>
          </table:table-cell>
          <table:table-cell table:formula="of:=[.C1391]-[.C1390]" office:value-type="float" office:value="0">
            <text:p>0.000000</text:p>
          </table:table-cell>
          <table:table-cell table:formula="of:=[.A1391]-[.A1390]" office:value-type="float" office:value="0.0000930000001062581">
            <text:p>0.00009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76855">
            <text:p>674.176855</text:p>
          </table:table-cell>
          <table:table-cell office:value-type="float" office:value="2665051259927">
            <text:p>2665051259927</text:p>
          </table:table-cell>
          <table:table-cell table:formula="of:=([.B1392]-[.B$2])/10^9" office:value-type="float" office:value="0.275981644">
            <text:p>0.275982</text:p>
          </table:table-cell>
          <table:table-cell table:formula="of:=[.C1392]-[.C1391]" office:value-type="float" office:value="0.000102551000000006">
            <text:p>0.000103</text:p>
          </table:table-cell>
          <table:table-cell table:formula="of:=[.A1392]-[.A1391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76855">
            <text:p>674.176855</text:p>
          </table:table-cell>
          <table:table-cell office:value-type="float" office:value="2665051259927">
            <text:p>2665051259927</text:p>
          </table:table-cell>
          <table:table-cell table:formula="of:=([.B1393]-[.B$2])/10^9" office:value-type="float" office:value="0.275981644">
            <text:p>0.275982</text:p>
          </table:table-cell>
          <table:table-cell table:formula="of:=[.C1393]-[.C1392]" office:value-type="float" office:value="0">
            <text:p>0.000000</text:p>
          </table:table-cell>
          <table:table-cell table:formula="of:=[.A1393]-[.A1392]" office:value-type="float" office:value="0">
            <text:p>0.000000</text:p>
          </table:table-cell>
          <table:table-cell office:value-type="string">
            <text:p>d_s is renewed (r + D) to 2665053259927; c_s is fully topped up</text:p>
          </table:table-cell>
          <table:table-cell table:number-columns-repeated="2"/>
        </table:table-row>
        <table:table-row table:style-name="ro1">
          <table:table-cell office:value-type="float" office:value="674.176857">
            <text:p>674.176857</text:p>
          </table:table-cell>
          <table:table-cell office:value-type="float" office:value="2665051259927">
            <text:p>2665051259927</text:p>
          </table:table-cell>
          <table:table-cell table:formula="of:=([.B1394]-[.B$2])/10^9" office:value-type="float" office:value="0.275981644">
            <text:p>0.275982</text:p>
          </table:table-cell>
          <table:table-cell table:formula="of:=[.C1394]-[.C1393]" office:value-type="float" office:value="0">
            <text:p>0.000000</text:p>
          </table:table-cell>
          <table:table-cell table:formula="of:=[.A1394]-[.A1393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76864">
            <text:p>674.176864</text:p>
          </table:table-cell>
          <table:table-cell office:value-type="float" office:value="2665051269415">
            <text:p>2665051269415</text:p>
          </table:table-cell>
          <table:table-cell table:formula="of:=([.B1395]-[.B$2])/10^9" office:value-type="float" office:value="0.275991132">
            <text:p>0.275991</text:p>
          </table:table-cell>
          <table:table-cell table:formula="of:=[.C1395]-[.C1394]" office:value-type="float" office:value="0.00000948799999994643">
            <text:p>0.000009</text:p>
          </table:table-cell>
          <table:table-cell table:formula="of:=[.A1395]-[.A1394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76869">
            <text:p>674.176869</text:p>
          </table:table-cell>
          <table:table-cell office:value-type="float" office:value="2665051269415">
            <text:p>2665051269415</text:p>
          </table:table-cell>
          <table:table-cell table:formula="of:=([.B1396]-[.B$2])/10^9" office:value-type="float" office:value="0.275991132">
            <text:p>0.275991</text:p>
          </table:table-cell>
          <table:table-cell table:formula="of:=[.C1396]-[.C1395]" office:value-type="float" office:value="0">
            <text:p>0.000000</text:p>
          </table:table-cell>
          <table:table-cell table:formula="of:=[.A1396]-[.A1395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77843">
            <text:p>674.177843</text:p>
          </table:table-cell>
          <table:table-cell office:value-type="float" office:value="2665052256873">
            <text:p>2665052256873</text:p>
          </table:table-cell>
          <table:table-cell table:formula="of:=([.B1397]-[.B$2])/10^9" office:value-type="float" office:value="0.27697859">
            <text:p>0.276979</text:p>
          </table:table-cell>
          <table:table-cell table:formula="of:=[.C1397]-[.C1396]" office:value-type="float" office:value="0.000987458000000052">
            <text:p>0.000987</text:p>
          </table:table-cell>
          <table:table-cell table:formula="of:=[.A1397]-[.A1396]" office:value-type="float" office:value="0.000974000000041997">
            <text:p>0.00097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77845">
            <text:p>674.177845</text:p>
          </table:table-cell>
          <table:table-cell office:value-type="float" office:value="2665052256873">
            <text:p>2665052256873</text:p>
          </table:table-cell>
          <table:table-cell table:formula="of:=([.B1398]-[.B$2])/10^9" office:value-type="float" office:value="0.27697859">
            <text:p>0.276979</text:p>
          </table:table-cell>
          <table:table-cell table:formula="of:=[.C1398]-[.C1397]" office:value-type="float" office:value="0">
            <text:p>0.000000</text:p>
          </table:table-cell>
          <table:table-cell table:formula="of:=[.A1398]-[.A139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77852">
            <text:p>674.177852</text:p>
          </table:table-cell>
          <table:table-cell office:value-type="float" office:value="2665052256873">
            <text:p>2665052256873</text:p>
          </table:table-cell>
          <table:table-cell table:formula="of:=([.B1399]-[.B$2])/10^9" office:value-type="float" office:value="0.27697859">
            <text:p>0.276979</text:p>
          </table:table-cell>
          <table:table-cell table:formula="of:=[.C1399]-[.C1398]" office:value-type="float" office:value="0">
            <text:p>0.000000</text:p>
          </table:table-cell>
          <table:table-cell table:formula="of:=[.A1399]-[.A1398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79658">
            <text:p>674.179658</text:p>
          </table:table-cell>
          <table:table-cell office:value-type="float" office:value="2665054072173">
            <text:p>2665054072173</text:p>
          </table:table-cell>
          <table:table-cell table:formula="of:=([.B1400]-[.B$2])/10^9" office:value-type="float" office:value="0.27879389">
            <text:p>0.278794</text:p>
          </table:table-cell>
          <table:table-cell table:formula="of:=[.C1400]-[.C1399]" office:value-type="float" office:value="0.00181529999999996">
            <text:p>0.001815</text:p>
          </table:table-cell>
          <table:table-cell table:formula="of:=[.A1400]-[.A1399]" office:value-type="float" office:value="0.00180599999998776">
            <text:p>0.0018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79659">
            <text:p>674.179659</text:p>
          </table:table-cell>
          <table:table-cell office:value-type="float" office:value="2665054072173">
            <text:p>2665054072173</text:p>
          </table:table-cell>
          <table:table-cell table:formula="of:=([.B1401]-[.B$2])/10^9" office:value-type="float" office:value="0.27879389">
            <text:p>0.278794</text:p>
          </table:table-cell>
          <table:table-cell table:formula="of:=[.C1401]-[.C1400]" office:value-type="float" office:value="0">
            <text:p>0.000000</text:p>
          </table:table-cell>
          <table:table-cell table:formula="of:=[.A1401]-[.A1400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80847">
            <text:p>674.180847</text:p>
          </table:table-cell>
          <table:table-cell office:value-type="float" office:value="2665054072173">
            <text:p>2665054072173</text:p>
          </table:table-cell>
          <table:table-cell table:formula="of:=([.B1402]-[.B$2])/10^9" office:value-type="float" office:value="0.27879389">
            <text:p>0.278794</text:p>
          </table:table-cell>
          <table:table-cell table:formula="of:=[.C1402]-[.C1401]" office:value-type="float" office:value="0">
            <text:p>0.000000</text:p>
          </table:table-cell>
          <table:table-cell table:formula="of:=[.A1402]-[.A1401]" office:value-type="float" office:value="0.00118799999995645">
            <text:p>0.00118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80851">
            <text:p>674.180851</text:p>
          </table:table-cell>
          <table:table-cell office:value-type="float" office:value="2665055264352">
            <text:p>2665055264352</text:p>
          </table:table-cell>
          <table:table-cell table:formula="of:=([.B1403]-[.B$2])/10^9" office:value-type="float" office:value="0.279986069">
            <text:p>0.279986</text:p>
          </table:table-cell>
          <table:table-cell table:formula="of:=[.C1403]-[.C1402]" office:value-type="float" office:value="0.00119217900000002">
            <text:p>0.001192</text:p>
          </table:table-cell>
          <table:table-cell table:formula="of:=[.A1403]-[.A140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80852">
            <text:p>674.180852</text:p>
          </table:table-cell>
          <table:table-cell office:value-type="float" office:value="2665055264352">
            <text:p>2665055264352</text:p>
          </table:table-cell>
          <table:table-cell table:formula="of:=([.B1404]-[.B$2])/10^9" office:value-type="float" office:value="0.279986069">
            <text:p>0.279986</text:p>
          </table:table-cell>
          <table:table-cell table:formula="of:=[.C1404]-[.C1403]" office:value-type="float" office:value="0">
            <text:p>0.000000</text:p>
          </table:table-cell>
          <table:table-cell table:formula="of:=[.A1404]-[.A1403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062264352; c_s is fully topped up</text:p>
          </table:table-cell>
        </table:table-row>
        <table:table-row table:style-name="ro1">
          <table:table-cell office:value-type="float" office:value="674.180857">
            <text:p>674.180857</text:p>
          </table:table-cell>
          <table:table-cell office:value-type="float" office:value="2665055264352">
            <text:p>2665055264352</text:p>
          </table:table-cell>
          <table:table-cell table:formula="of:=([.B1405]-[.B$2])/10^9" office:value-type="float" office:value="0.279986069">
            <text:p>0.279986</text:p>
          </table:table-cell>
          <table:table-cell table:formula="of:=[.C1405]-[.C1404]" office:value-type="float" office:value="0">
            <text:p>0.000000</text:p>
          </table:table-cell>
          <table:table-cell table:formula="of:=[.A1405]-[.A1404]" office:value-type="float" office:value="0.00000499999998737621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80859">
            <text:p>674.180859</text:p>
          </table:table-cell>
          <table:table-cell office:value-type="float" office:value="2665055273155">
            <text:p>2665055273155</text:p>
          </table:table-cell>
          <table:table-cell table:formula="of:=([.B1406]-[.B$2])/10^9" office:value-type="float" office:value="0.279994872">
            <text:p>0.279995</text:p>
          </table:table-cell>
          <table:table-cell table:formula="of:=[.C1406]-[.C1405]" office:value-type="float" office:value="0.00000880300000000167">
            <text:p>0.000009</text:p>
          </table:table-cell>
          <table:table-cell table:formula="of:=[.A1406]-[.A1405]" office:value-type="float" office:value="0.00000200000010863732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8086">
            <text:p>674.180860</text:p>
          </table:table-cell>
          <table:table-cell office:value-type="float" office:value="2665055273155">
            <text:p>2665055273155</text:p>
          </table:table-cell>
          <table:table-cell table:formula="of:=([.B1407]-[.B$2])/10^9" office:value-type="float" office:value="0.279994872">
            <text:p>0.279995</text:p>
          </table:table-cell>
          <table:table-cell table:formula="of:=[.C1407]-[.C1406]" office:value-type="float" office:value="0">
            <text:p>0.000000</text:p>
          </table:table-cell>
          <table:table-cell table:formula="of:=[.A1407]-[.A1406]" office:value-type="float" office:value="0.000000999999997475243">
            <text:p>0.000001</text:p>
          </table:table-cell>
          <table:table-cell office:value-type="string">
            <text:p>d_s is renewed (r + D) to 2665057273155; c_s is fully topped up</text:p>
          </table:table-cell>
          <table:table-cell table:number-columns-repeated="2"/>
        </table:table-row>
        <table:table-row table:style-name="ro1">
          <table:table-cell office:value-type="float" office:value="674.180863">
            <text:p>674.180863</text:p>
          </table:table-cell>
          <table:table-cell office:value-type="float" office:value="2665055273155">
            <text:p>2665055273155</text:p>
          </table:table-cell>
          <table:table-cell table:formula="of:=([.B1408]-[.B$2])/10^9" office:value-type="float" office:value="0.279994872">
            <text:p>0.279995</text:p>
          </table:table-cell>
          <table:table-cell table:formula="of:=[.C1408]-[.C1407]" office:value-type="float" office:value="0">
            <text:p>0.000000</text:p>
          </table:table-cell>
          <table:table-cell table:formula="of:=[.A1408]-[.A1407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80866">
            <text:p>674.180866</text:p>
          </table:table-cell>
          <table:table-cell office:value-type="float" office:value="2665055279893">
            <text:p>2665055279893</text:p>
          </table:table-cell>
          <table:table-cell table:formula="of:=([.B1409]-[.B$2])/10^9" office:value-type="float" office:value="0.28000161">
            <text:p>0.280002</text:p>
          </table:table-cell>
          <table:table-cell table:formula="of:=[.C1409]-[.C1408]" office:value-type="float" office:value="0.00000673800000000613">
            <text:p>0.000007</text:p>
          </table:table-cell>
          <table:table-cell table:formula="of:=[.A1409]-[.A1408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80866">
            <text:p>674.180866</text:p>
          </table:table-cell>
          <table:table-cell office:value-type="float" office:value="2665055279893">
            <text:p>2665055279893</text:p>
          </table:table-cell>
          <table:table-cell table:formula="of:=([.B1410]-[.B$2])/10^9" office:value-type="float" office:value="0.28000161">
            <text:p>0.280002</text:p>
          </table:table-cell>
          <table:table-cell table:formula="of:=[.C1410]-[.C1409]" office:value-type="float" office:value="0">
            <text:p>0.000000</text:p>
          </table:table-cell>
          <table:table-cell table:formula="of:=[.A1410]-[.A1409]" office:value-type="float" office:value="0">
            <text:p>0.000000</text:p>
          </table:table-cell>
          <table:table-cell/>
          <table:table-cell office:value-type="string">
            <text:p>d_s is renewed (r + D) to 2665060279893; c_s is fully topped up</text:p>
          </table:table-cell>
          <table:table-cell/>
        </table:table-row>
        <table:table-row table:style-name="ro1">
          <table:table-cell office:value-type="float" office:value="674.180882">
            <text:p>674.180882</text:p>
          </table:table-cell>
          <table:table-cell office:value-type="float" office:value="2665055289416">
            <text:p>2665055289416</text:p>
          </table:table-cell>
          <table:table-cell table:formula="of:=([.B1411]-[.B$2])/10^9" office:value-type="float" office:value="0.280011133">
            <text:p>0.280011</text:p>
          </table:table-cell>
          <table:table-cell table:formula="of:=[.C1411]-[.C1410]" office:value-type="float" office:value="0.00000952300000001127">
            <text:p>0.000010</text:p>
          </table:table-cell>
          <table:table-cell table:formula="of:=[.A1411]-[.A1410]" office:value-type="float" office:value="0.0000159999999596039">
            <text:p>0.000016</text:p>
          </table:table-cell>
          <table:table-cell office:value-type="string">
            <text:p>is pick_next_task_dl-ed by dbus-daemon (1540)</text:p>
          </table:table-cell>
          <table:table-cell table:number-columns-repeated="2"/>
        </table:table-row>
        <table:table-row table:style-name="ro1">
          <table:table-cell office:value-type="float" office:value="674.181821">
            <text:p>674.181821</text:p>
          </table:table-cell>
          <table:table-cell office:value-type="float" office:value="2665056243175">
            <text:p>2665056243175</text:p>
          </table:table-cell>
          <table:table-cell table:formula="of:=([.B1412]-[.B$2])/10^9" office:value-type="float" office:value="0.280964892">
            <text:p>0.280965</text:p>
          </table:table-cell>
          <table:table-cell table:formula="of:=[.C1412]-[.C1411]" office:value-type="float" office:value="0.000953758999999998">
            <text:p>0.000954</text:p>
          </table:table-cell>
          <table:table-cell table:formula="of:=[.A1412]-[.A1411]" office:value-type="float" office:value="0.000939000000016677">
            <text:p>0.00093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81822">
            <text:p>674.181822</text:p>
          </table:table-cell>
          <table:table-cell office:value-type="float" office:value="2665056243175">
            <text:p>2665056243175</text:p>
          </table:table-cell>
          <table:table-cell table:formula="of:=([.B1413]-[.B$2])/10^9" office:value-type="float" office:value="0.280964892">
            <text:p>0.280965</text:p>
          </table:table-cell>
          <table:table-cell table:formula="of:=[.C1413]-[.C1412]" office:value-type="float" office:value="0">
            <text:p>0.000000</text:p>
          </table:table-cell>
          <table:table-cell table:formula="of:=[.A1413]-[.A141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8183">
            <text:p>674.181830</text:p>
          </table:table-cell>
          <table:table-cell office:value-type="float" office:value="2665056243175">
            <text:p>2665056243175</text:p>
          </table:table-cell>
          <table:table-cell table:formula="of:=([.B1414]-[.B$2])/10^9" office:value-type="float" office:value="0.280964892">
            <text:p>0.280965</text:p>
          </table:table-cell>
          <table:table-cell table:formula="of:=[.C1414]-[.C1413]" office:value-type="float" office:value="0">
            <text:p>0.000000</text:p>
          </table:table-cell>
          <table:table-cell table:formula="of:=[.A1414]-[.A1413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83739">
            <text:p>674.183739</text:p>
          </table:table-cell>
          <table:table-cell office:value-type="float" office:value="2665058161357">
            <text:p>2665058161357</text:p>
          </table:table-cell>
          <table:table-cell table:formula="of:=([.B1415]-[.B$2])/10^9" office:value-type="float" office:value="0.282883074">
            <text:p>0.282883</text:p>
          </table:table-cell>
          <table:table-cell table:formula="of:=[.C1415]-[.C1414]" office:value-type="float" office:value="0.00191818199999999">
            <text:p>0.001918</text:p>
          </table:table-cell>
          <table:table-cell table:formula="of:=[.A1415]-[.A1414]" office:value-type="float" office:value="0.00190899999995509">
            <text:p>0.00190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83741">
            <text:p>674.183741</text:p>
          </table:table-cell>
          <table:table-cell office:value-type="float" office:value="2665058161357">
            <text:p>2665058161357</text:p>
          </table:table-cell>
          <table:table-cell table:formula="of:=([.B1416]-[.B$2])/10^9" office:value-type="float" office:value="0.282883074">
            <text:p>0.282883</text:p>
          </table:table-cell>
          <table:table-cell table:formula="of:=[.C1416]-[.C1415]" office:value-type="float" office:value="0">
            <text:p>0.000000</text:p>
          </table:table-cell>
          <table:table-cell table:formula="of:=[.A1416]-[.A1415]" office:value-type="float" office:value="0.00000200000010863732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83746">
            <text:p>674.183746</text:p>
          </table:table-cell>
          <table:table-cell office:value-type="float" office:value="2665058161357">
            <text:p>2665058161357</text:p>
          </table:table-cell>
          <table:table-cell table:formula="of:=([.B1417]-[.B$2])/10^9" office:value-type="float" office:value="0.282883074">
            <text:p>0.282883</text:p>
          </table:table-cell>
          <table:table-cell table:formula="of:=[.C1417]-[.C1416]" office:value-type="float" office:value="0">
            <text:p>0.000000</text:p>
          </table:table-cell>
          <table:table-cell table:formula="of:=[.A1417]-[.A141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84836">
            <text:p>674.184836</text:p>
          </table:table-cell>
          <table:table-cell office:value-type="float" office:value="2665058161357">
            <text:p>2665058161357</text:p>
          </table:table-cell>
          <table:table-cell table:formula="of:=([.B1418]-[.B$2])/10^9" office:value-type="float" office:value="0.282883074">
            <text:p>0.282883</text:p>
          </table:table-cell>
          <table:table-cell table:formula="of:=[.C1418]-[.C1417]" office:value-type="float" office:value="0">
            <text:p>0.000000</text:p>
          </table:table-cell>
          <table:table-cell table:formula="of:=[.A1418]-[.A1417]" office:value-type="float" office:value="0.0010899999999765">
            <text:p>0.00109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84838">
            <text:p>674.184838</text:p>
          </table:table-cell>
          <table:table-cell office:value-type="float" office:value="2665059261043">
            <text:p>2665059261043</text:p>
          </table:table-cell>
          <table:table-cell table:formula="of:=([.B1419]-[.B$2])/10^9" office:value-type="float" office:value="0.28398276">
            <text:p>0.283983</text:p>
          </table:table-cell>
          <table:table-cell table:formula="of:=[.C1419]-[.C1418]" office:value-type="float" office:value="0.00109968599999999">
            <text:p>0.001100</text:p>
          </table:table-cell>
          <table:table-cell table:formula="of:=[.A1419]-[.A141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84839">
            <text:p>674.184839</text:p>
          </table:table-cell>
          <table:table-cell office:value-type="float" office:value="2665059261043">
            <text:p>2665059261043</text:p>
          </table:table-cell>
          <table:table-cell table:formula="of:=([.B1420]-[.B$2])/10^9" office:value-type="float" office:value="0.28398276">
            <text:p>0.283983</text:p>
          </table:table-cell>
          <table:table-cell table:formula="of:=[.C1420]-[.C1419]" office:value-type="float" office:value="0">
            <text:p>0.000000</text:p>
          </table:table-cell>
          <table:table-cell table:formula="of:=[.A1420]-[.A1419]" office:value-type="float" office:value="0.000000999999997475243">
            <text:p>0.000001</text:p>
          </table:table-cell>
          <table:table-cell office:value-type="string">
            <text:p>d_s is renewed (r + D) to 2665061261043; c_s is fully topped up</text:p>
          </table:table-cell>
          <table:table-cell table:number-columns-repeated="2"/>
        </table:table-row>
        <table:table-row table:style-name="ro1">
          <table:table-cell office:value-type="float" office:value="674.184841">
            <text:p>674.184841</text:p>
          </table:table-cell>
          <table:table-cell office:value-type="float" office:value="2665059261043">
            <text:p>2665059261043</text:p>
          </table:table-cell>
          <table:table-cell table:formula="of:=([.B1421]-[.B$2])/10^9" office:value-type="float" office:value="0.28398276">
            <text:p>0.283983</text:p>
          </table:table-cell>
          <table:table-cell table:formula="of:=[.C1421]-[.C1420]" office:value-type="float" office:value="0">
            <text:p>0.000000</text:p>
          </table:table-cell>
          <table:table-cell table:formula="of:=[.A1421]-[.A1420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184848">
            <text:p>674.184848</text:p>
          </table:table-cell>
          <table:table-cell office:value-type="float" office:value="2665059271233">
            <text:p>2665059271233</text:p>
          </table:table-cell>
          <table:table-cell table:formula="of:=([.B1422]-[.B$2])/10^9" office:value-type="float" office:value="0.28399295">
            <text:p>0.283993</text:p>
          </table:table-cell>
          <table:table-cell table:formula="of:=[.C1422]-[.C1421]" office:value-type="float" office:value="0.000010190000000021">
            <text:p>0.000010</text:p>
          </table:table-cell>
          <table:table-cell table:formula="of:=[.A1422]-[.A1421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84856">
            <text:p>674.184856</text:p>
          </table:table-cell>
          <table:table-cell office:value-type="float" office:value="2665059271233">
            <text:p>2665059271233</text:p>
          </table:table-cell>
          <table:table-cell table:formula="of:=([.B1423]-[.B$2])/10^9" office:value-type="float" office:value="0.28399295">
            <text:p>0.283993</text:p>
          </table:table-cell>
          <table:table-cell table:formula="of:=[.C1423]-[.C1422]" office:value-type="float" office:value="0">
            <text:p>0.000000</text:p>
          </table:table-cell>
          <table:table-cell table:formula="of:=[.A1423]-[.A1422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8577">
            <text:p>674.185770</text:p>
          </table:table-cell>
          <table:table-cell office:value-type="float" office:value="2665060201232">
            <text:p>2665060201232</text:p>
          </table:table-cell>
          <table:table-cell table:formula="of:=([.B1424]-[.B$2])/10^9" office:value-type="float" office:value="0.284922949">
            <text:p>0.284923</text:p>
          </table:table-cell>
          <table:table-cell table:formula="of:=[.C1424]-[.C1423]" office:value-type="float" office:value="0.000929998999999959">
            <text:p>0.000930</text:p>
          </table:table-cell>
          <table:table-cell table:formula="of:=[.A1424]-[.A1423]" office:value-type="float" office:value="0.000914000000079795">
            <text:p>0.00091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85772">
            <text:p>674.185772</text:p>
          </table:table-cell>
          <table:table-cell office:value-type="float" office:value="2665060201232">
            <text:p>2665060201232</text:p>
          </table:table-cell>
          <table:table-cell table:formula="of:=([.B1425]-[.B$2])/10^9" office:value-type="float" office:value="0.284922949">
            <text:p>0.284923</text:p>
          </table:table-cell>
          <table:table-cell table:formula="of:=[.C1425]-[.C1424]" office:value-type="float" office:value="0">
            <text:p>0.000000</text:p>
          </table:table-cell>
          <table:table-cell table:formula="of:=[.A1425]-[.A1424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85777">
            <text:p>674.185777</text:p>
          </table:table-cell>
          <table:table-cell office:value-type="float" office:value="2665060201232">
            <text:p>2665060201232</text:p>
          </table:table-cell>
          <table:table-cell table:formula="of:=([.B1426]-[.B$2])/10^9" office:value-type="float" office:value="0.284922949">
            <text:p>0.284923</text:p>
          </table:table-cell>
          <table:table-cell table:formula="of:=[.C1426]-[.C1425]" office:value-type="float" office:value="0">
            <text:p>0.000000</text:p>
          </table:table-cell>
          <table:table-cell table:formula="of:=[.A1426]-[.A142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85833">
            <text:p>674.185833</text:p>
          </table:table-cell>
          <table:table-cell office:value-type="float" office:value="2665060201232">
            <text:p>2665060201232</text:p>
          </table:table-cell>
          <table:table-cell table:formula="of:=([.B1427]-[.B$2])/10^9" office:value-type="float" office:value="0.284922949">
            <text:p>0.284923</text:p>
          </table:table-cell>
          <table:table-cell table:formula="of:=[.C1427]-[.C1426]" office:value-type="float" office:value="0">
            <text:p>0.000000</text:p>
          </table:table-cell>
          <table:table-cell table:formula="of:=[.A1427]-[.A1426]" office:value-type="float" office:value="0.0000559999999723004">
            <text:p>0.00005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85835">
            <text:p>674.185835</text:p>
          </table:table-cell>
          <table:table-cell office:value-type="float" office:value="2665060267016">
            <text:p>2665060267016</text:p>
          </table:table-cell>
          <table:table-cell table:formula="of:=([.B1428]-[.B$2])/10^9" office:value-type="float" office:value="0.284988733">
            <text:p>0.284989</text:p>
          </table:table-cell>
          <table:table-cell table:formula="of:=[.C1428]-[.C1427]" office:value-type="float" office:value="0.0000657840000000132">
            <text:p>0.000066</text:p>
          </table:table-cell>
          <table:table-cell table:formula="of:=[.A1428]-[.A142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85837">
            <text:p>674.185837</text:p>
          </table:table-cell>
          <table:table-cell office:value-type="float" office:value="2665060267016">
            <text:p>2665060267016</text:p>
          </table:table-cell>
          <table:table-cell table:formula="of:=([.B1429]-[.B$2])/10^9" office:value-type="float" office:value="0.284988733">
            <text:p>0.284989</text:p>
          </table:table-cell>
          <table:table-cell table:formula="of:=[.C1429]-[.C1428]" office:value-type="float" office:value="0">
            <text:p>0.000000</text:p>
          </table:table-cell>
          <table:table-cell table:formula="of:=[.A1429]-[.A1428]" office:value-type="float" office:value="0.00000199999999495049">
            <text:p>0.000002</text:p>
          </table:table-cell>
          <table:table-cell/>
          <table:table-cell office:value-type="string">
            <text:p>81818 / 12877 &gt; 2000000 / 5000000</text:p>
          </table:table-cell>
          <table:table-cell/>
        </table:table-row>
        <table:table-row table:style-name="ro1">
          <table:table-cell office:value-type="float" office:value="674.185837">
            <text:p>674.185837</text:p>
          </table:table-cell>
          <table:table-cell office:value-type="float" office:value="2665060267016">
            <text:p>2665060267016</text:p>
          </table:table-cell>
          <table:table-cell table:formula="of:=([.B1430]-[.B$2])/10^9" office:value-type="float" office:value="0.284988733">
            <text:p>0.284989</text:p>
          </table:table-cell>
          <table:table-cell table:formula="of:=[.C1430]-[.C1429]" office:value-type="float" office:value="0">
            <text:p>0.000000</text:p>
          </table:table-cell>
          <table:table-cell table:formula="of:=[.A1430]-[.A1429]" office:value-type="float" office:value="0">
            <text:p>0.000000</text:p>
          </table:table-cell>
          <table:table-cell/>
          <table:table-cell office:value-type="string">
            <text:p>d_s is renewed (r + D) to 2665065267016; c_s is fully topped up</text:p>
          </table:table-cell>
          <table:table-cell/>
        </table:table-row>
        <table:table-row table:style-name="ro1">
          <table:table-cell office:value-type="float" office:value="674.18767">
            <text:p>674.187670</text:p>
          </table:table-cell>
          <table:table-cell office:value-type="float" office:value="2665062100150">
            <text:p>2665062100150</text:p>
          </table:table-cell>
          <table:table-cell table:formula="of:=([.B1431]-[.B$2])/10^9" office:value-type="float" office:value="0.286821867">
            <text:p>0.286822</text:p>
          </table:table-cell>
          <table:table-cell table:formula="of:=[.C1431]-[.C1430]" office:value-type="float" office:value="0.00183313400000001">
            <text:p>0.001833</text:p>
          </table:table-cell>
          <table:table-cell table:formula="of:=[.A1431]-[.A1430]" office:value-type="float" office:value="0.00183300000003328">
            <text:p>0.001833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74.187671">
            <text:p>674.187671</text:p>
          </table:table-cell>
          <table:table-cell office:value-type="float" office:value="2665062100150">
            <text:p>2665062100150</text:p>
          </table:table-cell>
          <table:table-cell table:formula="of:=([.B1432]-[.B$2])/10^9" office:value-type="float" office:value="0.286821867">
            <text:p>0.286822</text:p>
          </table:table-cell>
          <table:table-cell table:formula="of:=[.C1432]-[.C1431]" office:value-type="float" office:value="0">
            <text:p>0.000000</text:p>
          </table:table-cell>
          <table:table-cell table:formula="of:=[.A1432]-[.A1431]" office:value-type="float" office:value="0.000000999999997475243">
            <text:p>0.000001</text:p>
          </table:table-cell>
          <table:table-cell table:number-columns-repeated="2"/>
          <table:table-cell office:value-type="string">
            <text:p>uses up its c_s; 2665062100150-2665060201232=1898918</text:p>
          </table:table-cell>
        </table:table-row>
        <table:table-row table:style-name="ro1">
          <table:table-cell office:value-type="float" office:value="674.187684">
            <text:p>674.187684</text:p>
          </table:table-cell>
          <table:table-cell office:value-type="float" office:value="2665062115739">
            <text:p>2665062115739</text:p>
          </table:table-cell>
          <table:table-cell table:formula="of:=([.B1433]-[.B$2])/10^9" office:value-type="float" office:value="0.286837456">
            <text:p>0.286837</text:p>
          </table:table-cell>
          <table:table-cell table:formula="of:=[.C1433]-[.C1432]" office:value-type="float" office:value="0.0000155889999999825">
            <text:p>0.000016</text:p>
          </table:table-cell>
          <table:table-cell table:formula="of:=[.A1433]-[.A1432]" office:value-type="float" office:value="0.0000129999999671782">
            <text:p>0.00001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87689">
            <text:p>674.187689</text:p>
          </table:table-cell>
          <table:table-cell office:value-type="float" office:value="2665062115739">
            <text:p>2665062115739</text:p>
          </table:table-cell>
          <table:table-cell table:formula="of:=([.B1434]-[.B$2])/10^9" office:value-type="float" office:value="0.286837456">
            <text:p>0.286837</text:p>
          </table:table-cell>
          <table:table-cell table:formula="of:=[.C1434]-[.C1433]" office:value-type="float" office:value="0">
            <text:p>0.000000</text:p>
          </table:table-cell>
          <table:table-cell table:formula="of:=[.A1434]-[.A1433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87842">
            <text:p>674.187842</text:p>
          </table:table-cell>
          <table:table-cell office:value-type="float" office:value="2665062115739">
            <text:p>2665062115739</text:p>
          </table:table-cell>
          <table:table-cell table:formula="of:=([.B1435]-[.B$2])/10^9" office:value-type="float" office:value="0.286837456">
            <text:p>0.286837</text:p>
          </table:table-cell>
          <table:table-cell table:formula="of:=[.C1435]-[.C1434]" office:value-type="float" office:value="0">
            <text:p>0.000000</text:p>
          </table:table-cell>
          <table:table-cell table:formula="of:=[.A1435]-[.A1434]" office:value-type="float" office:value="0.00015300000006846">
            <text:p>0.00015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74.187843">
            <text:p>674.187843</text:p>
          </table:table-cell>
          <table:table-cell office:value-type="float" office:value="2665062115739">
            <text:p>2665062115739</text:p>
          </table:table-cell>
          <table:table-cell table:formula="of:=([.B1436]-[.B$2])/10^9" office:value-type="float" office:value="0.286837456">
            <text:p>0.286837</text:p>
          </table:table-cell>
          <table:table-cell table:formula="of:=[.C1436]-[.C1435]" office:value-type="float" office:value="0">
            <text:p>0.000000</text:p>
          </table:table-cell>
          <table:table-cell table:formula="of:=[.A1436]-[.A1435]" office:value-type="float" office:value="0.000000999999997475243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87844">
            <text:p>674.187844</text:p>
          </table:table-cell>
          <table:table-cell office:value-type="float" office:value="2665062115739">
            <text:p>2665062115739</text:p>
          </table:table-cell>
          <table:table-cell table:formula="of:=([.B1437]-[.B$2])/10^9" office:value-type="float" office:value="0.286837456">
            <text:p>0.286837</text:p>
          </table:table-cell>
          <table:table-cell table:formula="of:=[.C1437]-[.C1436]" office:value-type="float" office:value="0">
            <text:p>0.000000</text:p>
          </table:table-cell>
          <table:table-cell table:formula="of:=[.A1437]-[.A1436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069264352; c_s is topped up to 2991206</text:p>
          </table:table-cell>
        </table:table-row>
        <table:table-row table:style-name="ro1">
          <table:table-cell office:value-type="float" office:value="674.188825">
            <text:p>674.188825</text:p>
          </table:table-cell>
          <table:table-cell office:value-type="float" office:value="2665062115739">
            <text:p>2665062115739</text:p>
          </table:table-cell>
          <table:table-cell table:formula="of:=([.B1438]-[.B$2])/10^9" office:value-type="float" office:value="0.286837456">
            <text:p>0.286837</text:p>
          </table:table-cell>
          <table:table-cell table:formula="of:=[.C1438]-[.C1437]" office:value-type="float" office:value="0">
            <text:p>0.000000</text:p>
          </table:table-cell>
          <table:table-cell table:formula="of:=[.A1438]-[.A1437]" office:value-type="float" office:value="0.000980999999910637">
            <text:p>0.00098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88828">
            <text:p>674.188828</text:p>
          </table:table-cell>
          <table:table-cell office:value-type="float" office:value="2665063259369">
            <text:p>2665063259369</text:p>
          </table:table-cell>
          <table:table-cell table:formula="of:=([.B1439]-[.B$2])/10^9" office:value-type="float" office:value="0.287981086">
            <text:p>0.287981</text:p>
          </table:table-cell>
          <table:table-cell table:formula="of:=[.C1439]-[.C1438]" office:value-type="float" office:value="0.00114363000000001">
            <text:p>0.001144</text:p>
          </table:table-cell>
          <table:table-cell table:formula="of:=[.A1439]-[.A1438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88829">
            <text:p>674.188829</text:p>
          </table:table-cell>
          <table:table-cell office:value-type="float" office:value="2665063259369">
            <text:p>2665063259369</text:p>
          </table:table-cell>
          <table:table-cell table:formula="of:=([.B1440]-[.B$2])/10^9" office:value-type="float" office:value="0.287981086">
            <text:p>0.287981</text:p>
          </table:table-cell>
          <table:table-cell table:formula="of:=[.C1440]-[.C1439]" office:value-type="float" office:value="0">
            <text:p>0.000000</text:p>
          </table:table-cell>
          <table:table-cell table:formula="of:=[.A1440]-[.A1439]" office:value-type="float" office:value="0.00000100000011116208">
            <text:p>0.000001</text:p>
          </table:table-cell>
          <table:table-cell office:value-type="string">
            <text:p>d_s is renewed (r + D) to 2665065259369; c_s is fully topped up</text:p>
          </table:table-cell>
          <table:table-cell table:number-columns-repeated="2"/>
        </table:table-row>
        <table:table-row table:style-name="ro1">
          <table:table-cell office:value-type="float" office:value="674.18883">
            <text:p>674.188830</text:p>
          </table:table-cell>
          <table:table-cell office:value-type="float" office:value="2665063259369">
            <text:p>2665063259369</text:p>
          </table:table-cell>
          <table:table-cell table:formula="of:=([.B1441]-[.B$2])/10^9" office:value-type="float" office:value="0.287981086">
            <text:p>0.287981</text:p>
          </table:table-cell>
          <table:table-cell table:formula="of:=[.C1441]-[.C1440]" office:value-type="float" office:value="0">
            <text:p>0.000000</text:p>
          </table:table-cell>
          <table:table-cell table:formula="of:=[.A1441]-[.A144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88837">
            <text:p>674.188837</text:p>
          </table:table-cell>
          <table:table-cell office:value-type="float" office:value="2665063268658">
            <text:p>2665063268658</text:p>
          </table:table-cell>
          <table:table-cell table:formula="of:=([.B1442]-[.B$2])/10^9" office:value-type="float" office:value="0.287990375">
            <text:p>0.287990</text:p>
          </table:table-cell>
          <table:table-cell table:formula="of:=[.C1442]-[.C1441]" office:value-type="float" office:value="0.00000928900000002342">
            <text:p>0.000009</text:p>
          </table:table-cell>
          <table:table-cell table:formula="of:=[.A1442]-[.A1441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88842">
            <text:p>674.188842</text:p>
          </table:table-cell>
          <table:table-cell office:value-type="float" office:value="2665063268658">
            <text:p>2665063268658</text:p>
          </table:table-cell>
          <table:table-cell table:formula="of:=([.B1443]-[.B$2])/10^9" office:value-type="float" office:value="0.287990375">
            <text:p>0.287990</text:p>
          </table:table-cell>
          <table:table-cell table:formula="of:=[.C1443]-[.C1442]" office:value-type="float" office:value="0">
            <text:p>0.000000</text:p>
          </table:table-cell>
          <table:table-cell table:formula="of:=[.A1443]-[.A144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89837">
            <text:p>674.189837</text:p>
          </table:table-cell>
          <table:table-cell office:value-type="float" office:value="2665064277077">
            <text:p>2665064277077</text:p>
          </table:table-cell>
          <table:table-cell table:formula="of:=([.B1444]-[.B$2])/10^9" office:value-type="float" office:value="0.288998794">
            <text:p>0.288999</text:p>
          </table:table-cell>
          <table:table-cell table:formula="of:=[.C1444]-[.C1443]" office:value-type="float" office:value="0.00100841899999998">
            <text:p>0.001008</text:p>
          </table:table-cell>
          <table:table-cell table:formula="of:=[.A1444]-[.A1443]" office:value-type="float" office:value="0.000994999999988977">
            <text:p>0.00099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89839">
            <text:p>674.189839</text:p>
          </table:table-cell>
          <table:table-cell office:value-type="float" office:value="2665064277077">
            <text:p>2665064277077</text:p>
          </table:table-cell>
          <table:table-cell table:formula="of:=([.B1445]-[.B$2])/10^9" office:value-type="float" office:value="0.288998794">
            <text:p>0.288999</text:p>
          </table:table-cell>
          <table:table-cell table:formula="of:=[.C1445]-[.C1444]" office:value-type="float" office:value="0">
            <text:p>0.000000</text:p>
          </table:table-cell>
          <table:table-cell table:formula="of:=[.A1445]-[.A1444]" office:value-type="float" office:value="0.00000199999999495049">
            <text:p>0.000002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74.189839">
            <text:p>674.189839</text:p>
          </table:table-cell>
          <table:table-cell office:value-type="float" office:value="2665064277077">
            <text:p>2665064277077</text:p>
          </table:table-cell>
          <table:table-cell table:formula="of:=([.B1446]-[.B$2])/10^9" office:value-type="float" office:value="0.288998794">
            <text:p>0.288999</text:p>
          </table:table-cell>
          <table:table-cell table:formula="of:=[.C1446]-[.C1445]" office:value-type="float" office:value="0">
            <text:p>0.000000</text:p>
          </table:table-cell>
          <table:table-cell table:formula="of:=[.A1446]-[.A1445]" office:value-type="float" office:value="0">
            <text:p>0.000000</text:p>
          </table:table-cell>
          <table:table-cell office:value-type="string">
            <text:p>uses up its c_s; 2665064277077-2665064013643=263434</text:p>
          </table:table-cell>
          <table:table-cell table:number-columns-repeated="2"/>
        </table:table-row>
        <table:table-row table:style-name="ro1">
          <table:table-cell office:value-type="float" office:value="674.189846">
            <text:p>674.189846</text:p>
          </table:table-cell>
          <table:table-cell office:value-type="float" office:value="2665064277077">
            <text:p>2665064277077</text:p>
          </table:table-cell>
          <table:table-cell table:formula="of:=([.B1447]-[.B$2])/10^9" office:value-type="float" office:value="0.288998794">
            <text:p>0.288999</text:p>
          </table:table-cell>
          <table:table-cell table:formula="of:=[.C1447]-[.C1446]" office:value-type="float" office:value="0">
            <text:p>0.000000</text:p>
          </table:table-cell>
          <table:table-cell table:formula="of:=[.A1447]-[.A1446]" office:value-type="float" office:value="0.0000069999999823267">
            <text:p>0.000007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89853">
            <text:p>674.189853</text:p>
          </table:table-cell>
          <table:table-cell office:value-type="float" office:value="2665064277077">
            <text:p>2665064277077</text:p>
          </table:table-cell>
          <table:table-cell table:formula="of:=([.B1448]-[.B$2])/10^9" office:value-type="float" office:value="0.288998794">
            <text:p>0.288999</text:p>
          </table:table-cell>
          <table:table-cell table:formula="of:=[.C1448]-[.C1447]" office:value-type="float" office:value="0">
            <text:p>0.000000</text:p>
          </table:table-cell>
          <table:table-cell table:formula="of:=[.A1448]-[.A1447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907">
            <text:p>674.190700</text:p>
          </table:table-cell>
          <table:table-cell office:value-type="float" office:value="2665065139847">
            <text:p>2665065139847</text:p>
          </table:table-cell>
          <table:table-cell table:formula="of:=([.B1449]-[.B$2])/10^9" office:value-type="float" office:value="0.289861564">
            <text:p>0.289862</text:p>
          </table:table-cell>
          <table:table-cell table:formula="of:=[.C1449]-[.C1448]" office:value-type="float" office:value="0.000862770000000013">
            <text:p>0.000863</text:p>
          </table:table-cell>
          <table:table-cell table:formula="of:=[.A1449]-[.A1448]" office:value-type="float" office:value="0.000847000000021581">
            <text:p>0.00084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90701">
            <text:p>674.190701</text:p>
          </table:table-cell>
          <table:table-cell office:value-type="float" office:value="2665065139847">
            <text:p>2665065139847</text:p>
          </table:table-cell>
          <table:table-cell table:formula="of:=([.B1450]-[.B$2])/10^9" office:value-type="float" office:value="0.289861564">
            <text:p>0.289862</text:p>
          </table:table-cell>
          <table:table-cell table:formula="of:=[.C1450]-[.C1449]" office:value-type="float" office:value="0">
            <text:p>0.000000</text:p>
          </table:table-cell>
          <table:table-cell table:formula="of:=[.A1450]-[.A1449]" office:value-type="float" office:value="0.000000999999997475243">
            <text:p>0.000001</text:p>
          </table:table-cell>
          <table:table-cell/>
          <table:table-cell office:value-type="string">
            <text:p>uses up its c_s; 2665065139847-2665064277077=862770</text:p>
          </table:table-cell>
          <table:table-cell/>
        </table:table-row>
        <table:table-row table:style-name="ro1">
          <table:table-cell office:value-type="float" office:value="674.190711">
            <text:p>674.190711</text:p>
          </table:table-cell>
          <table:table-cell office:value-type="float" office:value="2665065150764">
            <text:p>2665065150764</text:p>
          </table:table-cell>
          <table:table-cell table:formula="of:=([.B1451]-[.B$2])/10^9" office:value-type="float" office:value="0.289872481">
            <text:p>0.289872</text:p>
          </table:table-cell>
          <table:table-cell table:formula="of:=[.C1451]-[.C1450]" office:value-type="float" office:value="0.0000109169999999992">
            <text:p>0.000011</text:p>
          </table:table-cell>
          <table:table-cell table:formula="of:=[.A1451]-[.A1450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90716">
            <text:p>674.190716</text:p>
          </table:table-cell>
          <table:table-cell office:value-type="float" office:value="2665065150764">
            <text:p>2665065150764</text:p>
          </table:table-cell>
          <table:table-cell table:formula="of:=([.B1452]-[.B$2])/10^9" office:value-type="float" office:value="0.289872481">
            <text:p>0.289872</text:p>
          </table:table-cell>
          <table:table-cell table:formula="of:=[.C1452]-[.C1451]" office:value-type="float" office:value="0">
            <text:p>0.000000</text:p>
          </table:table-cell>
          <table:table-cell table:formula="of:=[.A1452]-[.A1451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90826">
            <text:p>674.190826</text:p>
          </table:table-cell>
          <table:table-cell office:value-type="float" office:value="2665065150764">
            <text:p>2665065150764</text:p>
          </table:table-cell>
          <table:table-cell table:formula="of:=([.B1453]-[.B$2])/10^9" office:value-type="float" office:value="0.289872481">
            <text:p>0.289872</text:p>
          </table:table-cell>
          <table:table-cell table:formula="of:=[.C1453]-[.C1452]" office:value-type="float" office:value="0">
            <text:p>0.000000</text:p>
          </table:table-cell>
          <table:table-cell table:formula="of:=[.A1453]-[.A1452]" office:value-type="float" office:value="0.000110000000063337">
            <text:p>0.000110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74.190835">
            <text:p>674.190835</text:p>
          </table:table-cell>
          <table:table-cell office:value-type="float" office:value="2665065150764">
            <text:p>2665065150764</text:p>
          </table:table-cell>
          <table:table-cell table:formula="of:=([.B1454]-[.B$2])/10^9" office:value-type="float" office:value="0.289872481">
            <text:p>0.289872</text:p>
          </table:table-cell>
          <table:table-cell table:formula="of:=[.C1454]-[.C1453]" office:value-type="float" office:value="0">
            <text:p>0.000000</text:p>
          </table:table-cell>
          <table:table-cell table:formula="of:=[.A1454]-[.A1453]" office:value-type="float" office:value="0.00000899999997727718">
            <text:p>0.00000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90836">
            <text:p>674.190836</text:p>
          </table:table-cell>
          <table:table-cell office:value-type="float" office:value="2665065150764">
            <text:p>2665065150764</text:p>
          </table:table-cell>
          <table:table-cell table:formula="of:=([.B1455]-[.B$2])/10^9" office:value-type="float" office:value="0.289872481">
            <text:p>0.289872</text:p>
          </table:table-cell>
          <table:table-cell table:formula="of:=[.C1455]-[.C1454]" office:value-type="float" office:value="0">
            <text:p>0.000000</text:p>
          </table:table-cell>
          <table:table-cell table:formula="of:=[.A1455]-[.A1454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90837">
            <text:p>674.190837</text:p>
          </table:table-cell>
          <table:table-cell office:value-type="float" office:value="2665065150764">
            <text:p>2665065150764</text:p>
          </table:table-cell>
          <table:table-cell table:formula="of:=([.B1456]-[.B$2])/10^9" office:value-type="float" office:value="0.289872481">
            <text:p>0.289872</text:p>
          </table:table-cell>
          <table:table-cell table:formula="of:=[.C1456]-[.C1455]" office:value-type="float" office:value="0">
            <text:p>0.000000</text:p>
          </table:table-cell>
          <table:table-cell table:formula="of:=[.A1456]-[.A1455]" office:value-type="float" office:value="0.000000999999997475243">
            <text:p>0.000001</text:p>
          </table:table-cell>
          <table:table-cell/>
          <table:table-cell office:value-type="string">
            <text:p>postpones its deadline to 2665070267016; c_s is topped up to 1984311</text:p>
          </table:table-cell>
          <table:table-cell/>
        </table:table-row>
        <table:table-row table:style-name="ro1">
          <table:table-cell office:value-type="float" office:value="674.190892">
            <text:p>674.190892</text:p>
          </table:table-cell>
          <table:table-cell office:value-type="float" office:value="2665065332195">
            <text:p>2665065332195</text:p>
          </table:table-cell>
          <table:table-cell table:formula="of:=([.B1457]-[.B$2])/10^9" office:value-type="float" office:value="0.290053912">
            <text:p>0.290054</text:p>
          </table:table-cell>
          <table:table-cell table:formula="of:=[.C1457]-[.C1456]" office:value-type="float" office:value="0.00018143100000001">
            <text:p>0.000181</text:p>
          </table:table-cell>
          <table:table-cell table:formula="of:=[.A1457]-[.A1456]" office:value-type="float" office:value="0.0000549999999748252">
            <text:p>0.00005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90893">
            <text:p>674.190893</text:p>
          </table:table-cell>
          <table:table-cell office:value-type="float" office:value="2665065332195">
            <text:p>2665065332195</text:p>
          </table:table-cell>
          <table:table-cell table:formula="of:=([.B1458]-[.B$2])/10^9" office:value-type="float" office:value="0.290053912">
            <text:p>0.290054</text:p>
          </table:table-cell>
          <table:table-cell table:formula="of:=[.C1458]-[.C1457]" office:value-type="float" office:value="0">
            <text:p>0.000000</text:p>
          </table:table-cell>
          <table:table-cell table:formula="of:=[.A1458]-[.A1457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90898">
            <text:p>674.190898</text:p>
          </table:table-cell>
          <table:table-cell office:value-type="float" office:value="2665065332195">
            <text:p>2665065332195</text:p>
          </table:table-cell>
          <table:table-cell table:formula="of:=([.B1459]-[.B$2])/10^9" office:value-type="float" office:value="0.290053912">
            <text:p>0.290054</text:p>
          </table:table-cell>
          <table:table-cell table:formula="of:=[.C1459]-[.C1458]" office:value-type="float" office:value="0">
            <text:p>0.000000</text:p>
          </table:table-cell>
          <table:table-cell table:formula="of:=[.A1459]-[.A1458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190929">
            <text:p>674.190929</text:p>
          </table:table-cell>
          <table:table-cell office:value-type="float" office:value="2665065369540">
            <text:p>2665065369540</text:p>
          </table:table-cell>
          <table:table-cell table:formula="of:=([.B1460]-[.B$2])/10^9" office:value-type="float" office:value="0.290091257">
            <text:p>0.290091</text:p>
          </table:table-cell>
          <table:table-cell table:formula="of:=[.C1460]-[.C1459]" office:value-type="float" office:value="0.0000373449999999664">
            <text:p>0.000037</text:p>
          </table:table-cell>
          <table:table-cell table:formula="of:=[.A1460]-[.A1459]" office:value-type="float" office:value="0.0000310000000354194">
            <text:p>0.0000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90931">
            <text:p>674.190931</text:p>
          </table:table-cell>
          <table:table-cell office:value-type="float" office:value="2665065369540">
            <text:p>2665065369540</text:p>
          </table:table-cell>
          <table:table-cell table:formula="of:=([.B1461]-[.B$2])/10^9" office:value-type="float" office:value="0.290091257">
            <text:p>0.290091</text:p>
          </table:table-cell>
          <table:table-cell table:formula="of:=[.C1461]-[.C1460]" office:value-type="float" office:value="0">
            <text:p>0.000000</text:p>
          </table:table-cell>
          <table:table-cell table:formula="of:=[.A1461]-[.A146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90944">
            <text:p>674.190944</text:p>
          </table:table-cell>
          <table:table-cell office:value-type="float" office:value="2665065369540">
            <text:p>2665065369540</text:p>
          </table:table-cell>
          <table:table-cell table:formula="of:=([.B1462]-[.B$2])/10^9" office:value-type="float" office:value="0.290091257">
            <text:p>0.290091</text:p>
          </table:table-cell>
          <table:table-cell table:formula="of:=[.C1462]-[.C1461]" office:value-type="float" office:value="0">
            <text:p>0.000000</text:p>
          </table:table-cell>
          <table:table-cell table:formula="of:=[.A1462]-[.A1461]" office:value-type="float" office:value="0.0000129999999671782">
            <text:p>0.00001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190946">
            <text:p>674.190946</text:p>
          </table:table-cell>
          <table:table-cell office:value-type="float" office:value="2665065386456">
            <text:p>2665065386456</text:p>
          </table:table-cell>
          <table:table-cell table:formula="of:=([.B1463]-[.B$2])/10^9" office:value-type="float" office:value="0.290108173">
            <text:p>0.290108</text:p>
          </table:table-cell>
          <table:table-cell table:formula="of:=[.C1463]-[.C1462]" office:value-type="float" office:value="0.0000169160000000335">
            <text:p>0.000017</text:p>
          </table:table-cell>
          <table:table-cell table:formula="of:=[.A1463]-[.A1462]" office:value-type="float" office:value="0.00000200000010863732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190947">
            <text:p>674.190947</text:p>
          </table:table-cell>
          <table:table-cell office:value-type="float" office:value="2665065386456">
            <text:p>2665065386456</text:p>
          </table:table-cell>
          <table:table-cell table:formula="of:=([.B1464]-[.B$2])/10^9" office:value-type="float" office:value="0.290108173">
            <text:p>0.290108</text:p>
          </table:table-cell>
          <table:table-cell table:formula="of:=[.C1464]-[.C1463]" office:value-type="float" office:value="0">
            <text:p>0.000000</text:p>
          </table:table-cell>
          <table:table-cell table:formula="of:=[.A1464]-[.A1463]" office:value-type="float" office:value="0.000000999999997475243">
            <text:p>0.000001</text:p>
          </table:table-cell>
          <table:table-cell table:number-columns-repeated="2"/>
          <table:table-cell office:value-type="string">
            <text:p>2809775 / 3877896 &gt; 3000000 / 7000000</text:p>
          </table:table-cell>
        </table:table-row>
        <table:table-row table:style-name="ro1">
          <table:table-cell office:value-type="float" office:value="674.190948">
            <text:p>674.190948</text:p>
          </table:table-cell>
          <table:table-cell office:value-type="float" office:value="2665065386456">
            <text:p>2665065386456</text:p>
          </table:table-cell>
          <table:table-cell table:formula="of:=([.B1465]-[.B$2])/10^9" office:value-type="float" office:value="0.290108173">
            <text:p>0.290108</text:p>
          </table:table-cell>
          <table:table-cell table:formula="of:=[.C1465]-[.C1464]" office:value-type="float" office:value="0">
            <text:p>0.000000</text:p>
          </table:table-cell>
          <table:table-cell table:formula="of:=[.A1465]-[.A1464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072386456; c_s is fully topped up</text:p>
          </table:table-cell>
        </table:table-row>
        <table:table-row table:style-name="ro1">
          <table:table-cell office:value-type="float" office:value="674.190951">
            <text:p>674.190951</text:p>
          </table:table-cell>
          <table:table-cell office:value-type="float" office:value="2665065386456">
            <text:p>2665065386456</text:p>
          </table:table-cell>
          <table:table-cell table:formula="of:=([.B1466]-[.B$2])/10^9" office:value-type="float" office:value="0.290108173">
            <text:p>0.290108</text:p>
          </table:table-cell>
          <table:table-cell table:formula="of:=[.C1466]-[.C1465]" office:value-type="float" office:value="0">
            <text:p>0.000000</text:p>
          </table:table-cell>
          <table:table-cell table:formula="of:=[.A1466]-[.A1465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90953">
            <text:p>674.190953</text:p>
          </table:table-cell>
          <table:table-cell office:value-type="float" office:value="2665065393739">
            <text:p>2665065393739</text:p>
          </table:table-cell>
          <table:table-cell table:formula="of:=([.B1467]-[.B$2])/10^9" office:value-type="float" office:value="0.290115456">
            <text:p>0.290115</text:p>
          </table:table-cell>
          <table:table-cell table:formula="of:=[.C1467]-[.C1466]" office:value-type="float" office:value="0.00000728299999996906">
            <text:p>0.000007</text:p>
          </table:table-cell>
          <table:table-cell table:formula="of:=[.A1467]-[.A146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90955">
            <text:p>674.190955</text:p>
          </table:table-cell>
          <table:table-cell office:value-type="float" office:value="2665065393739">
            <text:p>2665065393739</text:p>
          </table:table-cell>
          <table:table-cell table:formula="of:=([.B1468]-[.B$2])/10^9" office:value-type="float" office:value="0.290115456">
            <text:p>0.290115</text:p>
          </table:table-cell>
          <table:table-cell table:formula="of:=[.C1468]-[.C1467]" office:value-type="float" office:value="0">
            <text:p>0.000000</text:p>
          </table:table-cell>
          <table:table-cell table:formula="of:=[.A1468]-[.A1467]" office:value-type="float" office:value="0.00000199999999495049">
            <text:p>0.000002</text:p>
          </table:table-cell>
          <table:table-cell/>
          <table:table-cell office:value-type="string">
            <text:p>1946966 / 4873277 &lt;= 2000000 / 5000000</text:p>
          </table:table-cell>
          <table:table-cell/>
        </table:table-row>
        <table:table-row table:style-name="ro1">
          <table:table-cell office:value-type="float" office:value="674.190955">
            <text:p>674.190955</text:p>
          </table:table-cell>
          <table:table-cell office:value-type="float" office:value="2665065393739">
            <text:p>2665065393739</text:p>
          </table:table-cell>
          <table:table-cell table:formula="of:=([.B1469]-[.B$2])/10^9" office:value-type="float" office:value="0.290115456">
            <text:p>0.290115</text:p>
          </table:table-cell>
          <table:table-cell table:formula="of:=[.C1469]-[.C1468]" office:value-type="float" office:value="0">
            <text:p>0.000000</text:p>
          </table:table-cell>
          <table:table-cell table:formula="of:=[.A1469]-[.A1468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190968">
            <text:p>674.190968</text:p>
          </table:table-cell>
          <table:table-cell office:value-type="float" office:value="2665065402981">
            <text:p>2665065402981</text:p>
          </table:table-cell>
          <table:table-cell table:formula="of:=([.B1470]-[.B$2])/10^9" office:value-type="float" office:value="0.290124698">
            <text:p>0.290125</text:p>
          </table:table-cell>
          <table:table-cell table:formula="of:=[.C1470]-[.C1469]" office:value-type="float" office:value="0.0000092420000000204">
            <text:p>0.000009</text:p>
          </table:table-cell>
          <table:table-cell table:formula="of:=[.A1470]-[.A1469]" office:value-type="float" office:value="0.0000129999999671782">
            <text:p>0.000013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74.192817">
            <text:p>674.192817</text:p>
          </table:table-cell>
          <table:table-cell office:value-type="float" office:value="2665065402981">
            <text:p>2665065402981</text:p>
          </table:table-cell>
          <table:table-cell table:formula="of:=([.B1471]-[.B$2])/10^9" office:value-type="float" office:value="0.290124698">
            <text:p>0.290125</text:p>
          </table:table-cell>
          <table:table-cell table:formula="of:=[.C1471]-[.C1470]" office:value-type="float" office:value="0">
            <text:p>0.000000</text:p>
          </table:table-cell>
          <table:table-cell table:formula="of:=[.A1471]-[.A1470]" office:value-type="float" office:value="0.00184899999999288">
            <text:p>0.00184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92819">
            <text:p>674.192819</text:p>
          </table:table-cell>
          <table:table-cell office:value-type="float" office:value="2665067259577">
            <text:p>2665067259577</text:p>
          </table:table-cell>
          <table:table-cell table:formula="of:=([.B1472]-[.B$2])/10^9" office:value-type="float" office:value="0.291981294">
            <text:p>0.291981</text:p>
          </table:table-cell>
          <table:table-cell table:formula="of:=[.C1472]-[.C1471]" office:value-type="float" office:value="0.00185659599999999">
            <text:p>0.001857</text:p>
          </table:table-cell>
          <table:table-cell table:formula="of:=[.A1472]-[.A147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9282">
            <text:p>674.192820</text:p>
          </table:table-cell>
          <table:table-cell office:value-type="float" office:value="2665067259577">
            <text:p>2665067259577</text:p>
          </table:table-cell>
          <table:table-cell table:formula="of:=([.B1473]-[.B$2])/10^9" office:value-type="float" office:value="0.291981294">
            <text:p>0.291981</text:p>
          </table:table-cell>
          <table:table-cell table:formula="of:=[.C1473]-[.C1472]" office:value-type="float" office:value="0">
            <text:p>0.000000</text:p>
          </table:table-cell>
          <table:table-cell table:formula="of:=[.A1473]-[.A1472]" office:value-type="float" office:value="0.000000999999997475243">
            <text:p>0.000001</text:p>
          </table:table-cell>
          <table:table-cell office:value-type="string">
            <text:p>d_s is renewed (r + D) to 2665069259577; c_s is fully topped up</text:p>
          </table:table-cell>
          <table:table-cell table:number-columns-repeated="2"/>
        </table:table-row>
        <table:table-row table:style-name="ro1">
          <table:table-cell office:value-type="float" office:value="674.192821">
            <text:p>674.192821</text:p>
          </table:table-cell>
          <table:table-cell office:value-type="float" office:value="2665067259577">
            <text:p>2665067259577</text:p>
          </table:table-cell>
          <table:table-cell table:formula="of:=([.B1474]-[.B$2])/10^9" office:value-type="float" office:value="0.291981294">
            <text:p>0.291981</text:p>
          </table:table-cell>
          <table:table-cell table:formula="of:=[.C1474]-[.C1473]" office:value-type="float" office:value="0">
            <text:p>0.000000</text:p>
          </table:table-cell>
          <table:table-cell table:formula="of:=[.A1474]-[.A1473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192831">
            <text:p>674.192831</text:p>
          </table:table-cell>
          <table:table-cell office:value-type="float" office:value="2665067259577">
            <text:p>2665067259577</text:p>
          </table:table-cell>
          <table:table-cell table:formula="of:=([.B1475]-[.B$2])/10^9" office:value-type="float" office:value="0.291981294">
            <text:p>0.291981</text:p>
          </table:table-cell>
          <table:table-cell table:formula="of:=[.C1475]-[.C1474]" office:value-type="float" office:value="0">
            <text:p>0.000000</text:p>
          </table:table-cell>
          <table:table-cell table:formula="of:=[.A1475]-[.A1474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92835">
            <text:p>674.192835</text:p>
          </table:table-cell>
          <table:table-cell office:value-type="float" office:value="2665067259577">
            <text:p>2665067259577</text:p>
          </table:table-cell>
          <table:table-cell table:formula="of:=([.B1476]-[.B$2])/10^9" office:value-type="float" office:value="0.291981294">
            <text:p>0.291981</text:p>
          </table:table-cell>
          <table:table-cell table:formula="of:=[.C1476]-[.C1475]" office:value-type="float" office:value="0">
            <text:p>0.000000</text:p>
          </table:table-cell>
          <table:table-cell table:formula="of:=[.A1476]-[.A1475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19284">
            <text:p>674.192840</text:p>
          </table:table-cell>
          <table:table-cell office:value-type="float" office:value="2665067279903">
            <text:p>2665067279903</text:p>
          </table:table-cell>
          <table:table-cell table:formula="of:=([.B1477]-[.B$2])/10^9" office:value-type="float" office:value="0.29200162">
            <text:p>0.292002</text:p>
          </table:table-cell>
          <table:table-cell table:formula="of:=[.C1477]-[.C1476]" office:value-type="float" office:value="0.0000203260000000149">
            <text:p>0.000020</text:p>
          </table:table-cell>
          <table:table-cell table:formula="of:=[.A1477]-[.A1476]" office:value-type="float" office:value="0.00000500000010106305">
            <text:p>0.000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92844">
            <text:p>674.192844</text:p>
          </table:table-cell>
          <table:table-cell office:value-type="float" office:value="2665067279903">
            <text:p>2665067279903</text:p>
          </table:table-cell>
          <table:table-cell table:formula="of:=([.B1478]-[.B$2])/10^9" office:value-type="float" office:value="0.29200162">
            <text:p>0.292002</text:p>
          </table:table-cell>
          <table:table-cell table:formula="of:=[.C1478]-[.C1477]" office:value-type="float" office:value="0">
            <text:p>0.000000</text:p>
          </table:table-cell>
          <table:table-cell table:formula="of:=[.A1478]-[.A1477]" office:value-type="float" office:value="0.00000399999998990097">
            <text:p>0.000004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74.193826">
            <text:p>674.193826</text:p>
          </table:table-cell>
          <table:table-cell office:value-type="float" office:value="2665068274337">
            <text:p>2665068274337</text:p>
          </table:table-cell>
          <table:table-cell table:formula="of:=([.B1479]-[.B$2])/10^9" office:value-type="float" office:value="0.292996054">
            <text:p>0.292996</text:p>
          </table:table-cell>
          <table:table-cell table:formula="of:=[.C1479]-[.C1478]" office:value-type="float" office:value="0.000994433999999989">
            <text:p>0.000994</text:p>
          </table:table-cell>
          <table:table-cell table:formula="of:=[.A1479]-[.A1478]" office:value-type="float" office:value="0.000981999999908112">
            <text:p>0.000982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74.193827">
            <text:p>674.193827</text:p>
          </table:table-cell>
          <table:table-cell office:value-type="float" office:value="2665068274337">
            <text:p>2665068274337</text:p>
          </table:table-cell>
          <table:table-cell table:formula="of:=([.B1480]-[.B$2])/10^9" office:value-type="float" office:value="0.292996054">
            <text:p>0.292996</text:p>
          </table:table-cell>
          <table:table-cell table:formula="of:=[.C1480]-[.C1479]" office:value-type="float" office:value="0">
            <text:p>0.000000</text:p>
          </table:table-cell>
          <table:table-cell table:formula="of:=[.A1480]-[.A1479]" office:value-type="float" office:value="0.00000100000011116208">
            <text:p>0.000001</text:p>
          </table:table-cell>
          <table:table-cell office:value-type="string">
            <text:p>uses up its c_s; 2665068274337-2665068012722=261615</text:p>
          </table:table-cell>
          <table:table-cell table:number-columns-repeated="2"/>
        </table:table-row>
        <table:table-row table:style-name="ro1">
          <table:table-cell office:value-type="float" office:value="674.193838">
            <text:p>674.193838</text:p>
          </table:table-cell>
          <table:table-cell office:value-type="float" office:value="2665068286965">
            <text:p>2665068286965</text:p>
          </table:table-cell>
          <table:table-cell table:formula="of:=([.B1481]-[.B$2])/10^9" office:value-type="float" office:value="0.293008682">
            <text:p>0.293009</text:p>
          </table:table-cell>
          <table:table-cell table:formula="of:=[.C1481]-[.C1480]" office:value-type="float" office:value="0.0000126280000000145">
            <text:p>0.000013</text:p>
          </table:table-cell>
          <table:table-cell table:formula="of:=[.A1481]-[.A1480]" office:value-type="float" office:value="0.0000109999999722277">
            <text:p>0.00001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93846">
            <text:p>674.193846</text:p>
          </table:table-cell>
          <table:table-cell office:value-type="float" office:value="2665068286965">
            <text:p>2665068286965</text:p>
          </table:table-cell>
          <table:table-cell table:formula="of:=([.B1482]-[.B$2])/10^9" office:value-type="float" office:value="0.293008682">
            <text:p>0.293009</text:p>
          </table:table-cell>
          <table:table-cell table:formula="of:=[.C1482]-[.C1481]" office:value-type="float" office:value="0">
            <text:p>0.000000</text:p>
          </table:table-cell>
          <table:table-cell table:formula="of:=[.A1482]-[.A1481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93937">
            <text:p>674.193937</text:p>
          </table:table-cell>
          <table:table-cell office:value-type="float" office:value="2665068385571">
            <text:p>2665068385571</text:p>
          </table:table-cell>
          <table:table-cell table:formula="of:=([.B1483]-[.B$2])/10^9" office:value-type="float" office:value="0.293107288">
            <text:p>0.293107</text:p>
          </table:table-cell>
          <table:table-cell table:formula="of:=[.C1483]-[.C1482]" office:value-type="float" office:value="0.0000986060000000011">
            <text:p>0.000099</text:p>
          </table:table-cell>
          <table:table-cell table:formula="of:=[.A1483]-[.A1482]" office:value-type="float" office:value="0.0000909999999976208">
            <text:p>0.00009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193938">
            <text:p>674.193938</text:p>
          </table:table-cell>
          <table:table-cell office:value-type="float" office:value="2665068385571">
            <text:p>2665068385571</text:p>
          </table:table-cell>
          <table:table-cell table:formula="of:=([.B1484]-[.B$2])/10^9" office:value-type="float" office:value="0.293107288">
            <text:p>0.293107</text:p>
          </table:table-cell>
          <table:table-cell table:formula="of:=[.C1484]-[.C1483]" office:value-type="float" office:value="0">
            <text:p>0.000000</text:p>
          </table:table-cell>
          <table:table-cell table:formula="of:=[.A1484]-[.A1483]" office:value-type="float" office:value="0.000000999999997475243">
            <text:p>0.000001</text:p>
          </table:table-cell>
          <table:table-cell/>
          <table:table-cell office:value-type="string">
            <text:p>uses up its c_s; 2665068385571-2665068286965=98606</text:p>
          </table:table-cell>
          <table:table-cell/>
        </table:table-row>
        <table:table-row table:style-name="ro1">
          <table:table-cell office:value-type="float" office:value="674.193948">
            <text:p>674.193948</text:p>
          </table:table-cell>
          <table:table-cell office:value-type="float" office:value="2665068396278">
            <text:p>2665068396278</text:p>
          </table:table-cell>
          <table:table-cell table:formula="of:=([.B1485]-[.B$2])/10^9" office:value-type="float" office:value="0.293117995">
            <text:p>0.293118</text:p>
          </table:table-cell>
          <table:table-cell table:formula="of:=[.C1485]-[.C1484]" office:value-type="float" office:value="0.0000107069999999987">
            <text:p>0.000011</text:p>
          </table:table-cell>
          <table:table-cell table:formula="of:=[.A1485]-[.A1484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93953">
            <text:p>674.193953</text:p>
          </table:table-cell>
          <table:table-cell office:value-type="float" office:value="2665068396278">
            <text:p>2665068396278</text:p>
          </table:table-cell>
          <table:table-cell table:formula="of:=([.B1486]-[.B$2])/10^9" office:value-type="float" office:value="0.293117995">
            <text:p>0.293118</text:p>
          </table:table-cell>
          <table:table-cell table:formula="of:=[.C1486]-[.C1485]" office:value-type="float" office:value="0">
            <text:p>0.000000</text:p>
          </table:table-cell>
          <table:table-cell table:formula="of:=[.A1486]-[.A148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194818">
            <text:p>674.194818</text:p>
          </table:table-cell>
          <table:table-cell office:value-type="float" office:value="2665068396278">
            <text:p>2665068396278</text:p>
          </table:table-cell>
          <table:table-cell table:formula="of:=([.B1487]-[.B$2])/10^9" office:value-type="float" office:value="0.293117995">
            <text:p>0.293118</text:p>
          </table:table-cell>
          <table:table-cell table:formula="of:=[.C1487]-[.C1486]" office:value-type="float" office:value="0">
            <text:p>0.000000</text:p>
          </table:table-cell>
          <table:table-cell table:formula="of:=[.A1487]-[.A1486]" office:value-type="float" office:value="0.000865000000089822">
            <text:p>0.00086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74.194818">
            <text:p>674.194818</text:p>
          </table:table-cell>
          <table:table-cell office:value-type="float" office:value="2665068396278">
            <text:p>2665068396278</text:p>
          </table:table-cell>
          <table:table-cell table:formula="of:=([.B1488]-[.B$2])/10^9" office:value-type="float" office:value="0.293117995">
            <text:p>0.293118</text:p>
          </table:table-cell>
          <table:table-cell table:formula="of:=[.C1488]-[.C1487]" office:value-type="float" office:value="0">
            <text:p>0.000000</text:p>
          </table:table-cell>
          <table:table-cell table:formula="of:=[.A1488]-[.A1487]" office:value-type="float" office:value="0">
            <text:p>0.000000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94819">
            <text:p>674.194819</text:p>
          </table:table-cell>
          <table:table-cell office:value-type="float" office:value="2665068396278">
            <text:p>2665068396278</text:p>
          </table:table-cell>
          <table:table-cell table:formula="of:=([.B1489]-[.B$2])/10^9" office:value-type="float" office:value="0.293117995">
            <text:p>0.293118</text:p>
          </table:table-cell>
          <table:table-cell table:formula="of:=[.C1489]-[.C1488]" office:value-type="float" office:value="0">
            <text:p>0.000000</text:p>
          </table:table-cell>
          <table:table-cell table:formula="of:=[.A1489]-[.A1488]" office:value-type="float" office:value="0.000000999999997475243">
            <text:p>0.000001</text:p>
          </table:table-cell>
          <table:table-cell office:value-type="string">
            <text:p>postpones its deadline to 2665071259577; c_s is topped up to 985240</text:p>
          </table:table-cell>
          <table:table-cell table:number-columns-repeated="2"/>
        </table:table-row>
        <table:table-row table:style-name="ro1">
          <table:table-cell office:value-type="float" office:value="674.194821">
            <text:p>674.194821</text:p>
          </table:table-cell>
          <table:table-cell office:value-type="float" office:value="2665068396278">
            <text:p>2665068396278</text:p>
          </table:table-cell>
          <table:table-cell table:formula="of:=([.B1490]-[.B$2])/10^9" office:value-type="float" office:value="0.293117995">
            <text:p>0.293118</text:p>
          </table:table-cell>
          <table:table-cell table:formula="of:=[.C1490]-[.C1489]" office:value-type="float" office:value="0">
            <text:p>0.000000</text:p>
          </table:table-cell>
          <table:table-cell table:formula="of:=[.A1490]-[.A148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194828">
            <text:p>674.194828</text:p>
          </table:table-cell>
          <table:table-cell office:value-type="float" office:value="2665069276498">
            <text:p>2665069276498</text:p>
          </table:table-cell>
          <table:table-cell table:formula="of:=([.B1491]-[.B$2])/10^9" office:value-type="float" office:value="0.293998215">
            <text:p>0.293998</text:p>
          </table:table-cell>
          <table:table-cell table:formula="of:=[.C1491]-[.C1490]" office:value-type="float" office:value="0.000880219999999987">
            <text:p>0.000880</text:p>
          </table:table-cell>
          <table:table-cell table:formula="of:=[.A1491]-[.A1490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94834">
            <text:p>674.194834</text:p>
          </table:table-cell>
          <table:table-cell office:value-type="float" office:value="2665069276498">
            <text:p>2665069276498</text:p>
          </table:table-cell>
          <table:table-cell table:formula="of:=([.B1492]-[.B$2])/10^9" office:value-type="float" office:value="0.293998215">
            <text:p>0.293998</text:p>
          </table:table-cell>
          <table:table-cell table:formula="of:=[.C1492]-[.C1491]" office:value-type="float" office:value="0">
            <text:p>0.000000</text:p>
          </table:table-cell>
          <table:table-cell table:formula="of:=[.A1492]-[.A1491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94859">
            <text:p>674.194859</text:p>
          </table:table-cell>
          <table:table-cell office:value-type="float" office:value="2665069307789">
            <text:p>2665069307789</text:p>
          </table:table-cell>
          <table:table-cell table:formula="of:=([.B1493]-[.B$2])/10^9" office:value-type="float" office:value="0.294029506">
            <text:p>0.294030</text:p>
          </table:table-cell>
          <table:table-cell table:formula="of:=[.C1493]-[.C1492]" office:value-type="float" office:value="0.0000312909999999888">
            <text:p>0.000031</text:p>
          </table:table-cell>
          <table:table-cell table:formula="of:=[.A1493]-[.A1492]" office:value-type="float" office:value="0.0000249999999368811">
            <text:p>0.0000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9486">
            <text:p>674.194860</text:p>
          </table:table-cell>
          <table:table-cell office:value-type="float" office:value="2665069307789">
            <text:p>2665069307789</text:p>
          </table:table-cell>
          <table:table-cell table:formula="of:=([.B1494]-[.B$2])/10^9" office:value-type="float" office:value="0.294029506">
            <text:p>0.294030</text:p>
          </table:table-cell>
          <table:table-cell table:formula="of:=[.C1494]-[.C1493]" office:value-type="float" office:value="0">
            <text:p>0.000000</text:p>
          </table:table-cell>
          <table:table-cell table:formula="of:=[.A1494]-[.A149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94865">
            <text:p>674.194865</text:p>
          </table:table-cell>
          <table:table-cell office:value-type="float" office:value="2665069307789">
            <text:p>2665069307789</text:p>
          </table:table-cell>
          <table:table-cell table:formula="of:=([.B1495]-[.B$2])/10^9" office:value-type="float" office:value="0.294029506">
            <text:p>0.294030</text:p>
          </table:table-cell>
          <table:table-cell table:formula="of:=[.C1495]-[.C1494]" office:value-type="float" office:value="0">
            <text:p>0.000000</text:p>
          </table:table-cell>
          <table:table-cell table:formula="of:=[.A1495]-[.A1494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195823">
            <text:p>674.195823</text:p>
          </table:table-cell>
          <table:table-cell office:value-type="float" office:value="2665069307789">
            <text:p>2665069307789</text:p>
          </table:table-cell>
          <table:table-cell table:formula="of:=([.B1496]-[.B$2])/10^9" office:value-type="float" office:value="0.294029506">
            <text:p>0.294030</text:p>
          </table:table-cell>
          <table:table-cell table:formula="of:=[.C1496]-[.C1495]" office:value-type="float" office:value="0">
            <text:p>0.000000</text:p>
          </table:table-cell>
          <table:table-cell table:formula="of:=[.A1496]-[.A1495]" office:value-type="float" office:value="0.000957999999968706">
            <text:p>0.00095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195823">
            <text:p>674.195823</text:p>
          </table:table-cell>
          <table:table-cell office:value-type="float" office:value="2665069307789">
            <text:p>2665069307789</text:p>
          </table:table-cell>
          <table:table-cell table:formula="of:=([.B1497]-[.B$2])/10^9" office:value-type="float" office:value="0.294029506">
            <text:p>0.294030</text:p>
          </table:table-cell>
          <table:table-cell table:formula="of:=[.C1497]-[.C1496]" office:value-type="float" office:value="0">
            <text:p>0.000000</text:p>
          </table:table-cell>
          <table:table-cell table:formula="of:=[.A1497]-[.A1496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95824">
            <text:p>674.195824</text:p>
          </table:table-cell>
          <table:table-cell office:value-type="float" office:value="2665069307789">
            <text:p>2665069307789</text:p>
          </table:table-cell>
          <table:table-cell table:formula="of:=([.B1498]-[.B$2])/10^9" office:value-type="float" office:value="0.294029506">
            <text:p>0.294030</text:p>
          </table:table-cell>
          <table:table-cell table:formula="of:=[.C1498]-[.C1497]" office:value-type="float" office:value="0">
            <text:p>0.000000</text:p>
          </table:table-cell>
          <table:table-cell table:formula="of:=[.A1498]-[.A1497]" office:value-type="float" office:value="0.000000999999997475243">
            <text:p>0.000001</text:p>
          </table:table-cell>
          <table:table-cell/>
          <table:table-cell office:value-type="string">
            <text:p>postpones its deadline to 2665075267016; c_s is topped up to 1991764</text:p>
          </table:table-cell>
          <table:table-cell/>
        </table:table-row>
        <table:table-row table:style-name="ro1">
          <table:table-cell office:value-type="float" office:value="674.196808">
            <text:p>674.196808</text:p>
          </table:table-cell>
          <table:table-cell office:value-type="float" office:value="2665069307789">
            <text:p>2665069307789</text:p>
          </table:table-cell>
          <table:table-cell table:formula="of:=([.B1499]-[.B$2])/10^9" office:value-type="float" office:value="0.294029506">
            <text:p>0.294030</text:p>
          </table:table-cell>
          <table:table-cell table:formula="of:=[.C1499]-[.C1498]" office:value-type="float" office:value="0">
            <text:p>0.000000</text:p>
          </table:table-cell>
          <table:table-cell table:formula="of:=[.A1499]-[.A1498]" office:value-type="float" office:value="0.000984000000016749">
            <text:p>0.0009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19681">
            <text:p>674.196810</text:p>
          </table:table-cell>
          <table:table-cell office:value-type="float" office:value="2665071258733">
            <text:p>2665071258733</text:p>
          </table:table-cell>
          <table:table-cell table:formula="of:=([.B1500]-[.B$2])/10^9" office:value-type="float" office:value="0.29598045">
            <text:p>0.295980</text:p>
          </table:table-cell>
          <table:table-cell table:formula="of:=[.C1500]-[.C1499]" office:value-type="float" office:value="0.00195094400000001">
            <text:p>0.001951</text:p>
          </table:table-cell>
          <table:table-cell table:formula="of:=[.A1500]-[.A149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196811">
            <text:p>674.196811</text:p>
          </table:table-cell>
          <table:table-cell office:value-type="float" office:value="2665071258733">
            <text:p>2665071258733</text:p>
          </table:table-cell>
          <table:table-cell table:formula="of:=([.B1501]-[.B$2])/10^9" office:value-type="float" office:value="0.29598045">
            <text:p>0.295980</text:p>
          </table:table-cell>
          <table:table-cell table:formula="of:=[.C1501]-[.C1500]" office:value-type="float" office:value="0">
            <text:p>0.000000</text:p>
          </table:table-cell>
          <table:table-cell table:formula="of:=[.A1501]-[.A1500]" office:value-type="float" office:value="0.000000999999997475243">
            <text:p>0.000001</text:p>
          </table:table-cell>
          <table:table-cell office:value-type="string">
            <text:p>953949 / 844 &gt; 1000000 / 2000000</text:p>
          </table:table-cell>
          <table:table-cell table:number-columns-repeated="2"/>
        </table:table-row>
        <table:table-row table:style-name="ro1">
          <table:table-cell office:value-type="float" office:value="674.196811">
            <text:p>674.196811</text:p>
          </table:table-cell>
          <table:table-cell office:value-type="float" office:value="2665071258733">
            <text:p>2665071258733</text:p>
          </table:table-cell>
          <table:table-cell table:formula="of:=([.B1502]-[.B$2])/10^9" office:value-type="float" office:value="0.29598045">
            <text:p>0.295980</text:p>
          </table:table-cell>
          <table:table-cell table:formula="of:=[.C1502]-[.C1501]" office:value-type="float" office:value="0">
            <text:p>0.000000</text:p>
          </table:table-cell>
          <table:table-cell table:formula="of:=[.A1502]-[.A1501]" office:value-type="float" office:value="0">
            <text:p>0.000000</text:p>
          </table:table-cell>
          <table:table-cell office:value-type="string">
            <text:p>d_s is renewed (r + D) to 2665073258733; c_s is fully topped up</text:p>
          </table:table-cell>
          <table:table-cell table:number-columns-repeated="2"/>
        </table:table-row>
        <table:table-row table:style-name="ro1">
          <table:table-cell office:value-type="float" office:value="674.196942">
            <text:p>674.196942</text:p>
          </table:table-cell>
          <table:table-cell office:value-type="float" office:value="2665071390973">
            <text:p>2665071390973</text:p>
          </table:table-cell>
          <table:table-cell table:formula="of:=([.B1503]-[.B$2])/10^9" office:value-type="float" office:value="0.29611269">
            <text:p>0.296113</text:p>
          </table:table-cell>
          <table:table-cell table:formula="of:=[.C1503]-[.C1502]" office:value-type="float" office:value="0.000132240000000006">
            <text:p>0.000132</text:p>
          </table:table-cell>
          <table:table-cell table:formula="of:=[.A1503]-[.A1502]" office:value-type="float" office:value="0.000131000000010317">
            <text:p>0.00013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196943">
            <text:p>674.196943</text:p>
          </table:table-cell>
          <table:table-cell office:value-type="float" office:value="2665071390973">
            <text:p>2665071390973</text:p>
          </table:table-cell>
          <table:table-cell table:formula="of:=([.B1504]-[.B$2])/10^9" office:value-type="float" office:value="0.29611269">
            <text:p>0.296113</text:p>
          </table:table-cell>
          <table:table-cell table:formula="of:=[.C1504]-[.C1503]" office:value-type="float" office:value="0">
            <text:p>0.000000</text:p>
          </table:table-cell>
          <table:table-cell table:formula="of:=[.A1504]-[.A1503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196948">
            <text:p>674.196948</text:p>
          </table:table-cell>
          <table:table-cell office:value-type="float" office:value="2665071390973">
            <text:p>2665071390973</text:p>
          </table:table-cell>
          <table:table-cell table:formula="of:=([.B1505]-[.B$2])/10^9" office:value-type="float" office:value="0.29611269">
            <text:p>0.296113</text:p>
          </table:table-cell>
          <table:table-cell table:formula="of:=[.C1505]-[.C1504]" office:value-type="float" office:value="0">
            <text:p>0.000000</text:p>
          </table:table-cell>
          <table:table-cell table:formula="of:=[.A1505]-[.A1504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197857">
            <text:p>674.197857</text:p>
          </table:table-cell>
          <table:table-cell office:value-type="float" office:value="2665072314656">
            <text:p>2665072314656</text:p>
          </table:table-cell>
          <table:table-cell table:formula="of:=([.B1506]-[.B$2])/10^9" office:value-type="float" office:value="0.297036373">
            <text:p>0.297036</text:p>
          </table:table-cell>
          <table:table-cell table:formula="of:=[.C1506]-[.C1505]" office:value-type="float" office:value="0.000923683000000009">
            <text:p>0.000924</text:p>
          </table:table-cell>
          <table:table-cell table:formula="of:=[.A1506]-[.A1505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197858">
            <text:p>674.197858</text:p>
          </table:table-cell>
          <table:table-cell office:value-type="float" office:value="2665072314656">
            <text:p>2665072314656</text:p>
          </table:table-cell>
          <table:table-cell table:formula="of:=([.B1507]-[.B$2])/10^9" office:value-type="float" office:value="0.297036373">
            <text:p>0.297036</text:p>
          </table:table-cell>
          <table:table-cell table:formula="of:=[.C1507]-[.C1506]" office:value-type="float" office:value="0">
            <text:p>0.000000</text:p>
          </table:table-cell>
          <table:table-cell table:formula="of:=[.A1507]-[.A150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197866">
            <text:p>674.197866</text:p>
          </table:table-cell>
          <table:table-cell office:value-type="float" office:value="2665072314656">
            <text:p>2665072314656</text:p>
          </table:table-cell>
          <table:table-cell table:formula="of:=([.B1508]-[.B$2])/10^9" office:value-type="float" office:value="0.297036373">
            <text:p>0.297036</text:p>
          </table:table-cell>
          <table:table-cell table:formula="of:=[.C1508]-[.C1507]" office:value-type="float" office:value="0">
            <text:p>0.000000</text:p>
          </table:table-cell>
          <table:table-cell table:formula="of:=[.A1508]-[.A1507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198056">
            <text:p>674.198056</text:p>
          </table:table-cell>
          <table:table-cell office:value-type="float" office:value="2665072514018">
            <text:p>2665072514018</text:p>
          </table:table-cell>
          <table:table-cell table:formula="of:=([.B1509]-[.B$2])/10^9" office:value-type="float" office:value="0.297235735">
            <text:p>0.297236</text:p>
          </table:table-cell>
          <table:table-cell table:formula="of:=[.C1509]-[.C1508]" office:value-type="float" office:value="0.000199361999999981">
            <text:p>0.000199</text:p>
          </table:table-cell>
          <table:table-cell table:formula="of:=[.A1509]-[.A1508]" office:value-type="float" office:value="0.000189999999975043">
            <text:p>0.00019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98058">
            <text:p>674.198058</text:p>
          </table:table-cell>
          <table:table-cell office:value-type="float" office:value="2665072514018">
            <text:p>2665072514018</text:p>
          </table:table-cell>
          <table:table-cell table:formula="of:=([.B1510]-[.B$2])/10^9" office:value-type="float" office:value="0.297235735">
            <text:p>0.297236</text:p>
          </table:table-cell>
          <table:table-cell table:formula="of:=[.C1510]-[.C1509]" office:value-type="float" office:value="0">
            <text:p>0.000000</text:p>
          </table:table-cell>
          <table:table-cell table:formula="of:=[.A1510]-[.A1509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19807">
            <text:p>674.198070</text:p>
          </table:table-cell>
          <table:table-cell office:value-type="float" office:value="2665072514018">
            <text:p>2665072514018</text:p>
          </table:table-cell>
          <table:table-cell table:formula="of:=([.B1511]-[.B$2])/10^9" office:value-type="float" office:value="0.297235735">
            <text:p>0.297236</text:p>
          </table:table-cell>
          <table:table-cell table:formula="of:=[.C1511]-[.C1510]" office:value-type="float" office:value="0">
            <text:p>0.000000</text:p>
          </table:table-cell>
          <table:table-cell table:formula="of:=[.A1511]-[.A1510]" office:value-type="float" office:value="0.0000120000000833898">
            <text:p>0.00001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198072">
            <text:p>674.198072</text:p>
          </table:table-cell>
          <table:table-cell office:value-type="float" office:value="2665072529787">
            <text:p>2665072529787</text:p>
          </table:table-cell>
          <table:table-cell table:formula="of:=([.B1512]-[.B$2])/10^9" office:value-type="float" office:value="0.297251504">
            <text:p>0.297252</text:p>
          </table:table-cell>
          <table:table-cell table:formula="of:=[.C1512]-[.C1511]" office:value-type="float" office:value="0.0000157689999999988">
            <text:p>0.000016</text:p>
          </table:table-cell>
          <table:table-cell table:formula="of:=[.A1512]-[.A151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198073">
            <text:p>674.198073</text:p>
          </table:table-cell>
          <table:table-cell office:value-type="float" office:value="2665072529787">
            <text:p>2665072529787</text:p>
          </table:table-cell>
          <table:table-cell table:formula="of:=([.B1513]-[.B$2])/10^9" office:value-type="float" office:value="0.297251504">
            <text:p>0.297252</text:p>
          </table:table-cell>
          <table:table-cell table:formula="of:=[.C1513]-[.C1512]" office:value-type="float" office:value="0">
            <text:p>0.000000</text:p>
          </table:table-cell>
          <table:table-cell table:formula="of:=[.A1513]-[.A1512]" office:value-type="float" office:value="0.000000999999997475243">
            <text:p>0.000001</text:p>
          </table:table-cell>
          <table:table-cell/>
          <table:table-cell office:value-type="string">
            <text:p>1792402 / 2737229 &gt; 2000000 / 5000000</text:p>
          </table:table-cell>
          <table:table-cell/>
        </table:table-row>
        <table:table-row table:style-name="ro1">
          <table:table-cell office:value-type="float" office:value="674.198074">
            <text:p>674.198074</text:p>
          </table:table-cell>
          <table:table-cell office:value-type="float" office:value="2665072529787">
            <text:p>2665072529787</text:p>
          </table:table-cell>
          <table:table-cell table:formula="of:=([.B1514]-[.B$2])/10^9" office:value-type="float" office:value="0.297251504">
            <text:p>0.297252</text:p>
          </table:table-cell>
          <table:table-cell table:formula="of:=[.C1514]-[.C1513]" office:value-type="float" office:value="0">
            <text:p>0.000000</text:p>
          </table:table-cell>
          <table:table-cell table:formula="of:=[.A1514]-[.A1513]" office:value-type="float" office:value="0.000000999999997475243">
            <text:p>0.000001</text:p>
          </table:table-cell>
          <table:table-cell/>
          <table:table-cell office:value-type="string">
            <text:p>d_s is renewed (r + D) to 2665077529787; c_s is fully topped up</text:p>
          </table:table-cell>
          <table:table-cell/>
        </table:table-row>
        <table:table-row table:style-name="ro1">
          <table:table-cell office:value-type="float" office:value="674.19809">
            <text:p>674.198090</text:p>
          </table:table-cell>
          <table:table-cell office:value-type="float" office:value="2665072539239">
            <text:p>2665072539239</text:p>
          </table:table-cell>
          <table:table-cell table:formula="of:=([.B1515]-[.B$2])/10^9" office:value-type="float" office:value="0.297260956">
            <text:p>0.297261</text:p>
          </table:table-cell>
          <table:table-cell table:formula="of:=[.C1515]-[.C1514]" office:value-type="float" office:value="0.00000945200000002089">
            <text:p>0.000009</text:p>
          </table:table-cell>
          <table:table-cell table:formula="of:=[.A1515]-[.A1514]" office:value-type="float" office:value="0.0000159999999596039">
            <text:p>0.000016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74.199989">
            <text:p>674.199989</text:p>
          </table:table-cell>
          <table:table-cell office:value-type="float" office:value="2665074446882">
            <text:p>2665074446882</text:p>
          </table:table-cell>
          <table:table-cell table:formula="of:=([.B1516]-[.B$2])/10^9" office:value-type="float" office:value="0.299168599">
            <text:p>0.299169</text:p>
          </table:table-cell>
          <table:table-cell table:formula="of:=[.C1516]-[.C1515]" office:value-type="float" office:value="0.00190764299999996">
            <text:p>0.001908</text:p>
          </table:table-cell>
          <table:table-cell table:formula="of:=[.A1516]-[.A1515]" office:value-type="float" office:value="0.00189899999998033">
            <text:p>0.00189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199991">
            <text:p>674.199991</text:p>
          </table:table-cell>
          <table:table-cell office:value-type="float" office:value="2665074446882">
            <text:p>2665074446882</text:p>
          </table:table-cell>
          <table:table-cell table:formula="of:=([.B1517]-[.B$2])/10^9" office:value-type="float" office:value="0.299168599">
            <text:p>0.299169</text:p>
          </table:table-cell>
          <table:table-cell table:formula="of:=[.C1517]-[.C1516]" office:value-type="float" office:value="0">
            <text:p>0.000000</text:p>
          </table:table-cell>
          <table:table-cell table:formula="of:=[.A1517]-[.A1516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00805">
            <text:p>674.200805</text:p>
          </table:table-cell>
          <table:table-cell office:value-type="float" office:value="2665074962941">
            <text:p>2665074962941</text:p>
          </table:table-cell>
          <table:table-cell table:formula="of:=([.B1518]-[.B$2])/10^9" office:value-type="float" office:value="0.299684658">
            <text:p>0.299685</text:p>
          </table:table-cell>
          <table:table-cell table:formula="of:=[.C1518]-[.C1517]" office:value-type="float" office:value="0.000516059000000013">
            <text:p>0.000516</text:p>
          </table:table-cell>
          <table:table-cell table:formula="of:=[.A1518]-[.A1517]" office:value-type="float" office:value="0.000813999999991211">
            <text:p>0.00081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00809">
            <text:p>674.200809</text:p>
          </table:table-cell>
          <table:table-cell office:value-type="float" office:value="2665075265762">
            <text:p>2665075265762</text:p>
          </table:table-cell>
          <table:table-cell table:formula="of:=([.B1519]-[.B$2])/10^9" office:value-type="float" office:value="0.299987479">
            <text:p>0.299987</text:p>
          </table:table-cell>
          <table:table-cell table:formula="of:=[.C1519]-[.C1518]" office:value-type="float" office:value="0.000302821000000009">
            <text:p>0.000303</text:p>
          </table:table-cell>
          <table:table-cell table:formula="of:=[.A1519]-[.A1518]" office:value-type="float" office:value="0.00000400000010358781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0081">
            <text:p>674.200810</text:p>
          </table:table-cell>
          <table:table-cell office:value-type="float" office:value="2665075265762">
            <text:p>2665075265762</text:p>
          </table:table-cell>
          <table:table-cell table:formula="of:=([.B1520]-[.B$2])/10^9" office:value-type="float" office:value="0.299987479">
            <text:p>0.299987</text:p>
          </table:table-cell>
          <table:table-cell table:formula="of:=[.C1520]-[.C1519]" office:value-type="float" office:value="0">
            <text:p>0.000000</text:p>
          </table:table-cell>
          <table:table-cell table:formula="of:=[.A1520]-[.A1519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082265762; c_s is fully topped up</text:p>
          </table:table-cell>
        </table:table-row>
        <table:table-row table:style-name="ro1">
          <table:table-cell office:value-type="float" office:value="674.200815">
            <text:p>674.200815</text:p>
          </table:table-cell>
          <table:table-cell office:value-type="float" office:value="2665075265762">
            <text:p>2665075265762</text:p>
          </table:table-cell>
          <table:table-cell table:formula="of:=([.B1521]-[.B$2])/10^9" office:value-type="float" office:value="0.299987479">
            <text:p>0.299987</text:p>
          </table:table-cell>
          <table:table-cell table:formula="of:=[.C1521]-[.C1520]" office:value-type="float" office:value="0">
            <text:p>0.000000</text:p>
          </table:table-cell>
          <table:table-cell table:formula="of:=[.A1521]-[.A1520]" office:value-type="float" office:value="0.00000499999998737621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00817">
            <text:p>674.200817</text:p>
          </table:table-cell>
          <table:table-cell office:value-type="float" office:value="2665075274643">
            <text:p>2665075274643</text:p>
          </table:table-cell>
          <table:table-cell table:formula="of:=([.B1522]-[.B$2])/10^9" office:value-type="float" office:value="0.29999636">
            <text:p>0.299996</text:p>
          </table:table-cell>
          <table:table-cell table:formula="of:=[.C1522]-[.C1521]" office:value-type="float" office:value="0.00000888100000001613">
            <text:p>0.000009</text:p>
          </table:table-cell>
          <table:table-cell table:formula="of:=[.A1522]-[.A152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00818">
            <text:p>674.200818</text:p>
          </table:table-cell>
          <table:table-cell office:value-type="float" office:value="2665075274643">
            <text:p>2665075274643</text:p>
          </table:table-cell>
          <table:table-cell table:formula="of:=([.B1523]-[.B$2])/10^9" office:value-type="float" office:value="0.29999636">
            <text:p>0.299996</text:p>
          </table:table-cell>
          <table:table-cell table:formula="of:=[.C1523]-[.C1522]" office:value-type="float" office:value="0">
            <text:p>0.000000</text:p>
          </table:table-cell>
          <table:table-cell table:formula="of:=[.A1523]-[.A1522]" office:value-type="float" office:value="0.000000999999997475243">
            <text:p>0.000001</text:p>
          </table:table-cell>
          <table:table-cell office:value-type="string">
            <text:p>d_s is renewed (r + D) to 2665077274643; c_s is fully topped up</text:p>
          </table:table-cell>
          <table:table-cell table:number-columns-repeated="2"/>
        </table:table-row>
        <table:table-row table:style-name="ro1">
          <table:table-cell table:style-name="ce2" office:value-type="float" office:value="674.200821">
            <text:p>674.200821</text:p>
          </table:table-cell>
          <table:table-cell table:style-name="ce4" office:value-type="float" office:value="2665075274643">
            <text:p>2665075274643</text:p>
          </table:table-cell>
          <table:table-cell table:style-name="ce2" table:formula="of:=([.B1524]-[.B$2])/10^9" office:value-type="float" office:value="0.29999636">
            <text:p>0.299996</text:p>
          </table:table-cell>
          <table:table-cell table:style-name="ce2" table:formula="of:=[.C1524]-[.C1523]" office:value-type="float" office:value="0">
            <text:p>0.000000</text:p>
          </table:table-cell>
          <table:table-cell table:style-name="ce2" table:formula="of:=[.A1524]-[.A1523]" office:value-type="float" office:value="0.00000299999999242573">
            <text:p>0.000003</text:p>
          </table:table-cell>
          <table:table-cell table:style-name="ce4"/>
          <table:table-cell table:style-name="ce4" office:value-type="string">
            <text:p>select_task_rq_dl</text:p>
          </table:table-cell>
          <table:table-cell/>
        </table:table-row>
        <table:table-row table:style-name="ro1">
          <table:table-cell table:style-name="ce2" office:value-type="float" office:value="674.200824">
            <text:p>674.200824</text:p>
          </table:table-cell>
          <table:table-cell table:style-name="ce4" office:value-type="float" office:value="2665075281140">
            <text:p>2665075281140</text:p>
          </table:table-cell>
          <table:table-cell table:style-name="ce2" table:formula="of:=([.B1525]-[.B$2])/10^9" office:value-type="float" office:value="0.300002857">
            <text:p>0.300003</text:p>
          </table:table-cell>
          <table:table-cell table:style-name="ce2" table:formula="of:=[.C1525]-[.C1524]" office:value-type="float" office:value="0.0000064969999999942">
            <text:p>0.000006</text:p>
          </table:table-cell>
          <table:table-cell table:style-name="ce2" table:formula="of:=[.A1525]-[.A1524]" office:value-type="float" office:value="0.00000299999999242573">
            <text:p>0.000003</text:p>
          </table:table-cell>
          <table:table-cell table:style-name="ce4"/>
          <table:table-cell table:style-name="ce4" office:value-type="string">
            <text:p>is enqueued</text:p>
          </table:table-cell>
          <table:table-cell/>
        </table:table-row>
        <table:table-row table:style-name="ro1">
          <table:table-cell table:style-name="ce2" office:value-type="float" office:value="674.200825">
            <text:p>674.200825</text:p>
          </table:table-cell>
          <table:table-cell table:style-name="ce4" office:value-type="float" office:value="2665075281140">
            <text:p>2665075281140</text:p>
          </table:table-cell>
          <table:table-cell table:style-name="ce2" table:formula="of:=([.B1526]-[.B$2])/10^9" office:value-type="float" office:value="0.300002857">
            <text:p>0.300003</text:p>
          </table:table-cell>
          <table:table-cell table:style-name="ce2" table:formula="of:=[.C1526]-[.C1525]" office:value-type="float" office:value="0">
            <text:p>0.000000</text:p>
          </table:table-cell>
          <table:table-cell table:style-name="ce2" table:formula="of:=[.A1526]-[.A1525]" office:value-type="float" office:value="0.000000999999997475243">
            <text:p>0.000001</text:p>
          </table:table-cell>
          <table:table-cell table:style-name="ce4"/>
          <table:table-cell table:style-name="ce4" office:value-type="string">
            <text:p>92357 / 2248647 &lt;= 2000000 / 5000000</text:p>
          </table:table-cell>
          <table:table-cell/>
        </table:table-row>
        <table:table-row table:style-name="ro1">
          <table:table-cell table:style-name="ce2" office:value-type="float" office:value="674.200825">
            <text:p>674.200825</text:p>
          </table:table-cell>
          <table:table-cell table:style-name="ce4" office:value-type="float" office:value="2665075281140">
            <text:p>2665075281140</text:p>
          </table:table-cell>
          <table:table-cell table:style-name="ce2" table:formula="of:=([.B1527]-[.B$2])/10^9" office:value-type="float" office:value="0.300002857">
            <text:p>0.300003</text:p>
          </table:table-cell>
          <table:table-cell table:style-name="ce2" table:formula="of:=[.C1527]-[.C1526]" office:value-type="float" office:value="0">
            <text:p>0.000000</text:p>
          </table:table-cell>
          <table:table-cell table:style-name="ce2" table:formula="of:=[.A1527]-[.A1526]" office:value-type="float" office:value="0">
            <text:p>0.000000</text:p>
          </table:table-cell>
          <table:table-cell table:style-name="ce4"/>
          <table:table-cell table:style-name="ce4" office:value-type="string">
            <text:p>resumes its BW pair</text:p>
          </table:table-cell>
          <table:table-cell/>
        </table:table-row>
        <table:table-row table:style-name="ro1">
          <table:table-cell table:style-name="ce2" office:value-type="float" office:value="674.200842">
            <text:p>674.200842</text:p>
          </table:table-cell>
          <table:table-cell table:style-name="ce4" office:value-type="float" office:value="2665075293768">
            <text:p>2665075293768</text:p>
          </table:table-cell>
          <table:table-cell table:style-name="ce2" table:formula="of:=([.B1528]-[.B$2])/10^9" office:value-type="float" office:value="0.300015485">
            <text:p>0.300015</text:p>
          </table:table-cell>
          <table:table-cell table:style-name="ce2" table:formula="of:=[.C1528]-[.C1527]" office:value-type="float" office:value="0.0000126280000000145">
            <text:p>0.000013</text:p>
          </table:table-cell>
          <table:table-cell table:style-name="ce2" table:formula="of:=[.A1528]-[.A1527]" office:value-type="float" office:value="0.0000169999999570791">
            <text:p>0.000017</text:p>
          </table:table-cell>
          <table:table-cell table:style-name="ce4" office:value-type="string">
            <text:p>is pick_next_task_dl-ed by applet.py (2038)</text:p>
          </table:table-cell>
          <table:table-cell table:style-name="ce4"/>
          <table:table-cell/>
        </table:table-row>
        <table:table-row table:style-name="ro1">
          <table:table-cell table:style-name="ce3" office:value-type="float" office:value="674.201845">
            <text:p>674.201845</text:p>
          </table:table-cell>
          <table:table-cell table:style-name="ce5" office:value-type="float" office:value="2665076309420">
            <text:p>2665076309420</text:p>
          </table:table-cell>
          <table:table-cell table:style-name="ce3" table:formula="of:=([.B1529]-[.B$2])/10^9" office:value-type="float" office:value="0.301031137">
            <text:p>0.301031</text:p>
          </table:table-cell>
          <table:table-cell table:style-name="ce3" table:formula="of:=[.C1529]-[.C1528]" office:value-type="float" office:value="0.00101565199999998">
            <text:p>0.001016</text:p>
          </table:table-cell>
          <table:table-cell table:style-name="ce3" table:formula="of:=[.A1529]-[.A1528]" office:value-type="float" office:value="0.00100300000008247">
            <text:p>0.001003</text:p>
          </table:table-cell>
          <table:table-cell table:style-name="ce5" office:value-type="string">
            <text:p>rorun</text:p>
          </table:table-cell>
          <table:table-cell table:style-name="ce5"/>
          <table:table-cell/>
        </table:table-row>
        <table:table-row table:style-name="ro1">
          <table:table-cell table:style-name="ce2" office:value-type="float" office:value="674.201846">
            <text:p>674.201846</text:p>
          </table:table-cell>
          <table:table-cell table:style-name="ce4" office:value-type="float" office:value="2665076309420">
            <text:p>2665076309420</text:p>
          </table:table-cell>
          <table:table-cell table:style-name="ce2" table:formula="of:=([.B1530]-[.B$2])/10^9" office:value-type="float" office:value="0.301031137">
            <text:p>0.301031</text:p>
          </table:table-cell>
          <table:table-cell table:style-name="ce2" table:formula="of:=[.C1530]-[.C1529]" office:value-type="float" office:value="0">
            <text:p>0.000000</text:p>
          </table:table-cell>
          <table:table-cell table:style-name="ce2" table:formula="of:=[.A1530]-[.A1529]" office:value-type="float" office:value="0.000000999999997475243">
            <text:p>0.000001</text:p>
          </table:table-cell>
          <table:table-cell table:style-name="ce4" office:value-type="string">
            <text:p>uses up its c_s; 2665076309420-2665076018448=290972</text:p>
          </table:table-cell>
          <table:table-cell table:style-name="ce4"/>
          <table:table-cell/>
        </table:table-row>
        <table:table-row table:style-name="ro1">
          <table:table-cell table:style-name="ce2" office:value-type="float" office:value="674.201859">
            <text:p>674.201859</text:p>
          </table:table-cell>
          <table:table-cell table:style-name="ce4" office:value-type="float" office:value="2665076325201">
            <text:p>2665076325201</text:p>
          </table:table-cell>
          <table:table-cell table:style-name="ce2" table:formula="of:=([.B1531]-[.B$2])/10^9" office:value-type="float" office:value="0.301046918">
            <text:p>0.301047</text:p>
          </table:table-cell>
          <table:table-cell table:style-name="ce2" table:formula="of:=[.C1531]-[.C1530]" office:value-type="float" office:value="0.0000157809999999925">
            <text:p>0.000016</text:p>
          </table:table-cell>
          <table:table-cell table:style-name="ce2" table:formula="of:=[.A1531]-[.A1530]" office:value-type="float" office:value="0.0000129999999671782">
            <text:p>0.000013</text:p>
          </table:table-cell>
          <table:table-cell table:style-name="ce4" office:value-type="string">
            <text:p>put_prev_task_dl</text:p>
          </table:table-cell>
          <table:table-cell table:style-name="ce4"/>
          <table:table-cell/>
        </table:table-row>
        <table:table-row table:style-name="ro1">
          <table:table-cell table:style-name="ce2" office:value-type="float" office:value="674.201867">
            <text:p>674.201867</text:p>
          </table:table-cell>
          <table:table-cell table:style-name="ce4" office:value-type="float" office:value="2665076325201">
            <text:p>2665076325201</text:p>
          </table:table-cell>
          <table:table-cell table:style-name="ce2" table:formula="of:=([.B1532]-[.B$2])/10^9" office:value-type="float" office:value="0.301046918">
            <text:p>0.301047</text:p>
          </table:table-cell>
          <table:table-cell table:style-name="ce2" table:formula="of:=[.C1532]-[.C1531]" office:value-type="float" office:value="0">
            <text:p>0.000000</text:p>
          </table:table-cell>
          <table:table-cell table:style-name="ce2" table:formula="of:=[.A1532]-[.A1531]" office:value-type="float" office:value="0.00000799999997980194">
            <text:p>0.000008</text:p>
          </table:table-cell>
          <table:table-cell table:style-name="ce4"/>
          <table:table-cell table:style-name="ce4" office:value-type="string">
            <text:p>is pick_next_task_dl-ed by Task 1</text:p>
          </table:table-cell>
          <table:table-cell/>
        </table:table-row>
        <table:table-row table:style-name="ro1">
          <table:table-cell table:style-name="ce3" office:value-type="float" office:value="674.201961">
            <text:p>674.201961</text:p>
          </table:table-cell>
          <table:table-cell table:style-name="ce5" office:value-type="float" office:value="2665076426257">
            <text:p>2665076426257</text:p>
          </table:table-cell>
          <table:table-cell table:style-name="ce3" table:formula="of:=([.B1533]-[.B$2])/10^9" office:value-type="float" office:value="0.301147974">
            <text:p>0.301148</text:p>
          </table:table-cell>
          <table:table-cell table:style-name="ce3" table:formula="of:=[.C1533]-[.C1532]" office:value-type="float" office:value="0.000101055999999988">
            <text:p>0.000101</text:p>
          </table:table-cell>
          <table:table-cell table:style-name="ce3" table:formula="of:=[.A1533]-[.A1532]" office:value-type="float" office:value="0.0000939999999900465">
            <text:p>0.000094</text:p>
          </table:table-cell>
          <table:table-cell table:style-name="ce5"/>
          <table:table-cell table:style-name="ce5" office:value-type="string">
            <text:p>rorun ← <text:span text:style-name="T1">rq-&gt;clock is updated because 1016 us of Task 1 does not kill 92 us of Task 2</text:span></text:p>
          </table:table-cell>
          <table:table-cell/>
        </table:table-row>
        <table:table-row table:style-name="ro1">
          <table:table-cell table:style-name="ce2" office:value-type="float" office:value="674.201962">
            <text:p>674.201962</text:p>
          </table:table-cell>
          <table:table-cell table:style-name="ce4" office:value-type="float" office:value="2665076426257">
            <text:p>2665076426257</text:p>
          </table:table-cell>
          <table:table-cell table:style-name="ce2" table:formula="of:=([.B1534]-[.B$2])/10^9" office:value-type="float" office:value="0.301147974">
            <text:p>0.301148</text:p>
          </table:table-cell>
          <table:table-cell table:style-name="ce2" table:formula="of:=[.C1534]-[.C1533]" office:value-type="float" office:value="0">
            <text:p>0.000000</text:p>
          </table:table-cell>
          <table:table-cell table:style-name="ce2" table:formula="of:=[.A1534]-[.A1533]" office:value-type="float" office:value="0.000000999999997475243">
            <text:p>0.000001</text:p>
          </table:table-cell>
          <table:table-cell table:style-name="ce4"/>
          <table:table-cell table:style-name="ce4" office:value-type="string">
            <text:p>uses up its c_s; 2665076426257-2665076325201=101056</text:p>
          </table:table-cell>
          <table:table-cell/>
        </table:table-row>
        <table:table-row table:style-name="ro1">
          <table:table-cell table:style-name="ce2" office:value-type="float" office:value="674.201973">
            <text:p>674.201973</text:p>
          </table:table-cell>
          <table:table-cell table:style-name="ce4" office:value-type="float" office:value="2665076438717">
            <text:p>2665076438717</text:p>
          </table:table-cell>
          <table:table-cell table:style-name="ce2" table:formula="of:=([.B1535]-[.B$2])/10^9" office:value-type="float" office:value="0.301160434">
            <text:p>0.301160</text:p>
          </table:table-cell>
          <table:table-cell table:style-name="ce2" table:formula="of:=[.C1535]-[.C1534]" office:value-type="float" office:value="0.0000124599999999919">
            <text:p>0.000012</text:p>
          </table:table-cell>
          <table:table-cell table:style-name="ce2" table:formula="of:=[.A1535]-[.A1534]" office:value-type="float" office:value="0.0000109999999722277">
            <text:p>0.000011</text:p>
          </table:table-cell>
          <table:table-cell table:style-name="ce4"/>
          <table:table-cell table:style-name="ce4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01978">
            <text:p>674.201978</text:p>
          </table:table-cell>
          <table:table-cell office:value-type="float" office:value="2665076438717">
            <text:p>2665076438717</text:p>
          </table:table-cell>
          <table:table-cell table:formula="of:=([.B1536]-[.B$2])/10^9" office:value-type="float" office:value="0.301160434">
            <text:p>0.301160</text:p>
          </table:table-cell>
          <table:table-cell table:formula="of:=[.C1536]-[.C1535]" office:value-type="float" office:value="0">
            <text:p>0.000000</text:p>
          </table:table-cell>
          <table:table-cell table:formula="of:=[.A1536]-[.A1535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02817">
            <text:p>674.202817</text:p>
          </table:table-cell>
          <table:table-cell office:value-type="float" office:value="2665076488638">
            <text:p>2665076488638</text:p>
          </table:table-cell>
          <table:table-cell table:formula="of:=([.B1537]-[.B$2])/10^9" office:value-type="float" office:value="0.301210355">
            <text:p>0.301210</text:p>
          </table:table-cell>
          <table:table-cell table:formula="of:=[.C1537]-[.C1536]" office:value-type="float" office:value="0.0000499210000000083">
            <text:p>0.000050</text:p>
          </table:table-cell>
          <table:table-cell table:formula="of:=[.A1537]-[.A1536]" office:value-type="float" office:value="0.000838999999928092">
            <text:p>0.000839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74.202818">
            <text:p>674.202818</text:p>
          </table:table-cell>
          <table:table-cell office:value-type="float" office:value="2665076488638">
            <text:p>2665076488638</text:p>
          </table:table-cell>
          <table:table-cell table:formula="of:=([.B1538]-[.B$2])/10^9" office:value-type="float" office:value="0.301210355">
            <text:p>0.301210</text:p>
          </table:table-cell>
          <table:table-cell table:formula="of:=[.C1538]-[.C1537]" office:value-type="float" office:value="0">
            <text:p>0.000000</text:p>
          </table:table-cell>
          <table:table-cell table:formula="of:=[.A1538]-[.A1537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02819">
            <text:p>674.202819</text:p>
          </table:table-cell>
          <table:table-cell office:value-type="float" office:value="2665076488638">
            <text:p>2665076488638</text:p>
          </table:table-cell>
          <table:table-cell table:formula="of:=([.B1539]-[.B$2])/10^9" office:value-type="float" office:value="0.301210355">
            <text:p>0.301210</text:p>
          </table:table-cell>
          <table:table-cell table:formula="of:=[.C1539]-[.C1538]" office:value-type="float" office:value="0">
            <text:p>0.000000</text:p>
          </table:table-cell>
          <table:table-cell table:formula="of:=[.A1539]-[.A1538]" office:value-type="float" office:value="0.000000999999997475243">
            <text:p>0.000001</text:p>
          </table:table-cell>
          <table:table-cell office:value-type="string">
            <text:p>postpones its deadline to 2665079274643; c_s is topped up to 984348</text:p>
          </table:table-cell>
          <table:table-cell table:number-columns-repeated="2"/>
        </table:table-row>
        <table:table-row table:style-name="ro1">
          <table:table-cell office:value-type="float" office:value="674.202821">
            <text:p>674.202821</text:p>
          </table:table-cell>
          <table:table-cell office:value-type="float" office:value="2665076488638">
            <text:p>2665076488638</text:p>
          </table:table-cell>
          <table:table-cell table:formula="of:=([.B1540]-[.B$2])/10^9" office:value-type="float" office:value="0.301210355">
            <text:p>0.301210</text:p>
          </table:table-cell>
          <table:table-cell table:formula="of:=[.C1540]-[.C1539]" office:value-type="float" office:value="0">
            <text:p>0.000000</text:p>
          </table:table-cell>
          <table:table-cell table:formula="of:=[.A1540]-[.A1539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02827">
            <text:p>674.202827</text:p>
          </table:table-cell>
          <table:table-cell office:value-type="float" office:value="2665077293741">
            <text:p>2665077293741</text:p>
          </table:table-cell>
          <table:table-cell table:formula="of:=([.B1541]-[.B$2])/10^9" office:value-type="float" office:value="0.302015458">
            <text:p>0.302015</text:p>
          </table:table-cell>
          <table:table-cell table:formula="of:=[.C1541]-[.C1540]" office:value-type="float" office:value="0.000805103000000029">
            <text:p>0.000805</text:p>
          </table:table-cell>
          <table:table-cell table:formula="of:=[.A1541]-[.A1540]" office:value-type="float" office:value="0.00000599999998485146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02832">
            <text:p>674.202832</text:p>
          </table:table-cell>
          <table:table-cell office:value-type="float" office:value="2665077293741">
            <text:p>2665077293741</text:p>
          </table:table-cell>
          <table:table-cell table:formula="of:=([.B1542]-[.B$2])/10^9" office:value-type="float" office:value="0.302015458">
            <text:p>0.302015</text:p>
          </table:table-cell>
          <table:table-cell table:formula="of:=[.C1542]-[.C1541]" office:value-type="float" office:value="0">
            <text:p>0.000000</text:p>
          </table:table-cell>
          <table:table-cell table:formula="of:=[.A1542]-[.A1541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02865">
            <text:p>674.202865</text:p>
          </table:table-cell>
          <table:table-cell office:value-type="float" office:value="2665077330701">
            <text:p>2665077330701</text:p>
          </table:table-cell>
          <table:table-cell table:formula="of:=([.B1543]-[.B$2])/10^9" office:value-type="float" office:value="0.302052418">
            <text:p>0.302052</text:p>
          </table:table-cell>
          <table:table-cell table:formula="of:=[.C1543]-[.C1542]" office:value-type="float" office:value="0.0000369599999999748">
            <text:p>0.000037</text:p>
          </table:table-cell>
          <table:table-cell table:formula="of:=[.A1543]-[.A1542]" office:value-type="float" office:value="0.0000330000000303698">
            <text:p>0.0000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02866">
            <text:p>674.202866</text:p>
          </table:table-cell>
          <table:table-cell office:value-type="float" office:value="2665077330701">
            <text:p>2665077330701</text:p>
          </table:table-cell>
          <table:table-cell table:formula="of:=([.B1544]-[.B$2])/10^9" office:value-type="float" office:value="0.302052418">
            <text:p>0.302052</text:p>
          </table:table-cell>
          <table:table-cell table:formula="of:=[.C1544]-[.C1543]" office:value-type="float" office:value="0">
            <text:p>0.000000</text:p>
          </table:table-cell>
          <table:table-cell table:formula="of:=[.A1544]-[.A1543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02871">
            <text:p>674.202871</text:p>
          </table:table-cell>
          <table:table-cell office:value-type="float" office:value="2665077330701">
            <text:p>2665077330701</text:p>
          </table:table-cell>
          <table:table-cell table:formula="of:=([.B1545]-[.B$2])/10^9" office:value-type="float" office:value="0.302052418">
            <text:p>0.302052</text:p>
          </table:table-cell>
          <table:table-cell table:formula="of:=[.C1545]-[.C1544]" office:value-type="float" office:value="0">
            <text:p>0.000000</text:p>
          </table:table-cell>
          <table:table-cell table:formula="of:=[.A1545]-[.A154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0307">
            <text:p>674.203070</text:p>
          </table:table-cell>
          <table:table-cell office:value-type="float" office:value="2665077330701">
            <text:p>2665077330701</text:p>
          </table:table-cell>
          <table:table-cell table:formula="of:=([.B1546]-[.B$2])/10^9" office:value-type="float" office:value="0.302052418">
            <text:p>0.302052</text:p>
          </table:table-cell>
          <table:table-cell table:formula="of:=[.C1546]-[.C1545]" office:value-type="float" office:value="0">
            <text:p>0.000000</text:p>
          </table:table-cell>
          <table:table-cell table:formula="of:=[.A1546]-[.A1545]" office:value-type="float" office:value="0.000199000000066008">
            <text:p>0.00019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03071">
            <text:p>674.203071</text:p>
          </table:table-cell>
          <table:table-cell office:value-type="float" office:value="2665077330701">
            <text:p>2665077330701</text:p>
          </table:table-cell>
          <table:table-cell table:formula="of:=([.B1547]-[.B$2])/10^9" office:value-type="float" office:value="0.302052418">
            <text:p>0.302052</text:p>
          </table:table-cell>
          <table:table-cell table:formula="of:=[.C1547]-[.C1546]" office:value-type="float" office:value="0">
            <text:p>0.000000</text:p>
          </table:table-cell>
          <table:table-cell table:formula="of:=[.A1547]-[.A1546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03072">
            <text:p>674.203072</text:p>
          </table:table-cell>
          <table:table-cell office:value-type="float" office:value="2665077330701">
            <text:p>2665077330701</text:p>
          </table:table-cell>
          <table:table-cell table:formula="of:=([.B1548]-[.B$2])/10^9" office:value-type="float" office:value="0.302052418">
            <text:p>0.302052</text:p>
          </table:table-cell>
          <table:table-cell table:formula="of:=[.C1548]-[.C1547]" office:value-type="float" office:value="0">
            <text:p>0.000000</text:p>
          </table:table-cell>
          <table:table-cell table:formula="of:=[.A1548]-[.A1547]" office:value-type="float" office:value="0.000000999999997475243">
            <text:p>0.000001</text:p>
          </table:table-cell>
          <table:table-cell/>
          <table:table-cell office:value-type="string">
            <text:p>postpones its deadline to 2665082529787; c_s is topped up to 1991301</text:p>
          </table:table-cell>
          <table:table-cell/>
        </table:table-row>
        <table:table-row table:style-name="ro1">
          <table:table-cell office:value-type="float" office:value="674.204791">
            <text:p>674.204791</text:p>
          </table:table-cell>
          <table:table-cell office:value-type="float" office:value="2665077330701">
            <text:p>2665077330701</text:p>
          </table:table-cell>
          <table:table-cell table:formula="of:=([.B1549]-[.B$2])/10^9" office:value-type="float" office:value="0.302052418">
            <text:p>0.302052</text:p>
          </table:table-cell>
          <table:table-cell table:formula="of:=[.C1549]-[.C1548]" office:value-type="float" office:value="0">
            <text:p>0.000000</text:p>
          </table:table-cell>
          <table:table-cell table:formula="of:=[.A1549]-[.A1548]" office:value-type="float" office:value="0.00171899999998004">
            <text:p>0.00171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04793">
            <text:p>674.204793</text:p>
          </table:table-cell>
          <table:table-cell office:value-type="float" office:value="2665079259067">
            <text:p>2665079259067</text:p>
          </table:table-cell>
          <table:table-cell table:formula="of:=([.B1550]-[.B$2])/10^9" office:value-type="float" office:value="0.303980784">
            <text:p>0.303981</text:p>
          </table:table-cell>
          <table:table-cell table:formula="of:=[.C1550]-[.C1549]" office:value-type="float" office:value="0.00192836600000001">
            <text:p>0.001928</text:p>
          </table:table-cell>
          <table:table-cell table:formula="of:=[.A1550]-[.A154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04794">
            <text:p>674.204794</text:p>
          </table:table-cell>
          <table:table-cell office:value-type="float" office:value="2665079259067">
            <text:p>2665079259067</text:p>
          </table:table-cell>
          <table:table-cell table:formula="of:=([.B1551]-[.B$2])/10^9" office:value-type="float" office:value="0.303980784">
            <text:p>0.303981</text:p>
          </table:table-cell>
          <table:table-cell table:formula="of:=[.C1551]-[.C1550]" office:value-type="float" office:value="0">
            <text:p>0.000000</text:p>
          </table:table-cell>
          <table:table-cell table:formula="of:=[.A1551]-[.A1550]" office:value-type="float" office:value="0.000000999999997475243">
            <text:p>0.000001</text:p>
          </table:table-cell>
          <table:table-cell office:value-type="string">
            <text:p>947388 / 15576 &gt; 1000000 / 2000000</text:p>
          </table:table-cell>
          <table:table-cell table:number-columns-repeated="2"/>
        </table:table-row>
        <table:table-row table:style-name="ro1">
          <table:table-cell office:value-type="float" office:value="674.204795">
            <text:p>674.204795</text:p>
          </table:table-cell>
          <table:table-cell office:value-type="float" office:value="2665079259067">
            <text:p>2665079259067</text:p>
          </table:table-cell>
          <table:table-cell table:formula="of:=([.B1552]-[.B$2])/10^9" office:value-type="float" office:value="0.303980784">
            <text:p>0.303981</text:p>
          </table:table-cell>
          <table:table-cell table:formula="of:=[.C1552]-[.C1551]" office:value-type="float" office:value="0">
            <text:p>0.000000</text:p>
          </table:table-cell>
          <table:table-cell table:formula="of:=[.A1552]-[.A1551]" office:value-type="float" office:value="0.000000999999997475243">
            <text:p>0.000001</text:p>
          </table:table-cell>
          <table:table-cell office:value-type="string">
            <text:p>d_s is renewed (r + D) to 2665081259067; c_s is fully topped up</text:p>
          </table:table-cell>
          <table:table-cell table:number-columns-repeated="2"/>
        </table:table-row>
        <table:table-row table:style-name="ro1">
          <table:table-cell office:value-type="float" office:value="674.204796">
            <text:p>674.204796</text:p>
          </table:table-cell>
          <table:table-cell office:value-type="float" office:value="2665079259067">
            <text:p>2665079259067</text:p>
          </table:table-cell>
          <table:table-cell table:formula="of:=([.B1553]-[.B$2])/10^9" office:value-type="float" office:value="0.303980784">
            <text:p>0.303981</text:p>
          </table:table-cell>
          <table:table-cell table:formula="of:=[.C1553]-[.C1552]" office:value-type="float" office:value="0">
            <text:p>0.000000</text:p>
          </table:table-cell>
          <table:table-cell table:formula="of:=[.A1553]-[.A1552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04807">
            <text:p>674.204807</text:p>
          </table:table-cell>
          <table:table-cell office:value-type="float" office:value="2665079272782">
            <text:p>2665079272782</text:p>
          </table:table-cell>
          <table:table-cell table:formula="of:=([.B1554]-[.B$2])/10^9" office:value-type="float" office:value="0.303994499">
            <text:p>0.303994</text:p>
          </table:table-cell>
          <table:table-cell table:formula="of:=[.C1554]-[.C1553]" office:value-type="float" office:value="0.0000137149999999697">
            <text:p>0.000014</text:p>
          </table:table-cell>
          <table:table-cell table:formula="of:=[.A1554]-[.A1553]" office:value-type="float" office:value="0.0000109999999722277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04811">
            <text:p>674.204811</text:p>
          </table:table-cell>
          <table:table-cell office:value-type="float" office:value="2665079272782">
            <text:p>2665079272782</text:p>
          </table:table-cell>
          <table:table-cell table:formula="of:=([.B1555]-[.B$2])/10^9" office:value-type="float" office:value="0.303994499">
            <text:p>0.303994</text:p>
          </table:table-cell>
          <table:table-cell table:formula="of:=[.C1555]-[.C1554]" office:value-type="float" office:value="0">
            <text:p>0.000000</text:p>
          </table:table-cell>
          <table:table-cell table:formula="of:=[.A1555]-[.A1554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05729">
            <text:p>674.205729</text:p>
          </table:table-cell>
          <table:table-cell office:value-type="float" office:value="2665080204345">
            <text:p>2665080204345</text:p>
          </table:table-cell>
          <table:table-cell table:formula="of:=([.B1556]-[.B$2])/10^9" office:value-type="float" office:value="0.304926062">
            <text:p>0.304926</text:p>
          </table:table-cell>
          <table:table-cell table:formula="of:=[.C1556]-[.C1555]" office:value-type="float" office:value="0.000931563000000024">
            <text:p>0.000932</text:p>
          </table:table-cell>
          <table:table-cell table:formula="of:=[.A1556]-[.A1555]" office:value-type="float" office:value="0.000918000000069696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05731">
            <text:p>674.205731</text:p>
          </table:table-cell>
          <table:table-cell office:value-type="float" office:value="2665080204345">
            <text:p>2665080204345</text:p>
          </table:table-cell>
          <table:table-cell table:formula="of:=([.B1557]-[.B$2])/10^9" office:value-type="float" office:value="0.304926062">
            <text:p>0.304926</text:p>
          </table:table-cell>
          <table:table-cell table:formula="of:=[.C1557]-[.C1556]" office:value-type="float" office:value="0">
            <text:p>0.000000</text:p>
          </table:table-cell>
          <table:table-cell table:formula="of:=[.A1557]-[.A155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05738">
            <text:p>674.205738</text:p>
          </table:table-cell>
          <table:table-cell office:value-type="float" office:value="2665080204345">
            <text:p>2665080204345</text:p>
          </table:table-cell>
          <table:table-cell table:formula="of:=([.B1558]-[.B$2])/10^9" office:value-type="float" office:value="0.304926062">
            <text:p>0.304926</text:p>
          </table:table-cell>
          <table:table-cell table:formula="of:=[.C1558]-[.C1557]" office:value-type="float" office:value="0">
            <text:p>0.000000</text:p>
          </table:table-cell>
          <table:table-cell table:formula="of:=[.A1558]-[.A1557]" office:value-type="float" office:value="0.0000069999999823267">
            <text:p>0.000007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05907">
            <text:p>674.205907</text:p>
          </table:table-cell>
          <table:table-cell office:value-type="float" office:value="2665080382096">
            <text:p>2665080382096</text:p>
          </table:table-cell>
          <table:table-cell table:formula="of:=([.B1559]-[.B$2])/10^9" office:value-type="float" office:value="0.305103813">
            <text:p>0.305104</text:p>
          </table:table-cell>
          <table:table-cell table:formula="of:=[.C1559]-[.C1558]" office:value-type="float" office:value="0.000177751000000004">
            <text:p>0.000178</text:p>
          </table:table-cell>
          <table:table-cell table:formula="of:=[.A1559]-[.A1558]" office:value-type="float" office:value="0.000169000000028063">
            <text:p>0.00016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05908">
            <text:p>674.205908</text:p>
          </table:table-cell>
          <table:table-cell office:value-type="float" office:value="2665080382096">
            <text:p>2665080382096</text:p>
          </table:table-cell>
          <table:table-cell table:formula="of:=([.B1560]-[.B$2])/10^9" office:value-type="float" office:value="0.305103813">
            <text:p>0.305104</text:p>
          </table:table-cell>
          <table:table-cell table:formula="of:=[.C1560]-[.C1559]" office:value-type="float" office:value="0">
            <text:p>0.000000</text:p>
          </table:table-cell>
          <table:table-cell table:formula="of:=[.A1560]-[.A1559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05916">
            <text:p>674.205916</text:p>
          </table:table-cell>
          <table:table-cell office:value-type="float" office:value="2665080382096">
            <text:p>2665080382096</text:p>
          </table:table-cell>
          <table:table-cell table:formula="of:=([.B1561]-[.B$2])/10^9" office:value-type="float" office:value="0.305103813">
            <text:p>0.305104</text:p>
          </table:table-cell>
          <table:table-cell table:formula="of:=[.C1561]-[.C1560]" office:value-type="float" office:value="0">
            <text:p>0.000000</text:p>
          </table:table-cell>
          <table:table-cell table:formula="of:=[.A1561]-[.A1560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07761">
            <text:p>674.207761</text:p>
          </table:table-cell>
          <table:table-cell office:value-type="float" office:value="2665082236121">
            <text:p>2665082236121</text:p>
          </table:table-cell>
          <table:table-cell table:formula="of:=([.B1562]-[.B$2])/10^9" office:value-type="float" office:value="0.306957838">
            <text:p>0.306958</text:p>
          </table:table-cell>
          <table:table-cell table:formula="of:=[.C1562]-[.C1561]" office:value-type="float" office:value="0.00185402499999998">
            <text:p>0.001854</text:p>
          </table:table-cell>
          <table:table-cell table:formula="of:=[.A1562]-[.A1561]" office:value-type="float" office:value="0.00184500000000298">
            <text:p>0.00184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07762">
            <text:p>674.207762</text:p>
          </table:table-cell>
          <table:table-cell office:value-type="float" office:value="2665082236121">
            <text:p>2665082236121</text:p>
          </table:table-cell>
          <table:table-cell table:formula="of:=([.B1563]-[.B$2])/10^9" office:value-type="float" office:value="0.306957838">
            <text:p>0.306958</text:p>
          </table:table-cell>
          <table:table-cell table:formula="of:=[.C1563]-[.C1562]" office:value-type="float" office:value="0">
            <text:p>0.000000</text:p>
          </table:table-cell>
          <table:table-cell table:formula="of:=[.A1563]-[.A1562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07775">
            <text:p>674.207775</text:p>
          </table:table-cell>
          <table:table-cell office:value-type="float" office:value="2665082236121">
            <text:p>2665082236121</text:p>
          </table:table-cell>
          <table:table-cell table:formula="of:=([.B1564]-[.B$2])/10^9" office:value-type="float" office:value="0.306957838">
            <text:p>0.306958</text:p>
          </table:table-cell>
          <table:table-cell table:formula="of:=[.C1564]-[.C1563]" office:value-type="float" office:value="0">
            <text:p>0.000000</text:p>
          </table:table-cell>
          <table:table-cell table:formula="of:=[.A1564]-[.A1563]" office:value-type="float" office:value="0.0000129999999671782">
            <text:p>0.00001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07777">
            <text:p>674.207777</text:p>
          </table:table-cell>
          <table:table-cell office:value-type="float" office:value="2665082251752">
            <text:p>2665082251752</text:p>
          </table:table-cell>
          <table:table-cell table:formula="of:=([.B1565]-[.B$2])/10^9" office:value-type="float" office:value="0.306973469">
            <text:p>0.306973</text:p>
          </table:table-cell>
          <table:table-cell table:formula="of:=[.C1565]-[.C1564]" office:value-type="float" office:value="0.0000156310000000159">
            <text:p>0.000016</text:p>
          </table:table-cell>
          <table:table-cell table:formula="of:=[.A1565]-[.A156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07778">
            <text:p>674.207778</text:p>
          </table:table-cell>
          <table:table-cell office:value-type="float" office:value="2665082251752">
            <text:p>2665082251752</text:p>
          </table:table-cell>
          <table:table-cell table:formula="of:=([.B1566]-[.B$2])/10^9" office:value-type="float" office:value="0.306973469">
            <text:p>0.306973</text:p>
          </table:table-cell>
          <table:table-cell table:formula="of:=[.C1566]-[.C1565]" office:value-type="float" office:value="0">
            <text:p>0.000000</text:p>
          </table:table-cell>
          <table:table-cell table:formula="of:=[.A1566]-[.A1565]" office:value-type="float" office:value="0.000000999999997475243">
            <text:p>0.000001</text:p>
          </table:table-cell>
          <table:table-cell/>
          <table:table-cell office:value-type="string">
            <text:p>137276 / 278035 &gt; 2000000 / 5000000</text:p>
          </table:table-cell>
          <table:table-cell/>
        </table:table-row>
        <table:table-row table:style-name="ro1">
          <table:table-cell office:value-type="float" office:value="674.207778">
            <text:p>674.207778</text:p>
          </table:table-cell>
          <table:table-cell office:value-type="float" office:value="2665082251752">
            <text:p>2665082251752</text:p>
          </table:table-cell>
          <table:table-cell table:formula="of:=([.B1567]-[.B$2])/10^9" office:value-type="float" office:value="0.306973469">
            <text:p>0.306973</text:p>
          </table:table-cell>
          <table:table-cell table:formula="of:=[.C1567]-[.C1566]" office:value-type="float" office:value="0">
            <text:p>0.000000</text:p>
          </table:table-cell>
          <table:table-cell table:formula="of:=[.A1567]-[.A1566]" office:value-type="float" office:value="0">
            <text:p>0.000000</text:p>
          </table:table-cell>
          <table:table-cell/>
          <table:table-cell office:value-type="string">
            <text:p>d_s is renewed (r + D) to 2665087251752; c_s is fully topped up</text:p>
          </table:table-cell>
          <table:table-cell/>
        </table:table-row>
        <table:table-row table:style-name="ro1">
          <table:table-cell office:value-type="float" office:value="674.207791">
            <text:p>674.207791</text:p>
          </table:table-cell>
          <table:table-cell office:value-type="float" office:value="2665082261048">
            <text:p>2665082261048</text:p>
          </table:table-cell>
          <table:table-cell table:formula="of:=([.B1568]-[.B$2])/10^9" office:value-type="float" office:value="0.306982765">
            <text:p>0.306983</text:p>
          </table:table-cell>
          <table:table-cell table:formula="of:=[.C1568]-[.C1567]" office:value-type="float" office:value="0.00000929599999999198">
            <text:p>0.000009</text:p>
          </table:table-cell>
          <table:table-cell table:formula="of:=[.A1568]-[.A1567]" office:value-type="float" office:value="0.000013000000080865">
            <text:p>0.000013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674.208782">
            <text:p>674.208782</text:p>
          </table:table-cell>
          <table:table-cell office:value-type="float" office:value="2665082261048">
            <text:p>2665082261048</text:p>
          </table:table-cell>
          <table:table-cell table:formula="of:=([.B1569]-[.B$2])/10^9" office:value-type="float" office:value="0.306982765">
            <text:p>0.306983</text:p>
          </table:table-cell>
          <table:table-cell table:formula="of:=[.C1569]-[.C1568]" office:value-type="float" office:value="0">
            <text:p>0.000000</text:p>
          </table:table-cell>
          <table:table-cell table:formula="of:=[.A1569]-[.A1568]" office:value-type="float" office:value="0.000990999999999076">
            <text:p>0.00099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08784">
            <text:p>674.208784</text:p>
          </table:table-cell>
          <table:table-cell office:value-type="float" office:value="2665083258771">
            <text:p>2665083258771</text:p>
          </table:table-cell>
          <table:table-cell table:formula="of:=([.B1570]-[.B$2])/10^9" office:value-type="float" office:value="0.307980488">
            <text:p>0.307980</text:p>
          </table:table-cell>
          <table:table-cell table:formula="of:=[.C1570]-[.C1569]" office:value-type="float" office:value="0.000997723000000006">
            <text:p>0.000998</text:p>
          </table:table-cell>
          <table:table-cell table:formula="of:=[.A1570]-[.A156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08785">
            <text:p>674.208785</text:p>
          </table:table-cell>
          <table:table-cell office:value-type="float" office:value="2665083258771">
            <text:p>2665083258771</text:p>
          </table:table-cell>
          <table:table-cell table:formula="of:=([.B1571]-[.B$2])/10^9" office:value-type="float" office:value="0.307980488">
            <text:p>0.307980</text:p>
          </table:table-cell>
          <table:table-cell table:formula="of:=[.C1571]-[.C1570]" office:value-type="float" office:value="0">
            <text:p>0.000000</text:p>
          </table:table-cell>
          <table:table-cell table:formula="of:=[.A1571]-[.A1570]" office:value-type="float" office:value="0.000000999999997475243">
            <text:p>0.000001</text:p>
          </table:table-cell>
          <table:table-cell office:value-type="string">
            <text:p>d_s is renewed (r + D) to 2665085258771; c_s is fully topped up</text:p>
          </table:table-cell>
          <table:table-cell table:number-columns-repeated="2"/>
        </table:table-row>
        <table:table-row table:style-name="ro1">
          <table:table-cell office:value-type="float" office:value="674.208786">
            <text:p>674.208786</text:p>
          </table:table-cell>
          <table:table-cell office:value-type="float" office:value="2665083258771">
            <text:p>2665083258771</text:p>
          </table:table-cell>
          <table:table-cell table:formula="of:=([.B1572]-[.B$2])/10^9" office:value-type="float" office:value="0.307980488">
            <text:p>0.307980</text:p>
          </table:table-cell>
          <table:table-cell table:formula="of:=[.C1572]-[.C1571]" office:value-type="float" office:value="0">
            <text:p>0.000000</text:p>
          </table:table-cell>
          <table:table-cell table:formula="of:=[.A1572]-[.A1571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208793">
            <text:p>674.208793</text:p>
          </table:table-cell>
          <table:table-cell office:value-type="float" office:value="2665083267880">
            <text:p>2665083267880</text:p>
          </table:table-cell>
          <table:table-cell table:formula="of:=([.B1573]-[.B$2])/10^9" office:value-type="float" office:value="0.307989597">
            <text:p>0.307990</text:p>
          </table:table-cell>
          <table:table-cell table:formula="of:=[.C1573]-[.C1572]" office:value-type="float" office:value="0.00000910900000000714">
            <text:p>0.000009</text:p>
          </table:table-cell>
          <table:table-cell table:formula="of:=[.A1573]-[.A1572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08797">
            <text:p>674.208797</text:p>
          </table:table-cell>
          <table:table-cell office:value-type="float" office:value="2665083267880">
            <text:p>2665083267880</text:p>
          </table:table-cell>
          <table:table-cell table:formula="of:=([.B1574]-[.B$2])/10^9" office:value-type="float" office:value="0.307989597">
            <text:p>0.307990</text:p>
          </table:table-cell>
          <table:table-cell table:formula="of:=[.C1574]-[.C1573]" office:value-type="float" office:value="0">
            <text:p>0.000000</text:p>
          </table:table-cell>
          <table:table-cell table:formula="of:=[.A1574]-[.A1573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09726">
            <text:p>674.209726</text:p>
          </table:table-cell>
          <table:table-cell office:value-type="float" office:value="2665084209559">
            <text:p>2665084209559</text:p>
          </table:table-cell>
          <table:table-cell table:formula="of:=([.B1575]-[.B$2])/10^9" office:value-type="float" office:value="0.308931276">
            <text:p>0.308931</text:p>
          </table:table-cell>
          <table:table-cell table:formula="of:=[.C1575]-[.C1574]" office:value-type="float" office:value="0.000941678999999973">
            <text:p>0.000942</text:p>
          </table:table-cell>
          <table:table-cell table:formula="of:=[.A1575]-[.A1574]" office:value-type="float" office:value="0.000929000000041924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09727">
            <text:p>674.209727</text:p>
          </table:table-cell>
          <table:table-cell office:value-type="float" office:value="2665084209559">
            <text:p>2665084209559</text:p>
          </table:table-cell>
          <table:table-cell table:formula="of:=([.B1576]-[.B$2])/10^9" office:value-type="float" office:value="0.308931276">
            <text:p>0.308931</text:p>
          </table:table-cell>
          <table:table-cell table:formula="of:=[.C1576]-[.C1575]" office:value-type="float" office:value="0">
            <text:p>0.000000</text:p>
          </table:table-cell>
          <table:table-cell table:formula="of:=[.A1576]-[.A1575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09734">
            <text:p>674.209734</text:p>
          </table:table-cell>
          <table:table-cell office:value-type="float" office:value="2665084209559">
            <text:p>2665084209559</text:p>
          </table:table-cell>
          <table:table-cell table:formula="of:=([.B1577]-[.B$2])/10^9" office:value-type="float" office:value="0.308931276">
            <text:p>0.308931</text:p>
          </table:table-cell>
          <table:table-cell table:formula="of:=[.C1577]-[.C1576]" office:value-type="float" office:value="0">
            <text:p>0.000000</text:p>
          </table:table-cell>
          <table:table-cell table:formula="of:=[.A1577]-[.A1576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1064">
            <text:p>674.210640</text:p>
          </table:table-cell>
          <table:table-cell office:value-type="float" office:value="2665085123874">
            <text:p>2665085123874</text:p>
          </table:table-cell>
          <table:table-cell table:formula="of:=([.B1578]-[.B$2])/10^9" office:value-type="float" office:value="0.309845591">
            <text:p>0.309846</text:p>
          </table:table-cell>
          <table:table-cell table:formula="of:=[.C1578]-[.C1577]" office:value-type="float" office:value="0.000914314999999999">
            <text:p>0.000914</text:p>
          </table:table-cell>
          <table:table-cell table:formula="of:=[.A1578]-[.A1577]" office:value-type="float" office:value="0.000905999999986307">
            <text:p>0.0009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10641">
            <text:p>674.210641</text:p>
          </table:table-cell>
          <table:table-cell office:value-type="float" office:value="2665085123874">
            <text:p>2665085123874</text:p>
          </table:table-cell>
          <table:table-cell table:formula="of:=([.B1579]-[.B$2])/10^9" office:value-type="float" office:value="0.309845591">
            <text:p>0.309846</text:p>
          </table:table-cell>
          <table:table-cell table:formula="of:=[.C1579]-[.C1578]" office:value-type="float" office:value="0">
            <text:p>0.000000</text:p>
          </table:table-cell>
          <table:table-cell table:formula="of:=[.A1579]-[.A1578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1081">
            <text:p>674.210810</text:p>
          </table:table-cell>
          <table:table-cell office:value-type="float" office:value="2665085131014">
            <text:p>2665085131014</text:p>
          </table:table-cell>
          <table:table-cell table:formula="of:=([.B1580]-[.B$2])/10^9" office:value-type="float" office:value="0.309852731">
            <text:p>0.309853</text:p>
          </table:table-cell>
          <table:table-cell table:formula="of:=[.C1580]-[.C1579]" office:value-type="float" office:value="0.00000714000000001658">
            <text:p>0.000007</text:p>
          </table:table-cell>
          <table:table-cell table:formula="of:=[.A1580]-[.A1579]" office:value-type="float" office:value="0.000169000000028063">
            <text:p>0.0001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10812">
            <text:p>674.210812</text:p>
          </table:table-cell>
          <table:table-cell office:value-type="float" office:value="2665085298538">
            <text:p>2665085298538</text:p>
          </table:table-cell>
          <table:table-cell table:formula="of:=([.B1581]-[.B$2])/10^9" office:value-type="float" office:value="0.310020255">
            <text:p>0.310020</text:p>
          </table:table-cell>
          <table:table-cell table:formula="of:=[.C1581]-[.C1580]" office:value-type="float" office:value="0.00016752400000003">
            <text:p>0.000168</text:p>
          </table:table-cell>
          <table:table-cell table:formula="of:=[.A1581]-[.A1580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10813">
            <text:p>674.210813</text:p>
          </table:table-cell>
          <table:table-cell office:value-type="float" office:value="2665085298538">
            <text:p>2665085298538</text:p>
          </table:table-cell>
          <table:table-cell table:formula="of:=([.B1582]-[.B$2])/10^9" office:value-type="float" office:value="0.310020255">
            <text:p>0.310020</text:p>
          </table:table-cell>
          <table:table-cell table:formula="of:=[.C1582]-[.C1581]" office:value-type="float" office:value="0">
            <text:p>0.000000</text:p>
          </table:table-cell>
          <table:table-cell table:formula="of:=[.A1582]-[.A1581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092298538; c_s is fully topped up</text:p>
          </table:table-cell>
        </table:table-row>
        <table:table-row table:style-name="ro1">
          <table:table-cell office:value-type="float" office:value="674.210816">
            <text:p>674.210816</text:p>
          </table:table-cell>
          <table:table-cell office:value-type="float" office:value="2665085298538">
            <text:p>2665085298538</text:p>
          </table:table-cell>
          <table:table-cell table:formula="of:=([.B1583]-[.B$2])/10^9" office:value-type="float" office:value="0.310020255">
            <text:p>0.310020</text:p>
          </table:table-cell>
          <table:table-cell table:formula="of:=[.C1583]-[.C1582]" office:value-type="float" office:value="0">
            <text:p>0.000000</text:p>
          </table:table-cell>
          <table:table-cell table:formula="of:=[.A1583]-[.A158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10818">
            <text:p>674.210818</text:p>
          </table:table-cell>
          <table:table-cell office:value-type="float" office:value="2665085304801">
            <text:p>2665085304801</text:p>
          </table:table-cell>
          <table:table-cell table:formula="of:=([.B1584]-[.B$2])/10^9" office:value-type="float" office:value="0.310026518">
            <text:p>0.310027</text:p>
          </table:table-cell>
          <table:table-cell table:formula="of:=[.C1584]-[.C1583]" office:value-type="float" office:value="0.00000626299999995084">
            <text:p>0.000006</text:p>
          </table:table-cell>
          <table:table-cell table:formula="of:=[.A1584]-[.A158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10819">
            <text:p>674.210819</text:p>
          </table:table-cell>
          <table:table-cell office:value-type="float" office:value="2665085304801">
            <text:p>2665085304801</text:p>
          </table:table-cell>
          <table:table-cell table:formula="of:=([.B1585]-[.B$2])/10^9" office:value-type="float" office:value="0.310026518">
            <text:p>0.310027</text:p>
          </table:table-cell>
          <table:table-cell table:formula="of:=[.C1585]-[.C1584]" office:value-type="float" office:value="0">
            <text:p>0.000000</text:p>
          </table:table-cell>
          <table:table-cell table:formula="of:=[.A1585]-[.A1584]" office:value-type="float" office:value="0.000000999999997475243">
            <text:p>0.000001</text:p>
          </table:table-cell>
          <table:table-cell/>
          <table:table-cell office:value-type="string">
            <text:p>78853 / 1946951 &lt;= 2000000 / 5000000</text:p>
          </table:table-cell>
          <table:table-cell/>
        </table:table-row>
        <table:table-row table:style-name="ro1">
          <table:table-cell office:value-type="float" office:value="674.21082">
            <text:p>674.210820</text:p>
          </table:table-cell>
          <table:table-cell office:value-type="float" office:value="2665085304801">
            <text:p>2665085304801</text:p>
          </table:table-cell>
          <table:table-cell table:formula="of:=([.B1586]-[.B$2])/10^9" office:value-type="float" office:value="0.310026518">
            <text:p>0.310027</text:p>
          </table:table-cell>
          <table:table-cell table:formula="of:=[.C1586]-[.C1585]" office:value-type="float" office:value="0">
            <text:p>0.000000</text:p>
          </table:table-cell>
          <table:table-cell table:formula="of:=[.A1586]-[.A1585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10837">
            <text:p>674.210837</text:p>
          </table:table-cell>
          <table:table-cell office:value-type="float" office:value="2665085304801">
            <text:p>2665085304801</text:p>
          </table:table-cell>
          <table:table-cell table:formula="of:=([.B1587]-[.B$2])/10^9" office:value-type="float" office:value="0.310026518">
            <text:p>0.310027</text:p>
          </table:table-cell>
          <table:table-cell table:formula="of:=[.C1587]-[.C1586]" office:value-type="float" office:value="0">
            <text:p>0.000000</text:p>
          </table:table-cell>
          <table:table-cell table:formula="of:=[.A1587]-[.A1586]" office:value-type="float" office:value="0.0000169999999570791">
            <text:p>0.00001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10918">
            <text:p>674.210918</text:p>
          </table:table-cell>
          <table:table-cell office:value-type="float" office:value="2665085403125">
            <text:p>2665085403125</text:p>
          </table:table-cell>
          <table:table-cell table:formula="of:=([.B1588]-[.B$2])/10^9" office:value-type="float" office:value="0.310124842">
            <text:p>0.310125</text:p>
          </table:table-cell>
          <table:table-cell table:formula="of:=[.C1588]-[.C1587]" office:value-type="float" office:value="0.0000983240000000385">
            <text:p>0.000098</text:p>
          </table:table-cell>
          <table:table-cell table:formula="of:=[.A1588]-[.A1587]" office:value-type="float" office:value="0.0000810000000228683">
            <text:p>0.00008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10918">
            <text:p>674.210918</text:p>
          </table:table-cell>
          <table:table-cell office:value-type="float" office:value="2665085403125">
            <text:p>2665085403125</text:p>
          </table:table-cell>
          <table:table-cell table:formula="of:=([.B1589]-[.B$2])/10^9" office:value-type="float" office:value="0.310124842">
            <text:p>0.310125</text:p>
          </table:table-cell>
          <table:table-cell table:formula="of:=[.C1589]-[.C1588]" office:value-type="float" office:value="0">
            <text:p>0.000000</text:p>
          </table:table-cell>
          <table:table-cell table:formula="of:=[.A1589]-[.A1588]" office:value-type="float" office:value="0">
            <text:p>0.000000</text:p>
          </table:table-cell>
          <table:table-cell/>
          <table:table-cell office:value-type="string">
            <text:p>uses up its c_s; 2665085403125-2665085304801=98324</text:p>
          </table:table-cell>
          <table:table-cell/>
        </table:table-row>
        <table:table-row table:style-name="ro1">
          <table:table-cell office:value-type="float" office:value="674.210931">
            <text:p>674.210931</text:p>
          </table:table-cell>
          <table:table-cell office:value-type="float" office:value="2665085417249">
            <text:p>2665085417249</text:p>
          </table:table-cell>
          <table:table-cell table:formula="of:=([.B1590]-[.B$2])/10^9" office:value-type="float" office:value="0.310138966">
            <text:p>0.310139</text:p>
          </table:table-cell>
          <table:table-cell table:formula="of:=[.C1590]-[.C1589]" office:value-type="float" office:value="0.0000141240000000042">
            <text:p>0.000014</text:p>
          </table:table-cell>
          <table:table-cell table:formula="of:=[.A1590]-[.A1589]" office:value-type="float" office:value="0.0000129999999671782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10935">
            <text:p>674.210935</text:p>
          </table:table-cell>
          <table:table-cell office:value-type="float" office:value="2665085417249">
            <text:p>2665085417249</text:p>
          </table:table-cell>
          <table:table-cell table:formula="of:=([.B1591]-[.B$2])/10^9" office:value-type="float" office:value="0.310138966">
            <text:p>0.310139</text:p>
          </table:table-cell>
          <table:table-cell table:formula="of:=[.C1591]-[.C1590]" office:value-type="float" office:value="0">
            <text:p>0.000000</text:p>
          </table:table-cell>
          <table:table-cell table:formula="of:=[.A1591]-[.A1590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12771">
            <text:p>674.212771</text:p>
          </table:table-cell>
          <table:table-cell office:value-type="float" office:value="2665085417249">
            <text:p>2665085417249</text:p>
          </table:table-cell>
          <table:table-cell table:formula="of:=([.B1592]-[.B$2])/10^9" office:value-type="float" office:value="0.310138966">
            <text:p>0.310139</text:p>
          </table:table-cell>
          <table:table-cell table:formula="of:=[.C1592]-[.C1591]" office:value-type="float" office:value="0">
            <text:p>0.000000</text:p>
          </table:table-cell>
          <table:table-cell table:formula="of:=[.A1592]-[.A1591]" office:value-type="float" office:value="0.00183600000002571">
            <text:p>0.00183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12772">
            <text:p>674.212772</text:p>
          </table:table-cell>
          <table:table-cell office:value-type="float" office:value="2665085417249">
            <text:p>2665085417249</text:p>
          </table:table-cell>
          <table:table-cell table:formula="of:=([.B1593]-[.B$2])/10^9" office:value-type="float" office:value="0.310138966">
            <text:p>0.310139</text:p>
          </table:table-cell>
          <table:table-cell table:formula="of:=[.C1593]-[.C1592]" office:value-type="float" office:value="0">
            <text:p>0.000000</text:p>
          </table:table-cell>
          <table:table-cell table:formula="of:=[.A1593]-[.A1592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12773">
            <text:p>674.212773</text:p>
          </table:table-cell>
          <table:table-cell office:value-type="float" office:value="2665085417249">
            <text:p>2665085417249</text:p>
          </table:table-cell>
          <table:table-cell table:formula="of:=([.B1594]-[.B$2])/10^9" office:value-type="float" office:value="0.310138966">
            <text:p>0.310139</text:p>
          </table:table-cell>
          <table:table-cell table:formula="of:=[.C1594]-[.C1593]" office:value-type="float" office:value="0">
            <text:p>0.000000</text:p>
          </table:table-cell>
          <table:table-cell table:formula="of:=[.A1594]-[.A1593]" office:value-type="float" office:value="0.000000999999997475243">
            <text:p>0.000001</text:p>
          </table:table-cell>
          <table:table-cell/>
          <table:table-cell office:value-type="string">
            <text:p>postpones its deadline to 2665092251752; c_s is topped up to 1980529</text:p>
          </table:table-cell>
          <table:table-cell/>
        </table:table-row>
        <table:table-row table:style-name="ro1">
          <table:table-cell office:value-type="float" office:value="674.212774">
            <text:p>674.212774</text:p>
          </table:table-cell>
          <table:table-cell office:value-type="float" office:value="2665085417249">
            <text:p>2665085417249</text:p>
          </table:table-cell>
          <table:table-cell table:formula="of:=([.B1595]-[.B$2])/10^9" office:value-type="float" office:value="0.310138966">
            <text:p>0.310139</text:p>
          </table:table-cell>
          <table:table-cell table:formula="of:=[.C1595]-[.C1594]" office:value-type="float" office:value="0">
            <text:p>0.000000</text:p>
          </table:table-cell>
          <table:table-cell table:formula="of:=[.A1595]-[.A1594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12777">
            <text:p>674.212777</text:p>
          </table:table-cell>
          <table:table-cell office:value-type="float" office:value="2665085417249">
            <text:p>2665085417249</text:p>
          </table:table-cell>
          <table:table-cell table:formula="of:=([.B1596]-[.B$2])/10^9" office:value-type="float" office:value="0.310138966">
            <text:p>0.310139</text:p>
          </table:table-cell>
          <table:table-cell table:formula="of:=[.C1596]-[.C1595]" office:value-type="float" office:value="0">
            <text:p>0.000000</text:p>
          </table:table-cell>
          <table:table-cell table:formula="of:=[.A1596]-[.A1595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12779">
            <text:p>674.212779</text:p>
          </table:table-cell>
          <table:table-cell office:value-type="float" office:value="2665087265228">
            <text:p>2665087265228</text:p>
          </table:table-cell>
          <table:table-cell table:formula="of:=([.B1597]-[.B$2])/10^9" office:value-type="float" office:value="0.311986945">
            <text:p>0.311987</text:p>
          </table:table-cell>
          <table:table-cell table:formula="of:=[.C1597]-[.C1596]" office:value-type="float" office:value="0.001847979">
            <text:p>0.001848</text:p>
          </table:table-cell>
          <table:table-cell table:formula="of:=[.A1597]-[.A159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1278">
            <text:p>674.212780</text:p>
          </table:table-cell>
          <table:table-cell office:value-type="float" office:value="2665087265228">
            <text:p>2665087265228</text:p>
          </table:table-cell>
          <table:table-cell table:formula="of:=([.B1598]-[.B$2])/10^9" office:value-type="float" office:value="0.311986945">
            <text:p>0.311987</text:p>
          </table:table-cell>
          <table:table-cell table:formula="of:=[.C1598]-[.C1597]" office:value-type="float" office:value="0">
            <text:p>0.000000</text:p>
          </table:table-cell>
          <table:table-cell table:formula="of:=[.A1598]-[.A1597]" office:value-type="float" office:value="0.000000999999997475243">
            <text:p>0.000001</text:p>
          </table:table-cell>
          <table:table-cell office:value-type="string">
            <text:p>d_s is renewed (r + D) to 2665089265228; c_s is fully topped up</text:p>
          </table:table-cell>
          <table:table-cell table:number-columns-repeated="2"/>
        </table:table-row>
        <table:table-row table:style-name="ro1">
          <table:table-cell office:value-type="float" office:value="674.212781">
            <text:p>674.212781</text:p>
          </table:table-cell>
          <table:table-cell office:value-type="float" office:value="2665087265228">
            <text:p>2665087265228</text:p>
          </table:table-cell>
          <table:table-cell table:formula="of:=([.B1599]-[.B$2])/10^9" office:value-type="float" office:value="0.311986945">
            <text:p>0.311987</text:p>
          </table:table-cell>
          <table:table-cell table:formula="of:=[.C1599]-[.C1598]" office:value-type="float" office:value="0">
            <text:p>0.000000</text:p>
          </table:table-cell>
          <table:table-cell table:formula="of:=[.A1599]-[.A1598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12788">
            <text:p>674.212788</text:p>
          </table:table-cell>
          <table:table-cell office:value-type="float" office:value="2665087274715">
            <text:p>2665087274715</text:p>
          </table:table-cell>
          <table:table-cell table:formula="of:=([.B1600]-[.B$2])/10^9" office:value-type="float" office:value="0.311996432">
            <text:p>0.311996</text:p>
          </table:table-cell>
          <table:table-cell table:formula="of:=[.C1600]-[.C1599]" office:value-type="float" office:value="0.00000948699999997471">
            <text:p>0.000009</text:p>
          </table:table-cell>
          <table:table-cell table:formula="of:=[.A1600]-[.A1599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12794">
            <text:p>674.212794</text:p>
          </table:table-cell>
          <table:table-cell office:value-type="float" office:value="2665087274715">
            <text:p>2665087274715</text:p>
          </table:table-cell>
          <table:table-cell table:formula="of:=([.B1601]-[.B$2])/10^9" office:value-type="float" office:value="0.311996432">
            <text:p>0.311996</text:p>
          </table:table-cell>
          <table:table-cell table:formula="of:=[.C1601]-[.C1600]" office:value-type="float" office:value="0">
            <text:p>0.000000</text:p>
          </table:table-cell>
          <table:table-cell table:formula="of:=[.A1601]-[.A1600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13718">
            <text:p>674.213718</text:p>
          </table:table-cell>
          <table:table-cell office:value-type="float" office:value="2665088210281">
            <text:p>2665088210281</text:p>
          </table:table-cell>
          <table:table-cell table:formula="of:=([.B1602]-[.B$2])/10^9" office:value-type="float" office:value="0.312931998">
            <text:p>0.312932</text:p>
          </table:table-cell>
          <table:table-cell table:formula="of:=[.C1602]-[.C1601]" office:value-type="float" office:value="0.000935565999999999">
            <text:p>0.000936</text:p>
          </table:table-cell>
          <table:table-cell table:formula="of:=[.A1602]-[.A1601]" office:value-type="float" office:value="0.000923999999940861">
            <text:p>0.00092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13719">
            <text:p>674.213719</text:p>
          </table:table-cell>
          <table:table-cell office:value-type="float" office:value="2665088210281">
            <text:p>2665088210281</text:p>
          </table:table-cell>
          <table:table-cell table:formula="of:=([.B1603]-[.B$2])/10^9" office:value-type="float" office:value="0.312931998">
            <text:p>0.312932</text:p>
          </table:table-cell>
          <table:table-cell table:formula="of:=[.C1603]-[.C1602]" office:value-type="float" office:value="0">
            <text:p>0.000000</text:p>
          </table:table-cell>
          <table:table-cell table:formula="of:=[.A1603]-[.A160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13727">
            <text:p>674.213727</text:p>
          </table:table-cell>
          <table:table-cell office:value-type="float" office:value="2665088210281">
            <text:p>2665088210281</text:p>
          </table:table-cell>
          <table:table-cell table:formula="of:=([.B1604]-[.B$2])/10^9" office:value-type="float" office:value="0.312931998">
            <text:p>0.312932</text:p>
          </table:table-cell>
          <table:table-cell table:formula="of:=[.C1604]-[.C1603]" office:value-type="float" office:value="0">
            <text:p>0.000000</text:p>
          </table:table-cell>
          <table:table-cell table:formula="of:=[.A1604]-[.A1603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1555">
            <text:p>674.215550</text:p>
          </table:table-cell>
          <table:table-cell office:value-type="float" office:value="2665090042335">
            <text:p>2665090042335</text:p>
          </table:table-cell>
          <table:table-cell table:formula="of:=([.B1605]-[.B$2])/10^9" office:value-type="float" office:value="0.314764052">
            <text:p>0.314764</text:p>
          </table:table-cell>
          <table:table-cell table:formula="of:=[.C1605]-[.C1604]" office:value-type="float" office:value="0.00183205400000003">
            <text:p>0.001832</text:p>
          </table:table-cell>
          <table:table-cell table:formula="of:=[.A1605]-[.A1604]" office:value-type="float" office:value="0.00182300000005853">
            <text:p>0.0018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15551">
            <text:p>674.215551</text:p>
          </table:table-cell>
          <table:table-cell office:value-type="float" office:value="2665090042335">
            <text:p>2665090042335</text:p>
          </table:table-cell>
          <table:table-cell table:formula="of:=([.B1606]-[.B$2])/10^9" office:value-type="float" office:value="0.314764052">
            <text:p>0.314764</text:p>
          </table:table-cell>
          <table:table-cell table:formula="of:=[.C1606]-[.C1605]" office:value-type="float" office:value="0">
            <text:p>0.000000</text:p>
          </table:table-cell>
          <table:table-cell table:formula="of:=[.A1606]-[.A1605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15556">
            <text:p>674.215556</text:p>
          </table:table-cell>
          <table:table-cell office:value-type="float" office:value="2665090042335">
            <text:p>2665090042335</text:p>
          </table:table-cell>
          <table:table-cell table:formula="of:=([.B1607]-[.B$2])/10^9" office:value-type="float" office:value="0.314764052">
            <text:p>0.314764</text:p>
          </table:table-cell>
          <table:table-cell table:formula="of:=[.C1607]-[.C1606]" office:value-type="float" office:value="0">
            <text:p>0.000000</text:p>
          </table:table-cell>
          <table:table-cell table:formula="of:=[.A1607]-[.A160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15767">
            <text:p>674.215767</text:p>
          </table:table-cell>
          <table:table-cell office:value-type="float" office:value="2665090042335">
            <text:p>2665090042335</text:p>
          </table:table-cell>
          <table:table-cell table:formula="of:=([.B1608]-[.B$2])/10^9" office:value-type="float" office:value="0.314764052">
            <text:p>0.314764</text:p>
          </table:table-cell>
          <table:table-cell table:formula="of:=[.C1608]-[.C1607]" office:value-type="float" office:value="0">
            <text:p>0.000000</text:p>
          </table:table-cell>
          <table:table-cell table:formula="of:=[.A1608]-[.A1607]" office:value-type="float" office:value="0.00021100000003571">
            <text:p>0.00021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15769">
            <text:p>674.215769</text:p>
          </table:table-cell>
          <table:table-cell office:value-type="float" office:value="2665090261087">
            <text:p>2665090261087</text:p>
          </table:table-cell>
          <table:table-cell table:formula="of:=([.B1609]-[.B$2])/10^9" office:value-type="float" office:value="0.314982804">
            <text:p>0.314983</text:p>
          </table:table-cell>
          <table:table-cell table:formula="of:=[.C1609]-[.C1608]" office:value-type="float" office:value="0.000218751999999989">
            <text:p>0.000219</text:p>
          </table:table-cell>
          <table:table-cell table:formula="of:=[.A1609]-[.A160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1577">
            <text:p>674.215770</text:p>
          </table:table-cell>
          <table:table-cell office:value-type="float" office:value="2665090261087">
            <text:p>2665090261087</text:p>
          </table:table-cell>
          <table:table-cell table:formula="of:=([.B1610]-[.B$2])/10^9" office:value-type="float" office:value="0.314982804">
            <text:p>0.314983</text:p>
          </table:table-cell>
          <table:table-cell table:formula="of:=[.C1610]-[.C1609]" office:value-type="float" office:value="0">
            <text:p>0.000000</text:p>
          </table:table-cell>
          <table:table-cell table:formula="of:=[.A1610]-[.A1609]" office:value-type="float" office:value="0.000000999999997475243">
            <text:p>0.000001</text:p>
          </table:table-cell>
          <table:table-cell/>
          <table:table-cell office:value-type="string">
            <text:p>148475 / 1990665 &lt;= 2000000 / 5000000</text:p>
          </table:table-cell>
          <table:table-cell/>
        </table:table-row>
        <table:table-row table:style-name="ro1">
          <table:table-cell office:value-type="float" office:value="674.21577">
            <text:p>674.215770</text:p>
          </table:table-cell>
          <table:table-cell office:value-type="float" office:value="2665090261087">
            <text:p>2665090261087</text:p>
          </table:table-cell>
          <table:table-cell table:formula="of:=([.B1611]-[.B$2])/10^9" office:value-type="float" office:value="0.314982804">
            <text:p>0.314983</text:p>
          </table:table-cell>
          <table:table-cell table:formula="of:=[.C1611]-[.C1610]" office:value-type="float" office:value="0">
            <text:p>0.000000</text:p>
          </table:table-cell>
          <table:table-cell table:formula="of:=[.A1611]-[.A1610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15772">
            <text:p>674.215772</text:p>
          </table:table-cell>
          <table:table-cell office:value-type="float" office:value="2665090261087">
            <text:p>2665090261087</text:p>
          </table:table-cell>
          <table:table-cell table:formula="of:=([.B1612]-[.B$2])/10^9" office:value-type="float" office:value="0.314982804">
            <text:p>0.314983</text:p>
          </table:table-cell>
          <table:table-cell table:formula="of:=[.C1612]-[.C1611]" office:value-type="float" office:value="0">
            <text:p>0.000000</text:p>
          </table:table-cell>
          <table:table-cell table:formula="of:=[.A1612]-[.A161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15782">
            <text:p>674.215782</text:p>
          </table:table-cell>
          <table:table-cell office:value-type="float" office:value="2665090273949">
            <text:p>2665090273949</text:p>
          </table:table-cell>
          <table:table-cell table:formula="of:=([.B1613]-[.B$2])/10^9" office:value-type="float" office:value="0.314995666">
            <text:p>0.314996</text:p>
          </table:table-cell>
          <table:table-cell table:formula="of:=[.C1613]-[.C1612]" office:value-type="float" office:value="0.0000128620000000024">
            <text:p>0.000013</text:p>
          </table:table-cell>
          <table:table-cell table:formula="of:=[.A1613]-[.A1612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15789">
            <text:p>674.215789</text:p>
          </table:table-cell>
          <table:table-cell office:value-type="float" office:value="2665090273949">
            <text:p>2665090273949</text:p>
          </table:table-cell>
          <table:table-cell table:formula="of:=([.B1614]-[.B$2])/10^9" office:value-type="float" office:value="0.314995666">
            <text:p>0.314996</text:p>
          </table:table-cell>
          <table:table-cell table:formula="of:=[.C1614]-[.C1613]" office:value-type="float" office:value="0">
            <text:p>0.000000</text:p>
          </table:table-cell>
          <table:table-cell table:formula="of:=[.A1614]-[.A1613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15939">
            <text:p>674.215939</text:p>
          </table:table-cell>
          <table:table-cell office:value-type="float" office:value="2665090430544">
            <text:p>2665090430544</text:p>
          </table:table-cell>
          <table:table-cell table:formula="of:=([.B1615]-[.B$2])/10^9" office:value-type="float" office:value="0.315152261">
            <text:p>0.315152</text:p>
          </table:table-cell>
          <table:table-cell table:formula="of:=[.C1615]-[.C1614]" office:value-type="float" office:value="0.000156594999999982">
            <text:p>0.000157</text:p>
          </table:table-cell>
          <table:table-cell table:formula="of:=[.A1615]-[.A1614]" office:value-type="float" office:value="0.000150000000076034">
            <text:p>0.00015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1594">
            <text:p>674.215940</text:p>
          </table:table-cell>
          <table:table-cell office:value-type="float" office:value="2665090430544">
            <text:p>2665090430544</text:p>
          </table:table-cell>
          <table:table-cell table:formula="of:=([.B1616]-[.B$2])/10^9" office:value-type="float" office:value="0.315152261">
            <text:p>0.315152</text:p>
          </table:table-cell>
          <table:table-cell table:formula="of:=[.C1616]-[.C1615]" office:value-type="float" office:value="0">
            <text:p>0.000000</text:p>
          </table:table-cell>
          <table:table-cell table:formula="of:=[.A1616]-[.A1615]" office:value-type="float" office:value="0.000000999999997475243">
            <text:p>0.000001</text:p>
          </table:table-cell>
          <table:table-cell/>
          <table:table-cell office:value-type="string">
            <text:p>uses up its c_s; 2665090430544-2665090273949=156595</text:p>
          </table:table-cell>
          <table:table-cell/>
        </table:table-row>
        <table:table-row table:style-name="ro1">
          <table:table-cell office:value-type="float" office:value="674.215949">
            <text:p>674.215949</text:p>
          </table:table-cell>
          <table:table-cell office:value-type="float" office:value="2665090441726">
            <text:p>2665090441726</text:p>
          </table:table-cell>
          <table:table-cell table:formula="of:=([.B1617]-[.B$2])/10^9" office:value-type="float" office:value="0.315163443">
            <text:p>0.315163</text:p>
          </table:table-cell>
          <table:table-cell table:formula="of:=[.C1617]-[.C1616]" office:value-type="float" office:value="0.0000111819999999985">
            <text:p>0.000011</text:p>
          </table:table-cell>
          <table:table-cell table:formula="of:=[.A1617]-[.A1616]" office:value-type="float" office:value="0.00000899999997727718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15955">
            <text:p>674.215955</text:p>
          </table:table-cell>
          <table:table-cell office:value-type="float" office:value="2665090441726">
            <text:p>2665090441726</text:p>
          </table:table-cell>
          <table:table-cell table:formula="of:=([.B1618]-[.B$2])/10^9" office:value-type="float" office:value="0.315163443">
            <text:p>0.315163</text:p>
          </table:table-cell>
          <table:table-cell table:formula="of:=[.C1618]-[.C1617]" office:value-type="float" office:value="0">
            <text:p>0.000000</text:p>
          </table:table-cell>
          <table:table-cell table:formula="of:=[.A1618]-[.A1617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16765">
            <text:p>674.216765</text:p>
          </table:table-cell>
          <table:table-cell office:value-type="float" office:value="2665090441726">
            <text:p>2665090441726</text:p>
          </table:table-cell>
          <table:table-cell table:formula="of:=([.B1619]-[.B$2])/10^9" office:value-type="float" office:value="0.315163443">
            <text:p>0.315163</text:p>
          </table:table-cell>
          <table:table-cell table:formula="of:=[.C1619]-[.C1618]" office:value-type="float" office:value="0">
            <text:p>0.000000</text:p>
          </table:table-cell>
          <table:table-cell table:formula="of:=[.A1619]-[.A1618]" office:value-type="float" office:value="0.00081000000000131">
            <text:p>0.0008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16767">
            <text:p>674.216767</text:p>
          </table:table-cell>
          <table:table-cell office:value-type="float" office:value="2665091259152">
            <text:p>2665091259152</text:p>
          </table:table-cell>
          <table:table-cell table:formula="of:=([.B1620]-[.B$2])/10^9" office:value-type="float" office:value="0.315980869">
            <text:p>0.315981</text:p>
          </table:table-cell>
          <table:table-cell table:formula="of:=[.C1620]-[.C1619]" office:value-type="float" office:value="0.00081742600000001">
            <text:p>0.000817</text:p>
          </table:table-cell>
          <table:table-cell table:formula="of:=[.A1620]-[.A161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16767">
            <text:p>674.216767</text:p>
          </table:table-cell>
          <table:table-cell office:value-type="float" office:value="2665091259152">
            <text:p>2665091259152</text:p>
          </table:table-cell>
          <table:table-cell table:formula="of:=([.B1621]-[.B$2])/10^9" office:value-type="float" office:value="0.315980869">
            <text:p>0.315981</text:p>
          </table:table-cell>
          <table:table-cell table:formula="of:=[.C1621]-[.C1620]" office:value-type="float" office:value="0">
            <text:p>0.000000</text:p>
          </table:table-cell>
          <table:table-cell table:formula="of:=[.A1621]-[.A1620]" office:value-type="float" office:value="0">
            <text:p>0.000000</text:p>
          </table:table-cell>
          <table:table-cell office:value-type="string">
            <text:p>d_s is renewed (r + D) to 2665093259152; c_s is fully topped up</text:p>
          </table:table-cell>
          <table:table-cell table:number-columns-repeated="2"/>
        </table:table-row>
        <table:table-row table:style-name="ro1">
          <table:table-cell office:value-type="float" office:value="674.216868">
            <text:p>674.216868</text:p>
          </table:table-cell>
          <table:table-cell office:value-type="float" office:value="2665091359542">
            <text:p>2665091359542</text:p>
          </table:table-cell>
          <table:table-cell table:formula="of:=([.B1622]-[.B$2])/10^9" office:value-type="float" office:value="0.316081259">
            <text:p>0.316081</text:p>
          </table:table-cell>
          <table:table-cell table:formula="of:=[.C1622]-[.C1621]" office:value-type="float" office:value="0.000100390000000006">
            <text:p>0.000100</text:p>
          </table:table-cell>
          <table:table-cell table:formula="of:=[.A1622]-[.A1621]" office:value-type="float" office:value="0.000100999999972373">
            <text:p>0.000101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74.216868">
            <text:p>674.216868</text:p>
          </table:table-cell>
          <table:table-cell office:value-type="float" office:value="2665091359542">
            <text:p>2665091359542</text:p>
          </table:table-cell>
          <table:table-cell table:formula="of:=([.B1623]-[.B$2])/10^9" office:value-type="float" office:value="0.316081259">
            <text:p>0.316081</text:p>
          </table:table-cell>
          <table:table-cell table:formula="of:=[.C1623]-[.C1622]" office:value-type="float" office:value="0">
            <text:p>0.000000</text:p>
          </table:table-cell>
          <table:table-cell table:formula="of:=[.A1623]-[.A1622]" office:value-type="float" office:value="0">
            <text:p>0.000000</text:p>
          </table:table-cell>
          <table:table-cell table:number-columns-repeated="2"/>
          <table:table-cell office:value-type="string">
            <text:p>uses up its c_s; 2665091359542-2665090441726=917816</text:p>
          </table:table-cell>
        </table:table-row>
        <table:table-row table:style-name="ro1">
          <table:table-cell office:value-type="float" office:value="674.216878">
            <text:p>674.216878</text:p>
          </table:table-cell>
          <table:table-cell office:value-type="float" office:value="2665091370104">
            <text:p>2665091370104</text:p>
          </table:table-cell>
          <table:table-cell table:formula="of:=([.B1624]-[.B$2])/10^9" office:value-type="float" office:value="0.316091821">
            <text:p>0.316092</text:p>
          </table:table-cell>
          <table:table-cell table:formula="of:=[.C1624]-[.C1623]" office:value-type="float" office:value="0.0000105619999999917">
            <text:p>0.000011</text:p>
          </table:table-cell>
          <table:table-cell table:formula="of:=[.A1624]-[.A1623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16882">
            <text:p>674.216882</text:p>
          </table:table-cell>
          <table:table-cell office:value-type="float" office:value="2665091370104">
            <text:p>2665091370104</text:p>
          </table:table-cell>
          <table:table-cell table:formula="of:=([.B1625]-[.B$2])/10^9" office:value-type="float" office:value="0.316091821">
            <text:p>0.316092</text:p>
          </table:table-cell>
          <table:table-cell table:formula="of:=[.C1625]-[.C1624]" office:value-type="float" office:value="0">
            <text:p>0.000000</text:p>
          </table:table-cell>
          <table:table-cell table:formula="of:=[.A1625]-[.A1624]" office:value-type="float" office:value="0.00000400000010358781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17764">
            <text:p>674.217764</text:p>
          </table:table-cell>
          <table:table-cell office:value-type="float" office:value="2665092014734">
            <text:p>2665092014734</text:p>
          </table:table-cell>
          <table:table-cell table:formula="of:=([.B1626]-[.B$2])/10^9" office:value-type="float" office:value="0.316736451">
            <text:p>0.316736</text:p>
          </table:table-cell>
          <table:table-cell table:formula="of:=[.C1626]-[.C1625]" office:value-type="float" office:value="0.000644629999999979">
            <text:p>0.000645</text:p>
          </table:table-cell>
          <table:table-cell table:formula="of:=[.A1626]-[.A1625]" office:value-type="float" office:value="0.000881999999933214">
            <text:p>0.00088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17764">
            <text:p>674.217764</text:p>
          </table:table-cell>
          <table:table-cell office:value-type="float" office:value="2665092014734">
            <text:p>2665092014734</text:p>
          </table:table-cell>
          <table:table-cell table:formula="of:=([.B1627]-[.B$2])/10^9" office:value-type="float" office:value="0.316736451">
            <text:p>0.316736</text:p>
          </table:table-cell>
          <table:table-cell table:formula="of:=[.C1627]-[.C1626]" office:value-type="float" office:value="0">
            <text:p>0.000000</text:p>
          </table:table-cell>
          <table:table-cell table:formula="of:=[.A1627]-[.A1626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17765">
            <text:p>674.217765</text:p>
          </table:table-cell>
          <table:table-cell office:value-type="float" office:value="2665092014734">
            <text:p>2665092014734</text:p>
          </table:table-cell>
          <table:table-cell table:formula="of:=([.B1628]-[.B$2])/10^9" office:value-type="float" office:value="0.316736451">
            <text:p>0.316736</text:p>
          </table:table-cell>
          <table:table-cell table:formula="of:=[.C1628]-[.C1627]" office:value-type="float" office:value="0">
            <text:p>0.000000</text:p>
          </table:table-cell>
          <table:table-cell table:formula="of:=[.A1628]-[.A1627]" office:value-type="float" office:value="0.000000999999997475243">
            <text:p>0.000001</text:p>
          </table:table-cell>
          <table:table-cell/>
          <table:table-cell office:value-type="string">
            <text:p>postpones its deadline to 2665097251752; c_s is topped up to 1991880</text:p>
          </table:table-cell>
          <table:table-cell/>
        </table:table-row>
        <table:table-row table:style-name="ro1">
          <table:table-cell office:value-type="float" office:value="674.217812">
            <text:p>674.217812</text:p>
          </table:table-cell>
          <table:table-cell office:value-type="float" office:value="2665092014734">
            <text:p>2665092014734</text:p>
          </table:table-cell>
          <table:table-cell table:formula="of:=([.B1629]-[.B$2])/10^9" office:value-type="float" office:value="0.316736451">
            <text:p>0.316736</text:p>
          </table:table-cell>
          <table:table-cell table:formula="of:=[.C1629]-[.C1628]" office:value-type="float" office:value="0">
            <text:p>0.000000</text:p>
          </table:table-cell>
          <table:table-cell table:formula="of:=[.A1629]-[.A1628]" office:value-type="float" office:value="0.0000469999999950232">
            <text:p>0.00004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74.217813">
            <text:p>674.217813</text:p>
          </table:table-cell>
          <table:table-cell office:value-type="float" office:value="2665092014734">
            <text:p>2665092014734</text:p>
          </table:table-cell>
          <table:table-cell table:formula="of:=([.B1630]-[.B$2])/10^9" office:value-type="float" office:value="0.316736451">
            <text:p>0.316736</text:p>
          </table:table-cell>
          <table:table-cell table:formula="of:=[.C1630]-[.C1629]" office:value-type="float" office:value="0">
            <text:p>0.000000</text:p>
          </table:table-cell>
          <table:table-cell table:formula="of:=[.A1630]-[.A1629]" office:value-type="float" office:value="0.000000999999997475243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17814">
            <text:p>674.217814</text:p>
          </table:table-cell>
          <table:table-cell office:value-type="float" office:value="2665092014734">
            <text:p>2665092014734</text:p>
          </table:table-cell>
          <table:table-cell table:formula="of:=([.B1631]-[.B$2])/10^9" office:value-type="float" office:value="0.316736451">
            <text:p>0.316736</text:p>
          </table:table-cell>
          <table:table-cell table:formula="of:=[.C1631]-[.C1630]" office:value-type="float" office:value="0">
            <text:p>0.000000</text:p>
          </table:table-cell>
          <table:table-cell table:formula="of:=[.A1631]-[.A1630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099298538; c_s is topped up to 2993104</text:p>
          </table:table-cell>
        </table:table-row>
        <table:table-row table:style-name="ro1">
          <table:table-cell office:value-type="float" office:value="674.217836">
            <text:p>674.217836</text:p>
          </table:table-cell>
          <table:table-cell office:value-type="float" office:value="2665092336998">
            <text:p>2665092336998</text:p>
          </table:table-cell>
          <table:table-cell table:formula="of:=([.B1632]-[.B$2])/10^9" office:value-type="float" office:value="0.317058715">
            <text:p>0.317059</text:p>
          </table:table-cell>
          <table:table-cell table:formula="of:=[.C1632]-[.C1631]" office:value-type="float" office:value="0.000322264000000017">
            <text:p>0.000322</text:p>
          </table:table-cell>
          <table:table-cell table:formula="of:=[.A1632]-[.A1631]" office:value-type="float" office:value="0.0000220000000581422">
            <text:p>0.00002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17837">
            <text:p>674.217837</text:p>
          </table:table-cell>
          <table:table-cell office:value-type="float" office:value="2665092336998">
            <text:p>2665092336998</text:p>
          </table:table-cell>
          <table:table-cell table:formula="of:=([.B1633]-[.B$2])/10^9" office:value-type="float" office:value="0.317058715">
            <text:p>0.317059</text:p>
          </table:table-cell>
          <table:table-cell table:formula="of:=[.C1633]-[.C1632]" office:value-type="float" office:value="0">
            <text:p>0.000000</text:p>
          </table:table-cell>
          <table:table-cell table:formula="of:=[.A1633]-[.A163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17844">
            <text:p>674.217844</text:p>
          </table:table-cell>
          <table:table-cell office:value-type="float" office:value="2665092336998">
            <text:p>2665092336998</text:p>
          </table:table-cell>
          <table:table-cell table:formula="of:=([.B1634]-[.B$2])/10^9" office:value-type="float" office:value="0.317058715">
            <text:p>0.317059</text:p>
          </table:table-cell>
          <table:table-cell table:formula="of:=[.C1634]-[.C1633]" office:value-type="float" office:value="0">
            <text:p>0.000000</text:p>
          </table:table-cell>
          <table:table-cell table:formula="of:=[.A1634]-[.A1633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19603">
            <text:p>674.219603</text:p>
          </table:table-cell>
          <table:table-cell office:value-type="float" office:value="2665094103910">
            <text:p>2665094103910</text:p>
          </table:table-cell>
          <table:table-cell table:formula="of:=([.B1635]-[.B$2])/10^9" office:value-type="float" office:value="0.318825627">
            <text:p>0.318826</text:p>
          </table:table-cell>
          <table:table-cell table:formula="of:=[.C1635]-[.C1634]" office:value-type="float" office:value="0.00176691200000001">
            <text:p>0.001767</text:p>
          </table:table-cell>
          <table:table-cell table:formula="of:=[.A1635]-[.A1634]" office:value-type="float" office:value="0.00175899999999274">
            <text:p>0.00175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19605">
            <text:p>674.219605</text:p>
          </table:table-cell>
          <table:table-cell office:value-type="float" office:value="2665094103910">
            <text:p>2665094103910</text:p>
          </table:table-cell>
          <table:table-cell table:formula="of:=([.B1636]-[.B$2])/10^9" office:value-type="float" office:value="0.318825627">
            <text:p>0.318826</text:p>
          </table:table-cell>
          <table:table-cell table:formula="of:=[.C1636]-[.C1635]" office:value-type="float" office:value="0">
            <text:p>0.000000</text:p>
          </table:table-cell>
          <table:table-cell table:formula="of:=[.A1636]-[.A1635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1961">
            <text:p>674.219610</text:p>
          </table:table-cell>
          <table:table-cell office:value-type="float" office:value="2665094103910">
            <text:p>2665094103910</text:p>
          </table:table-cell>
          <table:table-cell table:formula="of:=([.B1637]-[.B$2])/10^9" office:value-type="float" office:value="0.318825627">
            <text:p>0.318826</text:p>
          </table:table-cell>
          <table:table-cell table:formula="of:=[.C1637]-[.C1636]" office:value-type="float" office:value="0">
            <text:p>0.000000</text:p>
          </table:table-cell>
          <table:table-cell table:formula="of:=[.A1637]-[.A163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1965">
            <text:p>674.219650</text:p>
          </table:table-cell>
          <table:table-cell office:value-type="float" office:value="2665094150773">
            <text:p>2665094150773</text:p>
          </table:table-cell>
          <table:table-cell table:formula="of:=([.B1638]-[.B$2])/10^9" office:value-type="float" office:value="0.31887249">
            <text:p>0.318872</text:p>
          </table:table-cell>
          <table:table-cell table:formula="of:=[.C1638]-[.C1637]" office:value-type="float" office:value="0.0000468630000000081">
            <text:p>0.000047</text:p>
          </table:table-cell>
          <table:table-cell table:formula="of:=[.A1638]-[.A1637]" office:value-type="float" office:value="0.0000400000000126965">
            <text:p>0.00004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19653">
            <text:p>674.219653</text:p>
          </table:table-cell>
          <table:table-cell office:value-type="float" office:value="2665094150773">
            <text:p>2665094150773</text:p>
          </table:table-cell>
          <table:table-cell table:formula="of:=([.B1639]-[.B$2])/10^9" office:value-type="float" office:value="0.31887249">
            <text:p>0.318872</text:p>
          </table:table-cell>
          <table:table-cell table:formula="of:=[.C1639]-[.C1638]" office:value-type="float" office:value="0">
            <text:p>0.000000</text:p>
          </table:table-cell>
          <table:table-cell table:formula="of:=[.A1639]-[.A1638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2081">
            <text:p>674.220810</text:p>
          </table:table-cell>
          <table:table-cell office:value-type="float" office:value="2665094150773">
            <text:p>2665094150773</text:p>
          </table:table-cell>
          <table:table-cell table:formula="of:=([.B1640]-[.B$2])/10^9" office:value-type="float" office:value="0.31887249">
            <text:p>0.318872</text:p>
          </table:table-cell>
          <table:table-cell table:formula="of:=[.C1640]-[.C1639]" office:value-type="float" office:value="0">
            <text:p>0.000000</text:p>
          </table:table-cell>
          <table:table-cell table:formula="of:=[.A1640]-[.A1639]" office:value-type="float" office:value="0.00115700000003471">
            <text:p>0.00115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20812">
            <text:p>674.220812</text:p>
          </table:table-cell>
          <table:table-cell office:value-type="float" office:value="2665095319892">
            <text:p>2665095319892</text:p>
          </table:table-cell>
          <table:table-cell table:formula="of:=([.B1641]-[.B$2])/10^9" office:value-type="float" office:value="0.320041609">
            <text:p>0.320042</text:p>
          </table:table-cell>
          <table:table-cell table:formula="of:=[.C1641]-[.C1640]" office:value-type="float" office:value="0.001169119">
            <text:p>0.001169</text:p>
          </table:table-cell>
          <table:table-cell table:formula="of:=[.A1641]-[.A1640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20813">
            <text:p>674.220813</text:p>
          </table:table-cell>
          <table:table-cell office:value-type="float" office:value="2665095319892">
            <text:p>2665095319892</text:p>
          </table:table-cell>
          <table:table-cell table:formula="of:=([.B1642]-[.B$2])/10^9" office:value-type="float" office:value="0.320041609">
            <text:p>0.320042</text:p>
          </table:table-cell>
          <table:table-cell table:formula="of:=[.C1642]-[.C1641]" office:value-type="float" office:value="0">
            <text:p>0.000000</text:p>
          </table:table-cell>
          <table:table-cell table:formula="of:=[.A1642]-[.A1641]" office:value-type="float" office:value="0.000000999999997475243">
            <text:p>0.000001</text:p>
          </table:table-cell>
          <table:table-cell office:value-type="string">
            <text:p>d_s is renewed (r + D) to 2665097319892; c_s is fully topped up</text:p>
          </table:table-cell>
          <table:table-cell table:number-columns-repeated="2"/>
        </table:table-row>
        <table:table-row table:style-name="ro1">
          <table:table-cell office:value-type="float" office:value="674.220816">
            <text:p>674.220816</text:p>
          </table:table-cell>
          <table:table-cell office:value-type="float" office:value="2665095319892">
            <text:p>2665095319892</text:p>
          </table:table-cell>
          <table:table-cell table:formula="of:=([.B1643]-[.B$2])/10^9" office:value-type="float" office:value="0.320041609">
            <text:p>0.320042</text:p>
          </table:table-cell>
          <table:table-cell table:formula="of:=[.C1643]-[.C1642]" office:value-type="float" office:value="0">
            <text:p>0.000000</text:p>
          </table:table-cell>
          <table:table-cell table:formula="of:=[.A1643]-[.A1642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20818">
            <text:p>674.220818</text:p>
          </table:table-cell>
          <table:table-cell office:value-type="float" office:value="2665095326041">
            <text:p>2665095326041</text:p>
          </table:table-cell>
          <table:table-cell table:formula="of:=([.B1644]-[.B$2])/10^9" office:value-type="float" office:value="0.320047758">
            <text:p>0.320048</text:p>
          </table:table-cell>
          <table:table-cell table:formula="of:=[.C1644]-[.C1643]" office:value-type="float" office:value="0.00000614900000001084">
            <text:p>0.000006</text:p>
          </table:table-cell>
          <table:table-cell table:formula="of:=[.A1644]-[.A1643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20819">
            <text:p>674.220819</text:p>
          </table:table-cell>
          <table:table-cell office:value-type="float" office:value="2665095326041">
            <text:p>2665095326041</text:p>
          </table:table-cell>
          <table:table-cell table:formula="of:=([.B1645]-[.B$2])/10^9" office:value-type="float" office:value="0.320047758">
            <text:p>0.320048</text:p>
          </table:table-cell>
          <table:table-cell table:formula="of:=[.C1645]-[.C1644]" office:value-type="float" office:value="0">
            <text:p>0.000000</text:p>
          </table:table-cell>
          <table:table-cell table:formula="of:=[.A1645]-[.A1644]" office:value-type="float" office:value="0.000000999999997475243">
            <text:p>0.000001</text:p>
          </table:table-cell>
          <table:table-cell/>
          <table:table-cell office:value-type="string">
            <text:p>224968 / 1925711 &lt;= 2000000 / 5000000</text:p>
          </table:table-cell>
          <table:table-cell/>
        </table:table-row>
        <table:table-row table:style-name="ro1">
          <table:table-cell office:value-type="float" office:value="674.22082">
            <text:p>674.220820</text:p>
          </table:table-cell>
          <table:table-cell office:value-type="float" office:value="2665095326041">
            <text:p>2665095326041</text:p>
          </table:table-cell>
          <table:table-cell table:formula="of:=([.B1646]-[.B$2])/10^9" office:value-type="float" office:value="0.320047758">
            <text:p>0.320048</text:p>
          </table:table-cell>
          <table:table-cell table:formula="of:=[.C1646]-[.C1645]" office:value-type="float" office:value="0">
            <text:p>0.000000</text:p>
          </table:table-cell>
          <table:table-cell table:formula="of:=[.A1646]-[.A1645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20823">
            <text:p>674.220823</text:p>
          </table:table-cell>
          <table:table-cell office:value-type="float" office:value="2665095326041">
            <text:p>2665095326041</text:p>
          </table:table-cell>
          <table:table-cell table:formula="of:=([.B1647]-[.B$2])/10^9" office:value-type="float" office:value="0.320047758">
            <text:p>0.320048</text:p>
          </table:table-cell>
          <table:table-cell table:formula="of:=[.C1647]-[.C1646]" office:value-type="float" office:value="0">
            <text:p>0.000000</text:p>
          </table:table-cell>
          <table:table-cell table:formula="of:=[.A1647]-[.A1646]" office:value-type="float" office:value="0.00000299999999242573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20825">
            <text:p>674.220825</text:p>
          </table:table-cell>
          <table:table-cell office:value-type="float" office:value="2665095333019">
            <text:p>2665095333019</text:p>
          </table:table-cell>
          <table:table-cell table:formula="of:=([.B1648]-[.B$2])/10^9" office:value-type="float" office:value="0.320054736">
            <text:p>0.320055</text:p>
          </table:table-cell>
          <table:table-cell table:formula="of:=[.C1648]-[.C1647]" office:value-type="float" office:value="0.00000697799999999083">
            <text:p>0.000007</text:p>
          </table:table-cell>
          <table:table-cell table:formula="of:=[.A1648]-[.A164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20826">
            <text:p>674.220826</text:p>
          </table:table-cell>
          <table:table-cell office:value-type="float" office:value="2665095333019">
            <text:p>2665095333019</text:p>
          </table:table-cell>
          <table:table-cell table:formula="of:=([.B1649]-[.B$2])/10^9" office:value-type="float" office:value="0.320054736">
            <text:p>0.320055</text:p>
          </table:table-cell>
          <table:table-cell table:formula="of:=[.C1649]-[.C1648]" office:value-type="float" office:value="0">
            <text:p>0.000000</text:p>
          </table:table-cell>
          <table:table-cell table:formula="of:=[.A1649]-[.A1648]" office:value-type="float" office:value="0.000000999999997475243">
            <text:p>0.000001</text:p>
          </table:table-cell>
          <table:table-cell table:number-columns-repeated="2"/>
          <table:table-cell office:value-type="string">
            <text:p>2946241 / 3965519 &gt; 3000000 / 7000000</text:p>
          </table:table-cell>
        </table:table-row>
        <table:table-row table:style-name="ro1">
          <table:table-cell office:value-type="float" office:value="674.220827">
            <text:p>674.220827</text:p>
          </table:table-cell>
          <table:table-cell office:value-type="float" office:value="2665095333019">
            <text:p>2665095333019</text:p>
          </table:table-cell>
          <table:table-cell table:formula="of:=([.B1650]-[.B$2])/10^9" office:value-type="float" office:value="0.320054736">
            <text:p>0.320055</text:p>
          </table:table-cell>
          <table:table-cell table:formula="of:=[.C1650]-[.C1649]" office:value-type="float" office:value="0">
            <text:p>0.000000</text:p>
          </table:table-cell>
          <table:table-cell table:formula="of:=[.A1650]-[.A1649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02333019; c_s is fully topped up</text:p>
          </table:table-cell>
        </table:table-row>
        <table:table-row table:style-name="ro1">
          <table:table-cell office:value-type="float" office:value="674.22087">
            <text:p>674.220870</text:p>
          </table:table-cell>
          <table:table-cell office:value-type="float" office:value="2665095333019">
            <text:p>2665095333019</text:p>
          </table:table-cell>
          <table:table-cell table:formula="of:=([.B1651]-[.B$2])/10^9" office:value-type="float" office:value="0.320054736">
            <text:p>0.320055</text:p>
          </table:table-cell>
          <table:table-cell table:formula="of:=[.C1651]-[.C1650]" office:value-type="float" office:value="0">
            <text:p>0.000000</text:p>
          </table:table-cell>
          <table:table-cell table:formula="of:=[.A1651]-[.A1650]" office:value-type="float" office:value="0.0000430000000051223">
            <text:p>0.00004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21095">
            <text:p>674.221095</text:p>
          </table:table-cell>
          <table:table-cell office:value-type="float" office:value="2665095602801">
            <text:p>2665095602801</text:p>
          </table:table-cell>
          <table:table-cell table:formula="of:=([.B1652]-[.B$2])/10^9" office:value-type="float" office:value="0.320324518">
            <text:p>0.320325</text:p>
          </table:table-cell>
          <table:table-cell table:formula="of:=[.C1652]-[.C1651]" office:value-type="float" office:value="0.000269781999999996">
            <text:p>0.000270</text:p>
          </table:table-cell>
          <table:table-cell table:formula="of:=[.A1652]-[.A1651]" office:value-type="float" office:value="0.000225000000000364">
            <text:p>0.00022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21096">
            <text:p>674.221096</text:p>
          </table:table-cell>
          <table:table-cell office:value-type="float" office:value="2665095602801">
            <text:p>2665095602801</text:p>
          </table:table-cell>
          <table:table-cell table:formula="of:=([.B1653]-[.B$2])/10^9" office:value-type="float" office:value="0.320324518">
            <text:p>0.320325</text:p>
          </table:table-cell>
          <table:table-cell table:formula="of:=[.C1653]-[.C1652]" office:value-type="float" office:value="0">
            <text:p>0.000000</text:p>
          </table:table-cell>
          <table:table-cell table:formula="of:=[.A1653]-[.A1652]" office:value-type="float" office:value="0.000000999999997475243">
            <text:p>0.000001</text:p>
          </table:table-cell>
          <table:table-cell/>
          <table:table-cell office:value-type="string">
            <text:p>uses up its c_s; 2665095602801-2665095333019=269782</text:p>
          </table:table-cell>
          <table:table-cell/>
        </table:table-row>
        <table:table-row table:style-name="ro1">
          <table:table-cell office:value-type="float" office:value="674.221106">
            <text:p>674.221106</text:p>
          </table:table-cell>
          <table:table-cell office:value-type="float" office:value="2665095613681">
            <text:p>2665095613681</text:p>
          </table:table-cell>
          <table:table-cell table:formula="of:=([.B1654]-[.B$2])/10^9" office:value-type="float" office:value="0.320335398">
            <text:p>0.320335</text:p>
          </table:table-cell>
          <table:table-cell table:formula="of:=[.C1654]-[.C1653]" office:value-type="float" office:value="0.0000108799999999909">
            <text:p>0.000011</text:p>
          </table:table-cell>
          <table:table-cell table:formula="of:=[.A1654]-[.A1653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21111">
            <text:p>674.221111</text:p>
          </table:table-cell>
          <table:table-cell office:value-type="float" office:value="2665095613681">
            <text:p>2665095613681</text:p>
          </table:table-cell>
          <table:table-cell table:formula="of:=([.B1655]-[.B$2])/10^9" office:value-type="float" office:value="0.320335398">
            <text:p>0.320335</text:p>
          </table:table-cell>
          <table:table-cell table:formula="of:=[.C1655]-[.C1654]" office:value-type="float" office:value="0">
            <text:p>0.000000</text:p>
          </table:table-cell>
          <table:table-cell table:formula="of:=[.A1655]-[.A1654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22022">
            <text:p>674.222022</text:p>
          </table:table-cell>
          <table:table-cell office:value-type="float" office:value="2665096531631">
            <text:p>2665096531631</text:p>
          </table:table-cell>
          <table:table-cell table:formula="of:=([.B1656]-[.B$2])/10^9" office:value-type="float" office:value="0.321253348">
            <text:p>0.321253</text:p>
          </table:table-cell>
          <table:table-cell table:formula="of:=[.C1656]-[.C1655]" office:value-type="float" office:value="0.000917950000000001">
            <text:p>0.000918</text:p>
          </table:table-cell>
          <table:table-cell table:formula="of:=[.A1656]-[.A1655]" office:value-type="float" office:value="0.00091100000008737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22023">
            <text:p>674.222023</text:p>
          </table:table-cell>
          <table:table-cell office:value-type="float" office:value="2665096531631">
            <text:p>2665096531631</text:p>
          </table:table-cell>
          <table:table-cell table:formula="of:=([.B1657]-[.B$2])/10^9" office:value-type="float" office:value="0.321253348">
            <text:p>0.321253</text:p>
          </table:table-cell>
          <table:table-cell table:formula="of:=[.C1657]-[.C1656]" office:value-type="float" office:value="0">
            <text:p>0.000000</text:p>
          </table:table-cell>
          <table:table-cell table:formula="of:=[.A1657]-[.A1656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22028">
            <text:p>674.222028</text:p>
          </table:table-cell>
          <table:table-cell office:value-type="float" office:value="2665096531631">
            <text:p>2665096531631</text:p>
          </table:table-cell>
          <table:table-cell table:formula="of:=([.B1658]-[.B$2])/10^9" office:value-type="float" office:value="0.321253348">
            <text:p>0.321253</text:p>
          </table:table-cell>
          <table:table-cell table:formula="of:=[.C1658]-[.C1657]" office:value-type="float" office:value="0">
            <text:p>0.000000</text:p>
          </table:table-cell>
          <table:table-cell table:formula="of:=[.A1658]-[.A1657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22749">
            <text:p>674.222749</text:p>
          </table:table-cell>
          <table:table-cell office:value-type="float" office:value="2665096531631">
            <text:p>2665096531631</text:p>
          </table:table-cell>
          <table:table-cell table:formula="of:=([.B1659]-[.B$2])/10^9" office:value-type="float" office:value="0.321253348">
            <text:p>0.321253</text:p>
          </table:table-cell>
          <table:table-cell table:formula="of:=[.C1659]-[.C1658]" office:value-type="float" office:value="0">
            <text:p>0.000000</text:p>
          </table:table-cell>
          <table:table-cell table:formula="of:=[.A1659]-[.A1658]" office:value-type="float" office:value="0.000720999999998639">
            <text:p>0.00072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2275">
            <text:p>674.222750</text:p>
          </table:table-cell>
          <table:table-cell office:value-type="float" office:value="2665096531631">
            <text:p>2665096531631</text:p>
          </table:table-cell>
          <table:table-cell table:formula="of:=([.B1660]-[.B$2])/10^9" office:value-type="float" office:value="0.321253348">
            <text:p>0.321253</text:p>
          </table:table-cell>
          <table:table-cell table:formula="of:=[.C1660]-[.C1659]" office:value-type="float" office:value="0">
            <text:p>0.000000</text:p>
          </table:table-cell>
          <table:table-cell table:formula="of:=[.A1660]-[.A1659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22751">
            <text:p>674.222751</text:p>
          </table:table-cell>
          <table:table-cell office:value-type="float" office:value="2665096531631">
            <text:p>2665096531631</text:p>
          </table:table-cell>
          <table:table-cell table:formula="of:=([.B1661]-[.B$2])/10^9" office:value-type="float" office:value="0.321253348">
            <text:p>0.321253</text:p>
          </table:table-cell>
          <table:table-cell table:formula="of:=[.C1661]-[.C1660]" office:value-type="float" office:value="0">
            <text:p>0.000000</text:p>
          </table:table-cell>
          <table:table-cell table:formula="of:=[.A1661]-[.A1660]" office:value-type="float" office:value="0.000000999999997475243">
            <text:p>0.000001</text:p>
          </table:table-cell>
          <table:table-cell/>
          <table:table-cell office:value-type="string">
            <text:p>postpones its deadline to 2665102251752; c_s is topped up to 1955186</text:p>
          </table:table-cell>
          <table:table-cell/>
        </table:table-row>
        <table:table-row table:style-name="ro1">
          <table:table-cell office:value-type="float" office:value="674.222752">
            <text:p>674.222752</text:p>
          </table:table-cell>
          <table:table-cell office:value-type="float" office:value="2665096531631">
            <text:p>2665096531631</text:p>
          </table:table-cell>
          <table:table-cell table:formula="of:=([.B1662]-[.B$2])/10^9" office:value-type="float" office:value="0.321253348">
            <text:p>0.321253</text:p>
          </table:table-cell>
          <table:table-cell table:formula="of:=[.C1662]-[.C1661]" office:value-type="float" office:value="0">
            <text:p>0.000000</text:p>
          </table:table-cell>
          <table:table-cell table:formula="of:=[.A1662]-[.A1661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22759">
            <text:p>674.222759</text:p>
          </table:table-cell>
          <table:table-cell office:value-type="float" office:value="2665097268569">
            <text:p>2665097268569</text:p>
          </table:table-cell>
          <table:table-cell table:formula="of:=([.B1663]-[.B$2])/10^9" office:value-type="float" office:value="0.321990286">
            <text:p>0.321990</text:p>
          </table:table-cell>
          <table:table-cell table:formula="of:=[.C1663]-[.C1662]" office:value-type="float" office:value="0.00073693800000002">
            <text:p>0.000737</text:p>
          </table:table-cell>
          <table:table-cell table:formula="of:=[.A1663]-[.A1662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22766">
            <text:p>674.222766</text:p>
          </table:table-cell>
          <table:table-cell office:value-type="float" office:value="2665097268569">
            <text:p>2665097268569</text:p>
          </table:table-cell>
          <table:table-cell table:formula="of:=([.B1664]-[.B$2])/10^9" office:value-type="float" office:value="0.321990286">
            <text:p>0.321990</text:p>
          </table:table-cell>
          <table:table-cell table:formula="of:=[.C1664]-[.C1663]" office:value-type="float" office:value="0">
            <text:p>0.000000</text:p>
          </table:table-cell>
          <table:table-cell table:formula="of:=[.A1664]-[.A1663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24438">
            <text:p>674.224438</text:p>
          </table:table-cell>
          <table:table-cell office:value-type="float" office:value="2665098947324">
            <text:p>2665098947324</text:p>
          </table:table-cell>
          <table:table-cell table:formula="of:=([.B1665]-[.B$2])/10^9" office:value-type="float" office:value="0.323669041">
            <text:p>0.323669</text:p>
          </table:table-cell>
          <table:table-cell table:formula="of:=[.C1665]-[.C1664]" office:value-type="float" office:value="0.00167875499999998">
            <text:p>0.001679</text:p>
          </table:table-cell>
          <table:table-cell table:formula="of:=[.A1665]-[.A1664]" office:value-type="float" office:value="0.00167199999998502">
            <text:p>0.00167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24439">
            <text:p>674.224439</text:p>
          </table:table-cell>
          <table:table-cell office:value-type="float" office:value="2665098947324">
            <text:p>2665098947324</text:p>
          </table:table-cell>
          <table:table-cell table:formula="of:=([.B1666]-[.B$2])/10^9" office:value-type="float" office:value="0.323669041">
            <text:p>0.323669</text:p>
          </table:table-cell>
          <table:table-cell table:formula="of:=[.C1666]-[.C1665]" office:value-type="float" office:value="0">
            <text:p>0.000000</text:p>
          </table:table-cell>
          <table:table-cell table:formula="of:=[.A1666]-[.A1665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24444">
            <text:p>674.224444</text:p>
          </table:table-cell>
          <table:table-cell office:value-type="float" office:value="2665098947324">
            <text:p>2665098947324</text:p>
          </table:table-cell>
          <table:table-cell table:formula="of:=([.B1667]-[.B$2])/10^9" office:value-type="float" office:value="0.323669041">
            <text:p>0.323669</text:p>
          </table:table-cell>
          <table:table-cell table:formula="of:=[.C1667]-[.C1666]" office:value-type="float" office:value="0">
            <text:p>0.000000</text:p>
          </table:table-cell>
          <table:table-cell table:formula="of:=[.A1667]-[.A166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24747">
            <text:p>674.224747</text:p>
          </table:table-cell>
          <table:table-cell office:value-type="float" office:value="2665098947324">
            <text:p>2665098947324</text:p>
          </table:table-cell>
          <table:table-cell table:formula="of:=([.B1668]-[.B$2])/10^9" office:value-type="float" office:value="0.323669041">
            <text:p>0.323669</text:p>
          </table:table-cell>
          <table:table-cell table:formula="of:=[.C1668]-[.C1667]" office:value-type="float" office:value="0">
            <text:p>0.000000</text:p>
          </table:table-cell>
          <table:table-cell table:formula="of:=[.A1668]-[.A1667]" office:value-type="float" office:value="0.000303000000030806">
            <text:p>0.0003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24749">
            <text:p>674.224749</text:p>
          </table:table-cell>
          <table:table-cell office:value-type="float" office:value="2665099259139">
            <text:p>2665099259139</text:p>
          </table:table-cell>
          <table:table-cell table:formula="of:=([.B1669]-[.B$2])/10^9" office:value-type="float" office:value="0.323980856">
            <text:p>0.323981</text:p>
          </table:table-cell>
          <table:table-cell table:formula="of:=[.C1669]-[.C1668]" office:value-type="float" office:value="0.000311814999999993">
            <text:p>0.000312</text:p>
          </table:table-cell>
          <table:table-cell table:formula="of:=[.A1669]-[.A166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2475">
            <text:p>674.224750</text:p>
          </table:table-cell>
          <table:table-cell office:value-type="float" office:value="2665099259139">
            <text:p>2665099259139</text:p>
          </table:table-cell>
          <table:table-cell table:formula="of:=([.B1670]-[.B$2])/10^9" office:value-type="float" office:value="0.323980856">
            <text:p>0.323981</text:p>
          </table:table-cell>
          <table:table-cell table:formula="of:=[.C1670]-[.C1669]" office:value-type="float" office:value="0">
            <text:p>0.000000</text:p>
          </table:table-cell>
          <table:table-cell table:formula="of:=[.A1670]-[.A1669]" office:value-type="float" office:value="0.000000999999997475243">
            <text:p>0.000001</text:p>
          </table:table-cell>
          <table:table-cell office:value-type="string">
            <text:p>d_s is renewed (r + D) to 2665101259139; c_s is fully topped up</text:p>
          </table:table-cell>
          <table:table-cell table:number-columns-repeated="2"/>
        </table:table-row>
        <table:table-row table:style-name="ro1">
          <table:table-cell office:value-type="float" office:value="674.224751">
            <text:p>674.224751</text:p>
          </table:table-cell>
          <table:table-cell office:value-type="float" office:value="2665099259139">
            <text:p>2665099259139</text:p>
          </table:table-cell>
          <table:table-cell table:formula="of:=([.B1671]-[.B$2])/10^9" office:value-type="float" office:value="0.323980856">
            <text:p>0.323981</text:p>
          </table:table-cell>
          <table:table-cell table:formula="of:=[.C1671]-[.C1670]" office:value-type="float" office:value="0">
            <text:p>0.000000</text:p>
          </table:table-cell>
          <table:table-cell table:formula="of:=[.A1671]-[.A1670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24758">
            <text:p>674.224758</text:p>
          </table:table-cell>
          <table:table-cell office:value-type="float" office:value="2665099268099">
            <text:p>2665099268099</text:p>
          </table:table-cell>
          <table:table-cell table:formula="of:=([.B1672]-[.B$2])/10^9" office:value-type="float" office:value="0.323989816">
            <text:p>0.323990</text:p>
          </table:table-cell>
          <table:table-cell table:formula="of:=[.C1672]-[.C1671]" office:value-type="float" office:value="0.0000089600000000023">
            <text:p>0.000009</text:p>
          </table:table-cell>
          <table:table-cell table:formula="of:=[.A1672]-[.A1671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24763">
            <text:p>674.224763</text:p>
          </table:table-cell>
          <table:table-cell office:value-type="float" office:value="2665099268099">
            <text:p>2665099268099</text:p>
          </table:table-cell>
          <table:table-cell table:formula="of:=([.B1673]-[.B$2])/10^9" office:value-type="float" office:value="0.323989816">
            <text:p>0.323990</text:p>
          </table:table-cell>
          <table:table-cell table:formula="of:=[.C1673]-[.C1672]" office:value-type="float" office:value="0">
            <text:p>0.000000</text:p>
          </table:table-cell>
          <table:table-cell table:formula="of:=[.A1673]-[.A1672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25683">
            <text:p>674.225683</text:p>
          </table:table-cell>
          <table:table-cell office:value-type="float" office:value="2665100201108">
            <text:p>2665100201108</text:p>
          </table:table-cell>
          <table:table-cell table:formula="of:=([.B1674]-[.B$2])/10^9" office:value-type="float" office:value="0.324922825">
            <text:p>0.324923</text:p>
          </table:table-cell>
          <table:table-cell table:formula="of:=[.C1674]-[.C1673]" office:value-type="float" office:value="0.00093300900000004">
            <text:p>0.000933</text:p>
          </table:table-cell>
          <table:table-cell table:formula="of:=[.A1674]-[.A1673]" office:value-type="float" office:value="0.00091999999995096">
            <text:p>0.00092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25684">
            <text:p>674.225684</text:p>
          </table:table-cell>
          <table:table-cell office:value-type="float" office:value="2665100201108">
            <text:p>2665100201108</text:p>
          </table:table-cell>
          <table:table-cell table:formula="of:=([.B1675]-[.B$2])/10^9" office:value-type="float" office:value="0.324922825">
            <text:p>0.324923</text:p>
          </table:table-cell>
          <table:table-cell table:formula="of:=[.C1675]-[.C1674]" office:value-type="float" office:value="0">
            <text:p>0.000000</text:p>
          </table:table-cell>
          <table:table-cell table:formula="of:=[.A1675]-[.A167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25689">
            <text:p>674.225689</text:p>
          </table:table-cell>
          <table:table-cell office:value-type="float" office:value="2665100201108">
            <text:p>2665100201108</text:p>
          </table:table-cell>
          <table:table-cell table:formula="of:=([.B1676]-[.B$2])/10^9" office:value-type="float" office:value="0.324922825">
            <text:p>0.324923</text:p>
          </table:table-cell>
          <table:table-cell table:formula="of:=[.C1676]-[.C1675]" office:value-type="float" office:value="0">
            <text:p>0.000000</text:p>
          </table:table-cell>
          <table:table-cell table:formula="of:=[.A1676]-[.A167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25745">
            <text:p>674.225745</text:p>
          </table:table-cell>
          <table:table-cell office:value-type="float" office:value="2665100201108">
            <text:p>2665100201108</text:p>
          </table:table-cell>
          <table:table-cell table:formula="of:=([.B1677]-[.B$2])/10^9" office:value-type="float" office:value="0.324922825">
            <text:p>0.324923</text:p>
          </table:table-cell>
          <table:table-cell table:formula="of:=[.C1677]-[.C1676]" office:value-type="float" office:value="0">
            <text:p>0.000000</text:p>
          </table:table-cell>
          <table:table-cell table:formula="of:=[.A1677]-[.A1676]" office:value-type="float" office:value="0.0000559999999723004">
            <text:p>0.00005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25747">
            <text:p>674.225747</text:p>
          </table:table-cell>
          <table:table-cell office:value-type="float" office:value="2665100265072">
            <text:p>2665100265072</text:p>
          </table:table-cell>
          <table:table-cell table:formula="of:=([.B1678]-[.B$2])/10^9" office:value-type="float" office:value="0.324986789">
            <text:p>0.324987</text:p>
          </table:table-cell>
          <table:table-cell table:formula="of:=[.C1678]-[.C1677]" office:value-type="float" office:value="0.0000639639999999719">
            <text:p>0.000064</text:p>
          </table:table-cell>
          <table:table-cell table:formula="of:=[.A1678]-[.A1677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25748">
            <text:p>674.225748</text:p>
          </table:table-cell>
          <table:table-cell office:value-type="float" office:value="2665100265072">
            <text:p>2665100265072</text:p>
          </table:table-cell>
          <table:table-cell table:formula="of:=([.B1679]-[.B$2])/10^9" office:value-type="float" office:value="0.324986789">
            <text:p>0.324987</text:p>
          </table:table-cell>
          <table:table-cell table:formula="of:=[.C1679]-[.C1678]" office:value-type="float" office:value="0">
            <text:p>0.000000</text:p>
          </table:table-cell>
          <table:table-cell table:formula="of:=[.A1679]-[.A1678]" office:value-type="float" office:value="0.000000999999997475243">
            <text:p>0.000001</text:p>
          </table:table-cell>
          <table:table-cell/>
          <table:table-cell office:value-type="string">
            <text:p>276431 / 1986680 &lt;= 2000000 / 5000000</text:p>
          </table:table-cell>
          <table:table-cell/>
        </table:table-row>
        <table:table-row table:style-name="ro1">
          <table:table-cell office:value-type="float" office:value="674.225748">
            <text:p>674.225748</text:p>
          </table:table-cell>
          <table:table-cell office:value-type="float" office:value="2665100265072">
            <text:p>2665100265072</text:p>
          </table:table-cell>
          <table:table-cell table:formula="of:=([.B1680]-[.B$2])/10^9" office:value-type="float" office:value="0.324986789">
            <text:p>0.324987</text:p>
          </table:table-cell>
          <table:table-cell table:formula="of:=[.C1680]-[.C1679]" office:value-type="float" office:value="0">
            <text:p>0.000000</text:p>
          </table:table-cell>
          <table:table-cell table:formula="of:=[.A1680]-[.A1679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2575">
            <text:p>674.225750</text:p>
          </table:table-cell>
          <table:table-cell office:value-type="float" office:value="2665100265072">
            <text:p>2665100265072</text:p>
          </table:table-cell>
          <table:table-cell table:formula="of:=([.B1681]-[.B$2])/10^9" office:value-type="float" office:value="0.324986789">
            <text:p>0.324987</text:p>
          </table:table-cell>
          <table:table-cell table:formula="of:=[.C1681]-[.C1680]" office:value-type="float" office:value="0">
            <text:p>0.000000</text:p>
          </table:table-cell>
          <table:table-cell table:formula="of:=[.A1681]-[.A168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25759">
            <text:p>674.225759</text:p>
          </table:table-cell>
          <table:table-cell office:value-type="float" office:value="2665100277580">
            <text:p>2665100277580</text:p>
          </table:table-cell>
          <table:table-cell table:formula="of:=([.B1682]-[.B$2])/10^9" office:value-type="float" office:value="0.324999297">
            <text:p>0.324999</text:p>
          </table:table-cell>
          <table:table-cell table:formula="of:=[.C1682]-[.C1681]" office:value-type="float" office:value="0.0000125080000000222">
            <text:p>0.000013</text:p>
          </table:table-cell>
          <table:table-cell table:formula="of:=[.A1682]-[.A1681]" office:value-type="float" office:value="0.00000900000009096402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25767">
            <text:p>674.225767</text:p>
          </table:table-cell>
          <table:table-cell office:value-type="float" office:value="2665100277580">
            <text:p>2665100277580</text:p>
          </table:table-cell>
          <table:table-cell table:formula="of:=([.B1683]-[.B$2])/10^9" office:value-type="float" office:value="0.324999297">
            <text:p>0.324999</text:p>
          </table:table-cell>
          <table:table-cell table:formula="of:=[.C1683]-[.C1682]" office:value-type="float" office:value="0">
            <text:p>0.000000</text:p>
          </table:table-cell>
          <table:table-cell table:formula="of:=[.A1683]-[.A1682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26044">
            <text:p>674.226044</text:p>
          </table:table-cell>
          <table:table-cell office:value-type="float" office:value="2665100561828">
            <text:p>2665100561828</text:p>
          </table:table-cell>
          <table:table-cell table:formula="of:=([.B1684]-[.B$2])/10^9" office:value-type="float" office:value="0.325283545">
            <text:p>0.325284</text:p>
          </table:table-cell>
          <table:table-cell table:formula="of:=[.C1684]-[.C1683]" office:value-type="float" office:value="0.000284247999999987">
            <text:p>0.000284</text:p>
          </table:table-cell>
          <table:table-cell table:formula="of:=[.A1684]-[.A1683]" office:value-type="float" office:value="0.000276999999982763">
            <text:p>0.00027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26045">
            <text:p>674.226045</text:p>
          </table:table-cell>
          <table:table-cell office:value-type="float" office:value="2665100561828">
            <text:p>2665100561828</text:p>
          </table:table-cell>
          <table:table-cell table:formula="of:=([.B1685]-[.B$2])/10^9" office:value-type="float" office:value="0.325283545">
            <text:p>0.325284</text:p>
          </table:table-cell>
          <table:table-cell table:formula="of:=[.C1685]-[.C1684]" office:value-type="float" office:value="0">
            <text:p>0.000000</text:p>
          </table:table-cell>
          <table:table-cell table:formula="of:=[.A1685]-[.A1684]" office:value-type="float" office:value="0.000000999999997475243">
            <text:p>0.000001</text:p>
          </table:table-cell>
          <table:table-cell/>
          <table:table-cell office:value-type="string">
            <text:p>uses up its c_s; 2665100561828-2665100277580=284248</text:p>
          </table:table-cell>
          <table:table-cell/>
        </table:table-row>
        <table:table-row table:style-name="ro1">
          <table:table-cell office:value-type="float" office:value="674.226057">
            <text:p>674.226057</text:p>
          </table:table-cell>
          <table:table-cell office:value-type="float" office:value="2665100575170">
            <text:p>2665100575170</text:p>
          </table:table-cell>
          <table:table-cell table:formula="of:=([.B1686]-[.B$2])/10^9" office:value-type="float" office:value="0.325296887">
            <text:p>0.325297</text:p>
          </table:table-cell>
          <table:table-cell table:formula="of:=[.C1686]-[.C1685]" office:value-type="float" office:value="0.0000133419999999718">
            <text:p>0.000013</text:p>
          </table:table-cell>
          <table:table-cell table:formula="of:=[.A1686]-[.A1685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26062">
            <text:p>674.226062</text:p>
          </table:table-cell>
          <table:table-cell office:value-type="float" office:value="2665100575170">
            <text:p>2665100575170</text:p>
          </table:table-cell>
          <table:table-cell table:formula="of:=([.B1687]-[.B$2])/10^9" office:value-type="float" office:value="0.325296887">
            <text:p>0.325297</text:p>
          </table:table-cell>
          <table:table-cell table:formula="of:=[.C1687]-[.C1686]" office:value-type="float" office:value="0">
            <text:p>0.000000</text:p>
          </table:table-cell>
          <table:table-cell table:formula="of:=[.A1687]-[.A168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27739">
            <text:p>674.227739</text:p>
          </table:table-cell>
          <table:table-cell office:value-type="float" office:value="2665100575170">
            <text:p>2665100575170</text:p>
          </table:table-cell>
          <table:table-cell table:formula="of:=([.B1688]-[.B$2])/10^9" office:value-type="float" office:value="0.325296887">
            <text:p>0.325297</text:p>
          </table:table-cell>
          <table:table-cell table:formula="of:=[.C1688]-[.C1687]" office:value-type="float" office:value="0">
            <text:p>0.000000</text:p>
          </table:table-cell>
          <table:table-cell table:formula="of:=[.A1688]-[.A1687]" office:value-type="float" office:value="0.00167700000008608">
            <text:p>0.00167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2774">
            <text:p>674.227740</text:p>
          </table:table-cell>
          <table:table-cell office:value-type="float" office:value="2665100575170">
            <text:p>2665100575170</text:p>
          </table:table-cell>
          <table:table-cell table:formula="of:=([.B1689]-[.B$2])/10^9" office:value-type="float" office:value="0.325296887">
            <text:p>0.325297</text:p>
          </table:table-cell>
          <table:table-cell table:formula="of:=[.C1689]-[.C1688]" office:value-type="float" office:value="0">
            <text:p>0.000000</text:p>
          </table:table-cell>
          <table:table-cell table:formula="of:=[.A1689]-[.A1688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27741">
            <text:p>674.227741</text:p>
          </table:table-cell>
          <table:table-cell office:value-type="float" office:value="2665100575170">
            <text:p>2665100575170</text:p>
          </table:table-cell>
          <table:table-cell table:formula="of:=([.B1690]-[.B$2])/10^9" office:value-type="float" office:value="0.325296887">
            <text:p>0.325297</text:p>
          </table:table-cell>
          <table:table-cell table:formula="of:=[.C1690]-[.C1689]" office:value-type="float" office:value="0">
            <text:p>0.000000</text:p>
          </table:table-cell>
          <table:table-cell table:formula="of:=[.A1690]-[.A1689]" office:value-type="float" office:value="0.000000999999997475243">
            <text:p>0.000001</text:p>
          </table:table-cell>
          <table:table-cell/>
          <table:table-cell office:value-type="string">
            <text:p>postpones its deadline to 2665107251752; c_s is topped up to 1992183</text:p>
          </table:table-cell>
          <table:table-cell/>
        </table:table-row>
        <table:table-row table:style-name="ro1">
          <table:table-cell office:value-type="float" office:value="674.227932">
            <text:p>674.227932</text:p>
          </table:table-cell>
          <table:table-cell office:value-type="float" office:value="2665102450561">
            <text:p>2665102450561</text:p>
          </table:table-cell>
          <table:table-cell table:formula="of:=([.B1691]-[.B$2])/10^9" office:value-type="float" office:value="0.327172278">
            <text:p>0.327172</text:p>
          </table:table-cell>
          <table:table-cell table:formula="of:=[.C1691]-[.C1690]" office:value-type="float" office:value="0.001875391">
            <text:p>0.001875</text:p>
          </table:table-cell>
          <table:table-cell table:formula="of:=[.A1691]-[.A1690]" office:value-type="float" office:value="0.000190999999972519">
            <text:p>0.00019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27934">
            <text:p>674.227934</text:p>
          </table:table-cell>
          <table:table-cell office:value-type="float" office:value="2665102450561">
            <text:p>2665102450561</text:p>
          </table:table-cell>
          <table:table-cell table:formula="of:=([.B1692]-[.B$2])/10^9" office:value-type="float" office:value="0.327172278">
            <text:p>0.327172</text:p>
          </table:table-cell>
          <table:table-cell table:formula="of:=[.C1692]-[.C1691]" office:value-type="float" office:value="0">
            <text:p>0.000000</text:p>
          </table:table-cell>
          <table:table-cell table:formula="of:=[.A1692]-[.A1691]" office:value-type="float" office:value="0.00000199999999495049">
            <text:p>0.000002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674.227934">
            <text:p>674.227934</text:p>
          </table:table-cell>
          <table:table-cell office:value-type="float" office:value="2665102450561">
            <text:p>2665102450561</text:p>
          </table:table-cell>
          <table:table-cell table:formula="of:=([.B1693]-[.B$2])/10^9" office:value-type="float" office:value="0.327172278">
            <text:p>0.327172</text:p>
          </table:table-cell>
          <table:table-cell table:formula="of:=[.C1693]-[.C1692]" office:value-type="float" office:value="0">
            <text:p>0.000000</text:p>
          </table:table-cell>
          <table:table-cell table:formula="of:=[.A1693]-[.A1692]" office:value-type="float" office:value="0">
            <text:p>0.000000</text:p>
          </table:table-cell>
          <table:table-cell table:number-columns-repeated="2"/>
          <table:table-cell office:value-type="string">
            <text:p>uses up its c_s; 2665102450561-2665100575170=1875391</text:p>
          </table:table-cell>
        </table:table-row>
        <table:table-row table:style-name="ro1">
          <table:table-cell office:value-type="float" office:value="674.227937">
            <text:p>674.227937</text:p>
          </table:table-cell>
          <table:table-cell office:value-type="float" office:value="2665102450561">
            <text:p>2665102450561</text:p>
          </table:table-cell>
          <table:table-cell table:formula="of:=([.B1694]-[.B$2])/10^9" office:value-type="float" office:value="0.327172278">
            <text:p>0.327172</text:p>
          </table:table-cell>
          <table:table-cell table:formula="of:=[.C1694]-[.C1693]" office:value-type="float" office:value="0">
            <text:p>0.000000</text:p>
          </table:table-cell>
          <table:table-cell table:formula="of:=[.A1694]-[.A169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27938">
            <text:p>674.227938</text:p>
          </table:table-cell>
          <table:table-cell office:value-type="float" office:value="2665102450561">
            <text:p>2665102450561</text:p>
          </table:table-cell>
          <table:table-cell table:formula="of:=([.B1695]-[.B$2])/10^9" office:value-type="float" office:value="0.327172278">
            <text:p>0.327172</text:p>
          </table:table-cell>
          <table:table-cell table:formula="of:=[.C1695]-[.C1694]" office:value-type="float" office:value="0">
            <text:p>0.000000</text:p>
          </table:table-cell>
          <table:table-cell table:formula="of:=[.A1695]-[.A1694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109333019; c_s is topped up to 2872882</text:p>
          </table:table-cell>
        </table:table-row>
        <table:table-row table:style-name="ro1">
          <table:table-cell office:value-type="float" office:value="674.227939">
            <text:p>674.227939</text:p>
          </table:table-cell>
          <table:table-cell office:value-type="float" office:value="2665102450561">
            <text:p>2665102450561</text:p>
          </table:table-cell>
          <table:table-cell table:formula="of:=([.B1696]-[.B$2])/10^9" office:value-type="float" office:value="0.327172278">
            <text:p>0.327172</text:p>
          </table:table-cell>
          <table:table-cell table:formula="of:=[.C1696]-[.C1695]" office:value-type="float" office:value="0">
            <text:p>0.000000</text:p>
          </table:table-cell>
          <table:table-cell table:formula="of:=[.A1696]-[.A1695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27944">
            <text:p>674.227944</text:p>
          </table:table-cell>
          <table:table-cell office:value-type="float" office:value="2665102450561">
            <text:p>2665102450561</text:p>
          </table:table-cell>
          <table:table-cell table:formula="of:=([.B1697]-[.B$2])/10^9" office:value-type="float" office:value="0.327172278">
            <text:p>0.327172</text:p>
          </table:table-cell>
          <table:table-cell table:formula="of:=[.C1697]-[.C1696]" office:value-type="float" office:value="0">
            <text:p>0.000000</text:p>
          </table:table-cell>
          <table:table-cell table:formula="of:=[.A1697]-[.A1696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28738">
            <text:p>674.228738</text:p>
          </table:table-cell>
          <table:table-cell office:value-type="float" office:value="2665102450561">
            <text:p>2665102450561</text:p>
          </table:table-cell>
          <table:table-cell table:formula="of:=([.B1698]-[.B$2])/10^9" office:value-type="float" office:value="0.327172278">
            <text:p>0.327172</text:p>
          </table:table-cell>
          <table:table-cell table:formula="of:=[.C1698]-[.C1697]" office:value-type="float" office:value="0">
            <text:p>0.000000</text:p>
          </table:table-cell>
          <table:table-cell table:formula="of:=[.A1698]-[.A1697]" office:value-type="float" office:value="0.000794000000041706">
            <text:p>0.00079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2874">
            <text:p>674.228740</text:p>
          </table:table-cell>
          <table:table-cell office:value-type="float" office:value="2665103258680">
            <text:p>2665103258680</text:p>
          </table:table-cell>
          <table:table-cell table:formula="of:=([.B1699]-[.B$2])/10^9" office:value-type="float" office:value="0.327980397">
            <text:p>0.327980</text:p>
          </table:table-cell>
          <table:table-cell table:formula="of:=[.C1699]-[.C1698]" office:value-type="float" office:value="0.000808118999999996">
            <text:p>0.000808</text:p>
          </table:table-cell>
          <table:table-cell table:formula="of:=[.A1699]-[.A169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28741">
            <text:p>674.228741</text:p>
          </table:table-cell>
          <table:table-cell office:value-type="float" office:value="2665103258680">
            <text:p>2665103258680</text:p>
          </table:table-cell>
          <table:table-cell table:formula="of:=([.B1700]-[.B$2])/10^9" office:value-type="float" office:value="0.327980397">
            <text:p>0.327980</text:p>
          </table:table-cell>
          <table:table-cell table:formula="of:=[.C1700]-[.C1699]" office:value-type="float" office:value="0">
            <text:p>0.000000</text:p>
          </table:table-cell>
          <table:table-cell table:formula="of:=[.A1700]-[.A1699]" office:value-type="float" office:value="0.000000999999997475243">
            <text:p>0.000001</text:p>
          </table:table-cell>
          <table:table-cell office:value-type="string">
            <text:p>d_s is renewed (r + D) to 2665105258680; c_s is fully topped up</text:p>
          </table:table-cell>
          <table:table-cell table:number-columns-repeated="2"/>
        </table:table-row>
        <table:table-row table:style-name="ro1">
          <table:table-cell office:value-type="float" office:value="674.228742">
            <text:p>674.228742</text:p>
          </table:table-cell>
          <table:table-cell office:value-type="float" office:value="2665103258680">
            <text:p>2665103258680</text:p>
          </table:table-cell>
          <table:table-cell table:formula="of:=([.B1701]-[.B$2])/10^9" office:value-type="float" office:value="0.327980397">
            <text:p>0.327980</text:p>
          </table:table-cell>
          <table:table-cell table:formula="of:=[.C1701]-[.C1700]" office:value-type="float" office:value="0">
            <text:p>0.000000</text:p>
          </table:table-cell>
          <table:table-cell table:formula="of:=[.A1701]-[.A1700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228749">
            <text:p>674.228749</text:p>
          </table:table-cell>
          <table:table-cell office:value-type="float" office:value="2665103267676">
            <text:p>2665103267676</text:p>
          </table:table-cell>
          <table:table-cell table:formula="of:=([.B1702]-[.B$2])/10^9" office:value-type="float" office:value="0.327989393">
            <text:p>0.327989</text:p>
          </table:table-cell>
          <table:table-cell table:formula="of:=[.C1702]-[.C1701]" office:value-type="float" office:value="0.00000899600000003886">
            <text:p>0.000009</text:p>
          </table:table-cell>
          <table:table-cell table:formula="of:=[.A1702]-[.A1701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28754">
            <text:p>674.228754</text:p>
          </table:table-cell>
          <table:table-cell office:value-type="float" office:value="2665103267676">
            <text:p>2665103267676</text:p>
          </table:table-cell>
          <table:table-cell table:formula="of:=([.B1703]-[.B$2])/10^9" office:value-type="float" office:value="0.327989393">
            <text:p>0.327989</text:p>
          </table:table-cell>
          <table:table-cell table:formula="of:=[.C1703]-[.C1702]" office:value-type="float" office:value="0">
            <text:p>0.000000</text:p>
          </table:table-cell>
          <table:table-cell table:formula="of:=[.A1703]-[.A1702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29665">
            <text:p>674.229665</text:p>
          </table:table-cell>
          <table:table-cell office:value-type="float" office:value="2665104191674">
            <text:p>2665104191674</text:p>
          </table:table-cell>
          <table:table-cell table:formula="of:=([.B1704]-[.B$2])/10^9" office:value-type="float" office:value="0.328913391">
            <text:p>0.328913</text:p>
          </table:table-cell>
          <table:table-cell table:formula="of:=[.C1704]-[.C1703]" office:value-type="float" office:value="0.000923997999999981">
            <text:p>0.000924</text:p>
          </table:table-cell>
          <table:table-cell table:formula="of:=[.A1704]-[.A1703]" office:value-type="float" office:value="0.000910999999973683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29666">
            <text:p>674.229666</text:p>
          </table:table-cell>
          <table:table-cell office:value-type="float" office:value="2665104191674">
            <text:p>2665104191674</text:p>
          </table:table-cell>
          <table:table-cell table:formula="of:=([.B1705]-[.B$2])/10^9" office:value-type="float" office:value="0.328913391">
            <text:p>0.328913</text:p>
          </table:table-cell>
          <table:table-cell table:formula="of:=[.C1705]-[.C1704]" office:value-type="float" office:value="0">
            <text:p>0.000000</text:p>
          </table:table-cell>
          <table:table-cell table:formula="of:=[.A1705]-[.A170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29671">
            <text:p>674.229671</text:p>
          </table:table-cell>
          <table:table-cell office:value-type="float" office:value="2665104191674">
            <text:p>2665104191674</text:p>
          </table:table-cell>
          <table:table-cell table:formula="of:=([.B1706]-[.B$2])/10^9" office:value-type="float" office:value="0.328913391">
            <text:p>0.328913</text:p>
          </table:table-cell>
          <table:table-cell table:formula="of:=[.C1706]-[.C1705]" office:value-type="float" office:value="0">
            <text:p>0.000000</text:p>
          </table:table-cell>
          <table:table-cell table:formula="of:=[.A1706]-[.A1705]" office:value-type="float" office:value="0.00000500000010106305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30563">
            <text:p>674.230563</text:p>
          </table:table-cell>
          <table:table-cell office:value-type="float" office:value="2665105090233">
            <text:p>2665105090233</text:p>
          </table:table-cell>
          <table:table-cell table:formula="of:=([.B1707]-[.B$2])/10^9" office:value-type="float" office:value="0.32981195">
            <text:p>0.329812</text:p>
          </table:table-cell>
          <table:table-cell table:formula="of:=[.C1707]-[.C1706]" office:value-type="float" office:value="0.000898559000000021">
            <text:p>0.000899</text:p>
          </table:table-cell>
          <table:table-cell table:formula="of:=[.A1707]-[.A1706]" office:value-type="float" office:value="0.000891999999907966">
            <text:p>0.00089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30566">
            <text:p>674.230566</text:p>
          </table:table-cell>
          <table:table-cell office:value-type="float" office:value="2665105090233">
            <text:p>2665105090233</text:p>
          </table:table-cell>
          <table:table-cell table:formula="of:=([.B1708]-[.B$2])/10^9" office:value-type="float" office:value="0.32981195">
            <text:p>0.329812</text:p>
          </table:table-cell>
          <table:table-cell table:formula="of:=[.C1708]-[.C1707]" office:value-type="float" office:value="0">
            <text:p>0.000000</text:p>
          </table:table-cell>
          <table:table-cell table:formula="of:=[.A1708]-[.A1707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30788">
            <text:p>674.230788</text:p>
          </table:table-cell>
          <table:table-cell office:value-type="float" office:value="2665105090233">
            <text:p>2665105090233</text:p>
          </table:table-cell>
          <table:table-cell table:formula="of:=([.B1709]-[.B$2])/10^9" office:value-type="float" office:value="0.32981195">
            <text:p>0.329812</text:p>
          </table:table-cell>
          <table:table-cell table:formula="of:=[.C1709]-[.C1708]" office:value-type="float" office:value="0">
            <text:p>0.000000</text:p>
          </table:table-cell>
          <table:table-cell table:formula="of:=[.A1709]-[.A1708]" office:value-type="float" office:value="0.000222000000007938">
            <text:p>0.00022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30791">
            <text:p>674.230791</text:p>
          </table:table-cell>
          <table:table-cell office:value-type="float" office:value="2665105320494">
            <text:p>2665105320494</text:p>
          </table:table-cell>
          <table:table-cell table:formula="of:=([.B1710]-[.B$2])/10^9" office:value-type="float" office:value="0.330042211">
            <text:p>0.330042</text:p>
          </table:table-cell>
          <table:table-cell table:formula="of:=[.C1710]-[.C1709]" office:value-type="float" office:value="0.000230260999999954">
            <text:p>0.000230</text:p>
          </table:table-cell>
          <table:table-cell table:formula="of:=[.A1710]-[.A1709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30792">
            <text:p>674.230792</text:p>
          </table:table-cell>
          <table:table-cell office:value-type="float" office:value="2665105320494">
            <text:p>2665105320494</text:p>
          </table:table-cell>
          <table:table-cell table:formula="of:=([.B1711]-[.B$2])/10^9" office:value-type="float" office:value="0.330042211">
            <text:p>0.330042</text:p>
          </table:table-cell>
          <table:table-cell table:formula="of:=[.C1711]-[.C1710]" office:value-type="float" office:value="0">
            <text:p>0.000000</text:p>
          </table:table-cell>
          <table:table-cell table:formula="of:=[.A1711]-[.A1710]" office:value-type="float" office:value="0.000000999999997475243">
            <text:p>0.000001</text:p>
          </table:table-cell>
          <table:table-cell table:number-columns-repeated="2"/>
          <table:table-cell office:value-type="string">
            <text:p>2872882 / 4012525 &gt; 3000000 / 7000000</text:p>
          </table:table-cell>
        </table:table-row>
        <table:table-row table:style-name="ro1">
          <table:table-cell office:value-type="float" office:value="674.230792">
            <text:p>674.230792</text:p>
          </table:table-cell>
          <table:table-cell office:value-type="float" office:value="2665105320494">
            <text:p>2665105320494</text:p>
          </table:table-cell>
          <table:table-cell table:formula="of:=([.B1712]-[.B$2])/10^9" office:value-type="float" office:value="0.330042211">
            <text:p>0.330042</text:p>
          </table:table-cell>
          <table:table-cell table:formula="of:=[.C1712]-[.C1711]" office:value-type="float" office:value="0">
            <text:p>0.000000</text:p>
          </table:table-cell>
          <table:table-cell table:formula="of:=[.A1712]-[.A1711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5112320494; c_s is fully topped up</text:p>
          </table:table-cell>
        </table:table-row>
        <table:table-row table:style-name="ro1">
          <table:table-cell office:value-type="float" office:value="674.230796">
            <text:p>674.230796</text:p>
          </table:table-cell>
          <table:table-cell office:value-type="float" office:value="2665105320494">
            <text:p>2665105320494</text:p>
          </table:table-cell>
          <table:table-cell table:formula="of:=([.B1713]-[.B$2])/10^9" office:value-type="float" office:value="0.330042211">
            <text:p>0.330042</text:p>
          </table:table-cell>
          <table:table-cell table:formula="of:=[.C1713]-[.C1712]" office:value-type="float" office:value="0">
            <text:p>0.000000</text:p>
          </table:table-cell>
          <table:table-cell table:formula="of:=[.A1713]-[.A1712]" office:value-type="float" office:value="0.00000400000010358781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30797">
            <text:p>674.230797</text:p>
          </table:table-cell>
          <table:table-cell office:value-type="float" office:value="2665105320494">
            <text:p>2665105320494</text:p>
          </table:table-cell>
          <table:table-cell table:formula="of:=([.B1714]-[.B$2])/10^9" office:value-type="float" office:value="0.330042211">
            <text:p>0.330042</text:p>
          </table:table-cell>
          <table:table-cell table:formula="of:=[.C1714]-[.C1713]" office:value-type="float" office:value="0">
            <text:p>0.000000</text:p>
          </table:table-cell>
          <table:table-cell table:formula="of:=[.A1714]-[.A171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30798">
            <text:p>674.230798</text:p>
          </table:table-cell>
          <table:table-cell office:value-type="float" office:value="2665105320494">
            <text:p>2665105320494</text:p>
          </table:table-cell>
          <table:table-cell table:formula="of:=([.B1715]-[.B$2])/10^9" office:value-type="float" office:value="0.330042211">
            <text:p>0.330042</text:p>
          </table:table-cell>
          <table:table-cell table:formula="of:=[.C1715]-[.C1714]" office:value-type="float" office:value="0">
            <text:p>0.000000</text:p>
          </table:table-cell>
          <table:table-cell table:formula="of:=[.A1715]-[.A1714]" office:value-type="float" office:value="0.000000999999997475243">
            <text:p>0.000001</text:p>
          </table:table-cell>
          <table:table-cell/>
          <table:table-cell office:value-type="string">
            <text:p>276509 / 1931258 &lt;= 2000000 / 5000000</text:p>
          </table:table-cell>
          <table:table-cell/>
        </table:table-row>
        <table:table-row table:style-name="ro1">
          <table:table-cell office:value-type="float" office:value="674.230799">
            <text:p>674.230799</text:p>
          </table:table-cell>
          <table:table-cell office:value-type="float" office:value="2665105320494">
            <text:p>2665105320494</text:p>
          </table:table-cell>
          <table:table-cell table:formula="of:=([.B1716]-[.B$2])/10^9" office:value-type="float" office:value="0.330042211">
            <text:p>0.330042</text:p>
          </table:table-cell>
          <table:table-cell table:formula="of:=[.C1716]-[.C1715]" office:value-type="float" office:value="0">
            <text:p>0.000000</text:p>
          </table:table-cell>
          <table:table-cell table:formula="of:=[.A1716]-[.A1715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30836">
            <text:p>674.230836</text:p>
          </table:table-cell>
          <table:table-cell office:value-type="float" office:value="2665105320494">
            <text:p>2665105320494</text:p>
          </table:table-cell>
          <table:table-cell table:formula="of:=([.B1717]-[.B$2])/10^9" office:value-type="float" office:value="0.330042211">
            <text:p>0.330042</text:p>
          </table:table-cell>
          <table:table-cell table:formula="of:=[.C1717]-[.C1716]" office:value-type="float" office:value="0">
            <text:p>0.000000</text:p>
          </table:table-cell>
          <table:table-cell table:formula="of:=[.A1717]-[.A1716]" office:value-type="float" office:value="0.000036999999906584">
            <text:p>0.00003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31114">
            <text:p>674.231114</text:p>
          </table:table-cell>
          <table:table-cell office:value-type="float" office:value="2665105643154">
            <text:p>2665105643154</text:p>
          </table:table-cell>
          <table:table-cell table:formula="of:=([.B1718]-[.B$2])/10^9" office:value-type="float" office:value="0.330364871">
            <text:p>0.330365</text:p>
          </table:table-cell>
          <table:table-cell table:formula="of:=[.C1718]-[.C1717]" office:value-type="float" office:value="0.00032266000000003">
            <text:p>0.000323</text:p>
          </table:table-cell>
          <table:table-cell table:formula="of:=[.A1718]-[.A1717]" office:value-type="float" office:value="0.000278000000093925">
            <text:p>0.000278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31115">
            <text:p>674.231115</text:p>
          </table:table-cell>
          <table:table-cell office:value-type="float" office:value="2665105643154">
            <text:p>2665105643154</text:p>
          </table:table-cell>
          <table:table-cell table:formula="of:=([.B1719]-[.B$2])/10^9" office:value-type="float" office:value="0.330364871">
            <text:p>0.330365</text:p>
          </table:table-cell>
          <table:table-cell table:formula="of:=[.C1719]-[.C1718]" office:value-type="float" office:value="0">
            <text:p>0.000000</text:p>
          </table:table-cell>
          <table:table-cell table:formula="of:=[.A1719]-[.A1718]" office:value-type="float" office:value="0.000000999999997475243">
            <text:p>0.000001</text:p>
          </table:table-cell>
          <table:table-cell/>
          <table:table-cell office:value-type="string">
            <text:p>uses up its c_s; 2665105643154-2665105320494=322660</text:p>
          </table:table-cell>
          <table:table-cell/>
        </table:table-row>
        <table:table-row table:style-name="ro1">
          <table:table-cell office:value-type="float" office:value="674.231126">
            <text:p>674.231126</text:p>
          </table:table-cell>
          <table:table-cell office:value-type="float" office:value="2665105656401">
            <text:p>2665105656401</text:p>
          </table:table-cell>
          <table:table-cell table:formula="of:=([.B1720]-[.B$2])/10^9" office:value-type="float" office:value="0.330378118">
            <text:p>0.330378</text:p>
          </table:table-cell>
          <table:table-cell table:formula="of:=[.C1720]-[.C1719]" office:value-type="float" office:value="0.000013246999999994">
            <text:p>0.000013</text:p>
          </table:table-cell>
          <table:table-cell table:formula="of:=[.A1720]-[.A1719]" office:value-type="float" office:value="0.0000109999999722277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31132">
            <text:p>674.231132</text:p>
          </table:table-cell>
          <table:table-cell office:value-type="float" office:value="2665105656401">
            <text:p>2665105656401</text:p>
          </table:table-cell>
          <table:table-cell table:formula="of:=([.B1721]-[.B$2])/10^9" office:value-type="float" office:value="0.330378118">
            <text:p>0.330378</text:p>
          </table:table-cell>
          <table:table-cell table:formula="of:=[.C1721]-[.C1720]" office:value-type="float" office:value="0">
            <text:p>0.000000</text:p>
          </table:table-cell>
          <table:table-cell table:formula="of:=[.A1721]-[.A1720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31137">
            <text:p>674.231137</text:p>
          </table:table-cell>
          <table:table-cell office:value-type="float" office:value="2665105666531">
            <text:p>2665105666531</text:p>
          </table:table-cell>
          <table:table-cell table:formula="of:=([.B1722]-[.B$2])/10^9" office:value-type="float" office:value="0.330388248">
            <text:p>0.330388</text:p>
          </table:table-cell>
          <table:table-cell table:formula="of:=[.C1722]-[.C1721]" office:value-type="float" office:value="0.0000101299999999971">
            <text:p>0.000010</text:p>
          </table:table-cell>
          <table:table-cell table:formula="of:=[.A1722]-[.A1721]" office:value-type="float" office:value="0.00000499999998737621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31141">
            <text:p>674.231141</text:p>
          </table:table-cell>
          <table:table-cell office:value-type="float" office:value="2665105666531">
            <text:p>2665105666531</text:p>
          </table:table-cell>
          <table:table-cell table:formula="of:=([.B1723]-[.B$2])/10^9" office:value-type="float" office:value="0.330388248">
            <text:p>0.330388</text:p>
          </table:table-cell>
          <table:table-cell table:formula="of:=[.C1723]-[.C1722]" office:value-type="float" office:value="0">
            <text:p>0.000000</text:p>
          </table:table-cell>
          <table:table-cell table:formula="of:=[.A1723]-[.A172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74.232727">
            <text:p>674.232727</text:p>
          </table:table-cell>
          <table:table-cell office:value-type="float" office:value="2665105666531">
            <text:p>2665105666531</text:p>
          </table:table-cell>
          <table:table-cell table:formula="of:=([.B1724]-[.B$2])/10^9" office:value-type="float" office:value="0.330388248">
            <text:p>0.330388</text:p>
          </table:table-cell>
          <table:table-cell table:formula="of:=[.C1724]-[.C1723]" office:value-type="float" office:value="0">
            <text:p>0.000000</text:p>
          </table:table-cell>
          <table:table-cell table:formula="of:=[.A1724]-[.A1723]" office:value-type="float" office:value="0.00158599999997477">
            <text:p>0.00158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32728">
            <text:p>674.232728</text:p>
          </table:table-cell>
          <table:table-cell office:value-type="float" office:value="2665105666531">
            <text:p>2665105666531</text:p>
          </table:table-cell>
          <table:table-cell table:formula="of:=([.B1725]-[.B$2])/10^9" office:value-type="float" office:value="0.330388248">
            <text:p>0.330388</text:p>
          </table:table-cell>
          <table:table-cell table:formula="of:=[.C1725]-[.C1724]" office:value-type="float" office:value="0">
            <text:p>0.000000</text:p>
          </table:table-cell>
          <table:table-cell table:formula="of:=[.A1725]-[.A1724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32729">
            <text:p>674.232729</text:p>
          </table:table-cell>
          <table:table-cell office:value-type="float" office:value="2665105666531">
            <text:p>2665105666531</text:p>
          </table:table-cell>
          <table:table-cell table:formula="of:=([.B1726]-[.B$2])/10^9" office:value-type="float" office:value="0.330388248">
            <text:p>0.330388</text:p>
          </table:table-cell>
          <table:table-cell table:formula="of:=[.C1726]-[.C1725]" office:value-type="float" office:value="0">
            <text:p>0.000000</text:p>
          </table:table-cell>
          <table:table-cell table:formula="of:=[.A1726]-[.A1725]" office:value-type="float" office:value="0.000000999999997475243">
            <text:p>0.000001</text:p>
          </table:table-cell>
          <table:table-cell/>
          <table:table-cell office:value-type="string">
            <text:p>postpones its deadline to 2665112251752; c_s is topped up to 1953849</text:p>
          </table:table-cell>
          <table:table-cell/>
        </table:table-row>
        <table:table-row table:style-name="ro1">
          <table:table-cell office:value-type="float" office:value="674.23273">
            <text:p>674.232730</text:p>
          </table:table-cell>
          <table:table-cell office:value-type="float" office:value="2665105666531">
            <text:p>2665105666531</text:p>
          </table:table-cell>
          <table:table-cell table:formula="of:=([.B1727]-[.B$2])/10^9" office:value-type="float" office:value="0.330388248">
            <text:p>0.330388</text:p>
          </table:table-cell>
          <table:table-cell table:formula="of:=[.C1727]-[.C1726]" office:value-type="float" office:value="0">
            <text:p>0.000000</text:p>
          </table:table-cell>
          <table:table-cell table:formula="of:=[.A1727]-[.A1726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32733">
            <text:p>674.232733</text:p>
          </table:table-cell>
          <table:table-cell office:value-type="float" office:value="2665105666531">
            <text:p>2665105666531</text:p>
          </table:table-cell>
          <table:table-cell table:formula="of:=([.B1728]-[.B$2])/10^9" office:value-type="float" office:value="0.330388248">
            <text:p>0.330388</text:p>
          </table:table-cell>
          <table:table-cell table:formula="of:=[.C1728]-[.C1727]" office:value-type="float" office:value="0">
            <text:p>0.000000</text:p>
          </table:table-cell>
          <table:table-cell table:formula="of:=[.A1728]-[.A1727]" office:value-type="float" office:value="0.0000030000001061125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32735">
            <text:p>674.232735</text:p>
          </table:table-cell>
          <table:table-cell office:value-type="float" office:value="2665107264845">
            <text:p>2665107264845</text:p>
          </table:table-cell>
          <table:table-cell table:formula="of:=([.B1729]-[.B$2])/10^9" office:value-type="float" office:value="0.331986562">
            <text:p>0.331987</text:p>
          </table:table-cell>
          <table:table-cell table:formula="of:=[.C1729]-[.C1728]" office:value-type="float" office:value="0.00159831399999999">
            <text:p>0.001598</text:p>
          </table:table-cell>
          <table:table-cell table:formula="of:=[.A1729]-[.A172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32736">
            <text:p>674.232736</text:p>
          </table:table-cell>
          <table:table-cell office:value-type="float" office:value="2665107264845">
            <text:p>2665107264845</text:p>
          </table:table-cell>
          <table:table-cell table:formula="of:=([.B1730]-[.B$2])/10^9" office:value-type="float" office:value="0.331986562">
            <text:p>0.331987</text:p>
          </table:table-cell>
          <table:table-cell table:formula="of:=[.C1730]-[.C1729]" office:value-type="float" office:value="0">
            <text:p>0.000000</text:p>
          </table:table-cell>
          <table:table-cell table:formula="of:=[.A1730]-[.A1729]" office:value-type="float" office:value="0.000000999999997475243">
            <text:p>0.000001</text:p>
          </table:table-cell>
          <table:table-cell office:value-type="string">
            <text:p>d_s is renewed (r + D) to 2665109264845; c_s is fully topped up</text:p>
          </table:table-cell>
          <table:table-cell table:number-columns-repeated="2"/>
        </table:table-row>
        <table:table-row table:style-name="ro1">
          <table:table-cell office:value-type="float" office:value="674.232737">
            <text:p>674.232737</text:p>
          </table:table-cell>
          <table:table-cell office:value-type="float" office:value="2665107264845">
            <text:p>2665107264845</text:p>
          </table:table-cell>
          <table:table-cell table:formula="of:=([.B1731]-[.B$2])/10^9" office:value-type="float" office:value="0.331986562">
            <text:p>0.331987</text:p>
          </table:table-cell>
          <table:table-cell table:formula="of:=[.C1731]-[.C1730]" office:value-type="float" office:value="0">
            <text:p>0.000000</text:p>
          </table:table-cell>
          <table:table-cell table:formula="of:=[.A1731]-[.A1730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32745">
            <text:p>674.232745</text:p>
          </table:table-cell>
          <table:table-cell office:value-type="float" office:value="2665107274747">
            <text:p>2665107274747</text:p>
          </table:table-cell>
          <table:table-cell table:formula="of:=([.B1732]-[.B$2])/10^9" office:value-type="float" office:value="0.331996464">
            <text:p>0.331996</text:p>
          </table:table-cell>
          <table:table-cell table:formula="of:=[.C1732]-[.C1731]" office:value-type="float" office:value="0.00000990200000000607">
            <text:p>0.000010</text:p>
          </table:table-cell>
          <table:table-cell table:formula="of:=[.A1732]-[.A1731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3275">
            <text:p>674.232750</text:p>
          </table:table-cell>
          <table:table-cell office:value-type="float" office:value="2665107274747">
            <text:p>2665107274747</text:p>
          </table:table-cell>
          <table:table-cell table:formula="of:=([.B1733]-[.B$2])/10^9" office:value-type="float" office:value="0.331996464">
            <text:p>0.331996</text:p>
          </table:table-cell>
          <table:table-cell table:formula="of:=[.C1733]-[.C1732]" office:value-type="float" office:value="0">
            <text:p>0.000000</text:p>
          </table:table-cell>
          <table:table-cell table:formula="of:=[.A1733]-[.A1732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33662">
            <text:p>674.233662</text:p>
          </table:table-cell>
          <table:table-cell office:value-type="float" office:value="2665108198102">
            <text:p>2665108198102</text:p>
          </table:table-cell>
          <table:table-cell table:formula="of:=([.B1734]-[.B$2])/10^9" office:value-type="float" office:value="0.332919819">
            <text:p>0.332920</text:p>
          </table:table-cell>
          <table:table-cell table:formula="of:=[.C1734]-[.C1733]" office:value-type="float" office:value="0.000923355000000015">
            <text:p>0.000923</text:p>
          </table:table-cell>
          <table:table-cell table:formula="of:=[.A1734]-[.A1733]" office:value-type="float" office:value="0.000911999999971158">
            <text:p>0.00091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33663">
            <text:p>674.233663</text:p>
          </table:table-cell>
          <table:table-cell office:value-type="float" office:value="2665108198102">
            <text:p>2665108198102</text:p>
          </table:table-cell>
          <table:table-cell table:formula="of:=([.B1735]-[.B$2])/10^9" office:value-type="float" office:value="0.332919819">
            <text:p>0.332920</text:p>
          </table:table-cell>
          <table:table-cell table:formula="of:=[.C1735]-[.C1734]" office:value-type="float" office:value="0">
            <text:p>0.000000</text:p>
          </table:table-cell>
          <table:table-cell table:formula="of:=[.A1735]-[.A173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33671">
            <text:p>674.233671</text:p>
          </table:table-cell>
          <table:table-cell office:value-type="float" office:value="2665108198102">
            <text:p>2665108198102</text:p>
          </table:table-cell>
          <table:table-cell table:formula="of:=([.B1736]-[.B$2])/10^9" office:value-type="float" office:value="0.332919819">
            <text:p>0.332920</text:p>
          </table:table-cell>
          <table:table-cell table:formula="of:=[.C1736]-[.C1735]" office:value-type="float" office:value="0">
            <text:p>0.000000</text:p>
          </table:table-cell>
          <table:table-cell table:formula="of:=[.A1736]-[.A1735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3531">
            <text:p>674.235310</text:p>
          </table:table-cell>
          <table:table-cell office:value-type="float" office:value="2665109845637">
            <text:p>2665109845637</text:p>
          </table:table-cell>
          <table:table-cell table:formula="of:=([.B1737]-[.B$2])/10^9" office:value-type="float" office:value="0.334567354">
            <text:p>0.334567</text:p>
          </table:table-cell>
          <table:table-cell table:formula="of:=[.C1737]-[.C1736]" office:value-type="float" office:value="0.00164753499999998">
            <text:p>0.001648</text:p>
          </table:table-cell>
          <table:table-cell table:formula="of:=[.A1737]-[.A1736]" office:value-type="float" office:value="0.00163900000006834">
            <text:p>0.00163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35311">
            <text:p>674.235311</text:p>
          </table:table-cell>
          <table:table-cell office:value-type="float" office:value="2665109845637">
            <text:p>2665109845637</text:p>
          </table:table-cell>
          <table:table-cell table:formula="of:=([.B1738]-[.B$2])/10^9" office:value-type="float" office:value="0.334567354">
            <text:p>0.334567</text:p>
          </table:table-cell>
          <table:table-cell table:formula="of:=[.C1738]-[.C1737]" office:value-type="float" office:value="0">
            <text:p>0.000000</text:p>
          </table:table-cell>
          <table:table-cell table:formula="of:=[.A1738]-[.A1737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35316">
            <text:p>674.235316</text:p>
          </table:table-cell>
          <table:table-cell office:value-type="float" office:value="2665109845637">
            <text:p>2665109845637</text:p>
          </table:table-cell>
          <table:table-cell table:formula="of:=([.B1739]-[.B$2])/10^9" office:value-type="float" office:value="0.334567354">
            <text:p>0.334567</text:p>
          </table:table-cell>
          <table:table-cell table:formula="of:=[.C1739]-[.C1738]" office:value-type="float" office:value="0">
            <text:p>0.000000</text:p>
          </table:table-cell>
          <table:table-cell table:formula="of:=[.A1739]-[.A1738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35723">
            <text:p>674.235723</text:p>
          </table:table-cell>
          <table:table-cell office:value-type="float" office:value="2665109845637">
            <text:p>2665109845637</text:p>
          </table:table-cell>
          <table:table-cell table:formula="of:=([.B1740]-[.B$2])/10^9" office:value-type="float" office:value="0.334567354">
            <text:p>0.334567</text:p>
          </table:table-cell>
          <table:table-cell table:formula="of:=[.C1740]-[.C1739]" office:value-type="float" office:value="0">
            <text:p>0.000000</text:p>
          </table:table-cell>
          <table:table-cell table:formula="of:=[.A1740]-[.A1739]" office:value-type="float" office:value="0.000406999999995605">
            <text:p>0.00040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35726">
            <text:p>674.235726</text:p>
          </table:table-cell>
          <table:table-cell office:value-type="float" office:value="2665110261079">
            <text:p>2665110261079</text:p>
          </table:table-cell>
          <table:table-cell table:formula="of:=([.B1741]-[.B$2])/10^9" office:value-type="float" office:value="0.334982796">
            <text:p>0.334983</text:p>
          </table:table-cell>
          <table:table-cell table:formula="of:=[.C1741]-[.C1740]" office:value-type="float" office:value="0.000415442000000044">
            <text:p>0.000415</text:p>
          </table:table-cell>
          <table:table-cell table:formula="of:=[.A1741]-[.A1740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35727">
            <text:p>674.235727</text:p>
          </table:table-cell>
          <table:table-cell office:value-type="float" office:value="2665110261079">
            <text:p>2665110261079</text:p>
          </table:table-cell>
          <table:table-cell table:formula="of:=([.B1742]-[.B$2])/10^9" office:value-type="float" office:value="0.334982796">
            <text:p>0.334983</text:p>
          </table:table-cell>
          <table:table-cell table:formula="of:=[.C1742]-[.C1741]" office:value-type="float" office:value="0">
            <text:p>0.000000</text:p>
          </table:table-cell>
          <table:table-cell table:formula="of:=[.A1742]-[.A1741]" office:value-type="float" office:value="0.000000999999997475243">
            <text:p>0.000001</text:p>
          </table:table-cell>
          <table:table-cell/>
          <table:table-cell office:value-type="string">
            <text:p>306314 / 1990673 &lt;= 2000000 / 5000000</text:p>
          </table:table-cell>
          <table:table-cell/>
        </table:table-row>
        <table:table-row table:style-name="ro1">
          <table:table-cell office:value-type="float" office:value="674.235727">
            <text:p>674.235727</text:p>
          </table:table-cell>
          <table:table-cell office:value-type="float" office:value="2665110261079">
            <text:p>2665110261079</text:p>
          </table:table-cell>
          <table:table-cell table:formula="of:=([.B1743]-[.B$2])/10^9" office:value-type="float" office:value="0.334982796">
            <text:p>0.334983</text:p>
          </table:table-cell>
          <table:table-cell table:formula="of:=[.C1743]-[.C1742]" office:value-type="float" office:value="0">
            <text:p>0.000000</text:p>
          </table:table-cell>
          <table:table-cell table:formula="of:=[.A1743]-[.A1742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35729">
            <text:p>674.235729</text:p>
          </table:table-cell>
          <table:table-cell office:value-type="float" office:value="2665110261079">
            <text:p>2665110261079</text:p>
          </table:table-cell>
          <table:table-cell table:formula="of:=([.B1744]-[.B$2])/10^9" office:value-type="float" office:value="0.334982796">
            <text:p>0.334983</text:p>
          </table:table-cell>
          <table:table-cell table:formula="of:=[.C1744]-[.C1743]" office:value-type="float" office:value="0">
            <text:p>0.000000</text:p>
          </table:table-cell>
          <table:table-cell table:formula="of:=[.A1744]-[.A1743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35738">
            <text:p>674.235738</text:p>
          </table:table-cell>
          <table:table-cell office:value-type="float" office:value="2665110274230">
            <text:p>2665110274230</text:p>
          </table:table-cell>
          <table:table-cell table:formula="of:=([.B1745]-[.B$2])/10^9" office:value-type="float" office:value="0.334995947">
            <text:p>0.334996</text:p>
          </table:table-cell>
          <table:table-cell table:formula="of:=[.C1745]-[.C1744]" office:value-type="float" office:value="0.000013150999999989">
            <text:p>0.000013</text:p>
          </table:table-cell>
          <table:table-cell table:formula="of:=[.A1745]-[.A1744]" office:value-type="float" office:value="0.00000899999997727718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35746">
            <text:p>674.235746</text:p>
          </table:table-cell>
          <table:table-cell office:value-type="float" office:value="2665110274230">
            <text:p>2665110274230</text:p>
          </table:table-cell>
          <table:table-cell table:formula="of:=([.B1746]-[.B$2])/10^9" office:value-type="float" office:value="0.334995947">
            <text:p>0.334996</text:p>
          </table:table-cell>
          <table:table-cell table:formula="of:=[.C1746]-[.C1745]" office:value-type="float" office:value="0">
            <text:p>0.000000</text:p>
          </table:table-cell>
          <table:table-cell table:formula="of:=[.A1746]-[.A1745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36053">
            <text:p>674.236053</text:p>
          </table:table-cell>
          <table:table-cell office:value-type="float" office:value="2665110588267">
            <text:p>2665110588267</text:p>
          </table:table-cell>
          <table:table-cell table:formula="of:=([.B1747]-[.B$2])/10^9" office:value-type="float" office:value="0.335309984">
            <text:p>0.335310</text:p>
          </table:table-cell>
          <table:table-cell table:formula="of:=[.C1747]-[.C1746]" office:value-type="float" office:value="0.000314036999999989">
            <text:p>0.000314</text:p>
          </table:table-cell>
          <table:table-cell table:formula="of:=[.A1747]-[.A1746]" office:value-type="float" office:value="0.000307000000020707">
            <text:p>0.000307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36054">
            <text:p>674.236054</text:p>
          </table:table-cell>
          <table:table-cell office:value-type="float" office:value="2665110588267">
            <text:p>2665110588267</text:p>
          </table:table-cell>
          <table:table-cell table:formula="of:=([.B1748]-[.B$2])/10^9" office:value-type="float" office:value="0.335309984">
            <text:p>0.335310</text:p>
          </table:table-cell>
          <table:table-cell table:formula="of:=[.C1748]-[.C1747]" office:value-type="float" office:value="0">
            <text:p>0.000000</text:p>
          </table:table-cell>
          <table:table-cell table:formula="of:=[.A1748]-[.A1747]" office:value-type="float" office:value="0.000000999999997475243">
            <text:p>0.000001</text:p>
          </table:table-cell>
          <table:table-cell/>
          <table:table-cell office:value-type="string">
            <text:p>uses up its c_s; 2665110588267-2665110274230=314037</text:p>
          </table:table-cell>
          <table:table-cell/>
        </table:table-row>
        <table:table-row table:style-name="ro1">
          <table:table-cell office:value-type="float" office:value="674.236063">
            <text:p>674.236063</text:p>
          </table:table-cell>
          <table:table-cell office:value-type="float" office:value="2665110598908">
            <text:p>2665110598908</text:p>
          </table:table-cell>
          <table:table-cell table:formula="of:=([.B1749]-[.B$2])/10^9" office:value-type="float" office:value="0.335320625">
            <text:p>0.335321</text:p>
          </table:table-cell>
          <table:table-cell table:formula="of:=[.C1749]-[.C1748]" office:value-type="float" office:value="0.0000106409999999779">
            <text:p>0.000011</text:p>
          </table:table-cell>
          <table:table-cell table:formula="of:=[.A1749]-[.A1748]" office:value-type="float" office:value="0.00000899999997727718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36068">
            <text:p>674.236068</text:p>
          </table:table-cell>
          <table:table-cell office:value-type="float" office:value="2665110598908">
            <text:p>2665110598908</text:p>
          </table:table-cell>
          <table:table-cell table:formula="of:=([.B1750]-[.B$2])/10^9" office:value-type="float" office:value="0.335320625">
            <text:p>0.335321</text:p>
          </table:table-cell>
          <table:table-cell table:formula="of:=[.C1750]-[.C1749]" office:value-type="float" office:value="0">
            <text:p>0.000000</text:p>
          </table:table-cell>
          <table:table-cell table:formula="of:=[.A1750]-[.A1749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36721">
            <text:p>674.236721</text:p>
          </table:table-cell>
          <table:table-cell office:value-type="float" office:value="2665110598908">
            <text:p>2665110598908</text:p>
          </table:table-cell>
          <table:table-cell table:formula="of:=([.B1751]-[.B$2])/10^9" office:value-type="float" office:value="0.335320625">
            <text:p>0.335321</text:p>
          </table:table-cell>
          <table:table-cell table:formula="of:=[.C1751]-[.C1750]" office:value-type="float" office:value="0">
            <text:p>0.000000</text:p>
          </table:table-cell>
          <table:table-cell table:formula="of:=[.A1751]-[.A1750]" office:value-type="float" office:value="0.000652999999942949">
            <text:p>0.00065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36724">
            <text:p>674.236724</text:p>
          </table:table-cell>
          <table:table-cell office:value-type="float" office:value="2665111259733">
            <text:p>2665111259733</text:p>
          </table:table-cell>
          <table:table-cell table:formula="of:=([.B1752]-[.B$2])/10^9" office:value-type="float" office:value="0.33598145">
            <text:p>0.335981</text:p>
          </table:table-cell>
          <table:table-cell table:formula="of:=[.C1752]-[.C1751]" office:value-type="float" office:value="0.000660825000000032">
            <text:p>0.000661</text:p>
          </table:table-cell>
          <table:table-cell table:formula="of:=[.A1752]-[.A1751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36725">
            <text:p>674.236725</text:p>
          </table:table-cell>
          <table:table-cell office:value-type="float" office:value="2665111259733">
            <text:p>2665111259733</text:p>
          </table:table-cell>
          <table:table-cell table:formula="of:=([.B1753]-[.B$2])/10^9" office:value-type="float" office:value="0.33598145">
            <text:p>0.335981</text:p>
          </table:table-cell>
          <table:table-cell table:formula="of:=[.C1753]-[.C1752]" office:value-type="float" office:value="0">
            <text:p>0.000000</text:p>
          </table:table-cell>
          <table:table-cell table:formula="of:=[.A1753]-[.A1752]" office:value-type="float" office:value="0.000000999999997475243">
            <text:p>0.000001</text:p>
          </table:table-cell>
          <table:table-cell office:value-type="string">
            <text:p>d_s is renewed (r + D) to 2665113259733; c_s is fully topped up</text:p>
          </table:table-cell>
          <table:table-cell table:number-columns-repeated="2"/>
        </table:table-row>
        <table:table-row table:style-name="ro1">
          <table:table-cell office:value-type="float" office:value="674.237008">
            <text:p>674.237008</text:p>
          </table:table-cell>
          <table:table-cell office:value-type="float" office:value="2665111543548">
            <text:p>2665111543548</text:p>
          </table:table-cell>
          <table:table-cell table:formula="of:=([.B1754]-[.B$2])/10^9" office:value-type="float" office:value="0.336265265">
            <text:p>0.336265</text:p>
          </table:table-cell>
          <table:table-cell table:formula="of:=[.C1754]-[.C1753]" office:value-type="float" office:value="0.000283814999999965">
            <text:p>0.000284</text:p>
          </table:table-cell>
          <table:table-cell table:formula="of:=[.A1754]-[.A1753]" office:value-type="float" office:value="0.000282999999967615">
            <text:p>0.00028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37009">
            <text:p>674.237009</text:p>
          </table:table-cell>
          <table:table-cell office:value-type="float" office:value="2665111543548">
            <text:p>2665111543548</text:p>
          </table:table-cell>
          <table:table-cell table:formula="of:=([.B1755]-[.B$2])/10^9" office:value-type="float" office:value="0.336265265">
            <text:p>0.336265</text:p>
          </table:table-cell>
          <table:table-cell table:formula="of:=[.C1755]-[.C1754]" office:value-type="float" office:value="0">
            <text:p>0.000000</text:p>
          </table:table-cell>
          <table:table-cell table:formula="of:=[.A1755]-[.A1754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37014">
            <text:p>674.237014</text:p>
          </table:table-cell>
          <table:table-cell office:value-type="float" office:value="2665111543548">
            <text:p>2665111543548</text:p>
          </table:table-cell>
          <table:table-cell table:formula="of:=([.B1756]-[.B$2])/10^9" office:value-type="float" office:value="0.336265265">
            <text:p>0.336265</text:p>
          </table:table-cell>
          <table:table-cell table:formula="of:=[.C1756]-[.C1755]" office:value-type="float" office:value="0">
            <text:p>0.000000</text:p>
          </table:table-cell>
          <table:table-cell table:formula="of:=[.A1756]-[.A1755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37721">
            <text:p>674.237721</text:p>
          </table:table-cell>
          <table:table-cell office:value-type="float" office:value="2665112014123">
            <text:p>2665112014123</text:p>
          </table:table-cell>
          <table:table-cell table:formula="of:=([.B1757]-[.B$2])/10^9" office:value-type="float" office:value="0.33673584">
            <text:p>0.336736</text:p>
          </table:table-cell>
          <table:table-cell table:formula="of:=[.C1757]-[.C1756]" office:value-type="float" office:value="0.000470575000000029">
            <text:p>0.000471</text:p>
          </table:table-cell>
          <table:table-cell table:formula="of:=[.A1757]-[.A1756]" office:value-type="float" office:value="0.000706999999920299">
            <text:p>0.00070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37721">
            <text:p>674.237721</text:p>
          </table:table-cell>
          <table:table-cell office:value-type="float" office:value="2665112014123">
            <text:p>2665112014123</text:p>
          </table:table-cell>
          <table:table-cell table:formula="of:=([.B1758]-[.B$2])/10^9" office:value-type="float" office:value="0.33673584">
            <text:p>0.336736</text:p>
          </table:table-cell>
          <table:table-cell table:formula="of:=[.C1758]-[.C1757]" office:value-type="float" office:value="0">
            <text:p>0.000000</text:p>
          </table:table-cell>
          <table:table-cell table:formula="of:=[.A1758]-[.A1757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37722">
            <text:p>674.237722</text:p>
          </table:table-cell>
          <table:table-cell office:value-type="float" office:value="2665112014123">
            <text:p>2665112014123</text:p>
          </table:table-cell>
          <table:table-cell table:formula="of:=([.B1759]-[.B$2])/10^9" office:value-type="float" office:value="0.33673584">
            <text:p>0.336736</text:p>
          </table:table-cell>
          <table:table-cell table:formula="of:=[.C1759]-[.C1758]" office:value-type="float" office:value="0">
            <text:p>0.000000</text:p>
          </table:table-cell>
          <table:table-cell table:formula="of:=[.A1759]-[.A1758]" office:value-type="float" office:value="0.000000999999997475243">
            <text:p>0.000001</text:p>
          </table:table-cell>
          <table:table-cell/>
          <table:table-cell office:value-type="string">
            <text:p>postpones its deadline to 2665117251752; c_s is topped up to 1992277</text:p>
          </table:table-cell>
          <table:table-cell/>
        </table:table-row>
        <table:table-row table:style-name="ro1">
          <table:table-cell office:value-type="float" office:value="674.237947">
            <text:p>674.237947</text:p>
          </table:table-cell>
          <table:table-cell office:value-type="float" office:value="2665112491193">
            <text:p>2665112491193</text:p>
          </table:table-cell>
          <table:table-cell table:formula="of:=([.B1760]-[.B$2])/10^9" office:value-type="float" office:value="0.33721291">
            <text:p>0.337213</text:p>
          </table:table-cell>
          <table:table-cell table:formula="of:=[.C1760]-[.C1759]" office:value-type="float" office:value="0.000477069999999968">
            <text:p>0.000477</text:p>
          </table:table-cell>
          <table:table-cell table:formula="of:=[.A1760]-[.A1759]" office:value-type="float" office:value="0.000225000000000364">
            <text:p>0.0002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37948">
            <text:p>674.237948</text:p>
          </table:table-cell>
          <table:table-cell office:value-type="float" office:value="2665112491193">
            <text:p>2665112491193</text:p>
          </table:table-cell>
          <table:table-cell table:formula="of:=([.B1761]-[.B$2])/10^9" office:value-type="float" office:value="0.33721291">
            <text:p>0.337213</text:p>
          </table:table-cell>
          <table:table-cell table:formula="of:=[.C1761]-[.C1760]" office:value-type="float" office:value="0">
            <text:p>0.000000</text:p>
          </table:table-cell>
          <table:table-cell table:formula="of:=[.A1761]-[.A176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37956">
            <text:p>674.237956</text:p>
          </table:table-cell>
          <table:table-cell office:value-type="float" office:value="2665112491193">
            <text:p>2665112491193</text:p>
          </table:table-cell>
          <table:table-cell table:formula="of:=([.B1762]-[.B$2])/10^9" office:value-type="float" office:value="0.33721291">
            <text:p>0.337213</text:p>
          </table:table-cell>
          <table:table-cell table:formula="of:=[.C1762]-[.C1761]" office:value-type="float" office:value="0">
            <text:p>0.000000</text:p>
          </table:table-cell>
          <table:table-cell table:formula="of:=[.A1762]-[.A1761]" office:value-type="float" office:value="0.00000800000009348878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39557">
            <text:p>674.239557</text:p>
          </table:table-cell>
          <table:table-cell office:value-type="float" office:value="2665114101198">
            <text:p>2665114101198</text:p>
          </table:table-cell>
          <table:table-cell table:formula="of:=([.B1763]-[.B$2])/10^9" office:value-type="float" office:value="0.338822915">
            <text:p>0.338823</text:p>
          </table:table-cell>
          <table:table-cell table:formula="of:=[.C1763]-[.C1762]" office:value-type="float" office:value="0.00161000500000003">
            <text:p>0.001610</text:p>
          </table:table-cell>
          <table:table-cell table:formula="of:=[.A1763]-[.A1762]" office:value-type="float" office:value="0.0016009999999369">
            <text:p>0.00160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3956">
            <text:p>674.239560</text:p>
          </table:table-cell>
          <table:table-cell office:value-type="float" office:value="2665114101198">
            <text:p>2665114101198</text:p>
          </table:table-cell>
          <table:table-cell table:formula="of:=([.B1764]-[.B$2])/10^9" office:value-type="float" office:value="0.338822915">
            <text:p>0.338823</text:p>
          </table:table-cell>
          <table:table-cell table:formula="of:=[.C1764]-[.C1763]" office:value-type="float" office:value="0">
            <text:p>0.000000</text:p>
          </table:table-cell>
          <table:table-cell table:formula="of:=[.A1764]-[.A1763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40737">
            <text:p>674.240737</text:p>
          </table:table-cell>
          <table:table-cell office:value-type="float" office:value="2665115163723">
            <text:p>2665115163723</text:p>
          </table:table-cell>
          <table:table-cell table:formula="of:=([.B1765]-[.B$2])/10^9" office:value-type="float" office:value="0.33988544">
            <text:p>0.339885</text:p>
          </table:table-cell>
          <table:table-cell table:formula="of:=[.C1765]-[.C1764]" office:value-type="float" office:value="0.00106252499999998">
            <text:p>0.001063</text:p>
          </table:table-cell>
          <table:table-cell table:formula="of:=[.A1765]-[.A1764]" office:value-type="float" office:value="0.00117699999998422">
            <text:p>0.00117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40739">
            <text:p>674.240739</text:p>
          </table:table-cell>
          <table:table-cell office:value-type="float" office:value="2665115290897">
            <text:p>2665115290897</text:p>
          </table:table-cell>
          <table:table-cell table:formula="of:=([.B1766]-[.B$2])/10^9" office:value-type="float" office:value="0.340012614">
            <text:p>0.340013</text:p>
          </table:table-cell>
          <table:table-cell table:formula="of:=[.C1766]-[.C1765]" office:value-type="float" office:value="0.000127174000000008">
            <text:p>0.000127</text:p>
          </table:table-cell>
          <table:table-cell table:formula="of:=[.A1766]-[.A1765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4074">
            <text:p>674.240740</text:p>
          </table:table-cell>
          <table:table-cell office:value-type="float" office:value="2665115290897">
            <text:p>2665115290897</text:p>
          </table:table-cell>
          <table:table-cell table:formula="of:=([.B1767]-[.B$2])/10^9" office:value-type="float" office:value="0.340012614">
            <text:p>0.340013</text:p>
          </table:table-cell>
          <table:table-cell table:formula="of:=[.C1767]-[.C1766]" office:value-type="float" office:value="0">
            <text:p>0.000000</text:p>
          </table:table-cell>
          <table:table-cell table:formula="of:=[.A1767]-[.A1766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22290897; c_s is fully topped up</text:p>
          </table:table-cell>
        </table:table-row>
        <table:table-row table:style-name="ro1">
          <table:table-cell office:value-type="float" office:value="674.240744">
            <text:p>674.240744</text:p>
          </table:table-cell>
          <table:table-cell office:value-type="float" office:value="2665115290897">
            <text:p>2665115290897</text:p>
          </table:table-cell>
          <table:table-cell table:formula="of:=([.B1768]-[.B$2])/10^9" office:value-type="float" office:value="0.340012614">
            <text:p>0.340013</text:p>
          </table:table-cell>
          <table:table-cell table:formula="of:=[.C1768]-[.C1767]" office:value-type="float" office:value="0">
            <text:p>0.000000</text:p>
          </table:table-cell>
          <table:table-cell table:formula="of:=[.A1768]-[.A1767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40746">
            <text:p>674.240746</text:p>
          </table:table-cell>
          <table:table-cell office:value-type="float" office:value="2665115297671">
            <text:p>2665115297671</text:p>
          </table:table-cell>
          <table:table-cell table:formula="of:=([.B1769]-[.B$2])/10^9" office:value-type="float" office:value="0.340019388">
            <text:p>0.340019</text:p>
          </table:table-cell>
          <table:table-cell table:formula="of:=[.C1769]-[.C1768]" office:value-type="float" office:value="0.00000677399999998718">
            <text:p>0.000007</text:p>
          </table:table-cell>
          <table:table-cell table:formula="of:=[.A1769]-[.A1768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40747">
            <text:p>674.240747</text:p>
          </table:table-cell>
          <table:table-cell office:value-type="float" office:value="2665115297671">
            <text:p>2665115297671</text:p>
          </table:table-cell>
          <table:table-cell table:formula="of:=([.B1770]-[.B$2])/10^9" office:value-type="float" office:value="0.340019388">
            <text:p>0.340019</text:p>
          </table:table-cell>
          <table:table-cell table:formula="of:=[.C1770]-[.C1769]" office:value-type="float" office:value="0">
            <text:p>0.000000</text:p>
          </table:table-cell>
          <table:table-cell table:formula="of:=[.A1770]-[.A1769]" office:value-type="float" office:value="0.00000100000011116208">
            <text:p>0.000001</text:p>
          </table:table-cell>
          <table:table-cell office:value-type="string">
            <text:p>d_s is renewed (r + D) to 2665117297671; c_s is fully topped up</text:p>
          </table:table-cell>
          <table:table-cell table:number-columns-repeated="2"/>
        </table:table-row>
        <table:table-row table:style-name="ro1">
          <table:table-cell office:value-type="float" office:value="674.24075">
            <text:p>674.240750</text:p>
          </table:table-cell>
          <table:table-cell office:value-type="float" office:value="2665115297671">
            <text:p>2665115297671</text:p>
          </table:table-cell>
          <table:table-cell table:formula="of:=([.B1771]-[.B$2])/10^9" office:value-type="float" office:value="0.340019388">
            <text:p>0.340019</text:p>
          </table:table-cell>
          <table:table-cell table:formula="of:=[.C1771]-[.C1770]" office:value-type="float" office:value="0">
            <text:p>0.000000</text:p>
          </table:table-cell>
          <table:table-cell table:formula="of:=[.A1771]-[.A1770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40752">
            <text:p>674.240752</text:p>
          </table:table-cell>
          <table:table-cell office:value-type="float" office:value="2665115303748">
            <text:p>2665115303748</text:p>
          </table:table-cell>
          <table:table-cell table:formula="of:=([.B1772]-[.B$2])/10^9" office:value-type="float" office:value="0.340025465">
            <text:p>0.340025</text:p>
          </table:table-cell>
          <table:table-cell table:formula="of:=[.C1772]-[.C1771]" office:value-type="float" office:value="0.00000607700000004874">
            <text:p>0.000006</text:p>
          </table:table-cell>
          <table:table-cell table:formula="of:=[.A1772]-[.A177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40754">
            <text:p>674.240754</text:p>
          </table:table-cell>
          <table:table-cell office:value-type="float" office:value="2665115303748">
            <text:p>2665115303748</text:p>
          </table:table-cell>
          <table:table-cell table:formula="of:=([.B1773]-[.B$2])/10^9" office:value-type="float" office:value="0.340025465">
            <text:p>0.340025</text:p>
          </table:table-cell>
          <table:table-cell table:formula="of:=[.C1773]-[.C1772]" office:value-type="float" office:value="0">
            <text:p>0.000000</text:p>
          </table:table-cell>
          <table:table-cell table:formula="of:=[.A1773]-[.A1772]" office:value-type="float" office:value="0.00000199999999495049">
            <text:p>0.000002</text:p>
          </table:table-cell>
          <table:table-cell/>
          <table:table-cell office:value-type="string">
            <text:p>382272 / 1948004 &lt;= 2000000 / 5000000</text:p>
          </table:table-cell>
          <table:table-cell/>
        </table:table-row>
        <table:table-row table:style-name="ro1">
          <table:table-cell office:value-type="float" office:value="674.240754">
            <text:p>674.240754</text:p>
          </table:table-cell>
          <table:table-cell office:value-type="float" office:value="2665115303748">
            <text:p>2665115303748</text:p>
          </table:table-cell>
          <table:table-cell table:formula="of:=([.B1774]-[.B$2])/10^9" office:value-type="float" office:value="0.340025465">
            <text:p>0.340025</text:p>
          </table:table-cell>
          <table:table-cell table:formula="of:=[.C1774]-[.C1773]" office:value-type="float" office:value="0">
            <text:p>0.000000</text:p>
          </table:table-cell>
          <table:table-cell table:formula="of:=[.A1774]-[.A1773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40788">
            <text:p>674.240788</text:p>
          </table:table-cell>
          <table:table-cell office:value-type="float" office:value="2665115303748">
            <text:p>2665115303748</text:p>
          </table:table-cell>
          <table:table-cell table:formula="of:=([.B1775]-[.B$2])/10^9" office:value-type="float" office:value="0.340025465">
            <text:p>0.340025</text:p>
          </table:table-cell>
          <table:table-cell table:formula="of:=[.C1775]-[.C1774]" office:value-type="float" office:value="0">
            <text:p>0.000000</text:p>
          </table:table-cell>
          <table:table-cell table:formula="of:=[.A1775]-[.A1774]" office:value-type="float" office:value="0.0000339999999141582">
            <text:p>0.00003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41171">
            <text:p>674.241171</text:p>
          </table:table-cell>
          <table:table-cell office:value-type="float" office:value="2665115722192">
            <text:p>2665115722192</text:p>
          </table:table-cell>
          <table:table-cell table:formula="of:=([.B1776]-[.B$2])/10^9" office:value-type="float" office:value="0.340443909">
            <text:p>0.340444</text:p>
          </table:table-cell>
          <table:table-cell table:formula="of:=[.C1776]-[.C1775]" office:value-type="float" office:value="0.000418443999999962">
            <text:p>0.000418</text:p>
          </table:table-cell>
          <table:table-cell table:formula="of:=[.A1776]-[.A1775]" office:value-type="float" office:value="0.000383000000056199">
            <text:p>0.000383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41172">
            <text:p>674.241172</text:p>
          </table:table-cell>
          <table:table-cell office:value-type="float" office:value="2665115722192">
            <text:p>2665115722192</text:p>
          </table:table-cell>
          <table:table-cell table:formula="of:=([.B1777]-[.B$2])/10^9" office:value-type="float" office:value="0.340443909">
            <text:p>0.340444</text:p>
          </table:table-cell>
          <table:table-cell table:formula="of:=[.C1777]-[.C1776]" office:value-type="float" office:value="0">
            <text:p>0.000000</text:p>
          </table:table-cell>
          <table:table-cell table:formula="of:=[.A1777]-[.A1776]" office:value-type="float" office:value="0.000000999999997475243">
            <text:p>0.000001</text:p>
          </table:table-cell>
          <table:table-cell/>
          <table:table-cell office:value-type="string">
            <text:p>uses up its c_s; 2665115722192-2665115303748=418444</text:p>
          </table:table-cell>
          <table:table-cell/>
        </table:table-row>
        <table:table-row table:style-name="ro1">
          <table:table-cell office:value-type="float" office:value="674.241182">
            <text:p>674.241182</text:p>
          </table:table-cell>
          <table:table-cell office:value-type="float" office:value="2665115733235">
            <text:p>2665115733235</text:p>
          </table:table-cell>
          <table:table-cell table:formula="of:=([.B1778]-[.B$2])/10^9" office:value-type="float" office:value="0.340454952">
            <text:p>0.340455</text:p>
          </table:table-cell>
          <table:table-cell table:formula="of:=[.C1778]-[.C1777]" office:value-type="float" office:value="0.0000110429999999884">
            <text:p>0.000011</text:p>
          </table:table-cell>
          <table:table-cell table:formula="of:=[.A1778]-[.A1777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41187">
            <text:p>674.241187</text:p>
          </table:table-cell>
          <table:table-cell office:value-type="float" office:value="2665115733235">
            <text:p>2665115733235</text:p>
          </table:table-cell>
          <table:table-cell table:formula="of:=([.B1779]-[.B$2])/10^9" office:value-type="float" office:value="0.340454952">
            <text:p>0.340455</text:p>
          </table:table-cell>
          <table:table-cell table:formula="of:=[.C1779]-[.C1778]" office:value-type="float" office:value="0">
            <text:p>0.000000</text:p>
          </table:table-cell>
          <table:table-cell table:formula="of:=[.A1779]-[.A1778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42112">
            <text:p>674.242112</text:p>
          </table:table-cell>
          <table:table-cell office:value-type="float" office:value="2665116665301">
            <text:p>2665116665301</text:p>
          </table:table-cell>
          <table:table-cell table:formula="of:=([.B1780]-[.B$2])/10^9" office:value-type="float" office:value="0.341387018">
            <text:p>0.341387</text:p>
          </table:table-cell>
          <table:table-cell table:formula="of:=[.C1780]-[.C1779]" office:value-type="float" office:value="0.000932066000000009">
            <text:p>0.000932</text:p>
          </table:table-cell>
          <table:table-cell table:formula="of:=[.A1780]-[.A1779]" office:value-type="float" office:value="0.000925000000052023">
            <text:p>0.00092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42113">
            <text:p>674.242113</text:p>
          </table:table-cell>
          <table:table-cell office:value-type="float" office:value="2665116665301">
            <text:p>2665116665301</text:p>
          </table:table-cell>
          <table:table-cell table:formula="of:=([.B1781]-[.B$2])/10^9" office:value-type="float" office:value="0.341387018">
            <text:p>0.341387</text:p>
          </table:table-cell>
          <table:table-cell table:formula="of:=[.C1781]-[.C1780]" office:value-type="float" office:value="0">
            <text:p>0.000000</text:p>
          </table:table-cell>
          <table:table-cell table:formula="of:=[.A1781]-[.A178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42118">
            <text:p>674.242118</text:p>
          </table:table-cell>
          <table:table-cell office:value-type="float" office:value="2665116665301">
            <text:p>2665116665301</text:p>
          </table:table-cell>
          <table:table-cell table:formula="of:=([.B1782]-[.B$2])/10^9" office:value-type="float" office:value="0.341387018">
            <text:p>0.341387</text:p>
          </table:table-cell>
          <table:table-cell table:formula="of:=[.C1782]-[.C1781]" office:value-type="float" office:value="0">
            <text:p>0.000000</text:p>
          </table:table-cell>
          <table:table-cell table:formula="of:=[.A1782]-[.A1781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42706">
            <text:p>674.242706</text:p>
          </table:table-cell>
          <table:table-cell office:value-type="float" office:value="2665116665301">
            <text:p>2665116665301</text:p>
          </table:table-cell>
          <table:table-cell table:formula="of:=([.B1783]-[.B$2])/10^9" office:value-type="float" office:value="0.341387018">
            <text:p>0.341387</text:p>
          </table:table-cell>
          <table:table-cell table:formula="of:=[.C1783]-[.C1782]" office:value-type="float" office:value="0">
            <text:p>0.000000</text:p>
          </table:table-cell>
          <table:table-cell table:formula="of:=[.A1783]-[.A1782]" office:value-type="float" office:value="0.000587999999993372">
            <text:p>0.00058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42707">
            <text:p>674.242707</text:p>
          </table:table-cell>
          <table:table-cell office:value-type="float" office:value="2665116665301">
            <text:p>2665116665301</text:p>
          </table:table-cell>
          <table:table-cell table:formula="of:=([.B1784]-[.B$2])/10^9" office:value-type="float" office:value="0.341387018">
            <text:p>0.341387</text:p>
          </table:table-cell>
          <table:table-cell table:formula="of:=[.C1784]-[.C1783]" office:value-type="float" office:value="0">
            <text:p>0.000000</text:p>
          </table:table-cell>
          <table:table-cell table:formula="of:=[.A1784]-[.A1783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42708">
            <text:p>674.242708</text:p>
          </table:table-cell>
          <table:table-cell office:value-type="float" office:value="2665116665301">
            <text:p>2665116665301</text:p>
          </table:table-cell>
          <table:table-cell table:formula="of:=([.B1785]-[.B$2])/10^9" office:value-type="float" office:value="0.341387018">
            <text:p>0.341387</text:p>
          </table:table-cell>
          <table:table-cell table:formula="of:=[.C1785]-[.C1784]" office:value-type="float" office:value="0">
            <text:p>0.000000</text:p>
          </table:table-cell>
          <table:table-cell table:formula="of:=[.A1785]-[.A1784]" office:value-type="float" office:value="0.000000999999997475243">
            <text:p>0.000001</text:p>
          </table:table-cell>
          <table:table-cell/>
          <table:table-cell office:value-type="string">
            <text:p>postpones its deadline to 2665122251752; c_s is topped up to 1963828</text:p>
          </table:table-cell>
          <table:table-cell/>
        </table:table-row>
        <table:table-row table:style-name="ro1">
          <table:table-cell office:value-type="float" office:value="674.242709">
            <text:p>674.242709</text:p>
          </table:table-cell>
          <table:table-cell office:value-type="float" office:value="2665116665301">
            <text:p>2665116665301</text:p>
          </table:table-cell>
          <table:table-cell table:formula="of:=([.B1786]-[.B$2])/10^9" office:value-type="float" office:value="0.341387018">
            <text:p>0.341387</text:p>
          </table:table-cell>
          <table:table-cell table:formula="of:=[.C1786]-[.C1785]" office:value-type="float" office:value="0">
            <text:p>0.000000</text:p>
          </table:table-cell>
          <table:table-cell table:formula="of:=[.A1786]-[.A1785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42716">
            <text:p>674.242716</text:p>
          </table:table-cell>
          <table:table-cell office:value-type="float" office:value="2665117268965">
            <text:p>2665117268965</text:p>
          </table:table-cell>
          <table:table-cell table:formula="of:=([.B1787]-[.B$2])/10^9" office:value-type="float" office:value="0.341990682">
            <text:p>0.341991</text:p>
          </table:table-cell>
          <table:table-cell table:formula="of:=[.C1787]-[.C1786]" office:value-type="float" office:value="0.000603664000000004">
            <text:p>0.000604</text:p>
          </table:table-cell>
          <table:table-cell table:formula="of:=[.A1787]-[.A1786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42723">
            <text:p>674.242723</text:p>
          </table:table-cell>
          <table:table-cell office:value-type="float" office:value="2665117268965">
            <text:p>2665117268965</text:p>
          </table:table-cell>
          <table:table-cell table:formula="of:=([.B1788]-[.B$2])/10^9" office:value-type="float" office:value="0.341990682">
            <text:p>0.341991</text:p>
          </table:table-cell>
          <table:table-cell table:formula="of:=[.C1788]-[.C1787]" office:value-type="float" office:value="0">
            <text:p>0.000000</text:p>
          </table:table-cell>
          <table:table-cell table:formula="of:=[.A1788]-[.A1787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44237">
            <text:p>674.244237</text:p>
          </table:table-cell>
          <table:table-cell office:value-type="float" office:value="2665118789576">
            <text:p>2665118789576</text:p>
          </table:table-cell>
          <table:table-cell table:formula="of:=([.B1789]-[.B$2])/10^9" office:value-type="float" office:value="0.343511293">
            <text:p>0.343511</text:p>
          </table:table-cell>
          <table:table-cell table:formula="of:=[.C1789]-[.C1788]" office:value-type="float" office:value="0.00152061100000001">
            <text:p>0.001521</text:p>
          </table:table-cell>
          <table:table-cell table:formula="of:=[.A1789]-[.A1788]" office:value-type="float" office:value="0.00151400000004287">
            <text:p>0.0015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44238">
            <text:p>674.244238</text:p>
          </table:table-cell>
          <table:table-cell office:value-type="float" office:value="2665118789576">
            <text:p>2665118789576</text:p>
          </table:table-cell>
          <table:table-cell table:formula="of:=([.B1790]-[.B$2])/10^9" office:value-type="float" office:value="0.343511293">
            <text:p>0.343511</text:p>
          </table:table-cell>
          <table:table-cell table:formula="of:=[.C1790]-[.C1789]" office:value-type="float" office:value="0">
            <text:p>0.000000</text:p>
          </table:table-cell>
          <table:table-cell table:formula="of:=[.A1790]-[.A1789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44243">
            <text:p>674.244243</text:p>
          </table:table-cell>
          <table:table-cell office:value-type="float" office:value="2665118789576">
            <text:p>2665118789576</text:p>
          </table:table-cell>
          <table:table-cell table:formula="of:=([.B1791]-[.B$2])/10^9" office:value-type="float" office:value="0.343511293">
            <text:p>0.343511</text:p>
          </table:table-cell>
          <table:table-cell table:formula="of:=[.C1791]-[.C1790]" office:value-type="float" office:value="0">
            <text:p>0.000000</text:p>
          </table:table-cell>
          <table:table-cell table:formula="of:=[.A1791]-[.A179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44704">
            <text:p>674.244704</text:p>
          </table:table-cell>
          <table:table-cell office:value-type="float" office:value="2665118789576">
            <text:p>2665118789576</text:p>
          </table:table-cell>
          <table:table-cell table:formula="of:=([.B1792]-[.B$2])/10^9" office:value-type="float" office:value="0.343511293">
            <text:p>0.343511</text:p>
          </table:table-cell>
          <table:table-cell table:formula="of:=[.C1792]-[.C1791]" office:value-type="float" office:value="0">
            <text:p>0.000000</text:p>
          </table:table-cell>
          <table:table-cell table:formula="of:=[.A1792]-[.A1791]" office:value-type="float" office:value="0.000460999999972955">
            <text:p>0.0004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44706">
            <text:p>674.244706</text:p>
          </table:table-cell>
          <table:table-cell office:value-type="float" office:value="2665119258834">
            <text:p>2665119258834</text:p>
          </table:table-cell>
          <table:table-cell table:formula="of:=([.B1793]-[.B$2])/10^9" office:value-type="float" office:value="0.343980551">
            <text:p>0.343981</text:p>
          </table:table-cell>
          <table:table-cell table:formula="of:=[.C1793]-[.C1792]" office:value-type="float" office:value="0.000469258000000028">
            <text:p>0.000469</text:p>
          </table:table-cell>
          <table:table-cell table:formula="of:=[.A1793]-[.A179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44706">
            <text:p>674.244706</text:p>
          </table:table-cell>
          <table:table-cell office:value-type="float" office:value="2665119258834">
            <text:p>2665119258834</text:p>
          </table:table-cell>
          <table:table-cell table:formula="of:=([.B1794]-[.B$2])/10^9" office:value-type="float" office:value="0.343980551">
            <text:p>0.343981</text:p>
          </table:table-cell>
          <table:table-cell table:formula="of:=[.C1794]-[.C1793]" office:value-type="float" office:value="0">
            <text:p>0.000000</text:p>
          </table:table-cell>
          <table:table-cell table:formula="of:=[.A1794]-[.A1793]" office:value-type="float" office:value="0">
            <text:p>0.000000</text:p>
          </table:table-cell>
          <table:table-cell office:value-type="string">
            <text:p>d_s is renewed (r + D) to 2665121258834; c_s is fully topped up</text:p>
          </table:table-cell>
          <table:table-cell table:number-columns-repeated="2"/>
        </table:table-row>
        <table:table-row table:style-name="ro1">
          <table:table-cell office:value-type="float" office:value="674.244708">
            <text:p>674.244708</text:p>
          </table:table-cell>
          <table:table-cell office:value-type="float" office:value="2665119258834">
            <text:p>2665119258834</text:p>
          </table:table-cell>
          <table:table-cell table:formula="of:=([.B1795]-[.B$2])/10^9" office:value-type="float" office:value="0.343980551">
            <text:p>0.343981</text:p>
          </table:table-cell>
          <table:table-cell table:formula="of:=[.C1795]-[.C1794]" office:value-type="float" office:value="0">
            <text:p>0.000000</text:p>
          </table:table-cell>
          <table:table-cell table:formula="of:=[.A1795]-[.A1794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44715">
            <text:p>674.244715</text:p>
          </table:table-cell>
          <table:table-cell office:value-type="float" office:value="2665119267985">
            <text:p>2665119267985</text:p>
          </table:table-cell>
          <table:table-cell table:formula="of:=([.B1796]-[.B$2])/10^9" office:value-type="float" office:value="0.343989702">
            <text:p>0.343990</text:p>
          </table:table-cell>
          <table:table-cell table:formula="of:=[.C1796]-[.C1795]" office:value-type="float" office:value="0.00000915099999998503">
            <text:p>0.000009</text:p>
          </table:table-cell>
          <table:table-cell table:formula="of:=[.A1796]-[.A1795]" office:value-type="float" office:value="0.00000700000009601354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4472">
            <text:p>674.244720</text:p>
          </table:table-cell>
          <table:table-cell office:value-type="float" office:value="2665119267985">
            <text:p>2665119267985</text:p>
          </table:table-cell>
          <table:table-cell table:formula="of:=([.B1797]-[.B$2])/10^9" office:value-type="float" office:value="0.343989702">
            <text:p>0.343990</text:p>
          </table:table-cell>
          <table:table-cell table:formula="of:=[.C1797]-[.C1796]" office:value-type="float" office:value="0">
            <text:p>0.000000</text:p>
          </table:table-cell>
          <table:table-cell table:formula="of:=[.A1797]-[.A1796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45628">
            <text:p>674.245628</text:p>
          </table:table-cell>
          <table:table-cell office:value-type="float" office:value="2665120189430">
            <text:p>2665120189430</text:p>
          </table:table-cell>
          <table:table-cell table:formula="of:=([.B1798]-[.B$2])/10^9" office:value-type="float" office:value="0.344911147">
            <text:p>0.344911</text:p>
          </table:table-cell>
          <table:table-cell table:formula="of:=[.C1798]-[.C1797]" office:value-type="float" office:value="0.000921444999999965">
            <text:p>0.000921</text:p>
          </table:table-cell>
          <table:table-cell table:formula="of:=[.A1798]-[.A1797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45629">
            <text:p>674.245629</text:p>
          </table:table-cell>
          <table:table-cell office:value-type="float" office:value="2665120189430">
            <text:p>2665120189430</text:p>
          </table:table-cell>
          <table:table-cell table:formula="of:=([.B1799]-[.B$2])/10^9" office:value-type="float" office:value="0.344911147">
            <text:p>0.344911</text:p>
          </table:table-cell>
          <table:table-cell table:formula="of:=[.C1799]-[.C1798]" office:value-type="float" office:value="0">
            <text:p>0.000000</text:p>
          </table:table-cell>
          <table:table-cell table:formula="of:=[.A1799]-[.A179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45634">
            <text:p>674.245634</text:p>
          </table:table-cell>
          <table:table-cell office:value-type="float" office:value="2665120189430">
            <text:p>2665120189430</text:p>
          </table:table-cell>
          <table:table-cell table:formula="of:=([.B1800]-[.B$2])/10^9" office:value-type="float" office:value="0.344911147">
            <text:p>0.344911</text:p>
          </table:table-cell>
          <table:table-cell table:formula="of:=[.C1800]-[.C1799]" office:value-type="float" office:value="0">
            <text:p>0.000000</text:p>
          </table:table-cell>
          <table:table-cell table:formula="of:=[.A1800]-[.A1799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45701">
            <text:p>674.245701</text:p>
          </table:table-cell>
          <table:table-cell office:value-type="float" office:value="2665120189430">
            <text:p>2665120189430</text:p>
          </table:table-cell>
          <table:table-cell table:formula="of:=([.B1801]-[.B$2])/10^9" office:value-type="float" office:value="0.344911147">
            <text:p>0.344911</text:p>
          </table:table-cell>
          <table:table-cell table:formula="of:=[.C1801]-[.C1800]" office:value-type="float" office:value="0">
            <text:p>0.000000</text:p>
          </table:table-cell>
          <table:table-cell table:formula="of:=[.A1801]-[.A1800]" office:value-type="float" office:value="0.0000670000000582149">
            <text:p>0.00006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45703">
            <text:p>674.245703</text:p>
          </table:table-cell>
          <table:table-cell office:value-type="float" office:value="2665120265128">
            <text:p>2665120265128</text:p>
          </table:table-cell>
          <table:table-cell table:formula="of:=([.B1802]-[.B$2])/10^9" office:value-type="float" office:value="0.344986845">
            <text:p>0.344987</text:p>
          </table:table-cell>
          <table:table-cell table:formula="of:=[.C1802]-[.C1801]" office:value-type="float" office:value="0.0000756980000000129">
            <text:p>0.000076</text:p>
          </table:table-cell>
          <table:table-cell table:formula="of:=[.A1802]-[.A180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45704">
            <text:p>674.245704</text:p>
          </table:table-cell>
          <table:table-cell office:value-type="float" office:value="2665120265128">
            <text:p>2665120265128</text:p>
          </table:table-cell>
          <table:table-cell table:formula="of:=([.B1803]-[.B$2])/10^9" office:value-type="float" office:value="0.344986845">
            <text:p>0.344987</text:p>
          </table:table-cell>
          <table:table-cell table:formula="of:=[.C1803]-[.C1802]" office:value-type="float" office:value="0">
            <text:p>0.000000</text:p>
          </table:table-cell>
          <table:table-cell table:formula="of:=[.A1803]-[.A1802]" office:value-type="float" office:value="0.000000999999997475243">
            <text:p>0.000001</text:p>
          </table:table-cell>
          <table:table-cell/>
          <table:table-cell office:value-type="string">
            <text:p>443217 / 1986624 &lt;= 2000000 / 5000000</text:p>
          </table:table-cell>
          <table:table-cell/>
        </table:table-row>
        <table:table-row table:style-name="ro1">
          <table:table-cell office:value-type="float" office:value="674.245705">
            <text:p>674.245705</text:p>
          </table:table-cell>
          <table:table-cell office:value-type="float" office:value="2665120265128">
            <text:p>2665120265128</text:p>
          </table:table-cell>
          <table:table-cell table:formula="of:=([.B1804]-[.B$2])/10^9" office:value-type="float" office:value="0.344986845">
            <text:p>0.344987</text:p>
          </table:table-cell>
          <table:table-cell table:formula="of:=[.C1804]-[.C1803]" office:value-type="float" office:value="0">
            <text:p>0.000000</text:p>
          </table:table-cell>
          <table:table-cell table:formula="of:=[.A1804]-[.A1803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45706">
            <text:p>674.245706</text:p>
          </table:table-cell>
          <table:table-cell office:value-type="float" office:value="2665120265128">
            <text:p>2665120265128</text:p>
          </table:table-cell>
          <table:table-cell table:formula="of:=([.B1805]-[.B$2])/10^9" office:value-type="float" office:value="0.344986845">
            <text:p>0.344987</text:p>
          </table:table-cell>
          <table:table-cell table:formula="of:=[.C1805]-[.C1804]" office:value-type="float" office:value="0">
            <text:p>0.000000</text:p>
          </table:table-cell>
          <table:table-cell table:formula="of:=[.A1805]-[.A1804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45716">
            <text:p>674.245716</text:p>
          </table:table-cell>
          <table:table-cell office:value-type="float" office:value="2665120278272">
            <text:p>2665120278272</text:p>
          </table:table-cell>
          <table:table-cell table:formula="of:=([.B1806]-[.B$2])/10^9" office:value-type="float" office:value="0.344999989">
            <text:p>0.345000</text:p>
          </table:table-cell>
          <table:table-cell table:formula="of:=[.C1806]-[.C1805]" office:value-type="float" office:value="0.0000131440000000205">
            <text:p>0.000013</text:p>
          </table:table-cell>
          <table:table-cell table:formula="of:=[.A1806]-[.A1805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45724">
            <text:p>674.245724</text:p>
          </table:table-cell>
          <table:table-cell office:value-type="float" office:value="2665120278272">
            <text:p>2665120278272</text:p>
          </table:table-cell>
          <table:table-cell table:formula="of:=([.B1807]-[.B$2])/10^9" office:value-type="float" office:value="0.344999989">
            <text:p>0.345000</text:p>
          </table:table-cell>
          <table:table-cell table:formula="of:=[.C1807]-[.C1806]" office:value-type="float" office:value="0">
            <text:p>0.000000</text:p>
          </table:table-cell>
          <table:table-cell table:formula="of:=[.A1807]-[.A1806]" office:value-type="float" office:value="0.00000799999997980194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46168">
            <text:p>674.246168</text:p>
          </table:table-cell>
          <table:table-cell office:value-type="float" office:value="2665120728975">
            <text:p>2665120728975</text:p>
          </table:table-cell>
          <table:table-cell table:formula="of:=([.B1808]-[.B$2])/10^9" office:value-type="float" office:value="0.345450692">
            <text:p>0.345451</text:p>
          </table:table-cell>
          <table:table-cell table:formula="of:=[.C1808]-[.C1807]" office:value-type="float" office:value="0.000450702999999997">
            <text:p>0.000451</text:p>
          </table:table-cell>
          <table:table-cell table:formula="of:=[.A1808]-[.A1807]" office:value-type="float" office:value="0.000444000000015876">
            <text:p>0.000444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46168">
            <text:p>674.246168</text:p>
          </table:table-cell>
          <table:table-cell office:value-type="float" office:value="2665120728975">
            <text:p>2665120728975</text:p>
          </table:table-cell>
          <table:table-cell table:formula="of:=([.B1809]-[.B$2])/10^9" office:value-type="float" office:value="0.345450692">
            <text:p>0.345451</text:p>
          </table:table-cell>
          <table:table-cell table:formula="of:=[.C1809]-[.C1808]" office:value-type="float" office:value="0">
            <text:p>0.000000</text:p>
          </table:table-cell>
          <table:table-cell table:formula="of:=[.A1809]-[.A1808]" office:value-type="float" office:value="0">
            <text:p>0.000000</text:p>
          </table:table-cell>
          <table:table-cell/>
          <table:table-cell office:value-type="string">
            <text:p>uses up its c_s; 2665120728975-2665120278272=450703</text:p>
          </table:table-cell>
          <table:table-cell/>
        </table:table-row>
        <table:table-row table:style-name="ro1">
          <table:table-cell office:value-type="float" office:value="674.24618">
            <text:p>674.246180</text:p>
          </table:table-cell>
          <table:table-cell office:value-type="float" office:value="2665120741501">
            <text:p>2665120741501</text:p>
          </table:table-cell>
          <table:table-cell table:formula="of:=([.B1810]-[.B$2])/10^9" office:value-type="float" office:value="0.345463218">
            <text:p>0.345463</text:p>
          </table:table-cell>
          <table:table-cell table:formula="of:=[.C1810]-[.C1809]" office:value-type="float" office:value="0.0000125260000000127">
            <text:p>0.000013</text:p>
          </table:table-cell>
          <table:table-cell table:formula="of:=[.A1810]-[.A1809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46185">
            <text:p>674.246185</text:p>
          </table:table-cell>
          <table:table-cell office:value-type="float" office:value="2665120741501">
            <text:p>2665120741501</text:p>
          </table:table-cell>
          <table:table-cell table:formula="of:=([.B1811]-[.B$2])/10^9" office:value-type="float" office:value="0.345463218">
            <text:p>0.345463</text:p>
          </table:table-cell>
          <table:table-cell table:formula="of:=[.C1811]-[.C1810]" office:value-type="float" office:value="0">
            <text:p>0.000000</text:p>
          </table:table-cell>
          <table:table-cell table:formula="of:=[.A1811]-[.A181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47695">
            <text:p>674.247695</text:p>
          </table:table-cell>
          <table:table-cell office:value-type="float" office:value="2665120741501">
            <text:p>2665120741501</text:p>
          </table:table-cell>
          <table:table-cell table:formula="of:=([.B1812]-[.B$2])/10^9" office:value-type="float" office:value="0.345463218">
            <text:p>0.345463</text:p>
          </table:table-cell>
          <table:table-cell table:formula="of:=[.C1812]-[.C1811]" office:value-type="float" office:value="0">
            <text:p>0.000000</text:p>
          </table:table-cell>
          <table:table-cell table:formula="of:=[.A1812]-[.A1811]" office:value-type="float" office:value="0.00151000000005297">
            <text:p>0.00151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47696">
            <text:p>674.247696</text:p>
          </table:table-cell>
          <table:table-cell office:value-type="float" office:value="2665120741501">
            <text:p>2665120741501</text:p>
          </table:table-cell>
          <table:table-cell table:formula="of:=([.B1813]-[.B$2])/10^9" office:value-type="float" office:value="0.345463218">
            <text:p>0.345463</text:p>
          </table:table-cell>
          <table:table-cell table:formula="of:=[.C1813]-[.C1812]" office:value-type="float" office:value="0">
            <text:p>0.000000</text:p>
          </table:table-cell>
          <table:table-cell table:formula="of:=[.A1813]-[.A1812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47697">
            <text:p>674.247697</text:p>
          </table:table-cell>
          <table:table-cell office:value-type="float" office:value="2665120741501">
            <text:p>2665120741501</text:p>
          </table:table-cell>
          <table:table-cell table:formula="of:=([.B1814]-[.B$2])/10^9" office:value-type="float" office:value="0.345463218">
            <text:p>0.345463</text:p>
          </table:table-cell>
          <table:table-cell table:formula="of:=[.C1814]-[.C1813]" office:value-type="float" office:value="0">
            <text:p>0.000000</text:p>
          </table:table-cell>
          <table:table-cell table:formula="of:=[.A1814]-[.A1813]" office:value-type="float" office:value="0.000000999999997475243">
            <text:p>0.000001</text:p>
          </table:table-cell>
          <table:table-cell/>
          <table:table-cell office:value-type="string">
            <text:p>postpones its deadline to 2665127251752; c_s is topped up to 1992514</text:p>
          </table:table-cell>
          <table:table-cell/>
        </table:table-row>
        <table:table-row table:style-name="ro1">
          <table:table-cell office:value-type="float" office:value="674.248014">
            <text:p>674.248014</text:p>
          </table:table-cell>
          <table:table-cell office:value-type="float" office:value="2665122574966">
            <text:p>2665122574966</text:p>
          </table:table-cell>
          <table:table-cell table:formula="of:=([.B1815]-[.B$2])/10^9" office:value-type="float" office:value="0.347296683">
            <text:p>0.347297</text:p>
          </table:table-cell>
          <table:table-cell table:formula="of:=[.C1815]-[.C1814]" office:value-type="float" office:value="0.00183346499999998">
            <text:p>0.001833</text:p>
          </table:table-cell>
          <table:table-cell table:formula="of:=[.A1815]-[.A1814]" office:value-type="float" office:value="0.00031699999999546">
            <text:p>0.000317</text:p>
          </table:table-cell>
          <table:table-cell table:number-columns-repeated="2"/>
          <table:table-cell office:value-type="string">
            <text:p>rorun dmiss</text:p>
          </table:table-cell>
        </table:table-row>
        <table:table-row table:style-name="ro1">
          <table:table-cell office:value-type="float" office:value="674.248015">
            <text:p>674.248015</text:p>
          </table:table-cell>
          <table:table-cell office:value-type="float" office:value="2665122574966">
            <text:p>2665122574966</text:p>
          </table:table-cell>
          <table:table-cell table:formula="of:=([.B1816]-[.B$2])/10^9" office:value-type="float" office:value="0.347296683">
            <text:p>0.347297</text:p>
          </table:table-cell>
          <table:table-cell table:formula="of:=[.C1816]-[.C1815]" office:value-type="float" office:value="0">
            <text:p>0.000000</text:p>
          </table:table-cell>
          <table:table-cell table:formula="of:=[.A1816]-[.A1815]" office:value-type="float" office:value="0.000000999999997475243">
            <text:p>0.000001</text:p>
          </table:table-cell>
          <table:table-cell table:number-columns-repeated="2"/>
          <table:table-cell office:value-type="string">
            <text:p>uses up its c_s; 2665122574966-2665120741501=1833465</text:p>
          </table:table-cell>
        </table:table-row>
        <table:table-row table:style-name="ro1">
          <table:table-cell office:value-type="float" office:value="674.248017">
            <text:p>674.248017</text:p>
          </table:table-cell>
          <table:table-cell office:value-type="float" office:value="2665122574966">
            <text:p>2665122574966</text:p>
          </table:table-cell>
          <table:table-cell table:formula="of:=([.B1817]-[.B$2])/10^9" office:value-type="float" office:value="0.347296683">
            <text:p>0.347297</text:p>
          </table:table-cell>
          <table:table-cell table:formula="of:=[.C1817]-[.C1816]" office:value-type="float" office:value="0">
            <text:p>0.000000</text:p>
          </table:table-cell>
          <table:table-cell table:formula="of:=[.A1817]-[.A1816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48018">
            <text:p>674.248018</text:p>
          </table:table-cell>
          <table:table-cell office:value-type="float" office:value="2665122574966">
            <text:p>2665122574966</text:p>
          </table:table-cell>
          <table:table-cell table:formula="of:=([.B1818]-[.B$2])/10^9" office:value-type="float" office:value="0.347296683">
            <text:p>0.347297</text:p>
          </table:table-cell>
          <table:table-cell table:formula="of:=[.C1818]-[.C1817]" office:value-type="float" office:value="0">
            <text:p>0.000000</text:p>
          </table:table-cell>
          <table:table-cell table:formula="of:=[.A1818]-[.A1817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129290897; c_s is topped up to 2711551</text:p>
          </table:table-cell>
        </table:table-row>
        <table:table-row table:style-name="ro1">
          <table:table-cell office:value-type="float" office:value="674.248029">
            <text:p>674.248029</text:p>
          </table:table-cell>
          <table:table-cell office:value-type="float" office:value="2665122590903">
            <text:p>2665122590903</text:p>
          </table:table-cell>
          <table:table-cell table:formula="of:=([.B1819]-[.B$2])/10^9" office:value-type="float" office:value="0.34731262">
            <text:p>0.347313</text:p>
          </table:table-cell>
          <table:table-cell table:formula="of:=[.C1819]-[.C1818]" office:value-type="float" office:value="0.0000159370000000214">
            <text:p>0.000016</text:p>
          </table:table-cell>
          <table:table-cell table:formula="of:=[.A1819]-[.A1818]" office:value-type="float" office:value="0.0000109999999722277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48034">
            <text:p>674.248034</text:p>
          </table:table-cell>
          <table:table-cell office:value-type="float" office:value="2665122590903">
            <text:p>2665122590903</text:p>
          </table:table-cell>
          <table:table-cell table:formula="of:=([.B1820]-[.B$2])/10^9" office:value-type="float" office:value="0.34731262">
            <text:p>0.347313</text:p>
          </table:table-cell>
          <table:table-cell table:formula="of:=[.C1820]-[.C1819]" office:value-type="float" office:value="0">
            <text:p>0.000000</text:p>
          </table:table-cell>
          <table:table-cell table:formula="of:=[.A1820]-[.A1819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48695">
            <text:p>674.248695</text:p>
          </table:table-cell>
          <table:table-cell office:value-type="float" office:value="2665122590903">
            <text:p>2665122590903</text:p>
          </table:table-cell>
          <table:table-cell table:formula="of:=([.B1821]-[.B$2])/10^9" office:value-type="float" office:value="0.34731262">
            <text:p>0.347313</text:p>
          </table:table-cell>
          <table:table-cell table:formula="of:=[.C1821]-[.C1820]" office:value-type="float" office:value="0">
            <text:p>0.000000</text:p>
          </table:table-cell>
          <table:table-cell table:formula="of:=[.A1821]-[.A1820]" office:value-type="float" office:value="0.000661000000036438">
            <text:p>0.0006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48697">
            <text:p>674.248697</text:p>
          </table:table-cell>
          <table:table-cell office:value-type="float" office:value="2665123258832">
            <text:p>2665123258832</text:p>
          </table:table-cell>
          <table:table-cell table:formula="of:=([.B1822]-[.B$2])/10^9" office:value-type="float" office:value="0.347980549">
            <text:p>0.347981</text:p>
          </table:table-cell>
          <table:table-cell table:formula="of:=[.C1822]-[.C1821]" office:value-type="float" office:value="0.000667928999999956">
            <text:p>0.000668</text:p>
          </table:table-cell>
          <table:table-cell table:formula="of:=[.A1822]-[.A182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48698">
            <text:p>674.248698</text:p>
          </table:table-cell>
          <table:table-cell office:value-type="float" office:value="2665123258832">
            <text:p>2665123258832</text:p>
          </table:table-cell>
          <table:table-cell table:formula="of:=([.B1823]-[.B$2])/10^9" office:value-type="float" office:value="0.347980549">
            <text:p>0.347981</text:p>
          </table:table-cell>
          <table:table-cell table:formula="of:=[.C1823]-[.C1822]" office:value-type="float" office:value="0">
            <text:p>0.000000</text:p>
          </table:table-cell>
          <table:table-cell table:formula="of:=[.A1823]-[.A1822]" office:value-type="float" office:value="0.000000999999997475243">
            <text:p>0.000001</text:p>
          </table:table-cell>
          <table:table-cell office:value-type="string">
            <text:p>d_s is renewed (r + D) to 2665125258832; c_s is fully topped up</text:p>
          </table:table-cell>
          <table:table-cell table:number-columns-repeated="2"/>
        </table:table-row>
        <table:table-row table:style-name="ro1">
          <table:table-cell office:value-type="float" office:value="674.248699">
            <text:p>674.248699</text:p>
          </table:table-cell>
          <table:table-cell office:value-type="float" office:value="2665123258832">
            <text:p>2665123258832</text:p>
          </table:table-cell>
          <table:table-cell table:formula="of:=([.B1824]-[.B$2])/10^9" office:value-type="float" office:value="0.347980549">
            <text:p>0.347981</text:p>
          </table:table-cell>
          <table:table-cell table:formula="of:=[.C1824]-[.C1823]" office:value-type="float" office:value="0">
            <text:p>0.000000</text:p>
          </table:table-cell>
          <table:table-cell table:formula="of:=[.A1824]-[.A1823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248707">
            <text:p>674.248707</text:p>
          </table:table-cell>
          <table:table-cell office:value-type="float" office:value="2665123268506">
            <text:p>2665123268506</text:p>
          </table:table-cell>
          <table:table-cell table:formula="of:=([.B1825]-[.B$2])/10^9" office:value-type="float" office:value="0.347990223">
            <text:p>0.347990</text:p>
          </table:table-cell>
          <table:table-cell table:formula="of:=[.C1825]-[.C1824]" office:value-type="float" office:value="0.00000967400000001506">
            <text:p>0.000010</text:p>
          </table:table-cell>
          <table:table-cell table:formula="of:=[.A1825]-[.A1824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48711">
            <text:p>674.248711</text:p>
          </table:table-cell>
          <table:table-cell office:value-type="float" office:value="2665123268506">
            <text:p>2665123268506</text:p>
          </table:table-cell>
          <table:table-cell table:formula="of:=([.B1826]-[.B$2])/10^9" office:value-type="float" office:value="0.347990223">
            <text:p>0.347990</text:p>
          </table:table-cell>
          <table:table-cell table:formula="of:=[.C1826]-[.C1825]" office:value-type="float" office:value="0">
            <text:p>0.000000</text:p>
          </table:table-cell>
          <table:table-cell table:formula="of:=[.A1826]-[.A1825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49632">
            <text:p>674.249632</text:p>
          </table:table-cell>
          <table:table-cell office:value-type="float" office:value="2665124202556">
            <text:p>2665124202556</text:p>
          </table:table-cell>
          <table:table-cell table:formula="of:=([.B1827]-[.B$2])/10^9" office:value-type="float" office:value="0.348924273">
            <text:p>0.348924</text:p>
          </table:table-cell>
          <table:table-cell table:formula="of:=[.C1827]-[.C1826]" office:value-type="float" office:value="0.00093405000000002">
            <text:p>0.000934</text:p>
          </table:table-cell>
          <table:table-cell table:formula="of:=[.A1827]-[.A1826]" office:value-type="float" office:value="0.000921000000062122">
            <text:p>0.00092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49633">
            <text:p>674.249633</text:p>
          </table:table-cell>
          <table:table-cell office:value-type="float" office:value="2665124202556">
            <text:p>2665124202556</text:p>
          </table:table-cell>
          <table:table-cell table:formula="of:=([.B1828]-[.B$2])/10^9" office:value-type="float" office:value="0.348924273">
            <text:p>0.348924</text:p>
          </table:table-cell>
          <table:table-cell table:formula="of:=[.C1828]-[.C1827]" office:value-type="float" office:value="0">
            <text:p>0.000000</text:p>
          </table:table-cell>
          <table:table-cell table:formula="of:=[.A1828]-[.A1827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4964">
            <text:p>674.249640</text:p>
          </table:table-cell>
          <table:table-cell office:value-type="float" office:value="2665124202556">
            <text:p>2665124202556</text:p>
          </table:table-cell>
          <table:table-cell table:formula="of:=([.B1829]-[.B$2])/10^9" office:value-type="float" office:value="0.348924273">
            <text:p>0.348924</text:p>
          </table:table-cell>
          <table:table-cell table:formula="of:=[.C1829]-[.C1828]" office:value-type="float" office:value="0">
            <text:p>0.000000</text:p>
          </table:table-cell>
          <table:table-cell table:formula="of:=[.A1829]-[.A1828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50436">
            <text:p>674.250436</text:p>
          </table:table-cell>
          <table:table-cell office:value-type="float" office:value="2665125007114">
            <text:p>2665125007114</text:p>
          </table:table-cell>
          <table:table-cell table:formula="of:=([.B1830]-[.B$2])/10^9" office:value-type="float" office:value="0.349728831">
            <text:p>0.349729</text:p>
          </table:table-cell>
          <table:table-cell table:formula="of:=[.C1830]-[.C1829]" office:value-type="float" office:value="0.000804558000000011">
            <text:p>0.000805</text:p>
          </table:table-cell>
          <table:table-cell table:formula="of:=[.A1830]-[.A1829]" office:value-type="float" office:value="0.000796000000036656">
            <text:p>0.00079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50438">
            <text:p>674.250438</text:p>
          </table:table-cell>
          <table:table-cell office:value-type="float" office:value="2665125007114">
            <text:p>2665125007114</text:p>
          </table:table-cell>
          <table:table-cell table:formula="of:=([.B1831]-[.B$2])/10^9" office:value-type="float" office:value="0.349728831">
            <text:p>0.349729</text:p>
          </table:table-cell>
          <table:table-cell table:formula="of:=[.C1831]-[.C1830]" office:value-type="float" office:value="0">
            <text:p>0.000000</text:p>
          </table:table-cell>
          <table:table-cell table:formula="of:=[.A1831]-[.A183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50442">
            <text:p>674.250442</text:p>
          </table:table-cell>
          <table:table-cell office:value-type="float" office:value="2665125007114">
            <text:p>2665125007114</text:p>
          </table:table-cell>
          <table:table-cell table:formula="of:=([.B1832]-[.B$2])/10^9" office:value-type="float" office:value="0.349728831">
            <text:p>0.349729</text:p>
          </table:table-cell>
          <table:table-cell table:formula="of:=[.C1832]-[.C1831]" office:value-type="float" office:value="0">
            <text:p>0.000000</text:p>
          </table:table-cell>
          <table:table-cell table:formula="of:=[.A1832]-[.A183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50496">
            <text:p>674.250496</text:p>
          </table:table-cell>
          <table:table-cell office:value-type="float" office:value="2665125066791">
            <text:p>2665125066791</text:p>
          </table:table-cell>
          <table:table-cell table:formula="of:=([.B1833]-[.B$2])/10^9" office:value-type="float" office:value="0.349788508">
            <text:p>0.349789</text:p>
          </table:table-cell>
          <table:table-cell table:formula="of:=[.C1833]-[.C1832]" office:value-type="float" office:value="0.0000596769999999802">
            <text:p>0.000060</text:p>
          </table:table-cell>
          <table:table-cell table:formula="of:=[.A1833]-[.A1832]" office:value-type="float" office:value="0.0000539999999773499">
            <text:p>0.00005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50499">
            <text:p>674.250499</text:p>
          </table:table-cell>
          <table:table-cell office:value-type="float" office:value="2665125066791">
            <text:p>2665125066791</text:p>
          </table:table-cell>
          <table:table-cell table:formula="of:=([.B1834]-[.B$2])/10^9" office:value-type="float" office:value="0.349788508">
            <text:p>0.349789</text:p>
          </table:table-cell>
          <table:table-cell table:formula="of:=[.C1834]-[.C1833]" office:value-type="float" office:value="0">
            <text:p>0.000000</text:p>
          </table:table-cell>
          <table:table-cell table:formula="of:=[.A1834]-[.A1833]" office:value-type="float" office:value="0.00000299999999242573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50744">
            <text:p>674.250744</text:p>
          </table:table-cell>
          <table:table-cell office:value-type="float" office:value="2665125066791">
            <text:p>2665125066791</text:p>
          </table:table-cell>
          <table:table-cell table:formula="of:=([.B1835]-[.B$2])/10^9" office:value-type="float" office:value="0.349788508">
            <text:p>0.349789</text:p>
          </table:table-cell>
          <table:table-cell table:formula="of:=[.C1835]-[.C1834]" office:value-type="float" office:value="0">
            <text:p>0.000000</text:p>
          </table:table-cell>
          <table:table-cell table:formula="of:=[.A1835]-[.A1834]" office:value-type="float" office:value="0.000245000000063555">
            <text:p>0.00024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50746">
            <text:p>674.250746</text:p>
          </table:table-cell>
          <table:table-cell office:value-type="float" office:value="2665125319473">
            <text:p>2665125319473</text:p>
          </table:table-cell>
          <table:table-cell table:formula="of:=([.B1836]-[.B$2])/10^9" office:value-type="float" office:value="0.35004119">
            <text:p>0.350041</text:p>
          </table:table-cell>
          <table:table-cell table:formula="of:=[.C1836]-[.C1835]" office:value-type="float" office:value="0.000252682000000004">
            <text:p>0.000253</text:p>
          </table:table-cell>
          <table:table-cell table:formula="of:=[.A1836]-[.A183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50747">
            <text:p>674.250747</text:p>
          </table:table-cell>
          <table:table-cell office:value-type="float" office:value="2665125319473">
            <text:p>2665125319473</text:p>
          </table:table-cell>
          <table:table-cell table:formula="of:=([.B1837]-[.B$2])/10^9" office:value-type="float" office:value="0.35004119">
            <text:p>0.350041</text:p>
          </table:table-cell>
          <table:table-cell table:formula="of:=[.C1837]-[.C1836]" office:value-type="float" office:value="0">
            <text:p>0.000000</text:p>
          </table:table-cell>
          <table:table-cell table:formula="of:=[.A1837]-[.A1836]" office:value-type="float" office:value="0.000000999999997475243">
            <text:p>0.000001</text:p>
          </table:table-cell>
          <table:table-cell/>
          <table:table-cell office:value-type="string">
            <text:p>510353 / 1932279 &lt;= 2000000 / 5000000</text:p>
          </table:table-cell>
          <table:table-cell/>
        </table:table-row>
        <table:table-row table:style-name="ro1">
          <table:table-cell office:value-type="float" office:value="674.250748">
            <text:p>674.250748</text:p>
          </table:table-cell>
          <table:table-cell office:value-type="float" office:value="2665125319473">
            <text:p>2665125319473</text:p>
          </table:table-cell>
          <table:table-cell table:formula="of:=([.B1838]-[.B$2])/10^9" office:value-type="float" office:value="0.35004119">
            <text:p>0.350041</text:p>
          </table:table-cell>
          <table:table-cell table:formula="of:=[.C1838]-[.C1837]" office:value-type="float" office:value="0">
            <text:p>0.000000</text:p>
          </table:table-cell>
          <table:table-cell table:formula="of:=[.A1838]-[.A1837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50751">
            <text:p>674.250751</text:p>
          </table:table-cell>
          <table:table-cell office:value-type="float" office:value="2665125319473">
            <text:p>2665125319473</text:p>
          </table:table-cell>
          <table:table-cell table:formula="of:=([.B1839]-[.B$2])/10^9" office:value-type="float" office:value="0.35004119">
            <text:p>0.350041</text:p>
          </table:table-cell>
          <table:table-cell table:formula="of:=[.C1839]-[.C1838]" office:value-type="float" office:value="0">
            <text:p>0.000000</text:p>
          </table:table-cell>
          <table:table-cell table:formula="of:=[.A1839]-[.A1838]" office:value-type="float" office:value="0.00000299999999242573">
            <text:p>0.00000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50753">
            <text:p>674.250753</text:p>
          </table:table-cell>
          <table:table-cell office:value-type="float" office:value="2665125326493">
            <text:p>2665125326493</text:p>
          </table:table-cell>
          <table:table-cell table:formula="of:=([.B1840]-[.B$2])/10^9" office:value-type="float" office:value="0.35004821">
            <text:p>0.350048</text:p>
          </table:table-cell>
          <table:table-cell table:formula="of:=[.C1840]-[.C1839]" office:value-type="float" office:value="0.00000702000000002423">
            <text:p>0.000007</text:p>
          </table:table-cell>
          <table:table-cell table:formula="of:=[.A1840]-[.A183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50754">
            <text:p>674.250754</text:p>
          </table:table-cell>
          <table:table-cell office:value-type="float" office:value="2665125326493">
            <text:p>2665125326493</text:p>
          </table:table-cell>
          <table:table-cell table:formula="of:=([.B1841]-[.B$2])/10^9" office:value-type="float" office:value="0.35004821">
            <text:p>0.350048</text:p>
          </table:table-cell>
          <table:table-cell table:formula="of:=[.C1841]-[.C1840]" office:value-type="float" office:value="0">
            <text:p>0.000000</text:p>
          </table:table-cell>
          <table:table-cell table:formula="of:=[.A1841]-[.A1840]" office:value-type="float" office:value="0.000000999999997475243">
            <text:p>0.000001</text:p>
          </table:table-cell>
          <table:table-cell table:number-columns-repeated="2"/>
          <table:table-cell office:value-type="string">
            <text:p>2635937 / 3964404 &gt; 3000000 / 7000000</text:p>
          </table:table-cell>
        </table:table-row>
        <table:table-row table:style-name="ro1">
          <table:table-cell office:value-type="float" office:value="674.250755">
            <text:p>674.250755</text:p>
          </table:table-cell>
          <table:table-cell office:value-type="float" office:value="2665125326493">
            <text:p>2665125326493</text:p>
          </table:table-cell>
          <table:table-cell table:formula="of:=([.B1842]-[.B$2])/10^9" office:value-type="float" office:value="0.35004821">
            <text:p>0.350048</text:p>
          </table:table-cell>
          <table:table-cell table:formula="of:=[.C1842]-[.C1841]" office:value-type="float" office:value="0">
            <text:p>0.000000</text:p>
          </table:table-cell>
          <table:table-cell table:formula="of:=[.A1842]-[.A1841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32326493; c_s is fully topped up</text:p>
          </table:table-cell>
        </table:table-row>
        <table:table-row table:style-name="ro1">
          <table:table-cell office:value-type="float" office:value="674.250792">
            <text:p>674.250792</text:p>
          </table:table-cell>
          <table:table-cell office:value-type="float" office:value="2665125326493">
            <text:p>2665125326493</text:p>
          </table:table-cell>
          <table:table-cell table:formula="of:=([.B1843]-[.B$2])/10^9" office:value-type="float" office:value="0.35004821">
            <text:p>0.350048</text:p>
          </table:table-cell>
          <table:table-cell table:formula="of:=[.C1843]-[.C1842]" office:value-type="float" office:value="0">
            <text:p>0.000000</text:p>
          </table:table-cell>
          <table:table-cell table:formula="of:=[.A1843]-[.A1842]" office:value-type="float" office:value="0.0000370000000202708">
            <text:p>0.00003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51302">
            <text:p>674.251302</text:p>
          </table:table-cell>
          <table:table-cell office:value-type="float" office:value="2665125874919">
            <text:p>2665125874919</text:p>
          </table:table-cell>
          <table:table-cell table:formula="of:=([.B1844]-[.B$2])/10^9" office:value-type="float" office:value="0.350596636">
            <text:p>0.350597</text:p>
          </table:table-cell>
          <table:table-cell table:formula="of:=[.C1844]-[.C1843]" office:value-type="float" office:value="0.000548425999999991">
            <text:p>0.000548</text:p>
          </table:table-cell>
          <table:table-cell table:formula="of:=[.A1844]-[.A1843]" office:value-type="float" office:value="0.000509999999962929">
            <text:p>0.00051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51303">
            <text:p>674.251303</text:p>
          </table:table-cell>
          <table:table-cell office:value-type="float" office:value="2665125874919">
            <text:p>2665125874919</text:p>
          </table:table-cell>
          <table:table-cell table:formula="of:=([.B1845]-[.B$2])/10^9" office:value-type="float" office:value="0.350596636">
            <text:p>0.350597</text:p>
          </table:table-cell>
          <table:table-cell table:formula="of:=[.C1845]-[.C1844]" office:value-type="float" office:value="0">
            <text:p>0.000000</text:p>
          </table:table-cell>
          <table:table-cell table:formula="of:=[.A1845]-[.A1844]" office:value-type="float" office:value="0.000000999999997475243">
            <text:p>0.000001</text:p>
          </table:table-cell>
          <table:table-cell/>
          <table:table-cell office:value-type="string">
            <text:p>uses up its c_s; 2665125874919-2665125326493=548426</text:p>
          </table:table-cell>
          <table:table-cell/>
        </table:table-row>
        <table:table-row table:style-name="ro1">
          <table:table-cell office:value-type="float" office:value="674.251315">
            <text:p>674.251315</text:p>
          </table:table-cell>
          <table:table-cell office:value-type="float" office:value="2665125888298">
            <text:p>2665125888298</text:p>
          </table:table-cell>
          <table:table-cell table:formula="of:=([.B1846]-[.B$2])/10^9" office:value-type="float" office:value="0.350610015">
            <text:p>0.350610</text:p>
          </table:table-cell>
          <table:table-cell table:formula="of:=[.C1846]-[.C1845]" office:value-type="float" office:value="0.00001337899999998">
            <text:p>0.000013</text:p>
          </table:table-cell>
          <table:table-cell table:formula="of:=[.A1846]-[.A1845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5132">
            <text:p>674.251320</text:p>
          </table:table-cell>
          <table:table-cell office:value-type="float" office:value="2665125888298">
            <text:p>2665125888298</text:p>
          </table:table-cell>
          <table:table-cell table:formula="of:=([.B1847]-[.B$2])/10^9" office:value-type="float" office:value="0.350610015">
            <text:p>0.350610</text:p>
          </table:table-cell>
          <table:table-cell table:formula="of:=[.C1847]-[.C1846]" office:value-type="float" office:value="0">
            <text:p>0.000000</text:p>
          </table:table-cell>
          <table:table-cell table:formula="of:=[.A1847]-[.A184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52685">
            <text:p>674.252685</text:p>
          </table:table-cell>
          <table:table-cell office:value-type="float" office:value="2665125888298">
            <text:p>2665125888298</text:p>
          </table:table-cell>
          <table:table-cell table:formula="of:=([.B1848]-[.B$2])/10^9" office:value-type="float" office:value="0.350610015">
            <text:p>0.350610</text:p>
          </table:table-cell>
          <table:table-cell table:formula="of:=[.C1848]-[.C1847]" office:value-type="float" office:value="0">
            <text:p>0.000000</text:p>
          </table:table-cell>
          <table:table-cell table:formula="of:=[.A1848]-[.A1847]" office:value-type="float" office:value="0.001365000000078">
            <text:p>0.00136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52685">
            <text:p>674.252685</text:p>
          </table:table-cell>
          <table:table-cell office:value-type="float" office:value="2665125888298">
            <text:p>2665125888298</text:p>
          </table:table-cell>
          <table:table-cell table:formula="of:=([.B1849]-[.B$2])/10^9" office:value-type="float" office:value="0.350610015">
            <text:p>0.350610</text:p>
          </table:table-cell>
          <table:table-cell table:formula="of:=[.C1849]-[.C1848]" office:value-type="float" office:value="0">
            <text:p>0.000000</text:p>
          </table:table-cell>
          <table:table-cell table:formula="of:=[.A1849]-[.A1848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52686">
            <text:p>674.252686</text:p>
          </table:table-cell>
          <table:table-cell office:value-type="float" office:value="2665125888298">
            <text:p>2665125888298</text:p>
          </table:table-cell>
          <table:table-cell table:formula="of:=([.B1850]-[.B$2])/10^9" office:value-type="float" office:value="0.350610015">
            <text:p>0.350610</text:p>
          </table:table-cell>
          <table:table-cell table:formula="of:=[.C1850]-[.C1849]" office:value-type="float" office:value="0">
            <text:p>0.000000</text:p>
          </table:table-cell>
          <table:table-cell table:formula="of:=[.A1850]-[.A1849]" office:value-type="float" office:value="0.000000999999997475243">
            <text:p>0.000001</text:p>
          </table:table-cell>
          <table:table-cell/>
          <table:table-cell office:value-type="string">
            <text:p>postpones its deadline to 2665132251752; c_s is topped up to 1961927</text:p>
          </table:table-cell>
          <table:table-cell/>
        </table:table-row>
        <table:table-row table:style-name="ro1">
          <table:table-cell office:value-type="float" office:value="674.252688">
            <text:p>674.252688</text:p>
          </table:table-cell>
          <table:table-cell office:value-type="float" office:value="2665125888298">
            <text:p>2665125888298</text:p>
          </table:table-cell>
          <table:table-cell table:formula="of:=([.B1851]-[.B$2])/10^9" office:value-type="float" office:value="0.350610015">
            <text:p>0.350610</text:p>
          </table:table-cell>
          <table:table-cell table:formula="of:=[.C1851]-[.C1850]" office:value-type="float" office:value="0">
            <text:p>0.000000</text:p>
          </table:table-cell>
          <table:table-cell table:formula="of:=[.A1851]-[.A1850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52691">
            <text:p>674.252691</text:p>
          </table:table-cell>
          <table:table-cell office:value-type="float" office:value="2665125888298">
            <text:p>2665125888298</text:p>
          </table:table-cell>
          <table:table-cell table:formula="of:=([.B1852]-[.B$2])/10^9" office:value-type="float" office:value="0.350610015">
            <text:p>0.350610</text:p>
          </table:table-cell>
          <table:table-cell table:formula="of:=[.C1852]-[.C1851]" office:value-type="float" office:value="0">
            <text:p>0.000000</text:p>
          </table:table-cell>
          <table:table-cell table:formula="of:=[.A1852]-[.A1851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52693">
            <text:p>674.252693</text:p>
          </table:table-cell>
          <table:table-cell office:value-type="float" office:value="2665127266124">
            <text:p>2665127266124</text:p>
          </table:table-cell>
          <table:table-cell table:formula="of:=([.B1853]-[.B$2])/10^9" office:value-type="float" office:value="0.351987841">
            <text:p>0.351988</text:p>
          </table:table-cell>
          <table:table-cell table:formula="of:=[.C1853]-[.C1852]" office:value-type="float" office:value="0.00137782600000003">
            <text:p>0.001378</text:p>
          </table:table-cell>
          <table:table-cell table:formula="of:=[.A1853]-[.A1852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52694">
            <text:p>674.252694</text:p>
          </table:table-cell>
          <table:table-cell office:value-type="float" office:value="2665127266124">
            <text:p>2665127266124</text:p>
          </table:table-cell>
          <table:table-cell table:formula="of:=([.B1854]-[.B$2])/10^9" office:value-type="float" office:value="0.351987841">
            <text:p>0.351988</text:p>
          </table:table-cell>
          <table:table-cell table:formula="of:=[.C1854]-[.C1853]" office:value-type="float" office:value="0">
            <text:p>0.000000</text:p>
          </table:table-cell>
          <table:table-cell table:formula="of:=[.A1854]-[.A1853]" office:value-type="float" office:value="0.000000999999997475243">
            <text:p>0.000001</text:p>
          </table:table-cell>
          <table:table-cell office:value-type="string">
            <text:p>d_s is renewed (r + D) to 2665129266124; c_s is fully topped up</text:p>
          </table:table-cell>
          <table:table-cell table:number-columns-repeated="2"/>
        </table:table-row>
        <table:table-row table:style-name="ro1">
          <table:table-cell office:value-type="float" office:value="674.252695">
            <text:p>674.252695</text:p>
          </table:table-cell>
          <table:table-cell office:value-type="float" office:value="2665127266124">
            <text:p>2665127266124</text:p>
          </table:table-cell>
          <table:table-cell table:formula="of:=([.B1855]-[.B$2])/10^9" office:value-type="float" office:value="0.351987841">
            <text:p>0.351988</text:p>
          </table:table-cell>
          <table:table-cell table:formula="of:=[.C1855]-[.C1854]" office:value-type="float" office:value="0">
            <text:p>0.000000</text:p>
          </table:table-cell>
          <table:table-cell table:formula="of:=[.A1855]-[.A1854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52702">
            <text:p>674.252702</text:p>
          </table:table-cell>
          <table:table-cell office:value-type="float" office:value="2665127275276">
            <text:p>2665127275276</text:p>
          </table:table-cell>
          <table:table-cell table:formula="of:=([.B1856]-[.B$2])/10^9" office:value-type="float" office:value="0.351996993">
            <text:p>0.351997</text:p>
          </table:table-cell>
          <table:table-cell table:formula="of:=[.C1856]-[.C1855]" office:value-type="float" office:value="0.00000915199999995675">
            <text:p>0.000009</text:p>
          </table:table-cell>
          <table:table-cell table:formula="of:=[.A1856]-[.A1855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52707">
            <text:p>674.252707</text:p>
          </table:table-cell>
          <table:table-cell office:value-type="float" office:value="2665127275276">
            <text:p>2665127275276</text:p>
          </table:table-cell>
          <table:table-cell table:formula="of:=([.B1857]-[.B$2])/10^9" office:value-type="float" office:value="0.351996993">
            <text:p>0.351997</text:p>
          </table:table-cell>
          <table:table-cell table:formula="of:=[.C1857]-[.C1856]" office:value-type="float" office:value="0">
            <text:p>0.000000</text:p>
          </table:table-cell>
          <table:table-cell table:formula="of:=[.A1857]-[.A1856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53637">
            <text:p>674.253637</text:p>
          </table:table-cell>
          <table:table-cell office:value-type="float" office:value="2665128215655">
            <text:p>2665128215655</text:p>
          </table:table-cell>
          <table:table-cell table:formula="of:=([.B1858]-[.B$2])/10^9" office:value-type="float" office:value="0.352937372">
            <text:p>0.352937</text:p>
          </table:table-cell>
          <table:table-cell table:formula="of:=[.C1858]-[.C1857]" office:value-type="float" office:value="0.000940379000000047">
            <text:p>0.000940</text:p>
          </table:table-cell>
          <table:table-cell table:formula="of:=[.A1858]-[.A1857]" office:value-type="float" office:value="0.000930000000039399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53638">
            <text:p>674.253638</text:p>
          </table:table-cell>
          <table:table-cell office:value-type="float" office:value="2665128215655">
            <text:p>2665128215655</text:p>
          </table:table-cell>
          <table:table-cell table:formula="of:=([.B1859]-[.B$2])/10^9" office:value-type="float" office:value="0.352937372">
            <text:p>0.352937</text:p>
          </table:table-cell>
          <table:table-cell table:formula="of:=[.C1859]-[.C1858]" office:value-type="float" office:value="0">
            <text:p>0.000000</text:p>
          </table:table-cell>
          <table:table-cell table:formula="of:=[.A1859]-[.A185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53645">
            <text:p>674.253645</text:p>
          </table:table-cell>
          <table:table-cell office:value-type="float" office:value="2665128215655">
            <text:p>2665128215655</text:p>
          </table:table-cell>
          <table:table-cell table:formula="of:=([.B1860]-[.B$2])/10^9" office:value-type="float" office:value="0.352937372">
            <text:p>0.352937</text:p>
          </table:table-cell>
          <table:table-cell table:formula="of:=[.C1860]-[.C1859]" office:value-type="float" office:value="0">
            <text:p>0.000000</text:p>
          </table:table-cell>
          <table:table-cell table:formula="of:=[.A1860]-[.A1859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55043">
            <text:p>674.255043</text:p>
          </table:table-cell>
          <table:table-cell office:value-type="float" office:value="2665129622065">
            <text:p>2665129622065</text:p>
          </table:table-cell>
          <table:table-cell table:formula="of:=([.B1861]-[.B$2])/10^9" office:value-type="float" office:value="0.354343782">
            <text:p>0.354344</text:p>
          </table:table-cell>
          <table:table-cell table:formula="of:=[.C1861]-[.C1860]" office:value-type="float" office:value="0.00140640999999997">
            <text:p>0.001406</text:p>
          </table:table-cell>
          <table:table-cell table:formula="of:=[.A1861]-[.A1860]" office:value-type="float" office:value="0.00139799999999468">
            <text:p>0.00139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55045">
            <text:p>674.255045</text:p>
          </table:table-cell>
          <table:table-cell office:value-type="float" office:value="2665129622065">
            <text:p>2665129622065</text:p>
          </table:table-cell>
          <table:table-cell table:formula="of:=([.B1862]-[.B$2])/10^9" office:value-type="float" office:value="0.354343782">
            <text:p>0.354344</text:p>
          </table:table-cell>
          <table:table-cell table:formula="of:=[.C1862]-[.C1861]" office:value-type="float" office:value="0">
            <text:p>0.000000</text:p>
          </table:table-cell>
          <table:table-cell table:formula="of:=[.A1862]-[.A1861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55049">
            <text:p>674.255049</text:p>
          </table:table-cell>
          <table:table-cell office:value-type="float" office:value="2665129622065">
            <text:p>2665129622065</text:p>
          </table:table-cell>
          <table:table-cell table:formula="of:=([.B1863]-[.B$2])/10^9" office:value-type="float" office:value="0.354343782">
            <text:p>0.354344</text:p>
          </table:table-cell>
          <table:table-cell table:formula="of:=[.C1863]-[.C1862]" office:value-type="float" office:value="0">
            <text:p>0.000000</text:p>
          </table:table-cell>
          <table:table-cell table:formula="of:=[.A1863]-[.A1862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5568">
            <text:p>674.255680</text:p>
          </table:table-cell>
          <table:table-cell office:value-type="float" office:value="2665129622065">
            <text:p>2665129622065</text:p>
          </table:table-cell>
          <table:table-cell table:formula="of:=([.B1864]-[.B$2])/10^9" office:value-type="float" office:value="0.354343782">
            <text:p>0.354344</text:p>
          </table:table-cell>
          <table:table-cell table:formula="of:=[.C1864]-[.C1863]" office:value-type="float" office:value="0">
            <text:p>0.000000</text:p>
          </table:table-cell>
          <table:table-cell table:formula="of:=[.A1864]-[.A1863]" office:value-type="float" office:value="0.000630999999998494">
            <text:p>0.00063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55682">
            <text:p>674.255682</text:p>
          </table:table-cell>
          <table:table-cell office:value-type="float" office:value="2665130261039">
            <text:p>2665130261039</text:p>
          </table:table-cell>
          <table:table-cell table:formula="of:=([.B1865]-[.B$2])/10^9" office:value-type="float" office:value="0.354982756">
            <text:p>0.354983</text:p>
          </table:table-cell>
          <table:table-cell table:formula="of:=[.C1865]-[.C1864]" office:value-type="float" office:value="0.000638974000000014">
            <text:p>0.000639</text:p>
          </table:table-cell>
          <table:table-cell table:formula="of:=[.A1865]-[.A186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55683">
            <text:p>674.255683</text:p>
          </table:table-cell>
          <table:table-cell office:value-type="float" office:value="2665130261039">
            <text:p>2665130261039</text:p>
          </table:table-cell>
          <table:table-cell table:formula="of:=([.B1866]-[.B$2])/10^9" office:value-type="float" office:value="0.354982756">
            <text:p>0.354983</text:p>
          </table:table-cell>
          <table:table-cell table:formula="of:=[.C1866]-[.C1865]" office:value-type="float" office:value="0">
            <text:p>0.000000</text:p>
          </table:table-cell>
          <table:table-cell table:formula="of:=[.A1866]-[.A1865]" office:value-type="float" office:value="0.000000999999997475243">
            <text:p>0.000001</text:p>
          </table:table-cell>
          <table:table-cell/>
          <table:table-cell office:value-type="string">
            <text:p>555517 / 1990713 &lt;= 2000000 / 5000000</text:p>
          </table:table-cell>
          <table:table-cell/>
        </table:table-row>
        <table:table-row table:style-name="ro1">
          <table:table-cell office:value-type="float" office:value="674.255683">
            <text:p>674.255683</text:p>
          </table:table-cell>
          <table:table-cell office:value-type="float" office:value="2665130261039">
            <text:p>2665130261039</text:p>
          </table:table-cell>
          <table:table-cell table:formula="of:=([.B1867]-[.B$2])/10^9" office:value-type="float" office:value="0.354982756">
            <text:p>0.354983</text:p>
          </table:table-cell>
          <table:table-cell table:formula="of:=[.C1867]-[.C1866]" office:value-type="float" office:value="0">
            <text:p>0.000000</text:p>
          </table:table-cell>
          <table:table-cell table:formula="of:=[.A1867]-[.A1866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55685">
            <text:p>674.255685</text:p>
          </table:table-cell>
          <table:table-cell office:value-type="float" office:value="2665130261039">
            <text:p>2665130261039</text:p>
          </table:table-cell>
          <table:table-cell table:formula="of:=([.B1868]-[.B$2])/10^9" office:value-type="float" office:value="0.354982756">
            <text:p>0.354983</text:p>
          </table:table-cell>
          <table:table-cell table:formula="of:=[.C1868]-[.C1867]" office:value-type="float" office:value="0">
            <text:p>0.000000</text:p>
          </table:table-cell>
          <table:table-cell table:formula="of:=[.A1868]-[.A1867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55695">
            <text:p>674.255695</text:p>
          </table:table-cell>
          <table:table-cell office:value-type="float" office:value="2665130273787">
            <text:p>2665130273787</text:p>
          </table:table-cell>
          <table:table-cell table:formula="of:=([.B1869]-[.B$2])/10^9" office:value-type="float" office:value="0.354995504">
            <text:p>0.354996</text:p>
          </table:table-cell>
          <table:table-cell table:formula="of:=[.C1869]-[.C1868]" office:value-type="float" office:value="0.0000127480000000069">
            <text:p>0.000013</text:p>
          </table:table-cell>
          <table:table-cell table:formula="of:=[.A1869]-[.A1868]" office:value-type="float" office:value="0.0000099999999747524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55703">
            <text:p>674.255703</text:p>
          </table:table-cell>
          <table:table-cell office:value-type="float" office:value="2665130273787">
            <text:p>2665130273787</text:p>
          </table:table-cell>
          <table:table-cell table:formula="of:=([.B1870]-[.B$2])/10^9" office:value-type="float" office:value="0.354995504">
            <text:p>0.354996</text:p>
          </table:table-cell>
          <table:table-cell table:formula="of:=[.C1870]-[.C1869]" office:value-type="float" office:value="0">
            <text:p>0.000000</text:p>
          </table:table-cell>
          <table:table-cell table:formula="of:=[.A1870]-[.A1869]" office:value-type="float" office:value="0.00000800000009348878">
            <text:p>0.000008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56258">
            <text:p>674.256258</text:p>
          </table:table-cell>
          <table:table-cell office:value-type="float" office:value="2665130836715">
            <text:p>2665130836715</text:p>
          </table:table-cell>
          <table:table-cell table:formula="of:=([.B1871]-[.B$2])/10^9" office:value-type="float" office:value="0.355558432">
            <text:p>0.355558</text:p>
          </table:table-cell>
          <table:table-cell table:formula="of:=[.C1871]-[.C1870]" office:value-type="float" office:value="0.000562927999999963">
            <text:p>0.000563</text:p>
          </table:table-cell>
          <table:table-cell table:formula="of:=[.A1871]-[.A1870]" office:value-type="float" office:value="0.000554999999963002">
            <text:p>0.00055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56259">
            <text:p>674.256259</text:p>
          </table:table-cell>
          <table:table-cell office:value-type="float" office:value="2665130836715">
            <text:p>2665130836715</text:p>
          </table:table-cell>
          <table:table-cell table:formula="of:=([.B1872]-[.B$2])/10^9" office:value-type="float" office:value="0.355558432">
            <text:p>0.355558</text:p>
          </table:table-cell>
          <table:table-cell table:formula="of:=[.C1872]-[.C1871]" office:value-type="float" office:value="0">
            <text:p>0.000000</text:p>
          </table:table-cell>
          <table:table-cell table:formula="of:=[.A1872]-[.A1871]" office:value-type="float" office:value="0.000000999999997475243">
            <text:p>0.000001</text:p>
          </table:table-cell>
          <table:table-cell/>
          <table:table-cell office:value-type="string">
            <text:p>uses up its c_s; 2665130836715-2665130273787=562928</text:p>
          </table:table-cell>
          <table:table-cell/>
        </table:table-row>
        <table:table-row table:style-name="ro1">
          <table:table-cell office:value-type="float" office:value="674.256268">
            <text:p>674.256268</text:p>
          </table:table-cell>
          <table:table-cell office:value-type="float" office:value="2665130847331">
            <text:p>2665130847331</text:p>
          </table:table-cell>
          <table:table-cell table:formula="of:=([.B1873]-[.B$2])/10^9" office:value-type="float" office:value="0.355569048">
            <text:p>0.355569</text:p>
          </table:table-cell>
          <table:table-cell table:formula="of:=[.C1873]-[.C1872]" office:value-type="float" office:value="0.0000106160000000188">
            <text:p>0.000011</text:p>
          </table:table-cell>
          <table:table-cell table:formula="of:=[.A1873]-[.A1872]" office:value-type="float" office:value="0.00000899999997727718">
            <text:p>0.000009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56273">
            <text:p>674.256273</text:p>
          </table:table-cell>
          <table:table-cell office:value-type="float" office:value="2665130847331">
            <text:p>2665130847331</text:p>
          </table:table-cell>
          <table:table-cell table:formula="of:=([.B1874]-[.B$2])/10^9" office:value-type="float" office:value="0.355569048">
            <text:p>0.355569</text:p>
          </table:table-cell>
          <table:table-cell table:formula="of:=[.C1874]-[.C1873]" office:value-type="float" office:value="0">
            <text:p>0.000000</text:p>
          </table:table-cell>
          <table:table-cell table:formula="of:=[.A1874]-[.A1873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56678">
            <text:p>674.256678</text:p>
          </table:table-cell>
          <table:table-cell office:value-type="float" office:value="2665130847331">
            <text:p>2665130847331</text:p>
          </table:table-cell>
          <table:table-cell table:formula="of:=([.B1875]-[.B$2])/10^9" office:value-type="float" office:value="0.355569048">
            <text:p>0.355569</text:p>
          </table:table-cell>
          <table:table-cell table:formula="of:=[.C1875]-[.C1874]" office:value-type="float" office:value="0">
            <text:p>0.000000</text:p>
          </table:table-cell>
          <table:table-cell table:formula="of:=[.A1875]-[.A1874]" office:value-type="float" office:value="0.000405000000000655">
            <text:p>0.0004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5668">
            <text:p>674.256680</text:p>
          </table:table-cell>
          <table:table-cell office:value-type="float" office:value="2665131259110">
            <text:p>2665131259110</text:p>
          </table:table-cell>
          <table:table-cell table:formula="of:=([.B1876]-[.B$2])/10^9" office:value-type="float" office:value="0.355980827">
            <text:p>0.355981</text:p>
          </table:table-cell>
          <table:table-cell table:formula="of:=[.C1876]-[.C1875]" office:value-type="float" office:value="0.000411779000000001">
            <text:p>0.000412</text:p>
          </table:table-cell>
          <table:table-cell table:formula="of:=[.A1876]-[.A1875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56681">
            <text:p>674.256681</text:p>
          </table:table-cell>
          <table:table-cell office:value-type="float" office:value="2665131259110">
            <text:p>2665131259110</text:p>
          </table:table-cell>
          <table:table-cell table:formula="of:=([.B1877]-[.B$2])/10^9" office:value-type="float" office:value="0.355980827">
            <text:p>0.355981</text:p>
          </table:table-cell>
          <table:table-cell table:formula="of:=[.C1877]-[.C1876]" office:value-type="float" office:value="0">
            <text:p>0.000000</text:p>
          </table:table-cell>
          <table:table-cell table:formula="of:=[.A1877]-[.A1876]" office:value-type="float" office:value="0.000000999999997475243">
            <text:p>0.000001</text:p>
          </table:table-cell>
          <table:table-cell office:value-type="string">
            <text:p>d_s is renewed (r + D) to 2665133259110; c_s is fully topped up</text:p>
          </table:table-cell>
          <table:table-cell table:number-columns-repeated="2"/>
        </table:table-row>
        <table:table-row table:style-name="ro1">
          <table:table-cell office:value-type="float" office:value="674.2572">
            <text:p>674.257200</text:p>
          </table:table-cell>
          <table:table-cell office:value-type="float" office:value="2665131779061">
            <text:p>2665131779061</text:p>
          </table:table-cell>
          <table:table-cell table:formula="of:=([.B1878]-[.B$2])/10^9" office:value-type="float" office:value="0.356500778">
            <text:p>0.356501</text:p>
          </table:table-cell>
          <table:table-cell table:formula="of:=[.C1878]-[.C1877]" office:value-type="float" office:value="0.000519951000000019">
            <text:p>0.000520</text:p>
          </table:table-cell>
          <table:table-cell table:formula="of:=[.A1878]-[.A1877]" office:value-type="float" office:value="0.000519000000053893">
            <text:p>0.00051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57202">
            <text:p>674.257202</text:p>
          </table:table-cell>
          <table:table-cell office:value-type="float" office:value="2665131779061">
            <text:p>2665131779061</text:p>
          </table:table-cell>
          <table:table-cell table:formula="of:=([.B1879]-[.B$2])/10^9" office:value-type="float" office:value="0.356500778">
            <text:p>0.356501</text:p>
          </table:table-cell>
          <table:table-cell table:formula="of:=[.C1879]-[.C1878]" office:value-type="float" office:value="0">
            <text:p>0.000000</text:p>
          </table:table-cell>
          <table:table-cell table:formula="of:=[.A1879]-[.A187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57206">
            <text:p>674.257206</text:p>
          </table:table-cell>
          <table:table-cell office:value-type="float" office:value="2665131779061">
            <text:p>2665131779061</text:p>
          </table:table-cell>
          <table:table-cell table:formula="of:=([.B1880]-[.B$2])/10^9" office:value-type="float" office:value="0.356500778">
            <text:p>0.356501</text:p>
          </table:table-cell>
          <table:table-cell table:formula="of:=[.C1880]-[.C1879]" office:value-type="float" office:value="0">
            <text:p>0.000000</text:p>
          </table:table-cell>
          <table:table-cell table:formula="of:=[.A1880]-[.A1879]" office:value-type="float" office:value="0.00000399999998990097">
            <text:p>0.000004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57678">
            <text:p>674.257678</text:p>
          </table:table-cell>
          <table:table-cell office:value-type="float" office:value="2665132013761">
            <text:p>2665132013761</text:p>
          </table:table-cell>
          <table:table-cell table:formula="of:=([.B1881]-[.B$2])/10^9" office:value-type="float" office:value="0.356735478">
            <text:p>0.356735</text:p>
          </table:table-cell>
          <table:table-cell table:formula="of:=[.C1881]-[.C1880]" office:value-type="float" office:value="0.000234699999999977">
            <text:p>0.000235</text:p>
          </table:table-cell>
          <table:table-cell table:formula="of:=[.A1881]-[.A1880]" office:value-type="float" office:value="0.00047200000005887">
            <text:p>0.00047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57679">
            <text:p>674.257679</text:p>
          </table:table-cell>
          <table:table-cell office:value-type="float" office:value="2665132013761">
            <text:p>2665132013761</text:p>
          </table:table-cell>
          <table:table-cell table:formula="of:=([.B1882]-[.B$2])/10^9" office:value-type="float" office:value="0.356735478">
            <text:p>0.356735</text:p>
          </table:table-cell>
          <table:table-cell table:formula="of:=[.C1882]-[.C1881]" office:value-type="float" office:value="0">
            <text:p>0.000000</text:p>
          </table:table-cell>
          <table:table-cell table:formula="of:=[.A1882]-[.A1881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5768">
            <text:p>674.257680</text:p>
          </table:table-cell>
          <table:table-cell office:value-type="float" office:value="2665132013761">
            <text:p>2665132013761</text:p>
          </table:table-cell>
          <table:table-cell table:formula="of:=([.B1883]-[.B$2])/10^9" office:value-type="float" office:value="0.356735478">
            <text:p>0.356735</text:p>
          </table:table-cell>
          <table:table-cell table:formula="of:=[.C1883]-[.C1882]" office:value-type="float" office:value="0">
            <text:p>0.000000</text:p>
          </table:table-cell>
          <table:table-cell table:formula="of:=[.A1883]-[.A1882]" office:value-type="float" office:value="0.000000999999997475243">
            <text:p>0.000001</text:p>
          </table:table-cell>
          <table:table-cell/>
          <table:table-cell office:value-type="string">
            <text:p>postpones its deadline to 2665137251752; c_s is topped up to 1992589</text:p>
          </table:table-cell>
          <table:table-cell/>
        </table:table-row>
        <table:table-row table:style-name="ro1">
          <table:table-cell office:value-type="float" office:value="674.258128">
            <text:p>674.258128</text:p>
          </table:table-cell>
          <table:table-cell office:value-type="float" office:value="2665132715996">
            <text:p>2665132715996</text:p>
          </table:table-cell>
          <table:table-cell table:formula="of:=([.B1884]-[.B$2])/10^9" office:value-type="float" office:value="0.357437713">
            <text:p>0.357438</text:p>
          </table:table-cell>
          <table:table-cell table:formula="of:=[.C1884]-[.C1883]" office:value-type="float" office:value="0.000702234999999996">
            <text:p>0.000702</text:p>
          </table:table-cell>
          <table:table-cell table:formula="of:=[.A1884]-[.A1883]" office:value-type="float" office:value="0.000448000000005777">
            <text:p>0.00044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58129">
            <text:p>674.258129</text:p>
          </table:table-cell>
          <table:table-cell office:value-type="float" office:value="2665132715996">
            <text:p>2665132715996</text:p>
          </table:table-cell>
          <table:table-cell table:formula="of:=([.B1885]-[.B$2])/10^9" office:value-type="float" office:value="0.357437713">
            <text:p>0.357438</text:p>
          </table:table-cell>
          <table:table-cell table:formula="of:=[.C1885]-[.C1884]" office:value-type="float" office:value="0">
            <text:p>0.000000</text:p>
          </table:table-cell>
          <table:table-cell table:formula="of:=[.A1885]-[.A188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58137">
            <text:p>674.258137</text:p>
          </table:table-cell>
          <table:table-cell office:value-type="float" office:value="2665132715996">
            <text:p>2665132715996</text:p>
          </table:table-cell>
          <table:table-cell table:formula="of:=([.B1886]-[.B$2])/10^9" office:value-type="float" office:value="0.357437713">
            <text:p>0.357438</text:p>
          </table:table-cell>
          <table:table-cell table:formula="of:=[.C1886]-[.C1885]" office:value-type="float" office:value="0">
            <text:p>0.000000</text:p>
          </table:table-cell>
          <table:table-cell table:formula="of:=[.A1886]-[.A1885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59551">
            <text:p>674.259551</text:p>
          </table:table-cell>
          <table:table-cell office:value-type="float" office:value="2665134139237">
            <text:p>2665134139237</text:p>
          </table:table-cell>
          <table:table-cell table:formula="of:=([.B1887]-[.B$2])/10^9" office:value-type="float" office:value="0.358860954">
            <text:p>0.358861</text:p>
          </table:table-cell>
          <table:table-cell table:formula="of:=[.C1887]-[.C1886]" office:value-type="float" office:value="0.00142324100000002">
            <text:p>0.001423</text:p>
          </table:table-cell>
          <table:table-cell table:formula="of:=[.A1887]-[.A1886]" office:value-type="float" office:value="0.00141399999995429">
            <text:p>0.0014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59554">
            <text:p>674.259554</text:p>
          </table:table-cell>
          <table:table-cell office:value-type="float" office:value="2665134139237">
            <text:p>2665134139237</text:p>
          </table:table-cell>
          <table:table-cell table:formula="of:=([.B1888]-[.B$2])/10^9" office:value-type="float" office:value="0.358860954">
            <text:p>0.358861</text:p>
          </table:table-cell>
          <table:table-cell table:formula="of:=[.C1888]-[.C1887]" office:value-type="float" office:value="0">
            <text:p>0.000000</text:p>
          </table:table-cell>
          <table:table-cell table:formula="of:=[.A1888]-[.A1887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60723">
            <text:p>674.260723</text:p>
          </table:table-cell>
          <table:table-cell office:value-type="float" office:value="2665134139237">
            <text:p>2665134139237</text:p>
          </table:table-cell>
          <table:table-cell table:formula="of:=([.B1889]-[.B$2])/10^9" office:value-type="float" office:value="0.358860954">
            <text:p>0.358861</text:p>
          </table:table-cell>
          <table:table-cell table:formula="of:=[.C1889]-[.C1888]" office:value-type="float" office:value="0">
            <text:p>0.000000</text:p>
          </table:table-cell>
          <table:table-cell table:formula="of:=[.A1889]-[.A1888]" office:value-type="float" office:value="0.00116900000000442">
            <text:p>0.00116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60725">
            <text:p>674.260725</text:p>
          </table:table-cell>
          <table:table-cell office:value-type="float" office:value="2665135320216">
            <text:p>2665135320216</text:p>
          </table:table-cell>
          <table:table-cell table:formula="of:=([.B1890]-[.B$2])/10^9" office:value-type="float" office:value="0.360041933">
            <text:p>0.360042</text:p>
          </table:table-cell>
          <table:table-cell table:formula="of:=[.C1890]-[.C1889]" office:value-type="float" office:value="0.00118097899999997">
            <text:p>0.001181</text:p>
          </table:table-cell>
          <table:table-cell table:formula="of:=[.A1890]-[.A1889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60726">
            <text:p>674.260726</text:p>
          </table:table-cell>
          <table:table-cell office:value-type="float" office:value="2665135320216">
            <text:p>2665135320216</text:p>
          </table:table-cell>
          <table:table-cell table:formula="of:=([.B1891]-[.B$2])/10^9" office:value-type="float" office:value="0.360041933">
            <text:p>0.360042</text:p>
          </table:table-cell>
          <table:table-cell table:formula="of:=[.C1891]-[.C1890]" office:value-type="float" office:value="0">
            <text:p>0.000000</text:p>
          </table:table-cell>
          <table:table-cell table:formula="of:=[.A1891]-[.A1890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42320216; c_s is fully topped up</text:p>
          </table:table-cell>
        </table:table-row>
        <table:table-row table:style-name="ro1">
          <table:table-cell office:value-type="float" office:value="674.260729">
            <text:p>674.260729</text:p>
          </table:table-cell>
          <table:table-cell office:value-type="float" office:value="2665135320216">
            <text:p>2665135320216</text:p>
          </table:table-cell>
          <table:table-cell table:formula="of:=([.B1892]-[.B$2])/10^9" office:value-type="float" office:value="0.360041933">
            <text:p>0.360042</text:p>
          </table:table-cell>
          <table:table-cell table:formula="of:=[.C1892]-[.C1891]" office:value-type="float" office:value="0">
            <text:p>0.000000</text:p>
          </table:table-cell>
          <table:table-cell table:formula="of:=[.A1892]-[.A1891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60732">
            <text:p>674.260732</text:p>
          </table:table-cell>
          <table:table-cell office:value-type="float" office:value="2665135326587">
            <text:p>2665135326587</text:p>
          </table:table-cell>
          <table:table-cell table:formula="of:=([.B1893]-[.B$2])/10^9" office:value-type="float" office:value="0.360048304">
            <text:p>0.360048</text:p>
          </table:table-cell>
          <table:table-cell table:formula="of:=[.C1893]-[.C1892]" office:value-type="float" office:value="0.00000637100000000501">
            <text:p>0.000006</text:p>
          </table:table-cell>
          <table:table-cell table:formula="of:=[.A1893]-[.A1892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60732">
            <text:p>674.260732</text:p>
          </table:table-cell>
          <table:table-cell office:value-type="float" office:value="2665135326587">
            <text:p>2665135326587</text:p>
          </table:table-cell>
          <table:table-cell table:formula="of:=([.B1894]-[.B$2])/10^9" office:value-type="float" office:value="0.360048304">
            <text:p>0.360048</text:p>
          </table:table-cell>
          <table:table-cell table:formula="of:=[.C1894]-[.C1893]" office:value-type="float" office:value="0">
            <text:p>0.000000</text:p>
          </table:table-cell>
          <table:table-cell table:formula="of:=[.A1894]-[.A1893]" office:value-type="float" office:value="0">
            <text:p>0.000000</text:p>
          </table:table-cell>
          <table:table-cell office:value-type="string">
            <text:p>d_s is renewed (r + D) to 2665137326587; c_s is fully topped up</text:p>
          </table:table-cell>
          <table:table-cell table:number-columns-repeated="2"/>
        </table:table-row>
        <table:table-row table:style-name="ro1">
          <table:table-cell office:value-type="float" office:value="674.260735">
            <text:p>674.260735</text:p>
          </table:table-cell>
          <table:table-cell office:value-type="float" office:value="2665135326587">
            <text:p>2665135326587</text:p>
          </table:table-cell>
          <table:table-cell table:formula="of:=([.B1895]-[.B$2])/10^9" office:value-type="float" office:value="0.360048304">
            <text:p>0.360048</text:p>
          </table:table-cell>
          <table:table-cell table:formula="of:=[.C1895]-[.C1894]" office:value-type="float" office:value="0">
            <text:p>0.000000</text:p>
          </table:table-cell>
          <table:table-cell table:formula="of:=[.A1895]-[.A1894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60738">
            <text:p>674.260738</text:p>
          </table:table-cell>
          <table:table-cell office:value-type="float" office:value="2665135332628">
            <text:p>2665135332628</text:p>
          </table:table-cell>
          <table:table-cell table:formula="of:=([.B1896]-[.B$2])/10^9" office:value-type="float" office:value="0.360054345">
            <text:p>0.360054</text:p>
          </table:table-cell>
          <table:table-cell table:formula="of:=[.C1896]-[.C1895]" office:value-type="float" office:value="0.00000604100000001218">
            <text:p>0.000006</text:p>
          </table:table-cell>
          <table:table-cell table:formula="of:=[.A1896]-[.A1895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60739">
            <text:p>674.260739</text:p>
          </table:table-cell>
          <table:table-cell office:value-type="float" office:value="2665135332628">
            <text:p>2665135332628</text:p>
          </table:table-cell>
          <table:table-cell table:formula="of:=([.B1897]-[.B$2])/10^9" office:value-type="float" office:value="0.360054345">
            <text:p>0.360054</text:p>
          </table:table-cell>
          <table:table-cell table:formula="of:=[.C1897]-[.C1896]" office:value-type="float" office:value="0">
            <text:p>0.000000</text:p>
          </table:table-cell>
          <table:table-cell table:formula="of:=[.A1897]-[.A1896]" office:value-type="float" office:value="0.000000999999997475243">
            <text:p>0.000001</text:p>
          </table:table-cell>
          <table:table-cell/>
          <table:table-cell office:value-type="string">
            <text:p>569348 / 1919124 &lt;= 2000000 / 5000000</text:p>
          </table:table-cell>
          <table:table-cell/>
        </table:table-row>
        <table:table-row table:style-name="ro1">
          <table:table-cell office:value-type="float" office:value="674.260739">
            <text:p>674.260739</text:p>
          </table:table-cell>
          <table:table-cell office:value-type="float" office:value="2665135332628">
            <text:p>2665135332628</text:p>
          </table:table-cell>
          <table:table-cell table:formula="of:=([.B1898]-[.B$2])/10^9" office:value-type="float" office:value="0.360054345">
            <text:p>0.360054</text:p>
          </table:table-cell>
          <table:table-cell table:formula="of:=[.C1898]-[.C1897]" office:value-type="float" office:value="0">
            <text:p>0.000000</text:p>
          </table:table-cell>
          <table:table-cell table:formula="of:=[.A1898]-[.A1897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60782">
            <text:p>674.260782</text:p>
          </table:table-cell>
          <table:table-cell office:value-type="float" office:value="2665135332628">
            <text:p>2665135332628</text:p>
          </table:table-cell>
          <table:table-cell table:formula="of:=([.B1899]-[.B$2])/10^9" office:value-type="float" office:value="0.360054345">
            <text:p>0.360054</text:p>
          </table:table-cell>
          <table:table-cell table:formula="of:=[.C1899]-[.C1898]" office:value-type="float" office:value="0">
            <text:p>0.000000</text:p>
          </table:table-cell>
          <table:table-cell table:formula="of:=[.A1899]-[.A1898]" office:value-type="float" office:value="0.0000430000000051223">
            <text:p>0.000043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61351">
            <text:p>674.261351</text:p>
          </table:table-cell>
          <table:table-cell office:value-type="float" office:value="2665135945618">
            <text:p>2665135945618</text:p>
          </table:table-cell>
          <table:table-cell table:formula="of:=([.B1900]-[.B$2])/10^9" office:value-type="float" office:value="0.360667335">
            <text:p>0.360667</text:p>
          </table:table-cell>
          <table:table-cell table:formula="of:=[.C1900]-[.C1899]" office:value-type="float" office:value="0.00061298999999998">
            <text:p>0.000613</text:p>
          </table:table-cell>
          <table:table-cell table:formula="of:=[.A1900]-[.A1899]" office:value-type="float" office:value="0.000569000000041342">
            <text:p>0.00056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61352">
            <text:p>674.261352</text:p>
          </table:table-cell>
          <table:table-cell office:value-type="float" office:value="2665135945618">
            <text:p>2665135945618</text:p>
          </table:table-cell>
          <table:table-cell table:formula="of:=([.B1901]-[.B$2])/10^9" office:value-type="float" office:value="0.360667335">
            <text:p>0.360667</text:p>
          </table:table-cell>
          <table:table-cell table:formula="of:=[.C1901]-[.C1900]" office:value-type="float" office:value="0">
            <text:p>0.000000</text:p>
          </table:table-cell>
          <table:table-cell table:formula="of:=[.A1901]-[.A1900]" office:value-type="float" office:value="0.000000999999997475243">
            <text:p>0.000001</text:p>
          </table:table-cell>
          <table:table-cell/>
          <table:table-cell office:value-type="string">
            <text:p>uses up its c_s; 2665135945618-2665135332628=612990</text:p>
          </table:table-cell>
          <table:table-cell/>
        </table:table-row>
        <table:table-row table:style-name="ro1">
          <table:table-cell office:value-type="float" office:value="674.261362">
            <text:p>674.261362</text:p>
          </table:table-cell>
          <table:table-cell office:value-type="float" office:value="2665135956595">
            <text:p>2665135956595</text:p>
          </table:table-cell>
          <table:table-cell table:formula="of:=([.B1902]-[.B$2])/10^9" office:value-type="float" office:value="0.360678312">
            <text:p>0.360678</text:p>
          </table:table-cell>
          <table:table-cell table:formula="of:=[.C1902]-[.C1901]" office:value-type="float" office:value="0.0000109770000000231">
            <text:p>0.000011</text:p>
          </table:table-cell>
          <table:table-cell table:formula="of:=[.A1902]-[.A1901]" office:value-type="float" office:value="0.00000999999997475243">
            <text:p>0.000010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61366">
            <text:p>674.261366</text:p>
          </table:table-cell>
          <table:table-cell office:value-type="float" office:value="2665135956595">
            <text:p>2665135956595</text:p>
          </table:table-cell>
          <table:table-cell table:formula="of:=([.B1903]-[.B$2])/10^9" office:value-type="float" office:value="0.360678312">
            <text:p>0.360678</text:p>
          </table:table-cell>
          <table:table-cell table:formula="of:=[.C1903]-[.C1902]" office:value-type="float" office:value="0">
            <text:p>0.000000</text:p>
          </table:table-cell>
          <table:table-cell table:formula="of:=[.A1903]-[.A1902]" office:value-type="float" office:value="0.00000399999998990097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62279">
            <text:p>674.262279</text:p>
          </table:table-cell>
          <table:table-cell office:value-type="float" office:value="2665136875094">
            <text:p>2665136875094</text:p>
          </table:table-cell>
          <table:table-cell table:formula="of:=([.B1904]-[.B$2])/10^9" office:value-type="float" office:value="0.361596811">
            <text:p>0.361597</text:p>
          </table:table-cell>
          <table:table-cell table:formula="of:=[.C1904]-[.C1903]" office:value-type="float" office:value="0.000918499000000017">
            <text:p>0.000918</text:p>
          </table:table-cell>
          <table:table-cell table:formula="of:=[.A1904]-[.A1903]" office:value-type="float" office:value="0.00091300000008232">
            <text:p>0.00091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6228">
            <text:p>674.262280</text:p>
          </table:table-cell>
          <table:table-cell office:value-type="float" office:value="2665136875094">
            <text:p>2665136875094</text:p>
          </table:table-cell>
          <table:table-cell table:formula="of:=([.B1905]-[.B$2])/10^9" office:value-type="float" office:value="0.361596811">
            <text:p>0.361597</text:p>
          </table:table-cell>
          <table:table-cell table:formula="of:=[.C1905]-[.C1904]" office:value-type="float" office:value="0">
            <text:p>0.000000</text:p>
          </table:table-cell>
          <table:table-cell table:formula="of:=[.A1905]-[.A190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62285">
            <text:p>674.262285</text:p>
          </table:table-cell>
          <table:table-cell office:value-type="float" office:value="2665136875094">
            <text:p>2665136875094</text:p>
          </table:table-cell>
          <table:table-cell table:formula="of:=([.B1906]-[.B$2])/10^9" office:value-type="float" office:value="0.361596811">
            <text:p>0.361597</text:p>
          </table:table-cell>
          <table:table-cell table:formula="of:=[.C1906]-[.C1905]" office:value-type="float" office:value="0">
            <text:p>0.000000</text:p>
          </table:table-cell>
          <table:table-cell table:formula="of:=[.A1906]-[.A1905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62662">
            <text:p>674.262662</text:p>
          </table:table-cell>
          <table:table-cell office:value-type="float" office:value="2665136875094">
            <text:p>2665136875094</text:p>
          </table:table-cell>
          <table:table-cell table:formula="of:=([.B1907]-[.B$2])/10^9" office:value-type="float" office:value="0.361596811">
            <text:p>0.361597</text:p>
          </table:table-cell>
          <table:table-cell table:formula="of:=[.C1907]-[.C1906]" office:value-type="float" office:value="0">
            <text:p>0.000000</text:p>
          </table:table-cell>
          <table:table-cell table:formula="of:=[.A1907]-[.A1906]" office:value-type="float" office:value="0.000376999999957661">
            <text:p>0.00037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62663">
            <text:p>674.262663</text:p>
          </table:table-cell>
          <table:table-cell office:value-type="float" office:value="2665136875094">
            <text:p>2665136875094</text:p>
          </table:table-cell>
          <table:table-cell table:formula="of:=([.B1908]-[.B$2])/10^9" office:value-type="float" office:value="0.361596811">
            <text:p>0.361597</text:p>
          </table:table-cell>
          <table:table-cell table:formula="of:=[.C1908]-[.C1907]" office:value-type="float" office:value="0">
            <text:p>0.000000</text:p>
          </table:table-cell>
          <table:table-cell table:formula="of:=[.A1908]-[.A190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62664">
            <text:p>674.262664</text:p>
          </table:table-cell>
          <table:table-cell office:value-type="float" office:value="2665136875094">
            <text:p>2665136875094</text:p>
          </table:table-cell>
          <table:table-cell table:formula="of:=([.B1909]-[.B$2])/10^9" office:value-type="float" office:value="0.361596811">
            <text:p>0.361597</text:p>
          </table:table-cell>
          <table:table-cell table:formula="of:=[.C1909]-[.C1908]" office:value-type="float" office:value="0">
            <text:p>0.000000</text:p>
          </table:table-cell>
          <table:table-cell table:formula="of:=[.A1909]-[.A1908]" office:value-type="float" office:value="0.000000999999997475243">
            <text:p>0.000001</text:p>
          </table:table-cell>
          <table:table-cell/>
          <table:table-cell office:value-type="string">
            <text:p>postpones its deadline to 2665142251752; c_s is topped up to 1956358</text:p>
          </table:table-cell>
          <table:table-cell/>
        </table:table-row>
        <table:table-row table:style-name="ro1">
          <table:table-cell office:value-type="float" office:value="674.262665">
            <text:p>674.262665</text:p>
          </table:table-cell>
          <table:table-cell office:value-type="float" office:value="2665136875094">
            <text:p>2665136875094</text:p>
          </table:table-cell>
          <table:table-cell table:formula="of:=([.B1910]-[.B$2])/10^9" office:value-type="float" office:value="0.361596811">
            <text:p>0.361597</text:p>
          </table:table-cell>
          <table:table-cell table:formula="of:=[.C1910]-[.C1909]" office:value-type="float" office:value="0">
            <text:p>0.000000</text:p>
          </table:table-cell>
          <table:table-cell table:formula="of:=[.A1910]-[.A1909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62673">
            <text:p>674.262673</text:p>
          </table:table-cell>
          <table:table-cell office:value-type="float" office:value="2665137269554">
            <text:p>2665137269554</text:p>
          </table:table-cell>
          <table:table-cell table:formula="of:=([.B1911]-[.B$2])/10^9" office:value-type="float" office:value="0.361991271">
            <text:p>0.361991</text:p>
          </table:table-cell>
          <table:table-cell table:formula="of:=[.C1911]-[.C1910]" office:value-type="float" office:value="0.000394459999999985">
            <text:p>0.000394</text:p>
          </table:table-cell>
          <table:table-cell table:formula="of:=[.A1911]-[.A1910]" office:value-type="float" office:value="0.0000079999999798019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6268">
            <text:p>674.262680</text:p>
          </table:table-cell>
          <table:table-cell office:value-type="float" office:value="2665137269554">
            <text:p>2665137269554</text:p>
          </table:table-cell>
          <table:table-cell table:formula="of:=([.B1912]-[.B$2])/10^9" office:value-type="float" office:value="0.361991271">
            <text:p>0.361991</text:p>
          </table:table-cell>
          <table:table-cell table:formula="of:=[.C1912]-[.C1911]" office:value-type="float" office:value="0">
            <text:p>0.000000</text:p>
          </table:table-cell>
          <table:table-cell table:formula="of:=[.A1912]-[.A1911]" office:value-type="float" office:value="0.00000700000009601354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6402">
            <text:p>674.264020</text:p>
          </table:table-cell>
          <table:table-cell office:value-type="float" office:value="2665138616131">
            <text:p>2665138616131</text:p>
          </table:table-cell>
          <table:table-cell table:formula="of:=([.B1913]-[.B$2])/10^9" office:value-type="float" office:value="0.363337848">
            <text:p>0.363338</text:p>
          </table:table-cell>
          <table:table-cell table:formula="of:=[.C1913]-[.C1912]" office:value-type="float" office:value="0.00134657700000002">
            <text:p>0.001347</text:p>
          </table:table-cell>
          <table:table-cell table:formula="of:=[.A1913]-[.A1912]" office:value-type="float" office:value="0.00133999999991374">
            <text:p>0.00134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64021">
            <text:p>674.264021</text:p>
          </table:table-cell>
          <table:table-cell office:value-type="float" office:value="2665138616131">
            <text:p>2665138616131</text:p>
          </table:table-cell>
          <table:table-cell table:formula="of:=([.B1914]-[.B$2])/10^9" office:value-type="float" office:value="0.363337848">
            <text:p>0.363338</text:p>
          </table:table-cell>
          <table:table-cell table:formula="of:=[.C1914]-[.C1913]" office:value-type="float" office:value="0">
            <text:p>0.000000</text:p>
          </table:table-cell>
          <table:table-cell table:formula="of:=[.A1914]-[.A1913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64026">
            <text:p>674.264026</text:p>
          </table:table-cell>
          <table:table-cell office:value-type="float" office:value="2665138616131">
            <text:p>2665138616131</text:p>
          </table:table-cell>
          <table:table-cell table:formula="of:=([.B1915]-[.B$2])/10^9" office:value-type="float" office:value="0.363337848">
            <text:p>0.363338</text:p>
          </table:table-cell>
          <table:table-cell table:formula="of:=[.C1915]-[.C1914]" office:value-type="float" office:value="0">
            <text:p>0.000000</text:p>
          </table:table-cell>
          <table:table-cell table:formula="of:=[.A1915]-[.A191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6466">
            <text:p>674.264660</text:p>
          </table:table-cell>
          <table:table-cell office:value-type="float" office:value="2665138616131">
            <text:p>2665138616131</text:p>
          </table:table-cell>
          <table:table-cell table:formula="of:=([.B1916]-[.B$2])/10^9" office:value-type="float" office:value="0.363337848">
            <text:p>0.363338</text:p>
          </table:table-cell>
          <table:table-cell table:formula="of:=[.C1916]-[.C1915]" office:value-type="float" office:value="0">
            <text:p>0.000000</text:p>
          </table:table-cell>
          <table:table-cell table:formula="of:=[.A1916]-[.A1915]" office:value-type="float" office:value="0.000634000000104606">
            <text:p>0.0006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64662">
            <text:p>674.264662</text:p>
          </table:table-cell>
          <table:table-cell office:value-type="float" office:value="2665139258870">
            <text:p>2665139258870</text:p>
          </table:table-cell>
          <table:table-cell table:formula="of:=([.B1917]-[.B$2])/10^9" office:value-type="float" office:value="0.363980587">
            <text:p>0.363981</text:p>
          </table:table-cell>
          <table:table-cell table:formula="of:=[.C1917]-[.C1916]" office:value-type="float" office:value="0.000642739000000003">
            <text:p>0.000643</text:p>
          </table:table-cell>
          <table:table-cell table:formula="of:=[.A1917]-[.A191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64663">
            <text:p>674.264663</text:p>
          </table:table-cell>
          <table:table-cell office:value-type="float" office:value="2665139258870">
            <text:p>2665139258870</text:p>
          </table:table-cell>
          <table:table-cell table:formula="of:=([.B1918]-[.B$2])/10^9" office:value-type="float" office:value="0.363980587">
            <text:p>0.363981</text:p>
          </table:table-cell>
          <table:table-cell table:formula="of:=[.C1918]-[.C1917]" office:value-type="float" office:value="0">
            <text:p>0.000000</text:p>
          </table:table-cell>
          <table:table-cell table:formula="of:=[.A1918]-[.A1917]" office:value-type="float" office:value="0.000000999999997475243">
            <text:p>0.000001</text:p>
          </table:table-cell>
          <table:table-cell office:value-type="string">
            <text:p>d_s is renewed (r + D) to 2665141258870; c_s is fully topped up</text:p>
          </table:table-cell>
          <table:table-cell table:number-columns-repeated="2"/>
        </table:table-row>
        <table:table-row table:style-name="ro1">
          <table:table-cell office:value-type="float" office:value="674.264665">
            <text:p>674.264665</text:p>
          </table:table-cell>
          <table:table-cell office:value-type="float" office:value="2665139258870">
            <text:p>2665139258870</text:p>
          </table:table-cell>
          <table:table-cell table:formula="of:=([.B1919]-[.B$2])/10^9" office:value-type="float" office:value="0.363980587">
            <text:p>0.363981</text:p>
          </table:table-cell>
          <table:table-cell table:formula="of:=[.C1919]-[.C1918]" office:value-type="float" office:value="0">
            <text:p>0.000000</text:p>
          </table:table-cell>
          <table:table-cell table:formula="of:=[.A1919]-[.A191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64672">
            <text:p>674.264672</text:p>
          </table:table-cell>
          <table:table-cell office:value-type="float" office:value="2665139268328">
            <text:p>2665139268328</text:p>
          </table:table-cell>
          <table:table-cell table:formula="of:=([.B1920]-[.B$2])/10^9" office:value-type="float" office:value="0.363990045">
            <text:p>0.363990</text:p>
          </table:table-cell>
          <table:table-cell table:formula="of:=[.C1920]-[.C1919]" office:value-type="float" office:value="0.00000945799999996222">
            <text:p>0.000009</text:p>
          </table:table-cell>
          <table:table-cell table:formula="of:=[.A1920]-[.A1919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64677">
            <text:p>674.264677</text:p>
          </table:table-cell>
          <table:table-cell office:value-type="float" office:value="2665139268328">
            <text:p>2665139268328</text:p>
          </table:table-cell>
          <table:table-cell table:formula="of:=([.B1921]-[.B$2])/10^9" office:value-type="float" office:value="0.363990045">
            <text:p>0.363990</text:p>
          </table:table-cell>
          <table:table-cell table:formula="of:=[.C1921]-[.C1920]" office:value-type="float" office:value="0">
            <text:p>0.000000</text:p>
          </table:table-cell>
          <table:table-cell table:formula="of:=[.A1921]-[.A1920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65595">
            <text:p>674.265595</text:p>
          </table:table-cell>
          <table:table-cell office:value-type="float" office:value="2665140200790">
            <text:p>2665140200790</text:p>
          </table:table-cell>
          <table:table-cell table:formula="of:=([.B1922]-[.B$2])/10^9" office:value-type="float" office:value="0.364922507">
            <text:p>0.364923</text:p>
          </table:table-cell>
          <table:table-cell table:formula="of:=[.C1922]-[.C1921]" office:value-type="float" office:value="0.000932462000000023">
            <text:p>0.000932</text:p>
          </table:table-cell>
          <table:table-cell table:formula="of:=[.A1922]-[.A1921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65597">
            <text:p>674.265597</text:p>
          </table:table-cell>
          <table:table-cell office:value-type="float" office:value="2665140200790">
            <text:p>2665140200790</text:p>
          </table:table-cell>
          <table:table-cell table:formula="of:=([.B1923]-[.B$2])/10^9" office:value-type="float" office:value="0.364922507">
            <text:p>0.364923</text:p>
          </table:table-cell>
          <table:table-cell table:formula="of:=[.C1923]-[.C1922]" office:value-type="float" office:value="0">
            <text:p>0.000000</text:p>
          </table:table-cell>
          <table:table-cell table:formula="of:=[.A1923]-[.A192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65601">
            <text:p>674.265601</text:p>
          </table:table-cell>
          <table:table-cell office:value-type="float" office:value="2665140200790">
            <text:p>2665140200790</text:p>
          </table:table-cell>
          <table:table-cell table:formula="of:=([.B1924]-[.B$2])/10^9" office:value-type="float" office:value="0.364922507">
            <text:p>0.364923</text:p>
          </table:table-cell>
          <table:table-cell table:formula="of:=[.C1924]-[.C1923]" office:value-type="float" office:value="0">
            <text:p>0.000000</text:p>
          </table:table-cell>
          <table:table-cell table:formula="of:=[.A1924]-[.A1923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65658">
            <text:p>674.265658</text:p>
          </table:table-cell>
          <table:table-cell office:value-type="float" office:value="2665140200790">
            <text:p>2665140200790</text:p>
          </table:table-cell>
          <table:table-cell table:formula="of:=([.B1925]-[.B$2])/10^9" office:value-type="float" office:value="0.364922507">
            <text:p>0.364923</text:p>
          </table:table-cell>
          <table:table-cell table:formula="of:=[.C1925]-[.C1924]" office:value-type="float" office:value="0">
            <text:p>0.000000</text:p>
          </table:table-cell>
          <table:table-cell table:formula="of:=[.A1925]-[.A1924]" office:value-type="float" office:value="0.0000570000000834625">
            <text:p>0.00005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6566">
            <text:p>674.265660</text:p>
          </table:table-cell>
          <table:table-cell office:value-type="float" office:value="2665140265012">
            <text:p>2665140265012</text:p>
          </table:table-cell>
          <table:table-cell table:formula="of:=([.B1926]-[.B$2])/10^9" office:value-type="float" office:value="0.364986729">
            <text:p>0.364987</text:p>
          </table:table-cell>
          <table:table-cell table:formula="of:=[.C1926]-[.C1925]" office:value-type="float" office:value="0.0000642220000000027">
            <text:p>0.000064</text:p>
          </table:table-cell>
          <table:table-cell table:formula="of:=[.A1926]-[.A1925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65661">
            <text:p>674.265661</text:p>
          </table:table-cell>
          <table:table-cell office:value-type="float" office:value="2665140265012">
            <text:p>2665140265012</text:p>
          </table:table-cell>
          <table:table-cell table:formula="of:=([.B1927]-[.B$2])/10^9" office:value-type="float" office:value="0.364986729">
            <text:p>0.364987</text:p>
          </table:table-cell>
          <table:table-cell table:formula="of:=[.C1927]-[.C1926]" office:value-type="float" office:value="0">
            <text:p>0.000000</text:p>
          </table:table-cell>
          <table:table-cell table:formula="of:=[.A1927]-[.A1926]" office:value-type="float" office:value="0.000000999999997475243">
            <text:p>0.000001</text:p>
          </table:table-cell>
          <table:table-cell/>
          <table:table-cell office:value-type="string">
            <text:p>609781 / 1986740 &lt;= 2000000 / 5000000</text:p>
          </table:table-cell>
          <table:table-cell/>
        </table:table-row>
        <table:table-row table:style-name="ro1">
          <table:table-cell office:value-type="float" office:value="674.265661">
            <text:p>674.265661</text:p>
          </table:table-cell>
          <table:table-cell office:value-type="float" office:value="2665140265012">
            <text:p>2665140265012</text:p>
          </table:table-cell>
          <table:table-cell table:formula="of:=([.B1928]-[.B$2])/10^9" office:value-type="float" office:value="0.364986729">
            <text:p>0.364987</text:p>
          </table:table-cell>
          <table:table-cell table:formula="of:=[.C1928]-[.C1927]" office:value-type="float" office:value="0">
            <text:p>0.000000</text:p>
          </table:table-cell>
          <table:table-cell table:formula="of:=[.A1928]-[.A1927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65663">
            <text:p>674.265663</text:p>
          </table:table-cell>
          <table:table-cell office:value-type="float" office:value="2665140265012">
            <text:p>2665140265012</text:p>
          </table:table-cell>
          <table:table-cell table:formula="of:=([.B1929]-[.B$2])/10^9" office:value-type="float" office:value="0.364986729">
            <text:p>0.364987</text:p>
          </table:table-cell>
          <table:table-cell table:formula="of:=[.C1929]-[.C1928]" office:value-type="float" office:value="0">
            <text:p>0.000000</text:p>
          </table:table-cell>
          <table:table-cell table:formula="of:=[.A1929]-[.A1928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65672">
            <text:p>674.265672</text:p>
          </table:table-cell>
          <table:table-cell office:value-type="float" office:value="2665140277580">
            <text:p>2665140277580</text:p>
          </table:table-cell>
          <table:table-cell table:formula="of:=([.B1930]-[.B$2])/10^9" office:value-type="float" office:value="0.364999297">
            <text:p>0.364999</text:p>
          </table:table-cell>
          <table:table-cell table:formula="of:=[.C1930]-[.C1929]" office:value-type="float" office:value="0.0000125679999999906">
            <text:p>0.000013</text:p>
          </table:table-cell>
          <table:table-cell table:formula="of:=[.A1930]-[.A1929]" office:value-type="float" office:value="0.00000899999997727718">
            <text:p>0.000009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65679">
            <text:p>674.265679</text:p>
          </table:table-cell>
          <table:table-cell office:value-type="float" office:value="2665140277580">
            <text:p>2665140277580</text:p>
          </table:table-cell>
          <table:table-cell table:formula="of:=([.B1931]-[.B$2])/10^9" office:value-type="float" office:value="0.364999297">
            <text:p>0.364999</text:p>
          </table:table-cell>
          <table:table-cell table:formula="of:=[.C1931]-[.C1930]" office:value-type="float" office:value="0">
            <text:p>0.000000</text:p>
          </table:table-cell>
          <table:table-cell table:formula="of:=[.A1931]-[.A1930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6629">
            <text:p>674.266290</text:p>
          </table:table-cell>
          <table:table-cell office:value-type="float" office:value="2665140894720">
            <text:p>2665140894720</text:p>
          </table:table-cell>
          <table:table-cell table:formula="of:=([.B1932]-[.B$2])/10^9" office:value-type="float" office:value="0.365616437">
            <text:p>0.365616</text:p>
          </table:table-cell>
          <table:table-cell table:formula="of:=[.C1932]-[.C1931]" office:value-type="float" office:value="0.000617140000000016">
            <text:p>0.000617</text:p>
          </table:table-cell>
          <table:table-cell table:formula="of:=[.A1932]-[.A1931]" office:value-type="float" office:value="0.000611000000048989">
            <text:p>0.000611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66291">
            <text:p>674.266291</text:p>
          </table:table-cell>
          <table:table-cell office:value-type="float" office:value="2665140894720">
            <text:p>2665140894720</text:p>
          </table:table-cell>
          <table:table-cell table:formula="of:=([.B1933]-[.B$2])/10^9" office:value-type="float" office:value="0.365616437">
            <text:p>0.365616</text:p>
          </table:table-cell>
          <table:table-cell table:formula="of:=[.C1933]-[.C1932]" office:value-type="float" office:value="0">
            <text:p>0.000000</text:p>
          </table:table-cell>
          <table:table-cell table:formula="of:=[.A1933]-[.A1932]" office:value-type="float" office:value="0.000000999999997475243">
            <text:p>0.000001</text:p>
          </table:table-cell>
          <table:table-cell/>
          <table:table-cell office:value-type="string">
            <text:p>uses up its c_s; 2665140894720-2665140277580=617140</text:p>
          </table:table-cell>
          <table:table-cell/>
        </table:table-row>
        <table:table-row table:style-name="ro1">
          <table:table-cell office:value-type="float" office:value="674.266303">
            <text:p>674.266303</text:p>
          </table:table-cell>
          <table:table-cell office:value-type="float" office:value="2665140908117">
            <text:p>2665140908117</text:p>
          </table:table-cell>
          <table:table-cell table:formula="of:=([.B1934]-[.B$2])/10^9" office:value-type="float" office:value="0.365629834">
            <text:p>0.365630</text:p>
          </table:table-cell>
          <table:table-cell table:formula="of:=[.C1934]-[.C1933]" office:value-type="float" office:value="0.0000133969999999706">
            <text:p>0.000013</text:p>
          </table:table-cell>
          <table:table-cell table:formula="of:=[.A1934]-[.A1933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66308">
            <text:p>674.266308</text:p>
          </table:table-cell>
          <table:table-cell office:value-type="float" office:value="2665140908117">
            <text:p>2665140908117</text:p>
          </table:table-cell>
          <table:table-cell table:formula="of:=([.B1935]-[.B$2])/10^9" office:value-type="float" office:value="0.365629834">
            <text:p>0.365630</text:p>
          </table:table-cell>
          <table:table-cell table:formula="of:=[.C1935]-[.C1934]" office:value-type="float" office:value="0">
            <text:p>0.000000</text:p>
          </table:table-cell>
          <table:table-cell table:formula="of:=[.A1935]-[.A1934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67652">
            <text:p>674.267652</text:p>
          </table:table-cell>
          <table:table-cell office:value-type="float" office:value="2665140908117">
            <text:p>2665140908117</text:p>
          </table:table-cell>
          <table:table-cell table:formula="of:=([.B1936]-[.B$2])/10^9" office:value-type="float" office:value="0.365629834">
            <text:p>0.365630</text:p>
          </table:table-cell>
          <table:table-cell table:formula="of:=[.C1936]-[.C1935]" office:value-type="float" office:value="0">
            <text:p>0.000000</text:p>
          </table:table-cell>
          <table:table-cell table:formula="of:=[.A1936]-[.A1935]" office:value-type="float" office:value="0.00134400000001733">
            <text:p>0.00134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67653">
            <text:p>674.267653</text:p>
          </table:table-cell>
          <table:table-cell office:value-type="float" office:value="2665140908117">
            <text:p>2665140908117</text:p>
          </table:table-cell>
          <table:table-cell table:formula="of:=([.B1937]-[.B$2])/10^9" office:value-type="float" office:value="0.365629834">
            <text:p>0.365630</text:p>
          </table:table-cell>
          <table:table-cell table:formula="of:=[.C1937]-[.C1936]" office:value-type="float" office:value="0">
            <text:p>0.000000</text:p>
          </table:table-cell>
          <table:table-cell table:formula="of:=[.A1937]-[.A1936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67654">
            <text:p>674.267654</text:p>
          </table:table-cell>
          <table:table-cell office:value-type="float" office:value="2665140908117">
            <text:p>2665140908117</text:p>
          </table:table-cell>
          <table:table-cell table:formula="of:=([.B1938]-[.B$2])/10^9" office:value-type="float" office:value="0.365629834">
            <text:p>0.365630</text:p>
          </table:table-cell>
          <table:table-cell table:formula="of:=[.C1938]-[.C1937]" office:value-type="float" office:value="0">
            <text:p>0.000000</text:p>
          </table:table-cell>
          <table:table-cell table:formula="of:=[.A1938]-[.A1937]" office:value-type="float" office:value="0.000000999999997475243">
            <text:p>0.000001</text:p>
          </table:table-cell>
          <table:table-cell/>
          <table:table-cell office:value-type="string">
            <text:p>postpones its deadline to 2665147251752; c_s is topped up to 1992641</text:p>
          </table:table-cell>
          <table:table-cell/>
        </table:table-row>
        <table:table-row table:style-name="ro1">
          <table:table-cell office:value-type="float" office:value="674.26817">
            <text:p>674.268170</text:p>
          </table:table-cell>
          <table:table-cell office:value-type="float" office:value="2665142775437">
            <text:p>2665142775437</text:p>
          </table:table-cell>
          <table:table-cell table:formula="of:=([.B1939]-[.B$2])/10^9" office:value-type="float" office:value="0.367497154">
            <text:p>0.367497</text:p>
          </table:table-cell>
          <table:table-cell table:formula="of:=[.C1939]-[.C1938]" office:value-type="float" office:value="0.00186732000000001">
            <text:p>0.001867</text:p>
          </table:table-cell>
          <table:table-cell table:formula="of:=[.A1939]-[.A1938]" office:value-type="float" office:value="0.000516000000061467">
            <text:p>0.00051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68171">
            <text:p>674.268171</text:p>
          </table:table-cell>
          <table:table-cell office:value-type="float" office:value="2665142775437">
            <text:p>2665142775437</text:p>
          </table:table-cell>
          <table:table-cell table:formula="of:=([.B1940]-[.B$2])/10^9" office:value-type="float" office:value="0.367497154">
            <text:p>0.367497</text:p>
          </table:table-cell>
          <table:table-cell table:formula="of:=[.C1940]-[.C1939]" office:value-type="float" office:value="0">
            <text:p>0.000000</text:p>
          </table:table-cell>
          <table:table-cell table:formula="of:=[.A1940]-[.A1939]" office:value-type="float" office:value="0.000000999999997475243">
            <text:p>0.000001</text:p>
          </table:table-cell>
          <table:table-cell table:number-columns-repeated="2"/>
          <table:table-cell office:value-type="string">
            <text:p>dmiss</text:p>
          </table:table-cell>
        </table:table-row>
        <table:table-row table:style-name="ro1">
          <table:table-cell office:value-type="float" office:value="674.268172">
            <text:p>674.268172</text:p>
          </table:table-cell>
          <table:table-cell office:value-type="float" office:value="2665142775437">
            <text:p>2665142775437</text:p>
          </table:table-cell>
          <table:table-cell table:formula="of:=([.B1941]-[.B$2])/10^9" office:value-type="float" office:value="0.367497154">
            <text:p>0.367497</text:p>
          </table:table-cell>
          <table:table-cell table:formula="of:=[.C1941]-[.C1940]" office:value-type="float" office:value="0">
            <text:p>0.000000</text:p>
          </table:table-cell>
          <table:table-cell table:formula="of:=[.A1941]-[.A1940]" office:value-type="float" office:value="0.000000999999997475243">
            <text:p>0.000001</text:p>
          </table:table-cell>
          <table:table-cell table:number-columns-repeated="2"/>
          <table:table-cell office:value-type="string">
            <text:p>uses up its c_s; 2665142775437-2665140908117=1867320</text:p>
          </table:table-cell>
        </table:table-row>
        <table:table-row table:style-name="ro1">
          <table:table-cell office:value-type="float" office:value="674.268175">
            <text:p>674.268175</text:p>
          </table:table-cell>
          <table:table-cell office:value-type="float" office:value="2665142775437">
            <text:p>2665142775437</text:p>
          </table:table-cell>
          <table:table-cell table:formula="of:=([.B1942]-[.B$2])/10^9" office:value-type="float" office:value="0.367497154">
            <text:p>0.367497</text:p>
          </table:table-cell>
          <table:table-cell table:formula="of:=[.C1942]-[.C1941]" office:value-type="float" office:value="0">
            <text:p>0.000000</text:p>
          </table:table-cell>
          <table:table-cell table:formula="of:=[.A1942]-[.A1941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68176">
            <text:p>674.268176</text:p>
          </table:table-cell>
          <table:table-cell office:value-type="float" office:value="2665142775437">
            <text:p>2665142775437</text:p>
          </table:table-cell>
          <table:table-cell table:formula="of:=([.B1943]-[.B$2])/10^9" office:value-type="float" office:value="0.367497154">
            <text:p>0.367497</text:p>
          </table:table-cell>
          <table:table-cell table:formula="of:=[.C1943]-[.C1942]" office:value-type="float" office:value="0">
            <text:p>0.000000</text:p>
          </table:table-cell>
          <table:table-cell table:formula="of:=[.A1943]-[.A1942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149320216; c_s is topped up to 2544779</text:p>
          </table:table-cell>
        </table:table-row>
        <table:table-row table:style-name="ro1">
          <table:table-cell office:value-type="float" office:value="674.268177">
            <text:p>674.268177</text:p>
          </table:table-cell>
          <table:table-cell office:value-type="float" office:value="2665142775437">
            <text:p>2665142775437</text:p>
          </table:table-cell>
          <table:table-cell table:formula="of:=([.B1944]-[.B$2])/10^9" office:value-type="float" office:value="0.367497154">
            <text:p>0.367497</text:p>
          </table:table-cell>
          <table:table-cell table:formula="of:=[.C1944]-[.C1943]" office:value-type="float" office:value="0">
            <text:p>0.000000</text:p>
          </table:table-cell>
          <table:table-cell table:formula="of:=[.A1944]-[.A1943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68182">
            <text:p>674.268182</text:p>
          </table:table-cell>
          <table:table-cell office:value-type="float" office:value="2665142775437">
            <text:p>2665142775437</text:p>
          </table:table-cell>
          <table:table-cell table:formula="of:=([.B1945]-[.B$2])/10^9" office:value-type="float" office:value="0.367497154">
            <text:p>0.367497</text:p>
          </table:table-cell>
          <table:table-cell table:formula="of:=[.C1945]-[.C1944]" office:value-type="float" office:value="0">
            <text:p>0.000000</text:p>
          </table:table-cell>
          <table:table-cell table:formula="of:=[.A1945]-[.A1944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68651">
            <text:p>674.268651</text:p>
          </table:table-cell>
          <table:table-cell office:value-type="float" office:value="2665142775437">
            <text:p>2665142775437</text:p>
          </table:table-cell>
          <table:table-cell table:formula="of:=([.B1946]-[.B$2])/10^9" office:value-type="float" office:value="0.367497154">
            <text:p>0.367497</text:p>
          </table:table-cell>
          <table:table-cell table:formula="of:=[.C1946]-[.C1945]" office:value-type="float" office:value="0">
            <text:p>0.000000</text:p>
          </table:table-cell>
          <table:table-cell table:formula="of:=[.A1946]-[.A1945]" office:value-type="float" office:value="0.000468999999952757">
            <text:p>0.00046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68654">
            <text:p>674.268654</text:p>
          </table:table-cell>
          <table:table-cell office:value-type="float" office:value="2665143258902">
            <text:p>2665143258902</text:p>
          </table:table-cell>
          <table:table-cell table:formula="of:=([.B1947]-[.B$2])/10^9" office:value-type="float" office:value="0.367980619">
            <text:p>0.367981</text:p>
          </table:table-cell>
          <table:table-cell table:formula="of:=[.C1947]-[.C1946]" office:value-type="float" office:value="0.000483465000000016">
            <text:p>0.000483</text:p>
          </table:table-cell>
          <table:table-cell table:formula="of:=[.A1947]-[.A1946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68654">
            <text:p>674.268654</text:p>
          </table:table-cell>
          <table:table-cell office:value-type="float" office:value="2665143258902">
            <text:p>2665143258902</text:p>
          </table:table-cell>
          <table:table-cell table:formula="of:=([.B1948]-[.B$2])/10^9" office:value-type="float" office:value="0.367980619">
            <text:p>0.367981</text:p>
          </table:table-cell>
          <table:table-cell table:formula="of:=[.C1948]-[.C1947]" office:value-type="float" office:value="0">
            <text:p>0.000000</text:p>
          </table:table-cell>
          <table:table-cell table:formula="of:=[.A1948]-[.A1947]" office:value-type="float" office:value="0">
            <text:p>0.000000</text:p>
          </table:table-cell>
          <table:table-cell office:value-type="string">
            <text:p>d_s is renewed (r + D) to 2665145258902; c_s is fully topped up</text:p>
          </table:table-cell>
          <table:table-cell table:number-columns-repeated="2"/>
        </table:table-row>
        <table:table-row table:style-name="ro1">
          <table:table-cell office:value-type="float" office:value="674.268656">
            <text:p>674.268656</text:p>
          </table:table-cell>
          <table:table-cell office:value-type="float" office:value="2665143258902">
            <text:p>2665143258902</text:p>
          </table:table-cell>
          <table:table-cell table:formula="of:=([.B1949]-[.B$2])/10^9" office:value-type="float" office:value="0.367980619">
            <text:p>0.367981</text:p>
          </table:table-cell>
          <table:table-cell table:formula="of:=[.C1949]-[.C1948]" office:value-type="float" office:value="0">
            <text:p>0.000000</text:p>
          </table:table-cell>
          <table:table-cell table:formula="of:=[.A1949]-[.A1948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268663">
            <text:p>674.268663</text:p>
          </table:table-cell>
          <table:table-cell office:value-type="float" office:value="2665143268030">
            <text:p>2665143268030</text:p>
          </table:table-cell>
          <table:table-cell table:formula="of:=([.B1950]-[.B$2])/10^9" office:value-type="float" office:value="0.367989747">
            <text:p>0.367990</text:p>
          </table:table-cell>
          <table:table-cell table:formula="of:=[.C1950]-[.C1949]" office:value-type="float" office:value="0.00000912799999996938">
            <text:p>0.000009</text:p>
          </table:table-cell>
          <table:table-cell table:formula="of:=[.A1950]-[.A1949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68667">
            <text:p>674.268667</text:p>
          </table:table-cell>
          <table:table-cell office:value-type="float" office:value="2665143268030">
            <text:p>2665143268030</text:p>
          </table:table-cell>
          <table:table-cell table:formula="of:=([.B1951]-[.B$2])/10^9" office:value-type="float" office:value="0.367989747">
            <text:p>0.367990</text:p>
          </table:table-cell>
          <table:table-cell table:formula="of:=[.C1951]-[.C1950]" office:value-type="float" office:value="0">
            <text:p>0.000000</text:p>
          </table:table-cell>
          <table:table-cell table:formula="of:=[.A1951]-[.A1950]" office:value-type="float" office:value="0.00000400000010358781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69578">
            <text:p>674.269578</text:p>
          </table:table-cell>
          <table:table-cell office:value-type="float" office:value="2665144191449">
            <text:p>2665144191449</text:p>
          </table:table-cell>
          <table:table-cell table:formula="of:=([.B1952]-[.B$2])/10^9" office:value-type="float" office:value="0.368913166">
            <text:p>0.368913</text:p>
          </table:table-cell>
          <table:table-cell table:formula="of:=[.C1952]-[.C1951]" office:value-type="float" office:value="0.000923419000000036">
            <text:p>0.000923</text:p>
          </table:table-cell>
          <table:table-cell table:formula="of:=[.A1952]-[.A1951]" office:value-type="float" office:value="0.000910999999973683">
            <text:p>0.0009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69579">
            <text:p>674.269579</text:p>
          </table:table-cell>
          <table:table-cell office:value-type="float" office:value="2665144191449">
            <text:p>2665144191449</text:p>
          </table:table-cell>
          <table:table-cell table:formula="of:=([.B1953]-[.B$2])/10^9" office:value-type="float" office:value="0.368913166">
            <text:p>0.368913</text:p>
          </table:table-cell>
          <table:table-cell table:formula="of:=[.C1953]-[.C1952]" office:value-type="float" office:value="0">
            <text:p>0.000000</text:p>
          </table:table-cell>
          <table:table-cell table:formula="of:=[.A1953]-[.A195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69584">
            <text:p>674.269584</text:p>
          </table:table-cell>
          <table:table-cell office:value-type="float" office:value="2665144191449">
            <text:p>2665144191449</text:p>
          </table:table-cell>
          <table:table-cell table:formula="of:=([.B1954]-[.B$2])/10^9" office:value-type="float" office:value="0.368913166">
            <text:p>0.368913</text:p>
          </table:table-cell>
          <table:table-cell table:formula="of:=[.C1954]-[.C1953]" office:value-type="float" office:value="0">
            <text:p>0.000000</text:p>
          </table:table-cell>
          <table:table-cell table:formula="of:=[.A1954]-[.A1953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70428">
            <text:p>674.270428</text:p>
          </table:table-cell>
          <table:table-cell office:value-type="float" office:value="2665145042070">
            <text:p>2665145042070</text:p>
          </table:table-cell>
          <table:table-cell table:formula="of:=([.B1955]-[.B$2])/10^9" office:value-type="float" office:value="0.369763787">
            <text:p>0.369764</text:p>
          </table:table-cell>
          <table:table-cell table:formula="of:=[.C1955]-[.C1954]" office:value-type="float" office:value="0.000850620999999996">
            <text:p>0.000851</text:p>
          </table:table-cell>
          <table:table-cell table:formula="of:=[.A1955]-[.A1954]" office:value-type="float" office:value="0.000844000000029155">
            <text:p>0.0008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70431">
            <text:p>674.270431</text:p>
          </table:table-cell>
          <table:table-cell office:value-type="float" office:value="2665145042070">
            <text:p>2665145042070</text:p>
          </table:table-cell>
          <table:table-cell table:formula="of:=([.B1956]-[.B$2])/10^9" office:value-type="float" office:value="0.369763787">
            <text:p>0.369764</text:p>
          </table:table-cell>
          <table:table-cell table:formula="of:=[.C1956]-[.C1955]" office:value-type="float" office:value="0">
            <text:p>0.000000</text:p>
          </table:table-cell>
          <table:table-cell table:formula="of:=[.A1956]-[.A1955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70522">
            <text:p>674.270522</text:p>
          </table:table-cell>
          <table:table-cell office:value-type="float" office:value="2665145042070">
            <text:p>2665145042070</text:p>
          </table:table-cell>
          <table:table-cell table:formula="of:=([.B1957]-[.B$2])/10^9" office:value-type="float" office:value="0.369763787">
            <text:p>0.369764</text:p>
          </table:table-cell>
          <table:table-cell table:formula="of:=[.C1957]-[.C1956]" office:value-type="float" office:value="0">
            <text:p>0.000000</text:p>
          </table:table-cell>
          <table:table-cell table:formula="of:=[.A1957]-[.A1956]" office:value-type="float" office:value="0.0000909999999976208">
            <text:p>0.00009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70524">
            <text:p>674.270524</text:p>
          </table:table-cell>
          <table:table-cell office:value-type="float" office:value="2665145355656">
            <text:p>2665145355656</text:p>
          </table:table-cell>
          <table:table-cell table:formula="of:=([.B1958]-[.B$2])/10^9" office:value-type="float" office:value="0.370077373">
            <text:p>0.370077</text:p>
          </table:table-cell>
          <table:table-cell table:formula="of:=[.C1958]-[.C1957]" office:value-type="float" office:value="0.000313585999999977">
            <text:p>0.000314</text:p>
          </table:table-cell>
          <table:table-cell table:formula="of:=[.A1958]-[.A195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70525">
            <text:p>674.270525</text:p>
          </table:table-cell>
          <table:table-cell office:value-type="float" office:value="2665145355656">
            <text:p>2665145355656</text:p>
          </table:table-cell>
          <table:table-cell table:formula="of:=([.B1959]-[.B$2])/10^9" office:value-type="float" office:value="0.370077373">
            <text:p>0.370077</text:p>
          </table:table-cell>
          <table:table-cell table:formula="of:=[.C1959]-[.C1958]" office:value-type="float" office:value="0">
            <text:p>0.000000</text:p>
          </table:table-cell>
          <table:table-cell table:formula="of:=[.A1959]-[.A1958]" office:value-type="float" office:value="0.000000999999997475243">
            <text:p>0.000001</text:p>
          </table:table-cell>
          <table:table-cell table:number-columns-repeated="2"/>
          <table:table-cell office:value-type="string">
            <text:p>2544779 / 3964560 &gt; 3000000 / 7000000</text:p>
          </table:table-cell>
        </table:table-row>
        <table:table-row table:style-name="ro1">
          <table:table-cell office:value-type="float" office:value="674.270526">
            <text:p>674.270526</text:p>
          </table:table-cell>
          <table:table-cell office:value-type="float" office:value="2665145355656">
            <text:p>2665145355656</text:p>
          </table:table-cell>
          <table:table-cell table:formula="of:=([.B1960]-[.B$2])/10^9" office:value-type="float" office:value="0.370077373">
            <text:p>0.370077</text:p>
          </table:table-cell>
          <table:table-cell table:formula="of:=[.C1960]-[.C1959]" office:value-type="float" office:value="0">
            <text:p>0.000000</text:p>
          </table:table-cell>
          <table:table-cell table:formula="of:=[.A1960]-[.A1959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52355656; c_s is fully topped up</text:p>
          </table:table-cell>
        </table:table-row>
        <table:table-row table:style-name="ro1">
          <table:table-cell office:value-type="float" office:value="674.270529">
            <text:p>674.270529</text:p>
          </table:table-cell>
          <table:table-cell office:value-type="float" office:value="2665145355656">
            <text:p>2665145355656</text:p>
          </table:table-cell>
          <table:table-cell table:formula="of:=([.B1961]-[.B$2])/10^9" office:value-type="float" office:value="0.370077373">
            <text:p>0.370077</text:p>
          </table:table-cell>
          <table:table-cell table:formula="of:=[.C1961]-[.C1960]" office:value-type="float" office:value="0">
            <text:p>0.000000</text:p>
          </table:table-cell>
          <table:table-cell table:formula="of:=[.A1961]-[.A1960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70531">
            <text:p>674.270531</text:p>
          </table:table-cell>
          <table:table-cell office:value-type="float" office:value="2665145355656">
            <text:p>2665145355656</text:p>
          </table:table-cell>
          <table:table-cell table:formula="of:=([.B1962]-[.B$2])/10^9" office:value-type="float" office:value="0.370077373">
            <text:p>0.370077</text:p>
          </table:table-cell>
          <table:table-cell table:formula="of:=[.C1962]-[.C1961]" office:value-type="float" office:value="0">
            <text:p>0.000000</text:p>
          </table:table-cell>
          <table:table-cell table:formula="of:=[.A1962]-[.A1961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70532">
            <text:p>674.270532</text:p>
          </table:table-cell>
          <table:table-cell office:value-type="float" office:value="2665145355656">
            <text:p>2665145355656</text:p>
          </table:table-cell>
          <table:table-cell table:formula="of:=([.B1963]-[.B$2])/10^9" office:value-type="float" office:value="0.370077373">
            <text:p>0.370077</text:p>
          </table:table-cell>
          <table:table-cell table:formula="of:=[.C1963]-[.C1962]" office:value-type="float" office:value="0">
            <text:p>0.000000</text:p>
          </table:table-cell>
          <table:table-cell table:formula="of:=[.A1963]-[.A1962]" office:value-type="float" office:value="0.000000999999997475243">
            <text:p>0.000001</text:p>
          </table:table-cell>
          <table:table-cell/>
          <table:table-cell office:value-type="string">
            <text:p>649427 / 1896096 &lt;= 2000000 / 5000000</text:p>
          </table:table-cell>
          <table:table-cell/>
        </table:table-row>
        <table:table-row table:style-name="ro1">
          <table:table-cell office:value-type="float" office:value="674.270533">
            <text:p>674.270533</text:p>
          </table:table-cell>
          <table:table-cell office:value-type="float" office:value="2665145355656">
            <text:p>2665145355656</text:p>
          </table:table-cell>
          <table:table-cell table:formula="of:=([.B1964]-[.B$2])/10^9" office:value-type="float" office:value="0.370077373">
            <text:p>0.370077</text:p>
          </table:table-cell>
          <table:table-cell table:formula="of:=[.C1964]-[.C1963]" office:value-type="float" office:value="0">
            <text:p>0.000000</text:p>
          </table:table-cell>
          <table:table-cell table:formula="of:=[.A1964]-[.A1963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7057">
            <text:p>674.270570</text:p>
          </table:table-cell>
          <table:table-cell office:value-type="float" office:value="2665145355656">
            <text:p>2665145355656</text:p>
          </table:table-cell>
          <table:table-cell table:formula="of:=([.B1965]-[.B$2])/10^9" office:value-type="float" office:value="0.370077373">
            <text:p>0.370077</text:p>
          </table:table-cell>
          <table:table-cell table:formula="of:=[.C1965]-[.C1964]" office:value-type="float" office:value="0">
            <text:p>0.000000</text:p>
          </table:table-cell>
          <table:table-cell table:formula="of:=[.A1965]-[.A1964]" office:value-type="float" office:value="0.0000370000000202708">
            <text:p>0.00003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7122">
            <text:p>674.271220</text:p>
          </table:table-cell>
          <table:table-cell office:value-type="float" office:value="2665146050451">
            <text:p>2665146050451</text:p>
          </table:table-cell>
          <table:table-cell table:formula="of:=([.B1966]-[.B$2])/10^9" office:value-type="float" office:value="0.370772168">
            <text:p>0.370772</text:p>
          </table:table-cell>
          <table:table-cell table:formula="of:=[.C1966]-[.C1965]" office:value-type="float" office:value="0.000694795000000026">
            <text:p>0.000695</text:p>
          </table:table-cell>
          <table:table-cell table:formula="of:=[.A1966]-[.A1965]" office:value-type="float" office:value="0.000649999999950524">
            <text:p>0.000650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7122">
            <text:p>674.271220</text:p>
          </table:table-cell>
          <table:table-cell office:value-type="float" office:value="2665146050451">
            <text:p>2665146050451</text:p>
          </table:table-cell>
          <table:table-cell table:formula="of:=([.B1967]-[.B$2])/10^9" office:value-type="float" office:value="0.370772168">
            <text:p>0.370772</text:p>
          </table:table-cell>
          <table:table-cell table:formula="of:=[.C1967]-[.C1966]" office:value-type="float" office:value="0">
            <text:p>0.000000</text:p>
          </table:table-cell>
          <table:table-cell table:formula="of:=[.A1967]-[.A1966]" office:value-type="float" office:value="0">
            <text:p>0.000000</text:p>
          </table:table-cell>
          <table:table-cell/>
          <table:table-cell office:value-type="string">
            <text:p>uses up its c_s; 2665146050451-2665145355656=694795</text:p>
          </table:table-cell>
          <table:table-cell/>
        </table:table-row>
        <table:table-row table:style-name="ro1">
          <table:table-cell office:value-type="float" office:value="674.271233">
            <text:p>674.271233</text:p>
          </table:table-cell>
          <table:table-cell office:value-type="float" office:value="2665146064034">
            <text:p>2665146064034</text:p>
          </table:table-cell>
          <table:table-cell table:formula="of:=([.B1968]-[.B$2])/10^9" office:value-type="float" office:value="0.370785751">
            <text:p>0.370786</text:p>
          </table:table-cell>
          <table:table-cell table:formula="of:=[.C1968]-[.C1967]" office:value-type="float" office:value="0.0000135829999999837">
            <text:p>0.000014</text:p>
          </table:table-cell>
          <table:table-cell table:formula="of:=[.A1968]-[.A1967]" office:value-type="float" office:value="0.000013000000080865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71238">
            <text:p>674.271238</text:p>
          </table:table-cell>
          <table:table-cell office:value-type="float" office:value="2665146064034">
            <text:p>2665146064034</text:p>
          </table:table-cell>
          <table:table-cell table:formula="of:=([.B1969]-[.B$2])/10^9" office:value-type="float" office:value="0.370785751">
            <text:p>0.370786</text:p>
          </table:table-cell>
          <table:table-cell table:formula="of:=[.C1969]-[.C1968]" office:value-type="float" office:value="0">
            <text:p>0.000000</text:p>
          </table:table-cell>
          <table:table-cell table:formula="of:=[.A1969]-[.A1968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71242">
            <text:p>674.271242</text:p>
          </table:table-cell>
          <table:table-cell office:value-type="float" office:value="2665146073677">
            <text:p>2665146073677</text:p>
          </table:table-cell>
          <table:table-cell table:formula="of:=([.B1970]-[.B$2])/10^9" office:value-type="float" office:value="0.370795394">
            <text:p>0.370795</text:p>
          </table:table-cell>
          <table:table-cell table:formula="of:=[.C1970]-[.C1969]" office:value-type="float" office:value="0.00000964300000000362">
            <text:p>0.000010</text:p>
          </table:table-cell>
          <table:table-cell table:formula="of:=[.A1970]-[.A1969]" office:value-type="float" office:value="0.00000399999998990097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71248">
            <text:p>674.271248</text:p>
          </table:table-cell>
          <table:table-cell office:value-type="float" office:value="2665146073677">
            <text:p>2665146073677</text:p>
          </table:table-cell>
          <table:table-cell table:formula="of:=([.B1971]-[.B$2])/10^9" office:value-type="float" office:value="0.370795394">
            <text:p>0.370795</text:p>
          </table:table-cell>
          <table:table-cell table:formula="of:=[.C1971]-[.C1970]" office:value-type="float" office:value="0">
            <text:p>0.000000</text:p>
          </table:table-cell>
          <table:table-cell table:formula="of:=[.A1971]-[.A1970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674.272427">
            <text:p>674.272427</text:p>
          </table:table-cell>
          <table:table-cell office:value-type="float" office:value="2665146073677">
            <text:p>2665146073677</text:p>
          </table:table-cell>
          <table:table-cell table:formula="of:=([.B1972]-[.B$2])/10^9" office:value-type="float" office:value="0.370795394">
            <text:p>0.370795</text:p>
          </table:table-cell>
          <table:table-cell table:formula="of:=[.C1972]-[.C1971]" office:value-type="float" office:value="0">
            <text:p>0.000000</text:p>
          </table:table-cell>
          <table:table-cell table:formula="of:=[.A1972]-[.A1971]" office:value-type="float" office:value="0.00117899999997917">
            <text:p>0.00117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72427">
            <text:p>674.272427</text:p>
          </table:table-cell>
          <table:table-cell office:value-type="float" office:value="2665146073677">
            <text:p>2665146073677</text:p>
          </table:table-cell>
          <table:table-cell table:formula="of:=([.B1973]-[.B$2])/10^9" office:value-type="float" office:value="0.370795394">
            <text:p>0.370795</text:p>
          </table:table-cell>
          <table:table-cell table:formula="of:=[.C1973]-[.C1972]" office:value-type="float" office:value="0">
            <text:p>0.000000</text:p>
          </table:table-cell>
          <table:table-cell table:formula="of:=[.A1973]-[.A1972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72428">
            <text:p>674.272428</text:p>
          </table:table-cell>
          <table:table-cell office:value-type="float" office:value="2665146073677">
            <text:p>2665146073677</text:p>
          </table:table-cell>
          <table:table-cell table:formula="of:=([.B1974]-[.B$2])/10^9" office:value-type="float" office:value="0.370795394">
            <text:p>0.370795</text:p>
          </table:table-cell>
          <table:table-cell table:formula="of:=[.C1974]-[.C1973]" office:value-type="float" office:value="0">
            <text:p>0.000000</text:p>
          </table:table-cell>
          <table:table-cell table:formula="of:=[.A1974]-[.A1973]" office:value-type="float" office:value="0.000000999999997475243">
            <text:p>0.000001</text:p>
          </table:table-cell>
          <table:table-cell/>
          <table:table-cell office:value-type="string">
            <text:p>postpones its deadline to 2665152251752; c_s is topped up to 1954632</text:p>
          </table:table-cell>
          <table:table-cell/>
        </table:table-row>
        <table:table-row table:style-name="ro1">
          <table:table-cell office:value-type="float" office:value="674.27243">
            <text:p>674.272430</text:p>
          </table:table-cell>
          <table:table-cell office:value-type="float" office:value="2665146073677">
            <text:p>2665146073677</text:p>
          </table:table-cell>
          <table:table-cell table:formula="of:=([.B1975]-[.B$2])/10^9" office:value-type="float" office:value="0.370795394">
            <text:p>0.370795</text:p>
          </table:table-cell>
          <table:table-cell table:formula="of:=[.C1975]-[.C1974]" office:value-type="float" office:value="0">
            <text:p>0.000000</text:p>
          </table:table-cell>
          <table:table-cell table:formula="of:=[.A1975]-[.A1974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72432">
            <text:p>674.272432</text:p>
          </table:table-cell>
          <table:table-cell office:value-type="float" office:value="2665146073677">
            <text:p>2665146073677</text:p>
          </table:table-cell>
          <table:table-cell table:formula="of:=([.B1976]-[.B$2])/10^9" office:value-type="float" office:value="0.370795394">
            <text:p>0.370795</text:p>
          </table:table-cell>
          <table:table-cell table:formula="of:=[.C1976]-[.C1975]" office:value-type="float" office:value="0">
            <text:p>0.000000</text:p>
          </table:table-cell>
          <table:table-cell table:formula="of:=[.A1976]-[.A1975]" office:value-type="float" office:value="0.00000199999999495049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72435">
            <text:p>674.272435</text:p>
          </table:table-cell>
          <table:table-cell office:value-type="float" office:value="2665147266217">
            <text:p>2665147266217</text:p>
          </table:table-cell>
          <table:table-cell table:formula="of:=([.B1977]-[.B$2])/10^9" office:value-type="float" office:value="0.371987934">
            <text:p>0.371988</text:p>
          </table:table-cell>
          <table:table-cell table:formula="of:=[.C1977]-[.C1976]" office:value-type="float" office:value="0.00119254000000002">
            <text:p>0.001193</text:p>
          </table:table-cell>
          <table:table-cell table:formula="of:=[.A1977]-[.A1976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72435">
            <text:p>674.272435</text:p>
          </table:table-cell>
          <table:table-cell office:value-type="float" office:value="2665147266217">
            <text:p>2665147266217</text:p>
          </table:table-cell>
          <table:table-cell table:formula="of:=([.B1978]-[.B$2])/10^9" office:value-type="float" office:value="0.371987934">
            <text:p>0.371988</text:p>
          </table:table-cell>
          <table:table-cell table:formula="of:=[.C1978]-[.C1977]" office:value-type="float" office:value="0">
            <text:p>0.000000</text:p>
          </table:table-cell>
          <table:table-cell table:formula="of:=[.A1978]-[.A1977]" office:value-type="float" office:value="0">
            <text:p>0.000000</text:p>
          </table:table-cell>
          <table:table-cell office:value-type="string">
            <text:p>d_s is renewed (r + D) to 2665149266217; c_s is fully topped up</text:p>
          </table:table-cell>
          <table:table-cell table:number-columns-repeated="2"/>
        </table:table-row>
        <table:table-row table:style-name="ro1">
          <table:table-cell office:value-type="float" office:value="674.272437">
            <text:p>674.272437</text:p>
          </table:table-cell>
          <table:table-cell office:value-type="float" office:value="2665147266217">
            <text:p>2665147266217</text:p>
          </table:table-cell>
          <table:table-cell table:formula="of:=([.B1979]-[.B$2])/10^9" office:value-type="float" office:value="0.371987934">
            <text:p>0.371988</text:p>
          </table:table-cell>
          <table:table-cell table:formula="of:=[.C1979]-[.C1978]" office:value-type="float" office:value="0">
            <text:p>0.000000</text:p>
          </table:table-cell>
          <table:table-cell table:formula="of:=[.A1979]-[.A1978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72444">
            <text:p>674.272444</text:p>
          </table:table-cell>
          <table:table-cell office:value-type="float" office:value="2665147275411">
            <text:p>2665147275411</text:p>
          </table:table-cell>
          <table:table-cell table:formula="of:=([.B1980]-[.B$2])/10^9" office:value-type="float" office:value="0.371997128">
            <text:p>0.371997</text:p>
          </table:table-cell>
          <table:table-cell table:formula="of:=[.C1980]-[.C1979]" office:value-type="float" office:value="0.00000919399999999015">
            <text:p>0.000009</text:p>
          </table:table-cell>
          <table:table-cell table:formula="of:=[.A1980]-[.A1979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72449">
            <text:p>674.272449</text:p>
          </table:table-cell>
          <table:table-cell office:value-type="float" office:value="2665147275411">
            <text:p>2665147275411</text:p>
          </table:table-cell>
          <table:table-cell table:formula="of:=([.B1981]-[.B$2])/10^9" office:value-type="float" office:value="0.371997128">
            <text:p>0.371997</text:p>
          </table:table-cell>
          <table:table-cell table:formula="of:=[.C1981]-[.C1980]" office:value-type="float" office:value="0">
            <text:p>0.000000</text:p>
          </table:table-cell>
          <table:table-cell table:formula="of:=[.A1981]-[.A1980]" office:value-type="float" office:value="0.00000500000010106305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73422">
            <text:p>674.273422</text:p>
          </table:table-cell>
          <table:table-cell office:value-type="float" office:value="2665148259580">
            <text:p>2665148259580</text:p>
          </table:table-cell>
          <table:table-cell table:formula="of:=([.B1982]-[.B$2])/10^9" office:value-type="float" office:value="0.372981297">
            <text:p>0.372981</text:p>
          </table:table-cell>
          <table:table-cell table:formula="of:=[.C1982]-[.C1981]" office:value-type="float" office:value="0.000984168999999979">
            <text:p>0.000984</text:p>
          </table:table-cell>
          <table:table-cell table:formula="of:=[.A1982]-[.A1981]" office:value-type="float" office:value="0.000972999999930835">
            <text:p>0.00097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73424">
            <text:p>674.273424</text:p>
          </table:table-cell>
          <table:table-cell office:value-type="float" office:value="2665148259580">
            <text:p>2665148259580</text:p>
          </table:table-cell>
          <table:table-cell table:formula="of:=([.B1983]-[.B$2])/10^9" office:value-type="float" office:value="0.372981297">
            <text:p>0.372981</text:p>
          </table:table-cell>
          <table:table-cell table:formula="of:=[.C1983]-[.C1982]" office:value-type="float" office:value="0">
            <text:p>0.000000</text:p>
          </table:table-cell>
          <table:table-cell table:formula="of:=[.A1983]-[.A1982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73431">
            <text:p>674.273431</text:p>
          </table:table-cell>
          <table:table-cell office:value-type="float" office:value="2665148259580">
            <text:p>2665148259580</text:p>
          </table:table-cell>
          <table:table-cell table:formula="of:=([.B1984]-[.B$2])/10^9" office:value-type="float" office:value="0.372981297">
            <text:p>0.372981</text:p>
          </table:table-cell>
          <table:table-cell table:formula="of:=[.C1984]-[.C1983]" office:value-type="float" office:value="0">
            <text:p>0.000000</text:p>
          </table:table-cell>
          <table:table-cell table:formula="of:=[.A1984]-[.A1983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74679">
            <text:p>674.274679</text:p>
          </table:table-cell>
          <table:table-cell office:value-type="float" office:value="2665149516504">
            <text:p>2665149516504</text:p>
          </table:table-cell>
          <table:table-cell table:formula="of:=([.B1985]-[.B$2])/10^9" office:value-type="float" office:value="0.374238221">
            <text:p>0.374238</text:p>
          </table:table-cell>
          <table:table-cell table:formula="of:=[.C1985]-[.C1984]" office:value-type="float" office:value="0.00125692399999999">
            <text:p>0.001257</text:p>
          </table:table-cell>
          <table:table-cell table:formula="of:=[.A1985]-[.A1984]" office:value-type="float" office:value="0.00124800000003233">
            <text:p>0.00124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7468">
            <text:p>674.274680</text:p>
          </table:table-cell>
          <table:table-cell office:value-type="float" office:value="2665149516504">
            <text:p>2665149516504</text:p>
          </table:table-cell>
          <table:table-cell table:formula="of:=([.B1986]-[.B$2])/10^9" office:value-type="float" office:value="0.374238221">
            <text:p>0.374238</text:p>
          </table:table-cell>
          <table:table-cell table:formula="of:=[.C1986]-[.C1985]" office:value-type="float" office:value="0">
            <text:p>0.000000</text:p>
          </table:table-cell>
          <table:table-cell table:formula="of:=[.A1986]-[.A1985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74685">
            <text:p>674.274685</text:p>
          </table:table-cell>
          <table:table-cell office:value-type="float" office:value="2665149516504">
            <text:p>2665149516504</text:p>
          </table:table-cell>
          <table:table-cell table:formula="of:=([.B1987]-[.B$2])/10^9" office:value-type="float" office:value="0.374238221">
            <text:p>0.374238</text:p>
          </table:table-cell>
          <table:table-cell table:formula="of:=[.C1987]-[.C1986]" office:value-type="float" office:value="0">
            <text:p>0.000000</text:p>
          </table:table-cell>
          <table:table-cell table:formula="of:=[.A1987]-[.A1986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75422">
            <text:p>674.275422</text:p>
          </table:table-cell>
          <table:table-cell office:value-type="float" office:value="2665149516504">
            <text:p>2665149516504</text:p>
          </table:table-cell>
          <table:table-cell table:formula="of:=([.B1988]-[.B$2])/10^9" office:value-type="float" office:value="0.374238221">
            <text:p>0.374238</text:p>
          </table:table-cell>
          <table:table-cell table:formula="of:=[.C1988]-[.C1987]" office:value-type="float" office:value="0">
            <text:p>0.000000</text:p>
          </table:table-cell>
          <table:table-cell table:formula="of:=[.A1988]-[.A1987]" office:value-type="float" office:value="0.00073700000007193">
            <text:p>0.00073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75424">
            <text:p>674.275424</text:p>
          </table:table-cell>
          <table:table-cell office:value-type="float" office:value="2665150261068">
            <text:p>2665150261068</text:p>
          </table:table-cell>
          <table:table-cell table:formula="of:=([.B1989]-[.B$2])/10^9" office:value-type="float" office:value="0.374982785">
            <text:p>0.374983</text:p>
          </table:table-cell>
          <table:table-cell table:formula="of:=[.C1989]-[.C1988]" office:value-type="float" office:value="0.000744564000000003">
            <text:p>0.000745</text:p>
          </table:table-cell>
          <table:table-cell table:formula="of:=[.A1989]-[.A1988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75425">
            <text:p>674.275425</text:p>
          </table:table-cell>
          <table:table-cell office:value-type="float" office:value="2665150261068">
            <text:p>2665150261068</text:p>
          </table:table-cell>
          <table:table-cell table:formula="of:=([.B1990]-[.B$2])/10^9" office:value-type="float" office:value="0.374982785">
            <text:p>0.374983</text:p>
          </table:table-cell>
          <table:table-cell table:formula="of:=[.C1990]-[.C1989]" office:value-type="float" office:value="0">
            <text:p>0.000000</text:p>
          </table:table-cell>
          <table:table-cell table:formula="of:=[.A1990]-[.A1989]" office:value-type="float" office:value="0.000000999999997475243">
            <text:p>0.000001</text:p>
          </table:table-cell>
          <table:table-cell/>
          <table:table-cell office:value-type="string">
            <text:p>697708 / 1990684 &lt;= 2000000 / 5000000</text:p>
          </table:table-cell>
          <table:table-cell/>
        </table:table-row>
        <table:table-row table:style-name="ro1">
          <table:table-cell office:value-type="float" office:value="674.275425">
            <text:p>674.275425</text:p>
          </table:table-cell>
          <table:table-cell office:value-type="float" office:value="2665150261068">
            <text:p>2665150261068</text:p>
          </table:table-cell>
          <table:table-cell table:formula="of:=([.B1991]-[.B$2])/10^9" office:value-type="float" office:value="0.374982785">
            <text:p>0.374983</text:p>
          </table:table-cell>
          <table:table-cell table:formula="of:=[.C1991]-[.C1990]" office:value-type="float" office:value="0">
            <text:p>0.000000</text:p>
          </table:table-cell>
          <table:table-cell table:formula="of:=[.A1991]-[.A1990]" office:value-type="float" office:value="0">
            <text:p>0.000000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75427">
            <text:p>674.275427</text:p>
          </table:table-cell>
          <table:table-cell office:value-type="float" office:value="2665150261068">
            <text:p>2665150261068</text:p>
          </table:table-cell>
          <table:table-cell table:formula="of:=([.B1992]-[.B$2])/10^9" office:value-type="float" office:value="0.374982785">
            <text:p>0.374983</text:p>
          </table:table-cell>
          <table:table-cell table:formula="of:=[.C1992]-[.C1991]" office:value-type="float" office:value="0">
            <text:p>0.000000</text:p>
          </table:table-cell>
          <table:table-cell table:formula="of:=[.A1992]-[.A1991]" office:value-type="float" office:value="0.00000199999999495049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75434">
            <text:p>674.275434</text:p>
          </table:table-cell>
          <table:table-cell office:value-type="float" office:value="2665150270916">
            <text:p>2665150270916</text:p>
          </table:table-cell>
          <table:table-cell table:formula="of:=([.B1993]-[.B$2])/10^9" office:value-type="float" office:value="0.374992633">
            <text:p>0.374993</text:p>
          </table:table-cell>
          <table:table-cell table:formula="of:=[.C1993]-[.C1992]" office:value-type="float" office:value="0.0000098480000000345">
            <text:p>0.000010</text:p>
          </table:table-cell>
          <table:table-cell table:formula="of:=[.A1993]-[.A1992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75441">
            <text:p>674.275441</text:p>
          </table:table-cell>
          <table:table-cell office:value-type="float" office:value="2665150270916">
            <text:p>2665150270916</text:p>
          </table:table-cell>
          <table:table-cell table:formula="of:=([.B1994]-[.B$2])/10^9" office:value-type="float" office:value="0.374992633">
            <text:p>0.374993</text:p>
          </table:table-cell>
          <table:table-cell table:formula="of:=[.C1994]-[.C1993]" office:value-type="float" office:value="0">
            <text:p>0.000000</text:p>
          </table:table-cell>
          <table:table-cell table:formula="of:=[.A1994]-[.A1993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7614">
            <text:p>674.276140</text:p>
          </table:table-cell>
          <table:table-cell office:value-type="float" office:value="2665150975673">
            <text:p>2665150975673</text:p>
          </table:table-cell>
          <table:table-cell table:formula="of:=([.B1995]-[.B$2])/10^9" office:value-type="float" office:value="0.37569739">
            <text:p>0.375697</text:p>
          </table:table-cell>
          <table:table-cell table:formula="of:=[.C1995]-[.C1994]" office:value-type="float" office:value="0.000704757">
            <text:p>0.000705</text:p>
          </table:table-cell>
          <table:table-cell table:formula="of:=[.A1995]-[.A1994]" office:value-type="float" office:value="0.000699000000054184">
            <text:p>0.000699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7614">
            <text:p>674.276140</text:p>
          </table:table-cell>
          <table:table-cell office:value-type="float" office:value="2665150975673">
            <text:p>2665150975673</text:p>
          </table:table-cell>
          <table:table-cell table:formula="of:=([.B1996]-[.B$2])/10^9" office:value-type="float" office:value="0.37569739">
            <text:p>0.375697</text:p>
          </table:table-cell>
          <table:table-cell table:formula="of:=[.C1996]-[.C1995]" office:value-type="float" office:value="0">
            <text:p>0.000000</text:p>
          </table:table-cell>
          <table:table-cell table:formula="of:=[.A1996]-[.A1995]" office:value-type="float" office:value="0">
            <text:p>0.000000</text:p>
          </table:table-cell>
          <table:table-cell/>
          <table:table-cell office:value-type="string">
            <text:p>uses up its c_s; 2665150975673-2665150270916=704757</text:p>
          </table:table-cell>
          <table:table-cell/>
        </table:table-row>
        <table:table-row table:style-name="ro1">
          <table:table-cell office:value-type="float" office:value="674.276151">
            <text:p>674.276151</text:p>
          </table:table-cell>
          <table:table-cell office:value-type="float" office:value="2665150987947">
            <text:p>2665150987947</text:p>
          </table:table-cell>
          <table:table-cell table:formula="of:=([.B1997]-[.B$2])/10^9" office:value-type="float" office:value="0.375709664">
            <text:p>0.375710</text:p>
          </table:table-cell>
          <table:table-cell table:formula="of:=[.C1997]-[.C1996]" office:value-type="float" office:value="0.0000122739999999788">
            <text:p>0.000012</text:p>
          </table:table-cell>
          <table:table-cell table:formula="of:=[.A1997]-[.A1996]" office:value-type="float" office:value="0.0000109999999722277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76156">
            <text:p>674.276156</text:p>
          </table:table-cell>
          <table:table-cell office:value-type="float" office:value="2665150987947">
            <text:p>2665150987947</text:p>
          </table:table-cell>
          <table:table-cell table:formula="of:=([.B1998]-[.B$2])/10^9" office:value-type="float" office:value="0.375709664">
            <text:p>0.375710</text:p>
          </table:table-cell>
          <table:table-cell table:formula="of:=[.C1998]-[.C1997]" office:value-type="float" office:value="0">
            <text:p>0.000000</text:p>
          </table:table-cell>
          <table:table-cell table:formula="of:=[.A1998]-[.A1997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76419">
            <text:p>674.276419</text:p>
          </table:table-cell>
          <table:table-cell office:value-type="float" office:value="2665150987947">
            <text:p>2665150987947</text:p>
          </table:table-cell>
          <table:table-cell table:formula="of:=([.B1999]-[.B$2])/10^9" office:value-type="float" office:value="0.375709664">
            <text:p>0.375710</text:p>
          </table:table-cell>
          <table:table-cell table:formula="of:=[.C1999]-[.C1998]" office:value-type="float" office:value="0">
            <text:p>0.000000</text:p>
          </table:table-cell>
          <table:table-cell table:formula="of:=[.A1999]-[.A1998]" office:value-type="float" office:value="0.00026300000001811">
            <text:p>0.00026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76421">
            <text:p>674.276421</text:p>
          </table:table-cell>
          <table:table-cell office:value-type="float" office:value="2665151258737">
            <text:p>2665151258737</text:p>
          </table:table-cell>
          <table:table-cell table:formula="of:=([.B2000]-[.B$2])/10^9" office:value-type="float" office:value="0.375980454">
            <text:p>0.375980</text:p>
          </table:table-cell>
          <table:table-cell table:formula="of:=[.C2000]-[.C1999]" office:value-type="float" office:value="0.000270790000000021">
            <text:p>0.000271</text:p>
          </table:table-cell>
          <table:table-cell table:formula="of:=[.A2000]-[.A199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76422">
            <text:p>674.276422</text:p>
          </table:table-cell>
          <table:table-cell office:value-type="float" office:value="2665151258737">
            <text:p>2665151258737</text:p>
          </table:table-cell>
          <table:table-cell table:formula="of:=([.B2001]-[.B$2])/10^9" office:value-type="float" office:value="0.375980454">
            <text:p>0.375980</text:p>
          </table:table-cell>
          <table:table-cell table:formula="of:=[.C2001]-[.C2000]" office:value-type="float" office:value="0">
            <text:p>0.000000</text:p>
          </table:table-cell>
          <table:table-cell table:formula="of:=[.A2001]-[.A2000]" office:value-type="float" office:value="0.000000999999997475243">
            <text:p>0.000001</text:p>
          </table:table-cell>
          <table:table-cell office:value-type="string">
            <text:p>d_s is renewed (r + D) to 2665153258737; c_s is fully topped up</text:p>
          </table:table-cell>
          <table:table-cell table:number-columns-repeated="2"/>
        </table:table-row>
        <table:table-row table:style-name="ro1">
          <table:table-cell office:value-type="float" office:value="674.277153">
            <text:p>674.277153</text:p>
          </table:table-cell>
          <table:table-cell office:value-type="float" office:value="2665151990486">
            <text:p>2665151990486</text:p>
          </table:table-cell>
          <table:table-cell table:formula="of:=([.B2002]-[.B$2])/10^9" office:value-type="float" office:value="0.376712203">
            <text:p>0.376712</text:p>
          </table:table-cell>
          <table:table-cell table:formula="of:=[.C2002]-[.C2001]" office:value-type="float" office:value="0.000731749000000004">
            <text:p>0.000732</text:p>
          </table:table-cell>
          <table:table-cell table:formula="of:=[.A2002]-[.A2001]" office:value-type="float" office:value="0.000730999999973392">
            <text:p>0.00073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77155">
            <text:p>674.277155</text:p>
          </table:table-cell>
          <table:table-cell office:value-type="float" office:value="2665151990486">
            <text:p>2665151990486</text:p>
          </table:table-cell>
          <table:table-cell table:formula="of:=([.B2003]-[.B$2])/10^9" office:value-type="float" office:value="0.376712203">
            <text:p>0.376712</text:p>
          </table:table-cell>
          <table:table-cell table:formula="of:=[.C2003]-[.C2002]" office:value-type="float" office:value="0">
            <text:p>0.000000</text:p>
          </table:table-cell>
          <table:table-cell table:formula="of:=[.A2003]-[.A2002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77161">
            <text:p>674.277161</text:p>
          </table:table-cell>
          <table:table-cell office:value-type="float" office:value="2665151990486">
            <text:p>2665151990486</text:p>
          </table:table-cell>
          <table:table-cell table:formula="of:=([.B2004]-[.B$2])/10^9" office:value-type="float" office:value="0.376712203">
            <text:p>0.376712</text:p>
          </table:table-cell>
          <table:table-cell table:formula="of:=[.C2004]-[.C2003]" office:value-type="float" office:value="0">
            <text:p>0.000000</text:p>
          </table:table-cell>
          <table:table-cell table:formula="of:=[.A2004]-[.A2003]" office:value-type="float" office:value="0.00000599999998485146">
            <text:p>0.000006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77421">
            <text:p>674.277421</text:p>
          </table:table-cell>
          <table:table-cell office:value-type="float" office:value="2665152025381">
            <text:p>2665152025381</text:p>
          </table:table-cell>
          <table:table-cell table:formula="of:=([.B2005]-[.B$2])/10^9" office:value-type="float" office:value="0.376747098">
            <text:p>0.376747</text:p>
          </table:table-cell>
          <table:table-cell table:formula="of:=[.C2005]-[.C2004]" office:value-type="float" office:value="0.0000348949999999792">
            <text:p>0.000035</text:p>
          </table:table-cell>
          <table:table-cell table:formula="of:=[.A2005]-[.A2004]" office:value-type="float" office:value="0.000260000000025684">
            <text:p>0.00026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77422">
            <text:p>674.277422</text:p>
          </table:table-cell>
          <table:table-cell office:value-type="float" office:value="2665152025381">
            <text:p>2665152025381</text:p>
          </table:table-cell>
          <table:table-cell table:formula="of:=([.B2006]-[.B$2])/10^9" office:value-type="float" office:value="0.376747098">
            <text:p>0.376747</text:p>
          </table:table-cell>
          <table:table-cell table:formula="of:=[.C2006]-[.C2005]" office:value-type="float" office:value="0">
            <text:p>0.000000</text:p>
          </table:table-cell>
          <table:table-cell table:formula="of:=[.A2006]-[.A2005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77423">
            <text:p>674.277423</text:p>
          </table:table-cell>
          <table:table-cell office:value-type="float" office:value="2665152025381">
            <text:p>2665152025381</text:p>
          </table:table-cell>
          <table:table-cell table:formula="of:=([.B2007]-[.B$2])/10^9" office:value-type="float" office:value="0.376747098">
            <text:p>0.376747</text:p>
          </table:table-cell>
          <table:table-cell table:formula="of:=[.C2007]-[.C2006]" office:value-type="float" office:value="0">
            <text:p>0.000000</text:p>
          </table:table-cell>
          <table:table-cell table:formula="of:=[.A2007]-[.A2006]" office:value-type="float" office:value="0.000000999999997475243">
            <text:p>0.000001</text:p>
          </table:table-cell>
          <table:table-cell/>
          <table:table-cell office:value-type="string">
            <text:p>postpones its deadline to 2665157251752; c_s is topped up to 1992951</text:p>
          </table:table-cell>
          <table:table-cell/>
        </table:table-row>
        <table:table-row table:style-name="ro1">
          <table:table-cell office:value-type="float" office:value="674.278101">
            <text:p>674.278101</text:p>
          </table:table-cell>
          <table:table-cell office:value-type="float" office:value="2665152946915">
            <text:p>2665152946915</text:p>
          </table:table-cell>
          <table:table-cell table:formula="of:=([.B2008]-[.B$2])/10^9" office:value-type="float" office:value="0.377668632">
            <text:p>0.377669</text:p>
          </table:table-cell>
          <table:table-cell table:formula="of:=[.C2008]-[.C2007]" office:value-type="float" office:value="0.000921534000000002">
            <text:p>0.000922</text:p>
          </table:table-cell>
          <table:table-cell table:formula="of:=[.A2008]-[.A2007]" office:value-type="float" office:value="0.000677999999993517">
            <text:p>0.00067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78102">
            <text:p>674.278102</text:p>
          </table:table-cell>
          <table:table-cell office:value-type="float" office:value="2665152946915">
            <text:p>2665152946915</text:p>
          </table:table-cell>
          <table:table-cell table:formula="of:=([.B2009]-[.B$2])/10^9" office:value-type="float" office:value="0.377668632">
            <text:p>0.377669</text:p>
          </table:table-cell>
          <table:table-cell table:formula="of:=[.C2009]-[.C2008]" office:value-type="float" office:value="0">
            <text:p>0.000000</text:p>
          </table:table-cell>
          <table:table-cell table:formula="of:=[.A2009]-[.A2008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7811">
            <text:p>674.278110</text:p>
          </table:table-cell>
          <table:table-cell office:value-type="float" office:value="2665152946915">
            <text:p>2665152946915</text:p>
          </table:table-cell>
          <table:table-cell table:formula="of:=([.B2010]-[.B$2])/10^9" office:value-type="float" office:value="0.377668632">
            <text:p>0.377669</text:p>
          </table:table-cell>
          <table:table-cell table:formula="of:=[.C2010]-[.C2009]" office:value-type="float" office:value="0">
            <text:p>0.000000</text:p>
          </table:table-cell>
          <table:table-cell table:formula="of:=[.A2010]-[.A2009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7932">
            <text:p>674.279320</text:p>
          </table:table-cell>
          <table:table-cell office:value-type="float" office:value="2665154166164">
            <text:p>2665154166164</text:p>
          </table:table-cell>
          <table:table-cell table:formula="of:=([.B2011]-[.B$2])/10^9" office:value-type="float" office:value="0.378887881">
            <text:p>0.378888</text:p>
          </table:table-cell>
          <table:table-cell table:formula="of:=[.C2011]-[.C2010]" office:value-type="float" office:value="0.00121924899999998">
            <text:p>0.001219</text:p>
          </table:table-cell>
          <table:table-cell table:formula="of:=[.A2011]-[.A2010]" office:value-type="float" office:value="0.00121000000001459">
            <text:p>0.0012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79323">
            <text:p>674.279323</text:p>
          </table:table-cell>
          <table:table-cell office:value-type="float" office:value="2665154166164">
            <text:p>2665154166164</text:p>
          </table:table-cell>
          <table:table-cell table:formula="of:=([.B2012]-[.B$2])/10^9" office:value-type="float" office:value="0.378887881">
            <text:p>0.378888</text:p>
          </table:table-cell>
          <table:table-cell table:formula="of:=[.C2012]-[.C2011]" office:value-type="float" office:value="0">
            <text:p>0.000000</text:p>
          </table:table-cell>
          <table:table-cell table:formula="of:=[.A2012]-[.A2011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79484">
            <text:p>674.279484</text:p>
          </table:table-cell>
          <table:table-cell office:value-type="float" office:value="2665154166164">
            <text:p>2665154166164</text:p>
          </table:table-cell>
          <table:table-cell table:formula="of:=([.B2013]-[.B$2])/10^9" office:value-type="float" office:value="0.378887881">
            <text:p>0.378888</text:p>
          </table:table-cell>
          <table:table-cell table:formula="of:=[.C2013]-[.C2012]" office:value-type="float" office:value="0">
            <text:p>0.000000</text:p>
          </table:table-cell>
          <table:table-cell table:formula="of:=[.A2013]-[.A2012]" office:value-type="float" office:value="0.000161000000048261">
            <text:p>0.00016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79487">
            <text:p>674.279487</text:p>
          </table:table-cell>
          <table:table-cell office:value-type="float" office:value="2665155354893">
            <text:p>2665155354893</text:p>
          </table:table-cell>
          <table:table-cell table:formula="of:=([.B2014]-[.B$2])/10^9" office:value-type="float" office:value="0.38007661">
            <text:p>0.380077</text:p>
          </table:table-cell>
          <table:table-cell table:formula="of:=[.C2014]-[.C2013]" office:value-type="float" office:value="0.001188729">
            <text:p>0.001189</text:p>
          </table:table-cell>
          <table:table-cell table:formula="of:=[.A2014]-[.A2013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79488">
            <text:p>674.279488</text:p>
          </table:table-cell>
          <table:table-cell office:value-type="float" office:value="2665155354893">
            <text:p>2665155354893</text:p>
          </table:table-cell>
          <table:table-cell table:formula="of:=([.B2015]-[.B$2])/10^9" office:value-type="float" office:value="0.38007661">
            <text:p>0.380077</text:p>
          </table:table-cell>
          <table:table-cell table:formula="of:=[.C2015]-[.C2014]" office:value-type="float" office:value="0">
            <text:p>0.000000</text:p>
          </table:table-cell>
          <table:table-cell table:formula="of:=[.A2015]-[.A2014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62354893; c_s is fully topped up</text:p>
          </table:table-cell>
        </table:table-row>
        <table:table-row table:style-name="ro1">
          <table:table-cell office:value-type="float" office:value="674.279491">
            <text:p>674.279491</text:p>
          </table:table-cell>
          <table:table-cell office:value-type="float" office:value="2665155354893">
            <text:p>2665155354893</text:p>
          </table:table-cell>
          <table:table-cell table:formula="of:=([.B2016]-[.B$2])/10^9" office:value-type="float" office:value="0.38007661">
            <text:p>0.380077</text:p>
          </table:table-cell>
          <table:table-cell table:formula="of:=[.C2016]-[.C2015]" office:value-type="float" office:value="0">
            <text:p>0.000000</text:p>
          </table:table-cell>
          <table:table-cell table:formula="of:=[.A2016]-[.A2015]" office:value-type="float" office:value="0.00000299999999242573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79494">
            <text:p>674.279494</text:p>
          </table:table-cell>
          <table:table-cell office:value-type="float" office:value="2665155361811">
            <text:p>2665155361811</text:p>
          </table:table-cell>
          <table:table-cell table:formula="of:=([.B2017]-[.B$2])/10^9" office:value-type="float" office:value="0.380083528">
            <text:p>0.380084</text:p>
          </table:table-cell>
          <table:table-cell table:formula="of:=[.C2017]-[.C2016]" office:value-type="float" office:value="0.00000691800000002241">
            <text:p>0.000007</text:p>
          </table:table-cell>
          <table:table-cell table:formula="of:=[.A2017]-[.A2016]" office:value-type="float" office:value="0.00000299999999242573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79494">
            <text:p>674.279494</text:p>
          </table:table-cell>
          <table:table-cell office:value-type="float" office:value="2665155361811">
            <text:p>2665155361811</text:p>
          </table:table-cell>
          <table:table-cell table:formula="of:=([.B2018]-[.B$2])/10^9" office:value-type="float" office:value="0.380083528">
            <text:p>0.380084</text:p>
          </table:table-cell>
          <table:table-cell table:formula="of:=[.C2018]-[.C2017]" office:value-type="float" office:value="0">
            <text:p>0.000000</text:p>
          </table:table-cell>
          <table:table-cell table:formula="of:=[.A2018]-[.A2017]" office:value-type="float" office:value="0">
            <text:p>0.000000</text:p>
          </table:table-cell>
          <table:table-cell office:value-type="string">
            <text:p>d_s is renewed (r + D) to 2665157361811; c_s is fully topped up</text:p>
          </table:table-cell>
          <table:table-cell table:number-columns-repeated="2"/>
        </table:table-row>
        <table:table-row table:style-name="ro1">
          <table:table-cell office:value-type="float" office:value="674.279498">
            <text:p>674.279498</text:p>
          </table:table-cell>
          <table:table-cell office:value-type="float" office:value="2665155361811">
            <text:p>2665155361811</text:p>
          </table:table-cell>
          <table:table-cell table:formula="of:=([.B2019]-[.B$2])/10^9" office:value-type="float" office:value="0.380083528">
            <text:p>0.380084</text:p>
          </table:table-cell>
          <table:table-cell table:formula="of:=[.C2019]-[.C2018]" office:value-type="float" office:value="0">
            <text:p>0.000000</text:p>
          </table:table-cell>
          <table:table-cell table:formula="of:=[.A2019]-[.A2018]" office:value-type="float" office:value="0.00000399999998990097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795">
            <text:p>674.279500</text:p>
          </table:table-cell>
          <table:table-cell office:value-type="float" office:value="2665155368176">
            <text:p>2665155368176</text:p>
          </table:table-cell>
          <table:table-cell table:formula="of:=([.B2020]-[.B$2])/10^9" office:value-type="float" office:value="0.380089893">
            <text:p>0.380090</text:p>
          </table:table-cell>
          <table:table-cell table:formula="of:=[.C2020]-[.C2019]" office:value-type="float" office:value="0.00000636500000000817">
            <text:p>0.000006</text:p>
          </table:table-cell>
          <table:table-cell table:formula="of:=[.A2020]-[.A201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79501">
            <text:p>674.279501</text:p>
          </table:table-cell>
          <table:table-cell office:value-type="float" office:value="2665155368176">
            <text:p>2665155368176</text:p>
          </table:table-cell>
          <table:table-cell table:formula="of:=([.B2021]-[.B$2])/10^9" office:value-type="float" office:value="0.380089893">
            <text:p>0.380090</text:p>
          </table:table-cell>
          <table:table-cell table:formula="of:=[.C2021]-[.C2020]" office:value-type="float" office:value="0">
            <text:p>0.000000</text:p>
          </table:table-cell>
          <table:table-cell table:formula="of:=[.A2021]-[.A2020]" office:value-type="float" office:value="0.000000999999997475243">
            <text:p>0.000001</text:p>
          </table:table-cell>
          <table:table-cell/>
          <table:table-cell office:value-type="string">
            <text:p>773702 / 1883576 &gt; 2000000 / 5000000</text:p>
          </table:table-cell>
          <table:table-cell/>
        </table:table-row>
        <table:table-row table:style-name="ro1">
          <table:table-cell office:value-type="float" office:value="674.279502">
            <text:p>674.279502</text:p>
          </table:table-cell>
          <table:table-cell office:value-type="float" office:value="2665155368176">
            <text:p>2665155368176</text:p>
          </table:table-cell>
          <table:table-cell table:formula="of:=([.B2022]-[.B$2])/10^9" office:value-type="float" office:value="0.380089893">
            <text:p>0.380090</text:p>
          </table:table-cell>
          <table:table-cell table:formula="of:=[.C2022]-[.C2021]" office:value-type="float" office:value="0">
            <text:p>0.000000</text:p>
          </table:table-cell>
          <table:table-cell table:formula="of:=[.A2022]-[.A2021]" office:value-type="float" office:value="0.000000999999997475243">
            <text:p>0.000001</text:p>
          </table:table-cell>
          <table:table-cell/>
          <table:table-cell office:value-type="string">
            <text:p>d_s is renewed (r + D) to 2665160368176; c_s is fully topped up</text:p>
          </table:table-cell>
          <table:table-cell/>
        </table:table-row>
        <table:table-row table:style-name="ro1">
          <table:table-cell office:value-type="float" office:value="674.279543">
            <text:p>674.279543</text:p>
          </table:table-cell>
          <table:table-cell office:value-type="float" office:value="2665155368176">
            <text:p>2665155368176</text:p>
          </table:table-cell>
          <table:table-cell table:formula="of:=([.B2023]-[.B$2])/10^9" office:value-type="float" office:value="0.380089893">
            <text:p>0.380090</text:p>
          </table:table-cell>
          <table:table-cell table:formula="of:=[.C2023]-[.C2022]" office:value-type="float" office:value="0">
            <text:p>0.000000</text:p>
          </table:table-cell>
          <table:table-cell table:formula="of:=[.A2023]-[.A2022]" office:value-type="float" office:value="0.0000410000000101718">
            <text:p>0.00004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4.28046">
            <text:p>674.280460</text:p>
          </table:table-cell>
          <table:table-cell office:value-type="float" office:value="2665156329805">
            <text:p>2665156329805</text:p>
          </table:table-cell>
          <table:table-cell table:formula="of:=([.B2024]-[.B$2])/10^9" office:value-type="float" office:value="0.381051522">
            <text:p>0.381052</text:p>
          </table:table-cell>
          <table:table-cell table:formula="of:=[.C2024]-[.C2023]" office:value-type="float" office:value="0.000961628999999964">
            <text:p>0.000962</text:p>
          </table:table-cell>
          <table:table-cell table:formula="of:=[.A2024]-[.A2023]" office:value-type="float" office:value="0.000916999999958534">
            <text:p>0.00091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80461">
            <text:p>674.280461</text:p>
          </table:table-cell>
          <table:table-cell office:value-type="float" office:value="2665156329805">
            <text:p>2665156329805</text:p>
          </table:table-cell>
          <table:table-cell table:formula="of:=([.B2025]-[.B$2])/10^9" office:value-type="float" office:value="0.381051522">
            <text:p>0.381052</text:p>
          </table:table-cell>
          <table:table-cell table:formula="of:=[.C2025]-[.C2024]" office:value-type="float" office:value="0">
            <text:p>0.000000</text:p>
          </table:table-cell>
          <table:table-cell table:formula="of:=[.A2025]-[.A2024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80469">
            <text:p>674.280469</text:p>
          </table:table-cell>
          <table:table-cell office:value-type="float" office:value="2665156329805">
            <text:p>2665156329805</text:p>
          </table:table-cell>
          <table:table-cell table:formula="of:=([.B2026]-[.B$2])/10^9" office:value-type="float" office:value="0.381051522">
            <text:p>0.381052</text:p>
          </table:table-cell>
          <table:table-cell table:formula="of:=[.C2026]-[.C2025]" office:value-type="float" office:value="0">
            <text:p>0.000000</text:p>
          </table:table-cell>
          <table:table-cell table:formula="of:=[.A2026]-[.A2025]" office:value-type="float" office:value="0.00000800000009348878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8237">
            <text:p>674.282370</text:p>
          </table:table-cell>
          <table:table-cell office:value-type="float" office:value="2665158239994">
            <text:p>2665158239994</text:p>
          </table:table-cell>
          <table:table-cell table:formula="of:=([.B2027]-[.B$2])/10^9" office:value-type="float" office:value="0.382961711">
            <text:p>0.382962</text:p>
          </table:table-cell>
          <table:table-cell table:formula="of:=[.C2027]-[.C2026]" office:value-type="float" office:value="0.00191018900000001">
            <text:p>0.001910</text:p>
          </table:table-cell>
          <table:table-cell table:formula="of:=[.A2027]-[.A2026]" office:value-type="float" office:value="0.00190099999997528">
            <text:p>0.00190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82372">
            <text:p>674.282372</text:p>
          </table:table-cell>
          <table:table-cell office:value-type="float" office:value="2665158239994">
            <text:p>2665158239994</text:p>
          </table:table-cell>
          <table:table-cell table:formula="of:=([.B2028]-[.B$2])/10^9" office:value-type="float" office:value="0.382961711">
            <text:p>0.382962</text:p>
          </table:table-cell>
          <table:table-cell table:formula="of:=[.C2028]-[.C2027]" office:value-type="float" office:value="0">
            <text:p>0.000000</text:p>
          </table:table-cell>
          <table:table-cell table:formula="of:=[.A2028]-[.A2027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82376">
            <text:p>674.282376</text:p>
          </table:table-cell>
          <table:table-cell office:value-type="float" office:value="2665158239994">
            <text:p>2665158239994</text:p>
          </table:table-cell>
          <table:table-cell table:formula="of:=([.B2029]-[.B$2])/10^9" office:value-type="float" office:value="0.382961711">
            <text:p>0.382962</text:p>
          </table:table-cell>
          <table:table-cell table:formula="of:=[.C2029]-[.C2028]" office:value-type="float" office:value="0">
            <text:p>0.000000</text:p>
          </table:table-cell>
          <table:table-cell table:formula="of:=[.A2029]-[.A2028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83387">
            <text:p>674.283387</text:p>
          </table:table-cell>
          <table:table-cell office:value-type="float" office:value="2665158239994">
            <text:p>2665158239994</text:p>
          </table:table-cell>
          <table:table-cell table:formula="of:=([.B2030]-[.B$2])/10^9" office:value-type="float" office:value="0.382961711">
            <text:p>0.382962</text:p>
          </table:table-cell>
          <table:table-cell table:formula="of:=[.C2030]-[.C2029]" office:value-type="float" office:value="0">
            <text:p>0.000000</text:p>
          </table:table-cell>
          <table:table-cell table:formula="of:=[.A2030]-[.A2029]" office:value-type="float" office:value="0.00101099999994858">
            <text:p>0.0010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83389">
            <text:p>674.283389</text:p>
          </table:table-cell>
          <table:table-cell office:value-type="float" office:value="2665159258987">
            <text:p>2665159258987</text:p>
          </table:table-cell>
          <table:table-cell table:formula="of:=([.B2031]-[.B$2])/10^9" office:value-type="float" office:value="0.383980704">
            <text:p>0.383981</text:p>
          </table:table-cell>
          <table:table-cell table:formula="of:=[.C2031]-[.C2030]" office:value-type="float" office:value="0.00101899300000002">
            <text:p>0.001019</text:p>
          </table:table-cell>
          <table:table-cell table:formula="of:=[.A2031]-[.A2030]" office:value-type="float" office:value="0.00000200000010863732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8339">
            <text:p>674.283390</text:p>
          </table:table-cell>
          <table:table-cell office:value-type="float" office:value="2665159258987">
            <text:p>2665159258987</text:p>
          </table:table-cell>
          <table:table-cell table:formula="of:=([.B2032]-[.B$2])/10^9" office:value-type="float" office:value="0.383980704">
            <text:p>0.383981</text:p>
          </table:table-cell>
          <table:table-cell table:formula="of:=[.C2032]-[.C2031]" office:value-type="float" office:value="0">
            <text:p>0.000000</text:p>
          </table:table-cell>
          <table:table-cell table:formula="of:=[.A2032]-[.A2031]" office:value-type="float" office:value="0.000000999999997475243">
            <text:p>0.000001</text:p>
          </table:table-cell>
          <table:table-cell office:value-type="string">
            <text:p>d_s is renewed (r + D) to 2665161258987; c_s is fully topped up</text:p>
          </table:table-cell>
          <table:table-cell table:number-columns-repeated="2"/>
        </table:table-row>
        <table:table-row table:style-name="ro1">
          <table:table-cell office:value-type="float" office:value="674.283391">
            <text:p>674.283391</text:p>
          </table:table-cell>
          <table:table-cell office:value-type="float" office:value="2665159258987">
            <text:p>2665159258987</text:p>
          </table:table-cell>
          <table:table-cell table:formula="of:=([.B2033]-[.B$2])/10^9" office:value-type="float" office:value="0.383980704">
            <text:p>0.383981</text:p>
          </table:table-cell>
          <table:table-cell table:formula="of:=[.C2033]-[.C2032]" office:value-type="float" office:value="0">
            <text:p>0.000000</text:p>
          </table:table-cell>
          <table:table-cell table:formula="of:=[.A2033]-[.A2032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283398">
            <text:p>674.283398</text:p>
          </table:table-cell>
          <table:table-cell office:value-type="float" office:value="2665159268156">
            <text:p>2665159268156</text:p>
          </table:table-cell>
          <table:table-cell table:formula="of:=([.B2034]-[.B$2])/10^9" office:value-type="float" office:value="0.383989873">
            <text:p>0.383990</text:p>
          </table:table-cell>
          <table:table-cell table:formula="of:=[.C2034]-[.C2033]" office:value-type="float" office:value="0.00000916899999997556">
            <text:p>0.000009</text:p>
          </table:table-cell>
          <table:table-cell table:formula="of:=[.A2034]-[.A2033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83403">
            <text:p>674.283403</text:p>
          </table:table-cell>
          <table:table-cell office:value-type="float" office:value="2665159268156">
            <text:p>2665159268156</text:p>
          </table:table-cell>
          <table:table-cell table:formula="of:=([.B2035]-[.B$2])/10^9" office:value-type="float" office:value="0.383989873">
            <text:p>0.383990</text:p>
          </table:table-cell>
          <table:table-cell table:formula="of:=[.C2035]-[.C2034]" office:value-type="float" office:value="0">
            <text:p>0.000000</text:p>
          </table:table-cell>
          <table:table-cell table:formula="of:=[.A2035]-[.A2034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284321">
            <text:p>674.284321</text:p>
          </table:table-cell>
          <table:table-cell office:value-type="float" office:value="2665160199779">
            <text:p>2665160199779</text:p>
          </table:table-cell>
          <table:table-cell table:formula="of:=([.B2036]-[.B$2])/10^9" office:value-type="float" office:value="0.384921496">
            <text:p>0.384921</text:p>
          </table:table-cell>
          <table:table-cell table:formula="of:=[.C2036]-[.C2035]" office:value-type="float" office:value="0.000931622999999992">
            <text:p>0.000932</text:p>
          </table:table-cell>
          <table:table-cell table:formula="of:=[.A2036]-[.A2035]" office:value-type="float" office:value="0.00091799999995601">
            <text:p>0.00091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84323">
            <text:p>674.284323</text:p>
          </table:table-cell>
          <table:table-cell office:value-type="float" office:value="2665160199779">
            <text:p>2665160199779</text:p>
          </table:table-cell>
          <table:table-cell table:formula="of:=([.B2037]-[.B$2])/10^9" office:value-type="float" office:value="0.384921496">
            <text:p>0.384921</text:p>
          </table:table-cell>
          <table:table-cell table:formula="of:=[.C2037]-[.C2036]" office:value-type="float" office:value="0">
            <text:p>0.000000</text:p>
          </table:table-cell>
          <table:table-cell table:formula="of:=[.A2037]-[.A2036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84327">
            <text:p>674.284327</text:p>
          </table:table-cell>
          <table:table-cell office:value-type="float" office:value="2665160199779">
            <text:p>2665160199779</text:p>
          </table:table-cell>
          <table:table-cell table:formula="of:=([.B2038]-[.B$2])/10^9" office:value-type="float" office:value="0.384921496">
            <text:p>0.384921</text:p>
          </table:table-cell>
          <table:table-cell table:formula="of:=[.C2038]-[.C2037]" office:value-type="float" office:value="0">
            <text:p>0.000000</text:p>
          </table:table-cell>
          <table:table-cell table:formula="of:=[.A2038]-[.A2037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284385">
            <text:p>674.284385</text:p>
          </table:table-cell>
          <table:table-cell office:value-type="float" office:value="2665160199779">
            <text:p>2665160199779</text:p>
          </table:table-cell>
          <table:table-cell table:formula="of:=([.B2039]-[.B$2])/10^9" office:value-type="float" office:value="0.384921496">
            <text:p>0.384921</text:p>
          </table:table-cell>
          <table:table-cell table:formula="of:=[.C2039]-[.C2038]" office:value-type="float" office:value="0">
            <text:p>0.000000</text:p>
          </table:table-cell>
          <table:table-cell table:formula="of:=[.A2039]-[.A2038]" office:value-type="float" office:value="0.0000580000000809377">
            <text:p>0.00005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84387">
            <text:p>674.284387</text:p>
          </table:table-cell>
          <table:table-cell office:value-type="float" office:value="2665160265274">
            <text:p>2665160265274</text:p>
          </table:table-cell>
          <table:table-cell table:formula="of:=([.B2040]-[.B$2])/10^9" office:value-type="float" office:value="0.384986991">
            <text:p>0.384987</text:p>
          </table:table-cell>
          <table:table-cell table:formula="of:=[.C2040]-[.C2039]" office:value-type="float" office:value="0.0000654950000000265">
            <text:p>0.000065</text:p>
          </table:table-cell>
          <table:table-cell table:formula="of:=[.A2040]-[.A2039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84388">
            <text:p>674.284388</text:p>
          </table:table-cell>
          <table:table-cell office:value-type="float" office:value="2665160265274">
            <text:p>2665160265274</text:p>
          </table:table-cell>
          <table:table-cell table:formula="of:=([.B2041]-[.B$2])/10^9" office:value-type="float" office:value="0.384986991">
            <text:p>0.384987</text:p>
          </table:table-cell>
          <table:table-cell table:formula="of:=[.C2041]-[.C2040]" office:value-type="float" office:value="0">
            <text:p>0.000000</text:p>
          </table:table-cell>
          <table:table-cell table:formula="of:=[.A2041]-[.A2040]" office:value-type="float" office:value="0.000000999999997475243">
            <text:p>0.000001</text:p>
          </table:table-cell>
          <table:table-cell/>
          <table:table-cell office:value-type="string">
            <text:p>89811 / 102902 &gt; 2000000 / 5000000</text:p>
          </table:table-cell>
          <table:table-cell/>
        </table:table-row>
        <table:table-row table:style-name="ro1">
          <table:table-cell office:value-type="float" office:value="674.284389">
            <text:p>674.284389</text:p>
          </table:table-cell>
          <table:table-cell office:value-type="float" office:value="2665160265274">
            <text:p>2665160265274</text:p>
          </table:table-cell>
          <table:table-cell table:formula="of:=([.B2042]-[.B$2])/10^9" office:value-type="float" office:value="0.384986991">
            <text:p>0.384987</text:p>
          </table:table-cell>
          <table:table-cell table:formula="of:=[.C2042]-[.C2041]" office:value-type="float" office:value="0">
            <text:p>0.000000</text:p>
          </table:table-cell>
          <table:table-cell table:formula="of:=[.A2042]-[.A2041]" office:value-type="float" office:value="0.000000999999997475243">
            <text:p>0.000001</text:p>
          </table:table-cell>
          <table:table-cell/>
          <table:table-cell office:value-type="string">
            <text:p>d_s is renewed (r + D) to 2665165265274; c_s is fully topped up</text:p>
          </table:table-cell>
          <table:table-cell/>
        </table:table-row>
        <table:table-row table:style-name="ro1">
          <table:table-cell office:value-type="float" office:value="674.286291">
            <text:p>674.286291</text:p>
          </table:table-cell>
          <table:table-cell office:value-type="float" office:value="2665162169428">
            <text:p>2665162169428</text:p>
          </table:table-cell>
          <table:table-cell table:formula="of:=([.B2043]-[.B$2])/10^9" office:value-type="float" office:value="0.386891145">
            <text:p>0.386891</text:p>
          </table:table-cell>
          <table:table-cell table:formula="of:=[.C2043]-[.C2042]" office:value-type="float" office:value="0.00190415399999999">
            <text:p>0.001904</text:p>
          </table:table-cell>
          <table:table-cell table:formula="of:=[.A2043]-[.A2042]" office:value-type="float" office:value="0.00190199999997276">
            <text:p>0.00190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86292">
            <text:p>674.286292</text:p>
          </table:table-cell>
          <table:table-cell office:value-type="float" office:value="2665162169428">
            <text:p>2665162169428</text:p>
          </table:table-cell>
          <table:table-cell table:formula="of:=([.B2044]-[.B$2])/10^9" office:value-type="float" office:value="0.386891145">
            <text:p>0.386891</text:p>
          </table:table-cell>
          <table:table-cell table:formula="of:=[.C2044]-[.C2043]" office:value-type="float" office:value="0">
            <text:p>0.000000</text:p>
          </table:table-cell>
          <table:table-cell table:formula="of:=[.A2044]-[.A2043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86297">
            <text:p>674.286297</text:p>
          </table:table-cell>
          <table:table-cell office:value-type="float" office:value="2665162169428">
            <text:p>2665162169428</text:p>
          </table:table-cell>
          <table:table-cell table:formula="of:=([.B2045]-[.B$2])/10^9" office:value-type="float" office:value="0.386891145">
            <text:p>0.386891</text:p>
          </table:table-cell>
          <table:table-cell table:formula="of:=[.C2045]-[.C2044]" office:value-type="float" office:value="0">
            <text:p>0.000000</text:p>
          </table:table-cell>
          <table:table-cell table:formula="of:=[.A2045]-[.A2044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87379">
            <text:p>674.287379</text:p>
          </table:table-cell>
          <table:table-cell office:value-type="float" office:value="2665162169428">
            <text:p>2665162169428</text:p>
          </table:table-cell>
          <table:table-cell table:formula="of:=([.B2046]-[.B$2])/10^9" office:value-type="float" office:value="0.386891145">
            <text:p>0.386891</text:p>
          </table:table-cell>
          <table:table-cell table:formula="of:=[.C2046]-[.C2045]" office:value-type="float" office:value="0">
            <text:p>0.000000</text:p>
          </table:table-cell>
          <table:table-cell table:formula="of:=[.A2046]-[.A2045]" office:value-type="float" office:value="0.0010819999999967">
            <text:p>0.00108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87381">
            <text:p>674.287381</text:p>
          </table:table-cell>
          <table:table-cell office:value-type="float" office:value="2665163259429">
            <text:p>2665163259429</text:p>
          </table:table-cell>
          <table:table-cell table:formula="of:=([.B2047]-[.B$2])/10^9" office:value-type="float" office:value="0.387981146">
            <text:p>0.387981</text:p>
          </table:table-cell>
          <table:table-cell table:formula="of:=[.C2047]-[.C2046]" office:value-type="float" office:value="0.00109000100000001">
            <text:p>0.001090</text:p>
          </table:table-cell>
          <table:table-cell table:formula="of:=[.A2047]-[.A2046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87382">
            <text:p>674.287382</text:p>
          </table:table-cell>
          <table:table-cell office:value-type="float" office:value="2665163259429">
            <text:p>2665163259429</text:p>
          </table:table-cell>
          <table:table-cell table:formula="of:=([.B2048]-[.B$2])/10^9" office:value-type="float" office:value="0.387981146">
            <text:p>0.387981</text:p>
          </table:table-cell>
          <table:table-cell table:formula="of:=[.C2048]-[.C2047]" office:value-type="float" office:value="0">
            <text:p>0.000000</text:p>
          </table:table-cell>
          <table:table-cell table:formula="of:=[.A2048]-[.A2047]" office:value-type="float" office:value="0.000000999999997475243">
            <text:p>0.000001</text:p>
          </table:table-cell>
          <table:table-cell office:value-type="string">
            <text:p>d_s is renewed (r + D) to 2665165259429; c_s is fully topped up</text:p>
          </table:table-cell>
          <table:table-cell table:number-columns-repeated="2"/>
        </table:table-row>
        <table:table-row table:style-name="ro1">
          <table:table-cell office:value-type="float" office:value="674.287383">
            <text:p>674.287383</text:p>
          </table:table-cell>
          <table:table-cell office:value-type="float" office:value="2665163259429">
            <text:p>2665163259429</text:p>
          </table:table-cell>
          <table:table-cell table:formula="of:=([.B2049]-[.B$2])/10^9" office:value-type="float" office:value="0.387981146">
            <text:p>0.387981</text:p>
          </table:table-cell>
          <table:table-cell table:formula="of:=[.C2049]-[.C2048]" office:value-type="float" office:value="0">
            <text:p>0.000000</text:p>
          </table:table-cell>
          <table:table-cell table:formula="of:=[.A2049]-[.A2048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287391">
            <text:p>674.287391</text:p>
          </table:table-cell>
          <table:table-cell office:value-type="float" office:value="2665163269283">
            <text:p>2665163269283</text:p>
          </table:table-cell>
          <table:table-cell table:formula="of:=([.B2050]-[.B$2])/10^9" office:value-type="float" office:value="0.387991">
            <text:p>0.387991</text:p>
          </table:table-cell>
          <table:table-cell table:formula="of:=[.C2050]-[.C2049]" office:value-type="float" office:value="0.00000985399999997583">
            <text:p>0.000010</text:p>
          </table:table-cell>
          <table:table-cell table:formula="of:=[.A2050]-[.A2049]" office:value-type="float" office:value="0.0000079999999798019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87396">
            <text:p>674.287396</text:p>
          </table:table-cell>
          <table:table-cell office:value-type="float" office:value="2665163269283">
            <text:p>2665163269283</text:p>
          </table:table-cell>
          <table:table-cell table:formula="of:=([.B2051]-[.B$2])/10^9" office:value-type="float" office:value="0.387991">
            <text:p>0.387991</text:p>
          </table:table-cell>
          <table:table-cell table:formula="of:=[.C2051]-[.C2050]" office:value-type="float" office:value="0">
            <text:p>0.000000</text:p>
          </table:table-cell>
          <table:table-cell table:formula="of:=[.A2051]-[.A2050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88319">
            <text:p>674.288319</text:p>
          </table:table-cell>
          <table:table-cell office:value-type="float" office:value="2665164205994">
            <text:p>2665164205994</text:p>
          </table:table-cell>
          <table:table-cell table:formula="of:=([.B2052]-[.B$2])/10^9" office:value-type="float" office:value="0.388927711">
            <text:p>0.388928</text:p>
          </table:table-cell>
          <table:table-cell table:formula="of:=[.C2052]-[.C2051]" office:value-type="float" office:value="0.000936711000000035">
            <text:p>0.000937</text:p>
          </table:table-cell>
          <table:table-cell table:formula="of:=[.A2052]-[.A2051]" office:value-type="float" office:value="0.000923000000057073">
            <text:p>0.00092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8832">
            <text:p>674.288320</text:p>
          </table:table-cell>
          <table:table-cell office:value-type="float" office:value="2665164205994">
            <text:p>2665164205994</text:p>
          </table:table-cell>
          <table:table-cell table:formula="of:=([.B2053]-[.B$2])/10^9" office:value-type="float" office:value="0.388927711">
            <text:p>0.388928</text:p>
          </table:table-cell>
          <table:table-cell table:formula="of:=[.C2053]-[.C2052]" office:value-type="float" office:value="0">
            <text:p>0.000000</text:p>
          </table:table-cell>
          <table:table-cell table:formula="of:=[.A2053]-[.A2052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88327">
            <text:p>674.288327</text:p>
          </table:table-cell>
          <table:table-cell office:value-type="float" office:value="2665164205994">
            <text:p>2665164205994</text:p>
          </table:table-cell>
          <table:table-cell table:formula="of:=([.B2054]-[.B$2])/10^9" office:value-type="float" office:value="0.388927711">
            <text:p>0.388928</text:p>
          </table:table-cell>
          <table:table-cell table:formula="of:=[.C2054]-[.C2053]" office:value-type="float" office:value="0">
            <text:p>0.000000</text:p>
          </table:table-cell>
          <table:table-cell table:formula="of:=[.A2054]-[.A2053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89141">
            <text:p>674.289141</text:p>
          </table:table-cell>
          <table:table-cell office:value-type="float" office:value="2665165028009">
            <text:p>2665165028009</text:p>
          </table:table-cell>
          <table:table-cell table:formula="of:=([.B2055]-[.B$2])/10^9" office:value-type="float" office:value="0.389749726">
            <text:p>0.389750</text:p>
          </table:table-cell>
          <table:table-cell table:formula="of:=[.C2055]-[.C2054]" office:value-type="float" office:value="0.000822015000000009">
            <text:p>0.000822</text:p>
          </table:table-cell>
          <table:table-cell table:formula="of:=[.A2055]-[.A2054]" office:value-type="float" office:value="0.000813999999991211">
            <text:p>0.00081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89144">
            <text:p>674.289144</text:p>
          </table:table-cell>
          <table:table-cell office:value-type="float" office:value="2665165028009">
            <text:p>2665165028009</text:p>
          </table:table-cell>
          <table:table-cell table:formula="of:=([.B2056]-[.B$2])/10^9" office:value-type="float" office:value="0.389749726">
            <text:p>0.389750</text:p>
          </table:table-cell>
          <table:table-cell table:formula="of:=[.C2056]-[.C2055]" office:value-type="float" office:value="0">
            <text:p>0.000000</text:p>
          </table:table-cell>
          <table:table-cell table:formula="of:=[.A2056]-[.A2055]" office:value-type="float" office:value="0.00000299999999242573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89237">
            <text:p>674.289237</text:p>
          </table:table-cell>
          <table:table-cell office:value-type="float" office:value="2665165028009">
            <text:p>2665165028009</text:p>
          </table:table-cell>
          <table:table-cell table:formula="of:=([.B2057]-[.B$2])/10^9" office:value-type="float" office:value="0.389749726">
            <text:p>0.389750</text:p>
          </table:table-cell>
          <table:table-cell table:formula="of:=[.C2057]-[.C2056]" office:value-type="float" office:value="0">
            <text:p>0.000000</text:p>
          </table:table-cell>
          <table:table-cell table:formula="of:=[.A2057]-[.A2056]" office:value-type="float" office:value="0.0000929999999925713">
            <text:p>0.00009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89239">
            <text:p>674.289239</text:p>
          </table:table-cell>
          <table:table-cell office:value-type="float" office:value="2665165353664">
            <text:p>2665165353664</text:p>
          </table:table-cell>
          <table:table-cell table:formula="of:=([.B2058]-[.B$2])/10^9" office:value-type="float" office:value="0.390075381">
            <text:p>0.390075</text:p>
          </table:table-cell>
          <table:table-cell table:formula="of:=[.C2058]-[.C2057]" office:value-type="float" office:value="0.00032565499999998">
            <text:p>0.000326</text:p>
          </table:table-cell>
          <table:table-cell table:formula="of:=[.A2058]-[.A2057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8924">
            <text:p>674.289240</text:p>
          </table:table-cell>
          <table:table-cell office:value-type="float" office:value="2665165353664">
            <text:p>2665165353664</text:p>
          </table:table-cell>
          <table:table-cell table:formula="of:=([.B2059]-[.B$2])/10^9" office:value-type="float" office:value="0.390075381">
            <text:p>0.390075</text:p>
          </table:table-cell>
          <table:table-cell table:formula="of:=[.C2059]-[.C2058]" office:value-type="float" office:value="0">
            <text:p>0.000000</text:p>
          </table:table-cell>
          <table:table-cell table:formula="of:=[.A2059]-[.A2058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72353664; c_s is fully topped up</text:p>
          </table:table-cell>
        </table:table-row>
        <table:table-row table:style-name="ro1">
          <table:table-cell office:value-type="float" office:value="674.289243">
            <text:p>674.289243</text:p>
          </table:table-cell>
          <table:table-cell office:value-type="float" office:value="2665165353664">
            <text:p>2665165353664</text:p>
          </table:table-cell>
          <table:table-cell table:formula="of:=([.B2060]-[.B$2])/10^9" office:value-type="float" office:value="0.390075381">
            <text:p>0.390075</text:p>
          </table:table-cell>
          <table:table-cell table:formula="of:=[.C2060]-[.C2059]" office:value-type="float" office:value="0">
            <text:p>0.000000</text:p>
          </table:table-cell>
          <table:table-cell table:formula="of:=[.A2060]-[.A2059]" office:value-type="float" office:value="0.0000030000001061125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89246">
            <text:p>674.289246</text:p>
          </table:table-cell>
          <table:table-cell office:value-type="float" office:value="2665165360011">
            <text:p>2665165360011</text:p>
          </table:table-cell>
          <table:table-cell table:formula="of:=([.B2061]-[.B$2])/10^9" office:value-type="float" office:value="0.390081728">
            <text:p>0.390082</text:p>
          </table:table-cell>
          <table:table-cell table:formula="of:=[.C2061]-[.C2060]" office:value-type="float" office:value="0.00000634700000001764">
            <text:p>0.000006</text:p>
          </table:table-cell>
          <table:table-cell table:formula="of:=[.A2061]-[.A2060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89247">
            <text:p>674.289247</text:p>
          </table:table-cell>
          <table:table-cell office:value-type="float" office:value="2665165360011">
            <text:p>2665165360011</text:p>
          </table:table-cell>
          <table:table-cell table:formula="of:=([.B2062]-[.B$2])/10^9" office:value-type="float" office:value="0.390081728">
            <text:p>0.390082</text:p>
          </table:table-cell>
          <table:table-cell table:formula="of:=[.C2062]-[.C2061]" office:value-type="float" office:value="0">
            <text:p>0.000000</text:p>
          </table:table-cell>
          <table:table-cell table:formula="of:=[.A2062]-[.A2061]" office:value-type="float" office:value="0.000000999999997475243">
            <text:p>0.000001</text:p>
          </table:table-cell>
          <table:table-cell/>
          <table:table-cell office:value-type="string">
            <text:p>d_s is renewed (r + D) to 2665170360011; c_s is fully topped up</text:p>
          </table:table-cell>
          <table:table-cell/>
        </table:table-row>
        <table:table-row table:style-name="ro1">
          <table:table-cell office:value-type="float" office:value="674.289281">
            <text:p>674.289281</text:p>
          </table:table-cell>
          <table:table-cell office:value-type="float" office:value="2665165360011">
            <text:p>2665165360011</text:p>
          </table:table-cell>
          <table:table-cell table:formula="of:=([.B2063]-[.B$2])/10^9" office:value-type="float" office:value="0.390081728">
            <text:p>0.390082</text:p>
          </table:table-cell>
          <table:table-cell table:formula="of:=[.C2063]-[.C2062]" office:value-type="float" office:value="0">
            <text:p>0.000000</text:p>
          </table:table-cell>
          <table:table-cell table:formula="of:=[.A2063]-[.A2062]" office:value-type="float" office:value="0.0000339999999141582">
            <text:p>0.00003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291146">
            <text:p>674.291146</text:p>
          </table:table-cell>
          <table:table-cell office:value-type="float" office:value="2665165360011">
            <text:p>2665165360011</text:p>
          </table:table-cell>
          <table:table-cell table:formula="of:=([.B2064]-[.B$2])/10^9" office:value-type="float" office:value="0.390081728">
            <text:p>0.390082</text:p>
          </table:table-cell>
          <table:table-cell table:formula="of:=[.C2064]-[.C2063]" office:value-type="float" office:value="0">
            <text:p>0.000000</text:p>
          </table:table-cell>
          <table:table-cell table:formula="of:=[.A2064]-[.A2063]" office:value-type="float" office:value="0.00186500000006617">
            <text:p>0.00186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91148">
            <text:p>674.291148</text:p>
          </table:table-cell>
          <table:table-cell office:value-type="float" office:value="2665167262886">
            <text:p>2665167262886</text:p>
          </table:table-cell>
          <table:table-cell table:formula="of:=([.B2065]-[.B$2])/10^9" office:value-type="float" office:value="0.391984603">
            <text:p>0.391985</text:p>
          </table:table-cell>
          <table:table-cell table:formula="of:=[.C2065]-[.C2064]" office:value-type="float" office:value="0.00190287499999997">
            <text:p>0.001903</text:p>
          </table:table-cell>
          <table:table-cell table:formula="of:=[.A2065]-[.A2064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91149">
            <text:p>674.291149</text:p>
          </table:table-cell>
          <table:table-cell office:value-type="float" office:value="2665167262886">
            <text:p>2665167262886</text:p>
          </table:table-cell>
          <table:table-cell table:formula="of:=([.B2066]-[.B$2])/10^9" office:value-type="float" office:value="0.391984603">
            <text:p>0.391985</text:p>
          </table:table-cell>
          <table:table-cell table:formula="of:=[.C2066]-[.C2065]" office:value-type="float" office:value="0">
            <text:p>0.000000</text:p>
          </table:table-cell>
          <table:table-cell table:formula="of:=[.A2066]-[.A2065]" office:value-type="float" office:value="0.000000999999997475243">
            <text:p>0.000001</text:p>
          </table:table-cell>
          <table:table-cell office:value-type="string">
            <text:p>d_s is renewed (r + D) to 2665169262886; c_s is fully topped up</text:p>
          </table:table-cell>
          <table:table-cell table:number-columns-repeated="2"/>
        </table:table-row>
        <table:table-row table:style-name="ro1">
          <table:table-cell office:value-type="float" office:value="674.29115">
            <text:p>674.291150</text:p>
          </table:table-cell>
          <table:table-cell office:value-type="float" office:value="2665167262886">
            <text:p>2665167262886</text:p>
          </table:table-cell>
          <table:table-cell table:formula="of:=([.B2067]-[.B$2])/10^9" office:value-type="float" office:value="0.391984603">
            <text:p>0.391985</text:p>
          </table:table-cell>
          <table:table-cell table:formula="of:=[.C2067]-[.C2066]" office:value-type="float" office:value="0">
            <text:p>0.000000</text:p>
          </table:table-cell>
          <table:table-cell table:formula="of:=[.A2067]-[.A2066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291161">
            <text:p>674.291161</text:p>
          </table:table-cell>
          <table:table-cell office:value-type="float" office:value="2665167275268">
            <text:p>2665167275268</text:p>
          </table:table-cell>
          <table:table-cell table:formula="of:=([.B2068]-[.B$2])/10^9" office:value-type="float" office:value="0.391996985">
            <text:p>0.391997</text:p>
          </table:table-cell>
          <table:table-cell table:formula="of:=[.C2068]-[.C2067]" office:value-type="float" office:value="0.000012382000000033">
            <text:p>0.000012</text:p>
          </table:table-cell>
          <table:table-cell table:formula="of:=[.A2068]-[.A2067]" office:value-type="float" office:value="0.0000109999999722277">
            <text:p>0.00001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91166">
            <text:p>674.291166</text:p>
          </table:table-cell>
          <table:table-cell office:value-type="float" office:value="2665167275268">
            <text:p>2665167275268</text:p>
          </table:table-cell>
          <table:table-cell table:formula="of:=([.B2069]-[.B$2])/10^9" office:value-type="float" office:value="0.391996985">
            <text:p>0.391997</text:p>
          </table:table-cell>
          <table:table-cell table:formula="of:=[.C2069]-[.C2068]" office:value-type="float" office:value="0">
            <text:p>0.000000</text:p>
          </table:table-cell>
          <table:table-cell table:formula="of:=[.A2069]-[.A2068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92075">
            <text:p>674.292075</text:p>
          </table:table-cell>
          <table:table-cell office:value-type="float" office:value="2665168195196">
            <text:p>2665168195196</text:p>
          </table:table-cell>
          <table:table-cell table:formula="of:=([.B2070]-[.B$2])/10^9" office:value-type="float" office:value="0.392916913">
            <text:p>0.392917</text:p>
          </table:table-cell>
          <table:table-cell table:formula="of:=[.C2070]-[.C2069]" office:value-type="float" office:value="0.000919927999999959">
            <text:p>0.000920</text:p>
          </table:table-cell>
          <table:table-cell table:formula="of:=[.A2070]-[.A2069]" office:value-type="float" office:value="0.000908999999978732">
            <text:p>0.00090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92076">
            <text:p>674.292076</text:p>
          </table:table-cell>
          <table:table-cell office:value-type="float" office:value="2665168195196">
            <text:p>2665168195196</text:p>
          </table:table-cell>
          <table:table-cell table:formula="of:=([.B2071]-[.B$2])/10^9" office:value-type="float" office:value="0.392916913">
            <text:p>0.392917</text:p>
          </table:table-cell>
          <table:table-cell table:formula="of:=[.C2071]-[.C2070]" office:value-type="float" office:value="0">
            <text:p>0.000000</text:p>
          </table:table-cell>
          <table:table-cell table:formula="of:=[.A2071]-[.A2070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92084">
            <text:p>674.292084</text:p>
          </table:table-cell>
          <table:table-cell office:value-type="float" office:value="2665168195196">
            <text:p>2665168195196</text:p>
          </table:table-cell>
          <table:table-cell table:formula="of:=([.B2072]-[.B$2])/10^9" office:value-type="float" office:value="0.392916913">
            <text:p>0.392917</text:p>
          </table:table-cell>
          <table:table-cell table:formula="of:=[.C2072]-[.C2071]" office:value-type="float" office:value="0">
            <text:p>0.000000</text:p>
          </table:table-cell>
          <table:table-cell table:formula="of:=[.A2072]-[.A2071]" office:value-type="float" office:value="0.00000800000009348878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92126">
            <text:p>674.292126</text:p>
          </table:table-cell>
          <table:table-cell office:value-type="float" office:value="2665168246652">
            <text:p>2665168246652</text:p>
          </table:table-cell>
          <table:table-cell table:formula="of:=([.B2073]-[.B$2])/10^9" office:value-type="float" office:value="0.392968369">
            <text:p>0.392968</text:p>
          </table:table-cell>
          <table:table-cell table:formula="of:=[.C2073]-[.C2072]" office:value-type="float" office:value="0.0000514560000000053">
            <text:p>0.000051</text:p>
          </table:table-cell>
          <table:table-cell table:formula="of:=[.A2073]-[.A2072]" office:value-type="float" office:value="0.000042000000007647">
            <text:p>0.00004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92128">
            <text:p>674.292128</text:p>
          </table:table-cell>
          <table:table-cell office:value-type="float" office:value="2665168246652">
            <text:p>2665168246652</text:p>
          </table:table-cell>
          <table:table-cell table:formula="of:=([.B2074]-[.B$2])/10^9" office:value-type="float" office:value="0.392968369">
            <text:p>0.392968</text:p>
          </table:table-cell>
          <table:table-cell table:formula="of:=[.C2074]-[.C2073]" office:value-type="float" office:value="0">
            <text:p>0.000000</text:p>
          </table:table-cell>
          <table:table-cell table:formula="of:=[.A2074]-[.A2073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92132">
            <text:p>674.292132</text:p>
          </table:table-cell>
          <table:table-cell office:value-type="float" office:value="2665168246652">
            <text:p>2665168246652</text:p>
          </table:table-cell>
          <table:table-cell table:formula="of:=([.B2075]-[.B$2])/10^9" office:value-type="float" office:value="0.392968369">
            <text:p>0.392968</text:p>
          </table:table-cell>
          <table:table-cell table:formula="of:=[.C2075]-[.C2074]" office:value-type="float" office:value="0">
            <text:p>0.000000</text:p>
          </table:table-cell>
          <table:table-cell table:formula="of:=[.A2075]-[.A2074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94139">
            <text:p>674.294139</text:p>
          </table:table-cell>
          <table:table-cell office:value-type="float" office:value="2665168246652">
            <text:p>2665168246652</text:p>
          </table:table-cell>
          <table:table-cell table:formula="of:=([.B2076]-[.B$2])/10^9" office:value-type="float" office:value="0.392968369">
            <text:p>0.392968</text:p>
          </table:table-cell>
          <table:table-cell table:formula="of:=[.C2076]-[.C2075]" office:value-type="float" office:value="0">
            <text:p>0.000000</text:p>
          </table:table-cell>
          <table:table-cell table:formula="of:=[.A2076]-[.A2075]" office:value-type="float" office:value="0.00200699999993503">
            <text:p>0.002007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94141">
            <text:p>674.294141</text:p>
          </table:table-cell>
          <table:table-cell office:value-type="float" office:value="2665170261573">
            <text:p>2665170261573</text:p>
          </table:table-cell>
          <table:table-cell table:formula="of:=([.B2077]-[.B$2])/10^9" office:value-type="float" office:value="0.39498329">
            <text:p>0.394983</text:p>
          </table:table-cell>
          <table:table-cell table:formula="of:=[.C2077]-[.C2076]" office:value-type="float" office:value="0.002014921">
            <text:p>0.002015</text:p>
          </table:table-cell>
          <table:table-cell table:formula="of:=[.A2077]-[.A2076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94142">
            <text:p>674.294142</text:p>
          </table:table-cell>
          <table:table-cell office:value-type="float" office:value="2665170261573">
            <text:p>2665170261573</text:p>
          </table:table-cell>
          <table:table-cell table:formula="of:=([.B2078]-[.B$2])/10^9" office:value-type="float" office:value="0.39498329">
            <text:p>0.394983</text:p>
          </table:table-cell>
          <table:table-cell table:formula="of:=[.C2078]-[.C2077]" office:value-type="float" office:value="0">
            <text:p>0.000000</text:p>
          </table:table-cell>
          <table:table-cell table:formula="of:=[.A2078]-[.A2077]" office:value-type="float" office:value="0.000000999999997475243">
            <text:p>0.000001</text:p>
          </table:table-cell>
          <table:table-cell/>
          <table:table-cell office:value-type="string">
            <text:p>33287 / 98438 &lt;= 2000000 / 5000000</text:p>
          </table:table-cell>
          <table:table-cell/>
        </table:table-row>
        <table:table-row table:style-name="ro1">
          <table:table-cell office:value-type="float" office:value="674.294143">
            <text:p>674.294143</text:p>
          </table:table-cell>
          <table:table-cell office:value-type="float" office:value="2665170261573">
            <text:p>2665170261573</text:p>
          </table:table-cell>
          <table:table-cell table:formula="of:=([.B2079]-[.B$2])/10^9" office:value-type="float" office:value="0.39498329">
            <text:p>0.394983</text:p>
          </table:table-cell>
          <table:table-cell table:formula="of:=[.C2079]-[.C2078]" office:value-type="float" office:value="0">
            <text:p>0.000000</text:p>
          </table:table-cell>
          <table:table-cell table:formula="of:=[.A2079]-[.A2078]" office:value-type="float" office:value="0.000000999999997475243">
            <text:p>0.000001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674.294144">
            <text:p>674.294144</text:p>
          </table:table-cell>
          <table:table-cell office:value-type="float" office:value="2665170261573">
            <text:p>2665170261573</text:p>
          </table:table-cell>
          <table:table-cell table:formula="of:=([.B2080]-[.B$2])/10^9" office:value-type="float" office:value="0.39498329">
            <text:p>0.394983</text:p>
          </table:table-cell>
          <table:table-cell table:formula="of:=[.C2080]-[.C2079]" office:value-type="float" office:value="0">
            <text:p>0.000000</text:p>
          </table:table-cell>
          <table:table-cell table:formula="of:=[.A2080]-[.A2079]" office:value-type="float" office:value="0.000000999999997475243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674.294154">
            <text:p>674.294154</text:p>
          </table:table-cell>
          <table:table-cell office:value-type="float" office:value="2665170274213">
            <text:p>2665170274213</text:p>
          </table:table-cell>
          <table:table-cell table:formula="of:=([.B2081]-[.B$2])/10^9" office:value-type="float" office:value="0.39499593">
            <text:p>0.394996</text:p>
          </table:table-cell>
          <table:table-cell table:formula="of:=[.C2081]-[.C2080]" office:value-type="float" office:value="0.0000126400000000082">
            <text:p>0.000013</text:p>
          </table:table-cell>
          <table:table-cell table:formula="of:=[.A2081]-[.A2080]" office:value-type="float" office:value="0.0000100000000884393">
            <text:p>0.000010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94161">
            <text:p>674.294161</text:p>
          </table:table-cell>
          <table:table-cell office:value-type="float" office:value="2665170274213">
            <text:p>2665170274213</text:p>
          </table:table-cell>
          <table:table-cell table:formula="of:=([.B2082]-[.B$2])/10^9" office:value-type="float" office:value="0.39499593">
            <text:p>0.394996</text:p>
          </table:table-cell>
          <table:table-cell table:formula="of:=[.C2082]-[.C2081]" office:value-type="float" office:value="0">
            <text:p>0.000000</text:p>
          </table:table-cell>
          <table:table-cell table:formula="of:=[.A2082]-[.A2081]" office:value-type="float" office:value="0.0000069999999823267">
            <text:p>0.000007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94196">
            <text:p>674.294196</text:p>
          </table:table-cell>
          <table:table-cell office:value-type="float" office:value="2665170315749">
            <text:p>2665170315749</text:p>
          </table:table-cell>
          <table:table-cell table:formula="of:=([.B2083]-[.B$2])/10^9" office:value-type="float" office:value="0.395037466">
            <text:p>0.395037</text:p>
          </table:table-cell>
          <table:table-cell table:formula="of:=[.C2083]-[.C2082]" office:value-type="float" office:value="0.0000415360000000087">
            <text:p>0.000042</text:p>
          </table:table-cell>
          <table:table-cell table:formula="of:=[.A2083]-[.A2082]" office:value-type="float" office:value="0.0000350000000253203">
            <text:p>0.00003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294197">
            <text:p>674.294197</text:p>
          </table:table-cell>
          <table:table-cell office:value-type="float" office:value="2665170315749">
            <text:p>2665170315749</text:p>
          </table:table-cell>
          <table:table-cell table:formula="of:=([.B2084]-[.B$2])/10^9" office:value-type="float" office:value="0.395037466">
            <text:p>0.395037</text:p>
          </table:table-cell>
          <table:table-cell table:formula="of:=[.C2084]-[.C2083]" office:value-type="float" office:value="0">
            <text:p>0.000000</text:p>
          </table:table-cell>
          <table:table-cell table:formula="of:=[.A2084]-[.A2083]" office:value-type="float" office:value="0.000000999999997475243">
            <text:p>0.000001</text:p>
          </table:table-cell>
          <table:table-cell/>
          <table:table-cell office:value-type="string">
            <text:p>uses up its c_s; 2665170315749-2665170274213=41536</text:p>
          </table:table-cell>
          <table:table-cell/>
        </table:table-row>
        <table:table-row table:style-name="ro1">
          <table:table-cell office:value-type="float" office:value="674.294209">
            <text:p>674.294209</text:p>
          </table:table-cell>
          <table:table-cell office:value-type="float" office:value="2665170329404">
            <text:p>2665170329404</text:p>
          </table:table-cell>
          <table:table-cell table:formula="of:=([.B2085]-[.B$2])/10^9" office:value-type="float" office:value="0.395051121">
            <text:p>0.395051</text:p>
          </table:table-cell>
          <table:table-cell table:formula="of:=[.C2085]-[.C2084]" office:value-type="float" office:value="0.0000136550000000013">
            <text:p>0.000014</text:p>
          </table:table-cell>
          <table:table-cell table:formula="of:=[.A2085]-[.A2084]" office:value-type="float" office:value="0.0000119999999697029">
            <text:p>0.00001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94215">
            <text:p>674.294215</text:p>
          </table:table-cell>
          <table:table-cell office:value-type="float" office:value="2665170329404">
            <text:p>2665170329404</text:p>
          </table:table-cell>
          <table:table-cell table:formula="of:=([.B2086]-[.B$2])/10^9" office:value-type="float" office:value="0.395051121">
            <text:p>0.395051</text:p>
          </table:table-cell>
          <table:table-cell table:formula="of:=[.C2086]-[.C2085]" office:value-type="float" office:value="0">
            <text:p>0.000000</text:p>
          </table:table-cell>
          <table:table-cell table:formula="of:=[.A2086]-[.A2085]" office:value-type="float" office:value="0.00000599999998485146">
            <text:p>0.000006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294248">
            <text:p>674.294248</text:p>
          </table:table-cell>
          <table:table-cell office:value-type="float" office:value="2665170329404">
            <text:p>2665170329404</text:p>
          </table:table-cell>
          <table:table-cell table:formula="of:=([.B2087]-[.B$2])/10^9" office:value-type="float" office:value="0.395051121">
            <text:p>0.395051</text:p>
          </table:table-cell>
          <table:table-cell table:formula="of:=[.C2087]-[.C2086]" office:value-type="float" office:value="0">
            <text:p>0.000000</text:p>
          </table:table-cell>
          <table:table-cell table:formula="of:=[.A2087]-[.A2086]" office:value-type="float" office:value="0.0000330000000303698">
            <text:p>0.00003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294249">
            <text:p>674.294249</text:p>
          </table:table-cell>
          <table:table-cell office:value-type="float" office:value="2665170329404">
            <text:p>2665170329404</text:p>
          </table:table-cell>
          <table:table-cell table:formula="of:=([.B2088]-[.B$2])/10^9" office:value-type="float" office:value="0.395051121">
            <text:p>0.395051</text:p>
          </table:table-cell>
          <table:table-cell table:formula="of:=[.C2088]-[.C2087]" office:value-type="float" office:value="0">
            <text:p>0.000000</text:p>
          </table:table-cell>
          <table:table-cell table:formula="of:=[.A2088]-[.A2087]" office:value-type="float" office:value="0.000000999999997475243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9425">
            <text:p>674.294250</text:p>
          </table:table-cell>
          <table:table-cell office:value-type="float" office:value="2665170329404">
            <text:p>2665170329404</text:p>
          </table:table-cell>
          <table:table-cell table:formula="of:=([.B2089]-[.B$2])/10^9" office:value-type="float" office:value="0.395051121">
            <text:p>0.395051</text:p>
          </table:table-cell>
          <table:table-cell table:formula="of:=[.C2089]-[.C2088]" office:value-type="float" office:value="0">
            <text:p>0.000000</text:p>
          </table:table-cell>
          <table:table-cell table:formula="of:=[.A2089]-[.A2088]" office:value-type="float" office:value="0.000000999999997475243">
            <text:p>0.000001</text:p>
          </table:table-cell>
          <table:table-cell/>
          <table:table-cell office:value-type="string">
            <text:p>postpones its deadline to 2665175360011; c_s is topped up to 1991751</text:p>
          </table:table-cell>
          <table:table-cell/>
        </table:table-row>
        <table:table-row table:style-name="ro1">
          <table:table-cell office:value-type="float" office:value="674.295124">
            <text:p>674.295124</text:p>
          </table:table-cell>
          <table:table-cell office:value-type="float" office:value="2665171243755">
            <text:p>2665171243755</text:p>
          </table:table-cell>
          <table:table-cell table:formula="of:=([.B2090]-[.B$2])/10^9" office:value-type="float" office:value="0.395965472">
            <text:p>0.395965</text:p>
          </table:table-cell>
          <table:table-cell table:formula="of:=[.C2090]-[.C2089]" office:value-type="float" office:value="0.00091435099999998">
            <text:p>0.000914</text:p>
          </table:table-cell>
          <table:table-cell table:formula="of:=[.A2090]-[.A2089]" office:value-type="float" office:value="0.000873999999953412">
            <text:p>0.00087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295125">
            <text:p>674.295125</text:p>
          </table:table-cell>
          <table:table-cell office:value-type="float" office:value="2665171243755">
            <text:p>2665171243755</text:p>
          </table:table-cell>
          <table:table-cell table:formula="of:=([.B2091]-[.B$2])/10^9" office:value-type="float" office:value="0.395965472">
            <text:p>0.395965</text:p>
          </table:table-cell>
          <table:table-cell table:formula="of:=[.C2091]-[.C2090]" office:value-type="float" office:value="0">
            <text:p>0.000000</text:p>
          </table:table-cell>
          <table:table-cell table:formula="of:=[.A2091]-[.A2090]" office:value-type="float" office:value="0.000000999999997475243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295129">
            <text:p>674.295129</text:p>
          </table:table-cell>
          <table:table-cell office:value-type="float" office:value="2665171243755">
            <text:p>2665171243755</text:p>
          </table:table-cell>
          <table:table-cell table:formula="of:=([.B2092]-[.B$2])/10^9" office:value-type="float" office:value="0.395965472">
            <text:p>0.395965</text:p>
          </table:table-cell>
          <table:table-cell table:formula="of:=[.C2092]-[.C2091]" office:value-type="float" office:value="0">
            <text:p>0.000000</text:p>
          </table:table-cell>
          <table:table-cell table:formula="of:=[.A2092]-[.A2091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295147">
            <text:p>674.295147</text:p>
          </table:table-cell>
          <table:table-cell office:value-type="float" office:value="2665171243755">
            <text:p>2665171243755</text:p>
          </table:table-cell>
          <table:table-cell table:formula="of:=([.B2093]-[.B$2])/10^9" office:value-type="float" office:value="0.395965472">
            <text:p>0.395965</text:p>
          </table:table-cell>
          <table:table-cell table:formula="of:=[.C2093]-[.C2092]" office:value-type="float" office:value="0">
            <text:p>0.000000</text:p>
          </table:table-cell>
          <table:table-cell table:formula="of:=[.A2093]-[.A2092]" office:value-type="float" office:value="0.0000180000000682412">
            <text:p>0.00001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95149">
            <text:p>674.295149</text:p>
          </table:table-cell>
          <table:table-cell office:value-type="float" office:value="2665171269624">
            <text:p>2665171269624</text:p>
          </table:table-cell>
          <table:table-cell table:formula="of:=([.B2094]-[.B$2])/10^9" office:value-type="float" office:value="0.395991341">
            <text:p>0.395991</text:p>
          </table:table-cell>
          <table:table-cell table:formula="of:=[.C2094]-[.C2093]" office:value-type="float" office:value="0.0000258690000000117">
            <text:p>0.000026</text:p>
          </table:table-cell>
          <table:table-cell table:formula="of:=[.A2094]-[.A209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9515">
            <text:p>674.295150</text:p>
          </table:table-cell>
          <table:table-cell office:value-type="float" office:value="2665171269624">
            <text:p>2665171269624</text:p>
          </table:table-cell>
          <table:table-cell table:formula="of:=([.B2095]-[.B$2])/10^9" office:value-type="float" office:value="0.395991341">
            <text:p>0.395991</text:p>
          </table:table-cell>
          <table:table-cell table:formula="of:=[.C2095]-[.C2094]" office:value-type="float" office:value="0">
            <text:p>0.000000</text:p>
          </table:table-cell>
          <table:table-cell table:formula="of:=[.A2095]-[.A2094]" office:value-type="float" office:value="0.000000999999997475243">
            <text:p>0.000001</text:p>
          </table:table-cell>
          <table:table-cell office:value-type="string">
            <text:p>d_s is renewed (r + D) to 2665173269624; c_s is fully topped up</text:p>
          </table:table-cell>
          <table:table-cell table:number-columns-repeated="2"/>
        </table:table-row>
        <table:table-row table:style-name="ro1">
          <table:table-cell office:value-type="float" office:value="674.295152">
            <text:p>674.295152</text:p>
          </table:table-cell>
          <table:table-cell office:value-type="float" office:value="2665171269624">
            <text:p>2665171269624</text:p>
          </table:table-cell>
          <table:table-cell table:formula="of:=([.B2096]-[.B$2])/10^9" office:value-type="float" office:value="0.395991341">
            <text:p>0.395991</text:p>
          </table:table-cell>
          <table:table-cell table:formula="of:=[.C2096]-[.C2095]" office:value-type="float" office:value="0">
            <text:p>0.000000</text:p>
          </table:table-cell>
          <table:table-cell table:formula="of:=[.A2096]-[.A2095]" office:value-type="float" office:value="0.00000199999999495049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295159">
            <text:p>674.295159</text:p>
          </table:table-cell>
          <table:table-cell office:value-type="float" office:value="2665171279202">
            <text:p>2665171279202</text:p>
          </table:table-cell>
          <table:table-cell table:formula="of:=([.B2097]-[.B$2])/10^9" office:value-type="float" office:value="0.396000919">
            <text:p>0.396001</text:p>
          </table:table-cell>
          <table:table-cell table:formula="of:=[.C2097]-[.C2096]" office:value-type="float" office:value="0.00000957800000001008">
            <text:p>0.000010</text:p>
          </table:table-cell>
          <table:table-cell table:formula="of:=[.A2097]-[.A2096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95164">
            <text:p>674.295164</text:p>
          </table:table-cell>
          <table:table-cell office:value-type="float" office:value="2665171279202">
            <text:p>2665171279202</text:p>
          </table:table-cell>
          <table:table-cell table:formula="of:=([.B2098]-[.B$2])/10^9" office:value-type="float" office:value="0.396000919">
            <text:p>0.396001</text:p>
          </table:table-cell>
          <table:table-cell table:formula="of:=[.C2098]-[.C2097]" office:value-type="float" office:value="0">
            <text:p>0.000000</text:p>
          </table:table-cell>
          <table:table-cell table:formula="of:=[.A2098]-[.A2097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296072">
            <text:p>674.296072</text:p>
          </table:table-cell>
          <table:table-cell office:value-type="float" office:value="2665172200491">
            <text:p>2665172200491</text:p>
          </table:table-cell>
          <table:table-cell table:formula="of:=([.B2099]-[.B$2])/10^9" office:value-type="float" office:value="0.396922208">
            <text:p>0.396922</text:p>
          </table:table-cell>
          <table:table-cell table:formula="of:=[.C2099]-[.C2098]" office:value-type="float" office:value="0.000921288999999992">
            <text:p>0.000921</text:p>
          </table:table-cell>
          <table:table-cell table:formula="of:=[.A2099]-[.A2098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96073">
            <text:p>674.296073</text:p>
          </table:table-cell>
          <table:table-cell office:value-type="float" office:value="2665172200491">
            <text:p>2665172200491</text:p>
          </table:table-cell>
          <table:table-cell table:formula="of:=([.B2100]-[.B$2])/10^9" office:value-type="float" office:value="0.396922208">
            <text:p>0.396922</text:p>
          </table:table-cell>
          <table:table-cell table:formula="of:=[.C2100]-[.C2099]" office:value-type="float" office:value="0">
            <text:p>0.000000</text:p>
          </table:table-cell>
          <table:table-cell table:formula="of:=[.A2100]-[.A209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96081">
            <text:p>674.296081</text:p>
          </table:table-cell>
          <table:table-cell office:value-type="float" office:value="2665172200491">
            <text:p>2665172200491</text:p>
          </table:table-cell>
          <table:table-cell table:formula="of:=([.B2101]-[.B$2])/10^9" office:value-type="float" office:value="0.396922208">
            <text:p>0.396922</text:p>
          </table:table-cell>
          <table:table-cell table:formula="of:=[.C2101]-[.C2100]" office:value-type="float" office:value="0">
            <text:p>0.000000</text:p>
          </table:table-cell>
          <table:table-cell table:formula="of:=[.A2101]-[.A2100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297953">
            <text:p>674.297953</text:p>
          </table:table-cell>
          <table:table-cell office:value-type="float" office:value="2665174081365">
            <text:p>2665174081365</text:p>
          </table:table-cell>
          <table:table-cell table:formula="of:=([.B2102]-[.B$2])/10^9" office:value-type="float" office:value="0.398803082">
            <text:p>0.398803</text:p>
          </table:table-cell>
          <table:table-cell table:formula="of:=[.C2102]-[.C2101]" office:value-type="float" office:value="0.00188087399999998">
            <text:p>0.001881</text:p>
          </table:table-cell>
          <table:table-cell table:formula="of:=[.A2102]-[.A2101]" office:value-type="float" office:value="0.0018720000000485">
            <text:p>0.00187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297955">
            <text:p>674.297955</text:p>
          </table:table-cell>
          <table:table-cell office:value-type="float" office:value="2665174081365">
            <text:p>2665174081365</text:p>
          </table:table-cell>
          <table:table-cell table:formula="of:=([.B2103]-[.B$2])/10^9" office:value-type="float" office:value="0.398803082">
            <text:p>0.398803</text:p>
          </table:table-cell>
          <table:table-cell table:formula="of:=[.C2103]-[.C2102]" office:value-type="float" office:value="0">
            <text:p>0.000000</text:p>
          </table:table-cell>
          <table:table-cell table:formula="of:=[.A2103]-[.A2102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298045">
            <text:p>674.298045</text:p>
          </table:table-cell>
          <table:table-cell office:value-type="float" office:value="2665174081365">
            <text:p>2665174081365</text:p>
          </table:table-cell>
          <table:table-cell table:formula="of:=([.B2104]-[.B$2])/10^9" office:value-type="float" office:value="0.398803082">
            <text:p>0.398803</text:p>
          </table:table-cell>
          <table:table-cell table:formula="of:=[.C2104]-[.C2103]" office:value-type="float" office:value="0">
            <text:p>0.000000</text:p>
          </table:table-cell>
          <table:table-cell table:formula="of:=[.A2104]-[.A2103]" office:value-type="float" office:value="0.0000900000000001455">
            <text:p>0.000090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298048">
            <text:p>674.298048</text:p>
          </table:table-cell>
          <table:table-cell office:value-type="float" office:value="2665175354469">
            <text:p>2665175354469</text:p>
          </table:table-cell>
          <table:table-cell table:formula="of:=([.B2105]-[.B$2])/10^9" office:value-type="float" office:value="0.400076186">
            <text:p>0.400076</text:p>
          </table:table-cell>
          <table:table-cell table:formula="of:=[.C2105]-[.C2104]" office:value-type="float" office:value="0.00127310400000002">
            <text:p>0.001273</text:p>
          </table:table-cell>
          <table:table-cell table:formula="of:=[.A2105]-[.A2104]" office:value-type="float" office:value="0.00000299999999242573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298048">
            <text:p>674.298048</text:p>
          </table:table-cell>
          <table:table-cell office:value-type="float" office:value="2665175354469">
            <text:p>2665175354469</text:p>
          </table:table-cell>
          <table:table-cell table:formula="of:=([.B2106]-[.B$2])/10^9" office:value-type="float" office:value="0.400076186">
            <text:p>0.400076</text:p>
          </table:table-cell>
          <table:table-cell table:formula="of:=[.C2106]-[.C2105]" office:value-type="float" office:value="0">
            <text:p>0.000000</text:p>
          </table:table-cell>
          <table:table-cell table:formula="of:=[.A2106]-[.A2105]" office:value-type="float" office:value="0">
            <text:p>0.000000</text:p>
          </table:table-cell>
          <table:table-cell table:number-columns-repeated="2"/>
          <table:table-cell office:value-type="string">
            <text:p>d_s is renewed (r + D) to 2665182354469; c_s is fully topped up</text:p>
          </table:table-cell>
        </table:table-row>
        <table:table-row table:style-name="ro1">
          <table:table-cell office:value-type="float" office:value="674.298052">
            <text:p>674.298052</text:p>
          </table:table-cell>
          <table:table-cell office:value-type="float" office:value="2665175354469">
            <text:p>2665175354469</text:p>
          </table:table-cell>
          <table:table-cell table:formula="of:=([.B2107]-[.B$2])/10^9" office:value-type="float" office:value="0.400076186">
            <text:p>0.400076</text:p>
          </table:table-cell>
          <table:table-cell table:formula="of:=[.C2107]-[.C2106]" office:value-type="float" office:value="0">
            <text:p>0.000000</text:p>
          </table:table-cell>
          <table:table-cell table:formula="of:=[.A2107]-[.A2106]" office:value-type="float" office:value="0.00000399999998990097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298054">
            <text:p>674.298054</text:p>
          </table:table-cell>
          <table:table-cell office:value-type="float" office:value="2665175360786">
            <text:p>2665175360786</text:p>
          </table:table-cell>
          <table:table-cell table:formula="of:=([.B2108]-[.B$2])/10^9" office:value-type="float" office:value="0.400082503">
            <text:p>0.400083</text:p>
          </table:table-cell>
          <table:table-cell table:formula="of:=[.C2108]-[.C2107]" office:value-type="float" office:value="0.00000631699999997792">
            <text:p>0.000006</text:p>
          </table:table-cell>
          <table:table-cell table:formula="of:=[.A2108]-[.A2107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298055">
            <text:p>674.298055</text:p>
          </table:table-cell>
          <table:table-cell office:value-type="float" office:value="2665175360786">
            <text:p>2665175360786</text:p>
          </table:table-cell>
          <table:table-cell table:formula="of:=([.B2109]-[.B$2])/10^9" office:value-type="float" office:value="0.400082503">
            <text:p>0.400083</text:p>
          </table:table-cell>
          <table:table-cell table:formula="of:=[.C2109]-[.C2108]" office:value-type="float" office:value="0">
            <text:p>0.000000</text:p>
          </table:table-cell>
          <table:table-cell table:formula="of:=[.A2109]-[.A2108]" office:value-type="float" office:value="0.000000999999997475243">
            <text:p>0.000001</text:p>
          </table:table-cell>
          <table:table-cell office:value-type="string">
            <text:p>d_s is renewed (r + D) to 2665177360786; c_s is fully topped up</text:p>
          </table:table-cell>
          <table:table-cell table:number-columns-repeated="2"/>
        </table:table-row>
        <table:table-row table:style-name="ro1">
          <table:table-cell office:value-type="float" office:value="674.298058">
            <text:p>674.298058</text:p>
          </table:table-cell>
          <table:table-cell office:value-type="float" office:value="2665175360786">
            <text:p>2665175360786</text:p>
          </table:table-cell>
          <table:table-cell table:formula="of:=([.B2110]-[.B$2])/10^9" office:value-type="float" office:value="0.400082503">
            <text:p>0.400083</text:p>
          </table:table-cell>
          <table:table-cell table:formula="of:=[.C2110]-[.C2109]" office:value-type="float" office:value="0">
            <text:p>0.000000</text:p>
          </table:table-cell>
          <table:table-cell table:formula="of:=[.A2110]-[.A2109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29806">
            <text:p>674.298060</text:p>
          </table:table-cell>
          <table:table-cell office:value-type="float" office:value="2665175367211">
            <text:p>2665175367211</text:p>
          </table:table-cell>
          <table:table-cell table:formula="of:=([.B2111]-[.B$2])/10^9" office:value-type="float" office:value="0.400088928">
            <text:p>0.400089</text:p>
          </table:table-cell>
          <table:table-cell table:formula="of:=[.C2111]-[.C2110]" office:value-type="float" office:value="0.0000064250000000321">
            <text:p>0.000006</text:p>
          </table:table-cell>
          <table:table-cell table:formula="of:=[.A2111]-[.A2110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298061">
            <text:p>674.298061</text:p>
          </table:table-cell>
          <table:table-cell office:value-type="float" office:value="2665175367211">
            <text:p>2665175367211</text:p>
          </table:table-cell>
          <table:table-cell table:formula="of:=([.B2112]-[.B$2])/10^9" office:value-type="float" office:value="0.400088928">
            <text:p>0.400089</text:p>
          </table:table-cell>
          <table:table-cell table:formula="of:=[.C2112]-[.C2111]" office:value-type="float" office:value="0">
            <text:p>0.000000</text:p>
          </table:table-cell>
          <table:table-cell table:formula="of:=[.A2112]-[.A2111]" office:value-type="float" office:value="0.000000999999997475243">
            <text:p>0.000001</text:p>
          </table:table-cell>
          <table:table-cell/>
          <table:table-cell office:value-type="string">
            <text:p>d_s is renewed (r + D) to 2665180367211; c_s is fully topped up</text:p>
          </table:table-cell>
          <table:table-cell/>
        </table:table-row>
        <table:table-row table:style-name="ro1">
          <table:table-cell office:value-type="float" office:value="674.298088">
            <text:p>674.298088</text:p>
          </table:table-cell>
          <table:table-cell office:value-type="float" office:value="2665175367211">
            <text:p>2665175367211</text:p>
          </table:table-cell>
          <table:table-cell table:formula="of:=([.B2113]-[.B$2])/10^9" office:value-type="float" office:value="0.400088928">
            <text:p>0.400089</text:p>
          </table:table-cell>
          <table:table-cell table:formula="of:=[.C2113]-[.C2112]" office:value-type="float" office:value="0">
            <text:p>0.000000</text:p>
          </table:table-cell>
          <table:table-cell table:formula="of:=[.A2113]-[.A2112]" office:value-type="float" office:value="0.0000270000000455184">
            <text:p>0.00002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674.299072">
            <text:p>674.299072</text:p>
          </table:table-cell>
          <table:table-cell office:value-type="float" office:value="2665176379972">
            <text:p>2665176379972</text:p>
          </table:table-cell>
          <table:table-cell table:formula="of:=([.B2114]-[.B$2])/10^9" office:value-type="float" office:value="0.401101689">
            <text:p>0.401102</text:p>
          </table:table-cell>
          <table:table-cell table:formula="of:=[.C2114]-[.C2113]" office:value-type="float" office:value="0.00101276099999997">
            <text:p>0.001013</text:p>
          </table:table-cell>
          <table:table-cell table:formula="of:=[.A2114]-[.A2113]" office:value-type="float" office:value="0.000984000000016749">
            <text:p>0.00098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299073">
            <text:p>674.299073</text:p>
          </table:table-cell>
          <table:table-cell office:value-type="float" office:value="2665176379972">
            <text:p>2665176379972</text:p>
          </table:table-cell>
          <table:table-cell table:formula="of:=([.B2115]-[.B$2])/10^9" office:value-type="float" office:value="0.401101689">
            <text:p>0.401102</text:p>
          </table:table-cell>
          <table:table-cell table:formula="of:=[.C2115]-[.C2114]" office:value-type="float" office:value="0">
            <text:p>0.000000</text:p>
          </table:table-cell>
          <table:table-cell table:formula="of:=[.A2115]-[.A2114]" office:value-type="float" office:value="0.000000999999997475243">
            <text:p>0.000001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74.299074">
            <text:p>674.299074</text:p>
          </table:table-cell>
          <table:table-cell office:value-type="float" office:value="2665176379972">
            <text:p>2665176379972</text:p>
          </table:table-cell>
          <table:table-cell table:formula="of:=([.B2116]-[.B$2])/10^9" office:value-type="float" office:value="0.401101689">
            <text:p>0.401102</text:p>
          </table:table-cell>
          <table:table-cell table:formula="of:=[.C2116]-[.C2115]" office:value-type="float" office:value="0">
            <text:p>0.000000</text:p>
          </table:table-cell>
          <table:table-cell table:formula="of:=[.A2116]-[.A2115]" office:value-type="float" office:value="0.000000999999997475243">
            <text:p>0.000001</text:p>
          </table:table-cell>
          <table:table-cell office:value-type="string">
            <text:p>uses up its c_s; 2665176379972-2665176015379=364593</text:p>
          </table:table-cell>
          <table:table-cell table:number-columns-repeated="2"/>
        </table:table-row>
        <table:table-row table:style-name="ro1">
          <table:table-cell office:value-type="float" office:value="674.299082">
            <text:p>674.299082</text:p>
          </table:table-cell>
          <table:table-cell office:value-type="float" office:value="2665176379972">
            <text:p>2665176379972</text:p>
          </table:table-cell>
          <table:table-cell table:formula="of:=([.B2117]-[.B$2])/10^9" office:value-type="float" office:value="0.401101689">
            <text:p>0.401102</text:p>
          </table:table-cell>
          <table:table-cell table:formula="of:=[.C2117]-[.C2116]" office:value-type="float" office:value="0">
            <text:p>0.000000</text:p>
          </table:table-cell>
          <table:table-cell table:formula="of:=[.A2117]-[.A2116]" office:value-type="float" office:value="0.00000799999997980194">
            <text:p>0.00000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299087">
            <text:p>674.299087</text:p>
          </table:table-cell>
          <table:table-cell office:value-type="float" office:value="2665176379972">
            <text:p>2665176379972</text:p>
          </table:table-cell>
          <table:table-cell table:formula="of:=([.B2118]-[.B$2])/10^9" office:value-type="float" office:value="0.401101689">
            <text:p>0.401102</text:p>
          </table:table-cell>
          <table:table-cell table:formula="of:=[.C2118]-[.C2117]" office:value-type="float" office:value="0">
            <text:p>0.000000</text:p>
          </table:table-cell>
          <table:table-cell table:formula="of:=[.A2118]-[.A2117]" office:value-type="float" office:value="0.00000499999998737621">
            <text:p>0.000005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300061">
            <text:p>674.300061</text:p>
          </table:table-cell>
          <table:table-cell office:value-type="float" office:value="2665176379972">
            <text:p>2665176379972</text:p>
          </table:table-cell>
          <table:table-cell table:formula="of:=([.B2119]-[.B$2])/10^9" office:value-type="float" office:value="0.401101689">
            <text:p>0.401102</text:p>
          </table:table-cell>
          <table:table-cell table:formula="of:=[.C2119]-[.C2118]" office:value-type="float" office:value="0">
            <text:p>0.000000</text:p>
          </table:table-cell>
          <table:table-cell table:formula="of:=[.A2119]-[.A2118]" office:value-type="float" office:value="0.000974000000041997">
            <text:p>0.000974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74.300984">
            <text:p>674.300984</text:p>
          </table:table-cell>
          <table:table-cell office:value-type="float" office:value="2665178292581">
            <text:p>2665178292581</text:p>
          </table:table-cell>
          <table:table-cell table:formula="of:=([.B2120]-[.B$2])/10^9" office:value-type="float" office:value="0.403014298">
            <text:p>0.403014</text:p>
          </table:table-cell>
          <table:table-cell table:formula="of:=[.C2120]-[.C2119]" office:value-type="float" office:value="0.00191260900000001">
            <text:p>0.001913</text:p>
          </table:table-cell>
          <table:table-cell table:formula="of:=[.A2120]-[.A2119]" office:value-type="float" office:value="0.000922999999943386">
            <text:p>0.00092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300986">
            <text:p>674.300986</text:p>
          </table:table-cell>
          <table:table-cell office:value-type="float" office:value="2665178292581">
            <text:p>2665178292581</text:p>
          </table:table-cell>
          <table:table-cell table:formula="of:=([.B2121]-[.B$2])/10^9" office:value-type="float" office:value="0.403014298">
            <text:p>0.403014</text:p>
          </table:table-cell>
          <table:table-cell table:formula="of:=[.C2121]-[.C2120]" office:value-type="float" office:value="0">
            <text:p>0.000000</text:p>
          </table:table-cell>
          <table:table-cell table:formula="of:=[.A2121]-[.A212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30099">
            <text:p>674.300990</text:p>
          </table:table-cell>
          <table:table-cell office:value-type="float" office:value="2665178292581">
            <text:p>2665178292581</text:p>
          </table:table-cell>
          <table:table-cell table:formula="of:=([.B2122]-[.B$2])/10^9" office:value-type="float" office:value="0.403014298">
            <text:p>0.403014</text:p>
          </table:table-cell>
          <table:table-cell table:formula="of:=[.C2122]-[.C2121]" office:value-type="float" office:value="0">
            <text:p>0.000000</text:p>
          </table:table-cell>
          <table:table-cell table:formula="of:=[.A2122]-[.A2121]" office:value-type="float" office:value="0.00000399999998990097">
            <text:p>0.000004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301949">
            <text:p>674.301949</text:p>
          </table:table-cell>
          <table:table-cell office:value-type="float" office:value="2665178292581">
            <text:p>2665178292581</text:p>
          </table:table-cell>
          <table:table-cell table:formula="of:=([.B2123]-[.B$2])/10^9" office:value-type="float" office:value="0.403014298">
            <text:p>0.403014</text:p>
          </table:table-cell>
          <table:table-cell table:formula="of:=[.C2123]-[.C2122]" office:value-type="float" office:value="0">
            <text:p>0.000000</text:p>
          </table:table-cell>
          <table:table-cell table:formula="of:=[.A2123]-[.A2122]" office:value-type="float" office:value="0.000959000000079868">
            <text:p>0.00095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301951">
            <text:p>674.301951</text:p>
          </table:table-cell>
          <table:table-cell office:value-type="float" office:value="2665179259097">
            <text:p>2665179259097</text:p>
          </table:table-cell>
          <table:table-cell table:formula="of:=([.B2124]-[.B$2])/10^9" office:value-type="float" office:value="0.403980814">
            <text:p>0.403981</text:p>
          </table:table-cell>
          <table:table-cell table:formula="of:=[.C2124]-[.C2123]" office:value-type="float" office:value="0.000966516000000028">
            <text:p>0.000967</text:p>
          </table:table-cell>
          <table:table-cell table:formula="of:=[.A2124]-[.A2123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301951">
            <text:p>674.301951</text:p>
          </table:table-cell>
          <table:table-cell office:value-type="float" office:value="2665179259097">
            <text:p>2665179259097</text:p>
          </table:table-cell>
          <table:table-cell table:formula="of:=([.B2125]-[.B$2])/10^9" office:value-type="float" office:value="0.403980814">
            <text:p>0.403981</text:p>
          </table:table-cell>
          <table:table-cell table:formula="of:=[.C2125]-[.C2124]" office:value-type="float" office:value="0">
            <text:p>0.000000</text:p>
          </table:table-cell>
          <table:table-cell table:formula="of:=[.A2125]-[.A2124]" office:value-type="float" office:value="0">
            <text:p>0.000000</text:p>
          </table:table-cell>
          <table:table-cell office:value-type="string">
            <text:p>d_s is renewed (r + D) to 2665181259097; c_s is fully topped up</text:p>
          </table:table-cell>
          <table:table-cell table:number-columns-repeated="2"/>
        </table:table-row>
        <table:table-row table:style-name="ro1">
          <table:table-cell office:value-type="float" office:value="674.301953">
            <text:p>674.301953</text:p>
          </table:table-cell>
          <table:table-cell office:value-type="float" office:value="2665179259097">
            <text:p>2665179259097</text:p>
          </table:table-cell>
          <table:table-cell table:formula="of:=([.B2126]-[.B$2])/10^9" office:value-type="float" office:value="0.403980814">
            <text:p>0.403981</text:p>
          </table:table-cell>
          <table:table-cell table:formula="of:=[.C2126]-[.C2125]" office:value-type="float" office:value="0">
            <text:p>0.000000</text:p>
          </table:table-cell>
          <table:table-cell table:formula="of:=[.A2126]-[.A2125]" office:value-type="float" office:value="0.00000199999999495049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30196">
            <text:p>674.301960</text:p>
          </table:table-cell>
          <table:table-cell office:value-type="float" office:value="2665179259097">
            <text:p>2665179259097</text:p>
          </table:table-cell>
          <table:table-cell table:formula="of:=([.B2127]-[.B$2])/10^9" office:value-type="float" office:value="0.403980814">
            <text:p>0.403981</text:p>
          </table:table-cell>
          <table:table-cell table:formula="of:=[.C2127]-[.C2126]" office:value-type="float" office:value="0">
            <text:p>0.000000</text:p>
          </table:table-cell>
          <table:table-cell table:formula="of:=[.A2127]-[.A2126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301965">
            <text:p>674.301965</text:p>
          </table:table-cell>
          <table:table-cell office:value-type="float" office:value="2665179259097">
            <text:p>2665179259097</text:p>
          </table:table-cell>
          <table:table-cell table:formula="of:=([.B2128]-[.B$2])/10^9" office:value-type="float" office:value="0.403980814">
            <text:p>0.403981</text:p>
          </table:table-cell>
          <table:table-cell table:formula="of:=[.C2128]-[.C2127]" office:value-type="float" office:value="0">
            <text:p>0.000000</text:p>
          </table:table-cell>
          <table:table-cell table:formula="of:=[.A2128]-[.A2127]" office:value-type="float" office:value="0.00000499999998737621">
            <text:p>0.000005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30197">
            <text:p>674.301970</text:p>
          </table:table-cell>
          <table:table-cell office:value-type="float" office:value="2665179277742">
            <text:p>2665179277742</text:p>
          </table:table-cell>
          <table:table-cell table:formula="of:=([.B2129]-[.B$2])/10^9" office:value-type="float" office:value="0.403999459">
            <text:p>0.403999</text:p>
          </table:table-cell>
          <table:table-cell table:formula="of:=[.C2129]-[.C2128]" office:value-type="float" office:value="0.0000186449999999838">
            <text:p>0.000019</text:p>
          </table:table-cell>
          <table:table-cell table:formula="of:=[.A2129]-[.A2128]" office:value-type="float" office:value="0.00000499999998737621">
            <text:p>0.000005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301974">
            <text:p>674.301974</text:p>
          </table:table-cell>
          <table:table-cell office:value-type="float" office:value="2665179277742">
            <text:p>2665179277742</text:p>
          </table:table-cell>
          <table:table-cell table:formula="of:=([.B2130]-[.B$2])/10^9" office:value-type="float" office:value="0.403999459">
            <text:p>0.403999</text:p>
          </table:table-cell>
          <table:table-cell table:formula="of:=[.C2130]-[.C2129]" office:value-type="float" office:value="0">
            <text:p>0.000000</text:p>
          </table:table-cell>
          <table:table-cell table:formula="of:=[.A2130]-[.A2129]" office:value-type="float" office:value="0.00000399999998990097">
            <text:p>0.000004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674.30288">
            <text:p>674.302880</text:p>
          </table:table-cell>
          <table:table-cell office:value-type="float" office:value="2665180196501">
            <text:p>2665180196501</text:p>
          </table:table-cell>
          <table:table-cell table:formula="of:=([.B2131]-[.B$2])/10^9" office:value-type="float" office:value="0.404918218">
            <text:p>0.404918</text:p>
          </table:table-cell>
          <table:table-cell table:formula="of:=[.C2131]-[.C2130]" office:value-type="float" office:value="0.000918758999999991">
            <text:p>0.000919</text:p>
          </table:table-cell>
          <table:table-cell table:formula="of:=[.A2131]-[.A2130]" office:value-type="float" office:value="0.000905999999986307">
            <text:p>0.000906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302881">
            <text:p>674.302881</text:p>
          </table:table-cell>
          <table:table-cell office:value-type="float" office:value="2665180196501">
            <text:p>2665180196501</text:p>
          </table:table-cell>
          <table:table-cell table:formula="of:=([.B2132]-[.B$2])/10^9" office:value-type="float" office:value="0.404918218">
            <text:p>0.404918</text:p>
          </table:table-cell>
          <table:table-cell table:formula="of:=[.C2132]-[.C2131]" office:value-type="float" office:value="0">
            <text:p>0.000000</text:p>
          </table:table-cell>
          <table:table-cell table:formula="of:=[.A2132]-[.A2131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302886">
            <text:p>674.302886</text:p>
          </table:table-cell>
          <table:table-cell office:value-type="float" office:value="2665180196501">
            <text:p>2665180196501</text:p>
          </table:table-cell>
          <table:table-cell table:formula="of:=([.B2133]-[.B$2])/10^9" office:value-type="float" office:value="0.404918218">
            <text:p>0.404918</text:p>
          </table:table-cell>
          <table:table-cell table:formula="of:=[.C2133]-[.C2132]" office:value-type="float" office:value="0">
            <text:p>0.000000</text:p>
          </table:table-cell>
          <table:table-cell table:formula="of:=[.A2133]-[.A2132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302946">
            <text:p>674.302946</text:p>
          </table:table-cell>
          <table:table-cell office:value-type="float" office:value="2665180196501">
            <text:p>2665180196501</text:p>
          </table:table-cell>
          <table:table-cell table:formula="of:=([.B2134]-[.B$2])/10^9" office:value-type="float" office:value="0.404918218">
            <text:p>0.404918</text:p>
          </table:table-cell>
          <table:table-cell table:formula="of:=[.C2134]-[.C2133]" office:value-type="float" office:value="0">
            <text:p>0.000000</text:p>
          </table:table-cell>
          <table:table-cell table:formula="of:=[.A2134]-[.A2133]" office:value-type="float" office:value="0.0000600000000758882">
            <text:p>0.00006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302948">
            <text:p>674.302948</text:p>
          </table:table-cell>
          <table:table-cell office:value-type="float" office:value="2665180265017">
            <text:p>2665180265017</text:p>
          </table:table-cell>
          <table:table-cell table:formula="of:=([.B2135]-[.B$2])/10^9" office:value-type="float" office:value="0.404986734">
            <text:p>0.404987</text:p>
          </table:table-cell>
          <table:table-cell table:formula="of:=[.C2135]-[.C2134]" office:value-type="float" office:value="0.0000685160000000184">
            <text:p>0.000069</text:p>
          </table:table-cell>
          <table:table-cell table:formula="of:=[.A2135]-[.A2134]" office:value-type="float" office:value="0.00000199999999495049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302949">
            <text:p>674.302949</text:p>
          </table:table-cell>
          <table:table-cell office:value-type="float" office:value="2665180265017">
            <text:p>2665180265017</text:p>
          </table:table-cell>
          <table:table-cell table:formula="of:=([.B2136]-[.B$2])/10^9" office:value-type="float" office:value="0.404986734">
            <text:p>0.404987</text:p>
          </table:table-cell>
          <table:table-cell table:formula="of:=[.C2136]-[.C2135]" office:value-type="float" office:value="0">
            <text:p>0.000000</text:p>
          </table:table-cell>
          <table:table-cell table:formula="of:=[.A2136]-[.A2135]" office:value-type="float" office:value="0.000000999999997475243">
            <text:p>0.000001</text:p>
          </table:table-cell>
          <table:table-cell/>
          <table:table-cell office:value-type="string">
            <text:p>87391 / 102194 &gt; 2000000 / 5000000</text:p>
          </table:table-cell>
          <table:table-cell/>
        </table:table-row>
        <table:table-row table:style-name="ro1">
          <table:table-cell office:value-type="float" office:value="674.30295">
            <text:p>674.302950</text:p>
          </table:table-cell>
          <table:table-cell office:value-type="float" office:value="2665180265017">
            <text:p>2665180265017</text:p>
          </table:table-cell>
          <table:table-cell table:formula="of:=([.B2137]-[.B$2])/10^9" office:value-type="float" office:value="0.404986734">
            <text:p>0.404987</text:p>
          </table:table-cell>
          <table:table-cell table:formula="of:=[.C2137]-[.C2136]" office:value-type="float" office:value="0">
            <text:p>0.000000</text:p>
          </table:table-cell>
          <table:table-cell table:formula="of:=[.A2137]-[.A2136]" office:value-type="float" office:value="0.000000999999997475243">
            <text:p>0.000001</text:p>
          </table:table-cell>
          <table:table-cell/>
          <table:table-cell office:value-type="string">
            <text:p>d_s is renewed (r + D) to 2665185265017; c_s is fully topped up</text:p>
          </table:table-cell>
          <table:table-cell/>
        </table:table-row>
        <table:table-row table:style-name="ro1">
          <table:table-cell office:value-type="float" office:value="674.304868">
            <text:p>674.304868</text:p>
          </table:table-cell>
          <table:table-cell office:value-type="float" office:value="2665182185180">
            <text:p>2665182185180</text:p>
          </table:table-cell>
          <table:table-cell table:formula="of:=([.B2138]-[.B$2])/10^9" office:value-type="float" office:value="0.406906897">
            <text:p>0.406907</text:p>
          </table:table-cell>
          <table:table-cell table:formula="of:=[.C2138]-[.C2137]" office:value-type="float" office:value="0.00192016299999997">
            <text:p>0.001920</text:p>
          </table:table-cell>
          <table:table-cell table:formula="of:=[.A2138]-[.A2137]" office:value-type="float" office:value="0.00191800000004605">
            <text:p>0.00191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30487">
            <text:p>674.304870</text:p>
          </table:table-cell>
          <table:table-cell office:value-type="float" office:value="2665182185180">
            <text:p>2665182185180</text:p>
          </table:table-cell>
          <table:table-cell table:formula="of:=([.B2139]-[.B$2])/10^9" office:value-type="float" office:value="0.406906897">
            <text:p>0.406907</text:p>
          </table:table-cell>
          <table:table-cell table:formula="of:=[.C2139]-[.C2138]" office:value-type="float" office:value="0">
            <text:p>0.000000</text:p>
          </table:table-cell>
          <table:table-cell table:formula="of:=[.A2139]-[.A213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304874">
            <text:p>674.304874</text:p>
          </table:table-cell>
          <table:table-cell office:value-type="float" office:value="2665182185180">
            <text:p>2665182185180</text:p>
          </table:table-cell>
          <table:table-cell table:formula="of:=([.B2140]-[.B$2])/10^9" office:value-type="float" office:value="0.406906897">
            <text:p>0.406907</text:p>
          </table:table-cell>
          <table:table-cell table:formula="of:=[.C2140]-[.C2139]" office:value-type="float" office:value="0">
            <text:p>0.000000</text:p>
          </table:table-cell>
          <table:table-cell table:formula="of:=[.A2140]-[.A2139]" office:value-type="float" office:value="0.00000399999998990097">
            <text:p>0.000004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305946">
            <text:p>674.305946</text:p>
          </table:table-cell>
          <table:table-cell office:value-type="float" office:value="2665182185180">
            <text:p>2665182185180</text:p>
          </table:table-cell>
          <table:table-cell table:formula="of:=([.B2141]-[.B$2])/10^9" office:value-type="float" office:value="0.406906897">
            <text:p>0.406907</text:p>
          </table:table-cell>
          <table:table-cell table:formula="of:=[.C2141]-[.C2140]" office:value-type="float" office:value="0">
            <text:p>0.000000</text:p>
          </table:table-cell>
          <table:table-cell table:formula="of:=[.A2141]-[.A2140]" office:value-type="float" office:value="0.00107199999990826">
            <text:p>0.00107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305948">
            <text:p>674.305948</text:p>
          </table:table-cell>
          <table:table-cell office:value-type="float" office:value="2665183264702">
            <text:p>2665183264702</text:p>
          </table:table-cell>
          <table:table-cell table:formula="of:=([.B2142]-[.B$2])/10^9" office:value-type="float" office:value="0.407986419">
            <text:p>0.407986</text:p>
          </table:table-cell>
          <table:table-cell table:formula="of:=[.C2142]-[.C2141]" office:value-type="float" office:value="0.001079522">
            <text:p>0.001080</text:p>
          </table:table-cell>
          <table:table-cell table:formula="of:=[.A2142]-[.A2141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305949">
            <text:p>674.305949</text:p>
          </table:table-cell>
          <table:table-cell office:value-type="float" office:value="2665183264702">
            <text:p>2665183264702</text:p>
          </table:table-cell>
          <table:table-cell table:formula="of:=([.B2143]-[.B$2])/10^9" office:value-type="float" office:value="0.407986419">
            <text:p>0.407986</text:p>
          </table:table-cell>
          <table:table-cell table:formula="of:=[.C2143]-[.C2142]" office:value-type="float" office:value="0">
            <text:p>0.000000</text:p>
          </table:table-cell>
          <table:table-cell table:formula="of:=[.A2143]-[.A2142]" office:value-type="float" office:value="0.00000100000011116208">
            <text:p>0.000001</text:p>
          </table:table-cell>
          <table:table-cell office:value-type="string">
            <text:p>d_s is renewed (r + D) to 2665185264702; c_s is fully topped up</text:p>
          </table:table-cell>
          <table:table-cell table:number-columns-repeated="2"/>
        </table:table-row>
        <table:table-row table:style-name="ro1">
          <table:table-cell office:value-type="float" office:value="674.30595">
            <text:p>674.305950</text:p>
          </table:table-cell>
          <table:table-cell office:value-type="float" office:value="2665183264702">
            <text:p>2665183264702</text:p>
          </table:table-cell>
          <table:table-cell table:formula="of:=([.B2144]-[.B$2])/10^9" office:value-type="float" office:value="0.407986419">
            <text:p>0.407986</text:p>
          </table:table-cell>
          <table:table-cell table:formula="of:=[.C2144]-[.C2143]" office:value-type="float" office:value="0">
            <text:p>0.000000</text:p>
          </table:table-cell>
          <table:table-cell table:formula="of:=[.A2144]-[.A2143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305957">
            <text:p>674.305957</text:p>
          </table:table-cell>
          <table:table-cell office:value-type="float" office:value="2665183273685">
            <text:p>2665183273685</text:p>
          </table:table-cell>
          <table:table-cell table:formula="of:=([.B2145]-[.B$2])/10^9" office:value-type="float" office:value="0.407995402">
            <text:p>0.407995</text:p>
          </table:table-cell>
          <table:table-cell table:formula="of:=[.C2145]-[.C2144]" office:value-type="float" office:value="0.00000898300000001795">
            <text:p>0.000009</text:p>
          </table:table-cell>
          <table:table-cell table:formula="of:=[.A2145]-[.A2144]" office:value-type="float" office:value="0.0000069999999823267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305962">
            <text:p>674.305962</text:p>
          </table:table-cell>
          <table:table-cell office:value-type="float" office:value="2665183273685">
            <text:p>2665183273685</text:p>
          </table:table-cell>
          <table:table-cell table:formula="of:=([.B2146]-[.B$2])/10^9" office:value-type="float" office:value="0.407995402">
            <text:p>0.407995</text:p>
          </table:table-cell>
          <table:table-cell table:formula="of:=[.C2146]-[.C2145]" office:value-type="float" office:value="0">
            <text:p>0.000000</text:p>
          </table:table-cell>
          <table:table-cell table:formula="of:=[.A2146]-[.A2145]" office:value-type="float" office:value="0.00000499999998737621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30687">
            <text:p>674.306870</text:p>
          </table:table-cell>
          <table:table-cell office:value-type="float" office:value="2665184196041">
            <text:p>2665184196041</text:p>
          </table:table-cell>
          <table:table-cell table:formula="of:=([.B2147]-[.B$2])/10^9" office:value-type="float" office:value="0.408917758">
            <text:p>0.408918</text:p>
          </table:table-cell>
          <table:table-cell table:formula="of:=[.C2147]-[.C2146]" office:value-type="float" office:value="0.000922356000000013">
            <text:p>0.000922</text:p>
          </table:table-cell>
          <table:table-cell table:formula="of:=[.A2147]-[.A2146]" office:value-type="float" office:value="0.000907999999981257">
            <text:p>0.00090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306872">
            <text:p>674.306872</text:p>
          </table:table-cell>
          <table:table-cell office:value-type="float" office:value="2665184196041">
            <text:p>2665184196041</text:p>
          </table:table-cell>
          <table:table-cell table:formula="of:=([.B2148]-[.B$2])/10^9" office:value-type="float" office:value="0.408917758">
            <text:p>0.408918</text:p>
          </table:table-cell>
          <table:table-cell table:formula="of:=[.C2148]-[.C2147]" office:value-type="float" office:value="0">
            <text:p>0.000000</text:p>
          </table:table-cell>
          <table:table-cell table:formula="of:=[.A2148]-[.A2147]" office:value-type="float" office:value="0.00000199999999495049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306879">
            <text:p>674.306879</text:p>
          </table:table-cell>
          <table:table-cell office:value-type="float" office:value="2665184196041">
            <text:p>2665184196041</text:p>
          </table:table-cell>
          <table:table-cell table:formula="of:=([.B2149]-[.B$2])/10^9" office:value-type="float" office:value="0.408917758">
            <text:p>0.408918</text:p>
          </table:table-cell>
          <table:table-cell table:formula="of:=[.C2149]-[.C2148]" office:value-type="float" office:value="0">
            <text:p>0.000000</text:p>
          </table:table-cell>
          <table:table-cell table:formula="of:=[.A2149]-[.A2148]" office:value-type="float" office:value="0.0000069999999823267">
            <text:p>0.000007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307714">
            <text:p>674.307714</text:p>
          </table:table-cell>
          <table:table-cell office:value-type="float" office:value="2665185039631">
            <text:p>2665185039631</text:p>
          </table:table-cell>
          <table:table-cell table:formula="of:=([.B2150]-[.B$2])/10^9" office:value-type="float" office:value="0.409761348">
            <text:p>0.409761</text:p>
          </table:table-cell>
          <table:table-cell table:formula="of:=[.C2150]-[.C2149]" office:value-type="float" office:value="0.000843590000000005">
            <text:p>0.000844</text:p>
          </table:table-cell>
          <table:table-cell table:formula="of:=[.A2150]-[.A2149]" office:value-type="float" office:value="0.000835000000051878">
            <text:p>0.00083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307715">
            <text:p>674.307715</text:p>
          </table:table-cell>
          <table:table-cell office:value-type="float" office:value="2665185039631">
            <text:p>2665185039631</text:p>
          </table:table-cell>
          <table:table-cell table:formula="of:=([.B2151]-[.B$2])/10^9" office:value-type="float" office:value="0.409761348">
            <text:p>0.409761</text:p>
          </table:table-cell>
          <table:table-cell table:formula="of:=[.C2151]-[.C2150]" office:value-type="float" office:value="0">
            <text:p>0.000000</text:p>
          </table:table-cell>
          <table:table-cell table:formula="of:=[.A2151]-[.A2150]" office:value-type="float" office:value="0.000000999999997475243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307978">
            <text:p>674.307978</text:p>
          </table:table-cell>
          <table:table-cell office:value-type="float" office:value="2665185056078">
            <text:p>2665185056078</text:p>
          </table:table-cell>
          <table:table-cell table:formula="of:=([.B2152]-[.B$2])/10^9" office:value-type="float" office:value="0.409777795">
            <text:p>0.409778</text:p>
          </table:table-cell>
          <table:table-cell table:formula="of:=[.C2152]-[.C2151]" office:value-type="float" office:value="0.000016446999999975">
            <text:p>0.000016</text:p>
          </table:table-cell>
          <table:table-cell table:formula="of:=[.A2152]-[.A2151]" office:value-type="float" office:value="0.00026300000001811">
            <text:p>0.00026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674.30798">
            <text:p>674.307980</text:p>
          </table:table-cell>
          <table:table-cell office:value-type="float" office:value="2665185308743">
            <text:p>2665185308743</text:p>
          </table:table-cell>
          <table:table-cell table:formula="of:=([.B2153]-[.B$2])/10^9" office:value-type="float" office:value="0.41003046">
            <text:p>0.410030</text:p>
          </table:table-cell>
          <table:table-cell table:formula="of:=[.C2153]-[.C2152]" office:value-type="float" office:value="0.000252664999999985">
            <text:p>0.000253</text:p>
          </table:table-cell>
          <table:table-cell table:formula="of:=[.A2153]-[.A2152]" office:value-type="float" office:value="0.00000199999999495049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307981">
            <text:p>674.307981</text:p>
          </table:table-cell>
          <table:table-cell office:value-type="float" office:value="2665185308743">
            <text:p>2665185308743</text:p>
          </table:table-cell>
          <table:table-cell table:formula="of:=([.B2154]-[.B$2])/10^9" office:value-type="float" office:value="0.41003046">
            <text:p>0.410030</text:p>
          </table:table-cell>
          <table:table-cell table:formula="of:=[.C2154]-[.C2153]" office:value-type="float" office:value="0">
            <text:p>0.000000</text:p>
          </table:table-cell>
          <table:table-cell table:formula="of:=[.A2154]-[.A2153]" office:value-type="float" office:value="0.000000999999997475243">
            <text:p>0.000001</text:p>
          </table:table-cell>
          <table:table-cell table:number-columns-repeated="2"/>
          <table:table-cell office:value-type="string">
            <text:p>d_s is renewed (r + D) to 2665192308743; c_s is fully topped up</text:p>
          </table:table-cell>
        </table:table-row>
        <table:table-row table:style-name="ro1">
          <table:table-cell office:value-type="float" office:value="674.307984">
            <text:p>674.307984</text:p>
          </table:table-cell>
          <table:table-cell office:value-type="float" office:value="2665185308743">
            <text:p>2665185308743</text:p>
          </table:table-cell>
          <table:table-cell table:formula="of:=([.B2155]-[.B$2])/10^9" office:value-type="float" office:value="0.41003046">
            <text:p>0.410030</text:p>
          </table:table-cell>
          <table:table-cell table:formula="of:=[.C2155]-[.C2154]" office:value-type="float" office:value="0">
            <text:p>0.000000</text:p>
          </table:table-cell>
          <table:table-cell table:formula="of:=[.A2155]-[.A2154]" office:value-type="float" office:value="0.00000299999999242573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674.307987">
            <text:p>674.307987</text:p>
          </table:table-cell>
          <table:table-cell office:value-type="float" office:value="2665185315036">
            <text:p>2665185315036</text:p>
          </table:table-cell>
          <table:table-cell table:formula="of:=([.B2156]-[.B$2])/10^9" office:value-type="float" office:value="0.410036753">
            <text:p>0.410037</text:p>
          </table:table-cell>
          <table:table-cell table:formula="of:=[.C2156]-[.C2155]" office:value-type="float" office:value="0.00000629299999999056">
            <text:p>0.000006</text:p>
          </table:table-cell>
          <table:table-cell table:formula="of:=[.A2156]-[.A2155]" office:value-type="float" office:value="0.00000299999999242573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307987">
            <text:p>674.307987</text:p>
          </table:table-cell>
          <table:table-cell office:value-type="float" office:value="2665185315036">
            <text:p>2665185315036</text:p>
          </table:table-cell>
          <table:table-cell table:formula="of:=([.B2157]-[.B$2])/10^9" office:value-type="float" office:value="0.410036753">
            <text:p>0.410037</text:p>
          </table:table-cell>
          <table:table-cell table:formula="of:=[.C2157]-[.C2156]" office:value-type="float" office:value="0">
            <text:p>0.000000</text:p>
          </table:table-cell>
          <table:table-cell table:formula="of:=[.A2157]-[.A2156]" office:value-type="float" office:value="0">
            <text:p>0.000000</text:p>
          </table:table-cell>
          <table:table-cell/>
          <table:table-cell office:value-type="string">
            <text:p>d_s is renewed (r + D) to 2665190315036; c_s is fully topped up</text:p>
          </table:table-cell>
          <table:table-cell/>
        </table:table-row>
        <table:table-row table:style-name="ro1">
          <table:table-cell office:value-type="float" office:value="674.308022">
            <text:p>674.308022</text:p>
          </table:table-cell>
          <table:table-cell office:value-type="float" office:value="2665185315036">
            <text:p>2665185315036</text:p>
          </table:table-cell>
          <table:table-cell table:formula="of:=([.B2158]-[.B$2])/10^9" office:value-type="float" office:value="0.410036753">
            <text:p>0.410037</text:p>
          </table:table-cell>
          <table:table-cell table:formula="of:=[.C2158]-[.C2157]" office:value-type="float" office:value="0">
            <text:p>0.000000</text:p>
          </table:table-cell>
          <table:table-cell table:formula="of:=[.A2158]-[.A2157]" office:value-type="float" office:value="0.0000350000000253203">
            <text:p>0.00003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674.309932">
            <text:p>674.309932</text:p>
          </table:table-cell>
          <table:table-cell office:value-type="float" office:value="2665185315036">
            <text:p>2665185315036</text:p>
          </table:table-cell>
          <table:table-cell table:formula="of:=([.B2159]-[.B$2])/10^9" office:value-type="float" office:value="0.410036753">
            <text:p>0.410037</text:p>
          </table:table-cell>
          <table:table-cell table:formula="of:=[.C2159]-[.C2158]" office:value-type="float" office:value="0">
            <text:p>0.000000</text:p>
          </table:table-cell>
          <table:table-cell table:formula="of:=[.A2159]-[.A2158]" office:value-type="float" office:value="0.00190999999995256">
            <text:p>0.0019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674.309934">
            <text:p>674.309934</text:p>
          </table:table-cell>
          <table:table-cell office:value-type="float" office:value="2665187262491">
            <text:p>2665187262491</text:p>
          </table:table-cell>
          <table:table-cell table:formula="of:=([.B2160]-[.B$2])/10^9" office:value-type="float" office:value="0.411984208">
            <text:p>0.411984</text:p>
          </table:table-cell>
          <table:table-cell table:formula="of:=[.C2160]-[.C2159]" office:value-type="float" office:value="0.00194745500000004">
            <text:p>0.001947</text:p>
          </table:table-cell>
          <table:table-cell table:formula="of:=[.A2160]-[.A2159]" office:value-type="float" office:value="0.00000199999999495049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309935">
            <text:p>674.309935</text:p>
          </table:table-cell>
          <table:table-cell office:value-type="float" office:value="2665187262491">
            <text:p>2665187262491</text:p>
          </table:table-cell>
          <table:table-cell table:formula="of:=([.B2161]-[.B$2])/10^9" office:value-type="float" office:value="0.411984208">
            <text:p>0.411984</text:p>
          </table:table-cell>
          <table:table-cell table:formula="of:=[.C2161]-[.C2160]" office:value-type="float" office:value="0">
            <text:p>0.000000</text:p>
          </table:table-cell>
          <table:table-cell table:formula="of:=[.A2161]-[.A2160]" office:value-type="float" office:value="0.000000999999997475243">
            <text:p>0.000001</text:p>
          </table:table-cell>
          <table:table-cell office:value-type="string">
            <text:p>d_s is renewed (r + D) to 2665189262491; c_s is fully topped up</text:p>
          </table:table-cell>
          <table:table-cell table:number-columns-repeated="2"/>
        </table:table-row>
        <table:table-row table:style-name="ro1">
          <table:table-cell office:value-type="float" office:value="674.309936">
            <text:p>674.309936</text:p>
          </table:table-cell>
          <table:table-cell office:value-type="float" office:value="2665187262491">
            <text:p>2665187262491</text:p>
          </table:table-cell>
          <table:table-cell table:formula="of:=([.B2162]-[.B$2])/10^9" office:value-type="float" office:value="0.411984208">
            <text:p>0.411984</text:p>
          </table:table-cell>
          <table:table-cell table:formula="of:=[.C2162]-[.C2161]" office:value-type="float" office:value="0">
            <text:p>0.000000</text:p>
          </table:table-cell>
          <table:table-cell table:formula="of:=[.A2162]-[.A2161]" office:value-type="float" office:value="0.000000999999997475243">
            <text:p>0.000001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674.309953">
            <text:p>674.309953</text:p>
          </table:table-cell>
          <table:table-cell office:value-type="float" office:value="2665187281773">
            <text:p>2665187281773</text:p>
          </table:table-cell>
          <table:table-cell table:formula="of:=([.B2163]-[.B$2])/10^9" office:value-type="float" office:value="0.41200349">
            <text:p>0.412003</text:p>
          </table:table-cell>
          <table:table-cell table:formula="of:=[.C2163]-[.C2162]" office:value-type="float" office:value="0.0000192820000000093">
            <text:p>0.000019</text:p>
          </table:table-cell>
          <table:table-cell table:formula="of:=[.A2163]-[.A2162]" office:value-type="float" office:value="0.0000169999999570791">
            <text:p>0.00001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309958">
            <text:p>674.309958</text:p>
          </table:table-cell>
          <table:table-cell office:value-type="float" office:value="2665187281773">
            <text:p>2665187281773</text:p>
          </table:table-cell>
          <table:table-cell table:formula="of:=([.B2164]-[.B$2])/10^9" office:value-type="float" office:value="0.41200349">
            <text:p>0.412003</text:p>
          </table:table-cell>
          <table:table-cell table:formula="of:=[.C2164]-[.C2163]" office:value-type="float" office:value="0">
            <text:p>0.000000</text:p>
          </table:table-cell>
          <table:table-cell table:formula="of:=[.A2164]-[.A2163]" office:value-type="float" office:value="0.00000500000010106305">
            <text:p>0.000005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674.310961">
            <text:p>674.310961</text:p>
          </table:table-cell>
          <table:table-cell office:value-type="float" office:value="2665188294026">
            <text:p>2665188294026</text:p>
          </table:table-cell>
          <table:table-cell table:formula="of:=([.B2165]-[.B$2])/10^9" office:value-type="float" office:value="0.413015743">
            <text:p>0.413016</text:p>
          </table:table-cell>
          <table:table-cell table:formula="of:=[.C2165]-[.C2164]" office:value-type="float" office:value="0.00101225299999996">
            <text:p>0.001012</text:p>
          </table:table-cell>
          <table:table-cell table:formula="of:=[.A2165]-[.A2164]" office:value-type="float" office:value="0.00100299999996878">
            <text:p>0.001003</text:p>
          </table:table-cell>
          <table:table-cell office:value-type="string">
            <text:p>rorun</text:p>
          </table:table-cell>
          <table:table-cell table:number-columns-repeated="2"/>
        </table:table-row>
        <table:table-row table:style-name="ro1">
          <table:table-cell office:value-type="float" office:value="674.310961">
            <text:p>674.310961</text:p>
          </table:table-cell>
          <table:table-cell office:value-type="float" office:value="2665188294026">
            <text:p>2665188294026</text:p>
          </table:table-cell>
          <table:table-cell table:formula="of:=([.B2166]-[.B$2])/10^9" office:value-type="float" office:value="0.413015743">
            <text:p>0.413016</text:p>
          </table:table-cell>
          <table:table-cell table:formula="of:=[.C2166]-[.C2165]" office:value-type="float" office:value="0">
            <text:p>0.000000</text:p>
          </table:table-cell>
          <table:table-cell table:formula="of:=[.A2166]-[.A2165]" office:value-type="float" office:value="0">
            <text:p>0.000000</text:p>
          </table:table-cell>
          <table:table-cell office:value-type="string">
            <text:p>uses up its c_s; 2665188294026-2665188014109=279917</text:p>
          </table:table-cell>
          <table:table-cell table:number-columns-repeated="2"/>
        </table:table-row>
        <table:table-row table:style-name="ro1">
          <table:table-cell office:value-type="float" office:value="674.310979">
            <text:p>674.310979</text:p>
          </table:table-cell>
          <table:table-cell office:value-type="float" office:value="2665188313158">
            <text:p>2665188313158</text:p>
          </table:table-cell>
          <table:table-cell table:formula="of:=([.B2167]-[.B$2])/10^9" office:value-type="float" office:value="0.413034875">
            <text:p>0.413035</text:p>
          </table:table-cell>
          <table:table-cell table:formula="of:=[.C2167]-[.C2166]" office:value-type="float" office:value="0.0000191320000000328">
            <text:p>0.000019</text:p>
          </table:table-cell>
          <table:table-cell table:formula="of:=[.A2167]-[.A2166]" office:value-type="float" office:value="0.0000179999999545544">
            <text:p>0.000018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310987">
            <text:p>674.310987</text:p>
          </table:table-cell>
          <table:table-cell office:value-type="float" office:value="2665188313158">
            <text:p>2665188313158</text:p>
          </table:table-cell>
          <table:table-cell table:formula="of:=([.B2168]-[.B$2])/10^9" office:value-type="float" office:value="0.413034875">
            <text:p>0.413035</text:p>
          </table:table-cell>
          <table:table-cell table:formula="of:=[.C2168]-[.C2167]" office:value-type="float" office:value="0">
            <text:p>0.000000</text:p>
          </table:table-cell>
          <table:table-cell table:formula="of:=[.A2168]-[.A2167]" office:value-type="float" office:value="0.00000799999997980194">
            <text:p>0.000008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674.311022">
            <text:p>674.311022</text:p>
          </table:table-cell>
          <table:table-cell office:value-type="float" office:value="2665188355811">
            <text:p>2665188355811</text:p>
          </table:table-cell>
          <table:table-cell table:formula="of:=([.B2169]-[.B$2])/10^9" office:value-type="float" office:value="0.413077528">
            <text:p>0.413078</text:p>
          </table:table-cell>
          <table:table-cell table:formula="of:=[.C2169]-[.C2168]" office:value-type="float" office:value="0.0000426530000000036">
            <text:p>0.000043</text:p>
          </table:table-cell>
          <table:table-cell table:formula="of:=[.A2169]-[.A2168]" office:value-type="float" office:value="0.0000350000000253203">
            <text:p>0.000035</text:p>
          </table:table-cell>
          <table:table-cell/>
          <table:table-cell office:value-type="string">
            <text:p>rorun</text:p>
          </table:table-cell>
          <table:table-cell/>
        </table:table-row>
        <table:table-row table:style-name="ro1">
          <table:table-cell office:value-type="float" office:value="674.311023">
            <text:p>674.311023</text:p>
          </table:table-cell>
          <table:table-cell office:value-type="float" office:value="2665188355811">
            <text:p>2665188355811</text:p>
          </table:table-cell>
          <table:table-cell table:formula="of:=([.B2170]-[.B$2])/10^9" office:value-type="float" office:value="0.413077528">
            <text:p>0.413078</text:p>
          </table:table-cell>
          <table:table-cell table:formula="of:=[.C2170]-[.C2169]" office:value-type="float" office:value="0">
            <text:p>0.000000</text:p>
          </table:table-cell>
          <table:table-cell table:formula="of:=[.A2170]-[.A2169]" office:value-type="float" office:value="0.000000999999997475243">
            <text:p>0.000001</text:p>
          </table:table-cell>
          <table:table-cell/>
          <table:table-cell office:value-type="string">
            <text:p>uses up its c_s; 2665188355811-2665188313158=42653</text:p>
          </table:table-cell>
          <table:table-cell/>
        </table:table-row>
        <table:table-row table:style-name="ro1">
          <table:table-cell office:value-type="float" office:value="674.311036">
            <text:p>674.311036</text:p>
          </table:table-cell>
          <table:table-cell office:value-type="float" office:value="2665188370883">
            <text:p>2665188370883</text:p>
          </table:table-cell>
          <table:table-cell table:formula="of:=([.B2171]-[.B$2])/10^9" office:value-type="float" office:value="0.4130926">
            <text:p>0.413093</text:p>
          </table:table-cell>
          <table:table-cell table:formula="of:=[.C2171]-[.C2170]" office:value-type="float" office:value="0.0000150719999999493">
            <text:p>0.000015</text:p>
          </table:table-cell>
          <table:table-cell table:formula="of:=[.A2171]-[.A2170]" office:value-type="float" office:value="0.0000129999999671782">
            <text:p>0.00001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311041">
            <text:p>674.311041</text:p>
          </table:table-cell>
          <table:table-cell office:value-type="float" office:value="2665188370883">
            <text:p>2665188370883</text:p>
          </table:table-cell>
          <table:table-cell table:formula="of:=([.B2172]-[.B$2])/10^9" office:value-type="float" office:value="0.4130926">
            <text:p>0.413093</text:p>
          </table:table-cell>
          <table:table-cell table:formula="of:=[.C2172]-[.C2171]" office:value-type="float" office:value="0">
            <text:p>0.000000</text:p>
          </table:table-cell>
          <table:table-cell table:formula="of:=[.A2172]-[.A2171]" office:value-type="float" office:value="0.00000500000010106305">
            <text:p>0.000005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674.311936">
            <text:p>674.311936</text:p>
          </table:table-cell>
          <table:table-cell office:value-type="float" office:value="2665188370883">
            <text:p>2665188370883</text:p>
          </table:table-cell>
          <table:table-cell table:formula="of:=([.B2173]-[.B$2])/10^9" office:value-type="float" office:value="0.4130926">
            <text:p>0.413093</text:p>
          </table:table-cell>
          <table:table-cell table:formula="of:=[.C2173]-[.C2172]" office:value-type="float" office:value="0">
            <text:p>0.000000</text:p>
          </table:table-cell>
          <table:table-cell table:formula="of:=[.A2173]-[.A2172]" office:value-type="float" office:value="0.000894999999900392">
            <text:p>0.00089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674.311937">
            <text:p>674.311937</text:p>
          </table:table-cell>
          <table:table-cell office:value-type="float" office:value="2665188370883">
            <text:p>2665188370883</text:p>
          </table:table-cell>
          <table:table-cell table:formula="of:=([.B2174]-[.B$2])/10^9" office:value-type="float" office:value="0.4130926">
            <text:p>0.413093</text:p>
          </table:table-cell>
          <table:table-cell table:formula="of:=[.C2174]-[.C2173]" office:value-type="float" office:value="0">
            <text:p>0.000000</text:p>
          </table:table-cell>
          <table:table-cell table:formula="of:=[.A2174]-[.A2173]" office:value-type="float" office:value="0.000000999999997475243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674.311938">
            <text:p>674.311938</text:p>
          </table:table-cell>
          <table:table-cell office:value-type="float" office:value="2665188370883">
            <text:p>2665188370883</text:p>
          </table:table-cell>
          <table:table-cell table:formula="of:=([.B2175]-[.B$2])/10^9" office:value-type="float" office:value="0.4130926">
            <text:p>0.413093</text:p>
          </table:table-cell>
          <table:table-cell table:formula="of:=[.C2175]-[.C2174]" office:value-type="float" office:value="0">
            <text:p>0.000000</text:p>
          </table:table-cell>
          <table:table-cell table:formula="of:=[.A2175]-[.A2174]" office:value-type="float" office:value="0.00000100000011116208">
            <text:p>0.000001</text:p>
          </table:table-cell>
          <table:table-cell office:value-type="string">
            <text:p>postpones its deadline to 2665191262491; c_s is topped up to 987747</text:p>
          </table:table-cell>
          <table:table-cell table:number-columns-repeated="2"/>
        </table:table-row>
        <table:table-row table:style-name="ro1">
          <table:table-cell office:value-type="float" office:value="674.311939">
            <text:p>674.311939</text:p>
          </table:table-cell>
          <table:table-cell office:value-type="float" office:value="2665188370883">
            <text:p>2665188370883</text:p>
          </table:table-cell>
          <table:table-cell table:formula="of:=([.B2176]-[.B$2])/10^9" office:value-type="float" office:value="0.4130926">
            <text:p>0.413093</text:p>
          </table:table-cell>
          <table:table-cell table:formula="of:=[.C2176]-[.C2175]" office:value-type="float" office:value="0">
            <text:p>0.000000</text:p>
          </table:table-cell>
          <table:table-cell table:formula="of:=[.A2176]-[.A2175]" office:value-type="float" office:value="0.000000999999997475243">
            <text:p>0.000001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674.311946">
            <text:p>674.311946</text:p>
          </table:table-cell>
          <table:table-cell office:value-type="float" office:value="2665189280719">
            <text:p>2665189280719</text:p>
          </table:table-cell>
          <table:table-cell table:formula="of:=([.B2177]-[.B$2])/10^9" office:value-type="float" office:value="0.414002436">
            <text:p>0.414002</text:p>
          </table:table-cell>
          <table:table-cell table:formula="of:=[.C2177]-[.C2176]" office:value-type="float" office:value="0.000909835999999997">
            <text:p>0.000910</text:p>
          </table:table-cell>
          <table:table-cell table:formula="of:=[.A2177]-[.A2176]" office:value-type="float" office:value="0.0000069999999823267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311954">
            <text:p>674.311954</text:p>
          </table:table-cell>
          <table:table-cell office:value-type="float" office:value="2665189280719">
            <text:p>2665189280719</text:p>
          </table:table-cell>
          <table:table-cell table:formula="of:=([.B2178]-[.B$2])/10^9" office:value-type="float" office:value="0.414002436">
            <text:p>0.414002</text:p>
          </table:table-cell>
          <table:table-cell table:formula="of:=[.C2178]-[.C2177]" office:value-type="float" office:value="0">
            <text:p>0.000000</text:p>
          </table:table-cell>
          <table:table-cell table:formula="of:=[.A2178]-[.A2177]" office:value-type="float" office:value="0.00000799999997980194">
            <text:p>0.000008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674.312246">
            <text:p>674.312246</text:p>
          </table:table-cell>
          <table:table-cell office:value-type="float" office:value="2665189579984">
            <text:p>2665189579984</text:p>
          </table:table-cell>
          <table:table-cell table:formula="of:=([.B2179]-[.B$2])/10^9" office:value-type="float" office:value="0.414301701">
            <text:p>0.414302</text:p>
          </table:table-cell>
          <table:table-cell table:formula="of:=[.C2179]-[.C2178]" office:value-type="float" office:value="0.000299265000000048">
            <text:p>0.000299</text:p>
          </table:table-cell>
          <table:table-cell table:formula="of:=[.A2179]-[.A2178]" office:value-type="float" office:value="0.000291999999944892">
            <text:p>0.00029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674.312247">
            <text:p>674.312247</text:p>
          </table:table-cell>
          <table:table-cell office:value-type="float" office:value="2665189579984">
            <text:p>2665189579984</text:p>
          </table:table-cell>
          <table:table-cell table:formula="of:=([.B2180]-[.B$2])/10^9" office:value-type="float" office:value="0.414301701">
            <text:p>0.414302</text:p>
          </table:table-cell>
          <table:table-cell table:formula="of:=[.C2180]-[.C2179]" office:value-type="float" office:value="0">
            <text:p>0.000000</text:p>
          </table:table-cell>
          <table:table-cell table:formula="of:=[.A2180]-[.A2179]" office:value-type="float" office:value="0.000000999999997475243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674.312252">
            <text:p>674.312252</text:p>
          </table:table-cell>
          <table:table-cell office:value-type="float" office:value="2665189579984">
            <text:p>2665189579984</text:p>
          </table:table-cell>
          <table:table-cell table:formula="of:=([.B2181]-[.B$2])/10^9" office:value-type="float" office:value="0.414301701">
            <text:p>0.414302</text:p>
          </table:table-cell>
          <table:table-cell table:formula="of:=[.C2181]-[.C2180]" office:value-type="float" office:value="0">
            <text:p>0.000000</text:p>
          </table:table-cell>
          <table:table-cell table:formula="of:=[.A2181]-[.A2180]" office:value-type="float" office:value="0.00000499999998737621">
            <text:p>0.000005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674.312255">
            <text:p>674.312255</text:p>
          </table:table-cell>
          <table:table-cell office:value-type="float" office:value="2665189579984">
            <text:p>2665189579984</text:p>
          </table:table-cell>
          <table:table-cell table:formula="of:=([.B2182]-[.B$2])/10^9" office:value-type="float" office:value="0.414301701">
            <text:p>0.414302</text:p>
          </table:table-cell>
          <table:table-cell table:formula="of:=[.C2182]-[.C2181]" office:value-type="float" office:value="0">
            <text:p>0.000000</text:p>
          </table:table-cell>
          <table:table-cell table:formula="of:=[.A2182]-[.A2181]" office:value-type="float" office:value="0.00000300000010611257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674.312986">
            <text:p>674.312986</text:p>
          </table:table-cell>
          <table:table-cell office:value-type="float" office:value="2665189579984">
            <text:p>2665189579984</text:p>
          </table:table-cell>
          <table:table-cell table:formula="of:=([.B2183]-[.B$2])/10^9" office:value-type="float" office:value="0.414301701">
            <text:p>0.414302</text:p>
          </table:table-cell>
          <table:table-cell table:formula="of:=[.C2183]-[.C2182]" office:value-type="float" office:value="0">
            <text:p>0.000000</text:p>
          </table:table-cell>
          <table:table-cell table:formula="of:=[.A2183]-[.A2182]" office:value-type="float" office:value="0.000730999999973392">
            <text:p>0.00073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674.312986">
            <text:p>674.312986</text:p>
          </table:table-cell>
          <table:table-cell office:value-type="float" office:value="2665189579984">
            <text:p>2665189579984</text:p>
          </table:table-cell>
          <table:table-cell table:formula="of:=([.B2184]-[.B$2])/10^9" office:value-type="float" office:value="0.414301701">
            <text:p>0.414302</text:p>
          </table:table-cell>
          <table:table-cell table:formula="of:=[.C2184]-[.C2183]" office:value-type="float" office:value="0">
            <text:p>0.000000</text:p>
          </table:table-cell>
          <table:table-cell table:formula="of:=[.A2184]-[.A2183]" office:value-type="float" office:value="0">
            <text:p>0.000000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674.312987">
            <text:p>674.312987</text:p>
          </table:table-cell>
          <table:table-cell office:value-type="float" office:value="2665189579984">
            <text:p>2665189579984</text:p>
          </table:table-cell>
          <table:table-cell table:formula="of:=([.B2185]-[.B$2])/10^9" office:value-type="float" office:value="0.414301701">
            <text:p>0.414302</text:p>
          </table:table-cell>
          <table:table-cell table:formula="of:=[.C2185]-[.C2184]" office:value-type="float" office:value="0">
            <text:p>0.000000</text:p>
          </table:table-cell>
          <table:table-cell table:formula="of:=[.A2185]-[.A2184]" office:value-type="float" office:value="0.000000999999997475243">
            <text:p>0.000001</text:p>
          </table:table-cell>
          <table:table-cell/>
          <table:table-cell office:value-type="string">
            <text:p>postpones its deadline to 2665195315036; c_s is topped up to 1990610</text:p>
          </table:table-cell>
          <table:table-cell/>
        </table:table-row>
        <table:table-row table:style-name="ro1">
          <table:table-cell office:value-type="float" office:value="674.314344">
            <text:p>674.314344</text:p>
          </table:table-cell>
          <table:table-cell office:value-type="float" office:value="2665191676769">
            <text:p>2665191676769</text:p>
          </table:table-cell>
          <table:table-cell table:formula="of:=([.B2186]-[.B$2])/10^9" office:value-type="float" office:value="0.416398486">
            <text:p>0.416398</text:p>
          </table:table-cell>
          <table:table-cell table:formula="of:=[.C2186]-[.C2185]" office:value-type="float" office:value="0.00209678499999999">
            <text:p>0.002097</text:p>
          </table:table-cell>
          <table:table-cell table:formula="of:=[.A2186]-[.A2185]" office:value-type="float" office:value="0.00135699999998451">
            <text:p>0.001357</text:p>
          </table:table-cell>
          <table:table-cell table:number-columns-repeated="2"/>
          <table:table-cell office:value-type="string">
            <text:p>rorun</text:p>
          </table:table-cell>
        </table:table-row>
        <table:table-row table:style-name="ro1">
          <table:table-cell office:value-type="float" office:value="674.314344">
            <text:p>674.314344</text:p>
          </table:table-cell>
          <table:table-cell office:value-type="float" office:value="2665191676769">
            <text:p>2665191676769</text:p>
          </table:table-cell>
          <table:table-cell table:formula="of:=([.B2187]-[.B$2])/10^9" office:value-type="float" office:value="0.416398486">
            <text:p>0.416398</text:p>
          </table:table-cell>
          <table:table-cell table:formula="of:=[.C2187]-[.C2186]" office:value-type="float" office:value="0">
            <text:p>0.000000</text:p>
          </table:table-cell>
          <table:table-cell table:formula="of:=[.A2187]-[.A2186]" office:value-type="float" office:value="0">
            <text:p>0.000000</text:p>
          </table:table-cell>
          <table:table-cell table:number-columns-repeated="2"/>
          <table:table-cell office:value-type="string">
            <text:p>uses up its c_s; 2665191676769-2665189579984=2096785</text:p>
          </table:table-cell>
        </table:table-row>
        <table:table-row table:style-name="ro1">
          <table:table-cell office:value-type="float" office:value="674.314358">
            <text:p>674.314358</text:p>
          </table:table-cell>
          <table:table-cell office:value-type="float" office:value="2665191692069">
            <text:p>2665191692069</text:p>
          </table:table-cell>
          <table:table-cell table:formula="of:=([.B2188]-[.B$2])/10^9" office:value-type="float" office:value="0.416413786">
            <text:p>0.416414</text:p>
          </table:table-cell>
          <table:table-cell table:formula="of:=[.C2188]-[.C2187]" office:value-type="float" office:value="0.0000152999999999959">
            <text:p>0.000015</text:p>
          </table:table-cell>
          <table:table-cell table:formula="of:=[.A2188]-[.A2187]" office:value-type="float" office:value="0.0000139999999646534">
            <text:p>0.00001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314363">
            <text:p>674.314363</text:p>
          </table:table-cell>
          <table:table-cell office:value-type="float" office:value="2665191692069">
            <text:p>2665191692069</text:p>
          </table:table-cell>
          <table:table-cell table:formula="of:=([.B2189]-[.B$2])/10^9" office:value-type="float" office:value="0.416413786">
            <text:p>0.416414</text:p>
          </table:table-cell>
          <table:table-cell table:formula="of:=[.C2189]-[.C2188]" office:value-type="float" office:value="0">
            <text:p>0.000000</text:p>
          </table:table-cell>
          <table:table-cell table:formula="of:=[.A2189]-[.A2188]" office:value-type="float" office:value="0.00000499999998737621">
            <text:p>0.000005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674.314636">
            <text:p>674.314636</text:p>
          </table:table-cell>
          <table:table-cell office:value-type="float" office:value="2665191970204">
            <text:p>2665191970204</text:p>
          </table:table-cell>
          <table:table-cell table:formula="of:=([.B2190]-[.B$2])/10^9" office:value-type="float" office:value="0.416691921">
            <text:p>0.416692</text:p>
          </table:table-cell>
          <table:table-cell table:formula="of:=[.C2190]-[.C2189]" office:value-type="float" office:value="0.000278135000000013">
            <text:p>0.000278</text:p>
          </table:table-cell>
          <table:table-cell table:formula="of:=[.A2190]-[.A2189]" office:value-type="float" office:value="0.000272999999992862">
            <text:p>0.00027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674.314638">
            <text:p>674.314638</text:p>
          </table:table-cell>
          <table:table-cell office:value-type="float" office:value="2665191970204">
            <text:p>2665191970204</text:p>
          </table:table-cell>
          <table:table-cell table:formula="of:=([.B2191]-[.B$2])/10^9" office:value-type="float" office:value="0.416691921">
            <text:p>0.416692</text:p>
          </table:table-cell>
          <table:table-cell table:formula="of:=[.C2191]-[.C2190]" office:value-type="float" office:value="0">
            <text:p>0.000000</text:p>
          </table:table-cell>
          <table:table-cell table:formula="of:=[.A2191]-[.A2190]" office:value-type="float" office:value="0.00000199999999495049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674.314643">
            <text:p>674.314643</text:p>
          </table:table-cell>
          <table:table-cell office:value-type="float" office:value="2665191970204">
            <text:p>2665191970204</text:p>
          </table:table-cell>
          <table:table-cell table:formula="of:=([.B2192]-[.B$2])/10^9" office:value-type="float" office:value="0.416691921">
            <text:p>0.416692</text:p>
          </table:table-cell>
          <table:table-cell table:formula="of:=[.C2192]-[.C2191]" office:value-type="float" office:value="0">
            <text:p>0.000000</text:p>
          </table:table-cell>
          <table:table-cell table:formula="of:=[.A2192]-[.A2191]" office:value-type="float" office:value="0.00000500000010106305">
            <text:p>0.000005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674.314777">
            <text:p>674.314777</text:p>
          </table:table-cell>
          <table:table-cell office:value-type="float" office:value="2665192017436">
            <text:p>2665192017436</text:p>
          </table:table-cell>
          <table:table-cell table:formula="of:=([.B2193]-[.B$2])/10^9" office:value-type="float" office:value="0.416739153">
            <text:p>0.416739</text:p>
          </table:table-cell>
          <table:table-cell table:formula="of:=[.C2193]-[.C2192]" office:value-type="float" office:value="0.0000472319999999526">
            <text:p>0.000047</text:p>
          </table:table-cell>
          <table:table-cell table:formula="of:=[.A2193]-[.A2192]" office:value-type="float" office:value="0.000134000000002743">
            <text:p>0.000134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674.314778">
            <text:p>674.314778</text:p>
          </table:table-cell>
          <table:table-cell office:value-type="float" office:value="2665192017436">
            <text:p>2665192017436</text:p>
          </table:table-cell>
          <table:table-cell table:formula="of:=([.B2194]-[.B$2])/10^9" office:value-type="float" office:value="0.416739153">
            <text:p>0.416739</text:p>
          </table:table-cell>
          <table:table-cell table:formula="of:=[.C2194]-[.C2193]" office:value-type="float" office:value="0">
            <text:p>0.000000</text:p>
          </table:table-cell>
          <table:table-cell table:formula="of:=[.A2194]-[.A2193]" office:value-type="float" office:value="0.000000999999997475243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674.314779">
            <text:p>674.314779</text:p>
          </table:table-cell>
          <table:table-cell office:value-type="float" office:value="2665192017436">
            <text:p>2665192017436</text:p>
          </table:table-cell>
          <table:table-cell table:formula="of:=([.B2195]-[.B$2])/10^9" office:value-type="float" office:value="0.416739153">
            <text:p>0.416739</text:p>
          </table:table-cell>
          <table:table-cell table:formula="of:=[.C2195]-[.C2194]" office:value-type="float" office:value="0">
            <text:p>0.000000</text:p>
          </table:table-cell>
          <table:table-cell table:formula="of:=[.A2195]-[.A2194]" office:value-type="float" office:value="0.000000999999997475243">
            <text:p>0.000001</text:p>
          </table:table-cell>
          <table:table-cell table:number-columns-repeated="2"/>
          <table:table-cell office:value-type="string">
            <text:p>postpones its deadline to 2665199308743; c_s is topped up to 2993379</text:p>
          </table:table-cell>
        </table:table-row>
        <table:table-row table:style-name="ro1">
          <table:table-cell office:value-type="float" office:value="674.31478">
            <text:p>674.314780</text:p>
          </table:table-cell>
          <table:table-cell office:value-type="float" office:value="2665192017436">
            <text:p>2665192017436</text:p>
          </table:table-cell>
          <table:table-cell table:formula="of:=([.B2196]-[.B$2])/10^9" office:value-type="float" office:value="0.416739153">
            <text:p>0.416739</text:p>
          </table:table-cell>
          <table:table-cell table:formula="of:=[.C2196]-[.C2195]" office:value-type="float" office:value="0">
            <text:p>0.000000</text:p>
          </table:table-cell>
          <table:table-cell table:formula="of:=[.A2196]-[.A2195]" office:value-type="float" office:value="0.000000999999997475243">
            <text:p>0.000001</text:p>
          </table:table-cell>
          <table:table-cell table:number-columns-repeated="2"/>
          <table:table-cell office:value-type="string">
            <text:p>preempts swapper (0)</text:p>
          </table:table-cell>
        </table:table-row>
        <table:table-row table:style-name="ro1">
          <table:table-cell office:value-type="float" office:value="674.314811">
            <text:p>674.314811</text:p>
          </table:table-cell>
          <table:table-cell office:value-type="float" office:value="2665192017436">
            <text:p>2665192017436</text:p>
          </table:table-cell>
          <table:table-cell table:formula="of:=([.B2197]-[.B$2])/10^9" office:value-type="float" office:value="0.416739153">
            <text:p>0.416739</text:p>
          </table:table-cell>
          <table:table-cell table:formula="of:=[.C2197]-[.C2196]" office:value-type="float" office:value="0">
            <text:p>0.000000</text:p>
          </table:table-cell>
          <table:table-cell table:formula="of:=[.A2197]-[.A2196]" office:value-type="float" office:value="0.0000309999999217325">
            <text:p>0.000031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674.315107">
            <text:p>674.315107</text:p>
          </table:table-cell>
          <table:table-cell office:value-type="float" office:value="2665192715716">
            <text:p>2665192715716</text:p>
          </table:table-cell>
          <table:table-cell table:formula="of:=([.B2198]-[.B$2])/10^9" office:value-type="float" office:value="0.417437433">
            <text:p>0.417437</text:p>
          </table:table-cell>
          <table:table-cell table:formula="of:=[.C2198]-[.C2197]" office:value-type="float" office:value="0.000698280000000051">
            <text:p>0.000698</text:p>
          </table:table-cell>
          <table:table-cell table:formula="of:=[.A2198]-[.A2197]" office:value-type="float" office:value="0.00029600000004848">
            <text:p>0.00029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674.315109">
            <text:p>674.315109</text:p>
          </table:table-cell>
          <table:table-cell office:value-type="float" office:value="2665192715716">
            <text:p>2665192715716</text:p>
          </table:table-cell>
          <table:table-cell table:formula="of:=([.B2199]-[.B$2])/10^9" office:value-type="float" office:value="0.417437433">
            <text:p>0.417437</text:p>
          </table:table-cell>
          <table:table-cell table:formula="of:=[.C2199]-[.C2198]" office:value-type="float" office:value="0">
            <text:p>0.000000</text:p>
          </table:table-cell>
          <table:table-cell table:formula="of:=[.A2199]-[.A2198]" office:value-type="float" office:value="0.00000199999999495049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674.315112">
            <text:p>674.315112</text:p>
          </table:table-cell>
          <table:table-cell office:value-type="float" office:value="2665192715716">
            <text:p>2665192715716</text:p>
          </table:table-cell>
          <table:table-cell table:formula="of:=([.B2200]-[.B$2])/10^9" office:value-type="float" office:value="0.417437433">
            <text:p>0.417437</text:p>
          </table:table-cell>
          <table:table-cell table:formula="of:=[.C2200]-[.C2199]" office:value-type="float" office:value="0">
            <text:p>0.000000</text:p>
          </table:table-cell>
          <table:table-cell table:formula="of:=[.A2200]-[.A2199]" office:value-type="float" office:value="0.00000299999999242573">
            <text:p>0.000003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637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2">06/22/2011</text:date>, <text:time>20:0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22T20:03:58</dc:date>
    <dc:creator>Tadeus Prastowo</dc:creator>
    <meta:generator>OpenOffice.org/3.2$Linux OpenOffice.org_project/320m19$Build-9505</meta:generator>
    <meta:editing-duration>PT00H08M38S</meta:editing-duration>
    <meta:editing-cycles>3</meta:editing-cycles>
    <meta:document-statistic meta:table-count="1" meta:cell-count="13195" meta:object-count="0"/>
  </office:meta>
</office:document-meta>
</file>